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31.75mm"/>
    </style:style>
    <style:style style:name="co23" style:family="table-column">
      <style:table-column-properties fo:break-before="auto" style:column-width="18.63mm"/>
    </style:style>
    <style:style style:name="co3" style:family="table-column">
      <style:table-column-properties fo:break-before="auto" style:column-width="38.01mm"/>
    </style:style>
    <style:style style:name="co4" style:family="table-column">
      <style:table-column-properties fo:break-before="auto" style:column-width="31.68mm"/>
    </style:style>
    <style:style style:name="co5" style:family="table-column">
      <style:table-column-properties fo:break-before="auto" style:column-width="18.38mm"/>
    </style:style>
    <style:style style:name="co6" style:family="table-column">
      <style:table-column-properties fo:break-before="auto" style:column-width="81.65mm"/>
    </style:style>
    <style:style style:name="co7" style:family="table-column">
      <style:table-column-properties fo:break-before="auto" style:column-width="3.35mm"/>
    </style:style>
    <style:style style:name="co8" style:family="table-column">
      <style:table-column-properties fo:break-before="auto" style:column-width="4.23mm"/>
    </style:style>
    <style:style style:name="co9" style:family="table-column">
      <style:table-column-properties fo:break-before="auto" style:column-width="17.23mm"/>
    </style:style>
    <style:style style:name="co10" style:family="table-column">
      <style:table-column-properties fo:break-before="auto" style:column-width="47.8mm"/>
    </style:style>
    <style:style style:name="co11" style:family="table-column">
      <style:table-column-properties fo:break-before="auto" style:column-width="44.45mm"/>
    </style:style>
    <style:style style:name="co12" style:family="table-column">
      <style:table-column-properties fo:break-before="auto" style:column-width="19.26mm"/>
    </style:style>
    <style:style style:name="co13" style:family="table-column">
      <style:table-column-properties fo:break-before="auto" style:column-width="28.03mm"/>
    </style:style>
    <style:style style:name="co14" style:family="table-column">
      <style:table-column-properties fo:break-before="auto" style:column-width="43.62mm"/>
    </style:style>
    <style:style style:name="co15" style:family="table-column">
      <style:table-column-properties fo:break-before="auto" style:column-width="29mm"/>
    </style:style>
    <style:style style:name="co16" style:family="table-column">
      <style:table-column-properties fo:break-before="auto" style:column-width="32.61mm"/>
    </style:style>
    <style:style style:name="co17" style:family="table-column">
      <style:table-column-properties fo:break-before="auto" style:column-width="19.91mm"/>
    </style:style>
    <style:style style:name="co18" style:family="table-column">
      <style:table-column-properties fo:break-before="auto" style:column-width="17.6mm"/>
    </style:style>
    <style:style style:name="co19" style:family="table-column">
      <style:table-column-properties fo:break-before="auto" style:column-width="105.53mm"/>
    </style:style>
    <style:style style:name="co20" style:family="table-column">
      <style:table-column-properties fo:break-before="auto" style:column-width="17.55mm"/>
    </style:style>
    <style:style style:name="co21" style:family="table-column">
      <style:table-column-properties fo:break-before="auto" style:column-width="19.74mm"/>
    </style:style>
    <style:style style:name="co24" style:family="table-column">
      <style:table-column-properties fo:break-before="auto" style:column-width="9.53mm"/>
    </style:style>
    <style:style style:name="co25" style:family="table-column">
      <style:table-column-properties fo:break-before="auto" style:column-width="98.87mm"/>
    </style:style>
    <style:style style:name="ro6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23mm" fo:break-before="auto" style:use-optimal-row-height="false"/>
    </style:style>
    <style:style style:name="ro5" style:family="table-row">
      <style:table-row-properties style:row-height="3.81mm" fo:break-before="auto" style:use-optimal-row-height="false"/>
    </style:style>
    <style:style style:name="ro7" style:family="table-row">
      <style:table-row-properties style:row-height="3.97mm" fo:break-before="auto" style:use-optimal-row-height="false"/>
    </style:style>
    <style:style style:name="ro8" style:family="table-row">
      <style:table-row-properties style:row-height="4.52m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36" style:family="table-cell" style:parent-style-name="Default" style:data-style-name="N0">
      <style:text-properties style:text-position=""/>
    </style:style>
    <style:style style:name="ce37" style:family="table-cell" style:parent-style-name="Default" style:data-style-name="N0">
      <style:table-cell-properties style:vertical-align="automatic"/>
      <style:text-properties fo:color="#0000ff" style:text-position="" style:font-name="Cambria" style:text-underline-style="solid" style:text-underline-width="auto" style:text-underline-color="font-color" style:font-name-asian="Cambria1" style:font-name-complex="Cambria1"/>
    </style:style>
    <style:style style:name="ce3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text-position="" style:font-name="Cambria" fo:font-size="7pt" style:font-name-asian="Cambria1" style:font-size-asian="7pt" style:font-name-complex="Cambria1" style:font-size-complex="7pt"/>
    </style:style>
    <style:style style:name="ce4" style:family="table-cell" style:parent-style-name="Default" style:data-style-name="N0">
      <style:table-cell-properties fo:background-color="#ea99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5" style:family="table-cell" style:parent-style-name="Default" style:data-style-name="N0">
      <style:table-cell-properties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6" style:family="table-cell" style:parent-style-name="Default" style:data-style-name="N0">
      <style:table-cell-properties fo:background-color="#d9ead3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7" style:family="table-cell" style:parent-style-name="Default" style:data-style-name="N0">
      <style:table-cell-properties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8" style:family="table-cell" style:parent-style-name="Default" style:data-style-name="N0">
      <style:table-cell-properties fo:background-color="#d9ead3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9" style:family="table-cell" style:parent-style-name="Default" style:data-style-name="N0">
      <style:table-cell-properties fo:background-color="#ff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0" style:family="table-cell" style:parent-style-name="Default" style:data-style-name="N0">
      <style:table-cell-properties fo:border="0.06pt solid #000000"/>
    </style:style>
    <style:style style:name="ce11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  <style:style style:name="ce12" style:family="table-cell" style:parent-style-name="Default" style:data-style-name="N0">
      <style:table-cell-properties fo:background-color="#b4a7d6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3" style:family="table-cell" style:parent-style-name="Default" style:data-style-name="N0">
      <style:table-cell-properties fo:background-color="#b4a7d6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4" style:family="table-cell" style:parent-style-name="Default" style:data-style-name="N0">
      <style:table-cell-properties fo:background-color="#f9cb9c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5" style:family="table-cell" style:parent-style-name="Default" style:data-style-name="N0">
      <style:table-cell-properties fo:background-color="#f9cb9c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6" style:family="table-cell" style:parent-style-name="Default" style:data-style-name="N0">
      <style:table-cell-properties fo:background-color="#a2c4c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7" style:family="table-cell" style:parent-style-name="Default" style:data-style-name="N0">
      <style:table-cell-properties fo:background-color="#a2c4c9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8" style:family="table-cell" style:parent-style-name="Default" style:data-style-name="N0">
      <style:table-cell-properties fo:background-color="#b6d7a8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9" style:family="table-cell" style:parent-style-name="Default" style:data-style-name="N0">
      <style:table-cell-properties fo:background-color="#b6d7a8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0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1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22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3" style:family="table-cell" style:parent-style-name="Default" style:data-style-name="N0">
      <style:table-cell-properties fo:background-color="#b6d7a8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24" style:family="table-cell" style:parent-style-name="Default" style:data-style-name="N0">
      <style:table-cell-properties fo:background-color="#b6d7a8" fo:border="0.06pt solid #000000"/>
      <style:text-properties style:font-name="Cambria" style:font-name-asian="Cambria1" style:font-name-complex="Cambria1"/>
    </style:style>
    <style:style style:name="ce25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6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27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 fo:margin-left="0mm"/>
      <style:text-properties style:font-name="Cambria" fo:font-size="7pt" style:font-name-asian="Cambria1" style:font-size-asian="7pt" style:font-name-complex="Cambria1" style:font-size-complex="7pt"/>
    </style:style>
    <style:style style:name="ce28" style:family="table-cell" style:parent-style-name="Default" style:data-style-name="N0">
      <style:table-cell-properties fo:background-color="#ffffff" fo:border="0.06pt solid #000000"/>
      <style:text-properties style:font-name="Cambria" style:font-name-asian="Cambria1" style:font-name-complex="Cambria1"/>
    </style:style>
    <style:style style:name="ce29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0" style:family="table-cell" style:parent-style-name="Default" style:data-style-name="N0">
      <style:table-cell-properties fo:background-color="#d5a6bd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1" style:family="table-cell" style:parent-style-name="Default" style:data-style-name="N0">
      <style:table-cell-properties fo:background-color="#d5a6bd" style:text-align-source="fix" style:repeat-content="false" fo:border="0.06pt solid #000000" style:vertical-align="automatic"/>
      <style:paragraph-properties fo:text-align="justify" fo:margin-left="0mm"/>
      <style:text-properties style:font-name="Cambria" fo:font-size="7pt" style:font-name-asian="Cambria1" style:font-size-asian="7pt" style:font-name-complex="Cambria1" style:font-size-complex="7pt"/>
    </style:style>
    <style:style style:name="ce32" style:family="table-cell" style:parent-style-name="Default" style:data-style-name="N0">
      <style:table-cell-properties fo:background-color="#ffe5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3" style:family="table-cell" style:parent-style-name="Default" style:data-style-name="N0">
      <style:table-cell-properties fo:background-color="#ffe599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4" style:family="table-cell" style:parent-style-name="Default" style:data-style-name="N0">
      <style:table-cell-properties fo:background-color="#f9cb9c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35" style:family="table-cell" style:parent-style-name="Default" style:data-style-name="N0">
      <style:table-cell-properties fo:background-color="#f9cb9c" fo:border="0.74pt solid #000000"/>
      <style:text-properties style:font-name="Cambria" fo:font-size="7pt" style:font-name-asian="Cambria1" style:font-size-asian="7pt" style:font-name-complex="Cambria1" style:font-size-complex="7pt"/>
    </style:style>
    <style:style style:name="ce39" style:family="table-cell" style:parent-style-name="Default" style:data-style-name="N0">
      <style:table-cell-properties fo:background-color="#ffffff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40" style:family="table-cell" style:parent-style-name="Default" style:data-style-name="N0">
      <style:table-cell-properties fo:background-color="#00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41" style:family="table-cell" style:parent-style-name="Default" style:data-style-name="N0">
      <style:table-cell-properties fo:background-color="#ffffff" fo:border="0.06pt solid #000000"/>
    </style:style>
    <style:style style:name="ce42" style:family="table-cell" style:parent-style-name="Default" style:data-style-name="N0"/>
    <style:style style:name="ce43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1" style:font-name-complex="Cambria1"/>
    </style:style>
    <style:style style:name="ce44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14" table:default-cell-style-name="ce10"/>
        <table:table-column table:style-name="co15" table:default-cell-style-name="ce10"/>
        <table:table-column table:style-name="co16" table:default-cell-style-name="ce10"/>
        <table:table-column table:style-name="co17" table:default-cell-style-name="ce10"/>
        <table:table-column table:style-name="co18" table:default-cell-style-name="ce10"/>
        <table:table-column table:style-name="co19" table:default-cell-style-name="ce10"/>
        <table:table-column table:style-name="co20" table:default-cell-style-name="ce10"/>
        <table:table-column table:style-name="co21" table:default-cell-style-name="ce10"/>
        <table:table-column table:style-name="co24" table:default-cell-style-name="ce10"/>
        <table:table-column table:style-name="co25" table:default-cell-style-name="ce10"/>
        <table:table-column table:style-name="co22" table:number-columns-repeated="1002" table:default-cell-style-name="ce10"/>
        <table:table-column table:style-name="co23" table:default-cell-style-name="ce10"/>
        <table:table-row table:style-name="ro3">
          <table:table-cell table:style-name="ce4" office:value-type="string" calcext:value-type="string">
            <text:p>ID name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plural name</text:p>
          </table:table-cell>
          <table:table-cell table:style-name="ce4" office:value-type="string" calcext:value-type="string">
            <text:p>flags</text:p>
          </table:table-cell>
          <table:table-cell table:style-name="ce4" office:value-type="string" calcext:value-type="string">
            <text:p>scene</text:p>
          </table:table-cell>
          <table:table-cell table:style-name="ce4" office:value-type="string" calcext:value-type="string">
            <text:p>reserved</text:p>
          </table:table-cell>
          <table:table-cell table:style-name="ce4" office:value-type="string" calcext:value-type="string">
            <text:p>faction</text:p>
          </table:table-cell>
          <table:table-cell table:style-name="ce4" office:value-type="string" calcext:value-type="string">
            <text:p>head armors</text:p>
          </table:table-cell>
          <table:table-cell table:style-name="ce4" office:value-type="string" calcext:value-type="string">
            <text:p>body armors</text:p>
          </table:table-cell>
          <table:table-cell table:style-name="ce4" office:value-type="string" calcext:value-type="string">
            <text:p>hand armors</text:p>
          </table:table-cell>
          <table:table-cell table:style-name="ce4" office:value-type="string" calcext:value-type="string">
            <text:p>foot armors</text:p>
          </table:table-cell>
          <table:table-cell table:style-name="ce4" office:value-type="string" calcext:value-type="string">
            <text:p>pri weapons</text:p>
          </table:table-cell>
          <table:table-cell table:style-name="ce4" office:value-type="string" calcext:value-type="string">
            <text:p>sec weapions</text:p>
          </table:table-cell>
          <table:table-cell table:style-name="ce4" office:value-type="string" calcext:value-type="string">
            <text:p>horses</text:p>
          </table:table-cell>
          <table:table-cell table:style-name="ce4" office:value-type="string" calcext:value-type="string">
            <text:p>attributes</text:p>
          </table:table-cell>
          <table:table-cell table:style-name="ce4" office:value-type="string" calcext:value-type="string">
            <text:p>proficiencies</text:p>
          </table:table-cell>
          <table:table-cell table:style-name="ce4" office:value-type="string" calcext:value-type="string">
            <text:p>skills</text:p>
          </table:table-cell>
          <table:table-cell table:style-name="ce4" office:value-type="string" calcext:value-type="string">
            <text:p>face code 1</text:p>
          </table:table-cell>
          <table:table-cell table:style-name="ce4" office:value-type="string" calcext:value-type="string">
            <text:p>face code 2</text:p>
          </table:table-cell>
          <table:table-cell table:style-name="ce4" office:value-type="string" calcext:value-type="string">
            <text:p>image</text:p>
          </table:table-cell>
          <table:table-cell table:style-name="ce40" office:value-type="string" calcext:value-type="string">
            <text:p>code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Woodmen</text:p>
          </table:table-cell>
          <table:table-cell table:style-name="ce7" table:number-columns-repeated="19"/>
          <table:table-cell table:style-name="ce7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odmen_youth</text:p>
          </table:table-cell>
          <table:table-cell table:style-name="ce6" office:value-type="string" calcext:value-type="string">
            <text:p>Woodman</text:p>
          </table:table-cell>
          <table:table-cell table:style-name="ce6" office:value-type="string" calcext:value-type="string">
            <text:p>Woodmen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/>
          <table:table-cell table:style-name="ce18" office:value-type="string" calcext:value-type="string">
            <text:p>itm_woodman_tunic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beorn_staff,</text:p>
          </table:table-cell>
          <table:table-cell table:style-name="ce18" table:number-columns-repeated="2"/>
          <table:table-cell table:style-name="ce29" office:value-type="string" calcext:value-type="string">
            <text:p>attr_tier_1</text:p>
          </table:table-cell>
          <table:table-cell table:style-name="ce29" office:value-type="string" calcext:value-type="string">
            <text:p>wp_tier_1</text:p>
          </table:table-cell>
          <table:table-cell table:style-name="ce29" office:value-type="string" calcext:value-type="string">
            <text:p>knows_common|knows_athletics_1|knows_power_strike_1|knows_ironflesh_1</text:p>
          </table:table-cell>
          <table:table-cell table:style-name="ce32" office:value-type="string" calcext:value-type="string">
            <text:p>rohan_face_younger_1</text:p>
          </table:table-cell>
          <table:table-cell table:style-name="ce32" office:value-type="string" calcext:value-type="string">
            <text:p>rohan_face_middle_2</text:p>
          </table:table-cell>
          <table:table-cell table:style-name="ce34"/>
          <table:table-cell table:style-name="ce7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woodmen_youth&quot;,&quot;Woodman&quot;,&quot;Woodmen&quot;,tfg_armor| tfg_boots,0,0,fac_beorn,[itm_woodman_tunic,itm_leather_boots,itm_beorn_staff,],attr_tier_1,wp_tier_1,knows_common|knows_athletics_1|knows_power_strike_1|knows_ironflesh_1,rohan_face_younger_1,rohan_face_middle_2]," calcext:value-type="string">
            <text:p>["woodmen_youth","Woodman","Woodmen",tfg_armor| tfg_boots,0,0,fac_beorn,[itm_woodman_tunic,itm_leather_boots,itm_beorn_staff,],attr_tier_1,wp_tier_1,knows_common|knows_athletics_1|knows_power_strike_1|knows_ironflesh_1,rohan_face_younger_1,rohan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odmen_forester</text:p>
          </table:table-cell>
          <table:table-cell table:style-name="ce6" office:value-type="string" calcext:value-type="string">
            <text:p>Woodmen_Forester</text:p>
          </table:table-cell>
          <table:table-cell table:style-name="ce6" office:value-type="string" calcext:value-type="string">
            <text:p>Woodmen_Forester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/>
          <table:table-cell table:style-name="ce18" office:value-type="string" calcext:value-type="string">
            <text:p>itm_woodman_tunic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beorn_axe,</text:p>
          </table:table-cell>
          <table:table-cell table:style-name="ce18" table:number-columns-repeated="2"/>
          <table:table-cell table:style-name="ce29" office:value-type="string" calcext:value-type="string">
            <text:p>attr_tier_2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common|knows_athletics_2|knows_power_draw_2|knows_power_strike_2|knows_ironflesh_2</text:p>
          </table:table-cell>
          <table:table-cell table:style-name="ce32" office:value-type="string" calcext:value-type="string">
            <text:p>rohan_face_young_1</text:p>
          </table:table-cell>
          <table:table-cell table:style-name="ce32" office:value-type="string" calcext:value-type="string">
            <text:p>rohan_face_middle_2</text:p>
          </table:table-cell>
          <table:table-cell table:style-name="ce34"/>
          <table:table-cell table:style-name="ce7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woodmen_forester&quot;,&quot;Woodmen_Forester&quot;,&quot;Woodmen_Foresters&quot;,tfg_armor| tfg_boots,0,0,fac_beorn,[itm_woodman_tunic,itm_leather_boots,itm_beorn_axe,],attr_tier_2,wp_tier_2,knows_common|knows_athletics_2|knows_power_draw_2|knows_power_strike_2|knows_ironflesh_2,rohan_face_young_1,rohan_face_middle_2]," calcext:value-type="string">
            <text:p>["woodmen_forester","Woodmen_Forester","Woodmen_Foresters",tfg_armor| tfg_boots,0,0,fac_beorn,[itm_woodman_tunic,itm_leather_boots,itm_beorn_axe,],attr_tier_2,wp_tier_2,knows_common|knows_athletics_2|knows_power_draw_2|knows_power_strike_2|knows_ironflesh_2,rohan_face_young_1,rohan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odmen_skilled_forester</text:p>
          </table:table-cell>
          <table:table-cell table:style-name="ce6" office:value-type="string" calcext:value-type="string">
            <text:p>Woodmen_Skilled_Forester</text:p>
          </table:table-cell>
          <table:table-cell table:style-name="ce6" office:value-type="string" calcext:value-type="string">
            <text:p>Woodmen_Skilled_Forester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/>
          <table:table-cell table:style-name="ce18" office:value-type="string" calcext:value-type="string">
            <text:p>itm_woodman_tunic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beorn_axe,itm_beorn_battle_axe,</text:p>
          </table:table-cell>
          <table:table-cell table:style-name="ce18" table:number-columns-repeated="2"/>
          <table:table-cell table:style-name="ce29" office:value-type="string" calcext:value-type="string">
            <text:p>attr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athletics_2|knows_power_draw_2|knows_power_strike_2|knows_ironflesh_2</text:p>
          </table:table-cell>
          <table:table-cell table:style-name="ce32" office:value-type="string" calcext:value-type="string">
            <text:p>rohan_face_young_1</text:p>
          </table:table-cell>
          <table:table-cell table:style-name="ce32" office:value-type="string" calcext:value-type="string">
            <text:p>rohan_face_middle_2</text:p>
          </table:table-cell>
          <table:table-cell table:style-name="ce34"/>
          <table:table-cell table:style-name="ce7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woodmen_skilled_forester&quot;,&quot;Woodmen_Skilled_Forester&quot;,&quot;Woodmen_Skilled_Foresters&quot;,tfg_armor| tfg_boots,0,0,fac_beorn,[itm_woodman_tunic,itm_leather_boots,itm_beorn_axe,itm_beorn_battle_axe,],attr_tier_3,wp_tier_3,knows_common|knows_athletics_2|knows_power_draw_2|knows_power_strike_2|knows_ironflesh_2,rohan_face_young_1,rohan_face_middle_2]," calcext:value-type="string">
            <text:p>["woodmen_skilled_forester","Woodmen_Skilled_Forester","Woodmen_Skilled_Foresters",tfg_armor| tfg_boots,0,0,fac_beorn,[itm_woodman_tunic,itm_leather_boots,itm_beorn_axe,itm_beorn_battle_axe,],attr_tier_3,wp_tier_3,knows_common|knows_athletics_2|knows_power_draw_2|knows_power_strike_2|knows_ironflesh_2,rohan_face_young_1,rohan_face_middle_2],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woodmen_axemen</text:p>
          </table:table-cell>
          <table:table-cell table:style-name="ce6" office:value-type="string" calcext:value-type="string">
            <text:p>Woodmen_Axeman</text:p>
          </table:table-cell>
          <table:table-cell table:style-name="ce6" office:value-type="string" calcext:value-type="string">
            <text:p>Woodmen_Axemen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beorn_helmet,</text:p>
          </table:table-cell>
          <table:table-cell table:style-name="ce18" office:value-type="string" calcext:value-type="string">
            <text:p>itm_woodman_padde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beorn_battle_axe,</text:p>
          </table:table-cell>
          <table:table-cell table:style-name="ce18" table:number-columns-repeated="2"/>
          <table:table-cell table:style-name="ce29" office:value-type="string" calcext:value-type="string">
            <text:p>attr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3|knows_power_draw_2|knows_power_strike_3|knows_ironflesh_3</text:p>
          </table:table-cell>
          <table:table-cell table:style-name="ce32" office:value-type="string" calcext:value-type="string">
            <text:p>rohan_face_young_1</text:p>
          </table:table-cell>
          <table:table-cell table:style-name="ce32" office:value-type="string" calcext:value-type="string">
            <text:p>rohan_face_old_2</text:p>
          </table:table-cell>
          <table:table-cell table:style-name="ce34"/>
          <table:table-cell table:style-name="ce7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woodmen_axemen&quot;,&quot;Woodmen_Axeman&quot;,&quot;Woodmen_Axemen&quot;,tfg_armor| tfg_boots,0,0,fac_beorn,[itm_beorn_helmet,itm_woodman_padded,itm_leather_gloves,itm_leather_boots,itm_beorn_battle_axe,],attr_tier_4,wp_tier_4,knows_common|knows_athletics_3|knows_power_draw_2|knows_power_strike_3|knows_ironflesh_3,rohan_face_young_1,rohan_face_old_2]," calcext:value-type="string">
            <text:p>["woodmen_axemen","Woodmen_Axeman","Woodmen_Axemen",tfg_armor| tfg_boots,0,0,fac_beorn,[itm_beorn_helmet,itm_woodman_padded,itm_leather_gloves,itm_leather_boots,itm_beorn_battle_axe,],attr_tier_4,wp_tier_4,knows_common|knows_athletics_3|knows_power_draw_2|knows_power_strike_3|knows_ironflesh_3,rohan_face_young_1,rohan_face_old_2],</text:p>
          </table:table-cell>
          <table:table-cell table:number-columns-repeated="1003"/>
        </table:table-row>
        <table:table-row table:style-name="ro7">
          <table:table-cell table:style-name="ce6" office:value-type="string" calcext:value-type="string">
            <text:p>woodmen_master_axemen</text:p>
          </table:table-cell>
          <table:table-cell table:style-name="ce6" office:value-type="string" calcext:value-type="string">
            <text:p>Woodmen_Master_Axeman</text:p>
          </table:table-cell>
          <table:table-cell table:style-name="ce6" office:value-type="string" calcext:value-type="string">
            <text:p>Woodmen_Master_Axemen</text:p>
          </table:table-cell>
          <table:table-cell table:style-name="ce12" office:value-type="string" calcext:value-type="string">
            <text:p>tfg_armor| tfg_helm| tfg_boots| tfg_glove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beorn_helmet,</text:p>
          </table:table-cell>
          <table:table-cell table:style-name="ce18" office:value-type="string" calcext:value-type="string">
            <text:p>itm_woodman_padde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beorn_battle_axe,</text:p>
          </table:table-cell>
          <table:table-cell table:style-name="ce18" table:number-columns-repeated="2"/>
          <table:table-cell table:style-name="ce29" office:value-type="string" calcext:value-type="string">
            <text:p>attr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4|knows_power_draw_2|knows_power_strike_4|knows_ironflesh_4</text:p>
          </table:table-cell>
          <table:table-cell table:style-name="ce32" office:value-type="string" calcext:value-type="string">
            <text:p>rohan_face_middle_1</text:p>
          </table:table-cell>
          <table:table-cell table:style-name="ce32" office:value-type="string" calcext:value-type="string">
            <text:p>rohan_face_old_2</text:p>
          </table:table-cell>
          <table:table-cell table:style-name="ce34"/>
          <table:table-cell table:style-name="ce7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woodmen_master_axemen&quot;,&quot;Woodmen_Master_Axeman&quot;,&quot;Woodmen_Master_Axemen&quot;,tfg_armor| tfg_helm| tfg_boots| tfg_gloves,0,0,fac_beorn,[itm_beorn_helmet,itm_woodman_padded,itm_leather_boots,itm_leather_boots,itm_beorn_battle_axe,],attr_tier_5,wp_tier_5,knows_common|knows_athletics_4|knows_power_draw_2|knows_power_strike_4|knows_ironflesh_4,rohan_face_middle_1,rohan_face_old_2]," calcext:value-type="string">
            <text:p>["woodmen_master_axemen","Woodmen_Master_Axeman","Woodmen_Master_Axemen",tfg_armor| tfg_helm| tfg_boots| tfg_gloves,0,0,fac_beorn,[itm_beorn_helmet,itm_woodman_padded,itm_leather_boots,itm_leather_boots,itm_beorn_battle_axe,],attr_tier_5,wp_tier_5,knows_common|knows_athletics_4|knows_power_draw_2|knows_power_strike_4|knows_ironflesh_4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odmen_tracker</text:p>
          </table:table-cell>
          <table:table-cell table:style-name="ce6" office:value-type="string" calcext:value-type="string">
            <text:p>Woodmen_Tracker</text:p>
          </table:table-cell>
          <table:table-cell table:style-name="ce6" office:value-type="string" calcext:value-type="string">
            <text:p>Woodmen_Trackers</text:p>
          </table:table-cell>
          <table:table-cell table:style-name="ce12" office:value-type="string" calcext:value-type="string">
            <text:p>tfg_ranged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gondor_ranger_hood,</text:p>
          </table:table-cell>
          <table:table-cell table:style-name="ce18" office:value-type="string" calcext:value-type="string">
            <text:p>itm_woodman_scout,</text:p>
          </table:table-cell>
          <table:table-cell table:style-name="ce18"/>
          <table:table-cell table:style-name="ce18" office:value-type="string" calcext:value-type="string">
            <text:p>itm_leather_boots,itm_rohan_shoes,</text:p>
          </table:table-cell>
          <table:table-cell table:style-name="ce18" office:value-type="string" calcext:value-type="string">
            <text:p>itm_short_bow,itm_arrows,</text:p>
          </table:table-cell>
          <table:table-cell table:style-name="ce18" office:value-type="string" calcext:value-type="string">
            <text:p>itm_beorn_axe,</text:p>
          </table:table-cell>
          <table:table-cell table:style-name="ce18"/>
          <table:table-cell table:style-name="ce29" office:value-type="string" calcext:value-type="string">
            <text:p>attr_tier_2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common|knows_athletics_2|knows_power_draw_1|knows_ironflesh_1</text:p>
          </table:table-cell>
          <table:table-cell table:style-name="ce32" office:value-type="string" calcext:value-type="string">
            <text:p>rohan_face_young_1</text:p>
          </table:table-cell>
          <table:table-cell table:style-name="ce32" office:value-type="string" calcext:value-type="string">
            <text:p>rohan_face_old_2</text:p>
          </table:table-cell>
          <table:table-cell table:style-name="ce34"/>
          <table:table-cell table:style-name="ce7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woodmen_tracker&quot;,&quot;Woodmen_Tracker&quot;,&quot;Woodmen_Trackers&quot;,tfg_ranged| tfg_armor| tfg_boots,0,0,fac_beorn,[itm_gondor_ranger_hood,itm_woodman_scout,itm_leather_boots,itm_rohan_shoes,itm_short_bow,itm_arrows,itm_beorn_axe,],attr_tier_2,wp_tier_2,knows_common|knows_athletics_2|knows_power_draw_1|knows_ironflesh_1,rohan_face_young_1,rohan_face_old_2]," calcext:value-type="string">
            <text:p>["woodmen_tracker","Woodmen_Tracker","Woodmen_Trackers",tfg_ranged| tfg_armor| tfg_boots,0,0,fac_beorn,[itm_gondor_ranger_hood,itm_woodman_scout,itm_leather_boots,itm_rohan_shoes,itm_short_bow,itm_arrows,itm_beorn_axe,],attr_tier_2,wp_tier_2,knows_common|knows_athletics_2|knows_power_draw_1|knows_ironflesh_1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odmen_scout</text:p>
          </table:table-cell>
          <table:table-cell table:style-name="ce6" office:value-type="string" calcext:value-type="string">
            <text:p>Woodmen_Scout</text:p>
          </table:table-cell>
          <table:table-cell table:style-name="ce6" office:value-type="string" calcext:value-type="string">
            <text:p>Woodmen_Scouts</text:p>
          </table:table-cell>
          <table:table-cell table:style-name="ce12" office:value-type="string" calcext:value-type="string">
            <text:p>tfg_ranged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gondor_ranger_hood,</text:p>
          </table:table-cell>
          <table:table-cell table:style-name="ce18" office:value-type="string" calcext:value-type="string">
            <text:p>itm_woodman_scout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short_bow,itm_arrows,</text:p>
          </table:table-cell>
          <table:table-cell table:style-name="ce18" office:value-type="string" calcext:value-type="string">
            <text:p>itm_beorn_axe,</text:p>
          </table:table-cell>
          <table:table-cell table:style-name="ce18"/>
          <table:table-cell table:style-name="ce29" office:value-type="string" calcext:value-type="string">
            <text:p>attr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athletics_2|knows_power_draw_2|knows_power_strike_2|knows_ironflesh_2</text:p>
          </table:table-cell>
          <table:table-cell table:style-name="ce32" office:value-type="string" calcext:value-type="string">
            <text:p>rohan_face_young_1</text:p>
          </table:table-cell>
          <table:table-cell table:style-name="ce32" office:value-type="string" calcext:value-type="string">
            <text:p>rohan_face_middle_2</text:p>
          </table:table-cell>
          <table:table-cell table:style-name="ce34"/>
          <table:table-cell table:style-name="ce7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woodmen_scout&quot;,&quot;Woodmen_Scout&quot;,&quot;Woodmen_Scouts&quot;,tfg_ranged| tfg_armor| tfg_boots,0,0,fac_beorn,[itm_gondor_ranger_hood,itm_woodman_scout,itm_leather_boots,itm_short_bow,itm_arrows,itm_beorn_axe,],attr_tier_3,wp_tier_3,knows_common|knows_athletics_2|knows_power_draw_2|knows_power_strike_2|knows_ironflesh_2,rohan_face_young_1,rohan_face_middle_2]," calcext:value-type="string">
            <text:p>["woodmen_scout","Woodmen_Scout","Woodmen_Scouts",tfg_ranged| tfg_armor| tfg_boots,0,0,fac_beorn,[itm_gondor_ranger_hood,itm_woodman_scout,itm_leather_boots,itm_short_bow,itm_arrows,itm_beorn_axe,],attr_tier_3,wp_tier_3,knows_common|knows_athletics_2|knows_power_draw_2|knows_power_strike_2|knows_ironflesh_2,rohan_face_young_1,rohan_face_middle_2],</text:p>
          </table:table-cell>
          <table:table-cell table:number-columns-repeated="1003"/>
        </table:table-row>
        <table:table-row table:style-name="ro7">
          <table:table-cell table:style-name="ce6" office:value-type="string" calcext:value-type="string">
            <text:p>woodmen_archer</text:p>
          </table:table-cell>
          <table:table-cell table:style-name="ce6" office:value-type="string" calcext:value-type="string">
            <text:p>Woodmen_Archer</text:p>
          </table:table-cell>
          <table:table-cell table:style-name="ce6" office:value-type="string" calcext:value-type="string">
            <text:p>Woodmen_Archers</text:p>
          </table:table-cell>
          <table:table-cell table:style-name="ce12" office:value-type="string" calcext:value-type="string">
            <text:p>tfg_ranged| tfg_armor| tfg_helm|tfg_boots| tfg_glove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beorn_helmet,itm_gondor_ranger_hood,</text:p>
          </table:table-cell>
          <table:table-cell table:style-name="ce18" office:value-type="string" calcext:value-type="string">
            <text:p>itm_woodman_scout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ale_bow,itm_arrows,</text:p>
          </table:table-cell>
          <table:table-cell table:style-name="ce18" office:value-type="string" calcext:value-type="string">
            <text:p>itm_beorn_axe,</text:p>
          </table:table-cell>
          <table:table-cell table:style-name="ce18"/>
          <table:table-cell table:style-name="ce29" office:value-type="string" calcext:value-type="string">
            <text:p>attr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3|knows_power_draw_2|knows_power_strike_3|knows_ironflesh_3</text:p>
          </table:table-cell>
          <table:table-cell table:style-name="ce32" office:value-type="string" calcext:value-type="string">
            <text:p>rohan_face_young_1</text:p>
          </table:table-cell>
          <table:table-cell table:style-name="ce32" office:value-type="string" calcext:value-type="string">
            <text:p>rohan_face_old_2</text:p>
          </table:table-cell>
          <table:table-cell table:style-name="ce34"/>
          <table:table-cell table:style-name="ce7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woodmen_archer&quot;,&quot;Woodmen_Archer&quot;,&quot;Woodmen_Archers&quot;,tfg_ranged| tfg_armor| tfg_helm|tfg_boots| tfg_gloves,0,0,fac_beorn,[itm_beorn_helmet,itm_gondor_ranger_hood,itm_woodman_scout,itm_leather_gloves,itm_leather_boots,itm_dale_bow,itm_arrows,itm_beorn_axe,],attr_tier_4,wp_tier_4,knows_common|knows_athletics_3|knows_power_draw_2|knows_power_strike_3|knows_ironflesh_3,rohan_face_young_1,rohan_face_old_2]," calcext:value-type="string">
            <text:p>["woodmen_archer","Woodmen_Archer","Woodmen_Archers",tfg_ranged| tfg_armor| tfg_helm|tfg_boots| tfg_gloves,0,0,fac_beorn,[itm_beorn_helmet,itm_gondor_ranger_hood,itm_woodman_scout,itm_leather_gloves,itm_leather_boots,itm_dale_bow,itm_arrows,itm_beorn_axe,],attr_tier_4,wp_tier_4,knows_common|knows_athletics_3|knows_power_draw_2|knows_power_strike_3|knows_ironflesh_3,rohan_face_young_1,rohan_face_old_2],</text:p>
          </table:table-cell>
          <table:table-cell table:number-columns-repeated="1003"/>
        </table:table-row>
        <table:table-row table:style-name="ro7">
          <table:table-cell table:style-name="ce6" office:value-type="string" calcext:value-type="string">
            <text:p>fell_huntsmen_of_mirkwood</text:p>
          </table:table-cell>
          <table:table-cell table:style-name="ce6" office:value-type="string" calcext:value-type="string">
            <text:p>Expert_Huntsman_of_Mirkwood</text:p>
          </table:table-cell>
          <table:table-cell table:style-name="ce6" office:value-type="string" calcext:value-type="string">
            <text:p>Expert_Huntsmen_of_Mirkwood</text:p>
          </table:table-cell>
          <table:table-cell table:style-name="ce12" office:value-type="string" calcext:value-type="string">
            <text:p>tfg_ranged| tfg_gloves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beorn_helmet,</text:p>
          </table:table-cell>
          <table:table-cell table:style-name="ce18" office:value-type="string" calcext:value-type="string">
            <text:p>itm_woodman_padde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elven_bow,itm_arrows,</text:p>
          </table:table-cell>
          <table:table-cell table:style-name="ce18" office:value-type="string" calcext:value-type="string">
            <text:p>itm_beorn_battle_axe,itm_beorn_axe,</text:p>
          </table:table-cell>
          <table:table-cell table:style-name="ce18"/>
          <table:table-cell table:style-name="ce29" office:value-type="string" calcext:value-type="string">
            <text:p>attr_tier_5</text:p>
          </table:table-cell>
          <table:table-cell table:style-name="ce29" office:value-type="string" calcext:value-type="string">
            <text:p>wp_archery(200)|wp(170)</text:p>
          </table:table-cell>
          <table:table-cell table:style-name="ce29" office:value-type="string" calcext:value-type="string">
            <text:p>knows_common|knows_athletics_4|knows_power_draw_3|knows_power_strike_3|knows_ironflesh_4</text:p>
          </table:table-cell>
          <table:table-cell table:style-name="ce32" office:value-type="string" calcext:value-type="string">
            <text:p>rohan_face_middle_1</text:p>
          </table:table-cell>
          <table:table-cell table:style-name="ce32" office:value-type="string" calcext:value-type="string">
            <text:p>rohan_face_old_2</text:p>
          </table:table-cell>
          <table:table-cell table:style-name="ce34"/>
          <table:table-cell table:style-name="ce7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fell_huntsmen_of_mirkwood&quot;,&quot;Expert_Huntsman_of_Mirkwood&quot;,&quot;Expert_Huntsmen_of_Mirkwood&quot;,tfg_ranged| tfg_gloves| tfg_armor| tfg_helm| tfg_boots,0,0,fac_beorn,[itm_beorn_helmet,itm_woodman_padded,itm_leather_boots,itm_leather_boots,itm_elven_bow,itm_arrows,itm_beorn_battle_axe,itm_beorn_axe,],attr_tier_5,wp_archery(200)|wp(170),knows_common|knows_athletics_4|knows_power_draw_3|knows_power_strike_3|knows_ironflesh_4,rohan_face_middle_1,rohan_face_old_2]," calcext:value-type="string">
            <text:p>["fell_huntsmen_of_mirkwood","Expert_Huntsman_of_Mirkwood","Expert_Huntsmen_of_Mirkwood",tfg_ranged| tfg_gloves| tfg_armor| tfg_helm| tfg_boots,0,0,fac_beorn,[itm_beorn_helmet,itm_woodman_padded,itm_leather_boots,itm_leather_boots,itm_elven_bow,itm_arrows,itm_beorn_battle_axe,itm_beorn_axe,],attr_tier_5,wp_archery(200)|wp(170),knows_common|knows_athletics_4|knows_power_draw_3|knows_power_strike_3|knows_ironflesh_4,rohan_face_middle_1,rohan_face_old_2],</text:p>
          </table:table-cell>
          <table:table-cell table:number-columns-repeated="1003"/>
        </table:table-row>
        <table:table-row table:style-name="ro3">
          <table:table-cell table:style-name="ce7" table:number-columns-repeated="5"/>
          <table:table-cell table:style-name="ce7" table:formula="of:=[.F3]+[.F4]+[.F5]+[.F6]+[.F7]+[.F8]" office:value-type="float" office:value="0" calcext:value-type="float">
            <text:p>0</text:p>
          </table:table-cell>
          <table:table-cell table:style-name="ce7" table:number-columns-repeated="14"/>
          <table:table-cell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Beornings</text:p>
          </table:table-cell>
          <table:table-cell table:style-name="ce7" table:number-columns-repeated="19"/>
          <table:table-cell table:style-name="ce7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vale_man</text:p>
          </table:table-cell>
          <table:table-cell table:number-columns-repeated="2" table:style-name="ce6" office:value-type="string" calcext:value-type="string">
            <text:p>Beorning_Man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gondor_ranger_hood,</text:p>
          </table:table-cell>
          <table:table-cell table:style-name="ce18" office:value-type="string" calcext:value-type="string">
            <text:p>itm_beorn_tunic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beorn_staff,itm_beorn_axe,</text:p>
          </table:table-cell>
          <table:table-cell table:style-name="ce18" table:number-columns-repeated="2"/>
          <table:table-cell table:style-name="ce29" office:value-type="string" calcext:value-type="string">
            <text:p>attr_tier_1</text:p>
          </table:table-cell>
          <table:table-cell table:style-name="ce29" office:value-type="string" calcext:value-type="string">
            <text:p>wp_tier_1</text:p>
          </table:table-cell>
          <table:table-cell table:style-name="ce29" office:value-type="string" calcext:value-type="string">
            <text:p>knows_common|knows_athletics_1|knows_power_strike_1|knows_ironflesh_1</text:p>
          </table:table-cell>
          <table:table-cell table:style-name="ce32" office:value-type="string" calcext:value-type="string">
            <text:p>beorn_face1</text:p>
          </table:table-cell>
          <table:table-cell table:style-name="ce32" office:value-type="string" calcext:value-type="string">
            <text:p>beorn_face2</text:p>
          </table:table-cell>
          <table:table-cell table:style-name="ce34"/>
          <table:table-cell table:style-name="ce7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beorning_vale_man&quot;,&quot;Beorning_Man&quot;,&quot;Beorning_Man&quot;,tfg_armor| tfg_boots,0,0,fac_beorn,[itm_gondor_ranger_hood,itm_beorn_tunic,itm_leather_boots,itm_beorn_staff,itm_beorn_axe,],attr_tier_1,wp_tier_1,knows_common|knows_athletics_1|knows_power_strike_1|knows_ironflesh_1,beorn_face1,beorn_face2]," calcext:value-type="string">
            <text:p>["beorning_vale_man","Beorning_Man","Beorning_Man",tfg_armor| tfg_boots,0,0,fac_beorn,[itm_gondor_ranger_hood,itm_beorn_tunic,itm_leather_boots,itm_beorn_staff,itm_beorn_axe,],attr_tier_1,wp_tier_1,knows_common|knows_athletics_1|knows_power_strike_1|knows_ironflesh_1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warrior</text:p>
          </table:table-cell>
          <table:table-cell table:style-name="ce6" office:value-type="string" calcext:value-type="string">
            <text:p>Beorning_Warrior</text:p>
          </table:table-cell>
          <table:table-cell table:style-name="ce6" office:value-type="string" calcext:value-type="string">
            <text:p>Beorning_Warrior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/>
          <table:table-cell table:style-name="ce18" office:value-type="string" calcext:value-type="string">
            <text:p>itm_beorn_padded,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beorn_axe,itm_beorn_axe,itm_beorn_battle_axe,</text:p>
          </table:table-cell>
          <table:table-cell table:style-name="ce18" table:number-columns-repeated="2"/>
          <table:table-cell table:style-name="ce29" office:value-type="string" calcext:value-type="string">
            <text:p>attr_tier_2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common|knows_athletics_2|knows_power_strike_1|knows_ironflesh_1</text:p>
          </table:table-cell>
          <table:table-cell table:style-name="ce32" office:value-type="string" calcext:value-type="string">
            <text:p>beorn_face1</text:p>
          </table:table-cell>
          <table:table-cell table:style-name="ce32" office:value-type="string" calcext:value-type="string">
            <text:p>beorn_face2</text:p>
          </table:table-cell>
          <table:table-cell table:style-name="ce34"/>
          <table:table-cell table:style-name="ce7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beorning_warrior&quot;,&quot;Beorning_Warrior&quot;,&quot;Beorning_Warriors&quot;,tfg_armor| tfg_boots,0,0,fac_beorn,[itm_beorn_padded,itm_rohan_shoes,itm_beorn_axe,itm_beorn_axe,itm_beorn_battle_axe,],attr_tier_2,wp_tier_2,knows_common|knows_athletics_2|knows_power_strike_1|knows_ironflesh_1,beorn_face1,beorn_face2]," calcext:value-type="string">
            <text:p>["beorning_warrior","Beorning_Warrior","Beorning_Warriors",tfg_armor| tfg_boots,0,0,fac_beorn,[itm_beorn_padded,itm_rohan_shoes,itm_beorn_axe,itm_beorn_axe,itm_beorn_battle_axe,],attr_tier_2,wp_tier_2,knows_common|knows_athletics_2|knows_power_strike_1|knows_ironflesh_1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tolltacker</text:p>
          </table:table-cell>
          <table:table-cell table:style-name="ce6" office:value-type="string" calcext:value-type="string">
            <text:p>Beorning_Toll-Taker</text:p>
          </table:table-cell>
          <table:table-cell table:style-name="ce6" office:value-type="string" calcext:value-type="string">
            <text:p>Beorning_Toll-Taker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/>
          <table:table-cell table:style-name="ce18" office:value-type="string" calcext:value-type="string">
            <text:p>itm_beorn_padde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dwarf_sword_b,</text:p>
          </table:table-cell>
          <table:table-cell table:style-name="ce18" office:value-type="string" calcext:value-type="string">
            <text:p>itm_beorn_shield,</text:p>
          </table:table-cell>
          <table:table-cell table:style-name="ce18"/>
          <table:table-cell table:style-name="ce29" office:value-type="string" calcext:value-type="string">
            <text:p>attr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athletics_2|knows_power_strike_2|knows_ironflesh_2</text:p>
          </table:table-cell>
          <table:table-cell table:style-name="ce32" office:value-type="string" calcext:value-type="string">
            <text:p>beorn_face1</text:p>
          </table:table-cell>
          <table:table-cell table:style-name="ce32" office:value-type="string" calcext:value-type="string">
            <text:p>beorn_face2</text:p>
          </table:table-cell>
          <table:table-cell table:style-name="ce34"/>
          <table:table-cell table:style-name="ce7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beorning_tolltacker&quot;,&quot;Beorning_Toll-Taker&quot;,&quot;Beorning_Toll-Takers&quot;,tfg_armor| tfg_boots,0,0,fac_beorn,[itm_beorn_padded,itm_leather_gloves,itm_rohan_shoes,itm_dwarf_sword_b,itm_beorn_shield,],attr_tier_3,wp_tier_3,knows_common|knows_athletics_2|knows_power_strike_2|knows_ironflesh_2,beorn_face1,beorn_face2]," calcext:value-type="string">
            <text:p>["beorning_tolltacker","Beorning_Toll-Taker","Beorning_Toll-Takers",tfg_armor| tfg_boots,0,0,fac_beorn,[itm_beorn_padded,itm_leather_gloves,itm_rohan_shoes,itm_dwarf_sword_b,itm_beorn_shield,],attr_tier_3,wp_tier_3,knows_common|knows_athletics_2|knows_power_strike_2|knows_ironflesh_2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sentinel</text:p>
          </table:table-cell>
          <table:table-cell table:style-name="ce6" office:value-type="string" calcext:value-type="string">
            <text:p>Beorning_Sentinel</text:p>
          </table:table-cell>
          <table:table-cell table:style-name="ce6" office:value-type="string" calcext:value-type="string">
            <text:p>Beorning_Sentinels</text:p>
          </table:table-cell>
          <table:table-cell table:style-name="ce12" office:value-type="string" calcext:value-type="string">
            <text:p>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beorn_helmet,</text:p>
          </table:table-cell>
          <table:table-cell table:style-name="ce18" office:value-type="string" calcext:value-type="string">
            <text:p>itm_beorn_heavy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warf_sword_b,itm_dale_sword,</text:p>
          </table:table-cell>
          <table:table-cell table:style-name="ce18" office:value-type="string" calcext:value-type="string">
            <text:p>itm_beorn_shield,</text:p>
          </table:table-cell>
          <table:table-cell table:style-name="ce18"/>
          <table:table-cell table:style-name="ce29" office:value-type="string" calcext:value-type="string">
            <text:p>attr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3|knows_power_strike_3|knows_ironflesh_3|knows_shield_2</text:p>
          </table:table-cell>
          <table:table-cell table:style-name="ce32" office:value-type="string" calcext:value-type="string">
            <text:p>beorn_face1</text:p>
          </table:table-cell>
          <table:table-cell table:style-name="ce32" office:value-type="string" calcext:value-type="string">
            <text:p>beorn_face2</text:p>
          </table:table-cell>
          <table:table-cell table:style-name="ce34"/>
          <table:table-cell table:style-name="ce7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beorning_sentinel&quot;,&quot;Beorning_Sentinel&quot;,&quot;Beorning_Sentinels&quot;,tfg_shield| tfg_armor| tfg_helm| tfg_boots,0,0,fac_beorn,[itm_beorn_helmet,itm_beorn_heavy,itm_leather_gloves,itm_leather_boots,itm_dwarf_sword_b,itm_dale_sword,itm_beorn_shield,],attr_tier_4,wp_tier_4,knows_common|knows_athletics_3|knows_power_strike_3|knows_ironflesh_3|knows_shield_2,beorn_face1,beorn_face2]," calcext:value-type="string">
            <text:p>["beorning_sentinel","Beorning_Sentinel","Beorning_Sentinels",tfg_shield| tfg_armor| tfg_helm| tfg_boots,0,0,fac_beorn,[itm_beorn_helmet,itm_beorn_heavy,itm_leather_gloves,itm_leather_boots,itm_dwarf_sword_b,itm_dale_sword,itm_beorn_shield,],attr_tier_4,wp_tier_4,knows_common|knows_athletics_3|knows_power_strike_3|knows_ironflesh_3|knows_shield_2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warden_of_the_ford</text:p>
          </table:table-cell>
          <table:table-cell table:style-name="ce6" office:value-type="string" calcext:value-type="string">
            <text:p>Beorning_Warden_of_the_Ford</text:p>
          </table:table-cell>
          <table:table-cell table:style-name="ce6" office:value-type="string" calcext:value-type="string">
            <text:p>Beorning_Wardens_of_the_Ford</text:p>
          </table:table-cell>
          <table:table-cell table:style-name="ce12" office:value-type="string" calcext:value-type="string">
            <text:p>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dale_helmet_b,</text:p>
          </table:table-cell>
          <table:table-cell table:style-name="ce18" office:value-type="string" calcext:value-type="string">
            <text:p>itm_beorn_chief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warf_sword_a,itm_dwarf_sword_b,itm_dale_sword,itm_dale_sword_long,</text:p>
          </table:table-cell>
          <table:table-cell table:style-name="ce18" office:value-type="string" calcext:value-type="string">
            <text:p>itm_beorn_shield,</text:p>
          </table:table-cell>
          <table:table-cell table:style-name="ce18"/>
          <table:table-cell table:style-name="ce29" office:value-type="string" calcext:value-type="string">
            <text:p>attr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4|knows_power_strike_3|knows_ironflesh_4|knows_shield_3</text:p>
          </table:table-cell>
          <table:table-cell table:style-name="ce32" office:value-type="string" calcext:value-type="string">
            <text:p>beorn_face1</text:p>
          </table:table-cell>
          <table:table-cell table:style-name="ce32" office:value-type="string" calcext:value-type="string">
            <text:p>beorn_face2</text:p>
          </table:table-cell>
          <table:table-cell table:style-name="ce34"/>
          <table:table-cell table:style-name="ce7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beorning_warden_of_the_ford&quot;,&quot;Beorning_Warden_of_the_Ford&quot;,&quot;Beorning_Wardens_of_the_Ford&quot;,tfg_gloves| tfg_shield| tfg_armor| tfg_helm| tfg_boots,0,0,fac_beorn,[itm_dale_helmet_b,itm_beorn_chief,itm_leather_gloves,itm_leather_boots,itm_dwarf_sword_a,itm_dwarf_sword_b,itm_dale_sword,itm_dale_sword_long,itm_beorn_shield,],attr_tier_5,wp_tier_5,knows_common|knows_athletics_4|knows_power_strike_3|knows_ironflesh_4|knows_shield_3,beorn_face1,beorn_face2]," calcext:value-type="string">
            <text:p>["beorning_warden_of_the_ford","Beorning_Warden_of_the_Ford","Beorning_Wardens_of_the_Ford",tfg_gloves| tfg_shield| tfg_armor| tfg_helm| tfg_boots,0,0,fac_beorn,[itm_dale_helmet_b,itm_beorn_chief,itm_leather_gloves,itm_leather_boots,itm_dwarf_sword_a,itm_dwarf_sword_b,itm_dale_sword,itm_dale_sword_long,itm_beorn_shield,],attr_tier_5,wp_tier_5,knows_common|knows_athletics_4|knows_power_strike_3|knows_ironflesh_4|knows_shield_3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carrock_lookout</text:p>
          </table:table-cell>
          <table:table-cell table:style-name="ce6" office:value-type="string" calcext:value-type="string">
            <text:p>Beorning_Carrock_Lookout</text:p>
          </table:table-cell>
          <table:table-cell table:style-name="ce6" office:value-type="string" calcext:value-type="string">
            <text:p>Beorning_Carrock_Lookout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gondor_ranger_hood,</text:p>
          </table:table-cell>
          <table:table-cell table:style-name="ce18" office:value-type="string" calcext:value-type="string">
            <text:p>itm_beorn_tunic,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beorn_axe,</text:p>
          </table:table-cell>
          <table:table-cell table:style-name="ce18" table:number-columns-repeated="2"/>
          <table:table-cell table:style-name="ce29" office:value-type="string" calcext:value-type="string">
            <text:p>attr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athletics_2|knows_power_strike_2|knows_ironflesh_2</text:p>
          </table:table-cell>
          <table:table-cell table:style-name="ce32" office:value-type="string" calcext:value-type="string">
            <text:p>beorn_face1</text:p>
          </table:table-cell>
          <table:table-cell table:style-name="ce32" office:value-type="string" calcext:value-type="string">
            <text:p>beorn_face2</text:p>
          </table:table-cell>
          <table:table-cell table:style-name="ce34"/>
          <table:table-cell table:style-name="ce7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beorning_carrock_lookout&quot;,&quot;Beorning_Carrock_Lookout&quot;,&quot;Beorning_Carrock_Lookouts&quot;,tfg_armor| tfg_boots,0,0,fac_beorn,[itm_gondor_ranger_hood,itm_beorn_tunic,itm_rohan_shoes,itm_beorn_axe,],attr_tier_3,wp_tier_3,knows_common|knows_athletics_2|knows_power_strike_2|knows_ironflesh_2,beorn_face1,beorn_face2]," calcext:value-type="string">
            <text:p>["beorning_carrock_lookout","Beorning_Carrock_Lookout","Beorning_Carrock_Lookouts",tfg_armor| tfg_boots,0,0,fac_beorn,[itm_gondor_ranger_hood,itm_beorn_tunic,itm_rohan_shoes,itm_beorn_axe,],attr_tier_3,wp_tier_3,knows_common|knows_athletics_2|knows_power_strike_2|knows_ironflesh_2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carrock_fighter</text:p>
          </table:table-cell>
          <table:table-cell table:style-name="ce6" office:value-type="string" calcext:value-type="string">
            <text:p>Beorning_Carrock_Fighter</text:p>
          </table:table-cell>
          <table:table-cell table:style-name="ce6" office:value-type="string" calcext:value-type="string">
            <text:p>Beorning_Carrock_Fighters</text:p>
          </table:table-cell>
          <table:table-cell table:style-name="ce12" office:value-type="string" calcext:value-type="string">
            <text:p>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beorn_helmet,</text:p>
          </table:table-cell>
          <table:table-cell table:style-name="ce18" office:value-type="string" calcext:value-type="string">
            <text:p>itm_beorn_heavy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beorn_axe,itm_beorn_battle_axe,</text:p>
          </table:table-cell>
          <table:table-cell table:style-name="ce18" table:number-columns-repeated="2"/>
          <table:table-cell table:style-name="ce29" office:value-type="string" calcext:value-type="string">
            <text:p>attr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3|knows_power_strike_3|knows_ironflesh_3</text:p>
          </table:table-cell>
          <table:table-cell table:style-name="ce32" office:value-type="string" calcext:value-type="string">
            <text:p>beorn_face1</text:p>
          </table:table-cell>
          <table:table-cell table:style-name="ce32" office:value-type="string" calcext:value-type="string">
            <text:p>beorn_face2</text:p>
          </table:table-cell>
          <table:table-cell table:style-name="ce34"/>
          <table:table-cell table:style-name="ce7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beorning_carrock_fighter&quot;,&quot;Beorning_Carrock_Fighter&quot;,&quot;Beorning_Carrock_Fighters&quot;,tfg_shield| tfg_armor| tfg_helm| tfg_boots,0,0,fac_beorn,[itm_beorn_helmet,itm_beorn_heavy,itm_leather_gloves,itm_leather_boots,itm_beorn_axe,itm_beorn_battle_axe,],attr_tier_4,wp_tier_4,knows_common|knows_athletics_3|knows_power_strike_3|knows_ironflesh_3,beorn_face1,beorn_face2]," calcext:value-type="string">
            <text:p>["beorning_carrock_fighter","Beorning_Carrock_Fighter","Beorning_Carrock_Fighters",tfg_shield| tfg_armor| tfg_helm| tfg_boots,0,0,fac_beorn,[itm_beorn_helmet,itm_beorn_heavy,itm_leather_gloves,itm_leather_boots,itm_beorn_axe,itm_beorn_battle_axe,],attr_tier_4,wp_tier_4,knows_common|knows_athletics_3|knows_power_strike_3|knows_ironflesh_3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carrock_berserker</text:p>
          </table:table-cell>
          <table:table-cell table:style-name="ce6" office:value-type="string" calcext:value-type="string">
            <text:p>Beorning_Carrock_Berserker</text:p>
          </table:table-cell>
          <table:table-cell table:style-name="ce6" office:value-type="string" calcext:value-type="string">
            <text:p>Beorning_Carrock_Berserkers</text:p>
          </table:table-cell>
          <table:table-cell table:style-name="ce12" office:value-type="string" calcext:value-type="string">
            <text:p>tfg_gloves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beorn_helmet,itm_dale_helmet_b,</text:p>
          </table:table-cell>
          <table:table-cell table:style-name="ce18" office:value-type="string" calcext:value-type="string">
            <text:p>itm_beorn_berserk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beorn_battle_axe,itm_dale_sword_long,</text:p>
          </table:table-cell>
          <table:table-cell table:style-name="ce18" table:number-columns-repeated="2"/>
          <table:table-cell table:style-name="ce29" office:value-type="string" calcext:value-type="string">
            <text:p>attr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6|knows_power_strike_3|knows_ironflesh_6</text:p>
          </table:table-cell>
          <table:table-cell table:style-name="ce32" office:value-type="string" calcext:value-type="string">
            <text:p>beorn_face1</text:p>
          </table:table-cell>
          <table:table-cell table:style-name="ce32" office:value-type="string" calcext:value-type="string">
            <text:p>beorn_face2</text:p>
          </table:table-cell>
          <table:table-cell table:style-name="ce34"/>
          <table:table-cell table:style-name="ce7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beorning_carrock_berserker&quot;,&quot;Beorning_Carrock_Berserker&quot;,&quot;Beorning_Carrock_Berserkers&quot;,tfg_gloves| tfg_armor| tfg_helm| tfg_boots,0,0,fac_beorn,[itm_beorn_helmet,itm_dale_helmet_b,itm_beorn_berserk,itm_leather_gloves,itm_leather_boots,itm_beorn_battle_axe,itm_dale_sword_long,],attr_tier_5,wp_tier_5,knows_common|knows_athletics_6|knows_power_strike_3|knows_ironflesh_6,beorn_face1,beorn_face2]," calcext:value-type="string">
            <text:p>["beorning_carrock_berserker","Beorning_Carrock_Berserker","Beorning_Carrock_Berserkers",tfg_gloves| tfg_armor| tfg_helm| tfg_boots,0,0,fac_beorn,[itm_beorn_helmet,itm_dale_helmet_b,itm_beorn_berserk,itm_leather_gloves,itm_leather_boots,itm_beorn_battle_axe,itm_dale_sword_long,],attr_tier_5,wp_tier_5,knows_common|knows_athletics_6|knows_power_strike_3|knows_ironflesh_6,beorn_face1,beorn_face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Dale</text:p>
          </table:table-cell>
          <table:table-cell table:style-name="ce7" table:number-columns-repeated="19"/>
          <table:table-cell table:style-name="ce7"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 office:value-type="string" office:string-value="#Dale" calcext:value-type="string">
            <text:p>#Dal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militia</text:p>
          </table:table-cell>
          <table:table-cell table:style-name="ce6" office:value-type="string" calcext:value-type="string">
            <text:p>Dale_Militiaman</text:p>
          </table:table-cell>
          <table:table-cell table:style-name="ce6" office:value-type="string" calcext:value-type="string">
            <text:p>Dale_Militia</text:p>
          </table:table-cell>
          <table:table-cell table:style-name="ce12" office:value-type="string" calcext:value-type="string">
            <text:p>tfg_boots| tfg_armor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/>
          <table:table-cell table:style-name="ce18" office:value-type="string" calcext:value-type="string">
            <text:p>itm_dale_armor_a,</text:p>
          </table:table-cell>
          <table:table-cell table:style-name="ce18"/>
          <table:table-cell table:style-name="ce18" office:value-type="string" calcext:value-type="string">
            <text:p>itm_leather_boots,itm_leather_boots,</text:p>
          </table:table-cell>
          <table:table-cell table:style-name="ce18" office:value-type="string" calcext:value-type="string">
            <text:p>itm_dale_pike,</text:p>
          </table:table-cell>
          <table:table-cell table:style-name="ce18" table:number-columns-repeated="2"/>
          <table:table-cell table:style-name="ce29" office:value-type="string" calcext:value-type="string">
            <text:p>attr_tier_1</text:p>
          </table:table-cell>
          <table:table-cell table:style-name="ce29" office:value-type="string" calcext:value-type="string">
            <text:p>wp_tier_1</text:p>
          </table:table-cell>
          <table:table-cell table:style-name="ce29" office:value-type="string" calcext:value-type="string">
            <text:p>knows_common</text:p>
          </table:table-cell>
          <table:table-cell table:style-name="ce32" office:value-type="string" calcext:value-type="string">
            <text:p>vaegir_face_younger_1</text:p>
          </table:table-cell>
          <table:table-cell table:style-name="ce32" office:value-type="string" calcext:value-type="string">
            <text:p>vaegir_face_middle_2</text:p>
          </table:table-cell>
          <table:table-cell table:style-name="ce34"/>
          <table:table-cell table:style-name="ce7"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 office:value-type="string" office:string-value="[&quot;dale_militia&quot;,&quot;Dale_Militiaman&quot;,&quot;Dale_Militia&quot;,tfg_boots| tfg_armor,0,0,fac_dale,[itm_dale_armor_a,itm_leather_boots,itm_leather_boots,itm_dale_pike,],attr_tier_1,wp_tier_1,knows_common,vaegir_face_younger_1,vaegir_face_middle_2]," calcext:value-type="string">
            <text:p>["dale_militia","Dale_Militiaman","Dale_Militia",tfg_boots| tfg_armor,0,0,fac_dale,[itm_dale_armor_a,itm_leather_boots,itm_leather_boots,itm_dale_pike,],attr_tier_1,wp_tier_1,knows_common,vaegir_face_younger_1,vaegi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man_at_arms</text:p>
          </table:table-cell>
          <table:table-cell table:style-name="ce6" office:value-type="string" calcext:value-type="string">
            <text:p>Dale_Man-at-Arms</text:p>
          </table:table-cell>
          <table:table-cell table:style-name="ce6" office:value-type="string" calcext:value-type="string">
            <text:p>Dale_Men-at-Arms</text:p>
          </table:table-cell>
          <table:table-cell table:style-name="ce12" office:value-type="string" calcext:value-type="string">
            <text:p>tfg_boots| tfg_armor| tfg_shiel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b,</text:p>
          </table:table-cell>
          <table:table-cell table:style-name="ce18" office:value-type="string" calcext:value-type="string">
            <text:p>itm_dale_armor_a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ale_sword,itm_dale_pike,</text:p>
          </table:table-cell>
          <table:table-cell table:style-name="ce18" office:value-type="string" calcext:value-type="string">
            <text:p>itm_dale_shield_a,</text:p>
          </table:table-cell>
          <table:table-cell table:style-name="ce18"/>
          <table:table-cell table:style-name="ce29" office:value-type="string" calcext:value-type="string">
            <text:p>attr_tier_2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common</text:p>
          </table:table-cell>
          <table:table-cell table:style-name="ce32" office:value-type="string" calcext:value-type="string">
            <text:p>vaegir_face_young_1</text:p>
          </table:table-cell>
          <table:table-cell table:style-name="ce32" office:value-type="string" calcext:value-type="string">
            <text:p>vaegir_face_middle_2</text:p>
          </table:table-cell>
          <table:table-cell table:style-name="ce34"/>
          <table:table-cell table:style-name="ce7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[&quot;dale_man_at_arms&quot;,&quot;Dale_Man-at-Arms&quot;,&quot;Dale_Men-at-Arms&quot;,tfg_boots| tfg_armor| tfg_shield,0,0,fac_dale,[itm_dale_helmet_b,itm_dale_armor_a,itm_leather_boots,itm_dale_sword,itm_dale_pike,itm_dale_shield_a,],attr_tier_2,wp_tier_2,knows_common,vaegir_face_young_1,vaegir_face_middle_2]," calcext:value-type="string">
            <text:p>["dale_man_at_arms","Dale_Man-at-Arms","Dale_Men-at-Arms",tfg_boots| tfg_armor| tfg_shield,0,0,fac_dale,[itm_dale_helmet_b,itm_dale_armor_a,itm_leather_boots,itm_dale_sword,itm_dale_pike,itm_dale_shield_a,],attr_tier_2,wp_tier_2,knows_common,vaegir_face_young_1,vaegi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ketown_scout</text:p>
          </table:table-cell>
          <table:table-cell table:style-name="ce6" office:value-type="string" calcext:value-type="string">
            <text:p>Laketown_Scout</text:p>
          </table:table-cell>
          <table:table-cell table:style-name="ce6" office:value-type="string" calcext:value-type="string">
            <text:p>Laketown_Scouts</text:p>
          </table:table-cell>
          <table:table-cell table:style-name="ce12" office:value-type="string" calcext:value-type="string">
            <text:p>tfg_ranged| tfg_boots| tfg_armor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/>
          <table:table-cell table:style-name="ce18" office:value-type="string" calcext:value-type="string">
            <text:p>itm_dale_armor_c,itm_dale_armor_d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arrows,itm_short_bow,</text:p>
          </table:table-cell>
          <table:table-cell table:style-name="ce18" office:value-type="string" calcext:value-type="string">
            <text:p>itm_dale_sword,</text:p>
          </table:table-cell>
          <table:table-cell table:style-name="ce18"/>
          <table:table-cell table:style-name="ce29" office:value-type="string" calcext:value-type="string">
            <text:p>attr_tier_2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ironflesh_1|knows_power_draw_1|knows_power_throw_1</text:p>
          </table:table-cell>
          <table:table-cell table:style-name="ce32" office:value-type="string" calcext:value-type="string">
            <text:p>vaegir_face_young_1</text:p>
          </table:table-cell>
          <table:table-cell table:style-name="ce32" office:value-type="string" calcext:value-type="string">
            <text:p>vaegir_face_old_2</text:p>
          </table:table-cell>
          <table:table-cell table:style-name="ce34"/>
          <table:table-cell table:style-name="ce7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laketown_scout&quot;,&quot;Laketown_Scout&quot;,&quot;Laketown_Scouts&quot;,tfg_ranged| tfg_boots| tfg_armor,0,0,fac_dale,[itm_dale_armor_c,itm_dale_armor_d,itm_leather_boots,itm_arrows,itm_short_bow,itm_dale_sword,],attr_tier_2,wp_tier_2,knows_ironflesh_1|knows_power_draw_1|knows_power_throw_1,vaegir_face_young_1,vaegir_face_old_2]," calcext:value-type="string">
            <text:p>["laketown_scout","Laketown_Scout","Laketown_Scouts",tfg_ranged| tfg_boots| tfg_armor,0,0,fac_dale,[itm_dale_armor_c,itm_dale_armor_d,itm_leather_boots,itm_arrows,itm_short_bow,itm_dale_sword,],attr_tier_2,wp_tier_2,knows_ironflesh_1|knows_power_draw_1|knows_power_throw_1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ketown_bowmen</text:p>
          </table:table-cell>
          <table:table-cell table:style-name="ce6" office:value-type="string" calcext:value-type="string">
            <text:p>Laketown_Bowman</text:p>
          </table:table-cell>
          <table:table-cell table:style-name="ce6" office:value-type="string" calcext:value-type="string">
            <text:p>Laketown_Bowmen</text:p>
          </table:table-cell>
          <table:table-cell table:style-name="ce12" office:value-type="string" calcext:value-type="string">
            <text:p>tfg_ranged| tfg_boots| tfg_armor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d,</text:p>
          </table:table-cell>
          <table:table-cell table:style-name="ce18" office:value-type="string" calcext:value-type="string">
            <text:p>itm_dale_armor_c,itm_dale_armor_d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arrows,itm_dale_bow,</text:p>
          </table:table-cell>
          <table:table-cell table:style-name="ce18" office:value-type="string" calcext:value-type="string">
            <text:p>itm_dale_sword_broad,</text:p>
          </table:table-cell>
          <table:table-cell table:style-name="ce18"/>
          <table:table-cell table:style-name="ce29" office:value-type="string" calcext:value-type="string">
            <text:p>attr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ironflesh_1|knows_power_draw_2|knows_athletics_2|knows_power_throw_1</text:p>
          </table:table-cell>
          <table:table-cell table:style-name="ce32" office:value-type="string" calcext:value-type="string">
            <text:p>vaegir_face_young_1</text:p>
          </table:table-cell>
          <table:table-cell table:style-name="ce32" office:value-type="string" calcext:value-type="string">
            <text:p>vaegir_face_older_2</text:p>
          </table:table-cell>
          <table:table-cell table:style-name="ce34"/>
          <table:table-cell table:style-name="ce7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laketown_bowmen&quot;,&quot;Laketown_Bowman&quot;,&quot;Laketown_Bowmen&quot;,tfg_ranged| tfg_boots| tfg_armor,0,0,fac_dale,[itm_dale_helmet_d,itm_dale_armor_c,itm_dale_armor_d,itm_leather_boots,itm_arrows,itm_dale_bow,itm_dale_sword_broad,],attr_tier_3,wp_tier_3,knows_ironflesh_1|knows_power_draw_2|knows_athletics_2|knows_power_throw_1,vaegir_face_young_1,vaegir_face_older_2]," calcext:value-type="string">
            <text:p>["laketown_bowmen","Laketown_Bowman","Laketown_Bowmen",tfg_ranged| tfg_boots| tfg_armor,0,0,fac_dale,[itm_dale_helmet_d,itm_dale_armor_c,itm_dale_armor_d,itm_leather_boots,itm_arrows,itm_dale_bow,itm_dale_sword_broad,],attr_tier_3,wp_tier_3,knows_ironflesh_1|knows_power_draw_2|knows_athletics_2|knows_power_throw_1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ketown_archer</text:p>
          </table:table-cell>
          <table:table-cell table:style-name="ce6" office:value-type="string" calcext:value-type="string">
            <text:p>Laketown_Archer</text:p>
          </table:table-cell>
          <table:table-cell table:style-name="ce6" office:value-type="string" calcext:value-type="string">
            <text:p>Laketown_Archers</text:p>
          </table:table-cell>
          <table:table-cell table:style-name="ce12" office:value-type="string" calcext:value-type="string">
            <text:p>tfg_ranged| tfg_boots| tfg_armor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e,itm_dale_helmet_d,itm_dale_helmet_c,</text:p>
          </table:table-cell>
          <table:table-cell table:style-name="ce18" office:value-type="string" calcext:value-type="string">
            <text:p>itm_dale_armor_c,itm_dale_armor_d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arrows,itm_dale_bow,</text:p>
          </table:table-cell>
          <table:table-cell table:style-name="ce18" office:value-type="string" calcext:value-type="string">
            <text:p>itm_dale_sword_broad,</text:p>
          </table:table-cell>
          <table:table-cell table:style-name="ce18"/>
          <table:table-cell table:style-name="ce29" office:value-type="string" calcext:value-type="string">
            <text:p>attr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ironflesh_1|knows_power_draw_2|knows_athletics_2|knows_power_throw_1</text:p>
          </table:table-cell>
          <table:table-cell table:style-name="ce32" office:value-type="string" calcext:value-type="string">
            <text:p>vaegir_face_young_1</text:p>
          </table:table-cell>
          <table:table-cell table:style-name="ce32" office:value-type="string" calcext:value-type="string">
            <text:p>vaegir_face_older_2</text:p>
          </table:table-cell>
          <table:table-cell table:style-name="ce34"/>
          <table:table-cell table:style-name="ce7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laketown_archer&quot;,&quot;Laketown_Archer&quot;,&quot;Laketown_Archers&quot;,tfg_ranged| tfg_boots| tfg_armor,0,0,fac_dale,[itm_dale_helmet_e,itm_dale_helmet_d,itm_dale_helmet_c,itm_dale_armor_c,itm_dale_armor_d,itm_leather_boots,itm_arrows,itm_dale_bow,itm_dale_sword_broad,],attr_tier_4,wp_tier_4,knows_ironflesh_1|knows_power_draw_2|knows_athletics_2|knows_power_throw_1,vaegir_face_young_1,vaegir_face_older_2]," calcext:value-type="string">
            <text:p>["laketown_archer","Laketown_Archer","Laketown_Archers",tfg_ranged| tfg_boots| tfg_armor,0,0,fac_dale,[itm_dale_helmet_e,itm_dale_helmet_d,itm_dale_helmet_c,itm_dale_armor_c,itm_dale_armor_d,itm_leather_boots,itm_arrows,itm_dale_bow,itm_dale_sword_broad,],attr_tier_4,wp_tier_4,knows_ironflesh_1|knows_power_draw_2|knows_athletics_2|knows_power_throw_1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arding_bowmen_of_esgaroth</text:p>
          </table:table-cell>
          <table:table-cell table:style-name="ce6" office:value-type="string" calcext:value-type="string">
            <text:p>Barding_Bowman_of_Esgaroth</text:p>
          </table:table-cell>
          <table:table-cell table:style-name="ce6" office:value-type="string" calcext:value-type="string">
            <text:p>Barding_Bowmen_of_Esgaroth</text:p>
          </table:table-cell>
          <table:table-cell table:style-name="ce12" office:value-type="string" calcext:value-type="string">
            <text:p>tfg_range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e,itm_dale_helmet_c,</text:p>
          </table:table-cell>
          <table:table-cell table:style-name="ce18" office:value-type="string" calcext:value-type="string">
            <text:p>itm_dale_armor_h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arrows,itm_dale_bow,</text:p>
          </table:table-cell>
          <table:table-cell table:style-name="ce18" office:value-type="string" calcext:value-type="string">
            <text:p>itm_dale_sword,</text:p>
          </table:table-cell>
          <table:table-cell table:style-name="ce18"/>
          <table:table-cell table:style-name="ce29" office:value-type="string" calcext:value-type="string">
            <text:p>attr_tier_5</text:p>
          </table:table-cell>
          <table:table-cell table:style-name="ce29" office:value-type="string" calcext:value-type="string">
            <text:p>wp_archery(240)|wp(200)</text:p>
          </table:table-cell>
          <table:table-cell table:style-name="ce29" office:value-type="string" calcext:value-type="string">
            <text:p>knows_ironflesh_2|knows_power_draw_4|knows_power_strike_1|knows_athletics_3|knows_power_throw_1</text:p>
          </table:table-cell>
          <table:table-cell table:style-name="ce32" office:value-type="string" calcext:value-type="string">
            <text:p>vaegir_face_young_1</text:p>
          </table:table-cell>
          <table:table-cell table:style-name="ce32" office:value-type="string" calcext:value-type="string">
            <text:p>vaegir_face_older_2</text:p>
          </table:table-cell>
          <table:table-cell table:style-name="ce34"/>
          <table:table-cell table:style-name="ce7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barding_bowmen_of_esgaroth&quot;,&quot;Barding_Bowman_of_Esgaroth&quot;,&quot;Barding_Bowmen_of_Esgaroth&quot;,tfg_ranged| tfg_boots| tfg_armor| tfg_helm,0,0,fac_dale,[itm_dale_helmet_e,itm_dale_helmet_c,itm_dale_armor_h,itm_leather_boots,itm_arrows,itm_dale_bow,itm_dale_sword,],attr_tier_5,wp_archery(240)|wp(200),knows_ironflesh_2|knows_power_draw_4|knows_power_strike_1|knows_athletics_3|knows_power_throw_1,vaegir_face_young_1,vaegir_face_older_2]," calcext:value-type="string">
            <text:p>["barding_bowmen_of_esgaroth","Barding_Bowman_of_Esgaroth","Barding_Bowmen_of_Esgaroth",tfg_ranged| tfg_boots| tfg_armor| tfg_helm,0,0,fac_dale,[itm_dale_helmet_e,itm_dale_helmet_c,itm_dale_armor_h,itm_leather_boots,itm_arrows,itm_dale_bow,itm_dale_sword,],attr_tier_5,wp_archery(240)|wp(200),knows_ironflesh_2|knows_power_draw_4|knows_power_strike_1|knows_athletics_3|knows_power_throw_1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warrior</text:p>
          </table:table-cell>
          <table:table-cell table:style-name="ce6" office:value-type="string" calcext:value-type="string">
            <text:p>Dale_Warrior</text:p>
          </table:table-cell>
          <table:table-cell table:style-name="ce6" office:value-type="string" calcext:value-type="string">
            <text:p>Dale_Warriors</text:p>
          </table:table-cell>
          <table:table-cell table:style-name="ce12" office:value-type="string" calcext:value-type="string">
            <text:p>tfg_boots| tfg_armor| tfg_shiel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b,</text:p>
          </table:table-cell>
          <table:table-cell table:style-name="ce18" office:value-type="string" calcext:value-type="string">
            <text:p>itm_dale_armor_b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ale_pike,itm_dale_sword,</text:p>
          </table:table-cell>
          <table:table-cell table:style-name="ce18" office:value-type="string" calcext:value-type="string">
            <text:p>itm_dale_shield_a,</text:p>
          </table:table-cell>
          <table:table-cell table:style-name="ce18"/>
          <table:table-cell table:style-name="ce29" office:value-type="string" calcext:value-type="string">
            <text:p>attr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athletics_1|knows_power_strike_1|knows_ironflesh_1|knows_shield_2</text:p>
          </table:table-cell>
          <table:table-cell table:style-name="ce32" office:value-type="string" calcext:value-type="string">
            <text:p>vaegir_face_young_1</text:p>
          </table:table-cell>
          <table:table-cell table:style-name="ce32" office:value-type="string" calcext:value-type="string">
            <text:p>vaegir_face_old_2</text:p>
          </table:table-cell>
          <table:table-cell table:style-name="ce34"/>
          <table:table-cell table:style-name="ce7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dale_warrior&quot;,&quot;Dale_Warrior&quot;,&quot;Dale_Warriors&quot;,tfg_boots| tfg_armor| tfg_shield,0,0,fac_dale,[itm_dale_helmet_b,itm_dale_armor_b,itm_leather_boots,itm_dale_pike,itm_dale_sword,itm_dale_shield_a,],attr_tier_3,wp_tier_3,knows_athletics_1|knows_power_strike_1|knows_ironflesh_1|knows_shield_2,vaegir_face_young_1,vaegir_face_old_2]," calcext:value-type="string">
            <text:p>["dale_warrior","Dale_Warrior","Dale_Warriors",tfg_boots| tfg_armor| tfg_shield,0,0,fac_dale,[itm_dale_helmet_b,itm_dale_armor_b,itm_leather_boots,itm_dale_pike,itm_dale_sword,itm_dale_shield_a,],attr_tier_3,wp_tier_3,knows_athletics_1|knows_power_strike_1|knows_ironflesh_1|knows_shield_2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veteran_warrior</text:p>
          </table:table-cell>
          <table:table-cell table:style-name="ce6" office:value-type="string" calcext:value-type="string">
            <text:p>Dale_Veteran_Warrior</text:p>
          </table:table-cell>
          <table:table-cell table:style-name="ce6" office:value-type="string" calcext:value-type="string">
            <text:p>Dale_Veteran_Warriors</text:p>
          </table:table-cell>
          <table:table-cell table:style-name="ce12" office:value-type="string" calcext:value-type="string">
            <text:p>tfg_shiel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a,itm_dale_helmet_b,</text:p>
          </table:table-cell>
          <table:table-cell table:style-name="ce18" office:value-type="string" calcext:value-type="string">
            <text:p>itm_dale_armor_f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ale_pike,itm_dale_sword,</text:p>
          </table:table-cell>
          <table:table-cell table:style-name="ce18" office:value-type="string" calcext:value-type="string">
            <text:p>itm_dale_shield_a,</text:p>
          </table:table-cell>
          <table:table-cell table:style-name="ce18"/>
          <table:table-cell table:style-name="ce29" office:value-type="string" calcext:value-type="string">
            <text:p>attr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athletics_2|knows_ironflesh_2|knows_power_strike_2|knows_shield_2</text:p>
          </table:table-cell>
          <table:table-cell table:style-name="ce32" office:value-type="string" calcext:value-type="string">
            <text:p>vaegir_face_young_1</text:p>
          </table:table-cell>
          <table:table-cell table:style-name="ce32" office:value-type="string" calcext:value-type="string">
            <text:p>vaegir_face_older_2</text:p>
          </table:table-cell>
          <table:table-cell table:style-name="ce34"/>
          <table:table-cell table:style-name="ce7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dale_veteran_warrior&quot;,&quot;Dale_Veteran_Warrior&quot;,&quot;Dale_Veteran_Warriors&quot;,tfg_shield| tfg_boots| tfg_armor| tfg_helm,0,0,fac_dale,[itm_dale_helmet_a,itm_dale_helmet_b,itm_dale_armor_f,itm_leather_boots,itm_dale_pike,itm_dale_sword,itm_dale_shield_a,],attr_tier_4,wp_tier_4,knows_athletics_2|knows_ironflesh_2|knows_power_strike_2|knows_shield_2,vaegir_face_young_1,vaegir_face_older_2]," calcext:value-type="string">
            <text:p>["dale_veteran_warrior","Dale_Veteran_Warrior","Dale_Veteran_Warriors",tfg_shield| tfg_boots| tfg_armor| tfg_helm,0,0,fac_dale,[itm_dale_helmet_a,itm_dale_helmet_b,itm_dale_armor_f,itm_leather_boots,itm_dale_pike,itm_dale_sword,itm_dale_shield_a,],attr_tier_4,wp_tier_4,knows_athletics_2|knows_ironflesh_2|knows_power_strike_2|knows_shield_2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marchwarden</text:p>
          </table:table-cell>
          <table:table-cell table:style-name="ce6" office:value-type="string" calcext:value-type="string">
            <text:p>Marchwarden_of_Dale</text:p>
          </table:table-cell>
          <table:table-cell table:style-name="ce6" office:value-type="string" calcext:value-type="string">
            <text:p>Marchwardens_of_Dale</text:p>
          </table:table-cell>
          <table:table-cell table:style-name="ce12" office:value-type="string" calcext:value-type="string">
            <text:p>tfg_shiel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a,</text:p>
          </table:table-cell>
          <table:table-cell table:style-name="ce18" office:value-type="string" calcext:value-type="string">
            <text:p>itm_dale_armor_h,itm_dale_armor_i,itm_dale_armor_j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ale_sword_broad,itm_dale_pike,</text:p>
          </table:table-cell>
          <table:table-cell table:style-name="ce18" office:value-type="string" calcext:value-type="string">
            <text:p>itm_dale_shield_c,</text:p>
          </table:table-cell>
          <table:table-cell table:style-name="ce18"/>
          <table:table-cell table:style-name="ce29" office:value-type="string" calcext:value-type="string">
            <text:p>attr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athletics_3|knows_shield_2|knows_ironflesh_3|knows_power_strike_3</text:p>
          </table:table-cell>
          <table:table-cell table:style-name="ce32" office:value-type="string" calcext:value-type="string">
            <text:p>vaegir_face_middle_1</text:p>
          </table:table-cell>
          <table:table-cell table:style-name="ce32" office:value-type="string" calcext:value-type="string">
            <text:p>vaegir_face_older_2</text:p>
          </table:table-cell>
          <table:table-cell table:style-name="ce34"/>
          <table:table-cell table:style-name="ce7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dale_marchwarden&quot;,&quot;Marchwarden_of_Dale&quot;,&quot;Marchwardens_of_Dale&quot;,tfg_shield| tfg_boots| tfg_armor| tfg_helm,0,0,fac_dale,[itm_dale_helmet_a,itm_dale_armor_h,itm_dale_armor_i,itm_dale_armor_j,itm_leather_gloves,itm_leather_boots,itm_dale_sword_broad,itm_dale_pike,itm_dale_shield_c,],attr_tier_5,wp_tier_5,knows_athletics_3|knows_shield_2|knows_ironflesh_3|knows_power_strike_3,vaegir_face_middle_1,vaegir_face_older_2]," calcext:value-type="string">
            <text:p>["dale_marchwarden","Marchwarden_of_Dale","Marchwardens_of_Dale",tfg_shield| tfg_boots| tfg_armor| tfg_helm,0,0,fac_dale,[itm_dale_helmet_a,itm_dale_armor_h,itm_dale_armor_i,itm_dale_armor_j,itm_leather_gloves,itm_leather_boots,itm_dale_sword_broad,itm_dale_pike,itm_dale_shield_c,],attr_tier_5,wp_tier_5,knows_athletics_3|knows_shield_2|knows_ironflesh_3|knows_power_strike_3,vaegir_face_middle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pikeman</text:p>
          </table:table-cell>
          <table:table-cell table:style-name="ce6" office:value-type="string" calcext:value-type="string">
            <text:p>Dale_Spearman</text:p>
          </table:table-cell>
          <table:table-cell table:style-name="ce6" office:value-type="string" calcext:value-type="string">
            <text:p>Dale_Spearmen</text:p>
          </table:table-cell>
          <table:table-cell table:style-name="ce12" office:value-type="string" calcext:value-type="string">
            <text:p>tfg_boots| tfg_armor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b,itm_dale_helmet_a,</text:p>
          </table:table-cell>
          <table:table-cell table:style-name="ce18" office:value-type="string" calcext:value-type="string">
            <text:p>itm_dale_armor_b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ale_pike,</text:p>
          </table:table-cell>
          <table:table-cell table:style-name="ce18" office:value-type="string" calcext:value-type="string">
            <text:p>itm_dale_shield_a,</text:p>
          </table:table-cell>
          <table:table-cell table:style-name="ce18"/>
          <table:table-cell table:style-name="ce29" office:value-type="string" calcext:value-type="string">
            <text:p>attr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athletics_1|knows_power_strike_1|knows_ironflesh_1|knows_shield_2</text:p>
          </table:table-cell>
          <table:table-cell table:style-name="ce32" office:value-type="string" calcext:value-type="string">
            <text:p>vaegir_face_young_1</text:p>
          </table:table-cell>
          <table:table-cell table:style-name="ce32" office:value-type="string" calcext:value-type="string">
            <text:p>vaegir_face_old_2</text:p>
          </table:table-cell>
          <table:table-cell table:style-name="ce34"/>
          <table:table-cell table:style-name="ce7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dale_pikeman&quot;,&quot;Dale_Spearman&quot;,&quot;Dale_Spearmen&quot;,tfg_boots| tfg_armor,0,0,fac_dale,[itm_dale_helmet_b,itm_dale_helmet_a,itm_dale_armor_b,itm_leather_boots,itm_dale_pike,itm_dale_shield_a,],attr_tier_3,wp_tier_3,knows_athletics_1|knows_power_strike_1|knows_ironflesh_1|knows_shield_2,vaegir_face_young_1,vaegir_face_old_2]," calcext:value-type="string">
            <text:p>["dale_pikeman","Dale_Spearman","Dale_Spearmen",tfg_boots| tfg_armor,0,0,fac_dale,[itm_dale_helmet_b,itm_dale_helmet_a,itm_dale_armor_b,itm_leather_boots,itm_dale_pike,itm_dale_shield_a,],attr_tier_3,wp_tier_3,knows_athletics_1|knows_power_strike_1|knows_ironflesh_1|knows_shield_2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billman</text:p>
          </table:table-cell>
          <table:table-cell table:style-name="ce6" office:value-type="string" calcext:value-type="string">
            <text:p>Dale_Billman</text:p>
          </table:table-cell>
          <table:table-cell table:style-name="ce6" office:value-type="string" calcext:value-type="string">
            <text:p>Dale_Billmen</text:p>
          </table:table-cell>
          <table:table-cell table:style-name="ce12" office:value-type="string" calcext:value-type="string">
            <text:p>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b,itm_dale_helmet_a,</text:p>
          </table:table-cell>
          <table:table-cell table:style-name="ce18" office:value-type="string" calcext:value-type="string">
            <text:p>itm_dale_armor_f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ale_billhook,</text:p>
          </table:table-cell>
          <table:table-cell table:style-name="ce18" office:value-type="string" calcext:value-type="string">
            <text:p>itm_dale_shield_c,</text:p>
          </table:table-cell>
          <table:table-cell table:style-name="ce18"/>
          <table:table-cell table:style-name="ce29" office:value-type="string" calcext:value-type="string">
            <text:p>attr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athletics_2|knows_ironflesh_2|knows_power_strike_2|knows_shield_2</text:p>
          </table:table-cell>
          <table:table-cell table:style-name="ce32" office:value-type="string" calcext:value-type="string">
            <text:p>vaegir_face_young_1</text:p>
          </table:table-cell>
          <table:table-cell table:style-name="ce32" office:value-type="string" calcext:value-type="string">
            <text:p>vaegir_face_older_2</text:p>
          </table:table-cell>
          <table:table-cell table:style-name="ce34"/>
          <table:table-cell table:style-name="ce7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dale_billman&quot;,&quot;Dale_Billman&quot;,&quot;Dale_Billmen&quot;,tfg_boots| tfg_armor| tfg_helm,0,0,fac_dale,[itm_dale_helmet_b,itm_dale_helmet_a,itm_dale_armor_f,itm_leather_boots,itm_dale_billhook,itm_dale_shield_c,],attr_tier_4,wp_tier_4,knows_athletics_2|knows_ironflesh_2|knows_power_strike_2|knows_shield_2,vaegir_face_young_1,vaegir_face_older_2]," calcext:value-type="string">
            <text:p>["dale_billman","Dale_Billman","Dale_Billmen",tfg_boots| tfg_armor| tfg_helm,0,0,fac_dale,[itm_dale_helmet_b,itm_dale_helmet_a,itm_dale_armor_f,itm_leather_boots,itm_dale_billhook,itm_dale_shield_c,],attr_tier_4,wp_tier_4,knows_athletics_2|knows_ironflesh_2|knows_power_strike_2|knows_shield_2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bill_master</text:p>
          </table:table-cell>
          <table:table-cell table:style-name="ce6" office:value-type="string" calcext:value-type="string">
            <text:p>Dale_Bill_Master</text:p>
          </table:table-cell>
          <table:table-cell table:style-name="ce6" office:value-type="string" calcext:value-type="string">
            <text:p>Dale_Bill_Masters</text:p>
          </table:table-cell>
          <table:table-cell table:style-name="ce12" office:value-type="string" calcext:value-type="string">
            <text:p>tfg_shiel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/>
          <table:table-cell table:style-name="ce18" office:value-type="string" calcext:value-type="string">
            <text:p>itm_dale_armor_h,itm_dale_armor_i,itm_dale_armor_j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ale_billhook,</text:p>
          </table:table-cell>
          <table:table-cell table:style-name="ce18" table:number-columns-repeated="2"/>
          <table:table-cell table:style-name="ce29" office:value-type="string" calcext:value-type="string">
            <text:p>attr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athletics_3|knows_shield_2|knows_ironflesh_3|knows_power_strike_3</text:p>
          </table:table-cell>
          <table:table-cell table:style-name="ce32" office:value-type="string" calcext:value-type="string">
            <text:p>vaegir_face_middle_1</text:p>
          </table:table-cell>
          <table:table-cell table:style-name="ce32" office:value-type="string" calcext:value-type="string">
            <text:p>vaegir_face_older_2</text:p>
          </table:table-cell>
          <table:table-cell table:style-name="ce34"/>
          <table:table-cell table:style-name="ce7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dale_bill_master&quot;,&quot;Dale_Bill_Master&quot;,&quot;Dale_Bill_Masters&quot;,tfg_shield| tfg_boots| tfg_armor| tfg_helm,0,0,fac_dale,[itm_dale_armor_h,itm_dale_armor_i,itm_dale_armor_j,itm_leather_boots,itm_dale_billhook,],attr_tier_5,wp_tier_5,knows_athletics_3|knows_shield_2|knows_ironflesh_3|knows_power_strike_3,vaegir_face_middle_1,vaegir_face_older_2]," calcext:value-type="string">
            <text:p>["dale_bill_master","Dale_Bill_Master","Dale_Bill_Masters",tfg_shield| tfg_boots| tfg_armor| tfg_helm,0,0,fac_dale,[itm_dale_armor_h,itm_dale_armor_i,itm_dale_armor_j,itm_leather_boots,itm_dale_billhook,],attr_tier_5,wp_tier_5,knows_athletics_3|knows_shield_2|knows_ironflesh_3|knows_power_strike_3,vaegir_face_middle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erchant_squire_or_dale</text:p>
          </table:table-cell>
          <table:table-cell table:style-name="ce6" office:value-type="string" calcext:value-type="string">
            <text:p>Merchant_Squire_of_Dale</text:p>
          </table:table-cell>
          <table:table-cell table:style-name="ce6" office:value-type="string" calcext:value-type="string">
            <text:p>Merchant_Squires_of_Dale</text:p>
          </table:table-cell>
          <table:table-cell table:style-name="ce12" office:value-type="string" calcext:value-type="string">
            <text:p>tfg_boots| tfg_armor| tfg_shiel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e,</text:p>
          </table:table-cell>
          <table:table-cell table:style-name="ce18" office:value-type="string" calcext:value-type="string">
            <text:p>itm_dale_armor_b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ale_pike,itm_dale_sword_long,</text:p>
          </table:table-cell>
          <table:table-cell table:style-name="ce18" office:value-type="string" calcext:value-type="string">
            <text:p>itm_dale_shield_d,</text:p>
          </table:table-cell>
          <table:table-cell table:style-name="ce18"/>
          <table:table-cell table:style-name="ce29" office:value-type="string" calcext:value-type="string">
            <text:p>attr_tier_2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athletics_1|knows_ironflesh_1|knows_shield_2</text:p>
          </table:table-cell>
          <table:table-cell table:style-name="ce32" office:value-type="string" calcext:value-type="string">
            <text:p>vaegir_face_young_1</text:p>
          </table:table-cell>
          <table:table-cell table:style-name="ce32" office:value-type="string" calcext:value-type="string">
            <text:p>vaegir_face_old_2</text:p>
          </table:table-cell>
          <table:table-cell table:style-name="ce34"/>
          <table:table-cell table:style-name="ce7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merchant_squire_or_dale&quot;,&quot;Merchant_Squire_of_Dale&quot;,&quot;Merchant_Squires_of_Dale&quot;,tfg_boots| tfg_armor| tfg_shield,0,0,fac_dale,[itm_dale_helmet_e,itm_dale_armor_b,itm_leather_boots,itm_dale_pike,itm_dale_sword_long,itm_dale_shield_d,],attr_tier_2,wp_tier_2,knows_athletics_1|knows_ironflesh_1|knows_shield_2,vaegir_face_young_1,vaegir_face_old_2]," calcext:value-type="string">
            <text:p>["merchant_squire_or_dale","Merchant_Squire_of_Dale","Merchant_Squires_of_Dale",tfg_boots| tfg_armor| tfg_shield,0,0,fac_dale,[itm_dale_helmet_e,itm_dale_armor_b,itm_leather_boots,itm_dale_pike,itm_dale_sword_long,itm_dale_shield_d,],attr_tier_2,wp_tier_2,knows_athletics_1|knows_ironflesh_1|knows_shield_2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erchant_guard_of_dale</text:p>
          </table:table-cell>
          <table:table-cell table:style-name="ce6" office:value-type="string" calcext:value-type="string">
            <text:p>Merchant_Guard_of_Dale</text:p>
          </table:table-cell>
          <table:table-cell table:style-name="ce6" office:value-type="string" calcext:value-type="string">
            <text:p>Merchant_Guards_of_Dale</text:p>
          </table:table-cell>
          <table:table-cell table:style-name="ce12" office:value-type="string" calcext:value-type="string">
            <text:p>tf_mounted| tfg_boots| tfg_armor| tfg_helm| tfg_horse| tfg_shiel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e,itm_dale_helmet_f,</text:p>
          </table:table-cell>
          <table:table-cell table:style-name="ce18" office:value-type="string" calcext:value-type="string">
            <text:p>itm_dale_armor_e,itm_dale_armor_f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lance,itm_dale_sword_long,</text:p>
          </table:table-cell>
          <table:table-cell table:style-name="ce18" office:value-type="string" calcext:value-type="string">
            <text:p>itm_dale_shield_d,</text:p>
          </table:table-cell>
          <table:table-cell table:style-name="ce18" office:value-type="string" calcext:value-type="string">
            <text:p>itm_dale_horse,</text:p>
          </table:table-cell>
          <table:table-cell table:style-name="ce29" office:value-type="string" calcext:value-type="string">
            <text:p>attr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athletics_1|knows_ironflesh_1|knows_shield_2</text:p>
          </table:table-cell>
          <table:table-cell table:style-name="ce32" office:value-type="string" calcext:value-type="string">
            <text:p>vaegir_face_young_1</text:p>
          </table:table-cell>
          <table:table-cell table:style-name="ce32" office:value-type="string" calcext:value-type="string">
            <text:p>vaegir_face_old_2</text:p>
          </table:table-cell>
          <table:table-cell table:style-name="ce34"/>
          <table:table-cell table:style-name="ce7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merchant_guard_of_dale&quot;,&quot;Merchant_Guard_of_Dale&quot;,&quot;Merchant_Guards_of_Dale&quot;,tf_mounted| tfg_boots| tfg_armor| tfg_helm| tfg_horse| tfg_shield,0,0,fac_dale,[itm_dale_helmet_e,itm_dale_helmet_f,itm_dale_armor_e,itm_dale_armor_f,itm_leather_boots,itm_lance,itm_dale_sword_long,itm_dale_shield_d,itm_dale_horse,],attr_tier_3,wp_tier_3,knows_athletics_1|knows_ironflesh_1|knows_shield_2,vaegir_face_young_1,vaegir_face_old_2]," calcext:value-type="string">
            <text:p>["merchant_guard_of_dale","Merchant_Guard_of_Dale","Merchant_Guards_of_Dale",tf_mounted| tfg_boots| tfg_armor| tfg_helm| tfg_horse| tfg_shield,0,0,fac_dale,[itm_dale_helmet_e,itm_dale_helmet_f,itm_dale_armor_e,itm_dale_armor_f,itm_leather_boots,itm_lance,itm_dale_sword_long,itm_dale_shield_d,itm_dale_horse,],attr_tier_3,wp_tier_3,knows_athletics_1|knows_ironflesh_1|knows_shield_2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erchant_protector_of_dale</text:p>
          </table:table-cell>
          <table:table-cell table:style-name="ce6" office:value-type="string" calcext:value-type="string">
            <text:p>Merchant_Protector_of_Dale</text:p>
          </table:table-cell>
          <table:table-cell table:style-name="ce6" office:value-type="string" calcext:value-type="string">
            <text:p>Merchant_Protectors_of_Dale</text:p>
          </table:table-cell>
          <table:table-cell table:style-name="ce12" office:value-type="string" calcext:value-type="string">
            <text:p>tf_mounted| tfg_boots| tfg_armor| tfg_helm| tfg_horse| tfg_shiel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e,itm_dale_helmet_f,</text:p>
          </table:table-cell>
          <table:table-cell table:style-name="ce18" office:value-type="string" calcext:value-type="string">
            <text:p>itm_dale_armor_e,itm_dale_armor_f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lance,</text:p>
          </table:table-cell>
          <table:table-cell table:style-name="ce18" office:value-type="string" calcext:value-type="string">
            <text:p>itm_dale_shield_d,</text:p>
          </table:table-cell>
          <table:table-cell table:style-name="ce18" office:value-type="string" calcext:value-type="string">
            <text:p>itm_dale_horse,</text:p>
          </table:table-cell>
          <table:table-cell table:style-name="ce29" office:value-type="string" calcext:value-type="string">
            <text:p>attr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riding_3|knows_ironflesh_2|knows_power_strike_1</text:p>
          </table:table-cell>
          <table:table-cell table:style-name="ce32" office:value-type="string" calcext:value-type="string">
            <text:p>vaegir_face_young_1</text:p>
          </table:table-cell>
          <table:table-cell table:style-name="ce32" office:value-type="string" calcext:value-type="string">
            <text:p>vaegir_face_older_2</text:p>
          </table:table-cell>
          <table:table-cell table:style-name="ce34"/>
          <table:table-cell table:style-name="ce7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merchant_protector_of_dale&quot;,&quot;Merchant_Protector_of_Dale&quot;,&quot;Merchant_Protectors_of_Dale&quot;,tf_mounted| tfg_boots| tfg_armor| tfg_helm| tfg_horse| tfg_shield,0,0,fac_dale,[itm_dale_helmet_e,itm_dale_helmet_f,itm_dale_armor_e,itm_dale_armor_f,itm_leather_boots,itm_lance,itm_dale_shield_d,itm_dale_horse,],attr_tier_4,wp_tier_4,knows_riding_3|knows_ironflesh_2|knows_power_strike_1,vaegir_face_young_1,vaegir_face_older_2]," calcext:value-type="string">
            <text:p>["merchant_protector_of_dale","Merchant_Protector_of_Dale","Merchant_Protectors_of_Dale",tf_mounted| tfg_boots| tfg_armor| tfg_helm| tfg_horse| tfg_shield,0,0,fac_dale,[itm_dale_helmet_e,itm_dale_helmet_f,itm_dale_armor_e,itm_dale_armor_f,itm_leather_boots,itm_lance,itm_dale_shield_d,itm_dale_horse,],attr_tier_4,wp_tier_4,knows_riding_3|knows_ironflesh_2|knows_power_strike_1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irions_guard_of_dale</text:p>
          </table:table-cell>
          <table:table-cell table:style-name="ce6" office:value-type="string" calcext:value-type="string">
            <text:p>Girion's_Guard_of_Dale</text:p>
          </table:table-cell>
          <table:table-cell table:style-name="ce6" office:value-type="string" calcext:value-type="string">
            <text:p>Girion's_Guards_of_Dale</text:p>
          </table:table-cell>
          <table:table-cell table:style-name="ce12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f,</text:p>
          </table:table-cell>
          <table:table-cell table:style-name="ce18" office:value-type="string" calcext:value-type="string">
            <text:p>itm_dale_armor_k,itm_dale_armor_l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lance,itm_dale_sword_long,</text:p>
          </table:table-cell>
          <table:table-cell table:style-name="ce18" office:value-type="string" calcext:value-type="string">
            <text:p>itm_dale_shield_d,</text:p>
          </table:table-cell>
          <table:table-cell table:style-name="ce18" office:value-type="string" calcext:value-type="string">
            <text:p>itm_dale_warhorse,</text:p>
          </table:table-cell>
          <table:table-cell table:style-name="ce29" office:value-type="string" calcext:value-type="string">
            <text:p>attr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riding_4|knows_shield_2|knows_ironflesh_3|knows_power_strike_2</text:p>
          </table:table-cell>
          <table:table-cell table:style-name="ce32" office:value-type="string" calcext:value-type="string">
            <text:p>vaegir_face_middle_1</text:p>
          </table:table-cell>
          <table:table-cell table:style-name="ce32" office:value-type="string" calcext:value-type="string">
            <text:p>vaegir_face_older_2</text:p>
          </table:table-cell>
          <table:table-cell table:style-name="ce34"/>
          <table:table-cell table:style-name="ce7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girions_guard_of_dale&quot;,&quot;Girion's_Guard_of_Dale&quot;,&quot;Girion's_Guards_of_Dale&quot;,tf_mounted| tfg_boots| tfg_gloves| tfg_armor| tfg_helm| tfg_horse| tfg_shield|tfg_polearm,0,0,fac_dale,[itm_dale_helmet_f,itm_dale_armor_k,itm_dale_armor_l,itm_leather_gloves,itm_leather_boots,itm_lance,itm_dale_sword_long,itm_dale_shield_d,itm_dale_warhorse,],attr_tier_5,wp_tier_5,knows_riding_4|knows_shield_2|knows_ironflesh_3|knows_power_strike_2,vaegir_face_middle_1,vaegir_face_older_2]," calcext:value-type="string">
            <text:p>["girions_guard_of_dale","Girion's_Guard_of_Dale","Girion's_Guards_of_Dale",tf_mounted| tfg_boots| tfg_gloves| tfg_armor| tfg_helm| tfg_horse| tfg_shield|tfg_polearm,0,0,fac_dale,[itm_dale_helmet_f,itm_dale_armor_k,itm_dale_armor_l,itm_leather_gloves,itm_leather_boots,itm_lance,itm_dale_sword_long,itm_dale_shield_d,itm_dale_warhorse,],attr_tier_5,wp_tier_5,knows_riding_4|knows_shield_2|knows_ironflesh_3|knows_power_strike_2,vaegir_face_middle_1,vaegir_face_older_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Rhun</text:p>
          </table:table-cell>
          <table:table-cell table:style-name="ce7" table:number-columns-repeated="19"/>
          <table:table-cell table:style-name="ce7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office:value-type="string" office:string-value="#Rhun" calcext:value-type="string">
            <text:p>#Rhu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tribesman</text:p>
          </table:table-cell>
          <table:table-cell table:style-name="ce6" office:value-type="string" calcext:value-type="string">
            <text:p>Rhun_Tribesman</text:p>
          </table:table-cell>
          <table:table-cell table:style-name="ce6" office:value-type="string" calcext:value-type="string">
            <text:p>Rhun_Tribesmen</text:p>
          </table:table-cell>
          <table:table-cell table:style-name="ce12" office:value-type="string" calcext:value-type="string">
            <text:p>tf_evil_man| tf_mounted| tfg_boots| tfg_armor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/>
          <table:table-cell table:style-name="ce18" office:value-type="string" calcext:value-type="string">
            <text:p>itm_rhun_armor_a,itm_rhun_armor_b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hortsword,</text:p>
          </table:table-cell>
          <table:table-cell table:style-name="ce18" office:value-type="string" calcext:value-type="string">
            <text:p>itm_arrows,itm_hunting_bow,</text:p>
          </table:table-cell>
          <table:table-cell table:style-name="ce18"/>
          <table:table-cell table:style-name="ce29" office:value-type="string" calcext:value-type="string">
            <text:p>attr_evil_tier_1</text:p>
          </table:table-cell>
          <table:table-cell table:style-name="ce29" office:value-type="string" calcext:value-type="string">
            <text:p>wp_tier_1</text:p>
          </table:table-cell>
          <table:table-cell table:style-name="ce29" office:value-type="string" calcext:value-type="string">
            <text:p>knows_common|knows_riding_3|knows_power_draw_2|knows_horse_archery_2</text:p>
          </table:table-cell>
          <table:table-cell table:style-name="ce32" office:value-type="string" calcext:value-type="string">
            <text:p>rhun_man1</text:p>
          </table:table-cell>
          <table:table-cell table:style-name="ce32" office:value-type="string" calcext:value-type="string">
            <text:p>rhun_man2</text:p>
          </table:table-cell>
          <table:table-cell table:style-name="ce34"/>
          <table:table-cell table:style-name="ce7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[&quot;rhun_tribesman&quot;,&quot;Rhun_Tribesman&quot;,&quot;Rhun_Tribesmen&quot;,tf_evil_man| tf_mounted| tfg_boots| tfg_armor,0,0,fac_rhun,[itm_rhun_armor_a,itm_rhun_armor_b,itm_furry_boots,itm_rhun_shortsword,itm_arrows,itm_hunting_bow,],attr_evil_tier_1,wp_tier_1,knows_common|knows_riding_3|knows_power_draw_2|knows_horse_archery_2,rhun_man1,rhun_man2]," calcext:value-type="string">
            <text:p>["rhun_tribesman","Rhun_Tribesman","Rhun_Tribesmen",tf_evil_man| tf_mounted| tfg_boots| tfg_armor,0,0,fac_rhun,[itm_rhun_armor_a,itm_rhun_armor_b,itm_furry_boots,itm_rhun_shortsword,itm_arrows,itm_hunting_bow,],attr_evil_tier_1,wp_tier_1,knows_common|knows_riding_3|knows_power_draw_2|knows_horse_archery_2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horse_scout</text:p>
          </table:table-cell>
          <table:table-cell table:style-name="ce6" office:value-type="string" calcext:value-type="string">
            <text:p>Rhun_Horse_Scout</text:p>
          </table:table-cell>
          <table:table-cell table:style-name="ce6" office:value-type="string" calcext:value-type="string">
            <text:p>Rhun_Horse_Scouts</text:p>
          </table:table-cell>
          <table:table-cell table:style-name="ce12" office:value-type="string" calcext:value-type="string">
            <text:p>tf_evil_man| tf_mounted| tfg_boots| tfg_armor| tfg_horse| tfg_range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/>
          <table:table-cell table:style-name="ce18" office:value-type="string" calcext:value-type="string">
            <text:p>itm_rhun_armor_a,itm_rhun_armor_b,itm_rhun_armor_d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arrows,itm_nomad_bow,</text:p>
          </table:table-cell>
          <table:table-cell table:style-name="ce18" office:value-type="string" calcext:value-type="string">
            <text:p>itm_rhun_falchion,</text:p>
          </table:table-cell>
          <table:table-cell table:style-name="ce18" office:value-type="string" calcext:value-type="string">
            <text:p>itm_rhun_horse_a,itm_rhun_horse_b,</text:p>
          </table:table-cell>
          <table:table-cell table:style-name="ce29" office:value-type="string" calcext:value-type="string">
            <text:p>attr_evil_tier_2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common|knows_riding_4|knows_power_draw_3|knows_power_throw_1|knows_horse_archery_3</text:p>
          </table:table-cell>
          <table:table-cell table:style-name="ce32" office:value-type="string" calcext:value-type="string">
            <text:p>rhun_man1</text:p>
          </table:table-cell>
          <table:table-cell table:style-name="ce32" office:value-type="string" calcext:value-type="string">
            <text:p>rhun_man2</text:p>
          </table:table-cell>
          <table:table-cell table:style-name="ce34"/>
          <table:table-cell table:style-name="ce7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office:value-type="string" office:string-value="[&quot;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" calcext:value-type="string">
            <text:p>["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horse_archer</text:p>
          </table:table-cell>
          <table:table-cell table:style-name="ce6" office:value-type="string" calcext:value-type="string">
            <text:p>Rhun_Horse_Archer</text:p>
          </table:table-cell>
          <table:table-cell table:style-name="ce6" office:value-type="string" calcext:value-type="string">
            <text:p>Rhun_Horse_Archers</text:p>
          </table:table-cell>
          <table:table-cell table:style-name="ce12" office:value-type="string" calcext:value-type="string">
            <text:p>tf_evil_man| tf_mounted| tfg_boots| tfg_armor| tfg_ranged| tfg_hors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k,itm_rhun_helm_l,</text:p>
          </table:table-cell>
          <table:table-cell table:style-name="ce18" office:value-type="string" calcext:value-type="string">
            <text:p>itm_rhun_armor_a,itm_rhun_armor_b,itm_rhun_armor_d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arrows,itm_nomad_bow,</text:p>
          </table:table-cell>
          <table:table-cell table:style-name="ce18" office:value-type="string" calcext:value-type="string">
            <text:p>itm_rhun_sword,</text:p>
          </table:table-cell>
          <table:table-cell table:style-name="ce18" office:value-type="string" calcext:value-type="string">
            <text:p>itm_rhun_horse_a,itm_rhun_horse_b,</text:p>
          </table:table-cell>
          <table:table-cell table:style-name="ce29" office:value-type="string" calcext:value-type="string">
            <text:p>attr_evil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riding_5|knows_power_draw_3|knows_ironflesh_1|knows_horse_archery_4|knows_power_throw_1</text:p>
          </table:table-cell>
          <table:table-cell table:style-name="ce32" office:value-type="string" calcext:value-type="string">
            <text:p>rhun_man1</text:p>
          </table:table-cell>
          <table:table-cell table:style-name="ce32" office:value-type="string" calcext:value-type="string">
            <text:p>rhun_man2</text:p>
          </table:table-cell>
          <table:table-cell table:style-name="ce34"/>
          <table:table-cell table:style-name="ce7"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 office:value-type="string" office:string-value="[&quot;rhun_horse_archer&quot;,&quot;Rhun_Horse_Archer&quot;,&quot;Rhun_Horse_Archers&quot;,tf_evil_man| tf_mounted| tfg_boots| tfg_armor| tfg_ranged| tfg_horse,0,0,fac_rhun,[itm_rhun_helm_k,itm_rhun_helm_l,itm_rhun_armor_a,itm_rhun_armor_b,itm_rhun_armor_d,itm_furry_boots,itm_arrows,itm_nomad_bow,itm_rhun_sword,itm_rhun_horse_a,itm_rhun_horse_b,],attr_evil_tier_3,wp_tier_3,knows_riding_5|knows_power_draw_3|knows_ironflesh_1|knows_horse_archery_4|knows_power_throw_1,rhun_man1,rhun_man2]," calcext:value-type="string">
            <text:p>["rhun_horse_archer","Rhun_Horse_Archer","Rhun_Horse_Archers",tf_evil_man| tf_mounted| tfg_boots| tfg_armor| tfg_ranged| tfg_horse,0,0,fac_rhun,[itm_rhun_helm_k,itm_rhun_helm_l,itm_rhun_armor_a,itm_rhun_armor_b,itm_rhun_armor_d,itm_furry_boots,itm_arrows,itm_nomad_bow,itm_rhun_sword,itm_rhun_horse_a,itm_rhun_horse_b,],attr_evil_tier_3,wp_tier_3,knows_riding_5|knows_power_draw_3|knows_ironflesh_1|knows_horse_archery_4|knows_power_throw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veteran_horse_archer</text:p>
          </table:table-cell>
          <table:table-cell table:style-name="ce6" office:value-type="string" calcext:value-type="string">
            <text:p>Rhun_Veteran_Horse_Archer</text:p>
          </table:table-cell>
          <table:table-cell table:style-name="ce6" office:value-type="string" calcext:value-type="string">
            <text:p>Rhun_Veteran_Horse_Archers</text:p>
          </table:table-cell>
          <table:table-cell table:style-name="ce12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k,itm_rhun_helm_l,itm_rhun_helm_m,</text:p>
          </table:table-cell>
          <table:table-cell table:style-name="ce18" office:value-type="string" calcext:value-type="string">
            <text:p>itm_rhun_armor_j,itm_rhun_armor_n,itm_rhun_armor_m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arrows,itm_nomad_bow,</text:p>
          </table:table-cell>
          <table:table-cell table:style-name="ce18" office:value-type="string" calcext:value-type="string">
            <text:p>itm_rhun_sword,</text:p>
          </table:table-cell>
          <table:table-cell table:style-name="ce18" office:value-type="string" calcext:value-type="string">
            <text:p>itm_rhun_horse_a,itm_rhun_horse_b,</text:p>
          </table:table-cell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riding_6|knows_power_draw_4|knows_power_strike_1|knows_ironflesh_2|knows_horse_archery_5|knows_power_throw_3</text:p>
          </table:table-cell>
          <table:table-cell table:style-name="ce32" office:value-type="string" calcext:value-type="string">
            <text:p>rhun_man1</text:p>
          </table:table-cell>
          <table:table-cell table:style-name="ce32" office:value-type="string" calcext:value-type="string">
            <text:p>rhun_man2</text:p>
          </table:table-cell>
          <table:table-cell table:style-name="ce34"/>
          <table:table-cell table:style-name="ce7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[&quot;rhun_veteran_horse_archer&quot;,&quot;Rhun_Veteran_Horse_Archer&quot;,&quot;Rhun_Veteran_Horse_Archers&quot;,tf_evil_man| tf_mounted| tfg_boots| tfg_armor| tfg_ranged| tfg_horse| tfg_shield|tfg_helm,0,0,fac_rhun,[itm_rhun_helm_k,itm_rhun_helm_l,itm_rhun_helm_m,itm_rhun_armor_j,itm_rhun_armor_n,itm_rhun_armor_m,itm_furry_boots,itm_arrows,itm_nomad_bow,itm_rhun_sword,itm_rhun_horse_a,itm_rhun_horse_b,],attr_evil_tier_4,wp_tier_4,knows_riding_6|knows_power_draw_4|knows_power_strike_1|knows_ironflesh_2|knows_horse_archery_5|knows_power_throw_3,rhun_man1,rhun_man2]," calcext:value-type="string">
            <text:p>["rhun_veteran_horse_archer","Rhun_Veteran_Horse_Archer","Rhun_Veteran_Horse_Archers",tf_evil_man| tf_mounted| tfg_boots| tfg_armor| tfg_ranged| tfg_horse| tfg_shield|tfg_helm,0,0,fac_rhun,[itm_rhun_helm_k,itm_rhun_helm_l,itm_rhun_helm_m,itm_rhun_armor_j,itm_rhun_armor_n,itm_rhun_armor_m,itm_furry_boots,itm_arrows,itm_nomad_bow,itm_rhun_sword,itm_rhun_horse_a,itm_rhun_horse_b,],attr_evil_tier_4,wp_tier_4,knows_riding_6|knows_power_draw_4|knows_power_strike_1|knows_ironflesh_2|knows_horse_archery_5|knows_power_throw_3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balchoth_horse_archer</text:p>
          </table:table-cell>
          <table:table-cell table:style-name="ce6" office:value-type="string" calcext:value-type="string">
            <text:p>Balchoth_Horse_Archer</text:p>
          </table:table-cell>
          <table:table-cell table:style-name="ce6" office:value-type="string" calcext:value-type="string">
            <text:p>Balchoth_Horse_Archers</text:p>
          </table:table-cell>
          <table:table-cell table:style-name="ce12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l,itm_rhun_helm_i,itm_rhun_helm_j,</text:p>
          </table:table-cell>
          <table:table-cell table:style-name="ce18" office:value-type="string" calcext:value-type="string">
            <text:p>itm_rhun_armor_o,itm_rhun_armor_n,itm_rhun_armor_m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arrows,itm_nomad_bow,</text:p>
          </table:table-cell>
          <table:table-cell table:style-name="ce18" office:value-type="string" calcext:value-type="string">
            <text:p>itm_rhun_sword,itm_rhun_bull1_shield,itm_rhun_bull2_shield,</text:p>
          </table:table-cell>
          <table:table-cell table:style-name="ce18" office:value-type="string" calcext:value-type="string">
            <text:p>itm_rhun_horse_d,itm_rhun_horse_b,</text:p>
          </table:table-cell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riding_6|knows_power_strike_2|knows_power_draw_5|knows_power_throw_4|knows_ironflesh_2|knows_horse_archery_6</text:p>
          </table:table-cell>
          <table:table-cell table:style-name="ce32" office:value-type="string" calcext:value-type="string">
            <text:p>rhun_man1</text:p>
          </table:table-cell>
          <table:table-cell table:style-name="ce32" office:value-type="string" calcext:value-type="string">
            <text:p>rhun_man2</text:p>
          </table:table-cell>
          <table:table-cell table:style-name="ce34"/>
          <table:table-cell table:style-name="ce7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fell_balchoth_horse_archer&quot;,&quot;Balchoth_Horse_Archer&quot;,&quot;Balchoth_Horse_Archers&quot;,tf_evil_man| tf_mounted| tfg_boots| tfg_armor| tfg_horse| tfg_ranged| tfg_shield|tfg_helm,0,0,fac_rhun,[itm_rhun_helm_l,itm_rhun_helm_i,itm_rhun_helm_j,itm_rhun_armor_o,itm_rhun_armor_n,itm_rhun_armor_m,itm_furry_boots,itm_arrows,itm_nomad_bow,itm_rhun_sword,itm_rhun_bull1_shield,itm_rhun_bull2_shield,itm_rhun_horse_d,itm_rhun_horse_b,],attr_evil_tier_5,wp_tier_5,knows_riding_6|knows_power_strike_2|knows_power_draw_5|knows_power_throw_4|knows_ironflesh_2|knows_horse_archery_6,rhun_man1,rhun_man2]," calcext:value-type="string">
            <text:p>["fell_balchoth_horse_archer","Balchoth_Horse_Archer","Balchoth_Horse_Archers",tf_evil_man| tf_mounted| tfg_boots| tfg_armor| tfg_horse| tfg_ranged| tfg_shield|tfg_helm,0,0,fac_rhun,[itm_rhun_helm_l,itm_rhun_helm_i,itm_rhun_helm_j,itm_rhun_armor_o,itm_rhun_armor_n,itm_rhun_armor_m,itm_furry_boots,itm_arrows,itm_nomad_bow,itm_rhun_sword,itm_rhun_bull1_shield,itm_rhun_bull2_shield,itm_rhun_horse_d,itm_rhun_horse_b,],attr_evil_tier_5,wp_tier_5,knows_riding_6|knows_power_strike_2|knows_power_draw_5|knows_power_throw_4|knows_ironflesh_2|knows_horse_archery_6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swift_horseman</text:p>
          </table:table-cell>
          <table:table-cell table:style-name="ce6" office:value-type="string" calcext:value-type="string">
            <text:p>Rhun_Swift_Horseman</text:p>
          </table:table-cell>
          <table:table-cell table:style-name="ce6" office:value-type="string" calcext:value-type="string">
            <text:p>Rhun_Swift_Horsemen</text:p>
          </table:table-cell>
          <table:table-cell table:style-name="ce12" office:value-type="string" calcext:value-type="string">
            <text:p>tf_evil_man| tf_mounted| tfg_boots| tfg_armor| tfg_ranged| tfg_hors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g,itm_rhun_helm_h,</text:p>
          </table:table-cell>
          <table:table-cell table:style-name="ce18" office:value-type="string" calcext:value-type="string">
            <text:p>itm_rhun_armor_a,itm_rhun_armor_d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word,itm_light_lance,</text:p>
          </table:table-cell>
          <table:table-cell table:style-name="ce18"/>
          <table:table-cell table:style-name="ce18" office:value-type="string" calcext:value-type="string">
            <text:p>itm_rhun_horse_a,itm_rhun_horse_b,</text:p>
          </table:table-cell>
          <table:table-cell table:style-name="ce29" office:value-type="string" calcext:value-type="string">
            <text:p>attr_evil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riding_5|knows_power_draw_4|knows_ironflesh_1|knows_power_throw_1</text:p>
          </table:table-cell>
          <table:table-cell table:style-name="ce32" office:value-type="string" calcext:value-type="string">
            <text:p>rhun_man1</text:p>
          </table:table-cell>
          <table:table-cell table:style-name="ce32" office:value-type="string" calcext:value-type="string">
            <text:p>rhun_man2</text:p>
          </table:table-cell>
          <table:table-cell table:style-name="ce34"/>
          <table:table-cell table:style-name="ce7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rhun_swift_horseman&quot;,&quot;Rhun_Swift_Horseman&quot;,&quot;Rhun_Swift_Horsemen&quot;,tf_evil_man| tf_mounted| tfg_boots| tfg_armor| tfg_ranged| tfg_horse,0,0,fac_rhun,[itm_rhun_helm_g,itm_rhun_helm_h,itm_rhun_armor_a,itm_rhun_armor_d,itm_furry_boots,itm_rhun_sword,itm_light_lance,itm_rhun_horse_a,itm_rhun_horse_b,],attr_evil_tier_3,wp_tier_3,knows_common|knows_riding_5|knows_power_draw_4|knows_ironflesh_1|knows_power_throw_1,rhun_man1,rhun_man2]," calcext:value-type="string">
            <text:p>["rhun_swift_horseman","Rhun_Swift_Horseman","Rhun_Swift_Horsemen",tf_evil_man| tf_mounted| tfg_boots| tfg_armor| tfg_ranged| tfg_horse,0,0,fac_rhun,[itm_rhun_helm_g,itm_rhun_helm_h,itm_rhun_armor_a,itm_rhun_armor_d,itm_furry_boots,itm_rhun_sword,itm_light_lance,itm_rhun_horse_a,itm_rhun_horse_b,],attr_evil_tier_3,wp_tier_3,knows_common|knows_riding_5|knows_power_draw_4|knows_ironflesh_1|knows_power_throw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veteran_swift_horseman</text:p>
          </table:table-cell>
          <table:table-cell table:style-name="ce6" office:value-type="string" calcext:value-type="string">
            <text:p>Rhun_Veteran_Swift_Horseman</text:p>
          </table:table-cell>
          <table:table-cell table:style-name="ce6" office:value-type="string" calcext:value-type="string">
            <text:p>Rhun_Veteran_Swift_Horsemen</text:p>
          </table:table-cell>
          <table:table-cell table:style-name="ce12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a,itm_rhun_helm_b,itm_rhun_helm_j,</text:p>
          </table:table-cell>
          <table:table-cell table:style-name="ce18" office:value-type="string" calcext:value-type="string">
            <text:p>itm_rhun_armor_j,itm_rhun_armor_n,itm_rhun_armor_m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word,itm_light_lance,</text:p>
          </table:table-cell>
          <table:table-cell table:style-name="ce18" office:value-type="string" calcext:value-type="string">
            <text:p>itm_rhun_bull1_shield,</text:p>
          </table:table-cell>
          <table:table-cell table:style-name="ce18" office:value-type="string" calcext:value-type="string">
            <text:p>itm_rhun_horse_d,itm_rhun_horse_b,</text:p>
          </table:table-cell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riding_6|knows_power_strike_2|knows_power_draw_2|knows_power_throw_2|knows_ironflesh_2|knows_horse_archery_1</text:p>
          </table:table-cell>
          <table:table-cell table:style-name="ce32" office:value-type="string" calcext:value-type="string">
            <text:p>rhun_man1</text:p>
          </table:table-cell>
          <table:table-cell table:style-name="ce32" office:value-type="string" calcext:value-type="string">
            <text:p>rhun_man2</text:p>
          </table:table-cell>
          <table:table-cell table:style-name="ce34"/>
          <table:table-cell table:style-name="ce7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rhun_veteran_swift_horseman&quot;,&quot;Rhun_Veteran_Swift_Horseman&quot;,&quot;Rhun_Veteran_Swift_Horsemen&quot;,tf_evil_man| tf_mounted| tfg_boots| tfg_armor| tfg_horse| tfg_shield|tfg_helm|tfg_polearm,0,0,fac_rhun,[itm_rhun_helm_a,itm_rhun_helm_b,itm_rhun_helm_j,itm_rhun_armor_j,itm_rhun_armor_n,itm_rhun_armor_m,itm_furry_boots,itm_rhun_sword,itm_light_lance,itm_rhun_bull1_shield,itm_rhun_horse_d,itm_rhun_horse_b,],attr_evil_tier_4,wp_tier_4,knows_riding_6|knows_power_strike_2|knows_power_draw_2|knows_power_throw_2|knows_ironflesh_2|knows_horse_archery_1,rhun_man1,rhun_man2]," calcext:value-type="string">
            <text:p>["rhun_veteran_swift_horseman","Rhun_Veteran_Swift_Horseman","Rhun_Veteran_Swift_Horsemen",tf_evil_man| tf_mounted| tfg_boots| tfg_armor| tfg_horse| tfg_shield|tfg_helm|tfg_polearm,0,0,fac_rhun,[itm_rhun_helm_a,itm_rhun_helm_b,itm_rhun_helm_j,itm_rhun_armor_j,itm_rhun_armor_n,itm_rhun_armor_m,itm_furry_boots,itm_rhun_sword,itm_light_lance,itm_rhun_bull1_shield,itm_rhun_horse_d,itm_rhun_horse_b,],attr_evil_tier_4,wp_tier_4,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alcon_horseman</text:p>
          </table:table-cell>
          <table:table-cell table:style-name="ce6" office:value-type="string" calcext:value-type="string">
            <text:p>Falcon_Horseman</text:p>
          </table:table-cell>
          <table:table-cell table:style-name="ce6" office:value-type="string" calcext:value-type="string">
            <text:p>Falcon_Horsemen</text:p>
          </table:table-cell>
          <table:table-cell table:style-name="ce12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a,itm_rhun_helm_b,itm_rhun_helm_j,</text:p>
          </table:table-cell>
          <table:table-cell table:style-name="ce18" office:value-type="string" calcext:value-type="string">
            <text:p>itm_rhun_armor_g,itm_rhun_armor_h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word,itm_light_lance,</text:p>
          </table:table-cell>
          <table:table-cell table:style-name="ce18" office:value-type="string" calcext:value-type="string">
            <text:p>itm_rhun_bull1_shield,</text:p>
          </table:table-cell>
          <table:table-cell table:style-name="ce18" office:value-type="string" calcext:value-type="string">
            <text:p>itm_rhun_horse_e,itm_rhun_horse_f,</text:p>
          </table:table-cell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riding_6|knows_power_strike_3|knows_power_draw_2|knows_power_throw_2|knows_ironflesh_2</text:p>
          </table:table-cell>
          <table:table-cell table:style-name="ce32" office:value-type="string" calcext:value-type="string">
            <text:p>rhun_man1</text:p>
          </table:table-cell>
          <table:table-cell table:style-name="ce32" office:value-type="string" calcext:value-type="string">
            <text:p>rhun_man2</text:p>
          </table:table-cell>
          <table:table-cell table:style-name="ce34"/>
          <table:table-cell table:style-name="ce7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falcon_horseman&quot;,&quot;Falcon_Horseman&quot;,&quot;Falcon_Horsemen&quot;,tf_evil_man| tf_mounted| tfg_boots| tfg_helm|tfg_armor| tfg_horse| tfg_shield|tfg_polearm,0,0,fac_rhun,[itm_rhun_helm_a,itm_rhun_helm_b,itm_rhun_helm_j,itm_rhun_armor_g,itm_rhun_armor_h,itm_furry_boots,itm_rhun_sword,itm_light_lance,itm_rhun_bull1_shield,itm_rhun_horse_e,itm_rhun_horse_f,],attr_evil_tier_5,wp_tier_5,knows_riding_6|knows_power_strike_3|knows_power_draw_2|knows_power_throw_2|knows_ironflesh_2,rhun_man1,rhun_man2]," calcext:value-type="string">
            <text:p>["falcon_horseman","Falcon_Horseman","Falcon_Horsemen",tf_evil_man| tf_mounted| tfg_boots| tfg_helm|tfg_armor| tfg_horse| tfg_shield|tfg_polearm,0,0,fac_rhun,[itm_rhun_helm_a,itm_rhun_helm_b,itm_rhun_helm_j,itm_rhun_armor_g,itm_rhun_armor_h,itm_furry_boots,itm_rhun_sword,itm_light_lance,itm_rhun_bull1_shield,itm_rhun_horse_e,itm_rhun_horse_f,],attr_evil_tier_5,wp_tier_5,knows_riding_6|knows_power_strike_3|knows_power_draw_2|knows_power_throw_2|knows_ironflesh_2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tribal_warrior</text:p>
          </table:table-cell>
          <table:table-cell table:style-name="ce6" office:value-type="string" calcext:value-type="string">
            <text:p>Rhun_Tribal_Warrior</text:p>
          </table:table-cell>
          <table:table-cell table:style-name="ce6" office:value-type="string" calcext:value-type="string">
            <text:p>Rhun_Tribal_Warriors</text:p>
          </table:table-cell>
          <table:table-cell table:style-name="ce12" office:value-type="string" calcext:value-type="string">
            <text:p>tf_evil_man| tfg_boots| tfg_armor| tfg_shiel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/>
          <table:table-cell table:style-name="ce18" office:value-type="string" calcext:value-type="string">
            <text:p>itm_rhun_armor_a,itm_rhun_armor_b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falchion,itm_rhun_shortsword,</text:p>
          </table:table-cell>
          <table:table-cell table:style-name="ce18" office:value-type="string" calcext:value-type="string">
            <text:p>itm_rhun_shield,</text:p>
          </table:table-cell>
          <table:table-cell table:style-name="ce18"/>
          <table:table-cell table:style-name="ce29" office:value-type="string" calcext:value-type="string">
            <text:p>attr_evil_tier_2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common</text:p>
          </table:table-cell>
          <table:table-cell table:style-name="ce32" office:value-type="string" calcext:value-type="string">
            <text:p>rhun_man1</text:p>
          </table:table-cell>
          <table:table-cell table:style-name="ce32" office:value-type="string" calcext:value-type="string">
            <text:p>rhun_man2</text:p>
          </table:table-cell>
          <table:table-cell table:style-name="ce34"/>
          <table:table-cell table:style-name="ce7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rhun_tribal_warrior&quot;,&quot;Rhun_Tribal_Warrior&quot;,&quot;Rhun_Tribal_Warriors&quot;,tf_evil_man| tfg_boots| tfg_armor| tfg_shield,0,0,fac_rhun,[itm_rhun_armor_a,itm_rhun_armor_b,itm_furry_boots,itm_rhun_falchion,itm_rhun_shortsword,itm_rhun_shield,],attr_evil_tier_2,wp_tier_2,knows_common,rhun_man1,rhun_man2]," calcext:value-type="string">
            <text:p>["rhun_tribal_warrior","Rhun_Tribal_Warrior","Rhun_Tribal_Warriors",tf_evil_man| tfg_boots| tfg_armor| tfg_shield,0,0,fac_rhun,[itm_rhun_armor_a,itm_rhun_armor_b,itm_furry_boots,itm_rhun_falchion,itm_rhun_shortsword,itm_rhun_shield,],attr_evil_tier_2,wp_tier_2,knows_common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tribal_infantry</text:p>
          </table:table-cell>
          <table:table-cell table:style-name="ce6" office:value-type="string" calcext:value-type="string">
            <text:p>Rhun_Tribal_Infantryman</text:p>
          </table:table-cell>
          <table:table-cell table:style-name="ce6" office:value-type="string" calcext:value-type="string">
            <text:p>Rhun_Tribal_Infantry</text:p>
          </table:table-cell>
          <table:table-cell table:style-name="ce12" office:value-type="string" calcext:value-type="string">
            <text:p>tf_evil_man| tfg_boots| tfg_armor| tfg_shiel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k,itm_rhun_helm_l,itm_rhun_helm_m,</text:p>
          </table:table-cell>
          <table:table-cell table:style-name="ce18" office:value-type="string" calcext:value-type="string">
            <text:p>itm_rhun_armor_a,itm_rhun_armor_b,itm_rhun_armor_d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glaive,itm_rhun_greatfalchion,</text:p>
          </table:table-cell>
          <table:table-cell table:style-name="ce18" office:value-type="string" calcext:value-type="string">
            <text:p>itm_rhun_shield,</text:p>
          </table:table-cell>
          <table:table-cell table:style-name="ce18"/>
          <table:table-cell table:style-name="ce29" office:value-type="string" calcext:value-type="string">
            <text:p>attr_evil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athletics_1|knows_ironflesh_1|knows_power_strike_1|knows_shield_2</text:p>
          </table:table-cell>
          <table:table-cell table:style-name="ce32" office:value-type="string" calcext:value-type="string">
            <text:p>rhun_man1</text:p>
          </table:table-cell>
          <table:table-cell table:style-name="ce32" office:value-type="string" calcext:value-type="string">
            <text:p>rhun_man2</text:p>
          </table:table-cell>
          <table:table-cell table:style-name="ce34"/>
          <table:table-cell table:style-name="ce7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rhun_tribal_infantry&quot;,&quot;Rhun_Tribal_Infantryman&quot;,&quot;Rhun_Tribal_Infantry&quot;,tf_evil_man| tfg_boots| tfg_armor| tfg_shield,0,0,fac_rhun,[itm_rhun_helm_k,itm_rhun_helm_l,itm_rhun_helm_m,itm_rhun_armor_a,itm_rhun_armor_b,itm_rhun_armor_d,itm_furry_boots,itm_rhun_glaive,itm_rhun_greatfalchion,itm_rhun_shield,],attr_evil_tier_3,wp_tier_3,knows_athletics_1|knows_ironflesh_1|knows_power_strike_1|knows_shield_2,rhun_man1,rhun_man2]," calcext:value-type="string">
            <text:p>["rhun_tribal_infantry","Rhun_Tribal_Infantryman","Rhun_Tribal_Infantry",tf_evil_man| tfg_boots| tfg_armor| tfg_shield,0,0,fac_rhun,[itm_rhun_helm_k,itm_rhun_helm_l,itm_rhun_helm_m,itm_rhun_armor_a,itm_rhun_armor_b,itm_rhun_armor_d,itm_furry_boots,itm_rhun_glaive,itm_rhun_greatfalchion,itm_rhun_shield,],attr_evil_tier_3,wp_tier_3,knows_athletics_1|knows_ironflesh_1|knows_power_strike_1|knows_shield_2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vet_infantry</text:p>
          </table:table-cell>
          <table:table-cell table:style-name="ce6" office:value-type="string" calcext:value-type="string">
            <text:p>Rhun_Veteran_Infantryman</text:p>
          </table:table-cell>
          <table:table-cell table:style-name="ce6" office:value-type="string" calcext:value-type="string">
            <text:p>Rhun_Veteran_Infantry</text:p>
          </table:table-cell>
          <table:table-cell table:style-name="ce12" office:value-type="string" calcext:value-type="string">
            <text:p>tf_evil_man| tfg_shiel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c,itm_rhun_helm_e,itm_rhun_helm_i,</text:p>
          </table:table-cell>
          <table:table-cell table:style-name="ce18" office:value-type="string" calcext:value-type="string">
            <text:p>itm_rhun_armor_j,itm_rhun_armor_b,itm_rhun_armor_d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falchion,itm_rhun_glaive,itm_rhun_greatfalchion,itm_rhun_battleaxe,</text:p>
          </table:table-cell>
          <table:table-cell table:style-name="ce18" office:value-type="string" calcext:value-type="string">
            <text:p>itm_rhun_shield,</text:p>
          </table:table-cell>
          <table:table-cell table:style-name="ce18"/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athletics_2|knows_ironflesh_2|knows_power_strike_2|knows_shield_2</text:p>
          </table:table-cell>
          <table:table-cell table:style-name="ce32" office:value-type="string" calcext:value-type="string">
            <text:p>rhun_man1</text:p>
          </table:table-cell>
          <table:table-cell table:style-name="ce32" office:value-type="string" calcext:value-type="string">
            <text:p>rhun_man2</text:p>
          </table:table-cell>
          <table:table-cell table:style-name="ce34"/>
          <table:table-cell table:style-name="ce7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rhun_vet_infantry&quot;,&quot;Rhun_Veteran_Infantryman&quot;,&quot;Rhun_Veteran_Infantry&quot;,tf_evil_man| tfg_shield| tfg_boots| tfg_armor| tfg_helm,0,0,fac_rhun,[itm_rhun_helm_c,itm_rhun_helm_e,itm_rhun_helm_i,itm_rhun_armor_j,itm_rhun_armor_b,itm_rhun_armor_d,itm_furry_boots,itm_rhun_falchion,itm_rhun_glaive,itm_rhun_greatfalchion,itm_rhun_battleaxe,itm_rhun_shield,],attr_evil_tier_4,wp_tier_4,knows_athletics_2|knows_ironflesh_2|knows_power_strike_2|knows_shield_2,rhun_man1,rhun_man2]," calcext:value-type="string">
            <text:p>["rhun_vet_infantry","Rhun_Veteran_Infantryman","Rhun_Veteran_Infantry",tf_evil_man| tfg_shield| tfg_boots| tfg_armor| tfg_helm,0,0,fac_rhun,[itm_rhun_helm_c,itm_rhun_helm_e,itm_rhun_helm_i,itm_rhun_armor_j,itm_rhun_armor_b,itm_rhun_armor_d,itm_furry_boots,itm_rhun_falchion,itm_rhun_glaive,itm_rhun_greatfalchion,itm_rhun_battleaxe,itm_rhun_shield,],attr_evil_tier_4,wp_tier_4,knows_athletics_2|knows_ironflesh_2|knows_power_strike_2|knows_shield_2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nfantry_of_the_ox</text:p>
          </table:table-cell>
          <table:table-cell table:style-name="ce6" office:value-type="string" calcext:value-type="string">
            <text:p>Infantryman_of_the_Ox</text:p>
          </table:table-cell>
          <table:table-cell table:style-name="ce6" office:value-type="string" calcext:value-type="string">
            <text:p>Infantry_of_the_Ox</text:p>
          </table:table-cell>
          <table:table-cell table:style-name="ce12" office:value-type="string" calcext:value-type="string">
            <text:p>tf_evil_man| tfg_shiel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a,itm_rhun_helm_b,itm_rhun_helm_j,</text:p>
          </table:table-cell>
          <table:table-cell table:style-name="ce18" office:value-type="string" calcext:value-type="string">
            <text:p>itm_rhun_armor_g,itm_rhun_armor_h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falchion,itm_rhun_greataxe,itm_rhun_battleaxe,itm_rhun_greatsword,</text:p>
          </table:table-cell>
          <table:table-cell table:style-name="ce18" office:value-type="string" calcext:value-type="string">
            <text:p>itm_rhun_bull2_shield,</text:p>
          </table:table-cell>
          <table:table-cell table:style-name="ce18"/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athletics_3|knows_shield_2|knows_ironflesh_3|knows_power_strike_3</text:p>
          </table:table-cell>
          <table:table-cell table:style-name="ce32" office:value-type="string" calcext:value-type="string">
            <text:p>rhun_man1</text:p>
          </table:table-cell>
          <table:table-cell table:style-name="ce32" office:value-type="string" calcext:value-type="string">
            <text:p>rhun_man2</text:p>
          </table:table-cell>
          <table:table-cell table:style-name="ce34"/>
          <table:table-cell table:style-name="ce7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infantry_of_the_ox&quot;,&quot;Infantryman_of_the_Ox&quot;,&quot;Infantry_of_the_Ox&quot;,tf_evil_man| tfg_shield| tfg_boots| tfg_armor| tfg_helm,0,0,fac_rhun,[itm_rhun_helm_a,itm_rhun_helm_b,itm_rhun_helm_j,itm_rhun_armor_g,itm_rhun_armor_h,itm_furry_boots,itm_rhun_falchion,itm_rhun_greataxe,itm_rhun_battleaxe,itm_rhun_greatsword,itm_rhun_bull2_shield,],attr_evil_tier_5,wp_tier_5,knows_athletics_3|knows_shield_2|knows_ironflesh_3|knows_power_strike_3,rhun_man1,rhun_man2]," calcext:value-type="string">
            <text:p>["infantry_of_the_ox","Infantryman_of_the_Ox","Infantry_of_the_Ox",tf_evil_man| tfg_shield| tfg_boots| tfg_armor| tfg_helm,0,0,fac_rhun,[itm_rhun_helm_a,itm_rhun_helm_b,itm_rhun_helm_j,itm_rhun_armor_g,itm_rhun_armor_h,itm_furry_boots,itm_rhun_falchion,itm_rhun_greataxe,itm_rhun_battleaxe,itm_rhun_greatsword,itm_rhun_bull2_shield,],attr_evil_tier_5,wp_tier_5,knows_athletics_3|knows_shield_2|knows_ironflesh_3|knows_power_strike_3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light_horseman</text:p>
          </table:table-cell>
          <table:table-cell table:style-name="ce6" office:value-type="string" calcext:value-type="string">
            <text:p>Rhun_Light_Horseman</text:p>
          </table:table-cell>
          <table:table-cell table:style-name="ce6" office:value-type="string" calcext:value-type="string">
            <text:p>Rhun_Light_Horsemen</text:p>
          </table:table-cell>
          <table:table-cell table:style-name="ce12" office:value-type="string" calcext:value-type="string">
            <text:p>tf_evil_man| tf_mounted| tfg_boots| tfg_armor| tfg_hors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/>
          <table:table-cell table:style-name="ce18" office:value-type="string" calcext:value-type="string">
            <text:p>itm_rhun_armor_a,itm_rhun_armor_b,itm_rhun_armor_d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word,</text:p>
          </table:table-cell>
          <table:table-cell table:style-name="ce18"/>
          <table:table-cell table:style-name="ce18" office:value-type="string" calcext:value-type="string">
            <text:p>itm_rhun_horse_a,itm_rhun_horse_b,</text:p>
          </table:table-cell>
          <table:table-cell table:style-name="ce29" office:value-type="string" calcext:value-type="string">
            <text:p>attr_evil_tier_2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common|knows_riding_4|knows_power_draw_3|knows_power_throw_1|knows_horse_archery_3</text:p>
          </table:table-cell>
          <table:table-cell table:style-name="ce32" office:value-type="string" calcext:value-type="string">
            <text:p>rhun_man1</text:p>
          </table:table-cell>
          <table:table-cell table:style-name="ce32" office:value-type="string" calcext:value-type="string">
            <text:p>rhun_man2</text:p>
          </table:table-cell>
          <table:table-cell table:style-name="ce34"/>
          <table:table-cell table:style-name="ce7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rhun_light_horseman&quot;,&quot;Rhun_Light_Horseman&quot;,&quot;Rhun_Light_Horsemen&quot;,tf_evil_man| tf_mounted| tfg_boots| tfg_armor| tfg_horse,0,0,fac_rhun,[itm_rhun_armor_a,itm_rhun_armor_b,itm_rhun_armor_d,itm_furry_boots,itm_rhun_sword,itm_rhun_horse_a,itm_rhun_horse_b,],attr_evil_tier_2,wp_tier_2,knows_common|knows_riding_4|knows_power_draw_3|knows_power_throw_1|knows_horse_archery_3,rhun_man1,rhun_man2]," calcext:value-type="string">
            <text:p>["rhun_light_horseman","Rhun_Light_Horseman","Rhun_Light_Horsemen",tf_evil_man| tf_mounted| tfg_boots| tfg_armor| tfg_horse,0,0,fac_rhun,[itm_rhun_armor_a,itm_rhun_armor_b,itm_rhun_armor_d,itm_furry_boots,itm_rhun_sword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light_cavalry</text:p>
          </table:table-cell>
          <table:table-cell table:style-name="ce6" office:value-type="string" calcext:value-type="string">
            <text:p>Rhun_Light_Cavalryman</text:p>
          </table:table-cell>
          <table:table-cell table:style-name="ce6" office:value-type="string" calcext:value-type="string">
            <text:p>Rhun_Light_Cavalry</text:p>
          </table:table-cell>
          <table:table-cell table:style-name="ce12" office:value-type="string" calcext:value-type="string">
            <text:p>tf_evil_man| tf_mounted| tfg_boots| tfg_armor| tfg_hors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c,itm_rhun_helm_e,</text:p>
          </table:table-cell>
          <table:table-cell table:style-name="ce18" office:value-type="string" calcext:value-type="string">
            <text:p>itm_rhun_armor_j,itm_rhun_armor_n,itm_rhun_armor_m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word,</text:p>
          </table:table-cell>
          <table:table-cell table:style-name="ce18"/>
          <table:table-cell table:style-name="ce18" office:value-type="string" calcext:value-type="string">
            <text:p>itm_rhun_horse_b,itm_rhun_horse_d,</text:p>
          </table:table-cell>
          <table:table-cell table:style-name="ce29" office:value-type="string" calcext:value-type="string">
            <text:p>attr_evil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riding_5|knows_power_draw_4|knows_power_strike_1|knows_ironflesh_1|knows_power_throw_1</text:p>
          </table:table-cell>
          <table:table-cell table:style-name="ce32" office:value-type="string" calcext:value-type="string">
            <text:p>rhun_man1</text:p>
          </table:table-cell>
          <table:table-cell table:style-name="ce32" office:value-type="string" calcext:value-type="string">
            <text:p>rhun_man2</text:p>
          </table:table-cell>
          <table:table-cell table:style-name="ce34"/>
          <table:table-cell table:style-name="ce7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rhun_light_cavalry&quot;,&quot;Rhun_Light_Cavalryman&quot;,&quot;Rhun_Light_Cavalry&quot;,tf_evil_man| tf_mounted| tfg_boots| tfg_armor| tfg_horse,0,0,fac_rhun,[itm_rhun_helm_c,itm_rhun_helm_e,itm_rhun_armor_j,itm_rhun_armor_n,itm_rhun_armor_m,itm_furry_boots,itm_rhun_sword,itm_rhun_horse_b,itm_rhun_horse_d,],attr_evil_tier_3,wp_tier_3,knows_common|knows_riding_5|knows_power_draw_4|knows_power_strike_1|knows_ironflesh_1|knows_power_throw_1,rhun_man1,rhun_man2]," calcext:value-type="string">
            <text:p>["rhun_light_cavalry","Rhun_Light_Cavalryman","Rhun_Light_Cavalry",tf_evil_man| tf_mounted| tfg_boots| tfg_armor| tfg_horse,0,0,fac_rhun,[itm_rhun_helm_c,itm_rhun_helm_e,itm_rhun_armor_j,itm_rhun_armor_n,itm_rhun_armor_m,itm_furry_boots,itm_rhun_sword,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noble_cavalry</text:p>
          </table:table-cell>
          <table:table-cell table:style-name="ce6" office:value-type="string" calcext:value-type="string">
            <text:p>Rhun_Noble_Cavalryman</text:p>
          </table:table-cell>
          <table:table-cell table:style-name="ce6" office:value-type="string" calcext:value-type="string">
            <text:p>Rhun_Noble_Cavalry</text:p>
          </table:table-cell>
          <table:table-cell table:style-name="ce12" office:value-type="string" calcext:value-type="string">
            <text:p>tf_evil_man| tf_mounted| tfg_boots| tfg_armor| tfg_horse| tfg_shield|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g,itm_rhun_helm_h,</text:p>
          </table:table-cell>
          <table:table-cell table:style-name="ce18" office:value-type="string" calcext:value-type="string">
            <text:p>itm_rhun_armor_n,itm_rhun_armor_h,itm_rhun_armor_g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word,</text:p>
          </table:table-cell>
          <table:table-cell table:style-name="ce18" office:value-type="string" calcext:value-type="string">
            <text:p>itm_rhun_bull1_shield,itm_rhun_bull2_shield,</text:p>
          </table:table-cell>
          <table:table-cell table:style-name="ce18" office:value-type="string" calcext:value-type="string">
            <text:p>itm_rhun_horse_b,itm_rhun_horse_e,itm_rhun_horse_f,</text:p>
          </table:table-cell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riding_6|knows_power_strike_2|knows_power_draw_2|knows_power_throw_2|knows_ironflesh_2|knows_horse_archery_1</text:p>
          </table:table-cell>
          <table:table-cell table:style-name="ce32" office:value-type="string" calcext:value-type="string">
            <text:p>rhun_man1</text:p>
          </table:table-cell>
          <table:table-cell table:style-name="ce32" office:value-type="string" calcext:value-type="string">
            <text:p>rhun_man2</text:p>
          </table:table-cell>
          <table:table-cell table:style-name="ce34"/>
          <table:table-cell table:style-name="ce7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rhun_noble_cavalry&quot;,&quot;Rhun_Noble_Cavalryman&quot;,&quot;Rhun_Noble_Cavalry&quot;,tf_evil_man| tf_mounted| tfg_boots| tfg_armor| tfg_horse| tfg_shield|tfg_helm,0,0,fac_rhun,[itm_rhun_helm_g,itm_rhun_helm_h,itm_rhun_armor_n,itm_rhun_armor_h,itm_rhun_armor_g,itm_furry_boots,itm_rhun_sword,itm_rhun_bull1_shield,itm_rhun_bull2_shield,itm_rhun_horse_b,itm_rhun_horse_e,itm_rhun_horse_f,],attr_evil_tier_4,wp_tier_4,knows_riding_6|knows_power_strike_2|knows_power_draw_2|knows_power_throw_2|knows_ironflesh_2|knows_horse_archery_1,rhun_man1,rhun_man2]," calcext:value-type="string">
            <text:p>["rhun_noble_cavalry","Rhun_Noble_Cavalryman","Rhun_Noble_Cavalry",tf_evil_man| tf_mounted| tfg_boots| tfg_armor| tfg_horse| tfg_shield|tfg_helm,0,0,fac_rhun,[itm_rhun_helm_g,itm_rhun_helm_h,itm_rhun_armor_n,itm_rhun_armor_h,itm_rhun_armor_g,itm_furry_boots,itm_rhun_sword,itm_rhun_bull1_shield,itm_rhun_bull2_shield,itm_rhun_horse_b,itm_rhun_horse_e,itm_rhun_horse_f,],attr_evil_tier_4,wp_tier_4,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heavy_noble_cavalry</text:p>
          </table:table-cell>
          <table:table-cell table:style-name="ce6" office:value-type="string" calcext:value-type="string">
            <text:p>Rhun_Heavy_Noble_Cavalryman</text:p>
          </table:table-cell>
          <table:table-cell table:style-name="ce6" office:value-type="string" calcext:value-type="string">
            <text:p>Rhun_Heavy_Noble_Cavalry</text:p>
          </table:table-cell>
          <table:table-cell table:style-name="ce12" office:value-type="string" calcext:value-type="string">
            <text:p>tf_evil_man| tf_mounted| tfg_boots| tfg_armor| tfg_horse| tfg_shield|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b,itm_rhun_helm_g,</text:p>
          </table:table-cell>
          <table:table-cell table:style-name="ce18" office:value-type="string" calcext:value-type="string">
            <text:p>itm_rhun_armor_p,itm_rhun_armor_k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word,itm_rhun_greatsword,</text:p>
          </table:table-cell>
          <table:table-cell table:style-name="ce18" office:value-type="string" calcext:value-type="string">
            <text:p>itm_rhun_bull3_shield,</text:p>
          </table:table-cell>
          <table:table-cell table:style-name="ce18" office:value-type="string" calcext:value-type="string">
            <text:p>itm_rhun_horse_g,itm_rhun_horse_h,</text:p>
          </table:table-cell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riding_6|knows_power_strike_3|knows_power_draw_2|knows_power_throw_2|knows_ironflesh_2|knows_horse_archery_1</text:p>
          </table:table-cell>
          <table:table-cell table:style-name="ce32" office:value-type="string" calcext:value-type="string">
            <text:p>rhun_man1</text:p>
          </table:table-cell>
          <table:table-cell table:style-name="ce32" office:value-type="string" calcext:value-type="string">
            <text:p>rhun_man2</text:p>
          </table:table-cell>
          <table:table-cell table:style-name="ce34"/>
          <table:table-cell table:style-name="ce7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rhun_heavy_noble_cavalry&quot;,&quot;Rhun_Heavy_Noble_Cavalryman&quot;,&quot;Rhun_Heavy_Noble_Cavalry&quot;,tf_evil_man| tf_mounted| tfg_boots| tfg_armor| tfg_horse| tfg_shield|tfg_helm,0,0,fac_rhun,[itm_rhun_helm_b,itm_rhun_helm_g,itm_rhun_armor_p,itm_rhun_armor_k,itm_furry_boots,itm_rhun_sword,itm_rhun_greatsword,itm_rhun_bull3_shield,itm_rhun_horse_g,itm_rhun_horse_h,],attr_evil_tier_5,wp_tier_5,knows_riding_6|knows_power_strike_3|knows_power_draw_2|knows_power_throw_2|knows_ironflesh_2|knows_horse_archery_1,rhun_man1,rhun_man2]," calcext:value-type="string">
            <text:p>["rhun_heavy_noble_cavalry","Rhun_Heavy_Noble_Cavalryman","Rhun_Heavy_Noble_Cavalry",tf_evil_man| tf_mounted| tfg_boots| tfg_armor| tfg_horse| tfg_shield|tfg_helm,0,0,fac_rhun,[itm_rhun_helm_b,itm_rhun_helm_g,itm_rhun_armor_p,itm_rhun_armor_k,itm_furry_boots,itm_rhun_sword,itm_rhun_greatsword,itm_rhun_bull3_shield,itm_rhun_horse_g,itm_rhun_horse_h,],attr_evil_tier_5,wp_tier_5,knows_riding_6|knows_power_strike_3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orwinion_noble_of_rhun</text:p>
          </table:table-cell>
          <table:table-cell table:style-name="ce6" office:value-type="string" calcext:value-type="string">
            <text:p>Dorwinion_Noble_of_Rhun</text:p>
          </table:table-cell>
          <table:table-cell table:style-name="ce6" office:value-type="string" calcext:value-type="string">
            <text:p>Dorwinion_Nobles_of_Rhun</text:p>
          </table:table-cell>
          <table:table-cell table:style-name="ce12" office:value-type="string" calcext:value-type="string">
            <text:p>tf_evil_man| tf_mounted| tfg_boots| tfg_armor| tfg_horse| tfg_shield|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n,itm_rhun_helm_o,</text:p>
          </table:table-cell>
          <table:table-cell table:style-name="ce18" office:value-type="string" calcext:value-type="string">
            <text:p>itm_rhun_armor_p,itm_rhun_armor_k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word,itm_rhun_greatfalchion,</text:p>
          </table:table-cell>
          <table:table-cell table:style-name="ce18" office:value-type="string" calcext:value-type="string">
            <text:p>itm_rhun_bull3_shield,</text:p>
          </table:table-cell>
          <table:table-cell table:style-name="ce18" office:value-type="string" calcext:value-type="string">
            <text:p>itm_rhun_horse_g,itm_rhun_horse_h,</text:p>
          </table:table-cell>
          <table:table-cell table:style-name="ce29" office:value-type="string" calcext:value-type="string">
            <text:p>attr_evil_tier_6</text:p>
          </table:table-cell>
          <table:table-cell table:style-name="ce29" office:value-type="string" calcext:value-type="string">
            <text:p>wp_tier_6</text:p>
          </table:table-cell>
          <table:table-cell table:style-name="ce29" office:value-type="string" calcext:value-type="string">
            <text:p>knows_riding_7|knows_power_strike_4|knows_power_draw_2|knows_power_throw_2|knows_ironflesh_2|knows_horse_archery_1</text:p>
          </table:table-cell>
          <table:table-cell table:style-name="ce32" office:value-type="string" calcext:value-type="string">
            <text:p>rhun_man1</text:p>
          </table:table-cell>
          <table:table-cell table:style-name="ce32" office:value-type="string" calcext:value-type="string">
            <text:p>rhun_man2</text:p>
          </table:table-cell>
          <table:table-cell table:style-name="ce34"/>
          <table:table-cell table:style-name="ce7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dorwinion_noble_of_rhun&quot;,&quot;Dorwinion_Noble_of_Rhun&quot;,&quot;Dorwinion_Nobles_of_Rhun&quot;,tf_evil_man| tf_mounted| tfg_boots| tfg_armor| tfg_horse| tfg_shield|tfg_helm,0,0,fac_rhun,[itm_rhun_helm_n,itm_rhun_helm_o,itm_rhun_armor_p,itm_rhun_armor_k,itm_furry_boots,itm_rhun_sword,itm_rhun_greatfalchion,itm_rhun_bull3_shield,itm_rhun_horse_g,itm_rhun_horse_h,],attr_evil_tier_6,wp_tier_6,knows_riding_7|knows_power_strike_4|knows_power_draw_2|knows_power_throw_2|knows_ironflesh_2|knows_horse_archery_1,rhun_man1,rhun_man2]," calcext:value-type="string">
            <text:p>["dorwinion_noble_of_rhun","Dorwinion_Noble_of_Rhun","Dorwinion_Nobles_of_Rhun",tf_evil_man| tf_mounted| tfg_boots| tfg_armor| tfg_horse| tfg_shield|tfg_helm,0,0,fac_rhun,[itm_rhun_helm_n,itm_rhun_helm_o,itm_rhun_armor_p,itm_rhun_armor_k,itm_furry_boots,itm_rhun_sword,itm_rhun_greatfalchion,itm_rhun_bull3_shield,itm_rhun_horse_g,itm_rhun_horse_h,],attr_evil_tier_6,wp_tier_6,knows_riding_7|knows_power_strike_4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Dwarves</text:p>
          </table:table-cell>
          <table:table-cell table:style-name="ce7" table:number-columns-repeated="19"/>
          <table:table-cell table:style-name="ce7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office:value-type="string" office:string-value="#Dwarves" calcext:value-type="string">
            <text:p>#Dwarves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dwarven_apprentice</text:p>
          </table:table-cell>
          <table:table-cell table:style-name="ce8" office:value-type="string" calcext:value-type="string">
            <text:p>Apprentice-dwarf</text:p>
          </table:table-cell>
          <table:table-cell table:style-name="ce8" office:value-type="string" calcext:value-type="string">
            <text:p>Apprentice-dwarves</text:p>
          </table:table-cell>
          <table:table-cell table:style-name="ce13" office:value-type="string" calcext:value-type="string">
            <text:p>tf_dwarf| tfg_armor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ood, itm_dwarf_miner,</text:p>
          </table:table-cell>
          <table:table-cell table:style-name="ce19" office:value-type="string" calcext:value-type="string">
            <text:p>itm_dwarf_vest,itm_dwarf_vest_lordly,</text:p>
          </table:table-cell>
          <table:table-cell table:style-name="ce19"/>
          <table:table-cell table:style-name="ce19" office:value-type="string" calcext:value-type="string">
            <text:p>itm_dwarf_pad_boots,</text:p>
          </table:table-cell>
          <table:table-cell table:style-name="ce19" office:value-type="string" calcext:value-type="string">
            <text:p>itm_dwarf_mattock, itm_dwarf_mattock_good, itm_dwarf_hand_axe,</text:p>
          </table:table-cell>
          <table:table-cell table:style-name="ce19" table:number-columns-repeated="2"/>
          <table:table-cell table:style-name="ce30" office:value-type="string" calcext:value-type="string">
            <text:p>attr_dwarf_tier_1</text:p>
          </table:table-cell>
          <table:table-cell table:style-name="ce30" office:value-type="string" calcext:value-type="string">
            <text:p>wp_dwarf_tier_1</text:p>
          </table:table-cell>
          <table:table-cell table:style-name="ce30" office:value-type="string" calcext:value-type="string">
            <text:p>knows_common_dwarf|knows_ironflesh_1|knows_power_strike_1</text:p>
          </table:table-cell>
          <table:table-cell table:style-name="ce33" office:value-type="string" calcext:value-type="string">
            <text:p>dwarf_face_2</text:p>
          </table:table-cell>
          <table:table-cell table:style-name="ce33" office:value-type="string" calcext:value-type="string">
            <text:p>dwarf_face_3</text:p>
          </table:table-cell>
          <table:table-cell table:style-name="ce35"/>
          <table:table-cell table:style-name="ce7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[&quot;dwarven_apprentice&quot;,&quot;Apprentice-dwarf&quot;,&quot;Apprentice-dwarves&quot;,tf_dwarf| tfg_armor| tfg_boots,0,0,fac_dwarf,[itm_dwarf_hood, itm_dwarf_miner,itm_dwarf_vest,itm_dwarf_vest_lordly,itm_dwarf_pad_boots,itm_dwarf_mattock, itm_dwarf_mattock_good, itm_dwarf_hand_axe,],attr_dwarf_tier_1,wp_dwarf_tier_1,knows_common_dwarf|knows_ironflesh_1|knows_power_strike_1,dwarf_face_2,dwarf_face_3]," calcext:value-type="string">
            <text:p>["dwarven_apprentice","Apprentice-dwarf","Apprentice-dwarves",tf_dwarf| tfg_armor| tfg_boots,0,0,fac_dwarf,[itm_dwarf_hood, itm_dwarf_miner,itm_dwarf_vest,itm_dwarf_vest_lordly,itm_dwarf_pad_boots,itm_dwarf_mattock, itm_dwarf_mattock_good, itm_dwarf_hand_axe,],attr_dwarf_tier_1,wp_dwarf_tier_1,knows_common_dwarf|knows_ironflesh_1|knows_power_strike_1,dwarf_face_2,dwarf_face_3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dwarven_warrior</text:p>
          </table:table-cell>
          <table:table-cell table:style-name="ce8" office:value-type="string" calcext:value-type="string">
            <text:p>Warrior-dwarf</text:p>
          </table:table-cell>
          <table:table-cell table:style-name="ce8" office:value-type="string" calcext:value-type="string">
            <text:p>Warrior-dwarves</text:p>
          </table:table-cell>
          <table:table-cell table:style-name="ce13" office:value-type="string" calcext:value-type="string">
            <text:p>tf_dwarf| tfg_armor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coif, itm_dwarf_miner, itm_dwarf_miner_nasal,itm_dwarf_nasal_b,</text:p>
          </table:table-cell>
          <table:table-cell table:style-name="ce19" office:value-type="string" calcext:value-type="string">
            <text:p>itm_dwarf_armor_a,itm_dwarf_vest_lordly,</text:p>
          </table:table-cell>
          <table:table-cell table:style-name="ce19"/>
          <table:table-cell table:style-name="ce19" office:value-type="string" calcext:value-type="string">
            <text:p>itm_dwarf_pad_boots,</text:p>
          </table:table-cell>
          <table:table-cell table:style-name="ce19" office:value-type="string" calcext:value-type="string">
            <text:p>itm_dwarf_mattock_good, itm_dwarf_hand_axe,itm_dwarf_sword_a, itm_dwarf_spear, </text:p>
          </table:table-cell>
          <table:table-cell table:style-name="ce19" office:value-type="string" calcext:value-type="string">
            <text:p>itm_dwarf_shield_d, itm_dwarf_shield_d_good,</text:p>
          </table:table-cell>
          <table:table-cell table:style-name="ce19"/>
          <table:table-cell table:style-name="ce30" office:value-type="string" calcext:value-type="string">
            <text:p>attr_dwarf_tier_2</text:p>
          </table:table-cell>
          <table:table-cell table:style-name="ce30" office:value-type="string" calcext:value-type="string">
            <text:p>wp_dwarf_tier_2</text:p>
          </table:table-cell>
          <table:table-cell table:style-name="ce30" office:value-type="string" calcext:value-type="string">
            <text:p>knows_common_dwarf|knows_athletics_1|knows_power_strike_1|knows_power_throw_2|knows_ironflesh_1</text:p>
          </table:table-cell>
          <table:table-cell table:style-name="ce33" office:value-type="string" calcext:value-type="string">
            <text:p>dwarf_face_1</text:p>
          </table:table-cell>
          <table:table-cell table:style-name="ce33" office:value-type="string" calcext:value-type="string">
            <text:p>dwarf_face_2</text:p>
          </table:table-cell>
          <table:table-cell table:style-name="ce35"/>
          <table:table-cell table:style-name="ce7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office:value-type="string" office:string-value="[&quot;dwarven_warrior&quot;,&quot;Warrior-dwarf&quot;,&quot;Warrior-dwarves&quot;,tf_dwarf| tfg_armor| tfg_shield| tfg_helm| tfg_boots,0,0,fac_dwarf,[itm_dwarf_helm_coif, itm_dwarf_miner, itm_dwarf_miner_nasal,itm_dwarf_nasal_b,itm_dwarf_armor_a,itm_dwarf_vest_lordly,itm_dwarf_pad_boots,itm_dwarf_mattock_good, itm_dwarf_hand_axe,itm_dwarf_sword_a, itm_dwarf_spear, itm_dwarf_shield_d, itm_dwarf_shield_d_good,],attr_dwarf_tier_2,wp_dwarf_tier_2,knows_common_dwarf|knows_athletics_1|knows_power_strike_1|knows_power_throw_2|knows_ironflesh_1,dwarf_face_1,dwarf_face_2]," calcext:value-type="string">
            <text:p>["dwarven_warrior","Warrior-dwarf","Warrior-dwarves",tf_dwarf| tfg_armor| tfg_shield| tfg_helm| tfg_boots,0,0,fac_dwarf,[itm_dwarf_helm_coif, itm_dwarf_miner, itm_dwarf_miner_nasal,itm_dwarf_nasal_b,itm_dwarf_armor_a,itm_dwarf_vest_lordly,itm_dwarf_pad_boots,itm_dwarf_mattock_good, itm_dwarf_hand_axe,itm_dwarf_sword_a, itm_dwarf_spear, itm_dwarf_shield_d, itm_dwarf_shield_d_good,],attr_dwarf_tier_2,wp_dwarf_tier_2,knows_common_dwarf|knows_athletics_1|knows_power_strike_1|knows_power_throw_2|knows_ironflesh_1,dwarf_face_1,dwarf_face_2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dwarven_hardened_warrior</text:p>
          </table:table-cell>
          <table:table-cell table:style-name="ce8" office:value-type="string" calcext:value-type="string">
            <text:p>Hardened_Warrior-dwarf</text:p>
          </table:table-cell>
          <table:table-cell table:style-name="ce8" office:value-type="string" calcext:value-type="string">
            <text:p>Hardened_Warrior-dwarves</text:p>
          </table:table-cell>
          <table:table-cell table:style-name="ce13" office:value-type="string" calcext:value-type="string">
            <text:p>tf_dwarf| tfg_armor| tfg_gloves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coif, itm_dwarf_helm_kettle, itm_dwarf_helm_round,itm_dwarf_nasal_b,</text:p>
          </table:table-cell>
          <table:table-cell table:style-name="ce19" office:value-type="string" calcext:value-type="string">
            <text:p>itm_dwarf_armor_a, itm_dwarf_armor_a_lordly,</text:p>
          </table:table-cell>
          <table:table-cell table:style-name="ce18" office:value-type="string" calcext:value-type="string">
            <text:p>itm_leather_gloves,</text:p>
          </table:table-cell>
          <table:table-cell table:style-name="ce19" office:value-type="string" calcext:value-type="string">
            <text:p>itm_dwarf_pad_boots,</text:p>
          </table:table-cell>
          <table:table-cell table:style-name="ce19" office:value-type="string" calcext:value-type="string">
            <text:p>itm_dwarf_mattock_good, itm_dwarf_hand_axe,itm_dwarf_sword_a, itm_dwarf_spear, </text:p>
          </table:table-cell>
          <table:table-cell table:style-name="ce19" office:value-type="string" calcext:value-type="string">
            <text:p>itm_dwarf_shield_d, itm_dwarf_shield_d_good,itm_dwarf_shield_a, itm_dwarf_shield_a_good,</text:p>
          </table:table-cell>
          <table:table-cell table:style-name="ce19"/>
          <table:table-cell table:style-name="ce30" office:value-type="string" calcext:value-type="string">
            <text:p>attr_dwarf_tier_3</text:p>
          </table:table-cell>
          <table:table-cell table:style-name="ce30" office:value-type="string" calcext:value-type="string">
            <text:p>wp_dwarf_tier_3</text:p>
          </table:table-cell>
          <table:table-cell table:style-name="ce30" office:value-type="string" calcext:value-type="string">
            <text:p>knows_common_dwarf|knows_athletics_2|knows_power_strike_2|knows_power_throw_2|knows_ironflesh_3</text:p>
          </table:table-cell>
          <table:table-cell table:style-name="ce33" office:value-type="string" calcext:value-type="string">
            <text:p>dwarf_face_3</text:p>
          </table:table-cell>
          <table:table-cell table:style-name="ce33" office:value-type="string" calcext:value-type="string">
            <text:p>dwarf_face_4</text:p>
          </table:table-cell>
          <table:table-cell table:style-name="ce35"/>
          <table:table-cell table:style-name="ce7"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 office:value-type="string" office:string-value="[&quot;dwarven_hardened_warrior&quot;,&quot;Hardened_Warrior-dwarf&quot;,&quot;Hardened_Warrior-dwarves&quot;,tf_dwarf| tfg_armor| tfg_gloves| tfg_shield| tfg_helm| tfg_boots,0,0,fac_dwarf,[itm_dwarf_helm_coif, itm_dwarf_helm_kettle, itm_dwarf_helm_round,itm_dwarf_nasal_b,itm_dwarf_armor_a, itm_dwarf_armor_a_lordly,itm_leather_gloves,itm_dwarf_pad_boots,itm_dwarf_mattock_good, itm_dwarf_hand_axe,itm_dwarf_sword_a, itm_dwarf_spear, itm_dwarf_shield_d, itm_dwarf_shield_d_good,itm_dwarf_shield_a, itm_dwarf_shield_a_good,],attr_dwarf_tier_3,wp_dwarf_tier_3,knows_common_dwarf|knows_athletics_2|knows_power_strike_2|knows_power_throw_2|knows_ironflesh_3,dwarf_face_3,dwarf_face_4]," calcext:value-type="string">
            <text:p>["dwarven_hardened_warrior","Hardened_Warrior-dwarf","Hardened_Warrior-dwarves",tf_dwarf| tfg_armor| tfg_gloves| tfg_shield| tfg_helm| tfg_boots,0,0,fac_dwarf,[itm_dwarf_helm_coif, itm_dwarf_helm_kettle, itm_dwarf_helm_round,itm_dwarf_nasal_b,itm_dwarf_armor_a, itm_dwarf_armor_a_lordly,itm_leather_gloves,itm_dwarf_pad_boots,itm_dwarf_mattock_good, itm_dwarf_hand_axe,itm_dwarf_sword_a, itm_dwarf_spear, itm_dwarf_shield_d, itm_dwarf_shield_d_good,itm_dwarf_shield_a, itm_dwarf_shield_a_good,],attr_dwarf_tier_3,wp_dwarf_tier_3,knows_common_dwarf|knows_athletics_2|knows_power_strike_2|knows_power_throw_2|knows_ironflesh_3,dwarf_face_3,dwarf_face_4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dwarven_spearman</text:p>
          </table:table-cell>
          <table:table-cell table:style-name="ce8" office:value-type="string" calcext:value-type="string">
            <text:p>Spear-dwarf</text:p>
          </table:table-cell>
          <table:table-cell table:style-name="ce8" office:value-type="string" calcext:value-type="string">
            <text:p>Spear-dwarves</text:p>
          </table:table-cell>
          <table:table-cell table:style-name="ce13" office:value-type="string" calcext:value-type="string">
            <text:p>tf_dwarf| tfg_armor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coif_lordly, itm_dwarf_helm_kettle, itm_dwarf_helm_round,</text:p>
          </table:table-cell>
          <table:table-cell table:style-name="ce19" office:value-type="string" calcext:value-type="string">
            <text:p>itm_dwarf_armor_a, itm_dwarf_armor_a_lordly,</text:p>
          </table:table-cell>
          <table:table-cell table:style-name="ce18" office:value-type="string" calcext:value-type="string">
            <text:p>itm_leather_gloves,</text:p>
          </table:table-cell>
          <table:table-cell table:style-name="ce19" office:value-type="string" calcext:value-type="string">
            <text:p>itm_dwarf_pad_boots,</text:p>
          </table:table-cell>
          <table:table-cell table:style-name="ce19" office:value-type="string" calcext:value-type="string">
            <text:p>itm_dwarf_spear,</text:p>
          </table:table-cell>
          <table:table-cell table:style-name="ce19" office:value-type="string" calcext:value-type="string">
            <text:p>itm_dwarf_shield_d, itm_dwarf_shield_d_good,itm_dwarf_shield_a, itm_dwarf_shield_a_good,</text:p>
          </table:table-cell>
          <table:table-cell table:style-name="ce19"/>
          <table:table-cell table:style-name="ce30" office:value-type="string" calcext:value-type="string">
            <text:p>attr_dwarf_tier_4</text:p>
          </table:table-cell>
          <table:table-cell table:style-name="ce30" office:value-type="string" calcext:value-type="string">
            <text:p>wp_dwarf_tier_4</text:p>
          </table:table-cell>
          <table:table-cell table:style-name="ce30" office:value-type="string" calcext:value-type="string">
            <text:p>knows_common_dwarf|knows_athletics_3|knows_power_strike_4|knows_ironflesh_3</text:p>
          </table:table-cell>
          <table:table-cell table:style-name="ce33" office:value-type="string" calcext:value-type="string">
            <text:p>dwarf_face_1</text:p>
          </table:table-cell>
          <table:table-cell table:style-name="ce33" office:value-type="string" calcext:value-type="string">
            <text:p>dwarf_face_2</text:p>
          </table:table-cell>
          <table:table-cell table:style-name="ce35"/>
          <table:table-cell table:style-name="ce7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[&quot;dwarven_spearman&quot;,&quot;Spear-dwarf&quot;,&quot;Spear-dwarves&quot;,tf_dwarf| tfg_armor| tfg_shield| tfg_helm| tfg_boots,0,0,fac_dwarf,[itm_dwarf_helm_coif_lordly, itm_dwarf_helm_kettle, itm_dwarf_helm_round,itm_dwarf_armor_a, itm_dwarf_armor_a_lordly,itm_leather_gloves,itm_dwarf_pad_boots,itm_dwarf_spear,itm_dwarf_shield_d, itm_dwarf_shield_d_good,itm_dwarf_shield_a, itm_dwarf_shield_a_good,],attr_dwarf_tier_4,wp_dwarf_tier_4,knows_common_dwarf|knows_athletics_3|knows_power_strike_4|knows_ironflesh_3,dwarf_face_1,dwarf_face_2]," calcext:value-type="string">
            <text:p>["dwarven_spearman","Spear-dwarf","Spear-dwarves",tf_dwarf| tfg_armor| tfg_shield| tfg_helm| tfg_boots,0,0,fac_dwarf,[itm_dwarf_helm_coif_lordly, itm_dwarf_helm_kettle, itm_dwarf_helm_round,itm_dwarf_armor_a, itm_dwarf_armor_a_lordly,itm_leather_gloves,itm_dwarf_pad_boots,itm_dwarf_spear,itm_dwarf_shield_d, itm_dwarf_shield_d_good,itm_dwarf_shield_a, itm_dwarf_shield_a_good,],attr_dwarf_tier_4,wp_dwarf_tier_4,knows_common_dwarf|knows_athletics_3|knows_power_strike_4|knows_ironflesh_3,dwarf_face_1,dwarf_face_2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dwarven_pikeman</text:p>
          </table:table-cell>
          <table:table-cell table:style-name="ce8" office:value-type="string" calcext:value-type="string">
            <text:p>Pike-dwarf</text:p>
          </table:table-cell>
          <table:table-cell table:style-name="ce8" office:value-type="string" calcext:value-type="string">
            <text:p>Pike-dwarves</text:p>
          </table:table-cell>
          <table:table-cell table:style-name="ce13" office:value-type="string" calcext:value-type="string">
            <text:p>tf_dwarf| tfg_armor| tfg_gloves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sallet,</text:p>
          </table:table-cell>
          <table:table-cell table:style-name="ce19" office:value-type="string" calcext:value-type="string">
            <text:p>itm_dwarf_armor_b, itm_dwarf_armor_b_lordly,</text:p>
          </table:table-cell>
          <table:table-cell table:style-name="ce19" office:value-type="string" calcext:value-type="string">
            <text:p>itm_mail_mittens,</text:p>
          </table:table-cell>
          <table:table-cell table:style-name="ce19" office:value-type="string" calcext:value-type="string">
            <text:p>itm_dwarf_chain_boots,</text:p>
          </table:table-cell>
          <table:table-cell table:style-name="ce19" office:value-type="string" calcext:value-type="string">
            <text:p>itm_dwarf_spear,</text:p>
          </table:table-cell>
          <table:table-cell table:style-name="ce19" office:value-type="string" calcext:value-type="string">
            <text:p>itm_dwarf_shield_c,</text:p>
          </table:table-cell>
          <table:table-cell table:style-name="ce19"/>
          <table:table-cell table:style-name="ce30" office:value-type="string" calcext:value-type="string">
            <text:p>attr_dwarf_tier_5</text:p>
          </table:table-cell>
          <table:table-cell table:style-name="ce30" office:value-type="string" calcext:value-type="string">
            <text:p>wp_dwarf_tier_5</text:p>
          </table:table-cell>
          <table:table-cell table:style-name="ce30" office:value-type="string" calcext:value-type="string">
            <text:p>knows_common_dwarf|knows_athletics_4|knows_power_strike_5|knows_ironflesh_4</text:p>
          </table:table-cell>
          <table:table-cell table:style-name="ce33" office:value-type="string" calcext:value-type="string">
            <text:p>dwarf_face_3</text:p>
          </table:table-cell>
          <table:table-cell table:style-name="ce33" office:value-type="string" calcext:value-type="string">
            <text:p>dwarf_face_4</text:p>
          </table:table-cell>
          <table:table-cell table:style-name="ce35"/>
          <table:table-cell table:style-name="ce7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dwarven_pikeman&quot;,&quot;Pike-dwarf&quot;,&quot;Pike-dwarves&quot;,tf_dwarf| tfg_armor| tfg_gloves| tfg_shield| tfg_helm| tfg_boots,0,0,fac_dwarf,[itm_dwarf_helm_sallet,itm_dwarf_armor_b, itm_dwarf_armor_b_lordly,itm_mail_mittens,itm_dwarf_chain_boots,itm_dwarf_spear,itm_dwarf_shield_c,],attr_dwarf_tier_5,wp_dwarf_tier_5,knows_common_dwarf|knows_athletics_4|knows_power_strike_5|knows_ironflesh_4,dwarf_face_3,dwarf_face_4]," calcext:value-type="string">
            <text:p>["dwarven_pikeman","Pike-dwarf","Pike-dwarves",tf_dwarf| tfg_armor| tfg_gloves| tfg_shield| tfg_helm| tfg_boots,0,0,fac_dwarf,[itm_dwarf_helm_sallet,itm_dwarf_armor_b, itm_dwarf_armor_b_lordly,itm_mail_mittens,itm_dwarf_chain_boots,itm_dwarf_spear,itm_dwarf_shield_c,],attr_dwarf_tier_5,wp_dwarf_tier_5,knows_common_dwarf|knows_athletics_4|knows_power_strike_5|knows_ironflesh_4,dwarf_face_3,dwarf_face_4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dwarven_halberdier</text:p>
          </table:table-cell>
          <table:table-cell table:style-name="ce8" office:value-type="string" calcext:value-type="string">
            <text:p>Longpike_Dwarf</text:p>
          </table:table-cell>
          <table:table-cell table:style-name="ce8" office:value-type="string" calcext:value-type="string">
            <text:p>Longpike_Dwarves</text:p>
          </table:table-cell>
          <table:table-cell table:style-name="ce13" office:value-type="string" calcext:value-type="string">
            <text:p>tf_dwarf| tfg_armor| tfg_shield| tfg_gloves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sallet_lordly,</text:p>
          </table:table-cell>
          <table:table-cell table:style-name="ce19" office:value-type="string" calcext:value-type="string">
            <text:p>itm_dwarf_armor_b, itm_dwarf_armor_b_lordly,</text:p>
          </table:table-cell>
          <table:table-cell table:style-name="ce19" office:value-type="string" calcext:value-type="string">
            <text:p>itm_mail_mittens,</text:p>
          </table:table-cell>
          <table:table-cell table:style-name="ce19" office:value-type="string" calcext:value-type="string">
            <text:p>itm_dwarf_chain_boots,itm_dwarf_scale_boots,</text:p>
          </table:table-cell>
          <table:table-cell table:style-name="ce19" office:value-type="string" calcext:value-type="string">
            <text:p>itm_dwarf_spear_b,</text:p>
          </table:table-cell>
          <table:table-cell table:style-name="ce19" office:value-type="string" calcext:value-type="string">
            <text:p>itm_dwarf_shield_c, itm_dwarf_shield_c_good,</text:p>
          </table:table-cell>
          <table:table-cell table:style-name="ce19"/>
          <table:table-cell table:style-name="ce30" office:value-type="string" calcext:value-type="string">
            <text:p>attr_dwarf_tier_6</text:p>
          </table:table-cell>
          <table:table-cell table:style-name="ce30" office:value-type="string" calcext:value-type="string">
            <text:p>wp_dwarf_tier_6</text:p>
          </table:table-cell>
          <table:table-cell table:style-name="ce30" office:value-type="string" calcext:value-type="string">
            <text:p>knows_common_dwarf|knows_athletics_4|knows_power_strike_6|knows_ironflesh_6</text:p>
          </table:table-cell>
          <table:table-cell table:number-columns-repeated="2" table:style-name="ce33" office:value-type="string" calcext:value-type="string">
            <text:p>dwarf_face_7</text:p>
          </table:table-cell>
          <table:table-cell table:style-name="ce35"/>
          <table:table-cell table:style-name="ce7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dwarven_halberdier&quot;,&quot;Longpike_Dwarf&quot;,&quot;Longpike_Dwarves&quot;,tf_dwarf| tfg_armor| tfg_shield| tfg_gloves| tfg_helm| tfg_boots,0,0,fac_dwarf,[itm_dwarf_helm_sallet_lordly,itm_dwarf_armor_b, itm_dwarf_armor_b_lordly,itm_mail_mittens,itm_dwarf_chain_boots,itm_dwarf_scale_boots,itm_dwarf_spear_b,itm_dwarf_shield_c, itm_dwarf_shield_c_good,],attr_dwarf_tier_6,wp_dwarf_tier_6,knows_common_dwarf|knows_athletics_4|knows_power_strike_6|knows_ironflesh_6,dwarf_face_7,dwarf_face_7]," calcext:value-type="string">
            <text:p>["dwarven_halberdier","Longpike_Dwarf","Longpike_Dwarves",tf_dwarf| tfg_armor| tfg_shield| tfg_gloves| tfg_helm| tfg_boots,0,0,fac_dwarf,[itm_dwarf_helm_sallet_lordly,itm_dwarf_armor_b, itm_dwarf_armor_b_lordly,itm_mail_mittens,itm_dwarf_chain_boots,itm_dwarf_scale_boots,itm_dwarf_spear_b,itm_dwarf_shield_c, itm_dwarf_shield_c_good,],attr_dwarf_tier_6,wp_dwarf_tier_6,knows_common_dwarf|knows_athletics_4|knows_power_strike_6|knows_ironflesh_6,dwarf_face_7,dwarf_face_7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dwarven_axeman</text:p>
          </table:table-cell>
          <table:table-cell table:style-name="ce8" office:value-type="string" calcext:value-type="string">
            <text:p>Axedwarf</text:p>
          </table:table-cell>
          <table:table-cell table:style-name="ce8" office:value-type="string" calcext:value-type="string">
            <text:p>Axedwarves</text:p>
          </table:table-cell>
          <table:table-cell table:style-name="ce13" office:value-type="string" calcext:value-type="string">
            <text:p>tf_dwarf| tfg_armor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coif_lordly, itm_dwarf_helm_kettle, itm_dwarf_helm_round,</text:p>
          </table:table-cell>
          <table:table-cell table:style-name="ce19" office:value-type="string" calcext:value-type="string">
            <text:p>itm_dwarf_armor_a, itm_dwarf_armor_a_lordly,</text:p>
          </table:table-cell>
          <table:table-cell table:style-name="ce18" office:value-type="string" calcext:value-type="string">
            <text:p>itm_leather_gloves,</text:p>
          </table:table-cell>
          <table:table-cell table:style-name="ce19" office:value-type="string" calcext:value-type="string">
            <text:p>itm_dwarf_chain_boots,</text:p>
          </table:table-cell>
          <table:table-cell table:style-name="ce19" office:value-type="string" calcext:value-type="string">
            <text:p><text:s/>itm_dwarf_hand_axe,</text:p>
          </table:table-cell>
          <table:table-cell table:style-name="ce19" office:value-type="string" calcext:value-type="string">
            <text:p>itm_dwarf_throwing_axe,itm_dwarf_throwing_axe,itm_dwarf_shield_d, itm_dwarf_shield_d_good,itm_dwarf_shield_a, itm_dwarf_shield_a_good,</text:p>
          </table:table-cell>
          <table:table-cell table:style-name="ce19"/>
          <table:table-cell table:style-name="ce30" office:value-type="string" calcext:value-type="string">
            <text:p>attr_dwarf_tier_4</text:p>
          </table:table-cell>
          <table:table-cell table:style-name="ce30" office:value-type="string" calcext:value-type="string">
            <text:p>wp_dwarf_tier_4</text:p>
          </table:table-cell>
          <table:table-cell table:style-name="ce30" office:value-type="string" calcext:value-type="string">
            <text:p>knows_common_dwarf|knows_athletics_2|knows_power_throw_2|knows_power_strike_5|knows_ironflesh_3</text:p>
          </table:table-cell>
          <table:table-cell table:style-name="ce33" office:value-type="string" calcext:value-type="string">
            <text:p>dwarf_face_1</text:p>
          </table:table-cell>
          <table:table-cell table:style-name="ce33" office:value-type="string" calcext:value-type="string">
            <text:p>dwarf_face_2</text:p>
          </table:table-cell>
          <table:table-cell table:style-name="ce35"/>
          <table:table-cell table:style-name="ce7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dwarven_axeman&quot;,&quot;Axedwarf&quot;,&quot;Axedwarves&quot;,tf_dwarf| tfg_armor| tfg_shield| tfg_helm| tfg_boots,0,0,fac_dwarf,[itm_dwarf_helm_coif_lordly, itm_dwarf_helm_kettle, itm_dwarf_helm_round,itm_dwarf_armor_a, itm_dwarf_armor_a_lordly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" calcext:value-type="string">
            <text:p>["dwarven_axeman","Axedwarf","Axedwarves",tf_dwarf| tfg_armor| tfg_shield| tfg_helm| tfg_boots,0,0,fac_dwarf,[itm_dwarf_helm_coif_lordly, itm_dwarf_helm_kettle, itm_dwarf_helm_round,itm_dwarf_armor_a, itm_dwarf_armor_a_lordly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dwarven_expert_axeman</text:p>
          </table:table-cell>
          <table:table-cell table:style-name="ce8" office:value-type="string" calcext:value-type="string">
            <text:p>Expert_Axedwarf</text:p>
          </table:table-cell>
          <table:table-cell table:style-name="ce8" office:value-type="string" calcext:value-type="string">
            <text:p>Expert_Axedwarves</text:p>
          </table:table-cell>
          <table:table-cell table:style-name="ce13" office:value-type="string" calcext:value-type="string">
            <text:p>tf_dwarf| tfg_armor| tfg_gloves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sallet,</text:p>
          </table:table-cell>
          <table:table-cell table:style-name="ce19" office:value-type="string" calcext:value-type="string">
            <text:p>itm_dwarf_armor_b, itm_dwarf_armor_b_lordly,</text:p>
          </table:table-cell>
          <table:table-cell table:style-name="ce19" office:value-type="string" calcext:value-type="string">
            <text:p>itm_mail_mittens,</text:p>
          </table:table-cell>
          <table:table-cell table:style-name="ce19" office:value-type="string" calcext:value-type="string">
            <text:p>itm_dwarf_chain_boots,</text:p>
          </table:table-cell>
          <table:table-cell table:style-name="ce19" office:value-type="string" calcext:value-type="string">
            <text:p><text:s/>itm_dwarf_hand_axe, itm_dwarf_battle_axe,</text:p>
          </table:table-cell>
          <table:table-cell table:style-name="ce19" office:value-type="string" calcext:value-type="string">
            <text:p>itm_dwarf_throwing_axe,itm_dwarf_throwing_axe,itm_dwarf_shield_b,</text:p>
          </table:table-cell>
          <table:table-cell table:style-name="ce19"/>
          <table:table-cell table:style-name="ce30" office:value-type="string" calcext:value-type="string">
            <text:p>attr_dwarf_tier_5</text:p>
          </table:table-cell>
          <table:table-cell table:style-name="ce30" office:value-type="string" calcext:value-type="string">
            <text:p>wp_dwarf_tier_5</text:p>
          </table:table-cell>
          <table:table-cell table:style-name="ce30" office:value-type="string" calcext:value-type="string">
            <text:p>knows_common_dwarf|knows_athletics_3|knows_power_throw_4|knows_power_strike_6|knows_ironflesh_4</text:p>
          </table:table-cell>
          <table:table-cell table:style-name="ce33" office:value-type="string" calcext:value-type="string">
            <text:p>dwarf_face_3</text:p>
          </table:table-cell>
          <table:table-cell table:style-name="ce33" office:value-type="string" calcext:value-type="string">
            <text:p>dwarf_face_4</text:p>
          </table:table-cell>
          <table:table-cell table:style-name="ce35"/>
          <table:table-cell table:style-name="ce7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dwarven_expert_axeman&quot;,&quot;Expert_Axedwarf&quot;,&quot;Expert_Axedwarves&quot;,tf_dwarf| tfg_armor| tfg_gloves| tfg_shield| tfg_helm| tfg_boots,0,0,fac_dwarf,[itm_dwarf_helm_sallet,itm_dwarf_armor_b, itm_dwarf_armor_b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" calcext:value-type="string">
            <text:p>["dwarven_expert_axeman","Expert_Axedwarf","Expert_Axedwarves",tf_dwarf| tfg_armor| tfg_gloves| tfg_shield| tfg_helm| tfg_boots,0,0,fac_dwarf,[itm_dwarf_helm_sallet,itm_dwarf_armor_b, itm_dwarf_armor_b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longbeard_axeman</text:p>
          </table:table-cell>
          <table:table-cell table:style-name="ce8" office:value-type="string" calcext:value-type="string">
            <text:p>Longbeard_Axedwarf</text:p>
          </table:table-cell>
          <table:table-cell table:style-name="ce8" office:value-type="string" calcext:value-type="string">
            <text:p>Longbeard_Axedwarves</text:p>
          </table:table-cell>
          <table:table-cell table:style-name="ce13" office:value-type="string" calcext:value-type="string">
            <text:p>tf_dwarf| tfg_armor| tfg_gloves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sallet_lordly,</text:p>
          </table:table-cell>
          <table:table-cell table:style-name="ce19" office:value-type="string" calcext:value-type="string">
            <text:p>itm_dwarf_armor_b, itm_dwarf_armor_b_lordly,</text:p>
          </table:table-cell>
          <table:table-cell table:style-name="ce19" office:value-type="string" calcext:value-type="string">
            <text:p>itm_mail_mittens,</text:p>
          </table:table-cell>
          <table:table-cell table:style-name="ce19" office:value-type="string" calcext:value-type="string">
            <text:p>itm_dwarf_scale_boots,</text:p>
          </table:table-cell>
          <table:table-cell table:style-name="ce19" office:value-type="string" calcext:value-type="string">
            <text:p>itm_dwarf_battle_axe, </text:p>
          </table:table-cell>
          <table:table-cell table:style-name="ce19" office:value-type="string" calcext:value-type="string">
            <text:p>itm_dwarf_throwing_axe,itm_dwarf_throwing_axe,itm_dwarf_shield_b_good,</text:p>
          </table:table-cell>
          <table:table-cell table:style-name="ce19"/>
          <table:table-cell table:style-name="ce30" office:value-type="string" calcext:value-type="string">
            <text:p>attr_dwarf_tier_6</text:p>
          </table:table-cell>
          <table:table-cell table:style-name="ce30" office:value-type="string" calcext:value-type="string">
            <text:p>wp_dwarf_tier_6</text:p>
          </table:table-cell>
          <table:table-cell table:style-name="ce30" office:value-type="string" calcext:value-type="string">
            <text:p>knows_common_dwarf|knows_athletics_4|knows_power_throw_5|knows_power_strike_7|knows_ironflesh_6</text:p>
          </table:table-cell>
          <table:table-cell table:number-columns-repeated="2" table:style-name="ce33" office:value-type="string" calcext:value-type="string">
            <text:p>dwarf_face_7</text:p>
          </table:table-cell>
          <table:table-cell table:style-name="ce35"/>
          <table:table-cell table:style-name="ce7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longbeard_axeman&quot;,&quot;Longbeard_Axedwarf&quot;,&quot;Longbeard_Axedwarves&quot;,tf_dwarf| tfg_armor| tfg_gloves| tfg_shield| tfg_helm| tfg_boots,0,0,fac_dwarf,[itm_dwarf_helm_sallet_lordly,itm_dwarf_armor_b, itm_dwarf_armor_b_lordly,itm_mail_mittens,itm_dwarf_scale_boots,itm_dwarf_battle_axe, itm_dwarf_throwing_axe,itm_dwarf_throwing_axe,itm_dwarf_shield_b_good,],attr_dwarf_tier_6,wp_dwarf_tier_6,knows_common_dwarf|knows_athletics_4|knows_power_throw_5|knows_power_strike_7|knows_ironflesh_6,dwarf_face_7,dwarf_face_7]," calcext:value-type="string">
            <text:p>["longbeard_axeman","Longbeard_Axedwarf","Longbeard_Axedwarves",tf_dwarf| tfg_armor| tfg_gloves| tfg_shield| tfg_helm| tfg_boots,0,0,fac_dwarf,[itm_dwarf_helm_sallet_lordly,itm_dwarf_armor_b, itm_dwarf_armor_b_lordly,itm_mail_mittens,itm_dwarf_scale_boots,itm_dwarf_battle_axe, itm_dwarf_throwing_axe,itm_dwarf_throwing_axe,itm_dwarf_shield_b_good,],attr_dwarf_tier_6,wp_dwarf_tier_6,knows_common_dwarf|knows_athletics_4|knows_power_throw_5|knows_power_strike_7|knows_ironflesh_6,dwarf_face_7,dwarf_face_7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dwarven_lookout</text:p>
          </table:table-cell>
          <table:table-cell table:style-name="ce8" office:value-type="string" calcext:value-type="string">
            <text:p>Lookout-dwarf</text:p>
          </table:table-cell>
          <table:table-cell table:style-name="ce8" office:value-type="string" calcext:value-type="string">
            <text:p>Lookout-dwarves</text:p>
          </table:table-cell>
          <table:table-cell table:style-name="ce13" office:value-type="string" calcext:value-type="string">
            <text:p>tf_dwarf| tfg_ranged| tfg_armor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ood, itm_dwarf_miner, <text:s/>itm_dwarf_miner_nasal,</text:p>
          </table:table-cell>
          <table:table-cell table:style-name="ce19" office:value-type="string" calcext:value-type="string">
            <text:p>itm_dwarf_vest,itm_dwarf_vest_lordly,</text:p>
          </table:table-cell>
          <table:table-cell table:style-name="ce19"/>
          <table:table-cell table:style-name="ce19" office:value-type="string" calcext:value-type="string">
            <text:p>itm_dwarf_pad_boots,</text:p>
          </table:table-cell>
          <table:table-cell table:style-name="ce19" office:value-type="string" calcext:value-type="string">
            <text:p>itm_short_bow, itm_arrows, </text:p>
          </table:table-cell>
          <table:table-cell table:style-name="ce19" office:value-type="string" calcext:value-type="string">
            <text:p>itm_dwarf_hand_axe, itm_dwarf_sword_a,</text:p>
          </table:table-cell>
          <table:table-cell table:style-name="ce19"/>
          <table:table-cell table:style-name="ce30" office:value-type="string" calcext:value-type="string">
            <text:p>attr_dwarf_tier_2</text:p>
          </table:table-cell>
          <table:table-cell table:style-name="ce30" office:value-type="string" calcext:value-type="string">
            <text:p>wp_dwarf_tier_2</text:p>
          </table:table-cell>
          <table:table-cell table:style-name="ce30" office:value-type="string" calcext:value-type="string">
            <text:p>knows_common_dwarf|knows_athletics_1|knows_power_draw_1|knows_power_strike_1|knows_ironflesh_1</text:p>
          </table:table-cell>
          <table:table-cell table:style-name="ce33" office:value-type="string" calcext:value-type="string">
            <text:p>dwarf_face_1</text:p>
          </table:table-cell>
          <table:table-cell table:style-name="ce33" office:value-type="string" calcext:value-type="string">
            <text:p>dwarf_face_2</text:p>
          </table:table-cell>
          <table:table-cell table:style-name="ce35"/>
          <table:table-cell table:style-name="ce7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dwarven_lookout&quot;,&quot;Lookout-dwarf&quot;,&quot;Lookout-dwarves&quot;,tf_dwarf| tfg_ranged| tfg_armor| tfg_helm| tfg_boots,0,0,fac_dwarf,[itm_dwarf_hood, itm_dwarf_miner,  itm_dwarf_miner_nasal,itm_dwarf_vest,itm_dwarf_vest_lordly,itm_dwarf_pad_boots,itm_short_bow, itm_arrows, itm_dwarf_hand_axe, itm_dwarf_sword_a,],attr_dwarf_tier_2,wp_dwarf_tier_2,knows_common_dwarf|knows_athletics_1|knows_power_draw_1|knows_power_strike_1|knows_ironflesh_1,dwarf_face_1,dwarf_face_2]," calcext:value-type="string">
            <text:p>["dwarven_lookout","Lookout-dwarf","Lookout-dwarves",tf_dwarf| tfg_ranged| tfg_armor| tfg_helm| tfg_boots,0,0,fac_dwarf,[itm_dwarf_hood, itm_dwarf_miner, <text:s/>itm_dwarf_miner_nasal,itm_dwarf_vest,itm_dwarf_vest_lordly,itm_dwarf_pad_boots,itm_short_bow, itm_arrows, itm_dwarf_hand_axe, itm_dwarf_sword_a,],attr_dwarf_tier_2,wp_dwarf_tier_2,knows_common_dwarf|knows_athletics_1|knows_power_draw_1|knows_power_strike_1|knows_ironflesh_1,dwarf_face_1,dwarf_face_2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dwarven_scout</text:p>
          </table:table-cell>
          <table:table-cell table:style-name="ce8" office:value-type="string" calcext:value-type="string">
            <text:p>Scout-dwarf</text:p>
          </table:table-cell>
          <table:table-cell table:style-name="ce8" office:value-type="string" calcext:value-type="string">
            <text:p>Scout-dwarves</text:p>
          </table:table-cell>
          <table:table-cell table:style-name="ce13" office:value-type="string" calcext:value-type="string">
            <text:p>tf_dwarf| tfg_ranged| tfg_gloves| tfg_shield| tfg_armor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ood, itm_dwarf_helm_coif, itm_dwarf_miner, <text:s/>itm_dwarf_miner_nasal,</text:p>
          </table:table-cell>
          <table:table-cell table:style-name="ce19" office:value-type="string" calcext:value-type="string">
            <text:p>itm_dwarf_vest,itm_dwarf_vest_lordly,</text:p>
          </table:table-cell>
          <table:table-cell table:style-name="ce18" office:value-type="string" calcext:value-type="string">
            <text:p>itm_leather_gloves,</text:p>
          </table:table-cell>
          <table:table-cell table:style-name="ce19" office:value-type="string" calcext:value-type="string">
            <text:p>itm_dwarf_pad_boots,</text:p>
          </table:table-cell>
          <table:table-cell table:style-name="ce19" office:value-type="string" calcext:value-type="string">
            <text:p>itm_dwarf_short_bow, itm_arrows,</text:p>
          </table:table-cell>
          <table:table-cell table:style-name="ce19" office:value-type="string" calcext:value-type="string">
            <text:p>itm_dwarf_hand_axe, itm_dwarf_sword_a,</text:p>
          </table:table-cell>
          <table:table-cell table:style-name="ce19"/>
          <table:table-cell table:style-name="ce30" office:value-type="string" calcext:value-type="string">
            <text:p>attr_dwarf_tier_3</text:p>
          </table:table-cell>
          <table:table-cell table:style-name="ce30" office:value-type="string" calcext:value-type="string">
            <text:p>wp_dwarf_tier_3</text:p>
          </table:table-cell>
          <table:table-cell table:style-name="ce30" office:value-type="string" calcext:value-type="string">
            <text:p>knows_common_dwarf|knows_athletics_2|knows_power_draw_2|knows_power_strike_2|knows_ironflesh_1</text:p>
          </table:table-cell>
          <table:table-cell table:style-name="ce33" office:value-type="string" calcext:value-type="string">
            <text:p>dwarf_face_4</text:p>
          </table:table-cell>
          <table:table-cell table:style-name="ce33" office:value-type="string" calcext:value-type="string">
            <text:p>dwarf_face_5</text:p>
          </table:table-cell>
          <table:table-cell table:style-name="ce35"/>
          <table:table-cell table:style-name="ce7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dwarven_scout&quot;,&quot;Scout-dwarf&quot;,&quot;Scout-dwarves&quot;,tf_dwarf| tfg_ranged| tfg_gloves| tfg_shield| tfg_armor| tfg_helm| tfg_boots,0,0,fac_dwarf,[itm_dwarf_hood, itm_dwarf_helm_coif, itm_dwarf_miner,  itm_dwarf_miner_nasal,itm_dwarf_vest,itm_dwarf_vest_lordly,itm_leather_gloves,itm_dwarf_pad_boots,itm_dwarf_short_bow, itm_arrows,itm_dwarf_hand_axe, itm_dwarf_sword_a,],attr_dwarf_tier_3,wp_dwarf_tier_3,knows_common_dwarf|knows_athletics_2|knows_power_draw_2|knows_power_strike_2|knows_ironflesh_1,dwarf_face_4,dwarf_face_5]," calcext:value-type="string">
            <text:p>["dwarven_scout","Scout-dwarf","Scout-dwarves",tf_dwarf| tfg_ranged| tfg_gloves| tfg_shield| tfg_armor| tfg_helm| tfg_boots,0,0,fac_dwarf,[itm_dwarf_hood, itm_dwarf_helm_coif, itm_dwarf_miner, <text:s/>itm_dwarf_miner_nasal,itm_dwarf_vest,itm_dwarf_vest_lordly,itm_leather_gloves,itm_dwarf_pad_boots,itm_dwarf_short_bow, itm_arrows,itm_dwarf_hand_axe, itm_dwarf_sword_a,],attr_dwarf_tier_3,wp_dwarf_tier_3,knows_common_dwarf|knows_athletics_2|knows_power_draw_2|knows_power_strike_2|knows_ironflesh_1,dwarf_face_4,dwarf_face_5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dwarven_bowman</text:p>
          </table:table-cell>
          <table:table-cell table:style-name="ce8" office:value-type="string" calcext:value-type="string">
            <text:p>Bow-dwarf</text:p>
          </table:table-cell>
          <table:table-cell table:style-name="ce8" office:value-type="string" calcext:value-type="string">
            <text:p>Bow-dwarves</text:p>
          </table:table-cell>
          <table:table-cell table:style-name="ce13" office:value-type="string" calcext:value-type="string">
            <text:p>tf_dwarf| tfg_ranged| tfg_gloves| tfg_shield| tfg_armor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kettle, itm_dwarf_helm_round,</text:p>
          </table:table-cell>
          <table:table-cell table:style-name="ce19" office:value-type="string" calcext:value-type="string">
            <text:p>itm_dwarf_armor_a,itm_dwarf_vest_lordly,</text:p>
          </table:table-cell>
          <table:table-cell table:style-name="ce18" office:value-type="string" calcext:value-type="string">
            <text:p>itm_leather_gloves,</text:p>
          </table:table-cell>
          <table:table-cell table:style-name="ce19" office:value-type="string" calcext:value-type="string">
            <text:p>itm_dwarf_pad_boots,</text:p>
          </table:table-cell>
          <table:table-cell table:style-name="ce19" office:value-type="string" calcext:value-type="string">
            <text:p>itm_dwarf_horn_bow, itm_arrows,</text:p>
          </table:table-cell>
          <table:table-cell table:style-name="ce19" office:value-type="string" calcext:value-type="string">
            <text:p>itm_dwarf_hand_axe, itm_dwarf_sword_a_good,</text:p>
          </table:table-cell>
          <table:table-cell table:style-name="ce19"/>
          <table:table-cell table:style-name="ce30" office:value-type="string" calcext:value-type="string">
            <text:p>attr_dwarf_tier_4</text:p>
          </table:table-cell>
          <table:table-cell table:style-name="ce30" office:value-type="string" calcext:value-type="string">
            <text:p>wp_dwarf_tier_4</text:p>
          </table:table-cell>
          <table:table-cell table:style-name="ce30" office:value-type="string" calcext:value-type="string">
            <text:p>knows_common_dwarf|knows_athletics_2|knows_power_draw_3|knows_power_strike_2|knows_ironflesh_2</text:p>
          </table:table-cell>
          <table:table-cell table:style-name="ce33" office:value-type="string" calcext:value-type="string">
            <text:p>dwarf_face_4</text:p>
          </table:table-cell>
          <table:table-cell table:style-name="ce33" office:value-type="string" calcext:value-type="string">
            <text:p>dwarf_face_5</text:p>
          </table:table-cell>
          <table:table-cell table:style-name="ce35"/>
          <table:table-cell table:style-name="ce7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dwarven_bowman&quot;,&quot;Bow-dwarf&quot;,&quot;Bow-dwarves&quot;,tf_dwarf| tfg_ranged| tfg_gloves| tfg_shield| tfg_armor| tfg_helm| tfg_boots,0,0,fac_dwarf,[itm_dwarf_helm_kettle, itm_dwarf_helm_round,itm_dwarf_armor_a,itm_dwarf_vest_lordly,itm_leather_gloves,itm_dwarf_pad_boots,itm_dwarf_horn_bow, itm_arrows,itm_dwarf_hand_axe, itm_dwarf_sword_a_good,],attr_dwarf_tier_4,wp_dwarf_tier_4,knows_common_dwarf|knows_athletics_2|knows_power_draw_3|knows_power_strike_2|knows_ironflesh_2,dwarf_face_4,dwarf_face_5]," calcext:value-type="string">
            <text:p>["dwarven_bowman","Bow-dwarf","Bow-dwarves",tf_dwarf| tfg_ranged| tfg_gloves| tfg_shield| tfg_armor| tfg_helm| tfg_boots,0,0,fac_dwarf,[itm_dwarf_helm_kettle, itm_dwarf_helm_round,itm_dwarf_armor_a,itm_dwarf_vest_lordly,itm_leather_gloves,itm_dwarf_pad_boots,itm_dwarf_horn_bow, itm_arrows,itm_dwarf_hand_axe, itm_dwarf_sword_a_good,],attr_dwarf_tier_4,wp_dwarf_tier_4,knows_common_dwarf|knows_athletics_2|knows_power_draw_3|knows_power_strike_2|knows_ironflesh_2,dwarf_face_4,dwarf_face_5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dwarven_longaxeman</text:p>
          </table:table-cell>
          <table:table-cell table:style-name="ce8" office:value-type="string" calcext:value-type="string">
            <text:p>Longaxe Dwarf</text:p>
          </table:table-cell>
          <table:table-cell table:style-name="ce8" office:value-type="string" calcext:value-type="string">
            <text:p>Longaxe Dwarves</text:p>
          </table:table-cell>
          <table:table-cell table:style-name="ce13" office:value-type="string" calcext:value-type="string">
            <text:p>tf_dwarf| tfg_armor| tfg_gloves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sallet_lordly,</text:p>
          </table:table-cell>
          <table:table-cell table:style-name="ce19" office:value-type="string" calcext:value-type="string">
            <text:p>itm_dwarf_armor_b, itm_dwarf_armor_b_lordly,</text:p>
          </table:table-cell>
          <table:table-cell table:style-name="ce19" office:value-type="string" calcext:value-type="string">
            <text:p>itm_mail_mittens,</text:p>
          </table:table-cell>
          <table:table-cell table:style-name="ce19" office:value-type="string" calcext:value-type="string">
            <text:p>itm_dwarf_scale_boots,</text:p>
          </table:table-cell>
          <table:table-cell table:style-name="ce19" office:value-type="string" calcext:value-type="string">
            <text:p>itm_dwarf_spear_c,</text:p>
          </table:table-cell>
          <table:table-cell table:style-name="ce19" table:number-columns-repeated="2"/>
          <table:table-cell table:style-name="ce30" office:value-type="string" calcext:value-type="string">
            <text:p>attr_dwarf_tier_6</text:p>
          </table:table-cell>
          <table:table-cell table:style-name="ce30" office:value-type="string" calcext:value-type="string">
            <text:p>wp_dwarf_tier_6</text:p>
          </table:table-cell>
          <table:table-cell table:style-name="ce30" office:value-type="string" calcext:value-type="string">
            <text:p>knows_common_dwarf|knows_athletics_4|knows_power_strike_6|knows_ironflesh_6</text:p>
          </table:table-cell>
          <table:table-cell table:style-name="ce33" office:value-type="string" calcext:value-type="string">
            <text:p>dwarf_face_4</text:p>
          </table:table-cell>
          <table:table-cell table:style-name="ce33" office:value-type="string" calcext:value-type="string">
            <text:p>dwarf_face_5</text:p>
          </table:table-cell>
          <table:table-cell table:style-name="ce35"/>
          <table:table-cell table:style-name="ce7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dwarven_longaxeman&quot;,&quot;Longaxe Dwarf&quot;,&quot;Longaxe Dwarves&quot;,tf_dwarf| tfg_armor| tfg_gloves| tfg_helm| tfg_boots,0,0,fac_dwarf,[itm_dwarf_helm_sallet_lordly,itm_dwarf_armor_b, itm_dwarf_armor_b_lordly,itm_mail_mittens,itm_dwarf_scale_boots,itm_dwarf_spear_c,],attr_dwarf_tier_6,wp_dwarf_tier_6,knows_common_dwarf|knows_athletics_4|knows_power_strike_6|knows_ironflesh_6,dwarf_face_4,dwarf_face_5]," calcext:value-type="string">
            <text:p>["dwarven_longaxeman","Longaxe Dwarf","Longaxe Dwarves",tf_dwarf| tfg_armor| tfg_gloves| tfg_helm| tfg_boots,0,0,fac_dwarf,[itm_dwarf_helm_sallet_lordly,itm_dwarf_armor_b, itm_dwarf_armor_b_lordly,itm_mail_mittens,itm_dwarf_scale_boots,itm_dwarf_spear_c,],attr_dwarf_tier_6,wp_dwarf_tier_6,knows_common_dwarf|knows_athletics_4|knows_power_strike_6|knows_ironflesh_6,dwarf_face_4,dwarf_face_5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iron_hills_warrior</text:p>
          </table:table-cell>
          <table:table-cell table:style-name="ce8" office:value-type="string" calcext:value-type="string">
            <text:p>Iron_Hills_Warrior</text:p>
          </table:table-cell>
          <table:table-cell table:style-name="ce8" office:value-type="string" calcext:value-type="string">
            <text:p>Iron_Hills_Warriors</text:p>
          </table:table-cell>
          <table:table-cell table:style-name="ce13" office:value-type="string" calcext:value-type="string">
            <text:p>tf_dwarf| tfg_armor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miner_reinf, itm_dwarf_helm_fris, itm_dwarf_nasal, itm_dwarf_helm_coif_reinf,</text:p>
          </table:table-cell>
          <table:table-cell table:style-name="ce19" office:value-type="string" calcext:value-type="string">
            <text:p>itm_leather_dwarf_armor_b, itm_dwarf_vest_b,</text:p>
          </table:table-cell>
          <table:table-cell table:style-name="ce18" office:value-type="string" calcext:value-type="string">
            <text:p>itm_leather_gloves,</text:p>
          </table:table-cell>
          <table:table-cell table:style-name="ce19" office:value-type="string" calcext:value-type="string">
            <text:p>itm_dwarf_chain_boots,</text:p>
          </table:table-cell>
          <table:table-cell table:style-name="ce19" office:value-type="string" calcext:value-type="string">
            <text:p>itm_dwarf_mattock, itm_dwarf_mattock_good, itm_dwarf_hand_axe, itm_dwarf_sword_a,</text:p>
          </table:table-cell>
          <table:table-cell table:style-name="ce19" office:value-type="string" calcext:value-type="string">
            <text:p>itm_dwarf_shield_d, itm_dwarf_shield_d_good,</text:p>
          </table:table-cell>
          <table:table-cell table:style-name="ce19"/>
          <table:table-cell table:style-name="ce30" office:value-type="string" calcext:value-type="string">
            <text:p>attr_dwarf_tier_3</text:p>
          </table:table-cell>
          <table:table-cell table:style-name="ce30" office:value-type="string" calcext:value-type="string">
            <text:p>wp_dwarf_tier_3</text:p>
          </table:table-cell>
          <table:table-cell table:style-name="ce30" office:value-type="string" calcext:value-type="string">
            <text:p>knows_common_dwarf|knows_athletics_2|knows_power_strike_3|knows_ironflesh_2</text:p>
          </table:table-cell>
          <table:table-cell table:style-name="ce33" office:value-type="string" calcext:value-type="string">
            <text:p>dwarf_face_3</text:p>
          </table:table-cell>
          <table:table-cell table:style-name="ce33" office:value-type="string" calcext:value-type="string">
            <text:p>dwarf_face_4</text:p>
          </table:table-cell>
          <table:table-cell table:style-name="ce35"/>
          <table:table-cell table:style-name="ce7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iron_hills_warrior&quot;,&quot;Iron_Hills_Warrior&quot;,&quot;Iron_Hills_Warriors&quot;,tf_dwarf| tfg_armor| tfg_helm| tfg_boots,0,0,fac_dwarf,[itm_dwarf_miner_reinf, itm_dwarf_helm_fris, itm_dwarf_nasal, itm_dwarf_helm_coif_reinf,itm_leather_dwarf_armor_b, itm_dwarf_vest_b,itm_leather_gloves,itm_dwarf_chain_boots,itm_dwarf_mattock, itm_dwarf_mattock_good, itm_dwarf_hand_axe, itm_dwarf_sword_a,itm_dwarf_shield_d, itm_dwarf_shield_d_good,],attr_dwarf_tier_3,wp_dwarf_tier_3,knows_common_dwarf|knows_athletics_2|knows_power_strike_3|knows_ironflesh_2,dwarf_face_3,dwarf_face_4]," calcext:value-type="string">
            <text:p>["iron_hills_warrior","Iron_Hills_Warrior","Iron_Hills_Warriors",tf_dwarf| tfg_armor| tfg_helm| tfg_boots,0,0,fac_dwarf,[itm_dwarf_miner_reinf, itm_dwarf_helm_fris, itm_dwarf_nasal, itm_dwarf_helm_coif_reinf,itm_leather_dwarf_armor_b, itm_dwarf_vest_b,itm_leather_gloves,itm_dwarf_chain_boots,itm_dwarf_mattock, itm_dwarf_mattock_good, itm_dwarf_hand_axe, itm_dwarf_sword_a,itm_dwarf_shield_d, itm_dwarf_shield_d_good,],attr_dwarf_tier_3,wp_dwarf_tier_3,knows_common_dwarf|knows_athletics_2|knows_power_strike_3|knows_ironflesh_2,dwarf_face_3,dwarf_face_4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iron_hills_miner</text:p>
          </table:table-cell>
          <table:table-cell table:style-name="ce8" office:value-type="string" calcext:value-type="string">
            <text:p>Iron_Hills_Miner</text:p>
          </table:table-cell>
          <table:table-cell table:style-name="ce8" office:value-type="string" calcext:value-type="string">
            <text:p>Iron_Hills_Miners</text:p>
          </table:table-cell>
          <table:table-cell table:style-name="ce13" office:value-type="string" calcext:value-type="string">
            <text:p>tf_dwarf| tfg_armor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miner, itm_dwarf_miner_reinf,</text:p>
          </table:table-cell>
          <table:table-cell table:style-name="ce19" office:value-type="string" calcext:value-type="string">
            <text:p>itm_dwarf_vest,itm_dwarf_vest_lordly,itm_leather_dwarf_armor_b,</text:p>
          </table:table-cell>
          <table:table-cell table:style-name="ce19"/>
          <table:table-cell table:style-name="ce19" office:value-type="string" calcext:value-type="string">
            <text:p>itm_dwarf_pad_boots,</text:p>
          </table:table-cell>
          <table:table-cell table:style-name="ce19" office:value-type="string" calcext:value-type="string">
            <text:p>itm_dwarf_mattock, itm_dwarf_mattock_good, itm_dwarf_hand_axe, itm_dwarf_sword_a,</text:p>
          </table:table-cell>
          <table:table-cell table:style-name="ce19" office:value-type="string" calcext:value-type="string">
            <text:p>itm_dwarf_shield_d, itm_dwarf_shield_d_good,</text:p>
          </table:table-cell>
          <table:table-cell table:style-name="ce19"/>
          <table:table-cell table:style-name="ce30" office:value-type="string" calcext:value-type="string">
            <text:p>attr_dwarf_tier_2</text:p>
          </table:table-cell>
          <table:table-cell table:style-name="ce30" office:value-type="string" calcext:value-type="string">
            <text:p>wp_dwarf_tier_2</text:p>
          </table:table-cell>
          <table:table-cell table:style-name="ce30" office:value-type="string" calcext:value-type="string">
            <text:p>knows_common_dwarf|knows_athletics_1|knows_power_strike_2|knows_ironflesh_1</text:p>
          </table:table-cell>
          <table:table-cell table:style-name="ce33" office:value-type="string" calcext:value-type="string">
            <text:p>dwarf_face_1</text:p>
          </table:table-cell>
          <table:table-cell table:style-name="ce33" office:value-type="string" calcext:value-type="string">
            <text:p>dwarf_face_2</text:p>
          </table:table-cell>
          <table:table-cell table:style-name="ce35"/>
          <table:table-cell table:style-name="ce7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iron_hills_miner&quot;,&quot;Iron_Hills_Miner&quot;,&quot;Iron_Hills_Miners&quot;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_dwarf|knows_athletics_1|knows_power_strike_2|knows_ironflesh_1,dwarf_face_1,dwarf_face_2]," calcext:value-type="string">
            <text:p>["iron_hills_miner","Iron_Hills_Miner","Iron_Hills_Miners"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_dwarf|knows_athletics_1|knows_power_strike_2|knows_ironflesh_1,dwarf_face_1,dwarf_face_2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iron_hills_infantry</text:p>
          </table:table-cell>
          <table:table-cell table:number-columns-repeated="2" table:style-name="ce8" office:value-type="string" calcext:value-type="string">
            <text:p>Iron_Hills_Infantry</text:p>
          </table:table-cell>
          <table:table-cell table:style-name="ce13" office:value-type="string" calcext:value-type="string">
            <text:p>tf_dwarf| tfg_armor| tfg_gloves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miner_reinf, itm_dwarf_helm_fris, itm_dwarf_nasal, </text:p>
          </table:table-cell>
          <table:table-cell table:style-name="ce19" office:value-type="string" calcext:value-type="string">
            <text:p>itm_leather_dwarf_armor_b, itm_dwarf_vest_b,</text:p>
          </table:table-cell>
          <table:table-cell table:style-name="ce18" office:value-type="string" calcext:value-type="string">
            <text:p>itm_leather_gloves,</text:p>
          </table:table-cell>
          <table:table-cell table:style-name="ce19" office:value-type="string" calcext:value-type="string">
            <text:p>itm_dwarf_chain_boots,</text:p>
          </table:table-cell>
          <table:table-cell table:style-name="ce19" office:value-type="string" calcext:value-type="string">
            <text:p><text:s/>itm_dwarf_great_mattock, itm_dwarf_mattock_good, itm_dwarf_sword_a,</text:p>
          </table:table-cell>
          <table:table-cell table:style-name="ce19" office:value-type="string" calcext:value-type="string">
            <text:p><text:s/>itm_dwarf_sword_a_good,itm_dwarf_shield_d, itm_dwarf_shield_d_good,</text:p>
          </table:table-cell>
          <table:table-cell table:style-name="ce19"/>
          <table:table-cell table:style-name="ce30" office:value-type="string" calcext:value-type="string">
            <text:p>attr_dwarf_tier_4</text:p>
          </table:table-cell>
          <table:table-cell table:style-name="ce30" office:value-type="string" calcext:value-type="string">
            <text:p>wp_dwarf_tier_4</text:p>
          </table:table-cell>
          <table:table-cell table:style-name="ce30" office:value-type="string" calcext:value-type="string">
            <text:p>knows_common_dwarf|knows_athletics_2|knows_power_strike_3|knows_ironflesh_2</text:p>
          </table:table-cell>
          <table:table-cell table:style-name="ce33" office:value-type="string" calcext:value-type="string">
            <text:p>dwarf_face_3</text:p>
          </table:table-cell>
          <table:table-cell table:style-name="ce33" office:value-type="string" calcext:value-type="string">
            <text:p>dwarf_face_4</text:p>
          </table:table-cell>
          <table:table-cell table:style-name="ce35"/>
          <table:table-cell table:style-name="ce7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iron_hills_infantry&quot;,&quot;Iron_Hills_Infantry&quot;,&quot;Iron_Hills_Infantry&quot;,tf_dwarf| tfg_armor| tfg_gloves| tfg_shield| tfg_helm| tfg_boots,0,0,fac_dwarf,[itm_dwarf_miner_reinf, itm_dwarf_helm_fris, itm_dwarf_nasal, itm_leather_dwarf_armor_b, itm_dwarf_vest_b,itm_leather_gloves,itm_dwarf_chain_boots, itm_dwarf_great_mattock, itm_dwarf_mattock_good, itm_dwarf_sword_a, itm_dwarf_sword_a_good,itm_dwarf_shield_d, itm_dwarf_shield_d_good,],attr_dwarf_tier_4,wp_dwarf_tier_4,knows_common_dwarf|knows_athletics_2|knows_power_strike_3|knows_ironflesh_2,dwarf_face_3,dwarf_face_4]," calcext:value-type="string">
            <text:p>["iron_hills_infantry","Iron_Hills_Infantry","Iron_Hills_Infantry",tf_dwarf| tfg_armor| tfg_gloves| tfg_shield| tfg_helm| tfg_boots,0,0,fac_dwarf,[itm_dwarf_miner_reinf, itm_dwarf_helm_fris, itm_dwarf_nasal, itm_leather_dwarf_armor_b, itm_dwarf_vest_b,itm_leather_gloves,itm_dwarf_chain_boots, itm_dwarf_great_mattock, itm_dwarf_mattock_good, itm_dwarf_sword_a, itm_dwarf_sword_a_good,itm_dwarf_shield_d, itm_dwarf_shield_d_good,],attr_dwarf_tier_4,wp_dwarf_tier_4,knows_common_dwarf|knows_athletics_2|knows_power_strike_3|knows_ironflesh_2,dwarf_face_3,dwarf_face_4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iron_hills_battle_infantry</text:p>
          </table:table-cell>
          <table:table-cell table:style-name="ce8" office:value-type="string" calcext:value-type="string">
            <text:p>Iron_Hills_Battle-dwarf</text:p>
          </table:table-cell>
          <table:table-cell table:style-name="ce8" office:value-type="string" calcext:value-type="string">
            <text:p>Iron_Hills_Battle-dwarves</text:p>
          </table:table-cell>
          <table:table-cell table:style-name="ce13" office:value-type="string" calcext:value-type="string">
            <text:p>tf_dwarf| tfg_armor| tfg_gloves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nasal_reinf, itm_dwarf_helm_fris_reinf,</text:p>
          </table:table-cell>
          <table:table-cell table:style-name="ce19" office:value-type="string" calcext:value-type="string">
            <text:p>itm_dwarf_vest_b, itm_leather_dwarf_armor,</text:p>
          </table:table-cell>
          <table:table-cell table:style-name="ce19" office:value-type="string" calcext:value-type="string">
            <text:p>itm_mail_mittens,</text:p>
          </table:table-cell>
          <table:table-cell table:style-name="ce19" office:value-type="string" calcext:value-type="string">
            <text:p>itm_dwarf_scale_boots,</text:p>
          </table:table-cell>
          <table:table-cell table:style-name="ce19" office:value-type="string" calcext:value-type="string">
            <text:p>itm_dwarf_great_pick, itm_dwarf_great_mattock,itm_dwarf_great_axe</text:p>
          </table:table-cell>
          <table:table-cell table:style-name="ce19" table:number-columns-repeated="2"/>
          <table:table-cell table:style-name="ce30" office:value-type="string" calcext:value-type="string">
            <text:p>attr_dwarf_tier_5</text:p>
          </table:table-cell>
          <table:table-cell table:style-name="ce30" office:value-type="string" calcext:value-type="string">
            <text:p>wp_dwarf_tier_5</text:p>
          </table:table-cell>
          <table:table-cell table:style-name="ce30" office:value-type="string" calcext:value-type="string">
            <text:p>knows_common_dwarf|knows_athletics_3|knows_power_strike_4|knows_ironflesh_3</text:p>
          </table:table-cell>
          <table:table-cell table:style-name="ce33" office:value-type="string" calcext:value-type="string">
            <text:p>dwarf_face_1</text:p>
          </table:table-cell>
          <table:table-cell table:style-name="ce33" office:value-type="string" calcext:value-type="string">
            <text:p>dwarf_face_2</text:p>
          </table:table-cell>
          <table:table-cell table:style-name="ce35"/>
          <table:table-cell table:style-name="ce7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iron_hills_battle_infantry&quot;,&quot;Iron_Hills_Battle-dwarf&quot;,&quot;Iron_Hills_Battle-dwarves&quot;,tf_dwarf| tfg_armor| tfg_gloves| tfg_shield| tfg_helm| tfg_boots,0,0,fac_dwarf,[itm_dwarf_nasal_reinf, itm_dwarf_helm_fris_reinf,itm_dwarf_vest_b, itm_leather_dwarf_armor,itm_mail_mittens,itm_dwarf_scale_boots,itm_dwarf_great_pick, itm_dwarf_great_mattock,itm_dwarf_great_axe],attr_dwarf_tier_5,wp_dwarf_tier_5,knows_common_dwarf|knows_athletics_3|knows_power_strike_4|knows_ironflesh_3,dwarf_face_1,dwarf_face_2]," calcext:value-type="string">
            <text:p>["iron_hills_battle_infantry","Iron_Hills_Battle-dwarf","Iron_Hills_Battle-dwarves",tf_dwarf| tfg_armor| tfg_gloves| tfg_shield| tfg_helm| tfg_boots,0,0,fac_dwarf,[itm_dwarf_nasal_reinf, itm_dwarf_helm_fris_reinf,itm_dwarf_vest_b, itm_leather_dwarf_armor,itm_mail_mittens,itm_dwarf_scale_boots,itm_dwarf_great_pick, itm_dwarf_great_mattock,itm_dwarf_great_axe],attr_dwarf_tier_5,wp_dwarf_tier_5,knows_common_dwarf|knows_athletics_3|knows_power_strike_4|knows_ironflesh_3,dwarf_face_1,dwarf_face_2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grors_guard</text:p>
          </table:table-cell>
          <table:table-cell table:style-name="ce8" office:value-type="string" calcext:value-type="string">
            <text:p>Gror's_Guard</text:p>
          </table:table-cell>
          <table:table-cell table:style-name="ce8" office:value-type="string" calcext:value-type="string">
            <text:p>Gror's_Guards</text:p>
          </table:table-cell>
          <table:table-cell table:style-name="ce13" office:value-type="string" calcext:value-type="string">
            <text:p>tf_dwarf| tfg_armor| tfg_gloves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nasal_lordly, itm_dwarf_helm_fris_lordly,</text:p>
          </table:table-cell>
          <table:table-cell table:style-name="ce19" office:value-type="string" calcext:value-type="string">
            <text:p>itm_dwarf_armor_c,</text:p>
          </table:table-cell>
          <table:table-cell table:style-name="ce19" office:value-type="string" calcext:value-type="string">
            <text:p>itm_mail_mittens,</text:p>
          </table:table-cell>
          <table:table-cell table:style-name="ce19" office:value-type="string" calcext:value-type="string">
            <text:p>itm_dwarf_scale_boots,</text:p>
          </table:table-cell>
          <table:table-cell table:style-name="ce19" office:value-type="string" calcext:value-type="string">
            <text:p>itm_dwarf_great_pick_good,itm_dwarf_great_mattock_good,itm_dwarf_great_axe,itm_dwarf_great_axe_good,</text:p>
          </table:table-cell>
          <table:table-cell table:style-name="ce19" table:number-columns-repeated="2"/>
          <table:table-cell table:style-name="ce30" office:value-type="string" calcext:value-type="string">
            <text:p>attr_dwarf_tier_6</text:p>
          </table:table-cell>
          <table:table-cell table:style-name="ce30" office:value-type="string" calcext:value-type="string">
            <text:p>wp_dwarf_tier_6</text:p>
          </table:table-cell>
          <table:table-cell table:style-name="ce30" office:value-type="string" calcext:value-type="string">
            <text:p>knows_common_dwarf|knows_athletics_4|knows_power_strike_6|knows_ironflesh_5</text:p>
          </table:table-cell>
          <table:table-cell table:number-columns-repeated="2" table:style-name="ce33" office:value-type="string" calcext:value-type="string">
            <text:p>dwarf_face_7</text:p>
          </table:table-cell>
          <table:table-cell table:style-name="ce35"/>
          <table:table-cell table:style-name="ce7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grors_guard&quot;,&quot;Gror's_Guard&quot;,&quot;Gror's_Guards&quot;,tf_dwarf| tfg_armor| tfg_gloves| tfg_shield| tfg_helm| tfg_boots,0,0,fac_dwarf,[itm_dwarf_nasal_lordly, itm_dwarf_helm_fris_lordly,itm_dwarf_armor_c,itm_mail_mittens,itm_dwarf_scale_boots,itm_dwarf_great_pick_good,itm_dwarf_great_mattock_good,itm_dwarf_great_axe,itm_dwarf_great_axe_good,],attr_dwarf_tier_6,wp_dwarf_tier_6,knows_common_dwarf|knows_athletics_4|knows_power_strike_6|knows_ironflesh_5,dwarf_face_7,dwarf_face_7]," calcext:value-type="string">
            <text:p>["grors_guard","Gror's_Guard","Gror's_Guards",tf_dwarf| tfg_armor| tfg_gloves| tfg_shield| tfg_helm| tfg_boots,0,0,fac_dwarf,[itm_dwarf_nasal_lordly, itm_dwarf_helm_fris_lordly,itm_dwarf_armor_c,itm_mail_mittens,itm_dwarf_scale_boots,itm_dwarf_great_pick_good,itm_dwarf_great_mattock_good,itm_dwarf_great_axe,itm_dwarf_great_axe_good,],attr_dwarf_tier_6,wp_dwarf_tier_6,knows_common_dwarf|knows_athletics_4|knows_power_strike_6|knows_ironflesh_5,dwarf_face_7,dwarf_face_7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Gondor</text:p>
          </table:table-cell>
          <table:table-cell table:style-name="ce7" table:number-columns-repeated="9"/>
          <table:table-cell table:style-name="ce5"/>
          <table:table-cell table:style-name="ce7" table:number-columns-repeated="9"/>
          <table:table-cell table:style-name="ce7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office:value-type="string" office:string-value="#Gondor" calcext:value-type="string">
            <text:p>#Gondor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ndor_commoner</text:p>
          </table:table-cell>
          <table:table-cell table:style-name="ce6" office:value-type="string" calcext:value-type="string">
            <text:p>Gondor_Levy</text:p>
          </table:table-cell>
          <table:table-cell table:style-name="ce6" office:value-type="string" calcext:value-type="string">
            <text:p>Gondor_Levies</text:p>
          </table:table-cell>
          <table:table-cell table:style-name="ce12" office:value-type="string" calcext:value-type="string">
            <text:p>tf_gondor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/>
          <table:table-cell table:style-name="ce18" office:value-type="string" calcext:value-type="string">
            <text:p>itm_gon_jerkin,itm_tld_tunic,</text:p>
          </table:table-cell>
          <table:table-cell table:style-name="ce23"/>
          <table:table-cell table:style-name="ce18" office:value-type="string" calcext:value-type="string">
            <text:p>itm_gondor_light_greaves,</text:p>
          </table:table-cell>
          <table:table-cell table:style-name="ce18" office:value-type="string" calcext:value-type="string">
            <text:p>itm_shortened_spear,</text:p>
          </table:table-cell>
          <table:table-cell table:style-name="ce18" office:value-type="string" calcext:value-type="string">
            <text:p>itm_gondor_arrows,itm_hunting_bow,itm_metal_scraps_bad,itm_metal_scraps_medium,itm_metal_scraps_good,</text:p>
          </table:table-cell>
          <table:table-cell table:style-name="ce18"/>
          <table:table-cell table:style-name="ce29" office:value-type="string" calcext:value-type="string">
            <text:p>attr_tier_1</text:p>
          </table:table-cell>
          <table:table-cell table:style-name="ce29" office:value-type="string" calcext:value-type="string">
            <text:p>wp_tier_1</text:p>
          </table:table-cell>
          <table:table-cell table:style-name="ce29" office:value-type="string" calcext:value-type="string">
            <text:p>knows_common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K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[&quot;gondor_commoner&quot;,&quot;Gondor_Levy&quot;,&quot;Gondor_Levies&quot;,tf_gondor| tfg_armor| tfg_boots,0,0,fac_gondor,[itm_gon_jerkin,itm_tld_tunic,itm_gondor_light_greaves,itm_gondor_light_greaves,itm_shortened_spear,itm_gondor_arrows,itm_hunting_bow,itm_metal_scraps_bad,itm_metal_scraps_medium,itm_metal_scraps_good,],attr_tier_1,wp_tier_1,knows_common,gondor_face1,gondor_face2]," calcext:value-type="string">
            <text:p>["gondor_commoner","Gondor_Levy","Gondor_Levies",tf_gondor| tfg_armor| tfg_boots,0,0,fac_gondor,[itm_gon_jerkin,itm_tld_tunic,itm_gondor_light_greaves,itm_gondor_light_greaves,itm_shortened_spear,itm_gondor_arrows,itm_hunting_bow,itm_metal_scraps_bad,itm_metal_scraps_medium,itm_metal_scraps_good,],attr_tier_1,wp_tier_1,knows_common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ndor_militiamen</text:p>
          </table:table-cell>
          <table:table-cell table:style-name="ce6" office:value-type="string" calcext:value-type="string">
            <text:p>Gondor_Watchman</text:p>
          </table:table-cell>
          <table:table-cell table:style-name="ce6" office:value-type="string" calcext:value-type="string">
            <text:p>Gondor_Watchmen</text:p>
          </table:table-cell>
          <table:table-cell table:style-name="ce12" office:value-type="string" calcext:value-type="string">
            <text:p>tf_gondor| tfg_armor| tfg_shield| tfg_boots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auxila_helm,</text:p>
          </table:table-cell>
          <table:table-cell table:style-name="ce18" office:value-type="string" calcext:value-type="string">
            <text:p>itm_gon_jerkin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18" office:value-type="string" calcext:value-type="string">
            <text:p>itm_shortened_spear,itm_gondor_short_sword,itm_good_mace,</text:p>
          </table:table-cell>
          <table:table-cell table:style-name="ce18" office:value-type="string" calcext:value-type="string">
            <text:p>itm_gondor_arrows,itm_gon_tab_shield_a,</text:p>
          </table:table-cell>
          <table:table-cell table:style-name="ce18"/>
          <table:table-cell table:style-name="ce29" office:value-type="string" calcext:value-type="string">
            <text:p>attr_tier_2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common|knows_athletics_1|knows_power_strike_1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office:value-type="string" office:string-value="[&quot;gondor_militiamen&quot;,&quot;Gondor_Watchman&quot;,&quot;Gondor_Watchmen&quot;,tf_gondor| tfg_armor| tfg_shield| tfg_boots| tfg_helm,0,0,fac_gondor,[itm_gondor_auxila_helm,itm_gon_jerkin,itm_gondor_light_greaves,itm_shortened_spear,itm_gondor_short_sword,itm_good_mace,itm_gondor_arrows,itm_gon_tab_shield_a,],attr_tier_2,wp_tier_2,knows_common|knows_athletics_1|knows_power_strike_1,gondor_face1,gondor_face2]," calcext:value-type="string">
            <text:p>["gondor_militiamen","Gondor_Watchman","Gondor_Watchmen",tf_gondor| tfg_armor| tfg_shield| tfg_boots| tfg_helm,0,0,fac_gondor,[itm_gondor_auxila_helm,itm_gon_jerkin,itm_gondor_light_greaves,itm_shortened_spear,itm_gondor_short_sword,itm_good_mace,itm_gondor_arrows,itm_gon_tab_shield_a,],attr_tier_2,wp_tier_2,knows_common|knows_athletics_1|knows_power_strike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ootmen_of_gondor</text:p>
          </table:table-cell>
          <table:table-cell table:style-name="ce6" office:value-type="string" calcext:value-type="string">
            <text:p>Footman_of_Gondor</text:p>
          </table:table-cell>
          <table:table-cell table:style-name="ce11" office:value-type="string" calcext:value-type="string">
            <text:p>Footmen_of_Gondor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ian_light_helm,</text:p>
          </table:table-cell>
          <table:table-cell table:style-name="ce18" office:value-type="string" calcext:value-type="string">
            <text:p>itm_gon_footman,</text:p>
          </table:table-cell>
          <table:table-cell table:style-name="ce24"/>
          <table:table-cell table:style-name="ce20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spear,itm_gondor_short_sword,itm_good_mace,</text:p>
          </table:table-cell>
          <table:table-cell table:style-name="ce26" office:value-type="string" calcext:value-type="string">
            <text:p>itm_gondor_shield_c,</text:p>
          </table:table-cell>
          <table:table-cell table:style-name="ce18"/>
          <table:table-cell table:style-name="ce29" office:value-type="string" calcext:value-type="string">
            <text:p>attr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athletics_2|knows_shield_2|knows_power_strike_2|knows_ironflesh_1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K83];[.K83];[.L83];[.M84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 office:value-type="string" office:string-value="[&quot;footmen_of_gondor&quot;,&quot;Footman_of_Gondor&quot;,&quot;Footmen_of_Gondor&quot;,tf_gondor| tfg_shield| tfg_armor| tfg_helm| tfg_boots,0,0,fac_gondor,[itm_gondorian_light_helm,itm_gon_footman,itm_gondor_med_greaves,itm_gondor_med_greaves,itm_gondor_spear,itm_gondor_short_sword,itm_good_mace,],attr_tier_3,wp_tier_3,knows_common|knows_athletics_2|knows_shield_2|knows_power_strike_2|knows_ironflesh_1,gondor_face1,gondor_face2]," calcext:value-type="string">
            <text:p>["footmen_of_gondor","Footman_of_Gondor","Footmen_of_Gondor",tf_gondor| tfg_shield| tfg_armor| tfg_helm| tfg_boots,0,0,fac_gondor,[itm_gondorian_light_helm,itm_gon_footman,itm_gondor_med_greaves,itm_gondor_med_greaves,itm_gondor_spear,itm_gondor_short_sword,itm_good_mace,],attr_tier_3,wp_tier_3,knows_common|knows_athletics_2|knows_shield_2|knows_power_strike_2|knows_ironflesh_1,gondor_face1,gondor_face2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Gondor Spearmen</text:p>
          </table:table-cell>
          <table:table-cell table:style-name="ce9" table:number-columns-repeated="12"/>
          <table:table-cell table:style-name="ce28"/>
          <table:table-cell table:style-name="ce9" table:number-columns-repeated="5"/>
          <table:table-cell table:style-name="ce39"/>
          <table:table-cell table:style-name="ce39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J84];[.K84];[.L84];[.M84];[.M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#Gondor Spearmen" calcext:value-type="string">
            <text:p>#Gondor Spearmen</text:p>
          </table:table-cell>
          <table:table-cell table:style-name="ce41" table:number-columns-repeated="1003"/>
        </table:table-row>
        <table:table-row table:style-name="ro3">
          <table:table-cell table:style-name="ce6" office:value-type="string" calcext:value-type="string">
            <text:p>gondor_spearmen</text:p>
          </table:table-cell>
          <table:table-cell table:style-name="ce6" office:value-type="string" calcext:value-type="string">
            <text:p>Spearman_of_Gondor</text:p>
          </table:table-cell>
          <table:table-cell table:style-name="ce6" office:value-type="string" calcext:value-type="string">
            <text:p>Spearmen_of_Gondor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infantry_helm,</text:p>
          </table:table-cell>
          <table:table-cell table:style-name="ce18" office:value-type="string" calcext:value-type="string">
            <text:p>itm_gon_regular,itm_gon_regular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gondor_med_greaves,</text:p>
          </table:table-cell>
          <table:table-cell table:style-name="ce18" office:value-type="string" calcext:value-type="string">
            <text:p>itm_gondor_spear,</text:p>
          </table:table-cell>
          <table:table-cell table:style-name="ce18" office:value-type="string" calcext:value-type="string">
            <text:p>itm_gondor_shield_c,</text:p>
          </table:table-cell>
          <table:table-cell table:style-name="ce18"/>
          <table:table-cell table:style-name="ce29" office:value-type="string" calcext:value-type="string">
            <text:p>attr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2|knows_shield_3|knows_power_strike_3|knows_ironflesh_2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3</text:p>
          </table:table-cell>
          <table:table-cell table:style-name="ce34"/>
          <table:table-cell table:style-name="ce7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J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[&quot;gondor_spearmen&quot;,&quot;Spearman_of_Gondor&quot;,&quot;Spearmen_of_Gondor&quot;,tf_gondor| tfg_shield| tfg_armor| tfg_helm| tfg_boots,0,0,fac_gondor,[itm_gondor_infantry_helm,itm_gon_regular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gondor_spearmen","Spearman_of_Gondor","Spearmen_of_Gondor",tf_gondor| tfg_shield| tfg_armor| tfg_helm| tfg_boots,0,0,fac_gondor,[itm_gondor_infantry_helm,itm_gon_regular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ndor_veteran_spearmen</text:p>
          </table:table-cell>
          <table:table-cell table:style-name="ce6" office:value-type="string" calcext:value-type="string">
            <text:p>Veteran_Spearman_of_Gondor</text:p>
          </table:table-cell>
          <table:table-cell table:style-name="ce6" office:value-type="string" calcext:value-type="string">
            <text:p>Veteran_Spearmen_of_Gondor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infantry_helm,</text:p>
          </table:table-cell>
          <table:table-cell table:style-name="ce18" office:value-type="string" calcext:value-type="string">
            <text:p>itm_gon_regular,itm_gon_regular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spear,</text:p>
          </table:table-cell>
          <table:table-cell table:style-name="ce20" office:value-type="string" calcext:value-type="string">
            <text:p>itm_gondor_shield_c,</text:p>
          </table:table-cell>
          <table:table-cell table:style-name="ce18"/>
          <table:table-cell table:style-name="ce29" office:value-type="string" calcext:value-type="string">
            <text:p>attr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3|knows_shield_4|knows_power_strike_4|knows_ironflesh_2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gondor_veteran_spearmen&quot;,&quot;Veteran_Spearman_of_Gondor&quot;,&quot;Veteran_Spearmen_of_Gondor&quot;,tf_gondor| tfg_gloves| tfg_shield| tfg_armor| tfg_helm| tfg_boots,0,0,fac_gondor,[itm_gondor_infantry_helm,itm_gon_regular,itm_gon_regular,itm_mail_mittens,itm_gondor_heavy_greaves,itm_gondor_spear,itm_gondor_shield_c,],attr_tier_5,wp_tier_5,knows_common|knows_athletics_3|knows_shield_4|knows_power_strike_4|knows_ironflesh_2,gondor_face1,gondor_face2]," calcext:value-type="string">
            <text:p>["gondor_veteran_spearmen","Veteran_Spearman_of_Gondor","Veteran_Spearmen_of_Gondor",tf_gondor| tfg_gloves| tfg_shield| tfg_armor| tfg_helm| tfg_boots,0,0,fac_gondor,[itm_gondor_infantry_helm,itm_gon_regular,itm_gon_regular,itm_mail_mittens,itm_gondor_heavy_greaves,itm_gondor_spear,itm_gondor_shield_c,],attr_tier_5,wp_tier_5,knows_common|knows_athletics_3|knows_shield_4|knows_power_strike_4|knows_ironflesh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uard_of_the_fountain_court</text:p>
          </table:table-cell>
          <table:table-cell table:style-name="ce6" office:value-type="string" calcext:value-type="string">
            <text:p>Guard_of_the_Fountain_Court</text:p>
          </table:table-cell>
          <table:table-cell table:style-name="ce6" office:value-type="string" calcext:value-type="string">
            <text:p>Guards_of_the_Fountain_Court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tower_guard_helm,</text:p>
          </table:table-cell>
          <table:table-cell table:style-name="ce20" office:value-type="string" calcext:value-type="string">
            <text:p>itm_gon_tower_guard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tower_spear,</text:p>
          </table:table-cell>
          <table:table-cell table:style-name="ce18" office:value-type="string" calcext:value-type="string">
            <text:p>itm_gondor_shield_a,</text:p>
          </table:table-cell>
          <table:table-cell table:style-name="ce18"/>
          <table:table-cell table:style-name="ce29" office:value-type="string" calcext:value-type="string">
            <text:p>attr_tier_6</text:p>
          </table:table-cell>
          <table:table-cell table:style-name="ce29" office:value-type="string" calcext:value-type="string">
            <text:p>wp_tier_6</text:p>
          </table:table-cell>
          <table:table-cell table:style-name="ce29" office:value-type="string" calcext:value-type="string">
            <text:p>knows_common|knows_athletics_4|knows_shield_6|knows_power_strike_6|knows_ironflesh_4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3</text:p>
          </table:table-cell>
          <table:table-cell table:style-name="ce34"/>
          <table:table-cell table:style-name="ce7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J87];[.K87];[.L87];[.M87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[&quot;guard_of_the_fountain_court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4|knows_shield_6|knows_power_strike_6|knows_ironflesh_4,gondor_face1,gondor_face3]," calcext:value-type="string">
            <text:p>["guard_of_the_fountain_court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4|knows_shield_6|knows_power_strike_6|knows_ironflesh_4,gondor_face1,gondor_face3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Gondor swordsmen</text:p>
          </table:table-cell>
          <table:table-cell table:style-name="ce9" table:number-columns-repeated="9"/>
          <table:table-cell table:style-name="ce21" table:number-columns-repeated="2"/>
          <table:table-cell table:style-name="ce9" table:number-columns-repeated="7"/>
          <table:table-cell table:style-name="ce39"/>
          <table:table-cell table:style-name="ce39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N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#Gondor swordsmen" calcext:value-type="string">
            <text:p>#Gondor swordsme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ndor_swordsmen</text:p>
          </table:table-cell>
          <table:table-cell table:style-name="ce6" office:value-type="string" calcext:value-type="string">
            <text:p>Swordsman_of_Gondor</text:p>
          </table:table-cell>
          <table:table-cell table:style-name="ce6" office:value-type="string" calcext:value-type="string">
            <text:p>Swordsmen_of_Gondor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infantry_helm,</text:p>
          </table:table-cell>
          <table:table-cell table:style-name="ce18" office:value-type="string" calcext:value-type="string">
            <text:p>itm_gon_regular,itm_gon_regular,</text:p>
          </table:table-cell>
          <table:table-cell table:style-name="ce18" office:value-type="string" calcext:value-type="string">
            <text:p>itm_leather_gloves,</text:p>
          </table:table-cell>
          <table:table-cell table:style-name="ce20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sword,</text:p>
          </table:table-cell>
          <table:table-cell table:style-name="ce18" office:value-type="string" calcext:value-type="string">
            <text:p>itm_gondor_shield_c,</text:p>
          </table:table-cell>
          <table:table-cell table:style-name="ce18"/>
          <table:table-cell table:style-name="ce29" office:value-type="string" calcext:value-type="string">
            <text:p>attr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2|knows_shield_3|knows_power_strike_3|knows_ironflesh_2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3</text:p>
          </table:table-cell>
          <table:table-cell table:style-name="ce34"/>
          <table:table-cell table:style-name="ce7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[&quot;gondor_swordsmen&quot;,&quot;Swordsman_of_Gondor&quot;,&quot;Swordsmen_of_Gondor&quot;,tf_gondor| tfg_shield| tfg_armor| tfg_helm| tfg_boots,0,0,fac_gondor,[itm_gondor_infantry_helm,itm_gon_regular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gondor_swordsmen","Swordsman_of_Gondor","Swordsmen_of_Gondor",tf_gondor| tfg_shield| tfg_armor| tfg_helm| tfg_boots,0,0,fac_gondor,[itm_gondor_infantry_helm,itm_gon_regular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ndor_veteran_swordsmen</text:p>
          </table:table-cell>
          <table:table-cell table:style-name="ce6" office:value-type="string" calcext:value-type="string">
            <text:p>Veteran_Swordsman_of_Gondor</text:p>
          </table:table-cell>
          <table:table-cell table:style-name="ce6" office:value-type="string" calcext:value-type="string">
            <text:p>Veteran_Swordsmen_of_Gondor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infantry_helm,</text:p>
          </table:table-cell>
          <table:table-cell table:style-name="ce18" office:value-type="string" calcext:value-type="string">
            <text:p>itm_gon_regular,itm_gon_regular,</text:p>
          </table:table-cell>
          <table:table-cell table:style-name="ce18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sword,</text:p>
          </table:table-cell>
          <table:table-cell table:style-name="ce18" office:value-type="string" calcext:value-type="string">
            <text:p>itm_gondor_shield_c,</text:p>
          </table:table-cell>
          <table:table-cell table:style-name="ce18"/>
          <table:table-cell table:style-name="ce29" office:value-type="string" calcext:value-type="string">
            <text:p>attr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3|knows_shield_4|knows_power_strike_4|knows_ironflesh_2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gondor_veteran_swordsmen&quot;,&quot;Veteran_Swordsman_of_Gondor&quot;,&quot;Veteran_Swordsmen_of_Gondor&quot;,tf_gondor| tfg_gloves| tfg_shield| tfg_armor| tfg_helm| tfg_boots,0,0,fac_gondor,[itm_gondor_infantry_helm,itm_gon_regular,itm_gon_regular,itm_mail_mittens,itm_gondor_heavy_greaves,itm_gondor_sword,itm_gondor_shield_c,],attr_tier_5,wp_tier_5,knows_common|knows_athletics_3|knows_shield_4|knows_power_strike_4|knows_ironflesh_2,gondor_face1,gondor_face2]," calcext:value-type="string">
            <text:p>["gondor_veteran_swordsmen","Veteran_Swordsman_of_Gondor","Veteran_Swordsmen_of_Gondor",tf_gondor| tfg_gloves| tfg_shield| tfg_armor| tfg_helm| tfg_boots,0,0,fac_gondor,[itm_gondor_infantry_helm,itm_gon_regular,itm_gon_regular,itm_mail_mittens,itm_gondor_heavy_greaves,itm_gondor_sword,itm_gondor_shield_c,],attr_tier_5,wp_tier_5,knows_common|knows_athletics_3|knows_shield_4|knows_power_strike_4|knows_ironflesh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wordsmen_of_the_tower_guard</text:p>
          </table:table-cell>
          <table:table-cell table:style-name="ce6" office:value-type="string" calcext:value-type="string">
            <text:p>Swordsman_of_the_Tower_Guard</text:p>
          </table:table-cell>
          <table:table-cell table:style-name="ce6" office:value-type="string" calcext:value-type="string">
            <text:p>Swordsmen_of_the_Tower_Guard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tower_guard_helm,</text:p>
          </table:table-cell>
          <table:table-cell table:style-name="ce18" office:value-type="string" calcext:value-type="string">
            <text:p>itm_gon_tower_guard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citadel_sword,</text:p>
          </table:table-cell>
          <table:table-cell table:style-name="ce20" office:value-type="string" calcext:value-type="string">
            <text:p>itm_gondor_shield_a,</text:p>
          </table:table-cell>
          <table:table-cell table:style-name="ce18"/>
          <table:table-cell table:style-name="ce29" office:value-type="string" calcext:value-type="string">
            <text:p>attr_tier_6</text:p>
          </table:table-cell>
          <table:table-cell table:style-name="ce29" office:value-type="string" calcext:value-type="string">
            <text:p>wp_tier_6</text:p>
          </table:table-cell>
          <table:table-cell table:style-name="ce29" office:value-type="string" calcext:value-type="string">
            <text:p>knows_common|knows_athletics_4|knows_shield_5|knows_power_strike_5|knows_ironflesh_4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3</text:p>
          </table:table-cell>
          <table:table-cell table:style-name="ce34"/>
          <table:table-cell table:style-name="ce7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[&quot;swordsmen_of_the_tower_guard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4|knows_shield_5|knows_power_strike_5|knows_ironflesh_4,gondor_face1,gondor_face3]," calcext:value-type="string">
            <text:p>["swordsmen_of_the_tower_guard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4|knows_shield_5|knows_power_strike_5|knows_ironflesh_4,gondor_face1,gondor_face3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Gondor Noble Line</text:p>
          </table:table-cell>
          <table:table-cell table:style-name="ce9" table:number-columns-repeated="6"/>
          <table:table-cell table:style-name="ce21"/>
          <table:table-cell table:style-name="ce9"/>
          <table:table-cell table:style-name="ce21" table:number-columns-repeated="2"/>
          <table:table-cell table:style-name="ce9"/>
          <table:table-cell table:style-name="ce21" table:number-columns-repeated="2"/>
          <table:table-cell table:style-name="ce9" table:number-columns-repeated="5"/>
          <table:table-cell table:style-name="ce39"/>
          <table:table-cell table:style-name="ce39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#Gondor Noble Line" calcext:value-type="string">
            <text:p>#Gondor Noble Lin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ndor_noblemen</text:p>
          </table:table-cell>
          <table:table-cell table:style-name="ce6" office:value-type="string" calcext:value-type="string">
            <text:p>Gondor_Nobleman</text:p>
          </table:table-cell>
          <table:table-cell table:style-name="ce6" office:value-type="string" calcext:value-type="string">
            <text:p>Gondor_Noblemen</text:p>
          </table:table-cell>
          <table:table-cell table:style-name="ce12" office:value-type="string" calcext:value-type="string">
            <text:p>tf_gondor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/>
          <table:table-cell table:style-name="ce20" office:value-type="string" calcext:value-type="string">
            <text:p>itm_gon_noble_cloak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20" office:value-type="string" calcext:value-type="string">
            <text:p>itm_gondor_cav_sword,</text:p>
          </table:table-cell>
          <table:table-cell table:style-name="ce18" table:number-columns-repeated="2"/>
          <table:table-cell table:style-name="ce29" office:value-type="string" calcext:value-type="string">
            <text:p>attr_tier_1</text:p>
          </table:table-cell>
          <table:table-cell table:style-name="ce29" office:value-type="string" calcext:value-type="string">
            <text:p>wp_tier_1</text:p>
          </table:table-cell>
          <table:table-cell table:style-name="ce29" office:value-type="string" calcext:value-type="string">
            <text:p>knows_common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[&quot;gondor_noblemen&quot;,&quot;Gondor_Nobleman&quot;,&quot;Gondor_Noblemen&quot;,tf_gondor| tfg_armor| tfg_boots,0,0,fac_gondor,[itm_gon_noble_cloak,itm_gondor_light_greaves,itm_gondor_cav_sword,],attr_tier_1,wp_tier_1,knows_common,gondor_face1,gondor_face2]," calcext:value-type="string">
            <text:p>["gondor_noblemen","Gondor_Nobleman","Gondor_Noblemen",tf_gondor| tfg_armor| tfg_boots,0,0,fac_gondor,[itm_gon_noble_cloak,itm_gondor_light_greaves,itm_gondor_cav_sword,],attr_tier_1,wp_tier_1,knows_common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quire_of_gondor</text:p>
          </table:table-cell>
          <table:table-cell table:style-name="ce6" office:value-type="string" calcext:value-type="string">
            <text:p>Squire_of_Gondor</text:p>
          </table:table-cell>
          <table:table-cell table:style-name="ce6" office:value-type="string" calcext:value-type="string">
            <text:p>Squires_of_Gondor</text:p>
          </table:table-cell>
          <table:table-cell table:style-name="ce12" office:value-type="string" calcext:value-type="string">
            <text:p>tf_gondor| tf_mounted| tfg_helm| tfg_armor| tfg_boots| tfg_hors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squire_helm,</text:p>
          </table:table-cell>
          <table:table-cell table:style-name="ce18" office:value-type="string" calcext:value-type="string">
            <text:p>itm_gon_squire,</text:p>
          </table:table-cell>
          <table:table-cell table:style-name="ce18"/>
          <table:table-cell table:style-name="ce20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cav_sword,</text:p>
          </table:table-cell>
          <table:table-cell table:style-name="ce18"/>
          <table:table-cell table:style-name="ce18" office:value-type="string" calcext:value-type="string">
            <text:p>itm_gondor_courser,</text:p>
          </table:table-cell>
          <table:table-cell table:style-name="ce29" office:value-type="string" calcext:value-type="string">
            <text:p>attr_tier_2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common|knows_power_strike_1|knows_riding_2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squire_of_gondor&quot;,&quot;Squire_of_Gondor&quot;,&quot;Squires_of_Gondor&quot;,tf_gondor| tf_mounted| tfg_helm| tfg_armor| tfg_boots| tfg_horse,0,0,fac_gondor,[itm_gondor_squire_helm,itm_gon_squire,itm_gondor_med_greaves,itm_gondor_cav_sword,itm_gondor_courser,],attr_tier_2,wp_tier_2,knows_common|knows_power_strike_1|knows_riding_2,gondor_face1,gondor_face2]," calcext:value-type="string">
            <text:p>["squire_of_gondor","Squire_of_Gondor","Squires_of_Gondor",tf_gondor| tf_mounted| tfg_helm| tfg_armor| tfg_boots| tfg_horse,0,0,fac_gondor,[itm_gondor_squire_helm,itm_gon_squire,itm_gondor_med_greaves,itm_gondor_cav_sword,itm_gondor_courser,],attr_tier_2,wp_tier_2,knows_common|knows_power_strike_1|knows_riding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squire_of_gondor</text:p>
          </table:table-cell>
          <table:table-cell table:style-name="ce6" office:value-type="string" calcext:value-type="string">
            <text:p>Veteran_Squire_of_Gondor</text:p>
          </table:table-cell>
          <table:table-cell table:style-name="ce6" office:value-type="string" calcext:value-type="string">
            <text:p>Veteran_Squires_of_Gondor</text:p>
          </table:table-cell>
          <table:table-cell table:style-name="ce12" office:value-type="string" calcext:value-type="string">
            <text:p>tf_gondor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squire_helm,</text:p>
          </table:table-cell>
          <table:table-cell table:style-name="ce18" office:value-type="string" calcext:value-type="string">
            <text:p>itm_gon_squire,</text:p>
          </table:table-cell>
          <table:table-cell table:style-name="ce18" office:value-type="string" calcext:value-type="string">
            <text:p>itm_leather_gloves,</text:p>
          </table:table-cell>
          <table:table-cell table:style-name="ce20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cav_sword,</text:p>
          </table:table-cell>
          <table:table-cell table:style-name="ce18" office:value-type="string" calcext:value-type="string">
            <text:p>itm_gondor_shield_d,</text:p>
          </table:table-cell>
          <table:table-cell table:style-name="ce18" office:value-type="string" calcext:value-type="string">
            <text:p>itm_gondor_courser,</text:p>
          </table:table-cell>
          <table:table-cell table:style-name="ce29" office:value-type="string" calcext:value-type="string">
            <text:p>attr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riding_2|knows_shield_2|knows_power_strike_2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[&quot;veteran_squire_of_gondor&quot;,&quot;Veteran_Squire_of_Gondor&quot;,&quot;Veteran_Squires_of_Gondor&quot;,tf_gondor| tf_mounted| tfg_shield| tfg_armor| tfg_helm| tfg_horse| tfg_boots,0,0,fac_gondor,[itm_gondor_squire_helm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veteran_squire_of_gondor","Veteran_Squire_of_Gondor","Veteran_Squires_of_Gondor",tf_gondor| tf_mounted| tfg_shield| tfg_armor| tfg_helm| tfg_horse| tfg_boots,0,0,fac_gondor,[itm_gondor_squire_helm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night_of_gondor</text:p>
          </table:table-cell>
          <table:table-cell table:style-name="ce6" office:value-type="string" calcext:value-type="string">
            <text:p>Knight_of_Gondor</text:p>
          </table:table-cell>
          <table:table-cell table:style-name="ce6" office:value-type="string" calcext:value-type="string">
            <text:p>Knights_of_Gondor</text:p>
          </table:table-cell>
          <table:table-cell table:style-name="ce12" office:value-type="string" calcext:value-type="string">
            <text:p>tf_gondor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knight_helm,</text:p>
          </table:table-cell>
          <table:table-cell table:style-name="ce20" office:value-type="string" calcext:value-type="string">
            <text:p>itm_gon_knight,</text:p>
          </table:table-cell>
          <table:table-cell table:style-name="ce18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cav_sword,itm_gondor_lance,</text:p>
          </table:table-cell>
          <table:table-cell table:style-name="ce18" office:value-type="string" calcext:value-type="string">
            <text:p>itm_gondor_shield_d,</text:p>
          </table:table-cell>
          <table:table-cell table:style-name="ce18" office:value-type="string" calcext:value-type="string">
            <text:p>itm_gondor_hunter,</text:p>
          </table:table-cell>
          <table:table-cell table:style-name="ce29" office:value-type="string" calcext:value-type="string">
            <text:p>attr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riding_3|knows_shield_3|knows_power_strike_3|knows_ironflesh_2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[&quot;knight_of_gondor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knight_of_gondor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knight_of_gondor</text:p>
          </table:table-cell>
          <table:table-cell table:style-name="ce6" office:value-type="string" calcext:value-type="string">
            <text:p>Veteran_Knight_of_Gondor</text:p>
          </table:table-cell>
          <table:table-cell table:style-name="ce6" office:value-type="string" calcext:value-type="string">
            <text:p>Veteran_Knights_of_Gondor</text:p>
          </table:table-cell>
          <table:table-cell table:style-name="ce12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knight_helm,</text:p>
          </table:table-cell>
          <table:table-cell table:style-name="ce18" office:value-type="string" calcext:value-type="string">
            <text:p>itm_gon_knight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cav_sword,itm_gondor_lance,</text:p>
          </table:table-cell>
          <table:table-cell table:style-name="ce20" office:value-type="string" calcext:value-type="string">
            <text:p>itm_gondor_shield_d,</text:p>
          </table:table-cell>
          <table:table-cell table:style-name="ce18" office:value-type="string" calcext:value-type="string">
            <text:p>itm_gondor_hunter,</text:p>
          </table:table-cell>
          <table:table-cell table:style-name="ce29" office:value-type="string" calcext:value-type="string">
            <text:p>attr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riding_4|knows_shield_3|knows_power_strike_4|knows_ironflesh_4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3</text:p>
          </table:table-cell>
          <table:table-cell table:style-name="ce34"/>
          <table:table-cell table:style-name="ce7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veteran_knight_of_gondor&quot;,&quot;Veteran_Knight_of_Gondor&quot;,&quot;Veteran_Knights_of_Gondor&quot;,tf_gondor| tf_mounted| tfg_gloves| tfg_shield| tfg_armor| tfg_helm| tfg_horse| tfg_boots,0,0,fac_gondor,[itm_gondor_knight_helm,itm_gon_knight,itm_mail_mittens,itm_gondor_heavy_greaves,itm_gondor_cav_sword,itm_gondor_lance,itm_gondor_shield_d,itm_gondor_hunter,],attr_tier_5,wp_tier_5,knows_common|knows_riding_4|knows_shield_3|knows_power_strike_4|knows_ironflesh_4,gondor_face1,gondor_face3]," calcext:value-type="string">
            <text:p>["veteran_knight_of_gondor","Veteran_Knight_of_Gondor","Veteran_Knights_of_Gondor",tf_gondor| tf_mounted| tfg_gloves| tfg_shield| tfg_armor| tfg_helm| tfg_horse| tfg_boots,0,0,fac_gondor,[itm_gondor_knight_helm,itm_gon_knight,itm_mail_mittens,itm_gondor_heavy_greaves,itm_gondor_cav_sword,itm_gondor_lance,itm_gondor_shield_d,itm_gondor_hunter,],attr_tier_5,wp_tier_5,knows_common|knows_riding_4|knows_shield_3|knows_power_strike_4|knows_ironflesh_4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night_of_the_citadel</text:p>
          </table:table-cell>
          <table:table-cell table:style-name="ce6" office:value-type="string" calcext:value-type="string">
            <text:p>Knight_of_the_Citadel</text:p>
          </table:table-cell>
          <table:table-cell table:style-name="ce6" office:value-type="string" calcext:value-type="string">
            <text:p>Knights_of_the_Citadel</text:p>
          </table:table-cell>
          <table:table-cell table:style-name="ce12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citadel_knight_helm,</text:p>
          </table:table-cell>
          <table:table-cell table:style-name="ce18" office:value-type="string" calcext:value-type="string">
            <text:p>itm_gon_tower_knight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18" office:value-type="string" calcext:value-type="string">
            <text:p>itm_gondor_lance_banner,itm_gondor_citadel_sword,</text:p>
          </table:table-cell>
          <table:table-cell table:style-name="ce20" office:value-type="string" calcext:value-type="string">
            <text:p>itm_gondor_shield_b,</text:p>
          </table:table-cell>
          <table:table-cell table:style-name="ce20" office:value-type="string" calcext:value-type="string">
            <text:p>itm_gondor_warhorse,</text:p>
          </table:table-cell>
          <table:table-cell table:style-name="ce29" office:value-type="string" calcext:value-type="string">
            <text:p>attr_tier_6</text:p>
          </table:table-cell>
          <table:table-cell table:style-name="ce29" office:value-type="string" calcext:value-type="string">
            <text:p>wp_tier_6</text:p>
          </table:table-cell>
          <table:table-cell table:style-name="ce29" office:value-type="string" calcext:value-type="string">
            <text:p>knows_common|knows_riding_6|knows_shield_4|knows_power_strike_6|knows_ironflesh_6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3</text:p>
          </table:table-cell>
          <table:table-cell table:style-name="ce34"/>
          <table:table-cell table:style-name="ce7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knight_of_the_citadel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" calcext:value-type="string">
            <text:p>["knight_of_the_citadel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Gondor Archers</text:p>
          </table:table-cell>
          <table:table-cell table:style-name="ce9" table:number-columns-repeated="9"/>
          <table:table-cell table:style-name="ce21" table:number-columns-repeated="2"/>
          <table:table-cell table:style-name="ce9" table:number-columns-repeated="7"/>
          <table:table-cell table:style-name="ce39"/>
          <table:table-cell table:style-name="ce39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#Gondor Archers" calcext:value-type="string">
            <text:p>#Gondor Archers</text:p>
          </table:table-cell>
          <table:table-cell table:style-name="ce41" table:number-columns-repeated="1003"/>
        </table:table-row>
        <table:table-row table:style-name="ro3">
          <table:table-cell table:style-name="ce6" office:value-type="string" calcext:value-type="string">
            <text:p>bowmen_of_gondor</text:p>
          </table:table-cell>
          <table:table-cell table:style-name="ce6" office:value-type="string" calcext:value-type="string">
            <text:p>Bowman_of_Gondor</text:p>
          </table:table-cell>
          <table:table-cell table:style-name="ce6" office:value-type="string" calcext:value-type="string">
            <text:p>Bowmen_of_Gondor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ian_light_helm_b,</text:p>
          </table:table-cell>
          <table:table-cell table:style-name="ce20" office:value-type="string" calcext:value-type="string">
            <text:p>itm_gon_bowman,</text:p>
          </table:table-cell>
          <table:table-cell table:style-name="ce18"/>
          <table:table-cell table:style-name="ce18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arrows,itm_regular_bow,</text:p>
          </table:table-cell>
          <table:table-cell table:style-name="ce18" office:value-type="string" calcext:value-type="string">
            <text:p>itm_gondor_short_sword,</text:p>
          </table:table-cell>
          <table:table-cell table:style-name="ce18"/>
          <table:table-cell table:style-name="ce29" office:value-type="string" calcext:value-type="string">
            <text:p>attr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power_draw_2|knows_ironflesh_1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[&quot;bowmen_of_gondor&quot;,&quot;Bowman_of_Gondor&quot;,&quot;Bowmen_of_Gondor&quot;,tf_gondor| tfg_ranged| tfg_armor| tfg_helm| tfg_boots,0,0,fac_gondor,[itm_gondorian_light_helm_b,itm_gon_bowman,itm_gondor_med_greaves,itm_gondor_arrows,itm_regular_bow,itm_gondor_short_sword,],attr_tier_3,wp_tier_3,knows_common|knows_power_draw_2|knows_ironflesh_1,gondor_face1,gondor_face2]," calcext:value-type="string">
            <text:p>["bowmen_of_gondor","Bowman_of_Gondor","Bowmen_of_Gondor",tf_gondor| tfg_ranged| tfg_armor| tfg_helm| tfg_boots,0,0,fac_gondor,[itm_gondorian_light_helm_b,itm_gon_bowman,itm_gondor_med_greaves,itm_gondor_arrows,itm_regular_bow,itm_gondor_short_sword,],attr_tier_3,wp_tier_3,knows_common|knows_power_draw_2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cher_of_gondor</text:p>
          </table:table-cell>
          <table:table-cell table:style-name="ce6" office:value-type="string" calcext:value-type="string">
            <text:p>Archer_of_Gondor</text:p>
          </table:table-cell>
          <table:table-cell table:style-name="ce6" office:value-type="string" calcext:value-type="string">
            <text:p>Archers_of_Gondor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ian_archer_helm,</text:p>
          </table:table-cell>
          <table:table-cell table:style-name="ce18" office:value-type="string" calcext:value-type="string">
            <text:p>itm_gon_archer,</text:p>
          </table:table-cell>
          <table:table-cell table:style-name="ce18"/>
          <table:table-cell table:style-name="ce20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arrows,itm_gondor_bow,</text:p>
          </table:table-cell>
          <table:table-cell table:style-name="ce18" office:value-type="string" calcext:value-type="string">
            <text:p>itm_gondor_sword,</text:p>
          </table:table-cell>
          <table:table-cell table:style-name="ce18"/>
          <table:table-cell table:style-name="ce29" office:value-type="string" calcext:value-type="string">
            <text:p>attr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2|knows_power_draw_4|knows_ironflesh_1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archer_of_gondor&quot;,&quot;Archer_of_Gondor&quot;,&quot;Archers_of_Gondor&quot;,tf_gondor| tfg_ranged| tfg_armor| tfg_helm| tfg_boots,0,0,fac_gondor,[itm_gondorian_archer_helm,itm_gon_archer,itm_gondor_med_greaves,itm_gondor_arrows,itm_gondor_bow,itm_gondor_sword,],attr_tier_4,wp_tier_4,knows_common|knows_athletics_2|knows_power_draw_4|knows_ironflesh_1,gondor_face1,gondor_face2]," calcext:value-type="string">
            <text:p>["archer_of_gondor","Archer_of_Gondor","Archers_of_Gondor",tf_gondor| tfg_ranged| tfg_armor| tfg_helm| tfg_boots,0,0,fac_gondor,[itm_gondorian_archer_helm,itm_gon_archer,itm_gondor_med_greaves,itm_gondor_arrows,itm_gondor_bow,itm_gondor_sword,],attr_tier_4,wp_tier_4,knows_common|knows_athletics_2|knows_power_draw_4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archer_of_gondor</text:p>
          </table:table-cell>
          <table:table-cell table:style-name="ce6" office:value-type="string" calcext:value-type="string">
            <text:p>Veteran_Archer_of_Gondor</text:p>
          </table:table-cell>
          <table:table-cell table:style-name="ce6" office:value-type="string" calcext:value-type="string">
            <text:p>Veteran_Archers_of_Gondor</text:p>
          </table:table-cell>
          <table:table-cell table:style-name="ce12" office:value-type="string" calcext:value-type="string">
            <text:p>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ian_archer_helm,</text:p>
          </table:table-cell>
          <table:table-cell table:style-name="ce18" office:value-type="string" calcext:value-type="string">
            <text:p>itm_gon_archer,</text:p>
          </table:table-cell>
          <table:table-cell table:style-name="ce18"/>
          <table:table-cell table:style-name="ce20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bow,itm_gondor_arrows,</text:p>
          </table:table-cell>
          <table:table-cell table:style-name="ce18" office:value-type="string" calcext:value-type="string">
            <text:p>itm_gondor_sword,</text:p>
          </table:table-cell>
          <table:table-cell table:style-name="ce18"/>
          <table:table-cell table:style-name="ce29" office:value-type="string" calcext:value-type="string">
            <text:p>attr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4|knows_power_draw_4|knows_power_strike_5|knows_ironflesh_3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[&quot;veteran_archer_of_gondor&quot;,&quot;Veteran_Archer_of_Gondor&quot;,&quot;Veteran_Archers_of_Gondor&quot;,tfg_ranged| tfg_armor| tfg_helm| tfg_boots,0,0,fac_gondor,[itm_gondorian_archer_helm,itm_gon_archer,itm_gondor_med_greaves,itm_gondor_bow,itm_gondor_arrows,itm_gondor_sword,],attr_tier_5,wp_tier_5,knows_common|knows_athletics_4|knows_power_draw_4|knows_power_strike_5|knows_ironflesh_3,gondor_face1,gondor_face2]," calcext:value-type="string">
            <text:p>["veteran_archer_of_gondor","Veteran_Archer_of_Gondor","Veteran_Archers_of_Gondor",tfg_ranged| tfg_armor| tfg_helm| tfg_boots,0,0,fac_gondor,[itm_gondorian_archer_helm,itm_gon_archer,itm_gondor_med_greaves,itm_gondor_bow,itm_gondor_arrows,itm_gondor_sword,],attr_tier_5,wp_tier_5,knows_common|knows_athletics_4|knows_power_draw_4|knows_power_strike_5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cher_of_the_tower_guard</text:p>
          </table:table-cell>
          <table:table-cell table:style-name="ce6" office:value-type="string" calcext:value-type="string">
            <text:p>Archer_of_the_Tower_Guard</text:p>
          </table:table-cell>
          <table:table-cell table:style-name="ce6" office:value-type="string" calcext:value-type="string">
            <text:p>Archers_of_the_Tower_Guard</text:p>
          </table:table-cell>
          <table:table-cell table:style-name="ce12" office:value-type="string" calcext:value-type="string">
            <text:p>tf_gondor| tfg_range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tower_archer_helm,</text:p>
          </table:table-cell>
          <table:table-cell table:style-name="ce20" office:value-type="string" calcext:value-type="string">
            <text:p>itm_gon_steward_guard,</text:p>
          </table:table-cell>
          <table:table-cell table:style-name="ce18"/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bow,itm_gondor_arrows,</text:p>
          </table:table-cell>
          <table:table-cell table:style-name="ce18" office:value-type="string" calcext:value-type="string">
            <text:p>itm_gondor_citadel_sword,</text:p>
          </table:table-cell>
          <table:table-cell table:style-name="ce18"/>
          <table:table-cell table:style-name="ce29" office:value-type="string" calcext:value-type="string">
            <text:p>attr_tier_6</text:p>
          </table:table-cell>
          <table:table-cell table:style-name="ce29" office:value-type="string" calcext:value-type="string">
            <text:p>wp_tier_6</text:p>
          </table:table-cell>
          <table:table-cell table:style-name="ce29" office:value-type="string" calcext:value-type="string">
            <text:p>knows_common|knows_athletics_5|knows_power_draw_6|knows_power_strike_4|knows_ironflesh_4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3</text:p>
          </table:table-cell>
          <table:table-cell table:style-name="ce34"/>
          <table:table-cell table:style-name="ce7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[&quot;archer_of_the_tower_guard&quot;,&quot;Archer_of_the_Tower_Guard&quot;,&quot;Archers_of_the_Tower_Guard&quot;,tf_gondor| tfg_ranged| tfg_shield| tfg_armor| tfg_helm| tfg_boots,0,0,fac_gondor,[itm_tower_archer_helm,itm_gon_steward_guard,itm_gondor_heavy_greaves,itm_gondor_bow,itm_gondor_arrows,itm_gondor_citadel_sword,],attr_tier_6,wp_tier_6,knows_common|knows_athletics_5|knows_power_draw_6|knows_power_strike_4|knows_ironflesh_4,gondor_face1,gondor_face3]," calcext:value-type="string">
            <text:p>["archer_of_the_tower_guard","Archer_of_the_Tower_Guard","Archers_of_the_Tower_Guard",tf_gondor| tfg_ranged| tfg_shield| tfg_armor| tfg_helm| tfg_boots,0,0,fac_gondor,[itm_tower_archer_helm,itm_gon_steward_guard,itm_gondor_heavy_greaves,itm_gondor_bow,itm_gondor_arrows,itm_gondor_citadel_sword,],attr_tier_6,wp_tier_6,knows_common|knows_athletics_5|knows_power_draw_6|knows_power_strike_4|knows_ironflesh_4,gondor_face1,gondor_face3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Special Denethor Guards (only for scene)</text:p>
          </table:table-cell>
          <table:table-cell table:style-name="ce9" table:number-columns-repeated="6"/>
          <table:table-cell table:style-name="ce21"/>
          <table:table-cell table:style-name="ce9"/>
          <table:table-cell table:style-name="ce21" table:number-columns-repeated="4"/>
          <table:table-cell table:style-name="ce9" table:number-columns-repeated="6"/>
          <table:table-cell table:style-name="ce39"/>
          <table:table-cell table:style-name="ce39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teward_guard</text:p>
          </table:table-cell>
          <table:table-cell table:style-name="ce6" office:value-type="string" calcext:value-type="string">
            <text:p>Steward's_Guard</text:p>
          </table:table-cell>
          <table:table-cell table:style-name="ce6" office:value-type="string" calcext:value-type="string">
            <text:p>Steward's_Guards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tower_guard_helm,</text:p>
          </table:table-cell>
          <table:table-cell table:style-name="ce18" office:value-type="string" calcext:value-type="string">
            <text:p>itm_gon_steward_guard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18" office:value-type="string" calcext:value-type="string">
            <text:p>itm_gondor_tower_spear,</text:p>
          </table:table-cell>
          <table:table-cell table:style-name="ce20" office:value-type="string" calcext:value-type="string">
            <text:p>itm_gon_tab_shield_b,</text:p>
          </table:table-cell>
          <table:table-cell table:style-name="ce20"/>
          <table:table-cell table:style-name="ce29" office:value-type="string" calcext:value-type="string">
            <text:p>attr_tier_6</text:p>
          </table:table-cell>
          <table:table-cell table:style-name="ce29" office:value-type="string" calcext:value-type="string">
            <text:p>wp_tier_6</text:p>
          </table:table-cell>
          <table:table-cell table:style-name="ce29" office:value-type="string" calcext:value-type="string">
            <text:p>knows_common|knows_athletics_4|knows_shield_6|knows_power_strike_6|knows_ironflesh_4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3</text:p>
          </table:table-cell>
          <table:table-cell table:style-name="ce34"/>
          <table:table-cell table:style-name="ce7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[&quot;steward_guard&quot;,&quot;Steward's_Guard&quot;,&quot;Steward's_Guards&quot;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Rangers</text:p>
          </table:table-cell>
          <table:table-cell table:style-name="ce7" table:number-columns-repeated="19"/>
          <table:table-cell table:style-name="ce7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#Rangers" calcext:value-type="string">
            <text:p>#Ranger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anger_of_ithilien</text:p>
          </table:table-cell>
          <table:table-cell table:style-name="ce6" office:value-type="string" calcext:value-type="string">
            <text:p>Ranger_of_Ithilien</text:p>
          </table:table-cell>
          <table:table-cell table:style-name="ce6" office:value-type="string" calcext:value-type="string">
            <text:p>Rangers_of_Ithilien</text:p>
          </table:table-cell>
          <table:table-cell table:style-name="ce12" office:value-type="string" calcext:value-type="string">
            <text:p>tf_gondor| tfg_ranged| tfg_armor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rangers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ranger_hood,</text:p>
          </table:table-cell>
          <table:table-cell table:style-name="ce20" office:value-type="string" calcext:value-type="string">
            <text:p>itm_gon_ranger_cloak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20" office:value-type="string" calcext:value-type="string">
            <text:p>itm_ithilien_arrows,itm_gondor_bow,</text:p>
          </table:table-cell>
          <table:table-cell table:style-name="ce18" office:value-type="string" calcext:value-type="string">
            <text:p>itm_gondor_ranger_sword,</text:p>
          </table:table-cell>
          <table:table-cell table:style-name="ce18"/>
          <table:table-cell table:style-name="ce29" office:value-type="string" calcext:value-type="string">
            <text:p>attr_tier_4</text:p>
          </table:table-cell>
          <table:table-cell table:style-name="ce29" office:value-type="string" calcext:value-type="string">
            <text:p>wp_archery(200)|wp(170)</text:p>
          </table:table-cell>
          <table:table-cell table:style-name="ce29" office:value-type="string" calcext:value-type="string">
            <text:p>knows_common|knows_pathfinding_1|knows_riding_1|knows_athletics_6|knows_power_draw_3|knows_power_strike_3|knows_ironflesh_2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[&quot;ranger_of_ithilien&quot;,&quot;Ranger_of_Ithilien&quot;,&quot;Rangers_of_Ithilien&quot;,tf_gondor| tfg_ranged| tfg_armor| tfg_boots,0,subfac_rangers,fac_gondor,[itm_gondor_ranger_hood,itm_gon_ranger_cloak,itm_gondor_light_greaves,itm_ithilien_arrows,itm_gondor_bow,itm_gondor_ranger_sword,],attr_tier_4,wp_archery(200)|wp(170),knows_common|knows_pathfinding_1|knows_riding_1|knows_athletics_6|knows_power_draw_3|knows_power_strike_3|knows_ironflesh_2,gondor_face1,gondor_face2]," calcext:value-type="string">
            <text:p>["ranger_of_ithilien","Ranger_of_Ithilien","Rangers_of_Ithilien",tf_gondor| tfg_ranged| tfg_armor| tfg_boots,0,subfac_rangers,fac_gondor,[itm_gondor_ranger_hood,itm_gon_ranger_cloak,itm_gondor_light_greaves,itm_ithilien_arrows,itm_gondor_bow,itm_gondor_ranger_sword,],attr_tier_4,wp_archery(200)|wp(170),knows_common|knows_pathfinding_1|knows_riding_1|knows_athletics_6|knows_power_draw_3|knows_power_strike_3|knows_ironflesh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ranger_of_ithilien</text:p>
          </table:table-cell>
          <table:table-cell table:style-name="ce6" office:value-type="string" calcext:value-type="string">
            <text:p>Veteran_Ranger_of_Ithilien</text:p>
          </table:table-cell>
          <table:table-cell table:style-name="ce6" office:value-type="string" calcext:value-type="string">
            <text:p>Veteran_Rangers_of_Ithilien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rangers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ranger_hood,</text:p>
          </table:table-cell>
          <table:table-cell table:style-name="ce18" office:value-type="string" calcext:value-type="string">
            <text:p>itm_gon_ranger_cloak,</text:p>
          </table:table-cell>
          <table:table-cell table:style-name="ce18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ithilien_arrows,itm_gondor_bow,</text:p>
          </table:table-cell>
          <table:table-cell table:style-name="ce18" office:value-type="string" calcext:value-type="string">
            <text:p>itm_gondor_ranger_sword,</text:p>
          </table:table-cell>
          <table:table-cell table:style-name="ce18"/>
          <table:table-cell table:style-name="ce29" office:value-type="string" calcext:value-type="string">
            <text:p>attr_tier_5</text:p>
          </table:table-cell>
          <table:table-cell table:style-name="ce29" office:value-type="string" calcext:value-type="string">
            <text:p>wp(250)</text:p>
          </table:table-cell>
          <table:table-cell table:style-name="ce29" office:value-type="string" calcext:value-type="string">
            <text:p>knows_common|knows_pathfinding_2|knows_riding_1|knows_athletics_7|knows_power_draw_3|knows_power_strike_4|knows_ironflesh_4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[&quot;veteran_ranger_of_ithilien&quot;,&quot;Veteran_Ranger_of_Ithilien&quot;,&quot;Veteran_Rangers_of_Ithilien&quot;,tf_gondor| tfg_ranged| tfg_armor| tfg_helm| tfg_boots,0,subfac_rangers,fac_gondor,[itm_gondor_ranger_hood,itm_gon_ranger_cloak,itm_gondor_light_greaves,itm_ithilien_arrows,itm_gondor_bow,itm_gondor_ranger_sword,],attr_tier_5,wp(250),knows_common|knows_pathfinding_2|knows_riding_1|knows_athletics_7|knows_power_draw_3|knows_power_strike_4|knows_ironflesh_4,gondor_face1,gondor_face2]," calcext:value-type="string">
            <text:p>["veteran_ranger_of_ithilien","Veteran_Ranger_of_Ithilien","Veteran_Rangers_of_Ithilien",tf_gondor| tfg_ranged| tfg_armor| tfg_helm| tfg_boots,0,subfac_rangers,fac_gondor,[itm_gondor_ranger_hood,itm_gon_ranger_cloak,itm_gondor_light_greaves,itm_ithilien_arrows,itm_gondor_bow,itm_gondor_ranger_sword,],attr_tier_5,wp(250),knows_common|knows_pathfinding_2|knows_riding_1|knows_athletics_7|knows_power_draw_3|knows_power_strike_4|knows_ironflesh_4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aster_ranger_of_ithilien</text:p>
          </table:table-cell>
          <table:table-cell table:style-name="ce6" office:value-type="string" calcext:value-type="string">
            <text:p>Master_Ranger_of_Ithilien</text:p>
          </table:table-cell>
          <table:table-cell table:style-name="ce6" office:value-type="string" calcext:value-type="string">
            <text:p>Master_Rangers_of_Ithilien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rangers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ranger_hood_mask,</text:p>
          </table:table-cell>
          <table:table-cell table:style-name="ce18" office:value-type="string" calcext:value-type="string">
            <text:p>itm_gon_ranger_skirt,</text:p>
          </table:table-cell>
          <table:table-cell table:style-name="ce18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ithilien_arrows,itm_gondor_bow,</text:p>
          </table:table-cell>
          <table:table-cell table:style-name="ce18" office:value-type="string" calcext:value-type="string">
            <text:p>itm_gondor_ranger_sword,</text:p>
          </table:table-cell>
          <table:table-cell table:style-name="ce18"/>
          <table:table-cell table:style-name="ce29" office:value-type="string" calcext:value-type="string">
            <text:p>attr_tier_6</text:p>
          </table:table-cell>
          <table:table-cell table:style-name="ce29" office:value-type="string" calcext:value-type="string">
            <text:p>wp_melee(320)|wp_throwing(300)|wp_archery(380)</text:p>
          </table:table-cell>
          <table:table-cell table:style-name="ce29" office:value-type="string" calcext:value-type="string">
            <text:p>knows_common|knows_pathfinding_3|knows_riding_1|knows_athletics_8|knows_power_draw_5|knows_power_strike_5|knows_ironflesh_4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3</text:p>
          </table:table-cell>
          <table:table-cell table:style-name="ce34"/>
          <table:table-cell table:style-name="ce7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[&quot;master_ranger_of_ithilien&quot;,&quot;Master_Ranger_of_Ithilien&quot;,&quot;Master_Rangers_of_Ithilien&quot;,tf_gondor| tfg_ranged| tfg_armor| tfg_helm| tfg_boots,0,subfac_rangers,fac_gondor,[itm_gondor_ranger_hood_mask,itm_gon_ranger_skirt,itm_gondor_light_greaves,itm_ithilien_arrows,itm_gondor_bow,itm_gondor_ranger_sword,],attr_tier_6,wp_melee(320)|wp_throwing(300)|wp_archery(380),knows_common|knows_pathfinding_3|knows_riding_1|knows_athletics_8|knows_power_draw_5|knows_power_strike_5|knows_ironflesh_4,gondor_face1,gondor_face3]," calcext:value-type="string">
            <text:p>["master_ranger_of_ithilien","Master_Ranger_of_Ithilien","Master_Rangers_of_Ithilien",tf_gondor| tfg_ranged| tfg_armor| tfg_helm| tfg_boots,0,subfac_rangers,fac_gondor,[itm_gondor_ranger_hood_mask,itm_gon_ranger_skirt,itm_gondor_light_greaves,itm_ithilien_arrows,itm_gondor_bow,itm_gondor_ranger_sword,],attr_tier_6,wp_melee(320)|wp_throwing(300)|wp_archery(380),knows_common|knows_pathfinding_3|knows_riding_1|knows_athletics_8|knows_power_draw_5|knows_power_strike_5|knows_ironflesh_4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thilien_leader</text:p>
          </table:table-cell>
          <table:table-cell table:style-name="ce6" office:value-type="string" calcext:value-type="string">
            <text:p>Captain_of_Ithilien_Rangers</text:p>
          </table:table-cell>
          <table:table-cell table:style-name="ce6" office:value-type="string" calcext:value-type="string">
            <text:p>Captains_of_Ithilien_Rangers</text:p>
          </table:table-cell>
          <table:table-cell table:style-name="ce12" office:value-type="string" calcext:value-type="string">
            <text:p>tf_gondor| tfg_ranged| tfg_shield| tfg_armor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rangers</text:p>
          </table:table-cell>
          <table:table-cell table:style-name="ce16" office:value-type="string" calcext:value-type="string">
            <text:p>fac_gondor</text:p>
          </table:table-cell>
          <table:table-cell table:style-name="ce20"/>
          <table:table-cell table:style-name="ce20" office:value-type="string" calcext:value-type="string">
            <text:p>itm_gon_ranger_skirt,</text:p>
          </table:table-cell>
          <table:table-cell table:style-name="ce18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ithilien_arrows,itm_gondor_bow,</text:p>
          </table:table-cell>
          <table:table-cell table:style-name="ce18" office:value-type="string" calcext:value-type="string">
            <text:p>itm_gondor_ranger_sword,</text:p>
          </table:table-cell>
          <table:table-cell table:style-name="ce18"/>
          <table:table-cell table:style-name="ce29" office:value-type="string" calcext:value-type="string">
            <text:p>attr_tier_7</text:p>
          </table:table-cell>
          <table:table-cell table:style-name="ce29" office:value-type="string" calcext:value-type="string">
            <text:p>wp_tier_7</text:p>
          </table:table-cell>
          <table:table-cell table:style-name="ce29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[&quot;ithilien_leader&quot;,&quot;Captain_of_Ithilien_Rangers&quot;,&quot;Captains_of_Ithilien_Rangers&quot;,tf_gondor| tfg_ranged| tfg_shield| tfg_armor| tfg_boots,0,subfac_rangers,fac_gondor,[itm_gon_ranger_skirt,itm_gondor_light_greave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ithilien_leader","Captain_of_Ithilien_Rangers","Captains_of_Ithilien_Rangers",tf_gondor| tfg_ranged| tfg_shield| tfg_armor| tfg_boots,0,subfac_rangers,fac_gondor,[itm_gon_ranger_skirt,itm_gondor_light_greave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Lossarnach</text:p>
          </table:table-cell>
          <table:table-cell table:style-name="ce9" table:number-columns-repeated="6"/>
          <table:table-cell table:style-name="ce21"/>
          <table:table-cell table:style-name="ce9"/>
          <table:table-cell table:style-name="ce21" table:number-columns-repeated="4"/>
          <table:table-cell table:style-name="ce9" table:number-columns-repeated="6"/>
          <table:table-cell table:style-name="ce39"/>
          <table:table-cell table:style-name="ce39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#Lossarnach" calcext:value-type="string">
            <text:p>#Lossarnach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odsman_of_lossarnach</text:p>
          </table:table-cell>
          <table:table-cell table:style-name="ce6" office:value-type="string" calcext:value-type="string">
            <text:p>Woodsman_of_Lossarnach</text:p>
          </table:table-cell>
          <table:table-cell table:style-name="ce6" office:value-type="string" calcext:value-type="string">
            <text:p>Woodsmen_of_Lossarnach</text:p>
          </table:table-cell>
          <table:table-cell table:style-name="ce12" office:value-type="string" calcext:value-type="string">
            <text:p>tf_gondor| tfg_armor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lossarnach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lossarnach_cloth_cap,</text:p>
          </table:table-cell>
          <table:table-cell table:style-name="ce18" office:value-type="string" calcext:value-type="string">
            <text:p>itm_lossarnach_shirt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18" office:value-type="string" calcext:value-type="string">
            <text:p>itm_loss_axe,</text:p>
          </table:table-cell>
          <table:table-cell table:style-name="ce18" office:value-type="string" calcext:value-type="string">
            <text:p>itm_gon_tab_shield_a,itm_loss_throwing_axes,</text:p>
          </table:table-cell>
          <table:table-cell table:style-name="ce18"/>
          <table:table-cell table:style-name="ce29" office:value-type="string" calcext:value-type="string">
            <text:p>str_7| agi_5| int_4| cha_4|level(4)</text:p>
          </table:table-cell>
          <table:table-cell table:style-name="ce29" office:value-type="string" calcext:value-type="string">
            <text:p>wp_tier_1</text:p>
          </table:table-cell>
          <table:table-cell table:style-name="ce29" office:value-type="string" calcext:value-type="string">
            <text:p>knows_common|knows_power_throw_2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[&quot;woodsman_of_lossarnach&quot;,&quot;Woodsman_of_Lossarnach&quot;,&quot;Woodsmen_of_Lossarnach&quot;,tf_gondor| tfg_armor| tfg_boots,0,subfac_lossarnach,fac_gondor,[itm_lossarnach_cloth_cap,itm_lossarnach_shirt,itm_gondor_light_greaves,itm_loss_axe,itm_gon_tab_shield_a,itm_loss_throwing_axes,],str_7| agi_5| int_4| cha_4|level(4),wp_tier_1,knows_common|knows_power_throw_2,gondor_face1,gondor_face2]," calcext:value-type="string">
            <text:p>["woodsman_of_lossarnach","Woodsman_of_Lossarnach","Woodsmen_of_Lossarnach",tf_gondor| tfg_armor| tfg_boots,0,subfac_lossarnach,fac_gondor,[itm_lossarnach_cloth_cap,itm_lossarnach_shirt,itm_gondor_light_greaves,itm_loss_axe,itm_gon_tab_shield_a,itm_loss_throwing_axes,],str_7| agi_5| int_4| cha_4|level(4),wp_tier_1,knows_common|knows_power_throw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xeman_of_lossarnach</text:p>
          </table:table-cell>
          <table:table-cell table:style-name="ce6" office:value-type="string" calcext:value-type="string">
            <text:p>Axeman_of_Lossarnach</text:p>
          </table:table-cell>
          <table:table-cell table:style-name="ce6" office:value-type="string" calcext:value-type="string">
            <text:p>Axemen_of_Lossarnach</text:p>
          </table:table-cell>
          <table:table-cell table:style-name="ce12" office:value-type="string" calcext:value-type="string">
            <text:p>tf_gondor| tfg_armor| tfg_shield| tfg_boots| tfg_helm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lossarnach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lossarnach_leather_cap,</text:p>
          </table:table-cell>
          <table:table-cell table:style-name="ce20" office:value-type="string" calcext:value-type="string">
            <text:p>itm_lossarnach_axeman,</text:p>
          </table:table-cell>
          <table:table-cell table:style-name="ce20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loss_axe,</text:p>
          </table:table-cell>
          <table:table-cell table:style-name="ce18" office:value-type="string" calcext:value-type="string">
            <text:p>itm_gon_tab_shield_a,itm_loss_throwing_axes,</text:p>
          </table:table-cell>
          <table:table-cell table:style-name="ce18"/>
          <table:table-cell table:style-name="ce29" office:value-type="string" calcext:value-type="string">
            <text:p>str_10| agi_7| int_4| cha_4|level(8)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common|knows_power_throw_3|knows_athletics_1|knows_power_strike_1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axeman_of_lossarnach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,gondor_face1,gondor_face2]," calcext:value-type="string">
            <text:p>["axeman_of_lossarnach","Axeman_of_Lossarnach","Axemen_of_Lossarnach"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_axeman_of_lossarnach</text:p>
          </table:table-cell>
          <table:table-cell table:style-name="ce6" office:value-type="string" calcext:value-type="string">
            <text:p>Lossarnach_Veteran_Axeman</text:p>
          </table:table-cell>
          <table:table-cell table:style-name="ce6" office:value-type="string" calcext:value-type="string">
            <text:p>Lossarnach_Veteran_Axemen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lossarnach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lossarnach_leather_cap,</text:p>
          </table:table-cell>
          <table:table-cell table:style-name="ce18" office:value-type="string" calcext:value-type="string">
            <text:p>itm_lossarnach_vet_axeman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20" office:value-type="string" calcext:value-type="string">
            <text:p>itm_loss_axe,</text:p>
          </table:table-cell>
          <table:table-cell table:style-name="ce18" office:value-type="string" calcext:value-type="string">
            <text:p>itm_gon_tab_shield_a,itm_loss_throwing_axes,</text:p>
          </table:table-cell>
          <table:table-cell table:style-name="ce18"/>
          <table:table-cell table:style-name="ce29" office:value-type="string" calcext:value-type="string">
            <text:p>str_13|agi_11| int_4| cha_4|level(12)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power_throw_4|knows_athletics_3|knows_power_strike_3|knows_ironflesh_3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[&quot;vet_axeman_of_lossarnach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" calcext:value-type="string">
            <text:p>["vet_axeman_of_lossarnach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eavy_lossarnach_axeman</text:p>
          </table:table-cell>
          <table:table-cell table:style-name="ce6" office:value-type="string" calcext:value-type="string">
            <text:p>Heavy_Lossarnach_Axeman</text:p>
          </table:table-cell>
          <table:table-cell table:style-name="ce6" office:value-type="string" calcext:value-type="string">
            <text:p>Heavy_Lossarnach_Axemen</text:p>
          </table:table-cell>
          <table:table-cell table:style-name="ce12" office:value-type="string" calcext:value-type="string">
            <text:p>tf_gondor| tfg_shield| tfg_armor| tfg_helm| tfg_boots| tfg_glove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lossarnach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lossarnach_scale_cap,</text:p>
          </table:table-cell>
          <table:table-cell table:style-name="ce18" office:value-type="string" calcext:value-type="string">
            <text:p>itm_lossarnach_warrior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ossarnach_greaves,</text:p>
          </table:table-cell>
          <table:table-cell table:style-name="ce18" office:value-type="string" calcext:value-type="string">
            <text:p>itm_loss_axe,</text:p>
          </table:table-cell>
          <table:table-cell table:style-name="ce18" office:value-type="string" calcext:value-type="string">
            <text:p>itm_gon_tab_shield_a,itm_loss_throwing_axes,</text:p>
          </table:table-cell>
          <table:table-cell table:style-name="ce18"/>
          <table:table-cell table:style-name="ce29" office:value-type="string" calcext:value-type="string">
            <text:p>str_15|agi_15| int_4| cha_4|level(16)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4|knows_power_strike_5|knows_ironflesh_4|knows_power_throw_5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[&quot;heavy_lossarnach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" calcext:value-type="string">
            <text:p>["heavy_lossarnach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xemaster_of_lossarnach</text:p>
          </table:table-cell>
          <table:table-cell table:style-name="ce6" office:value-type="string" calcext:value-type="string">
            <text:p>Axemaster_of_Lossarnach</text:p>
          </table:table-cell>
          <table:table-cell table:style-name="ce6" office:value-type="string" calcext:value-type="string">
            <text:p>Axemasters_of_Lossarnach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lossarnach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lossarnach_scale_cap,</text:p>
          </table:table-cell>
          <table:table-cell table:style-name="ce18" office:value-type="string" calcext:value-type="string">
            <text:p>itm_lossarnach_vet_warrior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lossarnach_greaves,</text:p>
          </table:table-cell>
          <table:table-cell table:style-name="ce20" office:value-type="string" calcext:value-type="string">
            <text:p>itm_loss_war_axe,</text:p>
          </table:table-cell>
          <table:table-cell table:style-name="ce20" office:value-type="string" calcext:value-type="string">
            <text:p>itm_gon_tab_shield_a,itm_loss_throwing_axes,</text:p>
          </table:table-cell>
          <table:table-cell table:style-name="ce18"/>
          <table:table-cell table:style-name="ce29" office:value-type="string" calcext:value-type="string">
            <text:p>str_18|agi_18| int_4| cha_4|level(25)</text:p>
          </table:table-cell>
          <table:table-cell table:style-name="ce29" office:value-type="string" calcext:value-type="string">
            <text:p>wp_two_handed(320)|wp(200)</text:p>
          </table:table-cell>
          <table:table-cell table:style-name="ce29" office:value-type="string" calcext:value-type="string">
            <text:p>knows_common|knows_athletics_5|knows_power_strike_7|knows_ironflesh_5|knows_power_throw_6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axemaster_of_lossarnach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two_handed(320)|wp(200),knows_common|knows_athletics_5|knows_power_strike_7|knows_ironflesh_5|knows_power_throw_6,gondor_face1,gondor_face2]," calcext:value-type="string">
            <text:p>["axemaster_of_lossarnach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two_handed(320)|wp(200),knows_common|knows_athletics_5|knows_power_strike_7|knows_ironflesh_5|knows_power_throw_6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ssarnach_leader</text:p>
          </table:table-cell>
          <table:table-cell table:style-name="ce6" office:value-type="string" calcext:value-type="string">
            <text:p>Captain_of_Lossarnach</text:p>
          </table:table-cell>
          <table:table-cell table:style-name="ce6" office:value-type="string" calcext:value-type="string">
            <text:p>Captains_of_Lossarnach</text:p>
          </table:table-cell>
          <table:table-cell table:style-name="ce12" office:value-type="string" calcext:value-type="string">
            <text:p>tf_gondor| tf_mounted| tfg_gloves| tfg_shield| tfg_armor| tfg_helm| tfg_horse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lossarnach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leader_helm,</text:p>
          </table:table-cell>
          <table:table-cell table:style-name="ce20" office:value-type="string" calcext:value-type="string">
            <text:p>itm_lossarnach_leader,</text:p>
          </table:table-cell>
          <table:table-cell table:style-name="ce18" office:value-type="string" calcext:value-type="string">
            <text:p>itm_mail_mittens,</text:p>
          </table:table-cell>
          <table:table-cell table:style-name="ce20" office:value-type="string" calcext:value-type="string">
            <text:p>itm_lossarnach_greaves,</text:p>
          </table:table-cell>
          <table:table-cell table:style-name="ce20" office:value-type="string" calcext:value-type="string">
            <text:p>itm_gondor_cav_sword,itm_loss_axe,</text:p>
          </table:table-cell>
          <table:table-cell table:style-name="ce18" office:value-type="string" calcext:value-type="string">
            <text:p>itm_gon_tab_shield_a,</text:p>
          </table:table-cell>
          <table:table-cell table:style-name="ce18" office:value-type="string" calcext:value-type="string">
            <text:p>itm_gondor_hunter,</text:p>
          </table:table-cell>
          <table:table-cell table:style-name="ce29" office:value-type="string" calcext:value-type="string">
            <text:p>attr_tier_6</text:p>
          </table:table-cell>
          <table:table-cell table:style-name="ce29" office:value-type="string" calcext:value-type="string">
            <text:p>wp_tier_6</text:p>
          </table:table-cell>
          <table:table-cell table:style-name="ce29" office:value-type="string" calcext:value-type="string">
            <text:p>knows_common|knows_riding_8|knows_shield_9|knows_power_strike_8|knows_ironflesh_10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3</text:p>
          </table:table-cell>
          <table:table-cell table:style-name="ce34"/>
          <table:table-cell table:style-name="ce7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lossarnach_leader&quot;,&quot;Captain_of_Lossarnach&quot;,&quot;Captains_of_Lossarnach&quot;,tf_gondor| tf_mounted| tfg_gloves| tfg_shield| tfg_armor| tfg_helm| tfg_horse| tfg_boots,0,subfac_lossarnach,fac_gondor,[itm_gondor_leader_helm,itm_lossarnach_leader,itm_mail_mittens,itm_lossarnach_greaves,itm_gondor_cav_sword,itm_loss_axe,itm_gon_tab_shield_a,itm_gondor_hunter,],attr_tier_6,wp_tier_6,knows_common|knows_riding_8|knows_shield_9|knows_power_strike_8|knows_ironflesh_10,gondor_face1,gondor_face3]," calcext:value-type="string">
            <text:p>["lossarnach_leader","Captain_of_Lossarnach","Captains_of_Lossarnach",tf_gondor| tf_mounted| tfg_gloves| tfg_shield| tfg_armor| tfg_helm| tfg_horse| tfg_boots,0,subfac_lossarnach,fac_gondor,[itm_gondor_leader_helm,itm_lossarnach_leader,itm_mail_mittens,itm_lossarnach_greaves,itm_gondor_cav_sword,itm_loss_axe,itm_gon_tab_shield_a,itm_gondor_hunter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Pelargir</text:p>
          </table:table-cell>
          <table:table-cell table:style-name="ce9" table:number-columns-repeated="6"/>
          <table:table-cell table:style-name="ce21"/>
          <table:table-cell table:style-name="ce9"/>
          <table:table-cell table:style-name="ce21" table:number-columns-repeated="2"/>
          <table:table-cell table:style-name="ce9"/>
          <table:table-cell table:style-name="ce21" table:number-columns-repeated="2"/>
          <table:table-cell table:style-name="ce9" table:number-columns-repeated="5"/>
          <table:table-cell table:style-name="ce39"/>
          <table:table-cell table:style-name="ce39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#Pelargir" calcext:value-type="string">
            <text:p>#Pelargir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watchman</text:p>
          </table:table-cell>
          <table:table-cell table:style-name="ce6" office:value-type="string" calcext:value-type="string">
            <text:p>Pelargir_Watchman</text:p>
          </table:table-cell>
          <table:table-cell table:style-name="ce6" office:value-type="string" calcext:value-type="string">
            <text:p>Pelargir_Watchmen</text:p>
          </table:table-cell>
          <table:table-cell table:style-name="ce12" office:value-type="string" calcext:value-type="string">
            <text:p>tf_gondor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elargir</text:p>
          </table:table-cell>
          <table:table-cell table:style-name="ce16" office:value-type="string" calcext:value-type="string">
            <text:p>fac_gondor</text:p>
          </table:table-cell>
          <table:table-cell table:style-name="ce18"/>
          <table:table-cell table:style-name="ce18" office:value-type="string" calcext:value-type="string">
            <text:p>itm_pel_jerkin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18" office:value-type="string" calcext:value-type="string">
            <text:p>itm_gondor_arrows,itm_short_bow,</text:p>
          </table:table-cell>
          <table:table-cell table:style-name="ce18" office:value-type="string" calcext:value-type="string">
            <text:p>itm_shortened_spear,itm_gondor_javelin,</text:p>
          </table:table-cell>
          <table:table-cell table:style-name="ce18"/>
          <table:table-cell table:style-name="ce29" office:value-type="string" calcext:value-type="string">
            <text:p>str_7| agi_5| int_4| cha_4|level(4)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common|knows_power_draw_2|knows_power_throw_2|knows_ironflesh_1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[&quot;pelargir_watchman&quot;,&quot;Pelargir_Watchman&quot;,&quot;Pelargir_Watchmen&quot;,tf_gondor| tfg_armor| tfg_helm| tfg_boots,0,subfac_pelargir,fac_gondor,[itm_pel_jerkin,itm_gondor_light_greaves,itm_gondor_arrows,itm_short_bow,itm_shortened_spear,itm_gondor_javelin,],str_7| agi_5| int_4| cha_4|level(4),wp_tier_2,knows_common|knows_power_draw_2|knows_power_throw_2|knows_ironflesh_1,gondor_face1,gondor_face2]," calcext:value-type="string">
            <text:p>["pelargir_watchman","Pelargir_Watchman","Pelargir_Watchmen",tf_gondor| tfg_armor| tfg_helm| tfg_boots,0,subfac_pelargir,fac_gondor,[itm_pel_jerkin,itm_gondor_light_greaves,itm_gondor_arrows,itm_short_bow,itm_shortened_spear,itm_gondor_javelin,],str_7| agi_5| int_4| cha_4|level(4),wp_tier_2,knows_common|knows_power_draw_2|knows_power_throw_2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marine</text:p>
          </table:table-cell>
          <table:table-cell table:style-name="ce6" office:value-type="string" calcext:value-type="string">
            <text:p>Pelargir_Marine</text:p>
          </table:table-cell>
          <table:table-cell table:style-name="ce6" office:value-type="string" calcext:value-type="string">
            <text:p>Pelargir_Marines</text:p>
          </table:table-cell>
          <table:table-cell table:style-name="ce12" office:value-type="string" calcext:value-type="string">
            <text:p>tf_gondor| tfg_ranged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elargir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pelargir_hood,</text:p>
          </table:table-cell>
          <table:table-cell table:style-name="ce20" office:value-type="string" calcext:value-type="string">
            <text:p>itm_pel_marine,</text:p>
          </table:table-cell>
          <table:table-cell table:style-name="ce20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pelargir_eket,</text:p>
          </table:table-cell>
          <table:table-cell table:style-name="ce18" office:value-type="string" calcext:value-type="string">
            <text:p>itm_gondor_javelin,itm_gon_tab_shield_a,</text:p>
          </table:table-cell>
          <table:table-cell table:style-name="ce18"/>
          <table:table-cell table:style-name="ce29" office:value-type="string" calcext:value-type="string">
            <text:p>str_15|agi_15| int_4| cha_4|level(16)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2|knows_power_throw_5|knows_power_draw_5|knows_ironflesh_1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pelargir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2|knows_power_throw_5|knows_power_draw_5|knows_ironflesh_1,gondor_face1,gondor_face2]," calcext:value-type="string">
            <text:p>["pelargir_marine","Pelargir_Marine","Pelargir_Marines"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2|knows_power_throw_5|knows_power_draw_5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vet_marine</text:p>
          </table:table-cell>
          <table:table-cell table:style-name="ce6" office:value-type="string" calcext:value-type="string">
            <text:p>Pelargir_Veteran_Marine</text:p>
          </table:table-cell>
          <table:table-cell table:style-name="ce6" office:value-type="string" calcext:value-type="string">
            <text:p>Pelargir_Veteran_Marines</text:p>
          </table:table-cell>
          <table:table-cell table:style-name="ce12" office:value-type="string" calcext:value-type="string">
            <text:p>tf_gondor| tfg_ranged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elargir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pelargir_hood,</text:p>
          </table:table-cell>
          <table:table-cell table:style-name="ce18" office:value-type="string" calcext:value-type="string">
            <text:p>itm_pel_marine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20" office:value-type="string" calcext:value-type="string">
            <text:p>itm_gondor_arrows,itm_short_bow,itm_regular_bow,</text:p>
          </table:table-cell>
          <table:table-cell table:style-name="ce18" office:value-type="string" calcext:value-type="string">
            <text:p>itm_pelargir_eket,itm_gon_tab_shield_a,</text:p>
          </table:table-cell>
          <table:table-cell table:style-name="ce18"/>
          <table:table-cell table:style-name="ce29" office:value-type="string" calcext:value-type="string">
            <text:p>str_18|agi_18| int_4| cha_4|level(25)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4|knows_power_draw_5|knows_power_strike_2|knows_ironflesh_3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[&quot;pelargir_vet_marine&quot;,&quot;Pelargir_Veteran_Marine&quot;,&quot;Pelargir_Veteran_Marines&quot;,tf_gondor| tfg_ranged| tfg_shield| tfg_armor| tfg_helm| tfg_boots,0,subfac_pelargir,fac_gondor,[itm_pelargir_hood,itm_pel_marine,itm_gondor_light_greaves,itm_gondor_arrows,itm_short_bow,itm_regular_bow,itm_pelargir_eket,itm_gon_tab_shield_a,],str_18|agi_18| int_4| cha_4|level(25),wp_tier_5,knows_common|knows_athletics_4|knows_power_draw_5|knows_power_strike_2|knows_ironflesh_3,gondor_face1,gondor_face2]," calcext:value-type="string">
            <text:p>["pelargir_vet_marine","Pelargir_Veteran_Marine","Pelargir_Veteran_Marines",tf_gondor| tfg_ranged| tfg_shield| tfg_armor| tfg_helm| tfg_boots,0,subfac_pelargir,fac_gondor,[itm_pelargir_hood,itm_pel_marine,itm_gondor_light_greaves,itm_gondor_arrows,itm_short_bow,itm_regular_bow,itm_pelargir_eket,itm_gon_tab_shield_a,],str_18|agi_18| int_4| cha_4|level(25),wp_tier_5,knows_common|knows_athletics_4|knows_power_draw_5|knows_power_strike_2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infantry</text:p>
          </table:table-cell>
          <table:table-cell table:style-name="ce6" office:value-type="string" calcext:value-type="string">
            <text:p>Pelargir_Infantryman</text:p>
          </table:table-cell>
          <table:table-cell table:style-name="ce6" office:value-type="string" calcext:value-type="string">
            <text:p>Pelargir_Infantrymen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elargir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pelargir_helmet_light,</text:p>
          </table:table-cell>
          <table:table-cell table:style-name="ce18" office:value-type="string" calcext:value-type="string">
            <text:p>itm_pel_footman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pelargir_greaves,</text:p>
          </table:table-cell>
          <table:table-cell table:style-name="ce18" office:value-type="string" calcext:value-type="string">
            <text:p>itm_pelargir_sword,</text:p>
          </table:table-cell>
          <table:table-cell table:style-name="ce18" office:value-type="string" calcext:value-type="string">
            <text:p>itm_gon_tab_shield_b,</text:p>
          </table:table-cell>
          <table:table-cell table:style-name="ce18"/>
          <table:table-cell table:style-name="ce29" office:value-type="string" calcext:value-type="string">
            <text:p>str_15|agi_15| int_4| cha_4|level(16)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4|knows_power_throw_2|knows_power_strike_4|knows_ironflesh_4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[&quot;pelargir_infantry&quot;,&quot;Pelargir_Infantryman&quot;,&quot;Pelargir_Infantrymen&quot;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4|knows_power_throw_2|knows_power_strike_4|knows_ironflesh_4,gondor_face1,gondor_face2]," calcext:value-type="string">
            <text:p>["pelargir_infantry","Pelargir_Infantryman","Pelargir_Infantrymen"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4|knows_power_throw_2|knows_power_strike_4|knows_ironflesh_4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vet_infantry</text:p>
          </table:table-cell>
          <table:table-cell table:style-name="ce6" office:value-type="string" calcext:value-type="string">
            <text:p>Pelargir_Veteran_Infantryman</text:p>
          </table:table-cell>
          <table:table-cell table:style-name="ce6" office:value-type="string" calcext:value-type="string">
            <text:p>Pelargir_Veteran_Infantrymen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elargir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pelargir_helmet_heavy,</text:p>
          </table:table-cell>
          <table:table-cell table:style-name="ce18" office:value-type="string" calcext:value-type="string">
            <text:p>itm_pelargir_regular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pelargir_greaves,</text:p>
          </table:table-cell>
          <table:table-cell table:style-name="ce20" office:value-type="string" calcext:value-type="string">
            <text:p>itm_pelargir_sword,</text:p>
          </table:table-cell>
          <table:table-cell table:style-name="ce20" office:value-type="string" calcext:value-type="string">
            <text:p>itm_gon_tab_shield_b,</text:p>
          </table:table-cell>
          <table:table-cell table:style-name="ce18"/>
          <table:table-cell table:style-name="ce29" office:value-type="string" calcext:value-type="string">
            <text:p>str_18|agi_18| int_4| cha_4|level(25)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5|knows_power_throw_3|knows_power_strike_5|knows_ironflesh_5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pelargir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5|knows_power_throw_3|knows_power_strike_5|knows_ironflesh_5,gondor_face1,gondor_face2]," calcext:value-type="string">
            <text:p>["pelargir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5|knows_power_throw_3|knows_power_strike_5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leader</text:p>
          </table:table-cell>
          <table:table-cell table:style-name="ce6" office:value-type="string" calcext:value-type="string">
            <text:p>Captain_of_Pelargir</text:p>
          </table:table-cell>
          <table:table-cell table:style-name="ce6" office:value-type="string" calcext:value-type="string">
            <text:p>Captains_of_Pelargir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elargir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pelargir_helmet_light,</text:p>
          </table:table-cell>
          <table:table-cell table:style-name="ce20" office:value-type="string" calcext:value-type="string">
            <text:p>itm_pel_leader,</text:p>
          </table:table-cell>
          <table:table-cell table:style-name="ce18" office:value-type="string" calcext:value-type="string">
            <text:p>itm_mail_mittens,</text:p>
          </table:table-cell>
          <table:table-cell table:style-name="ce20" office:value-type="string" calcext:value-type="string">
            <text:p>itm_pelargir_greaves,</text:p>
          </table:table-cell>
          <table:table-cell table:style-name="ce20" office:value-type="string" calcext:value-type="string">
            <text:p>itm_pelargir_sword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/>
          <table:table-cell table:style-name="ce29" office:value-type="string" calcext:value-type="string">
            <text:p>attr_tier_6</text:p>
          </table:table-cell>
          <table:table-cell table:style-name="ce29" office:value-type="string" calcext:value-type="string">
            <text:p>wp_tier_6</text:p>
          </table:table-cell>
          <table:table-cell table:style-name="ce29" office:value-type="string" calcext:value-type="string">
            <text:p>knows_common|knows_athletics_7|knows_shield_9|knows_power_strike_8|knows_ironflesh_10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pelargir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7|knows_shield_9|knows_power_strike_8|knows_ironflesh_10,gondor_face1,gondor_face2]," calcext:value-type="string">
            <text:p>["pelargir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7|knows_shield_9|knows_power_strike_8|knows_ironflesh_10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marine_leader</text:p>
          </table:table-cell>
          <table:table-cell table:style-name="ce6" office:value-type="string" calcext:value-type="string">
            <text:p>Captain_of_Pelargir_Marines</text:p>
          </table:table-cell>
          <table:table-cell table:style-name="ce6" office:value-type="string" calcext:value-type="string">
            <text:p>Captains_of_Pelargir_Marine</text:p>
          </table:table-cell>
          <table:table-cell table:style-name="ce12" office:value-type="string" calcext:value-type="string">
            <text:p>tf_gondor| tfg_ranged| tfg_gloves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elargir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pelargir_helmet_light,</text:p>
          </table:table-cell>
          <table:table-cell table:style-name="ce18" office:value-type="string" calcext:value-type="string">
            <text:p>itm_pelargir_marine_leader,</text:p>
          </table:table-cell>
          <table:table-cell table:style-name="ce18"/>
          <table:table-cell table:style-name="ce18" office:value-type="string" calcext:value-type="string">
            <text:p>itm_pelargir_greaves,</text:p>
          </table:table-cell>
          <table:table-cell table:style-name="ce18" office:value-type="string" calcext:value-type="string">
            <text:p>itm_pelargir_sword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/>
          <table:table-cell table:style-name="ce29" office:value-type="string" calcext:value-type="string">
            <text:p>attr_tier_6</text:p>
          </table:table-cell>
          <table:table-cell table:style-name="ce29" office:value-type="string" calcext:value-type="string">
            <text:p>wp_tier_6</text:p>
          </table:table-cell>
          <table:table-cell table:style-name="ce29" office:value-type="string" calcext:value-type="string">
            <text:p>knows_common|knows_athletics_7|knows_shield_9|knows_power_strike_8|knows_ironflesh_10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pelargir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],attr_tier_6,wp_tier_6,knows_common|knows_athletics_7|knows_shield_9|knows_power_strike_8|knows_ironflesh_10,gondor_face1,gondor_face2]," calcext:value-type="string">
            <text:p>["pelargir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],attr_tier_6,wp_tier_6,knows_common|knows_athletics_7|knows_shield_9|knows_power_strike_8|knows_ironflesh_10,gondor_face1,gondor_face2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Lamedon</text:p>
          </table:table-cell>
          <table:table-cell table:style-name="ce9" table:number-columns-repeated="18"/>
          <table:table-cell table:style-name="ce39"/>
          <table:table-cell table:style-name="ce39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#Lamedon" calcext:value-type="string">
            <text:p>#Lamedo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lansman_of_lamedon</text:p>
          </table:table-cell>
          <table:table-cell table:style-name="ce6" office:value-type="string" calcext:value-type="string">
            <text:p>Clansman_of_Lamedon</text:p>
          </table:table-cell>
          <table:table-cell table:style-name="ce6" office:value-type="string" calcext:value-type="string">
            <text:p>Clansmen_of_Lamedon</text:p>
          </table:table-cell>
          <table:table-cell table:style-name="ce12" office:value-type="string" calcext:value-type="string">
            <text:p>tf_gondor| tfg_armor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ethring</text:p>
          </table:table-cell>
          <table:table-cell table:style-name="ce16" office:value-type="string" calcext:value-type="string">
            <text:p>fac_gondor</text:p>
          </table:table-cell>
          <table:table-cell table:style-name="ce20"/>
          <table:table-cell table:style-name="ce20" office:value-type="string" calcext:value-type="string">
            <text:p>itm_lamedon_clansman,</text:p>
          </table:table-cell>
          <table:table-cell table:style-name="ce20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loss_axe,itm_spear,</text:p>
          </table:table-cell>
          <table:table-cell table:style-name="ce18" office:value-type="string" calcext:value-type="string">
            <text:p>itm_gondor_arrows,itm_gondor_javelin,itm_gondor_javelin,itm_short_bow,</text:p>
          </table:table-cell>
          <table:table-cell table:style-name="ce18"/>
          <table:table-cell table:style-name="ce29" office:value-type="string" calcext:value-type="string">
            <text:p>str_7| agi_5| int_4| cha_4|level(4)</text:p>
          </table:table-cell>
          <table:table-cell table:style-name="ce29" office:value-type="string" calcext:value-type="string">
            <text:p>wp_tier_1</text:p>
          </table:table-cell>
          <table:table-cell table:style-name="ce29" office:value-type="string" calcext:value-type="string">
            <text:p>knows_common|knows_power_throw_1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[&quot;clansman_of_lamedon&quot;,&quot;Clansman_of_Lamedon&quot;,&quot;Clansmen_of_Lamedon&quot;,tf_gondor| tfg_armor| tfg_boots,0,subfac_ethring,fac_gondor,[itm_lamedon_clansman,itm_gondor_light_greaves,itm_loss_axe,itm_spear,itm_gondor_arrows,itm_gondor_javelin,itm_gondor_javelin,itm_short_bow,],str_7| agi_5| int_4| cha_4|level(4),wp_tier_1,knows_common|knows_power_throw_1,gondor_face1,gondor_face2]," calcext:value-type="string">
            <text:p>["clansman_of_lamedon","Clansman_of_Lamedon","Clansmen_of_Lamedon",tf_gondor| tfg_armor| tfg_boots,0,subfac_ethring,fac_gondor,[itm_lamedon_clansman,itm_gondor_light_greaves,itm_loss_axe,itm_spear,itm_gondor_arrows,itm_gondor_javelin,itm_gondor_javelin,itm_short_bow,],str_7| agi_5| int_4| cha_4|level(4),wp_tier_1,knows_common|knows_power_throw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ootman_of_lamedon</text:p>
          </table:table-cell>
          <table:table-cell table:style-name="ce6" office:value-type="string" calcext:value-type="string">
            <text:p>Footman_of_Lamedon</text:p>
          </table:table-cell>
          <table:table-cell table:style-name="ce6" office:value-type="string" calcext:value-type="string">
            <text:p>Footmen_of_Lamedon</text:p>
          </table:table-cell>
          <table:table-cell table:style-name="ce12" office:value-type="string" calcext:value-type="string">
            <text:p>tf_gondor| tfg_shield| tfg_armor| tfg_boots| tfg_helm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ethring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lamedon_hood,</text:p>
          </table:table-cell>
          <table:table-cell table:style-name="ce18" office:value-type="string" calcext:value-type="string">
            <text:p>itm_lamedon_footman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18" office:value-type="string" calcext:value-type="string">
            <text:p>itm_gondor_spear,itm_loss_axe,itm_loss_axe,</text:p>
          </table:table-cell>
          <table:table-cell table:style-name="ce18" office:value-type="string" calcext:value-type="string">
            <text:p>itm_gondor_javelin,itm_gon_tab_shield_a,</text:p>
          </table:table-cell>
          <table:table-cell table:style-name="ce18"/>
          <table:table-cell table:style-name="ce29" office:value-type="string" calcext:value-type="string">
            <text:p>str_10| agi_7| int_4| cha_4|level(8)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common|knows_athletics_1|knows_power_strike_1|knows_power_throw_2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footman_of_lamedo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" calcext:value-type="string">
            <text:p>["footman_of_lamedon","Footman_of_Lamedon","Footmen_of_Lamedon"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of_lamedon</text:p>
          </table:table-cell>
          <table:table-cell table:style-name="ce6" office:value-type="string" calcext:value-type="string">
            <text:p>Veteran_of_Lamedon</text:p>
          </table:table-cell>
          <table:table-cell table:style-name="ce6" office:value-type="string" calcext:value-type="string">
            <text:p>Veterans_of_Lamedon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ethring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auxila_helm,</text:p>
          </table:table-cell>
          <table:table-cell table:style-name="ce18" office:value-type="string" calcext:value-type="string">
            <text:p>itm_lamedon_veteran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18" office:value-type="string" calcext:value-type="string">
            <text:p>itm_loss_axe,itm_gondor_spear,itm_gondor_sword,</text:p>
          </table:table-cell>
          <table:table-cell table:style-name="ce18" office:value-type="string" calcext:value-type="string">
            <text:p>itm_gon_tab_shield_a,</text:p>
          </table:table-cell>
          <table:table-cell table:style-name="ce18"/>
          <table:table-cell table:style-name="ce29" office:value-type="string" calcext:value-type="string">
            <text:p>str_13|agi_11| int_4| cha_4|level(12)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athletics_4|knows_power_strike_4|knows_ironflesh_5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[&quot;veteran_of_lamedon&quot;,&quot;Veteran_of_Lamedon&quot;,&quot;Veterans_of_Lamedon&quot;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" calcext:value-type="string">
            <text:p>["veteran_of_lamedon","Veteran_of_Lamedon","Veterans_of_Lamedon"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arrior_of_lamedon</text:p>
          </table:table-cell>
          <table:table-cell table:style-name="ce6" office:value-type="string" calcext:value-type="string">
            <text:p>Warrior_of_Lamedon</text:p>
          </table:table-cell>
          <table:table-cell table:style-name="ce6" office:value-type="string" calcext:value-type="string">
            <text:p>Warriors_of_Lamedon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ethring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auxila_helm,</text:p>
          </table:table-cell>
          <table:table-cell table:style-name="ce18" office:value-type="string" calcext:value-type="string">
            <text:p>itm_lamedon_warrior,</text:p>
          </table:table-cell>
          <table:table-cell table:style-name="ce20"/>
          <table:table-cell table:style-name="ce20" office:value-type="string" calcext:value-type="string">
            <text:p>itm_gondor_med_greaves,</text:p>
          </table:table-cell>
          <table:table-cell table:style-name="ce20" office:value-type="string" calcext:value-type="string">
            <text:p>itm_loss_axe,itm_gondor_sword,</text:p>
          </table:table-cell>
          <table:table-cell table:style-name="ce20" office:value-type="string" calcext:value-type="string">
            <text:p>itm_gon_tab_shield_d,</text:p>
          </table:table-cell>
          <table:table-cell table:style-name="ce18"/>
          <table:table-cell table:style-name="ce29" office:value-type="string" calcext:value-type="string">
            <text:p>str_15|agi_15| int_4| cha_4|level(16)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4|knows_power_strike_5|knows_ironflesh_5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[&quot;warrior_of_lamedon&quot;,&quot;Warrior_of_Lamedon&quot;,&quot;Warriors_of_Lamedon&quot;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" calcext:value-type="string">
            <text:p>["warrior_of_lamedon","Warrior_of_Lamedon","Warriors_of_Lamedon"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hampion_of_lamedon</text:p>
          </table:table-cell>
          <table:table-cell table:style-name="ce6" office:value-type="string" calcext:value-type="string">
            <text:p>Champion_of_Lamedon</text:p>
          </table:table-cell>
          <table:table-cell table:style-name="ce6" office:value-type="string" calcext:value-type="string">
            <text:p>Champions_of_Lamedon</text:p>
          </table:table-cell>
          <table:table-cell table:style-name="ce12" office:value-type="string" calcext:value-type="string">
            <text:p>tf_gondor| tfg_gloves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ethring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lamedon_helm,</text:p>
          </table:table-cell>
          <table:table-cell table:style-name="ce20" office:value-type="string" calcext:value-type="string">
            <text:p>itm_lamedon_vet_warrior,</text:p>
          </table:table-cell>
          <table:table-cell table:style-name="ce18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bastard,itm_gondor_bastard,itm_loss_war_axe,</text:p>
          </table:table-cell>
          <table:table-cell table:style-name="ce18" table:number-columns-repeated="2"/>
          <table:table-cell table:style-name="ce29" office:value-type="string" calcext:value-type="string">
            <text:p>str_18|agi_18| int_4| cha_4|level(25)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5|knows_power_strike_5|knows_ironflesh_6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champion_of_lamedon&quot;,&quot;Champion_of_Lamedon&quot;,&quot;Champions_of_Lamedon&quot;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" calcext:value-type="string">
            <text:p>["champion_of_lamedon","Champion_of_Lamedon","Champions_of_Lamedon"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night_of_lamedon</text:p>
          </table:table-cell>
          <table:table-cell table:style-name="ce6" office:value-type="string" calcext:value-type="string">
            <text:p>Knight_of_Lamedon</text:p>
          </table:table-cell>
          <table:table-cell table:style-name="ce6" office:value-type="string" calcext:value-type="string">
            <text:p>Knights_of_Lamedon</text:p>
          </table:table-cell>
          <table:table-cell table:style-name="ce12" office:value-type="string" calcext:value-type="string">
            <text:p>tf_gondor| tf_mounted | tfg_gloves| tfg_shield| tfg_horse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ethring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lamedon_helm,</text:p>
          </table:table-cell>
          <table:table-cell table:style-name="ce18" office:value-type="string" calcext:value-type="string">
            <text:p>itm_lamedon_knight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gondor_heavy_greaves,</text:p>
          </table:table-cell>
          <table:table-cell table:style-name="ce18" office:value-type="string" calcext:value-type="string">
            <text:p>itm_gondor_cav_sword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gondor_lam_horse,</text:p>
          </table:table-cell>
          <table:table-cell table:style-name="ce29" office:value-type="string" calcext:value-type="string">
            <text:p>str_18|agi_18| int_4| cha_4|level(25)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riding_6|knows_power_strike_6|knows_ironflesh_7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knight_of_lamedon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" calcext:value-type="string">
            <text:p>["knight_of_lamedon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medon_leader</text:p>
          </table:table-cell>
          <table:table-cell table:style-name="ce6" office:value-type="string" calcext:value-type="string">
            <text:p>Captain_of_Lamedon</text:p>
          </table:table-cell>
          <table:table-cell table:style-name="ce6" office:value-type="string" calcext:value-type="string">
            <text:p>Captains_of_Lamedon</text:p>
          </table:table-cell>
          <table:table-cell table:style-name="ce12" office:value-type="string" calcext:value-type="string">
            <text:p>tf_gondor| tf_mounted| tfg_gloves| tfg_shield| tfg_armor| tfg_helm| tfg_horse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ethring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lamedon_leader_helm,</text:p>
          </table:table-cell>
          <table:table-cell table:style-name="ce20" office:value-type="string" calcext:value-type="string">
            <text:p>itm_lamedon_leader_surcoat_cloak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cav_sword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gondor_lam_horse,</text:p>
          </table:table-cell>
          <table:table-cell table:style-name="ce29" office:value-type="string" calcext:value-type="string">
            <text:p>attr_tier_6</text:p>
          </table:table-cell>
          <table:table-cell table:style-name="ce29" office:value-type="string" calcext:value-type="string">
            <text:p>wp_tier_6</text:p>
          </table:table-cell>
          <table:table-cell table:style-name="ce29" office:value-type="string" calcext:value-type="string">
            <text:p>knows_common|knows_riding_8|knows_shield_9|knows_power_strike_8|knows_ironflesh_10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3</text:p>
          </table:table-cell>
          <table:table-cell table:style-name="ce34"/>
          <table:table-cell table:style-name="ce7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lamedon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lamedon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Pinnath Gelin</text:p>
          </table:table-cell>
          <table:table-cell table:style-name="ce9" table:number-columns-repeated="6"/>
          <table:table-cell table:style-name="ce21"/>
          <table:table-cell table:style-name="ce9" table:number-columns-repeated="3"/>
          <table:table-cell table:style-name="ce21"/>
          <table:table-cell table:style-name="ce9" table:number-columns-repeated="7"/>
          <table:table-cell table:style-name="ce39"/>
          <table:table-cell table:style-name="ce39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#Pinnath Gelin" calcext:value-type="string">
            <text:p>#Pinnath Geli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innath_gelin_plainsman</text:p>
          </table:table-cell>
          <table:table-cell table:style-name="ce6" office:value-type="string" calcext:value-type="string">
            <text:p>Plainsman_of_Pinnath_Gelin</text:p>
          </table:table-cell>
          <table:table-cell table:style-name="ce6" office:value-type="string" calcext:value-type="string">
            <text:p>Plainsmen_of_Pinnath_Gelin</text:p>
          </table:table-cell>
          <table:table-cell table:style-name="ce12" office:value-type="string" calcext:value-type="string">
            <text:p>tf_gondor| tfg_armor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innath_gelin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ranger_hood,</text:p>
          </table:table-cell>
          <table:table-cell table:style-name="ce18" office:value-type="string" calcext:value-type="string">
            <text:p>itm_pinnath_footman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18" office:value-type="string" calcext:value-type="string">
            <text:p>itm_shortened_spear,</text:p>
          </table:table-cell>
          <table:table-cell table:style-name="ce18" office:value-type="string" calcext:value-type="string">
            <text:p>itm_gondor_arrows,itm_short_bow,</text:p>
          </table:table-cell>
          <table:table-cell table:style-name="ce18"/>
          <table:table-cell table:style-name="ce29" office:value-type="string" calcext:value-type="string">
            <text:p>str_10| agi_7| int_4| cha_4|level(8)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common|knows_athletics_3|knows_power_throw_1|knows_power_strike_3|knows_ironflesh_3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[&quot;pinnath_gelin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throw_1|knows_power_strike_3|knows_ironflesh_3,gondor_face1,gondor_face2]," calcext:value-type="string">
            <text:p>["pinnath_gelin_plainsman","Plainsman_of_Pinnath_Gelin","Plainsmen_of_Pinnath_Gelin"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throw_1|knows_power_strike_3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innath_gelin_spearman</text:p>
          </table:table-cell>
          <table:table-cell table:style-name="ce6" office:value-type="string" calcext:value-type="string">
            <text:p>Spearman_of_Pinnath_Gelin</text:p>
          </table:table-cell>
          <table:table-cell table:style-name="ce6" office:value-type="string" calcext:value-type="string">
            <text:p>Spearmen_of_Pinnath_Gelin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innath_gelin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auxila_helm,</text:p>
          </table:table-cell>
          <table:table-cell table:style-name="ce18" office:value-type="string" calcext:value-type="string">
            <text:p>itm_pinnath_footman,</text:p>
          </table:table-cell>
          <table:table-cell table:style-name="ce20" office:value-type="string" calcext:value-type="string">
            <text:p>itm_leather_gloves,</text:p>
          </table:table-cell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spear,</text:p>
          </table:table-cell>
          <table:table-cell table:style-name="ce20" office:value-type="string" calcext:value-type="string">
            <text:p>itm_gon_tab_shield_a,</text:p>
          </table:table-cell>
          <table:table-cell table:style-name="ce18"/>
          <table:table-cell table:style-name="ce29" office:value-type="string" calcext:value-type="string">
            <text:p>str_15|agi_15| int_4| cha_4|level(16)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4|knows_power_throw_2|knows_power_strike_4|knows_ironflesh_4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pinnath_gelin_spearman&quot;,&quot;Spearman_of_Pinnath_Gelin&quot;,&quot;Spearmen_of_Pinnath_Gelin&quot;,tf_gondor| tfg_shield| tfg_armor| tfg_helm| tfg_boots,0,subfac_pinnath_gelin,fac_gondor,[itm_gondor_auxila_helm,itm_pinnath_footman,itm_leather_gloves,itm_gondor_light_greaves,itm_spear,itm_gon_tab_shield_a,],str_15|agi_15| int_4| cha_4|level(16),wp_tier_5,knows_common|knows_athletics_4|knows_power_throw_2|knows_power_strike_4|knows_ironflesh_4,gondor_face1,gondor_face2]," calcext:value-type="string">
            <text:p>["pinnath_gelin_spearman","Spearman_of_Pinnath_Gelin","Spearmen_of_Pinnath_Gelin",tf_gondor| tfg_shield| tfg_armor| tfg_helm| tfg_boots,0,subfac_pinnath_gelin,fac_gondor,[itm_gondor_auxila_helm,itm_pinnath_footman,itm_leather_gloves,itm_gondor_light_greaves,itm_spear,itm_gon_tab_shield_a,],str_15|agi_15| int_4| cha_4|level(16),wp_tier_5,knows_common|knows_athletics_4|knows_power_throw_2|knows_power_strike_4|knows_ironflesh_4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arrior_of_pinnath_gelin</text:p>
          </table:table-cell>
          <table:table-cell table:style-name="ce6" office:value-type="string" calcext:value-type="string">
            <text:p>Warrior_of_Pinnath_Gelin</text:p>
          </table:table-cell>
          <table:table-cell table:style-name="ce6" office:value-type="string" calcext:value-type="string">
            <text:p>Warriors_of_Pinnath_Gelin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innath_gelin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auxila_helm,</text:p>
          </table:table-cell>
          <table:table-cell table:style-name="ce18" office:value-type="string" calcext:value-type="string">
            <text:p>itm_pinnath_warrior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gondor_med_greaves,</text:p>
          </table:table-cell>
          <table:table-cell table:style-name="ce18" office:value-type="string" calcext:value-type="string">
            <text:p>itm_gondor_spear,itm_gondor_sword,</text:p>
          </table:table-cell>
          <table:table-cell table:style-name="ce18" office:value-type="string" calcext:value-type="string">
            <text:p>itm_gon_tab_shield_d,</text:p>
          </table:table-cell>
          <table:table-cell table:style-name="ce18"/>
          <table:table-cell table:style-name="ce29" office:value-type="string" calcext:value-type="string">
            <text:p>str_18|agi_18| int_4| cha_4|level(25)</text:p>
          </table:table-cell>
          <table:table-cell table:style-name="ce29" office:value-type="string" calcext:value-type="string">
            <text:p>wp_one_handed(200)|wp_two_handed(200)|wp_polearm(320)</text:p>
          </table:table-cell>
          <table:table-cell table:style-name="ce29" office:value-type="string" calcext:value-type="string">
            <text:p>knows_common|knows_athletics_5|knows_power_throw_3|knows_power_strike_6|knows_ironflesh_5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[&quot;warrior_of_pinnath_gelin&quot;,&quot;Warrior_of_Pinnath_Gelin&quot;,&quot;Warriors_of_Pinnath_Gelin&quot;,tf_gondor| tfg_gloves| tfg_shield| tfg_armor| tfg_helm| tfg_boots,0,subfac_pinnath_gelin,fac_gondor,[itm_gondor_auxila_helm,itm_pinnath_warrior,itm_leather_gloves,itm_gondor_med_greaves,itm_gondor_spear,itm_gondor_sword,itm_gon_tab_shield_d,],str_18|agi_18| int_4| cha_4|level(25),wp_one_handed(200)|wp_two_handed(200)|wp_polearm(320),knows_common|knows_athletics_5|knows_power_throw_3|knows_power_strike_6|knows_ironflesh_5,gondor_face1,gondor_face2]," calcext:value-type="string">
            <text:p>["warrior_of_pinnath_gelin","Warrior_of_Pinnath_Gelin","Warriors_of_Pinnath_Gelin",tf_gondor| tfg_gloves| tfg_shield| tfg_armor| tfg_helm| tfg_boots,0,subfac_pinnath_gelin,fac_gondor,[itm_gondor_auxila_helm,itm_pinnath_warrior,itm_leather_gloves,itm_gondor_med_greaves,itm_gondor_spear,itm_gondor_sword,itm_gon_tab_shield_d,],str_18|agi_18| int_4| cha_4|level(25),wp_one_handed(200)|wp_two_handed(200)|wp_polearm(320),knows_common|knows_athletics_5|knows_power_throw_3|knows_power_strike_6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innath_gelin_bowman</text:p>
          </table:table-cell>
          <table:table-cell table:style-name="ce6" office:value-type="string" calcext:value-type="string">
            <text:p>Bowman_of_Pinnath_Gelin</text:p>
          </table:table-cell>
          <table:table-cell table:style-name="ce6" office:value-type="string" calcext:value-type="string">
            <text:p>Bowmen_of_Pinnath_Gelin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innath_gelin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ranger_hood,</text:p>
          </table:table-cell>
          <table:table-cell table:style-name="ce20" office:value-type="string" calcext:value-type="string">
            <text:p>itm_pinnath_vet_footman,</text:p>
          </table:table-cell>
          <table:table-cell table:style-name="ce20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gondor_arrows,itm_regular_bow,</text:p>
          </table:table-cell>
          <table:table-cell table:style-name="ce18" office:value-type="string" calcext:value-type="string">
            <text:p>itm_gondor_sword,itm_gondor_short_sword,</text:p>
          </table:table-cell>
          <table:table-cell table:style-name="ce18"/>
          <table:table-cell table:style-name="ce29" office:value-type="string" calcext:value-type="string">
            <text:p>str_15|agi_15| int_4| cha_4|level(16)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2|knows_power_draw_4|knows_ironflesh_1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[&quot;pinnath_gelin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ndor_sword,itm_gondor_short_sword,],str_15|agi_15| int_4| cha_4|level(16),wp_tier_4,knows_common|knows_athletics_2|knows_power_draw_4|knows_ironflesh_1,gondor_face1,gondor_face2]," calcext:value-type="string">
            <text:p>["pinnath_gelin_bowman","Bowman_of_Pinnath_Gelin","Bowmen_of_Pinnath_Gelin",tf_gondor| tfg_ranged| tfg_armor| tfg_helm| tfg_boots,0,subfac_pinnath_gelin,fac_gondor,[itm_gondor_ranger_hood,itm_pinnath_vet_footman,itm_gondor_light_greaves,itm_gondor_arrows,itm_regular_bow,itm_gondor_sword,itm_gondor_short_sword,],str_15|agi_15| int_4| cha_4|level(16),wp_tier_4,knows_common|knows_athletics_2|knows_power_draw_4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innath_gelin_archer</text:p>
          </table:table-cell>
          <table:table-cell table:style-name="ce6" office:value-type="string" calcext:value-type="string">
            <text:p>Archer_of_Pinnath_Gelin</text:p>
          </table:table-cell>
          <table:table-cell table:style-name="ce6" office:value-type="string" calcext:value-type="string">
            <text:p>Archers_of_Pinnath_Gelin</text:p>
          </table:table-cell>
          <table:table-cell table:style-name="ce12" office:value-type="string" calcext:value-type="string">
            <text:p>tf_gondor| tfg_ranged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innath_gelin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ranger_hood,</text:p>
          </table:table-cell>
          <table:table-cell table:style-name="ce18" office:value-type="string" calcext:value-type="string">
            <text:p>itm_pinnath_archer,</text:p>
          </table:table-cell>
          <table:table-cell table:style-name="ce18"/>
          <table:table-cell table:style-name="ce18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arrows,itm_regular_bow,</text:p>
          </table:table-cell>
          <table:table-cell table:style-name="ce18" office:value-type="string" calcext:value-type="string">
            <text:p>itm_gondor_sword,</text:p>
          </table:table-cell>
          <table:table-cell table:style-name="ce18"/>
          <table:table-cell table:style-name="ce29" office:value-type="string" calcext:value-type="string">
            <text:p>str_18|agi_18| int_4| cha_4|level(25)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4|knows_power_draw_5|knows_power_strike_2|knows_ironflesh_3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pinnath_gelin_archer&quot;,&quot;Archer_of_Pinnath_Gelin&quot;,&quot;Archers_of_Pinnath_Gelin&quot;,tf_gondor| tfg_ranged| tfg_shield| tfg_armor| tfg_helm| tfg_boots,0,subfac_pinnath_gelin,fac_gondor,[itm_gondor_ranger_hood,itm_pinnath_archer,itm_gondor_med_greaves,itm_gondor_arrows,itm_regular_bow,itm_gondor_sword,],str_18|agi_18| int_4| cha_4|level(25),wp_tier_5,knows_common|knows_athletics_4|knows_power_draw_5|knows_power_strike_2|knows_ironflesh_3,gondor_face1,gondor_face2]," calcext:value-type="string">
            <text:p>["pinnath_gelin_archer","Archer_of_Pinnath_Gelin","Archers_of_Pinnath_Gelin",tf_gondor| tfg_ranged| tfg_shield| tfg_armor| tfg_helm| tfg_boots,0,subfac_pinnath_gelin,fac_gondor,[itm_gondor_ranger_hood,itm_pinnath_archer,itm_gondor_med_greaves,itm_gondor_arrows,itm_regular_bow,itm_gondor_sword,],str_18|agi_18| int_4| cha_4|level(25),wp_tier_5,knows_common|knows_athletics_4|knows_power_draw_5|knows_power_strike_2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innath_leader</text:p>
          </table:table-cell>
          <table:table-cell table:style-name="ce6" office:value-type="string" calcext:value-type="string">
            <text:p>Captain_of_Pinnath_Gelin</text:p>
          </table:table-cell>
          <table:table-cell table:style-name="ce6" office:value-type="string" calcext:value-type="string">
            <text:p>Captains_of_Pinnath_Gelin</text:p>
          </table:table-cell>
          <table:table-cell table:style-name="ce12" office:value-type="string" calcext:value-type="string">
            <text:p>tf_gondor| tf_mounted| tfg_shield| tfg_armor| tfg_helm| tfg_horse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innath_gelin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leader_helm,</text:p>
          </table:table-cell>
          <table:table-cell table:style-name="ce18" office:value-type="string" calcext:value-type="string">
            <text:p>itm_pinnath_leader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gondor_med_greaves,</text:p>
          </table:table-cell>
          <table:table-cell table:style-name="ce18" office:value-type="string" calcext:value-type="string">
            <text:p>itm_gondor_cav_sword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gondor_hunter,</text:p>
          </table:table-cell>
          <table:table-cell table:style-name="ce29" office:value-type="string" calcext:value-type="string">
            <text:p>attr_tier_6</text:p>
          </table:table-cell>
          <table:table-cell table:style-name="ce29" office:value-type="string" calcext:value-type="string">
            <text:p>wp_tier_6</text:p>
          </table:table-cell>
          <table:table-cell table:style-name="ce29" office:value-type="string" calcext:value-type="string">
            <text:p>knows_common|knows_riding_8|knows_shield_9|knows_power_strike_8|knows_ironflesh_10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3</text:p>
          </table:table-cell>
          <table:table-cell table:style-name="ce34"/>
          <table:table-cell table:style-name="ce7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" calcext:value-type="string">
            <text:p>["pinnath_leader","Captain_of_Pinnath_Gelin","Captains_of_Pinnath_Gelin"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Blackroot Vale</text:p>
          </table:table-cell>
          <table:table-cell table:style-name="ce9" table:number-columns-repeated="8"/>
          <table:table-cell table:style-name="ce21" table:number-columns-repeated="4"/>
          <table:table-cell table:style-name="ce9" table:number-columns-repeated="6"/>
          <table:table-cell table:style-name="ce39"/>
          <table:table-cell table:style-name="ce39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#Blackroot Vale" calcext:value-type="string">
            <text:p>#Blackroot Val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root_vale_archer</text:p>
          </table:table-cell>
          <table:table-cell table:number-columns-repeated="2" table:style-name="ce6" office:value-type="string" calcext:value-type="string">
            <text:p>Hunter_of_Blackroot_Vale</text:p>
          </table:table-cell>
          <table:table-cell table:style-name="ce12" office:value-type="string" calcext:value-type="string">
            <text:p>tf_gondor| <text:s/>tfg_armor| <text:s/>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blackroot</text:p>
          </table:table-cell>
          <table:table-cell table:style-name="ce16" office:value-type="string" calcext:value-type="string">
            <text:p>fac_gondor</text:p>
          </table:table-cell>
          <table:table-cell table:style-name="ce20"/>
          <table:table-cell table:style-name="ce20" office:value-type="string" calcext:value-type="string">
            <text:p>itm_blackroot_footman,</text:p>
          </table:table-cell>
          <table:table-cell table:style-name="ce18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short_bow,itm_gondor_arrows,</text:p>
          </table:table-cell>
          <table:table-cell table:style-name="ce18" office:value-type="string" calcext:value-type="string">
            <text:p>itm_spear,</text:p>
          </table:table-cell>
          <table:table-cell table:style-name="ce18"/>
          <table:table-cell table:style-name="ce29" office:value-type="string" calcext:value-type="string">
            <text:p>str_10| agi_7| int_4| cha_4|level(8)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common|knows_power_draw_3|knows_ironflesh_1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[&quot;blackroot_vale_archer&quot;,&quot;Hunter_of_Blackroot_Vale&quot;,&quot;Hunter_of_Blackroot_Vale&quot;,tf_gondor|  tfg_armor|  tfg_boots,0,subfac_blackroot,fac_gondor,[itm_blackroot_footman,itm_gondor_light_greaves,itm_short_bow,itm_gondor_arrows,itm_spear,],str_10| agi_7| int_4| cha_4|level(8),wp_tier_2,knows_common|knows_power_draw_3|knows_ironflesh_1,gondor_face1,gondor_face2]," calcext:value-type="string">
            <text:p>["blackroot_vale_archer","Hunter_of_Blackroot_Vale","Hunter_of_Blackroot_Vale",tf_gondor| <text:s/>tfg_armor| <text:s/>tfg_boots,0,subfac_blackroot,fac_gondor,[itm_blackroot_footman,itm_gondor_light_greaves,itm_short_bow,itm_gondor_arrows,itm_spear,],str_10| agi_7| int_4| cha_4|level(8),wp_tier_2,knows_common|knows_power_draw_3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blackroot_vale_archer</text:p>
          </table:table-cell>
          <table:table-cell table:style-name="ce6" office:value-type="string" calcext:value-type="string">
            <text:p>Bowman_of_Blackroot_Vale</text:p>
          </table:table-cell>
          <table:table-cell table:style-name="ce6" office:value-type="string" calcext:value-type="string">
            <text:p>Bowmen_of_Blackroot_Vale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blackroot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blackroot_hood,</text:p>
          </table:table-cell>
          <table:table-cell table:style-name="ce20" office:value-type="string" calcext:value-type="string">
            <text:p>itm_blackroot_bowman,</text:p>
          </table:table-cell>
          <table:table-cell table:style-name="ce18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gondor_arrows,itm_regular_bow,</text:p>
          </table:table-cell>
          <table:table-cell table:style-name="ce18" office:value-type="string" calcext:value-type="string">
            <text:p>itm_gondor_sword,</text:p>
          </table:table-cell>
          <table:table-cell table:style-name="ce18"/>
          <table:table-cell table:style-name="ce29" office:value-type="string" calcext:value-type="string">
            <text:p>str_15|agi_15| int_4| cha_4|level(16)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2|knows_power_draw_4|knows_ironflesh_1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veteran_blackroot_vale_archer&quot;,&quot;Bowman_of_Blackroot_Vale&quot;,&quot;Bowmen_of_Blackroot_Vale&quot;,tf_gondor| tfg_ranged| tfg_armor| tfg_helm| tfg_boots,0,subfac_blackroot,fac_gondor,[itm_blackroot_hood,itm_blackroot_bowman,itm_gondor_light_greaves,itm_gondor_arrows,itm_regular_bow,itm_gondor_sword,],str_15|agi_15| int_4| cha_4|level(16),wp_tier_4,knows_common|knows_athletics_2|knows_power_draw_4|knows_ironflesh_1,gondor_face1,gondor_face2]," calcext:value-type="string">
            <text:p>["veteran_blackroot_vale_archer","Bowman_of_Blackroot_Vale","Bowmen_of_Blackroot_Vale",tf_gondor| tfg_ranged| tfg_armor| tfg_helm| tfg_boots,0,subfac_blackroot,fac_gondor,[itm_blackroot_hood,itm_blackroot_bowman,itm_gondor_light_greaves,itm_gondor_arrows,itm_regular_bow,itm_gondor_sword,],str_15|agi_15| int_4| cha_4|level(16),wp_tier_4,knows_common|knows_athletics_2|knows_power_draw_4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aster_blackroot_vale_archer</text:p>
          </table:table-cell>
          <table:table-cell table:style-name="ce6" office:value-type="string" calcext:value-type="string">
            <text:p>Archer_of_Blackroot_Vale</text:p>
          </table:table-cell>
          <table:table-cell table:style-name="ce6" office:value-type="string" calcext:value-type="string">
            <text:p>Archers_of_Blackroot_Vale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blackroot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blackroot_hood,</text:p>
          </table:table-cell>
          <table:table-cell table:style-name="ce18" office:value-type="string" calcext:value-type="string">
            <text:p>itm_blackroot_archer,</text:p>
          </table:table-cell>
          <table:table-cell table:style-name="ce18"/>
          <table:table-cell table:style-name="ce18" office:value-type="string" calcext:value-type="string">
            <text:p>itm_gondor_med_greaves,</text:p>
          </table:table-cell>
          <table:table-cell table:style-name="ce18" office:value-type="string" calcext:value-type="string">
            <text:p>itm_gondor_arrows,itm_gondor_bow,</text:p>
          </table:table-cell>
          <table:table-cell table:style-name="ce18" office:value-type="string" calcext:value-type="string">
            <text:p>itm_gondor_short_sword,</text:p>
          </table:table-cell>
          <table:table-cell table:style-name="ce18"/>
          <table:table-cell table:style-name="ce29" office:value-type="string" calcext:value-type="string">
            <text:p>str_18|agi_18| int_4| cha_4|level(25)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4|knows_power_draw_5|knows_power_strike_2|knows_ironflesh_3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[&quot;master_blackroot_vale_archer&quot;,&quot;Archer_of_Blackroot_Vale&quot;,&quot;Archers_of_Blackroot_Vale&quot;,tf_gondor| tfg_ranged| tfg_armor| tfg_helm| tfg_boots,0,subfac_blackroot,fac_gondor,[itm_blackroot_hood,itm_blackroot_archer,itm_gondor_med_greaves,itm_gondor_arrows,itm_gondor_bow,itm_gondor_short_sword,],str_18|agi_18| int_4| cha_4|level(25),wp_tier_5,knows_common|knows_athletics_4|knows_power_draw_5|knows_power_strike_2|knows_ironflesh_3,gondor_face1,gondor_face2]," calcext:value-type="string">
            <text:p>["master_blackroot_vale_archer","Archer_of_Blackroot_Vale","Archers_of_Blackroot_Vale",tf_gondor| tfg_ranged| tfg_armor| tfg_helm| tfg_boots,0,subfac_blackroot,fac_gondor,[itm_blackroot_hood,itm_blackroot_archer,itm_gondor_med_greaves,itm_gondor_arrows,itm_gondor_bow,itm_gondor_short_sword,],str_18|agi_18| int_4| cha_4|level(25),wp_tier_5,knows_common|knows_athletics_4|knows_power_draw_5|knows_power_strike_2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ootman_of_blackroot_vale</text:p>
          </table:table-cell>
          <table:table-cell table:style-name="ce6" office:value-type="string" calcext:value-type="string">
            <text:p>Footman_of_Blackroot_Vale</text:p>
          </table:table-cell>
          <table:table-cell table:style-name="ce6" office:value-type="string" calcext:value-type="string">
            <text:p>Footmen_of_Blackroot_Vale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blackroot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auxila_helm,</text:p>
          </table:table-cell>
          <table:table-cell table:style-name="ce20" office:value-type="string" calcext:value-type="string">
            <text:p>itm_blackroot_footman,</text:p>
          </table:table-cell>
          <table:table-cell table:style-name="ce20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gondor_spear,</text:p>
          </table:table-cell>
          <table:table-cell table:style-name="ce18" office:value-type="string" calcext:value-type="string">
            <text:p>itm_gon_tab_shield_a,</text:p>
          </table:table-cell>
          <table:table-cell table:style-name="ce18"/>
          <table:table-cell table:style-name="ce29" office:value-type="string" calcext:value-type="string">
            <text:p>str_15|agi_15| int_4| cha_4|level(16)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4|knows_power_throw_2|knows_power_strike_4|knows_ironflesh_4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[&quot;footman_of_blackroot_vale&quot;,&quot;Footman_of_Blackroot_Vale&quot;,&quot;Footmen_of_Blackroot_Vale&quot;,tf_gondor| tfg_shield| tfg_armor| tfg_helm| tfg_boots,0,subfac_blackroot,fac_gondor,[itm_gondor_auxila_helm,itm_blackroot_footman,itm_gondor_light_greaves,itm_gondor_spear,itm_gon_tab_shield_a,],str_15|agi_15| int_4| cha_4|level(16),wp_tier_4,knows_common|knows_athletics_4|knows_power_throw_2|knows_power_strike_4|knows_ironflesh_4,gondor_face1,gondor_face2]," calcext:value-type="string">
            <text:p>["footman_of_blackroot_vale","Footman_of_Blackroot_Vale","Footmen_of_Blackroot_Vale",tf_gondor| tfg_shield| tfg_armor| tfg_helm| tfg_boots,0,subfac_blackroot,fac_gondor,[itm_gondor_auxila_helm,itm_blackroot_footman,itm_gondor_light_greaves,itm_gondor_spear,itm_gon_tab_shield_a,],str_15|agi_15| int_4| cha_4|level(16),wp_tier_4,knows_common|knows_athletics_4|knows_power_throw_2|knows_power_strike_4|knows_ironflesh_4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pearman_of_blackroot_vale</text:p>
          </table:table-cell>
          <table:table-cell table:style-name="ce6" office:value-type="string" calcext:value-type="string">
            <text:p>Spearman_of_Blackroot_Vale</text:p>
          </table:table-cell>
          <table:table-cell table:style-name="ce6" office:value-type="string" calcext:value-type="string">
            <text:p>Spearmen_of_Blackroot_Vale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blackroot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auxila_helm,</text:p>
          </table:table-cell>
          <table:table-cell table:style-name="ce18" office:value-type="string" calcext:value-type="string">
            <text:p>itm_blackroot_warrior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spear,</text:p>
          </table:table-cell>
          <table:table-cell table:style-name="ce18" office:value-type="string" calcext:value-type="string">
            <text:p>itm_gon_tab_shield_d,</text:p>
          </table:table-cell>
          <table:table-cell table:style-name="ce18"/>
          <table:table-cell table:style-name="ce29" office:value-type="string" calcext:value-type="string">
            <text:p>str_18|agi_18| int_4| cha_4|level(25)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5|knows_power_throw_3|knows_power_strike_5|knows_ironflesh_5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spearman_of_blackroot_vale&quot;,&quot;Spearman_of_Blackroot_Vale&quot;,&quot;Spearmen_of_Blackroot_Vale&quot;,tf_gondor| tfg_gloves| tfg_shield| tfg_armor| tfg_helm| tfg_boots,0,subfac_blackroot,fac_gondor,[itm_gondor_auxila_helm,itm_blackroot_warrior,itm_leather_gloves,itm_gondor_med_greaves,itm_gondor_spear,itm_gon_tab_shield_d,],str_18|agi_18| int_4| cha_4|level(25),wp_tier_5,knows_common|knows_athletics_5|knows_power_throw_3|knows_power_strike_5|knows_ironflesh_5,gondor_face1,gondor_face2]," calcext:value-type="string">
            <text:p>["spearman_of_blackroot_vale","Spearman_of_Blackroot_Vale","Spearmen_of_Blackroot_Vale",tf_gondor| tfg_gloves| tfg_shield| tfg_armor| tfg_helm| tfg_boots,0,subfac_blackroot,fac_gondor,[itm_gondor_auxila_helm,itm_blackroot_warrior,itm_leather_gloves,itm_gondor_med_greaves,itm_gondor_spear,itm_gon_tab_shield_d,],str_18|agi_18| int_4| cha_4|level(25),wp_tier_5,knows_common|knows_athletics_5|knows_power_throw_3|knows_power_strike_5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root_leader</text:p>
          </table:table-cell>
          <table:table-cell table:style-name="ce6" office:value-type="string" calcext:value-type="string">
            <text:p>Captain_of_Blackroot_Vale</text:p>
          </table:table-cell>
          <table:table-cell table:style-name="ce6" office:value-type="string" calcext:value-type="string">
            <text:p>Captains_of_Blackroot_Vale</text:p>
          </table:table-cell>
          <table:table-cell table:style-name="ce12" office:value-type="string" calcext:value-type="string">
            <text:p>tf_gondor| tf_mounted| tfg_gloves| tfg_shield| tfg_armor| tfg_helm| tfg_horse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blackroot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leader_helm,</text:p>
          </table:table-cell>
          <table:table-cell table:style-name="ce18" office:value-type="string" calcext:value-type="string">
            <text:p>itm_blackroot_leader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gondor_med_greaves,</text:p>
          </table:table-cell>
          <table:table-cell table:style-name="ce18" office:value-type="string" calcext:value-type="string">
            <text:p>itm_gondor_cav_sword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gondor_hunter,</text:p>
          </table:table-cell>
          <table:table-cell table:style-name="ce29" office:value-type="string" calcext:value-type="string">
            <text:p>attr_tier_6</text:p>
          </table:table-cell>
          <table:table-cell table:style-name="ce29" office:value-type="string" calcext:value-type="string">
            <text:p>wp_tier_6</text:p>
          </table:table-cell>
          <table:table-cell table:style-name="ce29" office:value-type="string" calcext:value-type="string">
            <text:p>knows_common|knows_riding_8|knows_shield_9|knows_power_strike_8|knows_ironflesh_10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3</text:p>
          </table:table-cell>
          <table:table-cell table:style-name="ce34"/>
          <table:table-cell table:style-name="ce7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blackroot_leader&quot;,&quot;Captain_of_Blackroot_Vale&quot;,&quot;Captains_of_Blackroot_Vale&quot;,tf_gondor| tf_mounted| tfg_gloves| tfg_shield| tfg_armor| tfg_helm| tfg_horse| tfg_boots,0,subfac_blackroot,fac_gondor,[itm_gondor_leader_helm,itm_blackroot_leader,itm_mail_mittens,itm_gondor_med_greaves,itm_gondor_cav_sword,itm_gon_tab_shield_c,itm_gondor_hunter,],attr_tier_6,wp_tier_6,knows_common|knows_riding_8|knows_shield_9|knows_power_strike_8|knows_ironflesh_10,gondor_face1,gondor_face3]," calcext:value-type="string">
            <text:p>["blackroot_leader","Captain_of_Blackroot_Vale","Captains_of_Blackroot_Vale",tf_gondor| tf_mounted| tfg_gloves| tfg_shield| tfg_armor| tfg_helm| tfg_horse| tfg_boots,0,subfac_blackroot,fac_gondor,[itm_gondor_leader_helm,itm_blackroot_leader,itm_mail_mittens,itm_gondor_med_greaves,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Dol Amroth</text:p>
          </table:table-cell>
          <table:table-cell table:style-name="ce9" table:number-columns-repeated="8"/>
          <table:table-cell table:style-name="ce21" table:number-columns-repeated="4"/>
          <table:table-cell table:style-name="ce9" table:number-columns-repeated="6"/>
          <table:table-cell table:style-name="ce39"/>
          <table:table-cell table:style-name="ce39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#Dol Amroth" calcext:value-type="string">
            <text:p>#Dol Amroth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ol_amroth_youth</text:p>
          </table:table-cell>
          <table:table-cell table:style-name="ce6" office:value-type="string" calcext:value-type="string">
            <text:p>Dol_Amroth_Recruit</text:p>
          </table:table-cell>
          <table:table-cell table:style-name="ce6" office:value-type="string" calcext:value-type="string">
            <text:p>Dol_Amroth_Recruits</text:p>
          </table:table-cell>
          <table:table-cell table:style-name="ce12" office:value-type="string" calcext:value-type="string">
            <text:p>tf_gondor| tfg_armor| tfg_shield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dol_amroth</text:p>
          </table:table-cell>
          <table:table-cell table:style-name="ce16" office:value-type="string" calcext:value-type="string">
            <text:p>fac_gondor</text:p>
          </table:table-cell>
          <table:table-cell table:style-name="ce20"/>
          <table:table-cell table:style-name="ce20" office:value-type="string" calcext:value-type="string">
            <text:p>itm_dol_shirt,</text:p>
          </table:table-cell>
          <table:table-cell table:style-name="ce18"/>
          <table:table-cell table:style-name="ce20" office:value-type="string" calcext:value-type="string">
            <text:p>itm_dol_shoes,</text:p>
          </table:table-cell>
          <table:table-cell table:style-name="ce20" office:value-type="string" calcext:value-type="string">
            <text:p>itm_gondor_spear,</text:p>
          </table:table-cell>
          <table:table-cell table:style-name="ce18" office:value-type="string" calcext:value-type="string">
            <text:p>itm_gon_tab_shield_a,</text:p>
          </table:table-cell>
          <table:table-cell table:style-name="ce18"/>
          <table:table-cell table:style-name="ce29" office:value-type="string" calcext:value-type="string">
            <text:p>attr_tier_1</text:p>
          </table:table-cell>
          <table:table-cell table:style-name="ce29" office:value-type="string" calcext:value-type="string">
            <text:p>wp_tier_1</text:p>
          </table:table-cell>
          <table:table-cell table:style-name="ce29" office:value-type="string" calcext:value-type="string">
            <text:p>knows_common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[&quot;dol_amroth_youth&quot;,&quot;Dol_Amroth_Recruit&quot;,&quot;Dol_Amroth_Recruits&quot;,tf_gondor| tfg_armor| tfg_shield| tfg_boots,0,subfac_dol_amroth,fac_gondor,[itm_dol_shirt,itm_dol_shoes,itm_gondor_spear,itm_gon_tab_shield_a,],attr_tier_1,wp_tier_1,knows_common,gondor_face1,gondor_face2]," calcext:value-type="string">
            <text:p>["dol_amroth_youth","Dol_Amroth_Recruit","Dol_Amroth_Recruits",tf_gondor| tfg_armor| tfg_shield| tfg_boots,0,subfac_dol_amroth,fac_gondor,[itm_dol_shirt,itm_dol_shoes,itm_gondor_spear,itm_gon_tab_shield_a,],attr_tier_1,wp_tier_1,knows_common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quire_of_dol_amroth</text:p>
          </table:table-cell>
          <table:table-cell table:style-name="ce6" office:value-type="string" calcext:value-type="string">
            <text:p>Squire_of_Dol_Amroth</text:p>
          </table:table-cell>
          <table:table-cell table:style-name="ce6" office:value-type="string" calcext:value-type="string">
            <text:p>Squires_of_Dol_Amroth</text:p>
          </table:table-cell>
          <table:table-cell table:style-name="ce12" office:value-type="string" calcext:value-type="string">
            <text:p>tf_gondor| tf_mounted| tfg_gloves| tfg_shield| tfg_armor| tfg_helm| tfg_horse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dol_amroth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dolamroth_helm,</text:p>
          </table:table-cell>
          <table:table-cell table:style-name="ce18" office:value-type="string" calcext:value-type="string">
            <text:p>itm_dol_padded_coat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dol_shoes,</text:p>
          </table:table-cell>
          <table:table-cell table:style-name="ce18" office:value-type="string" calcext:value-type="string">
            <text:p>itm_gondor_lance,itm_amroth_sword_a,itm_gondor_lance,itm_gondor_lance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gondor_hunter,</text:p>
          </table:table-cell>
          <table:table-cell table:style-name="ce29" office:value-type="string" calcext:value-type="string">
            <text:p>attr_tier_2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common|knows_riding_2|knows_shield_2|knows_power_strike_2|knows_ironflesh_2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3</text:p>
          </table:table-cell>
          <table:table-cell table:style-name="ce34"/>
          <table:table-cell table:style-name="ce7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squire_of_dol_amroth&quot;,&quot;Squire_of_Dol_Amroth&quot;,&quot;Squires_of_Dol_Amroth&quot;,tf_gondor| tf_mounted| tfg_gloves| tfg_shield| tfg_armor| tfg_helm| tfg_horse| tfg_boots,0,subfac_dol_amroth,fac_gondor,[itm_gondor_dolamroth_helm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" calcext:value-type="string">
            <text:p>["squire_of_dol_amroth","Squire_of_Dol_Amroth","Squires_of_Dol_Amroth",tf_gondor| tf_mounted| tfg_gloves| tfg_shield| tfg_armor| tfg_helm| tfg_horse| tfg_boots,0,subfac_dol_amroth,fac_gondor,[itm_gondor_dolamroth_helm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squire_of_dol_amroth</text:p>
          </table:table-cell>
          <table:table-cell table:style-name="ce6" office:value-type="string" calcext:value-type="string">
            <text:p>Veteran_Squire_of_Dol_Amroth</text:p>
          </table:table-cell>
          <table:table-cell table:style-name="ce6" office:value-type="string" calcext:value-type="string">
            <text:p>Veteran_Squires_of_Dol_Amroth</text:p>
          </table:table-cell>
          <table:table-cell table:style-name="ce12" office:value-type="string" calcext:value-type="string">
            <text:p>tf_gondor| tf_mounted| tfg_gloves| tfg_shield| tfg_armor| tfg_helm| tfg_horse| tfg_boots |tfg_polearm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dol_amroth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dolamroth_helm,</text:p>
          </table:table-cell>
          <table:table-cell table:style-name="ce20" office:value-type="string" calcext:value-type="string">
            <text:p>itm_dol_padded_coat,</text:p>
          </table:table-cell>
          <table:table-cell table:style-name="ce20" office:value-type="string" calcext:value-type="string">
            <text:p>itm_leather_gloves,</text:p>
          </table:table-cell>
          <table:table-cell table:style-name="ce20" office:value-type="string" calcext:value-type="string">
            <text:p>itm_dol_shoes,</text:p>
          </table:table-cell>
          <table:table-cell table:style-name="ce20" office:value-type="string" calcext:value-type="string">
            <text:p>itm_gondor_lance,itm_amroth_sword_a,itm_gondor_lance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gondor_hunter,</text:p>
          </table:table-cell>
          <table:table-cell table:style-name="ce29" office:value-type="string" calcext:value-type="string">
            <text:p>attr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riding_3|knows_shield_3|knows_power_strike_3|knows_ironflesh_3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3</text:p>
          </table:table-cell>
          <table:table-cell table:style-name="ce34"/>
          <table:table-cell table:style-name="ce7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[&quot;veteran_squire_of_dol_amroth&quot;,&quot;Veteran_Squire_of_Dol_Amroth&quot;,&quot;Veteran_Squires_of_Dol_Amroth&quot;,tf_gondor| tf_mounted| tfg_gloves| tfg_shield| tfg_armor| tfg_helm| tfg_horse| tfg_boots |tfg_polearm,0,subfac_dol_amroth,fac_gondor,[itm_gondor_dolamroth_helm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veteran_squire_of_dol_amroth","Veteran_Squire_of_Dol_Amroth","Veteran_Squires_of_Dol_Amroth",tf_gondor| tf_mounted| tfg_gloves| tfg_shield| tfg_armor| tfg_helm| tfg_horse| tfg_boots |tfg_polearm,0,subfac_dol_amroth,fac_gondor,[itm_gondor_dolamroth_helm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night_of_dol_amroth</text:p>
          </table:table-cell>
          <table:table-cell table:style-name="ce6" office:value-type="string" calcext:value-type="string">
            <text:p>Knight_of_Dol_Amroth</text:p>
          </table:table-cell>
          <table:table-cell table:style-name="ce6" office:value-type="string" calcext:value-type="string">
            <text:p>Knights_of_Dol_Amroth</text:p>
          </table:table-cell>
          <table:table-cell table:style-name="ce12" office:value-type="string" calcext:value-type="string">
            <text:p>tf_gondor| tf_mounted| tfg_gloves| tfg_shield| tfg_armor| tfg_helm| tfg_horse| tfg_boots|tfg_polearm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dol_amroth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swan_knight_helm,</text:p>
          </table:table-cell>
          <table:table-cell table:style-name="ce18" office:value-type="string" calcext:value-type="string">
            <text:p>itm_dol_hauberk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dol_greaves,</text:p>
          </table:table-cell>
          <table:table-cell table:style-name="ce20" office:value-type="string" calcext:value-type="string">
            <text:p>itm_gondor_lance,itm_gondor_lance,itm_amroth_sword_b,itm_gondor_lance,itm_gondor_lance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dol_amroth_warhorse,</text:p>
          </table:table-cell>
          <table:table-cell table:style-name="ce29" office:value-type="string" calcext:value-type="string">
            <text:p>attr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riding_4|knows_shield_4|knows_power_strike_4|knows_ironflesh_4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3</text:p>
          </table:table-cell>
          <table:table-cell table:style-name="ce34"/>
          <table:table-cell table:style-name="ce7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[&quot;knight_of_dol_amroth&quot;,&quot;Knight_of_Dol_Amroth&quot;,&quot;Knights_of_Dol_Amroth&quot;,tf_gondor| tf_mounted| tfg_gloves| tfg_shield| tfg_armor| tfg_helm| tfg_horse| tfg_boots|tfg_polearm,0,subfac_dol_amroth,fac_gondor,[itm_swan_knight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knight_of_dol_amroth","Knight_of_Dol_Amroth","Knights_of_Dol_Amroth",tf_gondor| tf_mounted| tfg_gloves| tfg_shield| tfg_armor| tfg_helm| tfg_horse| tfg_boots|tfg_polearm,0,subfac_dol_amroth,fac_gondor,[itm_swan_knight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knight_of_dol_amroth</text:p>
          </table:table-cell>
          <table:table-cell table:style-name="ce6" office:value-type="string" calcext:value-type="string">
            <text:p>Veteran_Knight_of_Dol_Amroth</text:p>
          </table:table-cell>
          <table:table-cell table:style-name="ce6" office:value-type="string" calcext:value-type="string">
            <text:p>Veteran_Knights_of_Dol_Amroth</text:p>
          </table:table-cell>
          <table:table-cell table:style-name="ce12" office:value-type="string" calcext:value-type="string">
            <text:p>tf_gondor| tf_mounted| tfg_gloves| tfg_shield| tfg_armor| tfg_helm| tfg_horse| tfg_boots |tfg_polearm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dol_amroth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swan_knight_helm,</text:p>
          </table:table-cell>
          <table:table-cell table:style-name="ce18" office:value-type="string" calcext:value-type="string">
            <text:p>itm_dol_heavy_mail,itm_dol_heavy_mail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dol_greaves,</text:p>
          </table:table-cell>
          <table:table-cell table:style-name="ce18" office:value-type="string" calcext:value-type="string">
            <text:p>itm_gondor_lance,itm_gondor_lance,itm_amroth_sword_b,itm_gondor_lance,itm_gondor_lance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dol_amroth_warhorse,</text:p>
          </table:table-cell>
          <table:table-cell table:style-name="ce29" office:value-type="string" calcext:value-type="string">
            <text:p>attr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riding_5|knows_shield_4|knows_power_strike_5|knows_ironflesh_5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3</text:p>
          </table:table-cell>
          <table:table-cell table:style-name="ce34"/>
          <table:table-cell table:style-name="ce7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veteran_knight_of_dol_amroth&quot;,&quot;Veteran_Knight_of_Dol_Amroth&quot;,&quot;Veteran_Knights_of_Dol_Amroth&quot;,tf_gondor| tf_mounted| tfg_gloves| tfg_shield| tfg_armor| tfg_helm| tfg_horse| tfg_boots |tfg_polearm,0,subfac_dol_amroth,fac_gondor,[itm_swan_knight_helm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veteran_knight_of_dol_amroth","Veteran_Knight_of_Dol_Amroth","Veteran_Knights_of_Dol_Amroth",tf_gondor| tf_mounted| tfg_gloves| tfg_shield| tfg_armor| tfg_helm| tfg_horse| tfg_boots |tfg_polearm,0,subfac_dol_amroth,fac_gondor,[itm_swan_knight_helm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wan_knight_of_dol_amroth</text:p>
          </table:table-cell>
          <table:table-cell table:style-name="ce6" office:value-type="string" calcext:value-type="string">
            <text:p>Swan_Knight_of_Dol_Amroth</text:p>
          </table:table-cell>
          <table:table-cell table:style-name="ce6" office:value-type="string" calcext:value-type="string">
            <text:p>Swan_Knights_of_Dol_Amroth</text:p>
          </table:table-cell>
          <table:table-cell table:style-name="ce12" office:value-type="string" calcext:value-type="string">
            <text:p>tf_gondor| tf_mounted| tfg_gloves| tfg_shield| tfg_armor| tfg_helm| tfg_horse| tfg_boots |tfg_polearm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dol_amroth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swan_knight_helm,</text:p>
          </table:table-cell>
          <table:table-cell table:style-name="ce18" office:value-type="string" calcext:value-type="string">
            <text:p>itm_dol_very_heavy_mail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dol_greaves,</text:p>
          </table:table-cell>
          <table:table-cell table:style-name="ce20" office:value-type="string" calcext:value-type="string">
            <text:p>itm_amroth_lance_banner,itm_amroth_sword_b,</text:p>
          </table:table-cell>
          <table:table-cell table:style-name="ce20" office:value-type="string" calcext:value-type="string">
            <text:p>itm_gon_tab_shield_c,</text:p>
          </table:table-cell>
          <table:table-cell table:style-name="ce18" office:value-type="string" calcext:value-type="string">
            <text:p>itm_dol_amroth_warhorse2,</text:p>
          </table:table-cell>
          <table:table-cell table:style-name="ce29" office:value-type="string" calcext:value-type="string">
            <text:p>attr_tier_6</text:p>
          </table:table-cell>
          <table:table-cell table:style-name="ce29" office:value-type="string" calcext:value-type="string">
            <text:p>wp(360)</text:p>
          </table:table-cell>
          <table:table-cell table:style-name="ce29" office:value-type="string" calcext:value-type="string">
            <text:p>knows_common|knows_riding_8|knows_shield_4|knows_power_strike_8|knows_ironflesh_6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3</text:p>
          </table:table-cell>
          <table:table-cell table:style-name="ce34"/>
          <table:table-cell table:style-name="ce7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swan_knight_of_dol_amroth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swan_knight_of_dol_amroth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ol_amroth_leader</text:p>
          </table:table-cell>
          <table:table-cell table:style-name="ce6" office:value-type="string" calcext:value-type="string">
            <text:p>Captain_of_Dol_Amroth</text:p>
          </table:table-cell>
          <table:table-cell table:style-name="ce6" office:value-type="string" calcext:value-type="string">
            <text:p>Captains_of_Dol_Amroth</text:p>
          </table:table-cell>
          <table:table-cell table:style-name="ce12" office:value-type="string" calcext:value-type="string">
            <text:p>tf_gondor| tf_mounted| tfg_gloves| tfg_shield| tfg_armor| tfg_helm| tfg_horse| tfg_boots |tfg_polearm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dol_amroth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leader_helm,</text:p>
          </table:table-cell>
          <table:table-cell table:style-name="ce20" office:value-type="string" calcext:value-type="string">
            <text:p>itm_dol_very_heavy_mail,</text:p>
          </table:table-cell>
          <table:table-cell table:style-name="ce18" office:value-type="string" calcext:value-type="string">
            <text:p>itm_mail_mittens,</text:p>
          </table:table-cell>
          <table:table-cell table:style-name="ce20" office:value-type="string" calcext:value-type="string">
            <text:p>itm_dol_greaves,</text:p>
          </table:table-cell>
          <table:table-cell table:style-name="ce20" office:value-type="string" calcext:value-type="string">
            <text:p>itm_amroth_bastard,itm_amroth_lance_banner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dol_amroth_warhorse2,</text:p>
          </table:table-cell>
          <table:table-cell table:style-name="ce29" office:value-type="string" calcext:value-type="string">
            <text:p>attr_tier_6</text:p>
          </table:table-cell>
          <table:table-cell table:style-name="ce29" office:value-type="string" calcext:value-type="string">
            <text:p>wp_tier_6</text:p>
          </table:table-cell>
          <table:table-cell table:style-name="ce29" office:value-type="string" calcext:value-type="string">
            <text:p>knows_common|knows_riding_8|knows_shield_9|knows_power_strike_8|knows_ironflesh_10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3</text:p>
          </table:table-cell>
          <table:table-cell table:style-name="ce34"/>
          <table:table-cell table:style-name="ce7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dol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dol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Lothlorien</text:p>
          </table:table-cell>
          <table:table-cell table:style-name="ce7" table:number-columns-repeated="19"/>
          <table:table-cell table:style-name="ce7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office:value-type="string" office:string-value="#Lothlorien" calcext:value-type="string">
            <text:p>#Lothlorie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scout</text:p>
          </table:table-cell>
          <table:table-cell table:style-name="ce6" office:value-type="string" calcext:value-type="string">
            <text:p>Lothlorien_Scout</text:p>
          </table:table-cell>
          <table:table-cell table:style-name="ce6" office:value-type="string" calcext:value-type="string">
            <text:p>Lothlorien_Scouts</text:p>
          </table:table-cell>
          <table:table-cell table:style-name="ce12" office:value-type="string" calcext:value-type="string">
            <text:p>tf_lorien| tfg_range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/>
          <table:table-cell table:style-name="ce18" office:value-type="string" calcext:value-type="string">
            <text:p>itm_lorien_archer,</text:p>
          </table:table-cell>
          <table:table-cell table:style-name="ce18"/>
          <table:table-cell table:style-name="ce18" office:value-type="string" calcext:value-type="string">
            <text:p>itm_lorien_boots,</text:p>
          </table:table-cell>
          <table:table-cell table:style-name="ce18" office:value-type="string" calcext:value-type="string">
            <text:p>itm_short_bow,itm_elven_arrows,</text:p>
          </table:table-cell>
          <table:table-cell table:style-name="ce18" office:value-type="string" calcext:value-type="string">
            <text:p>itm_lorien_sword_b,</text:p>
          </table:table-cell>
          <table:table-cell table:style-name="ce18"/>
          <table:table-cell table:style-name="ce29" office:value-type="string" calcext:value-type="string">
            <text:p>attr_elf_tier_1</text:p>
          </table:table-cell>
          <table:table-cell table:style-name="ce29" office:value-type="string" calcext:value-type="string">
            <text:p>wp_elf_tier_1</text:p>
          </table:table-cell>
          <table:table-cell table:style-name="ce29" office:value-type="string" calcext:value-type="string">
            <text:p>knows_common|knows_power_draw_3|knows_power_strike_2|knows_ironflesh_1</text:p>
          </table:table-cell>
          <table:table-cell table:style-name="ce32" office:value-type="string" calcext:value-type="string">
            <text:p>lorien_elf_face_1</text:p>
          </table:table-cell>
          <table:table-cell table:style-name="ce32" office:value-type="string" calcext:value-type="string">
            <text:p>lorien_elf_face_2</text:p>
          </table:table-cell>
          <table:table-cell table:style-name="ce34"/>
          <table:table-cell table:style-name="ce7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[&quot;lothlorien_scout&quot;,&quot;Lothlorien_Scout&quot;,&quot;Lothlorien_Scouts&quot;,tf_lorien| tfg_ranged| tfg_armor| tfg_boots| tf_no_capture_alive,0,0,fac_lorien,[itm_lorien_archer,itm_lorien_boots,itm_short_bow,itm_elven_arrows,itm_lorien_sword_b,],attr_elf_tier_1,wp_elf_tier_1,knows_common|knows_power_draw_3|knows_power_strike_2|knows_ironflesh_1,lorien_elf_face_1,lorien_elf_face_2]," calcext:value-type="string">
            <text:p>["lothlorien_scout","Lothlorien_Scout","Lothlorien_Scouts",tf_lorien| tfg_ranged| tfg_armor| tfg_boots| tf_no_capture_alive,0,0,fac_lorien,[itm_lorien_archer,itm_lorien_boots,itm_short_bow,itm_elven_arrows,itm_lorien_sword_b,],attr_elf_tier_1,wp_elf_tier_1,knows_common|knows_power_draw_3|knows_power_strike_2|knows_ironflesh_1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veteran_scout</text:p>
          </table:table-cell>
          <table:table-cell table:style-name="ce6" office:value-type="string" calcext:value-type="string">
            <text:p>Lothlorien_Veteran_Scout</text:p>
          </table:table-cell>
          <table:table-cell table:style-name="ce6" office:value-type="string" calcext:value-type="string">
            <text:p>Lothlorien_Veteran_Scouts</text:p>
          </table:table-cell>
          <table:table-cell table:style-name="ce12" office:value-type="string" calcext:value-type="string">
            <text:p>tf_lorien| tfg_range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20" office:value-type="string" calcext:value-type="string">
            <text:p>itm_lorien_helm_a,</text:p>
          </table:table-cell>
          <table:table-cell table:style-name="ce20" office:value-type="string" calcext:value-type="string">
            <text:p>itm_lorien_archer,</text:p>
          </table:table-cell>
          <table:table-cell table:style-name="ce20"/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elven_bow,itm_elven_arrows,</text:p>
          </table:table-cell>
          <table:table-cell table:style-name="ce18" office:value-type="string" calcext:value-type="string">
            <text:p>itm_lorien_sword_b,</text:p>
          </table:table-cell>
          <table:table-cell table:style-name="ce18"/>
          <table:table-cell table:style-name="ce29" office:value-type="string" calcext:value-type="string">
            <text:p>attr_elf_tier_2</text:p>
          </table:table-cell>
          <table:table-cell table:style-name="ce29" office:value-type="string" calcext:value-type="string">
            <text:p>wp_elf_tier_2</text:p>
          </table:table-cell>
          <table:table-cell table:style-name="ce29" office:value-type="string" calcext:value-type="string">
            <text:p>knows_common|knows_athletics_4|knows_power_draw_4|knows_power_draw_4|knows_ironflesh_1</text:p>
          </table:table-cell>
          <table:table-cell table:style-name="ce32" office:value-type="string" calcext:value-type="string">
            <text:p>lorien_elf_face_1</text:p>
          </table:table-cell>
          <table:table-cell table:style-name="ce32" office:value-type="string" calcext:value-type="string">
            <text:p>lorien_elf_face_2</text:p>
          </table:table-cell>
          <table:table-cell table:style-name="ce34"/>
          <table:table-cell table:style-name="ce7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office:value-type="string" office:string-value="[&quot;lothlorien_veteran_scout&quot;,&quot;Lothlorien_Veteran_Scout&quot;,&quot;Lothlorien_Veteran_Scouts&quot;,tf_lorien| tfg_ranged| tfg_armor| tfg_helm| tfg_boots| tf_no_capture_alive,0,0,fac_lorien,[itm_lorien_helm_a,itm_lorien_archer,itm_lorien_boots,itm_elven_bow,itm_elven_arrows,itm_lorien_sword_b,],attr_elf_tier_2,wp_elf_tier_2,knows_common|knows_athletics_4|knows_power_draw_4|knows_power_draw_4|knows_ironflesh_1,lorien_elf_face_1,lorien_elf_face_2]," calcext:value-type="string">
            <text:p>["lothlorien_veteran_scout","Lothlorien_Veteran_Scout","Lothlorien_Veteran_Scouts",tf_lorien| tfg_ranged| tfg_armor| tfg_helm| tfg_boots| tf_no_capture_alive,0,0,fac_lorien,[itm_lorien_helm_a,itm_lorien_archer,itm_lorien_boots,itm_elven_bow,itm_elven_arrows,itm_lorien_sword_b,],attr_elf_tier_2,wp_elf_tier_2,knows_common|knows_athletics_4|knows_power_draw_4|knows_power_draw_4|knows_ironflesh_1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archer</text:p>
          </table:table-cell>
          <table:table-cell table:style-name="ce6" office:value-type="string" calcext:value-type="string">
            <text:p>Lothlorien_Archer</text:p>
          </table:table-cell>
          <table:table-cell table:style-name="ce6" office:value-type="string" calcext:value-type="string">
            <text:p>Lothlorien_Archers</text:p>
          </table:table-cell>
          <table:table-cell table:style-name="ce12" office:value-type="string" calcext:value-type="string">
            <text:p>tf_lorien| tfg_ranged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20" office:value-type="string" calcext:value-type="string">
            <text:p>itm_lorien_helm_a,</text:p>
          </table:table-cell>
          <table:table-cell table:style-name="ce18" office:value-type="string" calcext:value-type="string">
            <text:p>itm_lorien_armor_a,</text:p>
          </table:table-cell>
          <table:table-cell table:style-name="ce18"/>
          <table:table-cell table:style-name="ce18" office:value-type="string" calcext:value-type="string">
            <text:p>itm_lorien_boots,</text:p>
          </table:table-cell>
          <table:table-cell table:style-name="ce20" office:value-type="string" calcext:value-type="string">
            <text:p>itm_elven_bow,itm_elven_arrows,</text:p>
          </table:table-cell>
          <table:table-cell table:style-name="ce18" office:value-type="string" calcext:value-type="string">
            <text:p>itm_lorien_sword_b,</text:p>
          </table:table-cell>
          <table:table-cell table:style-name="ce18"/>
          <table:table-cell table:style-name="ce29" office:value-type="string" calcext:value-type="string">
            <text:p>attr_elf_tier_3</text:p>
          </table:table-cell>
          <table:table-cell table:style-name="ce29" office:value-type="string" calcext:value-type="string">
            <text:p>wp_elf_tier_3</text:p>
          </table:table-cell>
          <table:table-cell table:style-name="ce29" office:value-type="string" calcext:value-type="string">
            <text:p>knows_common|knows_athletics_5|knows_power_draw_4|knows_power_strike_3|knows_ironflesh_3</text:p>
          </table:table-cell>
          <table:table-cell table:style-name="ce32" office:value-type="string" calcext:value-type="string">
            <text:p>lorien_elf_face_1</text:p>
          </table:table-cell>
          <table:table-cell table:style-name="ce32" office:value-type="string" calcext:value-type="string">
            <text:p>lorien_elf_face_2</text:p>
          </table:table-cell>
          <table:table-cell table:style-name="ce34"/>
          <table:table-cell table:style-name="ce7"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 office:value-type="string" office:string-value="[&quot;lothlorien_archer&quot;,&quot;Lothlorien_Archer&quot;,&quot;Lothlorien_Archers&quot;,tf_lorien| tfg_ranged| tfg_shield| tfg_armor| tfg_helm| tfg_boots| tf_no_capture_alive,0,0,fac_lorien,[itm_lorien_helm_a,itm_lorien_armor_a,itm_lorien_boots,itm_elven_bow,itm_elven_arrows,itm_lorien_sword_b,],attr_elf_tier_3,wp_elf_tier_3,knows_common|knows_athletics_5|knows_power_draw_4|knows_power_strike_3|knows_ironflesh_3,lorien_elf_face_1,lorien_elf_face_2]," calcext:value-type="string">
            <text:p>["lothlorien_archer","Lothlorien_Archer","Lothlorien_Archers",tf_lorien| tfg_ranged| tfg_shield| tfg_armor| tfg_helm| tfg_boots| tf_no_capture_alive,0,0,fac_lorien,[itm_lorien_helm_a,itm_lorien_armor_a,itm_lorien_boots,itm_elven_bow,itm_elven_arrows,itm_lorien_sword_b,],attr_elf_tier_3,wp_elf_tier_3,knows_common|knows_athletics_5|knows_power_draw_4|knows_power_strike_3|knows_ironflesh_3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veteran_archer</text:p>
          </table:table-cell>
          <table:table-cell table:style-name="ce6" office:value-type="string" calcext:value-type="string">
            <text:p>Lothlorien_Veteran_Archer</text:p>
          </table:table-cell>
          <table:table-cell table:style-name="ce6" office:value-type="string" calcext:value-type="string">
            <text:p>Lothlorien_Veteran_Archers</text:p>
          </table:table-cell>
          <table:table-cell table:style-name="ce12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 office:value-type="string" calcext:value-type="string">
            <text:p>itm_lorien_helm_a,</text:p>
          </table:table-cell>
          <table:table-cell table:style-name="ce18" office:value-type="string" calcext:value-type="string">
            <text:p>itm_lorien_armor_e,</text:p>
          </table:table-cell>
          <table:table-cell table:style-name="ce18"/>
          <table:table-cell table:style-name="ce18" office:value-type="string" calcext:value-type="string">
            <text:p>itm_lorien_boots,</text:p>
          </table:table-cell>
          <table:table-cell table:style-name="ce18" office:value-type="string" calcext:value-type="string">
            <text:p>itm_lorien_bow,itm_elven_arrows,</text:p>
          </table:table-cell>
          <table:table-cell table:style-name="ce18" office:value-type="string" calcext:value-type="string">
            <text:p>itm_lorien_sword_b,</text:p>
          </table:table-cell>
          <table:table-cell table:style-name="ce18"/>
          <table:table-cell table:style-name="ce29" office:value-type="string" calcext:value-type="string">
            <text:p>attr_elf_tier_4</text:p>
          </table:table-cell>
          <table:table-cell table:style-name="ce29" office:value-type="string" calcext:value-type="string">
            <text:p>wp_elf_tier_4</text:p>
          </table:table-cell>
          <table:table-cell table:style-name="ce29" office:value-type="string" calcext:value-type="string">
            <text:p>knows_common|knows_athletics_6|knows_power_draw_5|knows_power_strike_3|knows_ironflesh_4</text:p>
          </table:table-cell>
          <table:table-cell table:style-name="ce32" office:value-type="string" calcext:value-type="string">
            <text:p>lorien_elf_face_1</text:p>
          </table:table-cell>
          <table:table-cell table:style-name="ce32" office:value-type="string" calcext:value-type="string">
            <text:p>lorien_elf_face_2</text:p>
          </table:table-cell>
          <table:table-cell table:style-name="ce34"/>
          <table:table-cell table:style-name="ce7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[&quot;lothlorien_veteran_archer&quot;,&quot;Lothlorien_Veteran_Archer&quot;,&quot;Lothlorien_Veteran_Archers&quot;,tf_lorien| tfg_ranged| tfg_gloves| tfg_shield| tfg_armor| tfg_helm| tfg_boots| tf_no_capture_alive,0,0,fac_lorien,[itm_lorien_helm_a,itm_lorien_armor_e,itm_lorien_boots,itm_lorien_bow,itm_elven_arrows,itm_lorien_sword_b,],attr_elf_tier_4,wp_elf_tier_4,knows_common|knows_athletics_6|knows_power_draw_5|knows_power_strike_3|knows_ironflesh_4,lorien_elf_face_1,lorien_elf_face_2]," calcext:value-type="string">
            <text:p>["lothlorien_veteran_archer","Lothlorien_Veteran_Archer","Lothlorien_Veteran_Archers",tf_lorien| tfg_ranged| tfg_gloves| tfg_shield| tfg_armor| tfg_helm| tfg_boots| tf_no_capture_alive,0,0,fac_lorien,[itm_lorien_helm_a,itm_lorien_armor_e,itm_lorien_boots,itm_lorien_bow,itm_elven_arrows,itm_lorien_sword_b,],attr_elf_tier_4,wp_elf_tier_4,knows_common|knows_athletics_6|knows_power_draw_5|knows_power_strike_3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master_archer</text:p>
          </table:table-cell>
          <table:table-cell table:style-name="ce6" office:value-type="string" calcext:value-type="string">
            <text:p>Lothlorien_Master_Archer</text:p>
          </table:table-cell>
          <table:table-cell table:style-name="ce6" office:value-type="string" calcext:value-type="string">
            <text:p>Lothlorien_Master_Archers</text:p>
          </table:table-cell>
          <table:table-cell table:style-name="ce12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 office:value-type="string" calcext:value-type="string">
            <text:p>itm_lorien_helm_b,</text:p>
          </table:table-cell>
          <table:table-cell table:style-name="ce18" office:value-type="string" calcext:value-type="string">
            <text:p>itm_lorien_armor_e,</text:p>
          </table:table-cell>
          <table:table-cell table:style-name="ce20"/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lorien_bow,itm_elven_arrows,</text:p>
          </table:table-cell>
          <table:table-cell table:style-name="ce20" office:value-type="string" calcext:value-type="string">
            <text:p>itm_lorien_sword_b,itm_lorien_round_shield,</text:p>
          </table:table-cell>
          <table:table-cell table:style-name="ce18"/>
          <table:table-cell table:style-name="ce29" office:value-type="string" calcext:value-type="string">
            <text:p>attr_elf_tier_5</text:p>
          </table:table-cell>
          <table:table-cell table:style-name="ce29" office:value-type="string" calcext:value-type="string">
            <text:p>wp_elf_tier_5</text:p>
          </table:table-cell>
          <table:table-cell table:style-name="ce29" office:value-type="string" calcext:value-type="string">
            <text:p>knows_common|knows_athletics_7|knows_power_draw_6|knows_power_strike_4|knows_ironflesh_4</text:p>
          </table:table-cell>
          <table:table-cell table:style-name="ce32" office:value-type="string" calcext:value-type="string">
            <text:p>lorien_elf_face_1</text:p>
          </table:table-cell>
          <table:table-cell table:style-name="ce32" office:value-type="string" calcext:value-type="string">
            <text:p>lorien_elf_face_2</text:p>
          </table:table-cell>
          <table:table-cell table:style-name="ce34"/>
          <table:table-cell table:style-name="ce7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lothlorien_master_archer&quot;,&quot;Lothlorien_Master_Archer&quot;,&quot;Lothlorien_Master_Archers&quot;,tf_lorien| tfg_ranged| tfg_gloves| tfg_shield| tfg_armor| tfg_helm| tfg_boots| tf_no_capture_alive,0,0,fac_lorien,[itm_lorien_helm_b,itm_lorien_armor_e,itm_lorien_boots,itm_lorien_bow,itm_elven_arrows,itm_lorien_sword_b,itm_lorien_round_shield,],attr_elf_tier_5,wp_elf_tier_5,knows_common|knows_athletics_7|knows_power_draw_6|knows_power_strike_4|knows_ironflesh_4,lorien_elf_face_1,lorien_elf_face_2]," calcext:value-type="string">
            <text:p>["lothlorien_master_archer","Lothlorien_Master_Archer","Lothlorien_Master_Archers",tf_lorien| tfg_ranged| tfg_gloves| tfg_shield| tfg_armor| tfg_helm| tfg_boots| tf_no_capture_alive,0,0,fac_lorien,[itm_lorien_helm_b,itm_lorien_armor_e,itm_lorien_boots,itm_lorien_bow,itm_elven_arrows,itm_lorien_sword_b,itm_lorien_round_shield,],attr_elf_tier_5,wp_elf_tier_5,knows_common|knows_athletics_7|knows_power_draw_6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aladhrim_royal_archer</text:p>
          </table:table-cell>
          <table:table-cell table:style-name="ce6" office:value-type="string" calcext:value-type="string">
            <text:p>Galadhrim_Royal_Archer</text:p>
          </table:table-cell>
          <table:table-cell table:style-name="ce6" office:value-type="string" calcext:value-type="string">
            <text:p>Galadhrim_Royal_Archers</text:p>
          </table:table-cell>
          <table:table-cell table:style-name="ce12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20" office:value-type="string" calcext:value-type="string">
            <text:p>itm_lorien_helm_b,</text:p>
          </table:table-cell>
          <table:table-cell table:style-name="ce20" office:value-type="string" calcext:value-type="string">
            <text:p>itm_lorien_armor_c,</text:p>
          </table:table-cell>
          <table:table-cell table:style-name="ce18"/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lorien_bow,itm_elven_arrows,</text:p>
          </table:table-cell>
          <table:table-cell table:style-name="ce18" office:value-type="string" calcext:value-type="string">
            <text:p>itm_lorien_sword_b,itm_lorien_round_shield,</text:p>
          </table:table-cell>
          <table:table-cell table:style-name="ce18"/>
          <table:table-cell table:style-name="ce29" office:value-type="string" calcext:value-type="string">
            <text:p>attr_elf_tier_6</text:p>
          </table:table-cell>
          <table:table-cell table:style-name="ce29" office:value-type="string" calcext:value-type="string">
            <text:p>wp_elf_tier_6</text:p>
          </table:table-cell>
          <table:table-cell table:style-name="ce29" office:value-type="string" calcext:value-type="string">
            <text:p>knows_common|knows_athletics_8|knows_power_draw_7|knows_power_strike_4|knows_ironflesh_4</text:p>
          </table:table-cell>
          <table:table-cell table:style-name="ce32" office:value-type="string" calcext:value-type="string">
            <text:p>lorien_elf_face_1</text:p>
          </table:table-cell>
          <table:table-cell table:style-name="ce32" office:value-type="string" calcext:value-type="string">
            <text:p>lorien_elf_face_2</text:p>
          </table:table-cell>
          <table:table-cell table:style-name="ce34"/>
          <table:table-cell table:style-name="ce7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galadhrim_royal_archer&quot;,&quot;Galadhrim_Royal_Archer&quot;,&quot;Galadhrim_Royal_Archers&quot;,tf_lorien| tfg_ranged| tfg_gloves| tfg_shield| tfg_armor| tfg_helm| tfg_boots| tf_no_capture_alive,0,0,fac_lorien,[itm_lorien_helm_b,itm_lorien_armor_c,itm_lorien_boots,itm_lorien_bow,itm_elven_arrows,itm_lorien_sword_b,itm_lorien_round_shield,],attr_elf_tier_6,wp_elf_tier_6,knows_common|knows_athletics_8|knows_power_draw_7|knows_power_strike_4|knows_ironflesh_4,lorien_elf_face_1,lorien_elf_face_2]," calcext:value-type="string">
            <text:p>["galadhrim_royal_archer","Galadhrim_Royal_Archer","Galadhrim_Royal_Archers",tf_lorien| tfg_ranged| tfg_gloves| tfg_shield| tfg_armor| tfg_helm| tfg_boots| tf_no_capture_alive,0,0,fac_lorien,[itm_lorien_helm_b,itm_lorien_armor_c,itm_lorien_boots,itm_lorien_bow,itm_elven_arrows,itm_lorien_sword_b,itm_lorien_round_shield,],attr_elf_tier_6,wp_elf_tier_6,knows_common|knows_athletics_8|knows_power_draw_7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aladhrim_royal_marksman</text:p>
          </table:table-cell>
          <table:table-cell table:style-name="ce6" office:value-type="string" calcext:value-type="string">
            <text:p>Galadhrim_Royal_Marksman</text:p>
          </table:table-cell>
          <table:table-cell table:style-name="ce6" office:value-type="string" calcext:value-type="string">
            <text:p>Galadhrim_Royal_Marksmen</text:p>
          </table:table-cell>
          <table:table-cell table:style-name="ce12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20" office:value-type="string" calcext:value-type="string">
            <text:p>itm_lorien_helm_b,</text:p>
          </table:table-cell>
          <table:table-cell table:style-name="ce20" office:value-type="string" calcext:value-type="string">
            <text:p>itm_lorien_armor_f,</text:p>
          </table:table-cell>
          <table:table-cell table:style-name="ce20"/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lorien_bow,itm_elven_arrows,</text:p>
          </table:table-cell>
          <table:table-cell table:style-name="ce18" office:value-type="string" calcext:value-type="string">
            <text:p>itm_lorien_sword_b,itm_lorien_shield_c,</text:p>
          </table:table-cell>
          <table:table-cell table:style-name="ce18"/>
          <table:table-cell table:style-name="ce29" office:value-type="string" calcext:value-type="string">
            <text:p>attr_elf_tier_6</text:p>
          </table:table-cell>
          <table:table-cell table:style-name="ce29" office:value-type="string" calcext:value-type="string">
            <text:p>wp_elf_tier_6</text:p>
          </table:table-cell>
          <table:table-cell table:style-name="ce29" office:value-type="string" calcext:value-type="string">
            <text:p>knows_common|knows_athletics_7|knows_shield_1|knows_power_draw_6|knows_power_strike_4|knows_ironflesh_4</text:p>
          </table:table-cell>
          <table:table-cell table:style-name="ce32" office:value-type="string" calcext:value-type="string">
            <text:p>lorien_elf_face_1</text:p>
          </table:table-cell>
          <table:table-cell table:style-name="ce32" office:value-type="string" calcext:value-type="string">
            <text:p>lorien_elf_face_2</text:p>
          </table:table-cell>
          <table:table-cell table:style-name="ce34"/>
          <table:table-cell table:style-name="ce7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armor_f,itm_lorien_boots,itm_lorien_bow,itm_elven_arrows,itm_lorien_sword_b,itm_lorien_shield_c,],attr_elf_tier_6,wp_elf_tier_6,knows_common|knows_athletics_7|knows_shield_1|knows_power_draw_6|knows_power_strike_4|knows_ironflesh_4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armor_f,itm_lorien_boots,itm_lorien_bow,itm_elven_arrows,itm_lorien_sword_b,itm_lorien_shield_c,],attr_elf_tier_6,wp_elf_tier_6,knows_common|knows_athletics_7|knows_shield_1|knows_power_draw_6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noldorin_mounted_archer</text:p>
          </table:table-cell>
          <table:table-cell table:style-name="ce6" office:value-type="string" calcext:value-type="string">
            <text:p>Noldorin_Mounted_Archer</text:p>
          </table:table-cell>
          <table:table-cell table:style-name="ce6" office:value-type="string" calcext:value-type="string">
            <text:p>Noldorin_Mounted_Archers</text:p>
          </table:table-cell>
          <table:table-cell table:style-name="ce12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20" office:value-type="string" calcext:value-type="string">
            <text:p>itm_lorien_helm_b,</text:p>
          </table:table-cell>
          <table:table-cell table:style-name="ce18" office:value-type="string" calcext:value-type="string">
            <text:p>itm_lorien_armor_c,</text:p>
          </table:table-cell>
          <table:table-cell table:style-name="ce18"/>
          <table:table-cell table:style-name="ce18" office:value-type="string" calcext:value-type="string">
            <text:p>itm_lorien_boots,</text:p>
          </table:table-cell>
          <table:table-cell table:style-name="ce20" office:value-type="string" calcext:value-type="string">
            <text:p>itm_lorien_bow_reward,itm_elven_arrows,</text:p>
          </table:table-cell>
          <table:table-cell table:style-name="ce18" office:value-type="string" calcext:value-type="string">
            <text:p>itm_lorien_sword_a,itm_lorien_round_shield,</text:p>
          </table:table-cell>
          <table:table-cell table:style-name="ce18" office:value-type="string" calcext:value-type="string">
            <text:p>itm_lorien_warhorse,</text:p>
          </table:table-cell>
          <table:table-cell table:style-name="ce29" office:value-type="string" calcext:value-type="string">
            <text:p>attr_elf_tier_6</text:p>
          </table:table-cell>
          <table:table-cell table:style-name="ce29" office:value-type="string" calcext:value-type="string">
            <text:p>wp_elf_tier_6</text:p>
          </table:table-cell>
          <table:table-cell table:style-name="ce29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32" office:value-type="string" calcext:value-type="string">
            <text:p>lorien_elf_face_1</text:p>
          </table:table-cell>
          <table:table-cell table:style-name="ce32" office:value-type="string" calcext:value-type="string">
            <text:p>lorien_elf_face_2</text:p>
          </table:table-cell>
          <table:table-cell table:style-name="ce34"/>
          <table:table-cell table:style-name="ce7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armor_c,itm_lorien_boots,itm_lorien_bow_reward,itm_elven_arrows,itm_lorien_sword_a,itm_lorien_round_shield,itm_lorien_warhorse,],attr_elf_tier_6,wp_elf_tier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armor_c,itm_lorien_boots,itm_lorien_bow_reward,itm_elven_arrows,itm_lorien_sword_a,itm_lorien_round_shield,itm_lorien_warhorse,],attr_elf_tier_6,wp_elf_tier_6,knows_common|knows_horse_archery_7|knows_riding_7|knows_athletics_5|knows_power_draw_5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infantry</text:p>
          </table:table-cell>
          <table:table-cell table:number-columns-repeated="2" table:style-name="ce6" office:value-type="string" calcext:value-type="string">
            <text:p>Lothlorien_Infantry</text:p>
          </table:table-cell>
          <table:table-cell table:style-name="ce12" office:value-type="string" calcext:value-type="string">
            <text:p>tf_lorien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 office:value-type="string" calcext:value-type="string">
            <text:p>itm_lorien_helm_c,</text:p>
          </table:table-cell>
          <table:table-cell table:style-name="ce18" office:value-type="string" calcext:value-type="string">
            <text:p>itm_lorien_armor_a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orien_boots,</text:p>
          </table:table-cell>
          <table:table-cell table:style-name="ce18" office:value-type="string" calcext:value-type="string">
            <text:p>itm_lorien_sword_a,</text:p>
          </table:table-cell>
          <table:table-cell table:style-name="ce18" office:value-type="string" calcext:value-type="string">
            <text:p>itm_lorien_shield_c,</text:p>
          </table:table-cell>
          <table:table-cell table:style-name="ce18"/>
          <table:table-cell table:style-name="ce29" office:value-type="string" calcext:value-type="string">
            <text:p>attr_elf_tier_1</text:p>
          </table:table-cell>
          <table:table-cell table:style-name="ce29" office:value-type="string" calcext:value-type="string">
            <text:p>wp_elf_tier_1</text:p>
          </table:table-cell>
          <table:table-cell table:style-name="ce29" office:value-type="string" calcext:value-type="string">
            <text:p>knows_common|knows_athletics_4|knows_power_draw_4|knows_power_strike_2|knows_ironflesh_3</text:p>
          </table:table-cell>
          <table:table-cell table:style-name="ce32" office:value-type="string" calcext:value-type="string">
            <text:p>lorien_elf_face_1</text:p>
          </table:table-cell>
          <table:table-cell table:style-name="ce32" office:value-type="string" calcext:value-type="string">
            <text:p>lorien_elf_face_2</text:p>
          </table:table-cell>
          <table:table-cell table:style-name="ce34"/>
          <table:table-cell table:style-name="ce7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lothlorien_infantry&quot;,&quot;Lothlorien_Infantry&quot;,&quot;Lothlorien_Infantry&quot;,tf_lorien| tfg_shield| tfg_armor| tfg_helm| tfg_boots| tf_no_capture_alive,0,0,fac_lorien,[itm_lorien_helm_c,itm_lorien_armor_a,itm_leather_gloves,itm_lorien_boots,itm_lorien_sword_a,itm_lorien_shield_c,],attr_elf_tier_1,wp_elf_tier_1,knows_common|knows_athletics_4|knows_power_draw_4|knows_power_strike_2|knows_ironflesh_3,lorien_elf_face_1,lorien_elf_face_2]," calcext:value-type="string">
            <text:p>["lothlorien_infantry","Lothlorien_Infantry","Lothlorien_Infantry",tf_lorien| tfg_shield| tfg_armor| tfg_helm| tfg_boots| tf_no_capture_alive,0,0,fac_lorien,[itm_lorien_helm_c,itm_lorien_armor_a,itm_leather_gloves,itm_lorien_boots,itm_lorien_sword_a,itm_lorien_shield_c,],attr_elf_tier_1,wp_elf_tier_1,knows_common|knows_athletics_4|knows_power_draw_4|knows_power_strike_2|knows_ironflesh_3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veteran_infantry</text:p>
          </table:table-cell>
          <table:table-cell table:number-columns-repeated="2" table:style-name="ce6" office:value-type="string" calcext:value-type="string">
            <text:p>Lothlorien_Veteran_Infantry</text:p>
          </table:table-cell>
          <table:table-cell table:style-name="ce12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 office:value-type="string" calcext:value-type="string">
            <text:p>itm_lorien_helm_c,</text:p>
          </table:table-cell>
          <table:table-cell table:style-name="ce18" office:value-type="string" calcext:value-type="string">
            <text:p>itm_lorien_armor_a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lorien_sword_a,</text:p>
          </table:table-cell>
          <table:table-cell table:style-name="ce18" office:value-type="string" calcext:value-type="string">
            <text:p>itm_lorien_shield_c,</text:p>
          </table:table-cell>
          <table:table-cell table:style-name="ce18"/>
          <table:table-cell table:style-name="ce29" office:value-type="string" calcext:value-type="string">
            <text:p>attr_elf_tier_2</text:p>
          </table:table-cell>
          <table:table-cell table:style-name="ce29" office:value-type="string" calcext:value-type="string">
            <text:p>wp_elf_tier_2</text:p>
          </table:table-cell>
          <table:table-cell table:style-name="ce29" office:value-type="string" calcext:value-type="string">
            <text:p>knows_common|knows_athletics_5|knows_power_draw_3|knows_power_strike_3|knows_ironflesh_4</text:p>
          </table:table-cell>
          <table:table-cell table:style-name="ce32" office:value-type="string" calcext:value-type="string">
            <text:p>lorien_elf_face_1</text:p>
          </table:table-cell>
          <table:table-cell table:style-name="ce32" office:value-type="string" calcext:value-type="string">
            <text:p>lorien_elf_face_2</text:p>
          </table:table-cell>
          <table:table-cell table:style-name="ce34"/>
          <table:table-cell table:style-name="ce7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lothlorien_veteran_infantry&quot;,&quot;Lothlorien_Veteran_Infantry&quot;,&quot;Lothlorien_Veteran_Infantry&quot;,tf_lorien| tfg_gloves| tfg_shield| tfg_armor| tfg_helm| tfg_boots| tf_no_capture_alive,0,0,fac_lorien,[itm_lorien_helm_c,itm_lorien_armor_a,itm_mail_mittens,itm_lorien_boots,itm_lorien_sword_a,itm_lorien_shield_c,],attr_elf_tier_2,wp_elf_tier_2,knows_common|knows_athletics_5|knows_power_draw_3|knows_power_strike_3|knows_ironflesh_4,lorien_elf_face_1,lorien_elf_face_2]," calcext:value-type="string">
            <text:p>["lothlorien_veteran_infantry","Lothlorien_Veteran_Infantry","Lothlorien_Veteran_Infantry",tf_lorien| tfg_gloves| tfg_shield| tfg_armor| tfg_helm| tfg_boots| tf_no_capture_alive,0,0,fac_lorien,[itm_lorien_helm_c,itm_lorien_armor_a,itm_mail_mittens,itm_lorien_boots,itm_lorien_sword_a,itm_lorien_shield_c,],attr_elf_tier_2,wp_elf_tier_2,knows_common|knows_athletics_5|knows_power_draw_3|knows_power_strike_3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elite_infantry</text:p>
          </table:table-cell>
          <table:table-cell table:number-columns-repeated="2" table:style-name="ce6" office:value-type="string" calcext:value-type="string">
            <text:p>Lothlorien_Elite_Infantry</text:p>
          </table:table-cell>
          <table:table-cell table:style-name="ce12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20" office:value-type="string" calcext:value-type="string">
            <text:p>itm_lorien_helm_c,</text:p>
          </table:table-cell>
          <table:table-cell table:style-name="ce20" office:value-type="string" calcext:value-type="string">
            <text:p>itm_lorien_armor_b,</text:p>
          </table:table-cell>
          <table:table-cell table:style-name="ce18" office:value-type="string" calcext:value-type="string">
            <text:p>itm_mail_mittens,</text:p>
          </table:table-cell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lorien_sword_a,</text:p>
          </table:table-cell>
          <table:table-cell table:style-name="ce18" office:value-type="string" calcext:value-type="string">
            <text:p>itm_lorien_shield_b,</text:p>
          </table:table-cell>
          <table:table-cell table:style-name="ce18"/>
          <table:table-cell table:style-name="ce29" office:value-type="string" calcext:value-type="string">
            <text:p>attr_elf_tier_4</text:p>
          </table:table-cell>
          <table:table-cell table:style-name="ce29" office:value-type="string" calcext:value-type="string">
            <text:p>wp_elf_tier_5</text:p>
          </table:table-cell>
          <table:table-cell table:style-name="ce29" office:value-type="string" calcext:value-type="string">
            <text:p>knows_common|knows_athletics_5|knows_power_draw_3|knows_power_strike_5|knows_ironflesh_4</text:p>
          </table:table-cell>
          <table:table-cell table:style-name="ce32" office:value-type="string" calcext:value-type="string">
            <text:p>lorien_elf_face_1</text:p>
          </table:table-cell>
          <table:table-cell table:style-name="ce32" office:value-type="string" calcext:value-type="string">
            <text:p>lorien_elf_face_2</text:p>
          </table:table-cell>
          <table:table-cell table:style-name="ce34"/>
          <table:table-cell table:style-name="ce7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lothlorien_elite_infantry&quot;,&quot;Lothlorien_Elite_Infantry&quot;,&quot;Lothlorien_Elite_Infantry&quot;,tf_lorien| tfg_gloves| tfg_shield| tfg_armor| tfg_helm| tfg_boots| tf_no_capture_alive,0,0,fac_lorien,[itm_lorien_helm_c,itm_lorien_armor_b,itm_mail_mittens,itm_lorien_boots,itm_lorien_sword_a,itm_lorien_shield_b,],attr_elf_tier_4,wp_elf_tier_5,knows_common|knows_athletics_5|knows_power_draw_3|knows_power_strike_5|knows_ironflesh_4,lorien_elf_face_1,lorien_elf_face_2]," calcext:value-type="string">
            <text:p>["lothlorien_elite_infantry","Lothlorien_Elite_Infantry","Lothlorien_Elite_Infantry",tf_lorien| tfg_gloves| tfg_shield| tfg_armor| tfg_helm| tfg_boots| tf_no_capture_alive,0,0,fac_lorien,[itm_lorien_helm_c,itm_lorien_armor_b,itm_mail_mittens,itm_lorien_boots,itm_lorien_sword_a,itm_lorien_shield_b,],attr_elf_tier_4,wp_elf_tier_5,knows_common|knows_athletics_5|knows_power_draw_3|knows_power_strike_5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aladhrim_royal_swordsman</text:p>
          </table:table-cell>
          <table:table-cell table:style-name="ce6" office:value-type="string" calcext:value-type="string">
            <text:p>Galadhrim_Royal_Swordsman</text:p>
          </table:table-cell>
          <table:table-cell table:style-name="ce6" office:value-type="string" calcext:value-type="string">
            <text:p>Galadhrim_Royal_Swordsmen</text:p>
          </table:table-cell>
          <table:table-cell table:style-name="ce12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 office:value-type="string" calcext:value-type="string">
            <text:p>itm_lorien_helm_c,</text:p>
          </table:table-cell>
          <table:table-cell table:style-name="ce18" office:value-type="string" calcext:value-type="string">
            <text:p>itm_lorien_armor_d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lorien_boots,</text:p>
          </table:table-cell>
          <table:table-cell table:style-name="ce18" office:value-type="string" calcext:value-type="string">
            <text:p>itm_lorien_sword_a,</text:p>
          </table:table-cell>
          <table:table-cell table:style-name="ce18" office:value-type="string" calcext:value-type="string">
            <text:p>itm_lorien_shield_b,</text:p>
          </table:table-cell>
          <table:table-cell table:style-name="ce18"/>
          <table:table-cell table:style-name="ce29" office:value-type="string" calcext:value-type="string">
            <text:p>attr_elf_tier_5</text:p>
          </table:table-cell>
          <table:table-cell table:style-name="ce29" office:value-type="string" calcext:value-type="string">
            <text:p>wp_melee(500)</text:p>
          </table:table-cell>
          <table:table-cell table:style-name="ce29" office:value-type="string" calcext:value-type="string">
            <text:p>knows_common|knows_athletics_5|knows_power_draw_6|knows_power_strike_8|knows_ironflesh_4</text:p>
          </table:table-cell>
          <table:table-cell table:style-name="ce32" office:value-type="string" calcext:value-type="string">
            <text:p>lorien_elf_face_1</text:p>
          </table:table-cell>
          <table:table-cell table:style-name="ce32" office:value-type="string" calcext:value-type="string">
            <text:p>lorien_elf_face_2</text:p>
          </table:table-cell>
          <table:table-cell table:style-name="ce34"/>
          <table:table-cell table:style-name="ce7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galadhrim_royal_swordsman&quot;,&quot;Galadhrim_Royal_Swordsman&quot;,&quot;Galadhrim_Royal_Swordsmen&quot;,tf_lorien| tfg_gloves| tfg_shield| tfg_armor| tfg_helm| tfg_boots| tf_no_capture_alive,0,0,fac_lorien,[itm_lorien_helm_c,itm_lorien_armor_d,itm_mail_mittens,itm_lorien_boots,itm_lorien_sword_a,itm_lorien_shield_b,],attr_elf_tier_5,wp_melee(500),knows_common|knows_athletics_5|knows_power_draw_6|knows_power_strike_8|knows_ironflesh_4,lorien_elf_face_1,lorien_elf_face_2]," calcext:value-type="string">
            <text:p>["galadhrim_royal_swordsman","Galadhrim_Royal_Swordsman","Galadhrim_Royal_Swordsmen",tf_lorien| tfg_gloves| tfg_shield| tfg_armor| tfg_helm| tfg_boots| tf_no_capture_alive,0,0,fac_lorien,[itm_lorien_helm_c,itm_lorien_armor_d,itm_mail_mittens,itm_lorien_boots,itm_lorien_sword_a,itm_lorien_shield_b,],attr_elf_tier_5,wp_melee(500),knows_common|knows_athletics_5|knows_power_draw_6|knows_power_strike_8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warden</text:p>
          </table:table-cell>
          <table:table-cell table:style-name="ce6" office:value-type="string" calcext:value-type="string">
            <text:p>Lothlorien_Warden</text:p>
          </table:table-cell>
          <table:table-cell table:style-name="ce6" office:value-type="string" calcext:value-type="string">
            <text:p>Lothlorien_Wardens</text:p>
          </table:table-cell>
          <table:table-cell table:style-name="ce12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 office:value-type="string" calcext:value-type="string">
            <text:p>itm_lorien_helm_b,</text:p>
          </table:table-cell>
          <table:table-cell table:style-name="ce18" office:value-type="string" calcext:value-type="string">
            <text:p>itm_lorien_armor_e,</text:p>
          </table:table-cell>
          <table:table-cell table:style-name="ce20"/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elven_bow,itm_elven_arrows,</text:p>
          </table:table-cell>
          <table:table-cell table:style-name="ce20" office:value-type="string" calcext:value-type="string">
            <text:p>itm_lorien_sword_c,</text:p>
          </table:table-cell>
          <table:table-cell table:style-name="ce18"/>
          <table:table-cell table:style-name="ce29" office:value-type="string" calcext:value-type="string">
            <text:p>attr_elf_tier_2</text:p>
          </table:table-cell>
          <table:table-cell table:style-name="ce29" office:value-type="string" calcext:value-type="string">
            <text:p>wp_elf_tier_2</text:p>
          </table:table-cell>
          <table:table-cell table:style-name="ce29" office:value-type="string" calcext:value-type="string">
            <text:p>knows_common|knows_athletics_6|knows_power_draw_5|knows_power_strike_4|knows_ironflesh_4</text:p>
          </table:table-cell>
          <table:table-cell table:style-name="ce32" office:value-type="string" calcext:value-type="string">
            <text:p>lorien_elf_face_1</text:p>
          </table:table-cell>
          <table:table-cell table:style-name="ce32" office:value-type="string" calcext:value-type="string">
            <text:p>lorien_elf_face_2</text:p>
          </table:table-cell>
          <table:table-cell table:style-name="ce34"/>
          <table:table-cell table:style-name="ce7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lothlorien_warden&quot;,&quot;Lothlorien_Warden&quot;,&quot;Lothlorien_Wardens&quot;,tf_lorien| tfg_ranged| tfg_gloves| tfg_shield| tfg_armor| tfg_boots| tf_no_capture_alive,0,0,fac_lorien,[itm_lorien_helm_b,itm_lorien_armor_e,itm_lorien_boots,itm_elven_bow,itm_elven_arrows,itm_lorien_sword_c,],attr_elf_tier_2,wp_elf_tier_2,knows_common|knows_athletics_6|knows_power_draw_5|knows_power_strike_4|knows_ironflesh_4,lorien_elf_face_1,lorien_elf_face_2]," calcext:value-type="string">
            <text:p>["lothlorien_warden","Lothlorien_Warden","Lothlorien_Wardens",tf_lorien| tfg_ranged| tfg_gloves| tfg_shield| tfg_armor| tfg_boots| tf_no_capture_alive,0,0,fac_lorien,[itm_lorien_helm_b,itm_lorien_armor_e,itm_lorien_boots,itm_elven_bow,itm_elven_arrows,itm_lorien_sword_c,],attr_elf_tier_2,wp_elf_tier_2,knows_common|knows_athletics_6|knows_power_draw_5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veteran_warden</text:p>
          </table:table-cell>
          <table:table-cell table:style-name="ce6" office:value-type="string" calcext:value-type="string">
            <text:p>Lothlorien_Veteran_Warden</text:p>
          </table:table-cell>
          <table:table-cell table:style-name="ce6" office:value-type="string" calcext:value-type="string">
            <text:p>Lothlorien_Veteran_Wardens</text:p>
          </table:table-cell>
          <table:table-cell table:style-name="ce12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20" office:value-type="string" calcext:value-type="string">
            <text:p>itm_lorien_helm_b,</text:p>
          </table:table-cell>
          <table:table-cell table:style-name="ce20" office:value-type="string" calcext:value-type="string">
            <text:p>itm_lorien_armor_e,</text:p>
          </table:table-cell>
          <table:table-cell table:style-name="ce18"/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elven_bow,itm_elven_arrows,</text:p>
          </table:table-cell>
          <table:table-cell table:style-name="ce20" office:value-type="string" calcext:value-type="string">
            <text:p>itm_lorien_sword_c,</text:p>
          </table:table-cell>
          <table:table-cell table:style-name="ce18"/>
          <table:table-cell table:style-name="ce29" office:value-type="string" calcext:value-type="string">
            <text:p>attr_elf_tier_4</text:p>
          </table:table-cell>
          <table:table-cell table:style-name="ce29" office:value-type="string" calcext:value-type="string">
            <text:p>wp_elf_tier_4</text:p>
          </table:table-cell>
          <table:table-cell table:style-name="ce29" office:value-type="string" calcext:value-type="string">
            <text:p>knows_common|knows_athletics_7|knows_power_draw_5|knows_power_strike_4|knows_ironflesh_4</text:p>
          </table:table-cell>
          <table:table-cell table:style-name="ce32" office:value-type="string" calcext:value-type="string">
            <text:p>lorien_elf_face_1</text:p>
          </table:table-cell>
          <table:table-cell table:style-name="ce32" office:value-type="string" calcext:value-type="string">
            <text:p>lorien_elf_face_2</text:p>
          </table:table-cell>
          <table:table-cell table:style-name="ce34"/>
          <table:table-cell table:style-name="ce7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lothlorien_veteran_warden&quot;,&quot;Lothlorien_Veteran_Warden&quot;,&quot;Lothlorien_Veteran_Wardens&quot;,tf_lorien| tfg_ranged| tfg_gloves| tfg_shield| tfg_armor| tfg_boots| tf_no_capture_alive,0,0,fac_lorien,[itm_lorien_helm_b,itm_lorien_armor_e,itm_lorien_boots,itm_elven_bow,itm_elven_arrows,itm_lorien_sword_c,],attr_elf_tier_4,wp_elf_tier_4,knows_common|knows_athletics_7|knows_power_draw_5|knows_power_strike_4|knows_ironflesh_4,lorien_elf_face_1,lorien_elf_face_2]," calcext:value-type="string">
            <text:p>["lothlorien_veteran_warden","Lothlorien_Veteran_Warden","Lothlorien_Veteran_Wardens",tf_lorien| tfg_ranged| tfg_gloves| tfg_shield| tfg_armor| tfg_boots| tf_no_capture_alive,0,0,fac_lorien,[itm_lorien_helm_b,itm_lorien_armor_e,itm_lorien_boots,itm_elven_bow,itm_elven_arrows,itm_lorien_sword_c,],attr_elf_tier_4,wp_elf_tier_4,knows_common|knows_athletics_7|knows_power_draw_5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aladhrim_royal_warden</text:p>
          </table:table-cell>
          <table:table-cell table:style-name="ce6" office:value-type="string" calcext:value-type="string">
            <text:p>Galadhrim_Royal_Warden</text:p>
          </table:table-cell>
          <table:table-cell table:style-name="ce6" office:value-type="string" calcext:value-type="string">
            <text:p>Galadhrim_Royal_Wardens</text:p>
          </table:table-cell>
          <table:table-cell table:style-name="ce12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 office:value-type="string" calcext:value-type="string">
            <text:p>itm_lorien_helm_b,</text:p>
          </table:table-cell>
          <table:table-cell table:style-name="ce18" office:value-type="string" calcext:value-type="string">
            <text:p>itm_lorien_armor_d,</text:p>
          </table:table-cell>
          <table:table-cell table:style-name="ce18"/>
          <table:table-cell table:style-name="ce18" office:value-type="string" calcext:value-type="string">
            <text:p>itm_lorien_boots,</text:p>
          </table:table-cell>
          <table:table-cell table:style-name="ce18" office:value-type="string" calcext:value-type="string">
            <text:p>itm_lorien_bow,itm_elven_arrows,</text:p>
          </table:table-cell>
          <table:table-cell table:style-name="ce18" office:value-type="string" calcext:value-type="string">
            <text:p>itm_lorien_sword_c,itm_lorien_shield_c,</text:p>
          </table:table-cell>
          <table:table-cell table:style-name="ce18"/>
          <table:table-cell table:style-name="ce29" office:value-type="string" calcext:value-type="string">
            <text:p>attr_elf_tier_5</text:p>
          </table:table-cell>
          <table:table-cell table:style-name="ce29" office:value-type="string" calcext:value-type="string">
            <text:p>wp_elf_tier_5</text:p>
          </table:table-cell>
          <table:table-cell table:style-name="ce29" office:value-type="string" calcext:value-type="string">
            <text:p>knows_common|knows_athletics_8|knows_power_draw_6|knows_power_strike_4|knows_ironflesh_4</text:p>
          </table:table-cell>
          <table:table-cell table:style-name="ce32" office:value-type="string" calcext:value-type="string">
            <text:p>lorien_elf_face_1</text:p>
          </table:table-cell>
          <table:table-cell table:style-name="ce32" office:value-type="string" calcext:value-type="string">
            <text:p>lorien_elf_face_2</text:p>
          </table:table-cell>
          <table:table-cell table:style-name="ce34"/>
          <table:table-cell table:style-name="ce7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galadhrim_royal_warden&quot;,&quot;Galadhrim_Royal_Warden&quot;,&quot;Galadhrim_Royal_Wardens&quot;,tf_lorien| tfg_ranged| tfg_gloves| tfg_shield| tfg_armor| tfg_boots| tf_no_capture_alive,0,0,fac_lorien,[itm_lorien_helm_b,itm_lorien_armor_d,itm_lorien_boots,itm_lorien_bow,itm_elven_arrows,itm_lorien_sword_c,itm_lorien_shield_c,],attr_elf_tier_5,wp_elf_tier_5,knows_common|knows_athletics_8|knows_power_draw_6|knows_power_strike_4|knows_ironflesh_4,lorien_elf_face_1,lorien_elf_face_2]," calcext:value-type="string">
            <text:p>["galadhrim_royal_warden","Galadhrim_Royal_Warden","Galadhrim_Royal_Wardens",tf_lorien| tfg_ranged| tfg_gloves| tfg_shield| tfg_armor| tfg_boots| tf_no_capture_alive,0,0,fac_lorien,[itm_lorien_helm_b,itm_lorien_armor_d,itm_lorien_boots,itm_lorien_bow,itm_elven_arrows,itm_lorien_sword_c,itm_lorien_shield_c,],attr_elf_tier_5,wp_elf_tier_5,knows_common|knows_athletics_8|knows_power_draw_6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standard_bearer</text:p>
          </table:table-cell>
          <table:table-cell table:style-name="ce6" office:value-type="string" calcext:value-type="string">
            <text:p>Lothlorien_Standard_Bearer</text:p>
          </table:table-cell>
          <table:table-cell table:style-name="ce6" office:value-type="string" calcext:value-type="string">
            <text:p>Lothlorien_Standard_Bearers</text:p>
          </table:table-cell>
          <table:table-cell table:style-name="ce12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 office:value-type="string" calcext:value-type="string">
            <text:p>itm_lorien_helm_c,</text:p>
          </table:table-cell>
          <table:table-cell table:style-name="ce18" office:value-type="string" calcext:value-type="string">
            <text:p>itm_lorien_armor_f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lorien_banner,</text:p>
          </table:table-cell>
          <table:table-cell table:style-name="ce20"/>
          <table:table-cell table:style-name="ce18"/>
          <table:table-cell table:style-name="ce29" office:value-type="string" calcext:value-type="string">
            <text:p>attr_elf_tier_4</text:p>
          </table:table-cell>
          <table:table-cell table:style-name="ce29" office:value-type="string" calcext:value-type="string">
            <text:p>wp_elf_tier_4</text:p>
          </table:table-cell>
          <table:table-cell table:style-name="ce29" office:value-type="string" calcext:value-type="string">
            <text:p>knows_common|knows_athletics_3|knows_power_draw_3|knows_power_strike_7|knows_ironflesh_10</text:p>
          </table:table-cell>
          <table:table-cell table:style-name="ce32" office:value-type="string" calcext:value-type="string">
            <text:p>lorien_elf_face_1</text:p>
          </table:table-cell>
          <table:table-cell table:style-name="ce32" office:value-type="string" calcext:value-type="string">
            <text:p>lorien_elf_face_2</text:p>
          </table:table-cell>
          <table:table-cell table:style-name="ce34"/>
          <table:table-cell table:style-name="ce7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c,itm_lorien_armor_f,itm_mail_mittens,itm_lorien_boots,itm_lorien_banner,],attr_elf_tier_4,wp_elf_tier_4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c,itm_lorien_armor_f,itm_mail_mittens,itm_lorien_boots,itm_lorien_banner,],attr_elf_tier_4,wp_elf_tier_4,knows_common|knows_athletics_3|knows_power_draw_3|knows_power_strike_7|knows_ironflesh_10,lorien_elf_face_1,lorien_elf_face_2],</text:p>
          </table:table-cell>
          <table:table-cell table:number-columns-repeated="1003"/>
        </table:table-row>
        <table:table-row table:style-name="ro3">
          <table:table-cell table:number-columns-repeated="5"/>
          <table:table-cell table:style-name="ce7"/>
          <table:table-cell table:number-columns-repeated="1018"/>
        </table:table-row>
        <table:table-row table:style-name="ro3">
          <table:table-cell table:style-name="ce5" office:value-type="string" calcext:value-type="string">
            <text:p>Mirkwood</text:p>
          </table:table-cell>
          <table:table-cell table:style-name="ce7"/>
          <table:table-cell/>
          <table:table-cell table:style-name="ce7" table:number-columns-repeated="17"/>
          <table:table-cell table:style-name="ce7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office:value-type="string" office:string-value="#Mirkwood" calcext:value-type="string">
            <text:p>#Mirkwoo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scout</text:p>
          </table:table-cell>
          <table:table-cell table:style-name="ce6" office:value-type="string" calcext:value-type="string">
            <text:p>Greenwood_Scout</text:p>
          </table:table-cell>
          <table:table-cell table:style-name="ce6" office:value-type="string" calcext:value-type="string">
            <text:p>Greenwood_Scouts</text:p>
          </table:table-cell>
          <table:table-cell table:style-name="ce12" office:value-type="string" calcext:value-type="string">
            <text:p>tf_woodelf| tfg_range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18"/>
          <table:table-cell table:style-name="ce18" office:value-type="string" calcext:value-type="string">
            <text:p>itm_mirkwood_armor_a,</text:p>
          </table:table-cell>
          <table:table-cell table:style-name="ce18"/>
          <table:table-cell table:style-name="ce20" office:value-type="string" calcext:value-type="string">
            <text:p>itm_mirkwood_boots,</text:p>
          </table:table-cell>
          <table:table-cell table:style-name="ce20" office:value-type="string" calcext:value-type="string">
            <text:p>itm_short_bow,itm_woodelf_arrows,</text:p>
          </table:table-cell>
          <table:table-cell table:style-name="ce18" office:value-type="string" calcext:value-type="string">
            <text:p>itm_mirkwood_knife,</text:p>
          </table:table-cell>
          <table:table-cell table:style-name="ce18"/>
          <table:table-cell table:style-name="ce29" office:value-type="string" calcext:value-type="string">
            <text:p>attr_elf_tier_1</text:p>
          </table:table-cell>
          <table:table-cell table:style-name="ce29" office:value-type="string" calcext:value-type="string">
            <text:p>wp_elf_tier_1</text:p>
          </table:table-cell>
          <table:table-cell table:style-name="ce29" office:value-type="string" calcext:value-type="string">
            <text:p>knows_common|knows_power_draw_3|knows_power_strike_2|knows_ironflesh_1</text:p>
          </table:table-cell>
          <table:table-cell table:style-name="ce32" office:value-type="string" calcext:value-type="string">
            <text:p>mirkwood_elf_face_1</text:p>
          </table:table-cell>
          <table:table-cell table:style-name="ce32" office:value-type="string" calcext:value-type="string">
            <text:p>mirkwood_elf_face_2</text:p>
          </table:table-cell>
          <table:table-cell table:style-name="ce34"/>
          <table:table-cell table:style-name="ce7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[&quot;greenwood_scout&quot;,&quot;Greenwood_Scout&quot;,&quot;Greenwood_Scouts&quot;,tf_woodelf| tfg_ranged| tfg_armor| tfg_boots| tf_no_capture_alive,0,0,fac_woodelf,[itm_mirkwood_armor_a,itm_mirkwood_boots,itm_short_bow,itm_woodelf_arrows,itm_mirkwood_knife,],attr_elf_tier_1,wp_elf_tier_1,knows_common|knows_power_draw_3|knows_power_strike_2|knows_ironflesh_1,mirkwood_elf_face_1,mirkwood_elf_face_2]," calcext:value-type="string">
            <text:p>["greenwood_scout","Greenwood_Scout","Greenwood_Scouts",tf_woodelf| tfg_ranged| tfg_armor| tfg_boots| tf_no_capture_alive,0,0,fac_woodelf,[itm_mirkwood_armor_a,itm_mirkwood_boots,itm_short_bow,itm_woodelf_arrows,itm_mirkwood_knife,],attr_elf_tier_1,wp_elf_tier_1,knows_common|knows_power_draw_3|knows_power_strike_2|knows_ironflesh_1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veteran_scout</text:p>
          </table:table-cell>
          <table:table-cell table:style-name="ce6" office:value-type="string" calcext:value-type="string">
            <text:p>Greenwood_Veteran_Scout</text:p>
          </table:table-cell>
          <table:table-cell table:style-name="ce6" office:value-type="string" calcext:value-type="string">
            <text:p>Greenwood_Veteran_Scouts</text:p>
          </table:table-cell>
          <table:table-cell table:style-name="ce12" office:value-type="string" calcext:value-type="string">
            <text:p>tf_woodelf| tfg_range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18"/>
          <table:table-cell table:style-name="ce18" office:value-type="string" calcext:value-type="string">
            <text:p>itm_mirkwood_armor_a,</text:p>
          </table:table-cell>
          <table:table-cell table:style-name="ce18"/>
          <table:table-cell table:style-name="ce20" office:value-type="string" calcext:value-type="string">
            <text:p>itm_mirkwood_boots,</text:p>
          </table:table-cell>
          <table:table-cell table:style-name="ce18" office:value-type="string" calcext:value-type="string">
            <text:p>itm_regular_bow,itm_woodelf_arrows,</text:p>
          </table:table-cell>
          <table:table-cell table:style-name="ce18" office:value-type="string" calcext:value-type="string">
            <text:p>itm_mirkwood_knife,</text:p>
          </table:table-cell>
          <table:table-cell table:style-name="ce18"/>
          <table:table-cell table:style-name="ce29" office:value-type="string" calcext:value-type="string">
            <text:p>attr_elf_tier_2</text:p>
          </table:table-cell>
          <table:table-cell table:style-name="ce29" office:value-type="string" calcext:value-type="string">
            <text:p>wp_elf_tier_2</text:p>
          </table:table-cell>
          <table:table-cell table:style-name="ce29" office:value-type="string" calcext:value-type="string">
            <text:p>knows_common|knows_athletics_4|knows_power_draw_4|knows_power_strike_2|knows_ironflesh_1</text:p>
          </table:table-cell>
          <table:table-cell table:style-name="ce32" office:value-type="string" calcext:value-type="string">
            <text:p>mirkwood_elf_face_1</text:p>
          </table:table-cell>
          <table:table-cell table:style-name="ce32" office:value-type="string" calcext:value-type="string">
            <text:p>mirkwood_elf_face_2</text:p>
          </table:table-cell>
          <table:table-cell table:style-name="ce34"/>
          <table:table-cell table:style-name="ce7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office:value-type="string" office:string-value="[&quot;greenwood_veteran_scout&quot;,&quot;Greenwood_Veteran_Scout&quot;,&quot;Greenwood_Veteran_Scouts&quot;,tf_woodelf| tfg_ranged| tfg_armor| tfg_boots| tf_no_capture_alive,0,0,fac_woodelf,[itm_mirkwood_armor_a,itm_mirkwood_boots,itm_regular_bow,itm_woodelf_arrows,itm_mirkwood_knife,],attr_elf_tier_2,wp_elf_tier_2,knows_common|knows_athletics_4|knows_power_draw_4|knows_power_strike_2|knows_ironflesh_1,mirkwood_elf_face_1,mirkwood_elf_face_2]," calcext:value-type="string">
            <text:p>["greenwood_veteran_scout","Greenwood_Veteran_Scout","Greenwood_Veteran_Scouts",tf_woodelf| tfg_ranged| tfg_armor| tfg_boots| tf_no_capture_alive,0,0,fac_woodelf,[itm_mirkwood_armor_a,itm_mirkwood_boots,itm_regular_bow,itm_woodelf_arrows,itm_mirkwood_knife,],attr_elf_tier_2,wp_elf_tier_2,knows_common|knows_athletics_4|knows_power_draw_4|knows_power_strike_2|knows_ironflesh_1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archer</text:p>
          </table:table-cell>
          <table:table-cell table:style-name="ce6" office:value-type="string" calcext:value-type="string">
            <text:p>Greenwood_Bowman</text:p>
          </table:table-cell>
          <table:table-cell table:style-name="ce6" office:value-type="string" calcext:value-type="string">
            <text:p>Greenwood_Bowmen</text:p>
          </table:table-cell>
          <table:table-cell table:style-name="ce12" office:value-type="string" calcext:value-type="string">
            <text:p>tf_woodelf| tfg_range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/>
          <table:table-cell table:style-name="ce18" office:value-type="string" calcext:value-type="string">
            <text:p>itm_mirkwood_armor_a,</text:p>
          </table:table-cell>
          <table:table-cell table:style-name="ce18"/>
          <table:table-cell table:style-name="ce18" office:value-type="string" calcext:value-type="string">
            <text:p>itm_mirkwood_boots,</text:p>
          </table:table-cell>
          <table:table-cell table:style-name="ce20" office:value-type="string" calcext:value-type="string">
            <text:p>itm_elven_bow,itm_woodelf_arrows,</text:p>
          </table:table-cell>
          <table:table-cell table:style-name="ce18" office:value-type="string" calcext:value-type="string">
            <text:p>itm_mirkwood_knife,</text:p>
          </table:table-cell>
          <table:table-cell table:style-name="ce18"/>
          <table:table-cell table:style-name="ce29" office:value-type="string" calcext:value-type="string">
            <text:p>attr_elf_tier_3</text:p>
          </table:table-cell>
          <table:table-cell table:style-name="ce29" office:value-type="string" calcext:value-type="string">
            <text:p>wp_elf_tier_3</text:p>
          </table:table-cell>
          <table:table-cell table:style-name="ce29" office:value-type="string" calcext:value-type="string">
            <text:p>knows_common|knows_athletics_5|knows_power_draw_5|knows_power_strike_3|knows_ironflesh_3</text:p>
          </table:table-cell>
          <table:table-cell table:style-name="ce32" office:value-type="string" calcext:value-type="string">
            <text:p>mirkwood_elf_face_1</text:p>
          </table:table-cell>
          <table:table-cell table:style-name="ce32" office:value-type="string" calcext:value-type="string">
            <text:p>mirkwood_elf_face_2</text:p>
          </table:table-cell>
          <table:table-cell table:style-name="ce34"/>
          <table:table-cell table:style-name="ce7" table:formula="of:=IF(AND([.A178]&lt;&gt;&quot;&quot;;[.B178]&lt;&gt;&quot;&quot;);CONCATENATE([Variables.$I$1];[Variables.$I$7];[.A178];[Variables.$I$7];[Variables.$I$6];[Variables.$I$7];[.B178];[Variables.$I$7];[Variables.$I$6];[Variables.$I$7];[.C178];[Variables.$I$7];[Variables.$I$6];[.D178];[Variables.$I$6];[.E178];[Variables.$I$6];[.F178];[Variables.$I$6];[.G178];[Variables.$I$6];[Variables.$I$1];[.H178];[.I178];[.J178];[.K178];[.L178];[.M178];[.N178];[Variables.$I$2];[Variables.$I$6];[.O178];[Variables.$I$6];[.P178];[Variables.$I$6];[.Q178];[Variables.$I$6];[.R178];[Variables.$I$6];[.S178];IF([.T178]&lt;&gt;&quot;&quot;;CONCATENATE([Variables.$I$6];[.T178]);&quot;&quot;);[Variables.$I$2];[Variables.$I$6]);IF([.A178]&lt;&gt;&quot;&quot;;CONCATENATE(&quot;#&quot;;[.A178]);&quot;&quot;))" office:value-type="string" office:string-value="[&quot;greenwood_archer&quot;,&quot;Greenwood_Bowman&quot;,&quot;Greenwood_Bowmen&quot;,tf_woodelf| tfg_ranged| tfg_armor| tfg_helm| tfg_boots| tf_no_capture_alive,0,0,fac_woodelf,[itm_mirkwood_armor_a,itm_mirkwood_boots,itm_elven_bow,itm_woodelf_arrows,itm_mirkwood_knife,],attr_elf_tier_3,wp_elf_tier_3,knows_common|knows_athletics_5|knows_power_draw_5|knows_power_strike_3|knows_ironflesh_3,mirkwood_elf_face_1,mirkwood_elf_face_2]," calcext:value-type="string">
            <text:p>["greenwood_archer","Greenwood_Bowman","Greenwood_Bowmen",tf_woodelf| tfg_ranged| tfg_armor| tfg_helm| tfg_boots| tf_no_capture_alive,0,0,fac_woodelf,[itm_mirkwood_armor_a,itm_mirkwood_boots,itm_elven_bow,itm_woodelf_arrows,itm_mirkwood_knife,],attr_elf_tier_3,wp_elf_tier_3,knows_common|knows_athletics_5|knows_power_draw_5|knows_power_strike_3|knows_ironflesh_3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veteran_archer</text:p>
          </table:table-cell>
          <table:table-cell table:style-name="ce6" office:value-type="string" calcext:value-type="string">
            <text:p>Greenwood_Archer</text:p>
          </table:table-cell>
          <table:table-cell table:style-name="ce6" office:value-type="string" calcext:value-type="string">
            <text:p>Greenwood_Archers</text:p>
          </table:table-cell>
          <table:table-cell table:style-name="ce12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18" office:value-type="string" calcext:value-type="string">
            <text:p>itm_mirkwood_helm_a,</text:p>
          </table:table-cell>
          <table:table-cell table:style-name="ce18" office:value-type="string" calcext:value-type="string">
            <text:p>itm_mirkwood_armor_d,</text:p>
          </table:table-cell>
          <table:table-cell table:style-name="ce18"/>
          <table:table-cell table:style-name="ce20" office:value-type="string" calcext:value-type="string">
            <text:p>itm_mirkwood_boots,</text:p>
          </table:table-cell>
          <table:table-cell table:style-name="ce18" office:value-type="string" calcext:value-type="string">
            <text:p>itm_mirkwood_bow,itm_woodelf_arrows,</text:p>
          </table:table-cell>
          <table:table-cell table:style-name="ce18" office:value-type="string" calcext:value-type="string">
            <text:p>itm_mirkwood_knife,</text:p>
          </table:table-cell>
          <table:table-cell table:style-name="ce18"/>
          <table:table-cell table:style-name="ce29" office:value-type="string" calcext:value-type="string">
            <text:p>attr_elf_tier_4</text:p>
          </table:table-cell>
          <table:table-cell table:style-name="ce29" office:value-type="string" calcext:value-type="string">
            <text:p>wp_elf_tier_4</text:p>
          </table:table-cell>
          <table:table-cell table:style-name="ce29" office:value-type="string" calcext:value-type="string">
            <text:p>knows_common|knows_athletics_6|knows_power_draw_5|knows_power_strike_3|knows_ironflesh_4</text:p>
          </table:table-cell>
          <table:table-cell table:style-name="ce32" office:value-type="string" calcext:value-type="string">
            <text:p>mirkwood_elf_face_1</text:p>
          </table:table-cell>
          <table:table-cell table:style-name="ce32" office:value-type="string" calcext:value-type="string">
            <text:p>mirkwood_elf_face_2</text:p>
          </table:table-cell>
          <table:table-cell table:style-name="ce34"/>
          <table:table-cell table:style-name="ce7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[&quot;greenwood_veteran_archer&quot;,&quot;Greenwood_Archer&quot;,&quot;Greenwood_Archers&quot;,tf_woodelf| tfg_ranged| tfg_gloves| tfg_shield| tfg_armor| tfg_helm| tfg_boots| tf_no_capture_alive,0,0,fac_woodelf,[itm_mirkwood_helm_a,itm_mirkwood_armor_d,itm_mirkwood_boots,itm_mirkwood_bow,itm_woodelf_arrows,itm_mirkwood_knife,],attr_elf_tier_4,wp_elf_tier_4,knows_common|knows_athletics_6|knows_power_draw_5|knows_power_strike_3|knows_ironflesh_4,mirkwood_elf_face_1,mirkwood_elf_face_2]," calcext:value-type="string">
            <text:p>["greenwood_veteran_archer","Greenwood_Archer","Greenwood_Archers",tf_woodelf| tfg_ranged| tfg_gloves| tfg_shield| tfg_armor| tfg_helm| tfg_boots| tf_no_capture_alive,0,0,fac_woodelf,[itm_mirkwood_helm_a,itm_mirkwood_armor_d,itm_mirkwood_boots,itm_mirkwood_bow,itm_woodelf_arrows,itm_mirkwood_knife,],attr_elf_tier_4,wp_elf_tier_4,knows_common|knows_athletics_6|knows_power_draw_5|knows_power_strike_3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master_archer</text:p>
          </table:table-cell>
          <table:table-cell table:style-name="ce6" office:value-type="string" calcext:value-type="string">
            <text:p>Greenwood_Veteran_Archer</text:p>
          </table:table-cell>
          <table:table-cell table:style-name="ce6" office:value-type="string" calcext:value-type="string">
            <text:p>Greenwood_Veteran_Archers</text:p>
          </table:table-cell>
          <table:table-cell table:style-name="ce12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 office:value-type="string" calcext:value-type="string">
            <text:p>itm_mirkwood_helm_a,</text:p>
          </table:table-cell>
          <table:table-cell table:style-name="ce18" office:value-type="string" calcext:value-type="string">
            <text:p>itm_mirkwood_armor_d,</text:p>
          </table:table-cell>
          <table:table-cell table:style-name="ce20"/>
          <table:table-cell table:style-name="ce20" office:value-type="string" calcext:value-type="string">
            <text:p>itm_mirkwood_leather_greaves,</text:p>
          </table:table-cell>
          <table:table-cell table:style-name="ce20" office:value-type="string" calcext:value-type="string">
            <text:p>itm_mirkwood_bow,itm_woodelf_arrows,</text:p>
          </table:table-cell>
          <table:table-cell table:style-name="ce18" office:value-type="string" calcext:value-type="string">
            <text:p>itm_mirkwood_knife,</text:p>
          </table:table-cell>
          <table:table-cell table:style-name="ce20"/>
          <table:table-cell table:style-name="ce29" office:value-type="string" calcext:value-type="string">
            <text:p>attr_elf_tier_5</text:p>
          </table:table-cell>
          <table:table-cell table:style-name="ce29" office:value-type="string" calcext:value-type="string">
            <text:p>wp_elf_tier_5</text:p>
          </table:table-cell>
          <table:table-cell table:style-name="ce29" office:value-type="string" calcext:value-type="string">
            <text:p>knows_common|knows_athletics_7|knows_power_draw_6|knows_power_strike_4|knows_ironflesh_4</text:p>
          </table:table-cell>
          <table:table-cell table:style-name="ce32" office:value-type="string" calcext:value-type="string">
            <text:p>mirkwood_elf_face_1</text:p>
          </table:table-cell>
          <table:table-cell table:style-name="ce32" office:value-type="string" calcext:value-type="string">
            <text:p>mirkwood_elf_face_2</text:p>
          </table:table-cell>
          <table:table-cell table:style-name="ce34"/>
          <table:table-cell table:style-name="ce7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greenwood_master_archer&quot;,&quot;Greenwood_Veteran_Archer&quot;,&quot;Greenwood_Veteran_Archers&quot;,tf_woodelf| tfg_ranged| tfg_gloves| tfg_shield| tfg_armor| tfg_helm| tfg_boots| tf_no_capture_alive,0,0,fac_woodelf,[itm_mirkwood_helm_a,itm_mirkwood_armor_d,itm_mirkwood_leather_greaves,itm_mirkwood_bow,itm_woodelf_arrows,itm_mirkwood_knife,],attr_elf_tier_5,wp_elf_tier_5,knows_common|knows_athletics_7|knows_power_draw_6|knows_power_strike_4|knows_ironflesh_4,mirkwood_elf_face_1,mirkwood_elf_face_2]," calcext:value-type="string">
            <text:p>["greenwood_master_archer","Greenwood_Veteran_Archer","Greenwood_Veteran_Archers",tf_woodelf| tfg_ranged| tfg_gloves| tfg_shield| tfg_armor| tfg_helm| tfg_boots| tf_no_capture_alive,0,0,fac_woodelf,[itm_mirkwood_helm_a,itm_mirkwood_armor_d,itm_mirkwood_leather_greaves,itm_mirkwood_bow,itm_woodelf_arrows,itm_mirkwood_knife,],attr_elf_tier_5,wp_elf_tier_5,knows_common|knows_athletics_7|knows_power_draw_6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thranduils_royal_marksman</text:p>
          </table:table-cell>
          <table:table-cell table:style-name="ce6" office:value-type="string" calcext:value-type="string">
            <text:p>Thranduil's_Royal_Marksman</text:p>
          </table:table-cell>
          <table:table-cell table:style-name="ce6" office:value-type="string" calcext:value-type="string">
            <text:p>Thranduil's_Royal_Marksmen</text:p>
          </table:table-cell>
          <table:table-cell table:style-name="ce12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 office:value-type="string" calcext:value-type="string">
            <text:p>itm_mirkwood_helm_d,</text:p>
          </table:table-cell>
          <table:table-cell table:style-name="ce20" office:value-type="string" calcext:value-type="string">
            <text:p>itm_mirkwood_armor_e,</text:p>
          </table:table-cell>
          <table:table-cell table:style-name="ce18"/>
          <table:table-cell table:style-name="ce20" office:value-type="string" calcext:value-type="string">
            <text:p>itm_mirkwood_leather_greaves,</text:p>
          </table:table-cell>
          <table:table-cell table:style-name="ce20" office:value-type="string" calcext:value-type="string">
            <text:p>itm_mirkwood_bow,itm_woodelf_arrows,</text:p>
          </table:table-cell>
          <table:table-cell table:style-name="ce20" office:value-type="string" calcext:value-type="string">
            <text:p>itm_mirkwood_knife,</text:p>
          </table:table-cell>
          <table:table-cell table:style-name="ce20"/>
          <table:table-cell table:style-name="ce29" office:value-type="string" calcext:value-type="string">
            <text:p>attr_elf_tier_6</text:p>
          </table:table-cell>
          <table:table-cell table:style-name="ce29" office:value-type="string" calcext:value-type="string">
            <text:p>wp_elf_tier_6</text:p>
          </table:table-cell>
          <table:table-cell table:style-name="ce29" office:value-type="string" calcext:value-type="string">
            <text:p>knows_common|knows_athletics_8|knows_power_draw_7|knows_power_strike_4|knows_ironflesh_4</text:p>
          </table:table-cell>
          <table:table-cell table:style-name="ce32" office:value-type="string" calcext:value-type="string">
            <text:p>mirkwood_elf_face_1</text:p>
          </table:table-cell>
          <table:table-cell table:style-name="ce32" office:value-type="string" calcext:value-type="string">
            <text:p>mirkwood_elf_face_2</text:p>
          </table:table-cell>
          <table:table-cell table:style-name="ce34"/>
          <table:table-cell table:style-name="ce7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thranduils_royal_marksman&quot;,&quot;Thranduil's_Royal_Marksman&quot;,&quot;Thranduil's_Royal_Marksmen&quot;,tf_woodelf| tfg_ranged| tfg_gloves| tfg_shield| tfg_armor| tfg_helm| tfg_boots| tf_no_capture_alive,0,0,fac_woodelf,[itm_mirkwood_helm_d,itm_mirkwood_armor_e,itm_mirkwood_leather_greaves,itm_mirkwood_bow,itm_woodelf_arrows,itm_mirkwood_knife,],attr_elf_tier_6,wp_elf_tier_6,knows_common|knows_athletics_8|knows_power_draw_7|knows_power_strike_4|knows_ironflesh_4,mirkwood_elf_face_1,mirkwood_elf_face_2]," calcext:value-type="string">
            <text:p>["thranduils_royal_marksman","Thranduil's_Royal_Marksman","Thranduil's_Royal_Marksmen",tf_woodelf| tfg_ranged| tfg_gloves| tfg_shield| tfg_armor| tfg_helm| tfg_boots| tf_no_capture_alive,0,0,fac_woodelf,[itm_mirkwood_helm_d,itm_mirkwood_armor_e,itm_mirkwood_leather_greaves,itm_mirkwood_bow,itm_woodelf_arrows,itm_mirkwood_knife,],attr_elf_tier_6,wp_elf_tier_6,knows_common|knows_athletics_8|knows_power_draw_7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sentinel</text:p>
          </table:table-cell>
          <table:table-cell table:style-name="ce6" office:value-type="string" calcext:value-type="string">
            <text:p>Greenwood_Sentinel</text:p>
          </table:table-cell>
          <table:table-cell table:style-name="ce6" office:value-type="string" calcext:value-type="string">
            <text:p>Greenwood_Sentinels</text:p>
          </table:table-cell>
          <table:table-cell table:style-name="ce12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/>
          <table:table-cell table:style-name="ce18" office:value-type="string" calcext:value-type="string">
            <text:p>itm_mirkwood_armor_a,</text:p>
          </table:table-cell>
          <table:table-cell table:style-name="ce18"/>
          <table:table-cell table:style-name="ce18" office:value-type="string" calcext:value-type="string">
            <text:p>itm_mirkwood_boots,</text:p>
          </table:table-cell>
          <table:table-cell table:style-name="ce20" office:value-type="string" calcext:value-type="string">
            <text:p>itm_elven_bow,itm_woodelf_arrows,</text:p>
          </table:table-cell>
          <table:table-cell table:style-name="ce18" office:value-type="string" calcext:value-type="string">
            <text:p>itm_mirkwood_sword,itm_mirkwood_spear_shield_b,</text:p>
          </table:table-cell>
          <table:table-cell table:style-name="ce18"/>
          <table:table-cell table:style-name="ce29" office:value-type="string" calcext:value-type="string">
            <text:p>attr_elf_tier_3</text:p>
          </table:table-cell>
          <table:table-cell table:style-name="ce29" office:value-type="string" calcext:value-type="string">
            <text:p>wp_elf_tier_3</text:p>
          </table:table-cell>
          <table:table-cell table:style-name="ce29" office:value-type="string" calcext:value-type="string">
            <text:p>knows_common|knows_athletics_6|knows_power_draw_5|knows_power_strike_4|knows_ironflesh_4</text:p>
          </table:table-cell>
          <table:table-cell table:style-name="ce32" office:value-type="string" calcext:value-type="string">
            <text:p>mirkwood_elf_face_1</text:p>
          </table:table-cell>
          <table:table-cell table:style-name="ce32" office:value-type="string" calcext:value-type="string">
            <text:p>mirkwood_elf_face_2</text:p>
          </table:table-cell>
          <table:table-cell table:style-name="ce34"/>
          <table:table-cell table:style-name="ce7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greenwood_sentinel&quot;,&quot;Greenwood_Sentinel&quot;,&quot;Greenwood_Sentinels&quot;,tf_woodelf| tfg_ranged| tfg_gloves| tfg_shield| tfg_armor| tfg_helm| tfg_boots| tf_no_capture_alive,0,0,fac_woodelf,[itm_mirkwood_armor_a,itm_mirkwood_boots,itm_elven_bow,itm_woodelf_arrows,itm_mirkwood_sword,itm_mirkwood_spear_shield_b,],attr_elf_tier_3,wp_elf_tier_3,knows_common|knows_athletics_6|knows_power_draw_5|knows_power_strike_4|knows_ironflesh_4,mirkwood_elf_face_1,mirkwood_elf_face_2]," calcext:value-type="string">
            <text:p>["greenwood_sentinel","Greenwood_Sentinel","Greenwood_Sentinels",tf_woodelf| tfg_ranged| tfg_gloves| tfg_shield| tfg_armor| tfg_helm| tfg_boots| tf_no_capture_alive,0,0,fac_woodelf,[itm_mirkwood_armor_a,itm_mirkwood_boots,itm_elven_bow,itm_woodelf_arrows,itm_mirkwood_sword,itm_mirkwood_spear_shield_b,],attr_elf_tier_3,wp_elf_tier_3,knows_common|knows_athletics_6|knows_power_draw_5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vet_sentinel</text:p>
          </table:table-cell>
          <table:table-cell table:style-name="ce6" office:value-type="string" calcext:value-type="string">
            <text:p>Greenwood_Veteran_Sentinel</text:p>
          </table:table-cell>
          <table:table-cell table:style-name="ce6" office:value-type="string" calcext:value-type="string">
            <text:p>Greenwood_Veteran_Sentinels</text:p>
          </table:table-cell>
          <table:table-cell table:style-name="ce12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18" office:value-type="string" calcext:value-type="string">
            <text:p>itm_mirkwood_helm_a,</text:p>
          </table:table-cell>
          <table:table-cell table:style-name="ce18" office:value-type="string" calcext:value-type="string">
            <text:p>itm_mirkwood_armor_a,</text:p>
          </table:table-cell>
          <table:table-cell table:style-name="ce18"/>
          <table:table-cell table:style-name="ce20" office:value-type="string" calcext:value-type="string">
            <text:p>itm_mirkwood_boots,</text:p>
          </table:table-cell>
          <table:table-cell table:style-name="ce18" office:value-type="string" calcext:value-type="string">
            <text:p>itm_mirkwood_bow,itm_woodelf_arrows,</text:p>
          </table:table-cell>
          <table:table-cell table:style-name="ce18" office:value-type="string" calcext:value-type="string">
            <text:p>itm_mirkwood_sword,itm_mirkwood_spear_shield_b,</text:p>
          </table:table-cell>
          <table:table-cell table:style-name="ce18"/>
          <table:table-cell table:style-name="ce29" office:value-type="string" calcext:value-type="string">
            <text:p>attr_elf_tier_4</text:p>
          </table:table-cell>
          <table:table-cell table:style-name="ce29" office:value-type="string" calcext:value-type="string">
            <text:p>wp_elf_tier_4</text:p>
          </table:table-cell>
          <table:table-cell table:style-name="ce29" office:value-type="string" calcext:value-type="string">
            <text:p>knows_common|knows_athletics_7|knows_power_draw_6|knows_power_strike_4|knows_ironflesh_4</text:p>
          </table:table-cell>
          <table:table-cell table:style-name="ce32" office:value-type="string" calcext:value-type="string">
            <text:p>mirkwood_elf_face_1</text:p>
          </table:table-cell>
          <table:table-cell table:style-name="ce32" office:value-type="string" calcext:value-type="string">
            <text:p>mirkwood_elf_face_2</text:p>
          </table:table-cell>
          <table:table-cell table:style-name="ce34"/>
          <table:table-cell table:style-name="ce7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greenwood_vet_sentinel&quot;,&quot;Greenwood_Veteran_Sentinel&quot;,&quot;Greenwood_Veteran_Sentinels&quot;,tf_woodelf| tfg_ranged| tfg_gloves| tfg_shield| tfg_armor| tfg_boots| tf_no_capture_alive,0,0,fac_woodelf,[itm_mirkwood_helm_a,itm_mirkwood_armor_a,itm_mirkwood_boots,itm_mirkwood_bow,itm_woodelf_arrows,itm_mirkwood_sword,itm_mirkwood_spear_shield_b,],attr_elf_tier_4,wp_elf_tier_4,knows_common|knows_athletics_7|knows_power_draw_6|knows_power_strike_4|knows_ironflesh_4,mirkwood_elf_face_1,mirkwood_elf_face_2]," calcext:value-type="string">
            <text:p>["greenwood_vet_sentinel","Greenwood_Veteran_Sentinel","Greenwood_Veteran_Sentinels",tf_woodelf| tfg_ranged| tfg_gloves| tfg_shield| tfg_armor| tfg_boots| tf_no_capture_alive,0,0,fac_woodelf,[itm_mirkwood_helm_a,itm_mirkwood_armor_a,itm_mirkwood_boots,itm_mirkwood_bow,itm_woodelf_arrows,itm_mirkwood_sword,itm_mirkwood_spear_shield_b,],attr_elf_tier_4,wp_elf_tier_4,knows_common|knows_athletics_7|knows_power_draw_6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irkwood_guardsman</text:p>
          </table:table-cell>
          <table:table-cell table:style-name="ce6" office:value-type="string" calcext:value-type="string">
            <text:p>Greenwood_Guardsman</text:p>
          </table:table-cell>
          <table:table-cell table:style-name="ce6" office:value-type="string" calcext:value-type="string">
            <text:p>Greenwood_Guardsmen</text:p>
          </table:table-cell>
          <table:table-cell table:style-name="ce12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 office:value-type="string" calcext:value-type="string">
            <text:p>itm_mirkwood_helm_d,</text:p>
          </table:table-cell>
          <table:table-cell table:style-name="ce18" office:value-type="string" calcext:value-type="string">
            <text:p>itm_mirkwood_armor_a,</text:p>
          </table:table-cell>
          <table:table-cell table:style-name="ce20"/>
          <table:table-cell table:style-name="ce20" office:value-type="string" calcext:value-type="string">
            <text:p>itm_mirkwood_boots,</text:p>
          </table:table-cell>
          <table:table-cell table:style-name="ce20" office:value-type="string" calcext:value-type="string">
            <text:p>itm_mirkwood_bow,itm_woodelf_arrows,</text:p>
          </table:table-cell>
          <table:table-cell table:style-name="ce18" office:value-type="string" calcext:value-type="string">
            <text:p>itm_mirkwood_sword,itm_mirkwood_spear_shield_c,</text:p>
          </table:table-cell>
          <table:table-cell table:style-name="ce20"/>
          <table:table-cell table:style-name="ce29" office:value-type="string" calcext:value-type="string">
            <text:p>attr_elf_tier_5</text:p>
          </table:table-cell>
          <table:table-cell table:style-name="ce29" office:value-type="string" calcext:value-type="string">
            <text:p>wp_elf_tier_5</text:p>
          </table:table-cell>
          <table:table-cell table:style-name="ce29" office:value-type="string" calcext:value-type="string">
            <text:p>knows_common|knows_athletics_8|knows_power_draw_7|knows_power_strike_4|knows_ironflesh_4</text:p>
          </table:table-cell>
          <table:table-cell table:style-name="ce32" office:value-type="string" calcext:value-type="string">
            <text:p>mirkwood_elf_face_1</text:p>
          </table:table-cell>
          <table:table-cell table:style-name="ce32" office:value-type="string" calcext:value-type="string">
            <text:p>mirkwood_elf_face_2</text:p>
          </table:table-cell>
          <table:table-cell table:style-name="ce34"/>
          <table:table-cell table:style-name="ce7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mirkwood_guardsman&quot;,&quot;Greenwood_Guardsman&quot;,&quot;Greenwood_Guardsmen&quot;,tf_woodelf| tfg_ranged| tfg_gloves| tfg_shield| tfg_armor| tfg_boots| tf_no_capture_alive,0,0,fac_woodelf,[itm_mirkwood_helm_d,itm_mirkwood_armor_a,itm_mirkwood_boots,itm_mirkwood_bow,itm_woodelf_arrows,itm_mirkwood_sword,itm_mirkwood_spear_shield_c,],attr_elf_tier_5,wp_elf_tier_5,knows_common|knows_athletics_8|knows_power_draw_7|knows_power_strike_4|knows_ironflesh_4,mirkwood_elf_face_1,mirkwood_elf_face_2]," calcext:value-type="string">
            <text:p>["mirkwood_guardsman","Greenwood_Guardsman","Greenwood_Guardsmen",tf_woodelf| tfg_ranged| tfg_gloves| tfg_shield| tfg_armor| tfg_boots| tf_no_capture_alive,0,0,fac_woodelf,[itm_mirkwood_helm_d,itm_mirkwood_armor_a,itm_mirkwood_boots,itm_mirkwood_bow,itm_woodelf_arrows,itm_mirkwood_sword,itm_mirkwood_spear_shield_c,],attr_elf_tier_5,wp_elf_tier_5,knows_common|knows_athletics_8|knows_power_draw_7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spearman</text:p>
          </table:table-cell>
          <table:table-cell table:number-columns-repeated="2" table:style-name="ce6" office:value-type="string" calcext:value-type="string">
            <text:p>Greenwood_Infantry</text:p>
          </table:table-cell>
          <table:table-cell table:style-name="ce12" office:value-type="string" calcext:value-type="string">
            <text:p>tf_woodelf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 office:value-type="string" calcext:value-type="string">
            <text:p>itm_mirkwood_helm_b,</text:p>
          </table:table-cell>
          <table:table-cell table:style-name="ce20" office:value-type="string" calcext:value-type="string">
            <text:p>itm_mirkwood_armor_a,</text:p>
          </table:table-cell>
          <table:table-cell table:style-name="ce18" office:value-type="string" calcext:value-type="string">
            <text:p>itm_leather_gloves,</text:p>
          </table:table-cell>
          <table:table-cell table:style-name="ce20" office:value-type="string" calcext:value-type="string">
            <text:p>itm_mirkwood_boots,</text:p>
          </table:table-cell>
          <table:table-cell table:style-name="ce20" office:value-type="string" calcext:value-type="string">
            <text:p>itm_mirkwood_war_spear,itm_mirkwood_short_spear,itm_mirkwood_sword,</text:p>
          </table:table-cell>
          <table:table-cell table:style-name="ce20" office:value-type="string" calcext:value-type="string">
            <text:p>itm_mirkwood_spear_shield_a,</text:p>
          </table:table-cell>
          <table:table-cell table:style-name="ce20"/>
          <table:table-cell table:style-name="ce29" office:value-type="string" calcext:value-type="string">
            <text:p>attr_elf_tier_2</text:p>
          </table:table-cell>
          <table:table-cell table:style-name="ce29" office:value-type="string" calcext:value-type="string">
            <text:p>wp_elf_tier_2</text:p>
          </table:table-cell>
          <table:table-cell table:style-name="ce29" office:value-type="string" calcext:value-type="string">
            <text:p>knows_common|knows_athletics_5|knows_power_draw_3|knows_power_strike_3|knows_ironflesh_3</text:p>
          </table:table-cell>
          <table:table-cell table:style-name="ce32" office:value-type="string" calcext:value-type="string">
            <text:p>mirkwood_elf_face_1</text:p>
          </table:table-cell>
          <table:table-cell table:style-name="ce32" office:value-type="string" calcext:value-type="string">
            <text:p>mirkwood_elf_face_2</text:p>
          </table:table-cell>
          <table:table-cell table:style-name="ce34"/>
          <table:table-cell table:style-name="ce7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greenwood_spearman&quot;,&quot;Greenwood_Infantry&quot;,&quot;Greenwood_Infantry&quot;,tf_woodelf| tfg_armor| tfg_helm| tfg_boots| tf_no_capture_alive,0,0,fac_woodelf,[itm_mirkwood_helm_b,itm_mirkwood_armor_a,itm_leather_gloves,itm_mirkwood_boots,itm_mirkwood_war_spear,itm_mirkwood_short_spear,itm_mirkwood_sword,itm_mirkwood_spear_shield_a,],attr_elf_tier_2,wp_elf_tier_2,knows_common|knows_athletics_5|knows_power_draw_3|knows_power_strike_3|knows_ironflesh_3,mirkwood_elf_face_1,mirkwood_elf_face_2]," calcext:value-type="string">
            <text:p>["greenwood_spearman","Greenwood_Infantry","Greenwood_Infantry",tf_woodelf| tfg_armor| tfg_helm| tfg_boots| tf_no_capture_alive,0,0,fac_woodelf,[itm_mirkwood_helm_b,itm_mirkwood_armor_a,itm_leather_gloves,itm_mirkwood_boots,itm_mirkwood_war_spear,itm_mirkwood_short_spear,itm_mirkwood_sword,itm_mirkwood_spear_shield_a,],attr_elf_tier_2,wp_elf_tier_2,knows_common|knows_athletics_5|knows_power_draw_3|knows_power_strike_3|knows_ironflesh_3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veteran_spearman</text:p>
          </table:table-cell>
          <table:table-cell table:number-columns-repeated="2" table:style-name="ce6" office:value-type="string" calcext:value-type="string">
            <text:p>Greenwood_Veteran_Infantry</text:p>
          </table:table-cell>
          <table:table-cell table:style-name="ce12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 office:value-type="string" calcext:value-type="string">
            <text:p>itm_mirkwood_helm_b,</text:p>
          </table:table-cell>
          <table:table-cell table:style-name="ce18" office:value-type="string" calcext:value-type="string">
            <text:p>itm_mirkwood_light_scale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mirkwood_leather_greaves,</text:p>
          </table:table-cell>
          <table:table-cell table:style-name="ce20" office:value-type="string" calcext:value-type="string">
            <text:p>itm_mirkwood_war_spear,itm_mirkwood_sword,</text:p>
          </table:table-cell>
          <table:table-cell table:style-name="ce18" office:value-type="string" calcext:value-type="string">
            <text:p>itm_mirkwood_spear_shield_a,</text:p>
          </table:table-cell>
          <table:table-cell table:style-name="ce18"/>
          <table:table-cell table:style-name="ce29" office:value-type="string" calcext:value-type="string">
            <text:p>attr_elf_tier_3</text:p>
          </table:table-cell>
          <table:table-cell table:style-name="ce29" office:value-type="string" calcext:value-type="string">
            <text:p>wp_elf_tier_3</text:p>
          </table:table-cell>
          <table:table-cell table:style-name="ce29" office:value-type="string" calcext:value-type="string">
            <text:p>knows_common|knows_athletics_6|knows_power_draw_3|knows_power_strike_4|knows_ironflesh_4</text:p>
          </table:table-cell>
          <table:table-cell table:style-name="ce32" office:value-type="string" calcext:value-type="string">
            <text:p>mirkwood_elf_face_1</text:p>
          </table:table-cell>
          <table:table-cell table:style-name="ce32" office:value-type="string" calcext:value-type="string">
            <text:p>mirkwood_elf_face_2</text:p>
          </table:table-cell>
          <table:table-cell table:style-name="ce34"/>
          <table:table-cell table:style-name="ce7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greenwood_veteran_spearman&quot;,&quot;Greenwood_Veteran_Infantry&quot;,&quot;Greenwood_Veteran_Infantry&quot;,tf_woodelf| tfg_gloves| tfg_shield| tfg_armor| tfg_helm| tfg_boots| tf_no_capture_alive,0,0,fac_woodelf,[itm_mirkwood_helm_b,itm_mirkwood_light_scale,itm_leather_gloves,itm_mirkwood_leather_greaves,itm_mirkwood_war_spear,itm_mirkwood_sword,itm_mirkwood_spear_shield_a,],attr_elf_tier_3,wp_elf_tier_3,knows_common|knows_athletics_6|knows_power_draw_3|knows_power_strike_4|knows_ironflesh_4,mirkwood_elf_face_1,mirkwood_elf_face_2]," calcext:value-type="string">
            <text:p>["greenwood_veteran_spearman","Greenwood_Veteran_Infantry","Greenwood_Veteran_Infantry",tf_woodelf| tfg_gloves| tfg_shield| tfg_armor| tfg_helm| tfg_boots| tf_no_capture_alive,0,0,fac_woodelf,[itm_mirkwood_helm_b,itm_mirkwood_light_scale,itm_leather_gloves,itm_mirkwood_leather_greaves,itm_mirkwood_war_spear,itm_mirkwood_sword,itm_mirkwood_spear_shield_a,],attr_elf_tier_3,wp_elf_tier_3,knows_common|knows_athletics_6|knows_power_draw_3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royal_spearman</text:p>
          </table:table-cell>
          <table:table-cell table:number-columns-repeated="2" table:style-name="ce6" office:value-type="string" calcext:value-type="string">
            <text:p>Greenwood_Elite_Infantry</text:p>
          </table:table-cell>
          <table:table-cell table:style-name="ce12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18" office:value-type="string" calcext:value-type="string">
            <text:p>itm_mirkwood_helm_b,</text:p>
          </table:table-cell>
          <table:table-cell table:style-name="ce18" office:value-type="string" calcext:value-type="string">
            <text:p>itm_mirkwood_armor_d,</text:p>
          </table:table-cell>
          <table:table-cell table:style-name="ce18" office:value-type="string" calcext:value-type="string">
            <text:p>itm_leather_gloves,</text:p>
          </table:table-cell>
          <table:table-cell table:style-name="ce20" office:value-type="string" calcext:value-type="string">
            <text:p>itm_mirkwood_leather_greaves,</text:p>
          </table:table-cell>
          <table:table-cell table:style-name="ce18" office:value-type="string" calcext:value-type="string">
            <text:p>itm_mirkwood_war_spear,</text:p>
          </table:table-cell>
          <table:table-cell table:style-name="ce18" office:value-type="string" calcext:value-type="string">
            <text:p>itm_mirkwood_spear_shield_b,</text:p>
          </table:table-cell>
          <table:table-cell table:style-name="ce18"/>
          <table:table-cell table:style-name="ce29" office:value-type="string" calcext:value-type="string">
            <text:p>attr_elf_tier_4</text:p>
          </table:table-cell>
          <table:table-cell table:style-name="ce29" office:value-type="string" calcext:value-type="string">
            <text:p>wp_elf_tier_4</text:p>
          </table:table-cell>
          <table:table-cell table:style-name="ce29" office:value-type="string" calcext:value-type="string">
            <text:p>knows_common|knows_athletics_7|knows_power_draw_3|knows_power_strike_5|knows_ironflesh_5</text:p>
          </table:table-cell>
          <table:table-cell table:style-name="ce32" office:value-type="string" calcext:value-type="string">
            <text:p>mirkwood_elf_face_1</text:p>
          </table:table-cell>
          <table:table-cell table:style-name="ce32" office:value-type="string" calcext:value-type="string">
            <text:p>mirkwood_elf_face_2</text:p>
          </table:table-cell>
          <table:table-cell table:style-name="ce34"/>
          <table:table-cell table:style-name="ce7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greenwood_royal_spearman&quot;,&quot;Greenwood_Elite_Infantry&quot;,&quot;Greenwood_Elite_Infantry&quot;,tf_woodelf| tfg_gloves| tfg_shield| tfg_armor| tfg_helm| tfg_boots| tf_no_capture_alive,0,0,fac_woodelf,[itm_mirkwood_helm_b,itm_mirkwood_armor_d,itm_leather_gloves,itm_mirkwood_leather_greaves,itm_mirkwood_war_spear,itm_mirkwood_spear_shield_b,],attr_elf_tier_4,wp_elf_tier_4,knows_common|knows_athletics_7|knows_power_draw_3|knows_power_strike_5|knows_ironflesh_5,mirkwood_elf_face_1,mirkwood_elf_face_2]," calcext:value-type="string">
            <text:p>["greenwood_royal_spearman","Greenwood_Elite_Infantry","Greenwood_Elite_Infantry",tf_woodelf| tfg_gloves| tfg_shield| tfg_armor| tfg_helm| tfg_boots| tf_no_capture_alive,0,0,fac_woodelf,[itm_mirkwood_helm_b,itm_mirkwood_armor_d,itm_leather_gloves,itm_mirkwood_leather_greaves,itm_mirkwood_war_spear,itm_mirkwood_spear_shield_b,],attr_elf_tier_4,wp_elf_tier_4,knows_common|knows_athletics_7|knows_power_draw_3|knows_power_strike_5|knows_ironflesh_5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thranduils_royal_swordsman</text:p>
          </table:table-cell>
          <table:table-cell table:style-name="ce6" office:value-type="string" calcext:value-type="string">
            <text:p>Thranduil's_Royal_Swordsman</text:p>
          </table:table-cell>
          <table:table-cell table:style-name="ce6" office:value-type="string" calcext:value-type="string">
            <text:p>Thranduil's_Royal_Swordsmen</text:p>
          </table:table-cell>
          <table:table-cell table:style-name="ce12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 office:value-type="string" calcext:value-type="string">
            <text:p>itm_mirkwood_helm_b,</text:p>
          </table:table-cell>
          <table:table-cell table:style-name="ce18" office:value-type="string" calcext:value-type="string">
            <text:p>itm_mirkwood_armor_e,</text:p>
          </table:table-cell>
          <table:table-cell table:style-name="ce18" office:value-type="string" calcext:value-type="string">
            <text:p>itm_leather_gloves,</text:p>
          </table:table-cell>
          <table:table-cell table:style-name="ce20" office:value-type="string" calcext:value-type="string">
            <text:p>itm_mirkwood_leather_greaves,</text:p>
          </table:table-cell>
          <table:table-cell table:style-name="ce20" office:value-type="string" calcext:value-type="string">
            <text:p>itm_mirkwood_sword,</text:p>
          </table:table-cell>
          <table:table-cell table:style-name="ce18" office:value-type="string" calcext:value-type="string">
            <text:p>itm_mirkwood_spear_shield_c,</text:p>
          </table:table-cell>
          <table:table-cell table:style-name="ce20"/>
          <table:table-cell table:style-name="ce29" office:value-type="string" calcext:value-type="string">
            <text:p>attr_elf_tier_5</text:p>
          </table:table-cell>
          <table:table-cell table:style-name="ce29" office:value-type="string" calcext:value-type="string">
            <text:p>wp_elf_tier_6</text:p>
          </table:table-cell>
          <table:table-cell table:style-name="ce29" office:value-type="string" calcext:value-type="string">
            <text:p>knows_common|knows_athletics_8|knows_power_draw_7|knows_power_strike_7|knows_ironflesh_4</text:p>
          </table:table-cell>
          <table:table-cell table:style-name="ce32" office:value-type="string" calcext:value-type="string">
            <text:p>mirkwood_elf_face_1</text:p>
          </table:table-cell>
          <table:table-cell table:style-name="ce32" office:value-type="string" calcext:value-type="string">
            <text:p>mirkwood_elf_face_2</text:p>
          </table:table-cell>
          <table:table-cell table:style-name="ce34"/>
          <table:table-cell table:style-name="ce7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thranduils_royal_swordsman&quot;,&quot;Thranduil's_Royal_Swordsman&quot;,&quot;Thranduil's_Royal_Swordsmen&quot;,tf_woodelf| tfg_gloves| tfg_shield| tfg_armor| tfg_helm| tfg_boots| tf_no_capture_alive,0,0,fac_woodelf,[itm_mirkwood_helm_b,itm_mirkwood_armor_e,itm_leather_gloves,itm_mirkwood_leather_greaves,itm_mirkwood_sword,itm_mirkwood_spear_shield_c,],attr_elf_tier_5,wp_elf_tier_6,knows_common|knows_athletics_8|knows_power_draw_7|knows_power_strike_7|knows_ironflesh_4,mirkwood_elf_face_1,mirkwood_elf_face_2]," calcext:value-type="string">
            <text:p>["thranduils_royal_swordsman","Thranduil's_Royal_Swordsman","Thranduil's_Royal_Swordsmen",tf_woodelf| tfg_gloves| tfg_shield| tfg_armor| tfg_helm| tfg_boots| tf_no_capture_alive,0,0,fac_woodelf,[itm_mirkwood_helm_b,itm_mirkwood_armor_e,itm_leather_gloves,itm_mirkwood_leather_greaves,itm_mirkwood_sword,itm_mirkwood_spear_shield_c,],attr_elf_tier_5,wp_elf_tier_6,knows_common|knows_athletics_8|knows_power_draw_7|knows_power_strike_7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thranduils_spearman</text:p>
          </table:table-cell>
          <table:table-cell table:style-name="ce6" office:value-type="string" calcext:value-type="string">
            <text:p>Thranduil's_Royal_Spearman</text:p>
          </table:table-cell>
          <table:table-cell table:style-name="ce6" office:value-type="string" calcext:value-type="string">
            <text:p>Thranduil's_Royal_Spearmen</text:p>
          </table:table-cell>
          <table:table-cell table:style-name="ce12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 office:value-type="string" calcext:value-type="string">
            <text:p>itm_mirkwood_helm_c,</text:p>
          </table:table-cell>
          <table:table-cell table:style-name="ce20" office:value-type="string" calcext:value-type="string">
            <text:p>itm_mirkwood_armor_c,</text:p>
          </table:table-cell>
          <table:table-cell table:style-name="ce18" office:value-type="string" calcext:value-type="string">
            <text:p>itm_leather_gloves,</text:p>
          </table:table-cell>
          <table:table-cell table:style-name="ce20" office:value-type="string" calcext:value-type="string">
            <text:p>itm_mirkwood_leather_greaves,</text:p>
          </table:table-cell>
          <table:table-cell table:style-name="ce20" office:value-type="string" calcext:value-type="string">
            <text:p>itm_mirkwood_great_spear,</text:p>
          </table:table-cell>
          <table:table-cell table:style-name="ce20" table:number-columns-repeated="2"/>
          <table:table-cell table:style-name="ce29" office:value-type="string" calcext:value-type="string">
            <text:p>attr_elf_tier_5</text:p>
          </table:table-cell>
          <table:table-cell table:style-name="ce29" office:value-type="string" calcext:value-type="string">
            <text:p>wp_melee(500)</text:p>
          </table:table-cell>
          <table:table-cell table:style-name="ce29" office:value-type="string" calcext:value-type="string">
            <text:p>knows_common|knows_athletics_8|knows_power_draw_7|knows_power_strike_7|knows_ironflesh_4</text:p>
          </table:table-cell>
          <table:table-cell table:style-name="ce32" office:value-type="string" calcext:value-type="string">
            <text:p>mirkwood_elf_face_1</text:p>
          </table:table-cell>
          <table:table-cell table:style-name="ce32" office:value-type="string" calcext:value-type="string">
            <text:p>mirkwood_elf_face_2</text:p>
          </table:table-cell>
          <table:table-cell table:style-name="ce34"/>
          <table:table-cell table:style-name="ce7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thranduils_spearman&quot;,&quot;Thranduil's_Royal_Spearman&quot;,&quot;Thranduil's_Royal_Spearmen&quot;,tf_woodelf| tfg_gloves| tfg_shield| tfg_armor| tfg_helm| tfg_boots| tf_no_capture_alive,0,0,fac_woodelf,[itm_mirkwood_helm_c,itm_mirkwood_armor_c,itm_leather_gloves,itm_mirkwood_leather_greaves,itm_mirkwood_great_spear,],attr_elf_tier_5,wp_melee(500),knows_common|knows_athletics_8|knows_power_draw_7|knows_power_strike_7|knows_ironflesh_4,mirkwood_elf_face_1,mirkwood_elf_face_2]," calcext:value-type="string">
            <text:p>["thranduils_spearman","Thranduil's_Royal_Spearman","Thranduil's_Royal_Spearmen",tf_woodelf| tfg_gloves| tfg_shield| tfg_armor| tfg_helm| tfg_boots| tf_no_capture_alive,0,0,fac_woodelf,[itm_mirkwood_helm_c,itm_mirkwood_armor_c,itm_leather_gloves,itm_mirkwood_leather_greaves,itm_mirkwood_great_spear,],attr_elf_tier_5,wp_melee(500),knows_common|knows_athletics_8|knows_power_draw_7|knows_power_strike_7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standard_bearer</text:p>
          </table:table-cell>
          <table:table-cell table:style-name="ce6" office:value-type="string" calcext:value-type="string">
            <text:p>Greenwood_Standard_Bearer</text:p>
          </table:table-cell>
          <table:table-cell table:style-name="ce6" office:value-type="string" calcext:value-type="string">
            <text:p>Greenwood_Standard_Bearers</text:p>
          </table:table-cell>
          <table:table-cell table:style-name="ce12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 office:value-type="string" calcext:value-type="string">
            <text:p>itm_mirkwood_helm_a,</text:p>
          </table:table-cell>
          <table:table-cell table:style-name="ce20" office:value-type="string" calcext:value-type="string">
            <text:p>itm_mirkwood_armor_c,</text:p>
          </table:table-cell>
          <table:table-cell table:style-name="ce18"/>
          <table:table-cell table:style-name="ce20" office:value-type="string" calcext:value-type="string">
            <text:p>itm_mirkwood_leather_greaves,</text:p>
          </table:table-cell>
          <table:table-cell table:style-name="ce20" office:value-type="string" calcext:value-type="string">
            <text:p>itm_woodelf_banner,</text:p>
          </table:table-cell>
          <table:table-cell table:style-name="ce20" table:number-columns-repeated="2"/>
          <table:table-cell table:style-name="ce29" office:value-type="string" calcext:value-type="string">
            <text:p>attr_elf_tier_5</text:p>
          </table:table-cell>
          <table:table-cell table:style-name="ce29" office:value-type="string" calcext:value-type="string">
            <text:p>wp_elf_tier_5</text:p>
          </table:table-cell>
          <table:table-cell table:style-name="ce29" office:value-type="string" calcext:value-type="string">
            <text:p>knows_common|knows_athletics_4|knows_power_draw_6|knows_power_strike_4|knows_ironflesh_10</text:p>
          </table:table-cell>
          <table:table-cell table:style-name="ce32" office:value-type="string" calcext:value-type="string">
            <text:p>mirkwood_elf_face_1</text:p>
          </table:table-cell>
          <table:table-cell table:style-name="ce32" office:value-type="string" calcext:value-type="string">
            <text:p>mirkwood_elf_face_2</text:p>
          </table:table-cell>
          <table:table-cell table:style-name="ce34"/>
          <table:table-cell table:style-name="ce7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greenwood_standard_bearer&quot;,&quot;Greenwood_Standard_Bearer&quot;,&quot;Greenwood_Standard_Bearers&quot;,tf_woodelf| tfg_gloves| tfg_shield| tfg_armor| tfg_helm| tfg_boots| tf_no_capture_alive,0,0,fac_woodelf,[itm_mirkwood_helm_a,itm_mirkwood_armor_c,itm_mirkwood_leather_greaves,itm_woodelf_banner,],attr_elf_tier_5,wp_elf_tier_5,knows_common|knows_athletics_4|knows_power_draw_6|knows_power_strike_4|knows_ironflesh_10,mirkwood_elf_face_1,mirkwood_elf_face_2]," calcext:value-type="string">
            <text:p>["greenwood_standard_bearer","Greenwood_Standard_Bearer","Greenwood_Standard_Bearers",tf_woodelf| tfg_gloves| tfg_shield| tfg_armor| tfg_helm| tfg_boots| tf_no_capture_alive,0,0,fac_woodelf,[itm_mirkwood_helm_a,itm_mirkwood_armor_c,itm_mirkwood_leather_greave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Rivendell</text:p>
          </table:table-cell>
          <table:table-cell table:style-name="ce7" table:number-columns-repeated="19"/>
          <table:table-cell table:style-name="ce7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office:value-type="string" office:string-value="#Rivendell" calcext:value-type="string">
            <text:p>#Rivendell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scout</text:p>
          </table:table-cell>
          <table:table-cell table:style-name="ce6" office:value-type="string" calcext:value-type="string">
            <text:p>Rivendell_Scout</text:p>
          </table:table-cell>
          <table:table-cell table:style-name="ce6" office:value-type="string" calcext:value-type="string">
            <text:p>Rivendell_Scouts</text:p>
          </table:table-cell>
          <table:table-cell table:style-name="ce12" office:value-type="string" calcext:value-type="string">
            <text:p>tf_imladris| tfg_range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20"/>
          <table:table-cell table:style-name="ce20" office:value-type="string" calcext:value-type="string">
            <text:p>itm_riv_armor_light,</text:p>
          </table:table-cell>
          <table:table-cell table:style-name="ce18"/>
          <table:table-cell table:style-name="ce18" office:value-type="string" calcext:value-type="string">
            <text:p>itm_riv_boots,</text:p>
          </table:table-cell>
          <table:table-cell table:style-name="ce20" office:value-type="string" calcext:value-type="string">
            <text:p>itm_short_bow,itm_elven_arrows,</text:p>
          </table:table-cell>
          <table:table-cell table:style-name="ce18" office:value-type="string" calcext:value-type="string">
            <text:p>itm_riv_archer_sword,</text:p>
          </table:table-cell>
          <table:table-cell table:style-name="ce18"/>
          <table:table-cell table:style-name="ce29" office:value-type="string" calcext:value-type="string">
            <text:p>attr_elf_tier_1</text:p>
          </table:table-cell>
          <table:table-cell table:style-name="ce29" office:value-type="string" calcext:value-type="string">
            <text:p>wp_elf_tier_2</text:p>
          </table:table-cell>
          <table:table-cell table:style-name="ce29" office:value-type="string" calcext:value-type="string">
            <text:p>knows_common|knows_power_draw_3|knows_power_strike_2|knows_ironflesh_1</text:p>
          </table:table-cell>
          <table:table-cell table:style-name="ce32" office:value-type="string" calcext:value-type="string">
            <text:p>rivendell_elf_face_1</text:p>
          </table:table-cell>
          <table:table-cell table:style-name="ce32" office:value-type="string" calcext:value-type="string">
            <text:p>rivendell_elf_face_2</text:p>
          </table:table-cell>
          <table:table-cell table:style-name="ce34"/>
          <table:table-cell table:style-name="ce7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[&quot;rivendell_scout&quot;,&quot;Rivendell_Scout&quot;,&quot;Rivendell_Scouts&quot;,tf_imladris| tfg_ranged| tfg_armor| tfg_boots| tf_no_capture_alive,0,0,fac_imladris,[itm_riv_armor_light,itm_riv_boots,itm_short_bow,itm_elven_arrows,itm_riv_archer_sword,],attr_elf_tier_1,wp_elf_tier_2,knows_common|knows_power_draw_3|knows_power_strike_2|knows_ironflesh_1,rivendell_elf_face_1,rivendell_elf_face_2]," calcext:value-type="string">
            <text:p>["rivendell_scout","Rivendell_Scout","Rivendell_Scouts",tf_imladris| tfg_ranged| tfg_armor| tfg_boots| tf_no_capture_alive,0,0,fac_imladris,[itm_riv_armor_light,itm_riv_boots,itm_short_bow,itm_elven_arrows,itm_riv_archer_sword,],attr_elf_tier_1,wp_elf_tier_2,knows_common|knows_power_draw_3|knows_power_strike_2|knows_ironflesh_1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veteran_scout</text:p>
          </table:table-cell>
          <table:table-cell table:style-name="ce6" office:value-type="string" calcext:value-type="string">
            <text:p>Rivendell_Veteran_Scout</text:p>
          </table:table-cell>
          <table:table-cell table:style-name="ce6" office:value-type="string" calcext:value-type="string">
            <text:p>Rivendell_Veteran_Scouts</text:p>
          </table:table-cell>
          <table:table-cell table:style-name="ce12" office:value-type="string" calcext:value-type="string">
            <text:p>tf_imladris| tfg_range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/>
          <table:table-cell table:style-name="ce18" office:value-type="string" calcext:value-type="string">
            <text:p>itm_riv_armor_light,</text:p>
          </table:table-cell>
          <table:table-cell table:style-name="ce18"/>
          <table:table-cell table:style-name="ce18" office:value-type="string" calcext:value-type="string">
            <text:p>itm_riv_boots,</text:p>
          </table:table-cell>
          <table:table-cell table:style-name="ce18" office:value-type="string" calcext:value-type="string">
            <text:p>itm_elven_bow,itm_elven_arrows,</text:p>
          </table:table-cell>
          <table:table-cell table:style-name="ce18" office:value-type="string" calcext:value-type="string">
            <text:p>itm_riv_archer_sword,</text:p>
          </table:table-cell>
          <table:table-cell table:style-name="ce18"/>
          <table:table-cell table:style-name="ce29" office:value-type="string" calcext:value-type="string">
            <text:p>attr_elf_tier_2</text:p>
          </table:table-cell>
          <table:table-cell table:style-name="ce29" office:value-type="string" calcext:value-type="string">
            <text:p>wp_elf_tier_2</text:p>
          </table:table-cell>
          <table:table-cell table:style-name="ce29" office:value-type="string" calcext:value-type="string">
            <text:p>knows_common|knows_athletics_2|knows_power_strike_2|knows_power_draw_3|knows_power_strike_4|knows_ironflesh_1</text:p>
          </table:table-cell>
          <table:table-cell table:style-name="ce32" office:value-type="string" calcext:value-type="string">
            <text:p>rivendell_elf_face_1</text:p>
          </table:table-cell>
          <table:table-cell table:style-name="ce32" office:value-type="string" calcext:value-type="string">
            <text:p>rivendell_elf_face_2</text:p>
          </table:table-cell>
          <table:table-cell table:style-name="ce34"/>
          <table:table-cell table:style-name="ce7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office:value-type="string" office:string-value="[&quot;rivendell_veteran_scout&quot;,&quot;Rivendell_Veteran_Scout&quot;,&quot;Rivendell_Veteran_Scouts&quot;,tf_imladris| tfg_ranged| tfg_armor| tfg_boots| tf_no_capture_alive,0,0,fac_imladris,[itm_riv_armor_light,itm_riv_boots,itm_elven_bow,itm_elven_arrows,itm_riv_archer_sword,],attr_elf_tier_2,wp_elf_tier_2,knows_common|knows_athletics_2|knows_power_strike_2|knows_power_draw_3|knows_power_strike_4|knows_ironflesh_1,rivendell_elf_face_1,rivendell_elf_face_2]," calcext:value-type="string">
            <text:p>["rivendell_veteran_scout","Rivendell_Veteran_Scout","Rivendell_Veteran_Scouts",tf_imladris| tfg_ranged| tfg_armor| tfg_boots| tf_no_capture_alive,0,0,fac_imladris,[itm_riv_armor_light,itm_riv_boots,itm_elven_bow,itm_elven_arrows,itm_riv_archer_sword,],attr_elf_tier_2,wp_elf_tier_2,knows_common|knows_athletics_2|knows_power_strike_2|knows_power_draw_3|knows_power_strike_4|knows_ironflesh_1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sentinel</text:p>
          </table:table-cell>
          <table:table-cell table:style-name="ce6" office:value-type="string" calcext:value-type="string">
            <text:p>Rivendell_Sentinel</text:p>
          </table:table-cell>
          <table:table-cell table:style-name="ce6" office:value-type="string" calcext:value-type="string">
            <text:p>Rivendell_Sentinels</text:p>
          </table:table-cell>
          <table:table-cell table:style-name="ce12" office:value-type="string" calcext:value-type="string">
            <text:p>tf_imladris| tfg_range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20" office:value-type="string" calcext:value-type="string">
            <text:p>itm_riv_helm_a,</text:p>
          </table:table-cell>
          <table:table-cell table:style-name="ce18" office:value-type="string" calcext:value-type="string">
            <text:p>itm_riv_armor_archer,</text:p>
          </table:table-cell>
          <table:table-cell table:style-name="ce18"/>
          <table:table-cell table:style-name="ce20" office:value-type="string" calcext:value-type="string">
            <text:p>itm_riv_boots,</text:p>
          </table:table-cell>
          <table:table-cell table:style-name="ce25" office:value-type="string" calcext:value-type="string">
            <text:p>itm_riv_bow,itm_elven_arrows,</text:p>
          </table:table-cell>
          <table:table-cell table:style-name="ce20" office:value-type="string" calcext:value-type="string">
            <text:p>itm_riv_archer_sword,</text:p>
          </table:table-cell>
          <table:table-cell table:style-name="ce18"/>
          <table:table-cell table:style-name="ce29" office:value-type="string" calcext:value-type="string">
            <text:p>attr_elf_tier_3</text:p>
          </table:table-cell>
          <table:table-cell table:style-name="ce29" office:value-type="string" calcext:value-type="string">
            <text:p>wp_elf_tier_3</text:p>
          </table:table-cell>
          <table:table-cell table:style-name="ce29" office:value-type="string" calcext:value-type="string">
            <text:p>knows_common|knows_athletics_4|knows_power_draw_4|knows_power_strike_3|knows_ironflesh_3</text:p>
          </table:table-cell>
          <table:table-cell table:style-name="ce32" office:value-type="string" calcext:value-type="string">
            <text:p>rivendell_elf_face_1</text:p>
          </table:table-cell>
          <table:table-cell table:style-name="ce32" office:value-type="string" calcext:value-type="string">
            <text:p>rivendell_elf_face_2</text:p>
          </table:table-cell>
          <table:table-cell table:style-name="ce34"/>
          <table:table-cell table:style-name="ce7"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 office:value-type="string" office:string-value="[&quot;rivendell_sentinel&quot;,&quot;Rivendell_Sentinel&quot;,&quot;Rivendell_Sentinels&quot;,tf_imladris| tfg_ranged| tfg_armor| tfg_helm| tfg_boots| tf_no_capture_alive,0,0,fac_imladris,[itm_riv_helm_a,itm_riv_armor_archer,itm_riv_boots,itm_riv_bow,itm_elven_arrows,itm_riv_archer_sword,],attr_elf_tier_3,wp_elf_tier_3,knows_common|knows_athletics_4|knows_power_draw_4|knows_power_strike_3|knows_ironflesh_3,rivendell_elf_face_1,rivendell_elf_face_2]," calcext:value-type="string">
            <text:p>["rivendell_sentinel","Rivendell_Sentinel","Rivendell_Sentinels",tf_imladris| tfg_ranged| tfg_armor| tfg_helm| tfg_boots| tf_no_capture_alive,0,0,fac_imladris,[itm_riv_helm_a,itm_riv_armor_archer,itm_riv_boots,itm_riv_bow,itm_elven_arrows,itm_riv_archer_sword,],attr_elf_tier_3,wp_elf_tier_3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veteran_sentinel</text:p>
          </table:table-cell>
          <table:table-cell table:style-name="ce6" office:value-type="string" calcext:value-type="string">
            <text:p>Rivendell_Veteran_Sentinel</text:p>
          </table:table-cell>
          <table:table-cell table:style-name="ce6" office:value-type="string" calcext:value-type="string">
            <text:p>Rivendell_Veteran_Sentinels</text:p>
          </table:table-cell>
          <table:table-cell table:style-name="ce12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riv_helm_a,</text:p>
          </table:table-cell>
          <table:table-cell table:style-name="ce18" office:value-type="string" calcext:value-type="string">
            <text:p>itm_riv_armor_archer,</text:p>
          </table:table-cell>
          <table:table-cell table:style-name="ce18"/>
          <table:table-cell table:style-name="ce18" office:value-type="string" calcext:value-type="string">
            <text:p>itm_riv_boots,</text:p>
          </table:table-cell>
          <table:table-cell table:style-name="ce18" office:value-type="string" calcext:value-type="string">
            <text:p>itm_riv_bow,itm_elven_arrows,</text:p>
          </table:table-cell>
          <table:table-cell table:style-name="ce18" office:value-type="string" calcext:value-type="string">
            <text:p>itm_riv_archer_sword,</text:p>
          </table:table-cell>
          <table:table-cell table:style-name="ce18"/>
          <table:table-cell table:style-name="ce29" office:value-type="string" calcext:value-type="string">
            <text:p>attr_elf_tier_4</text:p>
          </table:table-cell>
          <table:table-cell table:style-name="ce29" office:value-type="string" calcext:value-type="string">
            <text:p>wp_elf_tier_4</text:p>
          </table:table-cell>
          <table:table-cell table:style-name="ce29" office:value-type="string" calcext:value-type="string">
            <text:p>knows_common|knows_athletics_5|knows_power_draw_4|knows_power_strike_3|knows_ironflesh_4</text:p>
          </table:table-cell>
          <table:table-cell table:style-name="ce32" office:value-type="string" calcext:value-type="string">
            <text:p>rivendell_elf_face_1</text:p>
          </table:table-cell>
          <table:table-cell table:style-name="ce32" office:value-type="string" calcext:value-type="string">
            <text:p>rivendell_elf_face_2</text:p>
          </table:table-cell>
          <table:table-cell table:style-name="ce34"/>
          <table:table-cell table:style-name="ce7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[&quot;rivendell_veteran_sentinel&quot;,&quot;Rivendell_Veteran_Sentinel&quot;,&quot;Rivendell_Veteran_Sentinels&quot;,tf_imladris| tfg_ranged| tfg_gloves| tfg_shield| tfg_armor| tfg_helm| tfg_boots| tf_no_capture_alive,0,0,fac_imladris,[itm_riv_helm_a,itm_riv_armor_archer,itm_riv_boots,itm_riv_bow,itm_elven_arrows,itm_riv_archer_sword,],attr_elf_tier_4,wp_elf_tier_4,knows_common|knows_athletics_5|knows_power_draw_4|knows_power_strike_3|knows_ironflesh_4,rivendell_elf_face_1,rivendell_elf_face_2]," calcext:value-type="string">
            <text:p>["rivendell_veteran_sentinel","Rivendell_Veteran_Sentinel","Rivendell_Veteran_Sentinels",tf_imladris| tfg_ranged| tfg_gloves| tfg_shield| tfg_armor| tfg_helm| tfg_boots| tf_no_capture_alive,0,0,fac_imladris,[itm_riv_helm_a,itm_riv_armor_archer,itm_riv_boots,itm_riv_bow,itm_elven_arrows,itm_riv_archer_sword,],attr_elf_tier_4,wp_elf_tier_4,knows_common|knows_athletics_5|knows_power_draw_4|knows_power_strike_3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elite_sentinel</text:p>
          </table:table-cell>
          <table:table-cell table:style-name="ce6" office:value-type="string" calcext:value-type="string">
            <text:p>Rivendell_Elite_Sentinel</text:p>
          </table:table-cell>
          <table:table-cell table:style-name="ce6" office:value-type="string" calcext:value-type="string">
            <text:p>Rivendell_Elite_Sentinels</text:p>
          </table:table-cell>
          <table:table-cell table:style-name="ce12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riv_helm_b,</text:p>
          </table:table-cell>
          <table:table-cell table:style-name="ce18" office:value-type="string" calcext:value-type="string">
            <text:p>itm_riv_armor_m_archer,</text:p>
          </table:table-cell>
          <table:table-cell table:style-name="ce18"/>
          <table:table-cell table:style-name="ce18" office:value-type="string" calcext:value-type="string">
            <text:p>itm_riv_boots,</text:p>
          </table:table-cell>
          <table:table-cell table:style-name="ce18" office:value-type="string" calcext:value-type="string">
            <text:p>itm_riv_bow,itm_elven_arrows,</text:p>
          </table:table-cell>
          <table:table-cell table:style-name="ce20" office:value-type="string" calcext:value-type="string">
            <text:p>itm_riv_1h_sword,itm_riv_shield_a,</text:p>
          </table:table-cell>
          <table:table-cell table:style-name="ce18"/>
          <table:table-cell table:style-name="ce29" office:value-type="string" calcext:value-type="string">
            <text:p>attr_elf_tier_5</text:p>
          </table:table-cell>
          <table:table-cell table:style-name="ce29" office:value-type="string" calcext:value-type="string">
            <text:p>wp_elf_tier_5</text:p>
          </table:table-cell>
          <table:table-cell table:style-name="ce29" office:value-type="string" calcext:value-type="string">
            <text:p>knows_common|knows_athletics_5|knows_power_draw_5|knows_power_strike_4|knows_ironflesh_4</text:p>
          </table:table-cell>
          <table:table-cell table:style-name="ce32" office:value-type="string" calcext:value-type="string">
            <text:p>rivendell_elf_face_1</text:p>
          </table:table-cell>
          <table:table-cell table:style-name="ce32" office:value-type="string" calcext:value-type="string">
            <text:p>rivendell_elf_face_2</text:p>
          </table:table-cell>
          <table:table-cell table:style-name="ce34"/>
          <table:table-cell table:style-name="ce7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rivendell_elite_sentinel&quot;,&quot;Rivendell_Elite_Sentinel&quot;,&quot;Rivendell_Elite_Sentinels&quot;,tf_imladris| tfg_ranged| tfg_gloves| tfg_shield| tfg_armor| tfg_helm| tfg_boots| tf_no_capture_alive,0,0,fac_imladris,[itm_riv_helm_b,itm_riv_armor_m_archer,itm_riv_boots,itm_riv_bow,itm_elven_arrows,itm_riv_1h_sword,itm_riv_shield_a,],attr_elf_tier_5,wp_elf_tier_5,knows_common|knows_athletics_5|knows_power_draw_5|knows_power_strike_4|knows_ironflesh_4,rivendell_elf_face_1,rivendell_elf_face_2]," calcext:value-type="string">
            <text:p>["rivendell_elite_sentinel","Rivendell_Elite_Sentinel","Rivendell_Elite_Sentinels",tf_imladris| tfg_ranged| tfg_gloves| tfg_shield| tfg_armor| tfg_helm| tfg_boots| tf_no_capture_alive,0,0,fac_imladris,[itm_riv_helm_b,itm_riv_armor_m_archer,itm_riv_boots,itm_riv_bow,itm_elven_arrows,itm_riv_1h_sword,itm_riv_shield_a,],attr_elf_tier_5,wp_elf_tier_5,knows_common|knows_athletics_5|knows_power_draw_5|knows_power_strike_4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guardian</text:p>
          </table:table-cell>
          <table:table-cell table:style-name="ce6" office:value-type="string" calcext:value-type="string">
            <text:p>Rivendell_Guardian</text:p>
          </table:table-cell>
          <table:table-cell table:style-name="ce6" office:value-type="string" calcext:value-type="string">
            <text:p>Rivendell_Guardians</text:p>
          </table:table-cell>
          <table:table-cell table:style-name="ce12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riv_helm_b,</text:p>
          </table:table-cell>
          <table:table-cell table:style-name="ce18" office:value-type="string" calcext:value-type="string">
            <text:p>itm_riv_armor_m_archer,</text:p>
          </table:table-cell>
          <table:table-cell table:style-name="ce18" office:value-type="string" calcext:value-type="string">
            <text:p>itm_leather_gloves,</text:p>
          </table:table-cell>
          <table:table-cell table:style-name="ce20" office:value-type="string" calcext:value-type="string">
            <text:p>itm_riv_boots,</text:p>
          </table:table-cell>
          <table:table-cell table:style-name="ce18" office:value-type="string" calcext:value-type="string">
            <text:p>itm_riv_bow,itm_elven_arrows,</text:p>
          </table:table-cell>
          <table:table-cell table:style-name="ce18" office:value-type="string" calcext:value-type="string">
            <text:p>itm_riv_1h_sword,itm_riv_shield_a,</text:p>
          </table:table-cell>
          <table:table-cell table:style-name="ce18"/>
          <table:table-cell table:style-name="ce29" office:value-type="string" calcext:value-type="string">
            <text:p>attr_elf_tier_6</text:p>
          </table:table-cell>
          <table:table-cell table:style-name="ce29" office:value-type="string" calcext:value-type="string">
            <text:p>wp_elf_tier_6</text:p>
          </table:table-cell>
          <table:table-cell table:style-name="ce29" office:value-type="string" calcext:value-type="string">
            <text:p>knows_common|knows_athletics_5|knows_power_draw_6|knows_power_strike_4|knows_ironflesh_4</text:p>
          </table:table-cell>
          <table:table-cell table:style-name="ce32" office:value-type="string" calcext:value-type="string">
            <text:p>rivendell_elf_face_1</text:p>
          </table:table-cell>
          <table:table-cell table:style-name="ce32" office:value-type="string" calcext:value-type="string">
            <text:p>rivendell_elf_face_2</text:p>
          </table:table-cell>
          <table:table-cell table:style-name="ce34"/>
          <table:table-cell table:style-name="ce7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rivendell_guardian&quot;,&quot;Rivendell_Guardian&quot;,&quot;Rivendell_Guardians&quot;,tf_imladris| tfg_ranged| tfg_gloves| tfg_shield| tfg_armor| tfg_helm| tfg_boots| tf_no_capture_alive,0,0,fac_imladris,[itm_riv_helm_b,itm_riv_armor_m_archer,itm_leather_gloves,itm_riv_boots,itm_riv_bow,itm_elven_arrows,itm_riv_1h_sword,itm_riv_shield_a,],attr_elf_tier_6,wp_elf_tier_6,knows_common|knows_athletics_5|knows_power_draw_6|knows_power_strike_4|knows_ironflesh_4,rivendell_elf_face_1,rivendell_elf_face_2]," calcext:value-type="string">
            <text:p>["rivendell_guardian","Rivendell_Guardian","Rivendell_Guardians",tf_imladris| tfg_ranged| tfg_gloves| tfg_shield| tfg_armor| tfg_helm| tfg_boots| tf_no_capture_alive,0,0,fac_imladris,[itm_riv_helm_b,itm_riv_armor_m_archer,itm_leather_gloves,itm_riv_boots,itm_riv_bow,itm_elven_arrows,itm_riv_1h_sword,itm_riv_shield_a,],attr_elf_tier_6,wp_elf_tier_6,knows_common|knows_athletics_5|knows_power_draw_6|knows_power_strike_4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infantry</text:p>
          </table:table-cell>
          <table:table-cell table:number-columns-repeated="2" table:style-name="ce6" office:value-type="string" calcext:value-type="string">
            <text:p>Rivendell_Infantry</text:p>
          </table:table-cell>
          <table:table-cell table:style-name="ce12" office:value-type="string" calcext:value-type="string">
            <text:p>tf_imladri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20" office:value-type="string" calcext:value-type="string">
            <text:p>itm_riv_helm_a,</text:p>
          </table:table-cell>
          <table:table-cell table:style-name="ce20" office:value-type="string" calcext:value-type="string">
            <text:p>itm_riv_armor_light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riv_boots,</text:p>
          </table:table-cell>
          <table:table-cell table:style-name="ce20" office:value-type="string" calcext:value-type="string">
            <text:p>itm_riv_spear,itm_riv_1h_sword,</text:p>
          </table:table-cell>
          <table:table-cell table:style-name="ce18" office:value-type="string" calcext:value-type="string">
            <text:p>itm_riv_shield_a,</text:p>
          </table:table-cell>
          <table:table-cell table:style-name="ce18"/>
          <table:table-cell table:style-name="ce29" office:value-type="string" calcext:value-type="string">
            <text:p>attr_elf_tier_2</text:p>
          </table:table-cell>
          <table:table-cell table:style-name="ce29" office:value-type="string" calcext:value-type="string">
            <text:p>wp_elf_tier_2</text:p>
          </table:table-cell>
          <table:table-cell table:style-name="ce29" office:value-type="string" calcext:value-type="string">
            <text:p>knows_common|knows_athletics_4|knows_power_draw_4|knows_power_strike_3|knows_ironflesh_3</text:p>
          </table:table-cell>
          <table:table-cell table:style-name="ce32" office:value-type="string" calcext:value-type="string">
            <text:p>rivendell_elf_face_1</text:p>
          </table:table-cell>
          <table:table-cell table:style-name="ce32" office:value-type="string" calcext:value-type="string">
            <text:p>rivendell_elf_face_2</text:p>
          </table:table-cell>
          <table:table-cell table:style-name="ce34"/>
          <table:table-cell table:style-name="ce7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rivendell_infantry&quot;,&quot;Rivendell_Infantry&quot;,&quot;Rivendell_Infantry&quot;,tf_imladris| tfg_shield| tfg_armor| tfg_helm| tfg_boots| tf_no_capture_alive,0,0,fac_imladris,[itm_riv_helm_a,itm_riv_armor_light,itm_leather_gloves,itm_riv_boots,itm_riv_spear,itm_riv_1h_sword,itm_riv_shield_a,],attr_elf_tier_2,wp_elf_tier_2,knows_common|knows_athletics_4|knows_power_draw_4|knows_power_strike_3|knows_ironflesh_3,rivendell_elf_face_1,rivendell_elf_face_2]," calcext:value-type="string">
            <text:p>["rivendell_infantry","Rivendell_Infantry","Rivendell_Infantry",tf_imladris| tfg_shield| tfg_armor| tfg_helm| tfg_boots| tf_no_capture_alive,0,0,fac_imladris,[itm_riv_helm_a,itm_riv_armor_light,itm_leather_gloves,itm_riv_boots,itm_riv_spear,itm_riv_1h_sword,itm_riv_shield_a,],attr_elf_tier_2,wp_elf_tier_2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veteran_infantry</text:p>
          </table:table-cell>
          <table:table-cell table:number-columns-repeated="2" table:style-name="ce6" office:value-type="string" calcext:value-type="string">
            <text:p>Rivendell_Veteran_Infantry</text:p>
          </table:table-cell>
          <table:table-cell table:style-name="ce12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riv_helm_b,</text:p>
          </table:table-cell>
          <table:table-cell table:style-name="ce18" office:value-type="string" calcext:value-type="string">
            <text:p>itm_riv_armor_light_inf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riv_boots,</text:p>
          </table:table-cell>
          <table:table-cell table:style-name="ce20" office:value-type="string" calcext:value-type="string">
            <text:p>itm_riv_spear,itm_riv_1h_sword,</text:p>
          </table:table-cell>
          <table:table-cell table:style-name="ce18" office:value-type="string" calcext:value-type="string">
            <text:p>itm_riv_shield_a,</text:p>
          </table:table-cell>
          <table:table-cell table:style-name="ce18"/>
          <table:table-cell table:style-name="ce29" office:value-type="string" calcext:value-type="string">
            <text:p>attr_elf_tier_3</text:p>
          </table:table-cell>
          <table:table-cell table:style-name="ce29" office:value-type="string" calcext:value-type="string">
            <text:p>wp_elf_tier_3</text:p>
          </table:table-cell>
          <table:table-cell table:style-name="ce29" office:value-type="string" calcext:value-type="string">
            <text:p>knows_common|knows_athletics_5|knows_power_draw_4|knows_power_strike_4|knows_ironflesh_4</text:p>
          </table:table-cell>
          <table:table-cell table:style-name="ce32" office:value-type="string" calcext:value-type="string">
            <text:p>rivendell_elf_face_1</text:p>
          </table:table-cell>
          <table:table-cell table:style-name="ce32" office:value-type="string" calcext:value-type="string">
            <text:p>rivendell_elf_face_2</text:p>
          </table:table-cell>
          <table:table-cell table:style-name="ce34"/>
          <table:table-cell table:style-name="ce7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rivendell_veteran_infantry&quot;,&quot;Rivendell_Veteran_Infantry&quot;,&quot;Rivendell_Veteran_Infantry&quot;,tf_imladris| tfg_gloves| tfg_shield| tfg_armor| tfg_helm| tfg_boots| tf_no_capture_alive,0,0,fac_imladris,[itm_riv_helm_b,itm_riv_armor_light_inf,itm_leather_gloves,itm_riv_boots,itm_riv_spear,itm_riv_1h_sword,itm_riv_shield_a,],attr_elf_tier_3,wp_elf_tier_3,knows_common|knows_athletics_5|knows_power_draw_4|knows_power_strike_4|knows_ironflesh_4,rivendell_elf_face_1,rivendell_elf_face_2]," calcext:value-type="string">
            <text:p>["rivendell_veteran_infantry","Rivendell_Veteran_Infantry","Rivendell_Veteran_Infantry",tf_imladris| tfg_gloves| tfg_shield| tfg_armor| tfg_helm| tfg_boots| tf_no_capture_alive,0,0,fac_imladris,[itm_riv_helm_b,itm_riv_armor_light_inf,itm_leather_gloves,itm_riv_boots,itm_riv_spear,itm_riv_1h_sword,itm_riv_shield_a,],attr_elf_tier_3,wp_elf_tier_3,knows_common|knows_athletics_5|knows_power_draw_4|knows_power_strike_4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elite_infantry</text:p>
          </table:table-cell>
          <table:table-cell table:number-columns-repeated="2" table:style-name="ce6" office:value-type="string" calcext:value-type="string">
            <text:p>Rivendell_Elite_Infantry</text:p>
          </table:table-cell>
          <table:table-cell table:style-name="ce12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20" office:value-type="string" calcext:value-type="string">
            <text:p>itm_riv_helm_c,</text:p>
          </table:table-cell>
          <table:table-cell table:style-name="ce18" office:value-type="string" calcext:value-type="string">
            <text:p>itm_riv_armor_me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riv_boots,</text:p>
          </table:table-cell>
          <table:table-cell table:style-name="ce25" office:value-type="string" calcext:value-type="string">
            <text:p>itm_riv_spear,itm_riv_1h_sword,</text:p>
          </table:table-cell>
          <table:table-cell table:style-name="ce18" office:value-type="string" calcext:value-type="string">
            <text:p>itm_riv_shield_a,</text:p>
          </table:table-cell>
          <table:table-cell table:style-name="ce18"/>
          <table:table-cell table:style-name="ce29" office:value-type="string" calcext:value-type="string">
            <text:p>attr_elf_tier_4</text:p>
          </table:table-cell>
          <table:table-cell table:style-name="ce29" office:value-type="string" calcext:value-type="string">
            <text:p>wp_elf_tier_4</text:p>
          </table:table-cell>
          <table:table-cell table:style-name="ce29" office:value-type="string" calcext:value-type="string">
            <text:p>knows_common|knows_athletics_5|knows_power_draw_5|knows_power_strike_5|knows_ironflesh_4</text:p>
          </table:table-cell>
          <table:table-cell table:style-name="ce32" office:value-type="string" calcext:value-type="string">
            <text:p>rivendell_elf_face_1</text:p>
          </table:table-cell>
          <table:table-cell table:style-name="ce32" office:value-type="string" calcext:value-type="string">
            <text:p>rivendell_elf_face_2</text:p>
          </table:table-cell>
          <table:table-cell table:style-name="ce34"/>
          <table:table-cell table:style-name="ce7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rivendell_elite_infantry&quot;,&quot;Rivendell_Elite_Infantry&quot;,&quot;Rivendell_Elite_Infantry&quot;,tf_imladris| tfg_gloves| tfg_shield| tfg_armor| tfg_helm| tfg_boots| tf_no_capture_alive,0,0,fac_imladris,[itm_riv_helm_c,itm_riv_armor_med,itm_leather_gloves,itm_riv_boots,itm_riv_spear,itm_riv_1h_sword,itm_riv_shield_a,],attr_elf_tier_4,wp_elf_tier_4,knows_common|knows_athletics_5|knows_power_draw_5|knows_power_strike_5|knows_ironflesh_4,rivendell_elf_face_1,rivendell_elf_face_2]," calcext:value-type="string">
            <text:p>["rivendell_elite_infantry","Rivendell_Elite_Infantry","Rivendell_Elite_Infantry",tf_imladris| tfg_gloves| tfg_shield| tfg_armor| tfg_helm| tfg_boots| tf_no_capture_alive,0,0,fac_imladris,[itm_riv_helm_c,itm_riv_armor_med,itm_leather_gloves,itm_riv_boots,itm_riv_spear,itm_riv_1h_sword,itm_riv_shield_a,],attr_elf_tier_4,wp_elf_tier_4,knows_common|knows_athletics_5|knows_power_draw_5|knows_power_strike_5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royal_infantry</text:p>
          </table:table-cell>
          <table:table-cell table:number-columns-repeated="2" table:style-name="ce6" office:value-type="string" calcext:value-type="string">
            <text:p>Rivendell_Royal_Infantry</text:p>
          </table:table-cell>
          <table:table-cell table:style-name="ce12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riv_helm_c,</text:p>
          </table:table-cell>
          <table:table-cell table:style-name="ce18" office:value-type="string" calcext:value-type="string">
            <text:p>itm_riv_armor_heavy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iv_boots,</text:p>
          </table:table-cell>
          <table:table-cell table:style-name="ce18" office:value-type="string" calcext:value-type="string">
            <text:p>itm_riv_spear,itm_riv_1h_sword,itm_riv_bas_sword,</text:p>
          </table:table-cell>
          <table:table-cell table:style-name="ce18" office:value-type="string" calcext:value-type="string">
            <text:p>itm_riv_shield_a,</text:p>
          </table:table-cell>
          <table:table-cell table:style-name="ce18"/>
          <table:table-cell table:style-name="ce29" office:value-type="string" calcext:value-type="string">
            <text:p>attr_elf_tier_5</text:p>
          </table:table-cell>
          <table:table-cell table:style-name="ce29" office:value-type="string" calcext:value-type="string">
            <text:p>wp_elf_tier_5</text:p>
          </table:table-cell>
          <table:table-cell table:style-name="ce29" office:value-type="string" calcext:value-type="string">
            <text:p>knows_common|knows_athletics_5|knows_power_draw_6|knows_power_strike_7|knows_ironflesh_4</text:p>
          </table:table-cell>
          <table:table-cell table:style-name="ce32" office:value-type="string" calcext:value-type="string">
            <text:p>rivendell_elf_face_1</text:p>
          </table:table-cell>
          <table:table-cell table:style-name="ce32" office:value-type="string" calcext:value-type="string">
            <text:p>rivendell_elf_face_2</text:p>
          </table:table-cell>
          <table:table-cell table:style-name="ce34"/>
          <table:table-cell table:style-name="ce7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rivendell_royal_infantry&quot;,&quot;Rivendell_Royal_Infantry&quot;,&quot;Rivendell_Royal_Infantry&quot;,tf_imladris| tfg_gloves| tfg_shield| tfg_armor| tfg_helm| tfg_boots| tf_no_capture_alive,0,0,fac_imladris,[itm_riv_helm_c,itm_riv_armor_heavy,itm_mail_mittens,itm_riv_boots,itm_riv_spear,itm_riv_1h_sword,itm_riv_bas_sword,itm_riv_shield_a,],attr_elf_tier_5,wp_elf_tier_5,knows_common|knows_athletics_5|knows_power_draw_6|knows_power_strike_7|knows_ironflesh_4,rivendell_elf_face_1,rivendell_elf_face_2]," calcext:value-type="string">
            <text:p>["rivendell_royal_infantry","Rivendell_Royal_Infantry","Rivendell_Royal_Infantry",tf_imladris| tfg_gloves| tfg_shield| tfg_armor| tfg_helm| tfg_boots| tf_no_capture_alive,0,0,fac_imladris,[itm_riv_helm_c,itm_riv_armor_heavy,itm_mail_mittens,itm_riv_boots,itm_riv_spear,itm_riv_1h_sword,itm_riv_bas_sword,itm_riv_shield_a,],attr_elf_tier_5,wp_elf_tier_5,knows_common|knows_athletics_5|knows_power_draw_6|knows_power_strike_7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cavalry</text:p>
          </table:table-cell>
          <table:table-cell table:number-columns-repeated="2" table:style-name="ce6" office:value-type="string" calcext:value-type="string">
            <text:p>Rivendell_Cavalry</text:p>
          </table:table-cell>
          <table:table-cell table:style-name="ce12" office:value-type="string" calcext:value-type="string">
            <text:p>tf_imladris| tf_mounted| tfg_gloves| tfg_shield| tfg_armor| tfg_helm| tfg_horse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riv_helm_c,</text:p>
          </table:table-cell>
          <table:table-cell table:style-name="ce18" office:value-type="string" calcext:value-type="string">
            <text:p>itm_riv_armor_h_archer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riv_boots,</text:p>
          </table:table-cell>
          <table:table-cell table:style-name="ce20" office:value-type="string" calcext:value-type="string">
            <text:p>itm_riv_spear,itm_riv_1h_sword,itm_riv_riding_sword,itm_riv_bas_sword,</text:p>
          </table:table-cell>
          <table:table-cell table:style-name="ce20" office:value-type="string" calcext:value-type="string">
            <text:p>itm_riv_shield_b,</text:p>
          </table:table-cell>
          <table:table-cell table:style-name="ce18" office:value-type="string" calcext:value-type="string">
            <text:p>itm_riv_warhorse,</text:p>
          </table:table-cell>
          <table:table-cell table:style-name="ce29" office:value-type="string" calcext:value-type="string">
            <text:p>attr_elf_tier_4</text:p>
          </table:table-cell>
          <table:table-cell table:style-name="ce29" office:value-type="string" calcext:value-type="string">
            <text:p>wp_elf_tier_4</text:p>
          </table:table-cell>
          <table:table-cell table:style-name="ce29" office:value-type="string" calcext:value-type="string">
            <text:p>knows_common|knows_riding_5|knows_athletics_5|knows_power_draw_5|knows_power_strike_6|knows_ironflesh_4</text:p>
          </table:table-cell>
          <table:table-cell table:style-name="ce32" office:value-type="string" calcext:value-type="string">
            <text:p>rivendell_elf_face_1</text:p>
          </table:table-cell>
          <table:table-cell table:style-name="ce32" office:value-type="string" calcext:value-type="string">
            <text:p>rivendell_elf_face_2</text:p>
          </table:table-cell>
          <table:table-cell table:style-name="ce34"/>
          <table:table-cell table:style-name="ce7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rivendell_cavalry&quot;,&quot;Rivendell_Cavalry&quot;,&quot;Rivendell_Cavalry&quot;,tf_imladris| tf_mounted| tfg_gloves| tfg_shield| tfg_armor| tfg_helm| tfg_horse| tfg_boots| tf_no_capture_alive,0,0,fac_imladris,[itm_riv_helm_c,itm_riv_armor_h_archer,itm_leather_gloves,itm_riv_boots,itm_riv_spear,itm_riv_1h_sword,itm_riv_riding_sword,itm_riv_bas_sword,itm_riv_shield_b,itm_riv_warhorse,],attr_elf_tier_4,wp_elf_tier_4,knows_common|knows_riding_5|knows_athletics_5|knows_power_draw_5|knows_power_strike_6|knows_ironflesh_4,rivendell_elf_face_1,rivendell_elf_face_2]," calcext:value-type="string">
            <text:p>["rivendell_cavalry","Rivendell_Cavalry","Rivendell_Cavalry",tf_imladris| tf_mounted| tfg_gloves| tfg_shield| tfg_armor| tfg_helm| tfg_horse| tfg_boots| tf_no_capture_alive,0,0,fac_imladris,[itm_riv_helm_c,itm_riv_armor_h_archer,itm_leather_gloves,itm_riv_boots,itm_riv_spear,itm_riv_1h_sword,itm_riv_riding_sword,itm_riv_bas_sword,itm_riv_shield_b,itm_riv_warhorse,],attr_elf_tier_4,wp_elf_tier_4,knows_common|knows_riding_5|knows_athletics_5|knows_power_draw_5|knows_power_strike_6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night_of_rivendell</text:p>
          </table:table-cell>
          <table:table-cell table:style-name="ce6" office:value-type="string" calcext:value-type="string">
            <text:p>Knight_of_Rivendell</text:p>
          </table:table-cell>
          <table:table-cell table:style-name="ce6" office:value-type="string" calcext:value-type="string">
            <text:p>Knights_of_Rivendell</text:p>
          </table:table-cell>
          <table:table-cell table:style-name="ce12" office:value-type="string" calcext:value-type="string">
            <text:p>tf_imladris| tfg_ranged| tf_mounted| tfg_gloves| tfg_shield| tfg_armor| tfg_helm| tfg_horse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riv_helm_c,</text:p>
          </table:table-cell>
          <table:table-cell table:style-name="ce18" office:value-type="string" calcext:value-type="string">
            <text:p>itm_riv_armor_h_archer,</text:p>
          </table:table-cell>
          <table:table-cell table:style-name="ce18"/>
          <table:table-cell table:style-name="ce20" office:value-type="string" calcext:value-type="string">
            <text:p>itm_riv_boots,</text:p>
          </table:table-cell>
          <table:table-cell table:style-name="ce18" office:value-type="string" calcext:value-type="string">
            <text:p>itm_strong_bow,itm_elven_arrows,</text:p>
          </table:table-cell>
          <table:table-cell table:style-name="ce18" office:value-type="string" calcext:value-type="string">
            <text:p>itm_riv_1h_sword,itm_riv_bas_sword,itm_riv_shield_b,itm_riv_spear,itm_riv_riding_sword,</text:p>
          </table:table-cell>
          <table:table-cell table:style-name="ce18" office:value-type="string" calcext:value-type="string">
            <text:p>itm_riv_warhorse2,</text:p>
          </table:table-cell>
          <table:table-cell table:style-name="ce29" office:value-type="string" calcext:value-type="string">
            <text:p>attr_elf_tier_5</text:p>
          </table:table-cell>
          <table:table-cell table:style-name="ce29" office:value-type="string" calcext:value-type="string">
            <text:p>wp_elf_tier_5</text:p>
          </table:table-cell>
          <table:table-cell table:style-name="ce29" office:value-type="string" calcext:value-type="string">
            <text:p>knows_common|knows_riding_6|knows_horse_archery_6|knows_athletics_5|knows_power_draw_6|knows_power_strike_6|knows_ironflesh_4</text:p>
          </table:table-cell>
          <table:table-cell table:style-name="ce32" office:value-type="string" calcext:value-type="string">
            <text:p>rivendell_elf_face_1</text:p>
          </table:table-cell>
          <table:table-cell table:style-name="ce32" office:value-type="string" calcext:value-type="string">
            <text:p>rivendell_elf_face_2</text:p>
          </table:table-cell>
          <table:table-cell table:style-name="ce34"/>
          <table:table-cell table:style-name="ce7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knight_of_rivendell&quot;,&quot;Knight_of_Rivendell&quot;,&quot;Knights_of_Rivendell&quot;,tf_imladris| tfg_ranged| tf_mounted| tfg_gloves| tfg_shield| tfg_armor| tfg_helm| tfg_horse| tfg_boots| tf_no_capture_alive,0,0,fac_imladris,[itm_riv_helm_c,itm_riv_armor_h_archer,itm_riv_boots,itm_strong_bow,itm_elven_arrows,itm_riv_1h_sword,itm_riv_bas_sword,itm_riv_shield_b,itm_riv_spear,itm_riv_riding_sword,itm_riv_warhorse2,],attr_elf_tier_5,wp_elf_tier_5,knows_common|knows_riding_6|knows_horse_archery_6|knows_athletics_5|knows_power_draw_6|knows_power_strike_6|knows_ironflesh_4,rivendell_elf_face_1,rivendell_elf_face_2]," calcext:value-type="string">
            <text:p>["knight_of_rivendell","Knight_of_Rivendell","Knights_of_Rivendell",tf_imladris| tfg_ranged| tf_mounted| tfg_gloves| tfg_shield| tfg_armor| tfg_helm| tfg_horse| tfg_boots| tf_no_capture_alive,0,0,fac_imladris,[itm_riv_helm_c,itm_riv_armor_h_archer,itm_riv_boots,itm_strong_bow,itm_elven_arrows,itm_riv_1h_sword,itm_riv_bas_sword,itm_riv_shield_b,itm_riv_spear,itm_riv_riding_sword,itm_riv_warhorse2,],attr_elf_tier_5,wp_elf_tier_5,knows_common|knows_riding_6|knows_horse_archery_6|knows_athletics_5|knows_power_draw_6|knows_power_strike_6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standard_bearer</text:p>
          </table:table-cell>
          <table:table-cell table:style-name="ce6" office:value-type="string" calcext:value-type="string">
            <text:p>Rivendell_Standard_Bearer</text:p>
          </table:table-cell>
          <table:table-cell table:style-name="ce6" office:value-type="string" calcext:value-type="string">
            <text:p>Rivendell_Standard_Bearers</text:p>
          </table:table-cell>
          <table:table-cell table:style-name="ce12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riv_helm_c,</text:p>
          </table:table-cell>
          <table:table-cell table:style-name="ce18" office:value-type="string" calcext:value-type="string">
            <text:p>itm_riv_armor_heavy,</text:p>
          </table:table-cell>
          <table:table-cell table:style-name="ce18" office:value-type="string" calcext:value-type="string">
            <text:p>itm_mail_mittens,</text:p>
          </table:table-cell>
          <table:table-cell table:style-name="ce20" office:value-type="string" calcext:value-type="string">
            <text:p>itm_riv_boots,</text:p>
          </table:table-cell>
          <table:table-cell table:style-name="ce18" office:value-type="string" calcext:value-type="string">
            <text:p>itm_imladris_banner,</text:p>
          </table:table-cell>
          <table:table-cell table:style-name="ce18" table:number-columns-repeated="2"/>
          <table:table-cell table:style-name="ce29" office:value-type="string" calcext:value-type="string">
            <text:p>attr_elf_tier_5</text:p>
          </table:table-cell>
          <table:table-cell table:style-name="ce29" office:value-type="string" calcext:value-type="string">
            <text:p>wp_elf_tier_5</text:p>
          </table:table-cell>
          <table:table-cell table:style-name="ce29" office:value-type="string" calcext:value-type="string">
            <text:p>knows_common|knows_athletics_3|knows_power_draw_6|knows_power_strike_6|knows_ironflesh_10</text:p>
          </table:table-cell>
          <table:table-cell table:style-name="ce32" office:value-type="string" calcext:value-type="string">
            <text:p>rivendell_elf_face_1</text:p>
          </table:table-cell>
          <table:table-cell table:style-name="ce32" office:value-type="string" calcext:value-type="string">
            <text:p>rivendell_elf_face_2</text:p>
          </table:table-cell>
          <table:table-cell table:style-name="ce34"/>
          <table:table-cell table:style-name="ce7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rivendell_standard_bearer&quot;,&quot;Rivendell_Standard_Bearer&quot;,&quot;Rivendell_Standard_Bearers&quot;,tf_imladris| tfg_gloves| tfg_shield| tfg_armor| tfg_helm| tfg_boots| tf_no_capture_alive,0,0,fac_imladris,[itm_riv_helm_c,itm_riv_armor_heavy,itm_mail_mittens,itm_riv_boots,itm_imladris_banner,],attr_elf_tier_5,wp_elf_tier_5,knows_common|knows_athletics_3|knows_power_draw_6|knows_power_strike_6|knows_ironflesh_10,rivendell_elf_face_1,rivendell_elf_face_2]," calcext:value-type="string">
            <text:p>["rivendell_standard_bearer","Rivendell_Standard_Bearer","Rivendell_Standard_Bearers",tf_imladris| tfg_gloves| tfg_shield| tfg_armor| tfg_helm| tfg_boots| tf_no_capture_alive,0,0,fac_imladris,[itm_riv_helm_c,itm_riv_armor_heavy,itm_mail_mittens,itm_riv_boots,itm_imladris_banner,],attr_elf_tier_5,wp_elf_tier_5,knows_common|knows_athletics_3|knows_power_draw_6|knows_power_strike_6|knows_ironflesh_10,rivendell_elf_face_1,rivendell_elf_face_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#Dunedain #Arnor</text:p>
          </table:table-cell>
          <table:table-cell table:style-name="ce7" table:number-columns-repeated="19"/>
          <table:table-cell table:style-name="ce7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office:value-type="string" office:string-value="##Dunedain #Arnor" calcext:value-type="string">
            <text:p>##Dunedain #Arnor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edain_scout</text:p>
          </table:table-cell>
          <table:table-cell table:style-name="ce6" office:value-type="string" calcext:value-type="string">
            <text:p>Dunedain_Scout</text:p>
          </table:table-cell>
          <table:table-cell table:style-name="ce6" office:value-type="string" calcext:value-type="string">
            <text:p>Dunedain_Scouts</text:p>
          </table:table-cell>
          <table:table-cell table:style-name="ce12" office:value-type="string" calcext:value-type="string">
            <text:p>tf_dunedain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22"/>
          <table:table-cell table:style-name="ce18" office:value-type="string" calcext:value-type="string">
            <text:p>itm_arnor_armor_c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arnor_splinted,</text:p>
          </table:table-cell>
          <table:table-cell table:style-name="ce18" office:value-type="string" calcext:value-type="string">
            <text:p>itm_short_bow,itm_arrows,</text:p>
          </table:table-cell>
          <table:table-cell table:style-name="ce18" office:value-type="string" calcext:value-type="string">
            <text:p>itm_arnor_sword_f,</text:p>
          </table:table-cell>
          <table:table-cell table:style-name="ce18"/>
          <table:table-cell table:style-name="ce29" office:value-type="string" calcext:value-type="string">
            <text:p>attr_elf_tier_1</text:p>
          </table:table-cell>
          <table:table-cell table:style-name="ce29" office:value-type="string" calcext:value-type="string">
            <text:p>wp_elf_tier_1</text:p>
          </table:table-cell>
          <table:table-cell table:style-name="ce29" office:value-type="string" calcext:value-type="string">
            <text:p>knows_common|knows_power_draw_3|knows_power_strike_1|knows_ironflesh_1</text:p>
          </table:table-cell>
          <table:table-cell table:style-name="ce32" office:value-type="string" calcext:value-type="string">
            <text:p>arnor_face_middle_1</text:p>
          </table:table-cell>
          <table:table-cell table:style-name="ce32" office:value-type="string" calcext:value-type="string">
            <text:p>arnor_face_middle_2</text:p>
          </table:table-cell>
          <table:table-cell table:style-name="ce34"/>
          <table:table-cell table:style-name="ce7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office:value-type="string" office:string-value="[&quot;dunedain_scout&quot;,&quot;Dunedain_Scout&quot;,&quot;Dunedain_Scouts&quot;,tf_dunedain| tfg_armor| tfg_boots,0,0,fac_imladris,[itm_arnor_armor_c,itm_leather_gloves,itm_arnor_splinted,itm_short_bow,itm_arrows,itm_arnor_sword_f,],attr_elf_tier_1,wp_elf_tier_1,knows_common|knows_power_draw_3|knows_power_strike_1|knows_ironflesh_1,arnor_face_middle_1,arnor_face_middle_2]," calcext:value-type="string">
            <text:p>["dunedain_scout","Dunedain_Scout","Dunedain_Scouts",tf_dunedain| tfg_armor| tfg_boots,0,0,fac_imladris,[itm_arnor_armor_c,itm_leather_gloves,itm_arnor_splinted,itm_short_bow,itm_arrows,itm_arnor_sword_f,],attr_elf_tier_1,wp_elf_tier_1,knows_common|knows_power_draw_3|knows_power_strike_1|knows_ironflesh_1,arnor_face_middle_1,arno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edain_trained_scout</text:p>
          </table:table-cell>
          <table:table-cell table:style-name="ce6" office:value-type="string" calcext:value-type="string">
            <text:p>Dunedain_Tracker</text:p>
          </table:table-cell>
          <table:table-cell table:style-name="ce6" office:value-type="string" calcext:value-type="string">
            <text:p>Dunedain_Trackers</text:p>
          </table:table-cell>
          <table:table-cell table:style-name="ce12" office:value-type="string" calcext:value-type="string">
            <text:p>tf_dunedain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/>
          <table:table-cell table:style-name="ce18" office:value-type="string" calcext:value-type="string">
            <text:p>itm_arnor_armor_c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arnor_splinted,</text:p>
          </table:table-cell>
          <table:table-cell table:style-name="ce18" office:value-type="string" calcext:value-type="string">
            <text:p>itm_regular_bow,itm_arrows,</text:p>
          </table:table-cell>
          <table:table-cell table:style-name="ce18" office:value-type="string" calcext:value-type="string">
            <text:p>itm_arnor_sword_f,</text:p>
          </table:table-cell>
          <table:table-cell table:style-name="ce18"/>
          <table:table-cell table:style-name="ce29" office:value-type="string" calcext:value-type="string">
            <text:p>attr_elf_tier_2</text:p>
          </table:table-cell>
          <table:table-cell table:style-name="ce29" office:value-type="string" calcext:value-type="string">
            <text:p>wp_elf_tier_2</text:p>
          </table:table-cell>
          <table:table-cell table:style-name="ce29" office:value-type="string" calcext:value-type="string">
            <text:p>knows_common|knows_athletics_2|knows_power_draw_3|knows_power_strike_4|knows_ironflesh_1</text:p>
          </table:table-cell>
          <table:table-cell table:style-name="ce32" office:value-type="string" calcext:value-type="string">
            <text:p>arnor_face_middle_1</text:p>
          </table:table-cell>
          <table:table-cell table:style-name="ce32" office:value-type="string" calcext:value-type="string">
            <text:p>arnor_face_middle_2</text:p>
          </table:table-cell>
          <table:table-cell table:style-name="ce34"/>
          <table:table-cell table:style-name="ce7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office:value-type="string" office:string-value="[&quot;dunedain_trained_scout&quot;,&quot;Dunedain_Tracker&quot;,&quot;Dunedain_Trackers&quot;,tf_dunedain| tfg_armor| tfg_boots,0,0,fac_imladris,[itm_arnor_armor_c,itm_leather_gloves,itm_arnor_splinted,itm_regular_bow,itm_arrows,itm_arnor_sword_f,],attr_elf_tier_2,wp_elf_tier_2,knows_common|knows_athletics_2|knows_power_draw_3|knows_power_strike_4|knows_ironflesh_1,arnor_face_middle_1,arnor_face_middle_2]," calcext:value-type="string">
            <text:p>["dunedain_trained_scout","Dunedain_Tracker","Dunedain_Trackers",tf_dunedain| tfg_armor| tfg_boots,0,0,fac_imladris,[itm_arnor_armor_c,itm_leather_gloves,itm_arnor_splinted,itm_regular_bow,itm_arrows,itm_arnor_sword_f,],attr_elf_tier_2,wp_elf_tier_2,knows_common|knows_athletics_2|knows_power_draw_3|knows_power_strike_4|knows_ironflesh_1,arnor_face_middle_1,arno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nor_man_at_arms</text:p>
          </table:table-cell>
          <table:table-cell table:style-name="ce6" office:value-type="string" calcext:value-type="string">
            <text:p>Arnor_Man_at_Arms</text:p>
          </table:table-cell>
          <table:table-cell table:style-name="ce6" office:value-type="string" calcext:value-type="string">
            <text:p>Arnor_Men_at_Arms</text:p>
          </table:table-cell>
          <table:table-cell table:style-name="ce12" office:value-type="string" calcext:value-type="string">
            <text:p>tf_dunedain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arnor_helm_c,</text:p>
          </table:table-cell>
          <table:table-cell table:style-name="ce18" office:value-type="string" calcext:value-type="string">
            <text:p>itm_arnor_armor_b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arnor_greaves,</text:p>
          </table:table-cell>
          <table:table-cell table:style-name="ce18" office:value-type="string" calcext:value-type="string">
            <text:p>itm_arnor_sword_f,</text:p>
          </table:table-cell>
          <table:table-cell table:style-name="ce18" office:value-type="string" calcext:value-type="string">
            <text:p>itm_arnor_shield_a,</text:p>
          </table:table-cell>
          <table:table-cell table:style-name="ce18"/>
          <table:table-cell table:style-name="ce29" office:value-type="string" calcext:value-type="string">
            <text:p>attr_elf_tier_3</text:p>
          </table:table-cell>
          <table:table-cell table:style-name="ce29" office:value-type="string" calcext:value-type="string">
            <text:p>wp_elf_tier_3</text:p>
          </table:table-cell>
          <table:table-cell table:style-name="ce29" office:value-type="string" calcext:value-type="string">
            <text:p>knows_common|knows_athletics_4|knows_power_draw_4|knows_power_strike_5|knows_ironflesh_3</text:p>
          </table:table-cell>
          <table:table-cell table:style-name="ce32" office:value-type="string" calcext:value-type="string">
            <text:p>arnor_face_middle_1</text:p>
          </table:table-cell>
          <table:table-cell table:style-name="ce32" office:value-type="string" calcext:value-type="string">
            <text:p>arnor_face_middle_2</text:p>
          </table:table-cell>
          <table:table-cell table:style-name="ce34"/>
          <table:table-cell table:style-name="ce7"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 office:value-type="string" office:string-value="[&quot;arnor_man_at_arms&quot;,&quot;Arnor_Man_at_Arms&quot;,&quot;Arnor_Men_at_Arms&quot;,tf_dunedain| tfg_armor| tfg_helm| tfg_boots,0,0,fac_imladris,[itm_arnor_helm_c,itm_arnor_armor_b,itm_leather_gloves,itm_arnor_greaves,itm_arnor_sword_f,itm_arnor_shield_a,],attr_elf_tier_3,wp_elf_tier_3,knows_common|knows_athletics_4|knows_power_draw_4|knows_power_strike_5|knows_ironflesh_3,arnor_face_middle_1,arnor_face_middle_2]," calcext:value-type="string">
            <text:p>["arnor_man_at_arms","Arnor_Man_at_Arms","Arnor_Men_at_Arms",tf_dunedain| tfg_armor| tfg_helm| tfg_boots,0,0,fac_imladris,[itm_arnor_helm_c,itm_arnor_armor_b,itm_leather_gloves,itm_arnor_greaves,itm_arnor_sword_f,itm_arnor_shield_a,],attr_elf_tier_3,wp_elf_tier_3,knows_common|knows_athletics_4|knows_power_draw_4|knows_power_strike_5|knows_ironflesh_3,arnor_face_middle_1,arno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nor_master_at_arms</text:p>
          </table:table-cell>
          <table:table-cell table:style-name="ce6" office:value-type="string" calcext:value-type="string">
            <text:p>Arnor_Master_at_Arms</text:p>
          </table:table-cell>
          <table:table-cell table:style-name="ce6" office:value-type="string" calcext:value-type="string">
            <text:p>Arnor_Masters_at_Arms</text:p>
          </table:table-cell>
          <table:table-cell table:style-name="ce12" office:value-type="string" calcext:value-type="string">
            <text:p>tf_dunedain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arnor_helm_b,</text:p>
          </table:table-cell>
          <table:table-cell table:style-name="ce18" office:value-type="string" calcext:value-type="string">
            <text:p>itm_arnor_armor_a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arnor_greaves,</text:p>
          </table:table-cell>
          <table:table-cell table:style-name="ce18" office:value-type="string" calcext:value-type="string">
            <text:p>itm_arnor_armor_f,</text:p>
          </table:table-cell>
          <table:table-cell table:style-name="ce18" office:value-type="string" calcext:value-type="string">
            <text:p>itm_arnor_shield_a,</text:p>
          </table:table-cell>
          <table:table-cell table:style-name="ce18"/>
          <table:table-cell table:style-name="ce29" office:value-type="string" calcext:value-type="string">
            <text:p>attr_elf_tier_4</text:p>
          </table:table-cell>
          <table:table-cell table:style-name="ce29" office:value-type="string" calcext:value-type="string">
            <text:p>wp_elf_tier_4</text:p>
          </table:table-cell>
          <table:table-cell table:style-name="ce29" office:value-type="string" calcext:value-type="string">
            <text:p>knows_common|knows_athletics_5|knows_power_draw_5|knows_power_strike_6|knows_ironflesh_4</text:p>
          </table:table-cell>
          <table:table-cell table:style-name="ce32" office:value-type="string" calcext:value-type="string">
            <text:p>arnor_face_middle_1</text:p>
          </table:table-cell>
          <table:table-cell table:style-name="ce32" office:value-type="string" calcext:value-type="string">
            <text:p>arnor_face_middle_2</text:p>
          </table:table-cell>
          <table:table-cell table:style-name="ce34"/>
          <table:table-cell table:style-name="ce7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office:value-type="string" office:string-value="[&quot;arnor_master_at_arms&quot;,&quot;Arnor_Master_at_Arms&quot;,&quot;Arnor_Masters_at_Arms&quot;,tf_dunedain| tfg_gloves| tfg_shield| tfg_armor| tfg_helm| tfg_boots,0,0,fac_imladris,[itm_arnor_helm_b,itm_arnor_armor_a,itm_leather_gloves,itm_arnor_greaves,itm_arnor_armor_f,itm_arnor_shield_a,],attr_elf_tier_4,wp_elf_tier_4,knows_common|knows_athletics_5|knows_power_draw_5|knows_power_strike_6|knows_ironflesh_4,arnor_face_middle_1,arnor_face_middle_2]," calcext:value-type="string">
            <text:p>["arnor_master_at_arms","Arnor_Master_at_Arms","Arnor_Masters_at_Arms",tf_dunedain| tfg_gloves| tfg_shield| tfg_armor| tfg_helm| tfg_boots,0,0,fac_imladris,[itm_arnor_helm_b,itm_arnor_armor_a,itm_leather_gloves,itm_arnor_greaves,itm_arnor_armor_f,itm_arnor_shield_a,],attr_elf_tier_4,wp_elf_tier_4,knows_common|knows_athletics_5|knows_power_draw_5|knows_power_strike_6|knows_ironflesh_4,arnor_face_middle_1,arno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igh_swordsman_of_arnor</text:p>
          </table:table-cell>
          <table:table-cell table:style-name="ce6" office:value-type="string" calcext:value-type="string">
            <text:p>High_Swordsman_of_Arnor</text:p>
          </table:table-cell>
          <table:table-cell table:style-name="ce6" office:value-type="string" calcext:value-type="string">
            <text:p>High_Swordsmen_of_Arnor</text:p>
          </table:table-cell>
          <table:table-cell table:style-name="ce12" office:value-type="string" calcext:value-type="string">
            <text:p>tf_dunedain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dunedain_helm_b,</text:p>
          </table:table-cell>
          <table:table-cell table:style-name="ce18" office:value-type="string" calcext:value-type="string">
            <text:p>itm_arnor_armor_f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arnor_greaves,</text:p>
          </table:table-cell>
          <table:table-cell table:style-name="ce18" office:value-type="string" calcext:value-type="string">
            <text:p>itm_arnor_sword_c,</text:p>
          </table:table-cell>
          <table:table-cell table:style-name="ce18" office:value-type="string" calcext:value-type="string">
            <text:p>itm_arnor_shield_a,</text:p>
          </table:table-cell>
          <table:table-cell table:style-name="ce18"/>
          <table:table-cell table:style-name="ce29" office:value-type="string" calcext:value-type="string">
            <text:p>attr_elf_tier_5</text:p>
          </table:table-cell>
          <table:table-cell table:style-name="ce29" office:value-type="string" calcext:value-type="string">
            <text:p>wp_elf_tier_5</text:p>
          </table:table-cell>
          <table:table-cell table:style-name="ce31" office:value-type="string" calcext:value-type="string">
            <text:p>knows_common|knows_athletics_5|knows_power_draw_5|knows_power_strike_7|knows_ironflesh_6</text:p>
          </table:table-cell>
          <table:table-cell table:style-name="ce32" office:value-type="string" calcext:value-type="string">
            <text:p>arnor_face_older_1</text:p>
          </table:table-cell>
          <table:table-cell table:style-name="ce32" office:value-type="string" calcext:value-type="string">
            <text:p>arnor_face_older_2</text:p>
          </table:table-cell>
          <table:table-cell table:style-name="ce34"/>
          <table:table-cell table:style-name="ce7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office:value-type="string" office:string-value="[&quot;high_swordsman_of_arnor&quot;,&quot;High_Swordsman_of_Arnor&quot;,&quot;High_Swordsmen_of_Arnor&quot;,tf_dunedain| tfg_gloves| tfg_shield| tfg_armor| tfg_helm| tfg_boots,0,0,fac_imladris,[itm_dunedain_helm_b,itm_arnor_armor_f,itm_mail_mittens,itm_arnor_greaves,itm_arnor_sword_c,itm_arnor_shield_a,],attr_elf_tier_5,wp_elf_tier_5,knows_common|knows_athletics_5|knows_power_draw_5|knows_power_strike_7|knows_ironflesh_6,arnor_face_older_1,arnor_face_older_2]," calcext:value-type="string">
            <text:p>["high_swordsman_of_arnor","High_Swordsman_of_Arnor","High_Swordsmen_of_Arnor",tf_dunedain| tfg_gloves| tfg_shield| tfg_armor| tfg_helm| tfg_boots,0,0,fac_imladris,[itm_dunedain_helm_b,itm_arnor_armor_f,itm_mail_mittens,itm_arnor_greaves,itm_arnor_sword_c,itm_arnor_shield_a,],attr_elf_tier_5,wp_elf_tier_5,knows_common|knows_athletics_5|knows_power_draw_5|knows_power_strike_7|knows_ironflesh_6,arnor_face_older_1,arno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nor_horsemen</text:p>
          </table:table-cell>
          <table:table-cell table:style-name="ce6" office:value-type="string" calcext:value-type="string">
            <text:p>Arnor_Horseman</text:p>
          </table:table-cell>
          <table:table-cell table:style-name="ce6" office:value-type="string" calcext:value-type="string">
            <text:p>Arnor_Horsemen</text:p>
          </table:table-cell>
          <table:table-cell table:style-name="ce12" office:value-type="string" calcext:value-type="string">
            <text:p>tf_dunedain| tf_mounte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arnor_helm_b,</text:p>
          </table:table-cell>
          <table:table-cell table:style-name="ce18" office:value-type="string" calcext:value-type="string">
            <text:p>itm_arnor_armor_a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arnor_greaves,</text:p>
          </table:table-cell>
          <table:table-cell table:style-name="ce18" office:value-type="string" calcext:value-type="string">
            <text:p>itm_arnor_sword_a,</text:p>
          </table:table-cell>
          <table:table-cell table:style-name="ce18" office:value-type="string" calcext:value-type="string">
            <text:p>itm_arnor_shield_c,</text:p>
          </table:table-cell>
          <table:table-cell table:style-name="ce18" office:value-type="string" calcext:value-type="string">
            <text:p>itm_dunedain_warhorse,</text:p>
          </table:table-cell>
          <table:table-cell table:style-name="ce29" office:value-type="string" calcext:value-type="string">
            <text:p>attr_elf_tier_4</text:p>
          </table:table-cell>
          <table:table-cell table:style-name="ce29" office:value-type="string" calcext:value-type="string">
            <text:p>wp_elf_tier_4</text:p>
          </table:table-cell>
          <table:table-cell table:style-name="ce29" office:value-type="string" calcext:value-type="string">
            <text:p>knows_common|knows_riding_4|knows_athletics_4|knows_power_draw_3|knows_power_strike_6|knows_ironflesh_4</text:p>
          </table:table-cell>
          <table:table-cell table:style-name="ce32" office:value-type="string" calcext:value-type="string">
            <text:p>arnor_face_older_1</text:p>
          </table:table-cell>
          <table:table-cell table:style-name="ce32" office:value-type="string" calcext:value-type="string">
            <text:p>arnor_face_older_2</text:p>
          </table:table-cell>
          <table:table-cell table:style-name="ce34"/>
          <table:table-cell table:style-name="ce7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office:value-type="string" office:string-value="[&quot;arnor_horsemen&quot;,&quot;Arnor_Horseman&quot;,&quot;Arnor_Horsemen&quot;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" calcext:value-type="string">
            <text:p>["arnor_horsemen","Arnor_Horseman","Arnor_Horsemen"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night_of_arnor</text:p>
          </table:table-cell>
          <table:table-cell table:style-name="ce6" office:value-type="string" calcext:value-type="string">
            <text:p>Knight_of_Arnor</text:p>
          </table:table-cell>
          <table:table-cell table:style-name="ce6" office:value-type="string" calcext:value-type="string">
            <text:p>Knights_of_Arnor</text:p>
          </table:table-cell>
          <table:table-cell table:style-name="ce12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dunedain_helm_b,</text:p>
          </table:table-cell>
          <table:table-cell table:style-name="ce18" office:value-type="string" calcext:value-type="string">
            <text:p>itm_arnor_armor_f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arnor_greaves,</text:p>
          </table:table-cell>
          <table:table-cell table:style-name="ce18" office:value-type="string" calcext:value-type="string">
            <text:p>itm_lance,</text:p>
          </table:table-cell>
          <table:table-cell table:style-name="ce27" office:value-type="string" calcext:value-type="string">
            <text:p>itm_arnor_sword_c,itm_arnor_shield_c,</text:p>
          </table:table-cell>
          <table:table-cell table:style-name="ce18" office:value-type="string" calcext:value-type="string">
            <text:p>itm_arnor_warhorse,</text:p>
          </table:table-cell>
          <table:table-cell table:style-name="ce29" office:value-type="string" calcext:value-type="string">
            <text:p>attr_elf_tier_5</text:p>
          </table:table-cell>
          <table:table-cell table:style-name="ce29" office:value-type="string" calcext:value-type="string">
            <text:p>wp_elf_tier_5</text:p>
          </table:table-cell>
          <table:table-cell table:style-name="ce29" office:value-type="string" calcext:value-type="string">
            <text:p>knows_common|knows_riding_5|knows_athletics_5|knows_power_strike_7|knows_ironflesh_5|knows_power_draw_6</text:p>
          </table:table-cell>
          <table:table-cell table:style-name="ce32" office:value-type="string" calcext:value-type="string">
            <text:p>arnor_face_older_1</text:p>
          </table:table-cell>
          <table:table-cell table:style-name="ce32" office:value-type="string" calcext:value-type="string">
            <text:p>arnor_face_older_2</text:p>
          </table:table-cell>
          <table:table-cell table:style-name="ce34"/>
          <table:table-cell table:style-name="ce7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office:value-type="string" office:string-value="[&quot;knight_of_arnor&quot;,&quot;Knight_of_Arnor&quot;,&quot;Knights_of_Arnor&quot;,tf_dunedain| tf_mounted| tfg_gloves| tfg_shield| tfg_armor| tfg_helm| tfg_horse| tfg_boots |tfg_polearm,0,0,fac_imladris,[itm_dunedain_helm_b,itm_arnor_armor_f,itm_mail_mittens,itm_arnor_greaves,itm_lance,itm_arnor_sword_c,itm_arnor_shield_c,itm_arnor_warhorse,],attr_elf_tier_5,wp_elf_tier_5,knows_common|knows_riding_5|knows_athletics_5|knows_power_strike_7|knows_ironflesh_5|knows_power_draw_6,arnor_face_older_1,arnor_face_older_2]," calcext:value-type="string">
            <text:p>["knight_of_arnor","Knight_of_Arnor","Knights_of_Arnor",tf_dunedain| tf_mounted| tfg_gloves| tfg_shield| tfg_armor| tfg_helm| tfg_horse| tfg_boots |tfg_polearm,0,0,fac_imladris,[itm_dunedain_helm_b,itm_arnor_armor_f,itm_mail_mittens,itm_arnor_greaves,itm_lance,itm_arnor_sword_c,itm_arnor_shield_c,itm_arnor_warhorse,],attr_elf_tier_5,wp_elf_tier_5,knows_common|knows_riding_5|knows_athletics_5|knows_power_strike_7|knows_ironflesh_5|knows_power_draw_6,arnor_face_older_1,arno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edain_ranger</text:p>
          </table:table-cell>
          <table:table-cell table:style-name="ce6" office:value-type="string" calcext:value-type="string">
            <text:p>Dunedain_Ranger</text:p>
          </table:table-cell>
          <table:table-cell table:style-name="ce6" office:value-type="string" calcext:value-type="string">
            <text:p>Dunedain_Rangers</text:p>
          </table:table-cell>
          <table:table-cell table:style-name="ce12" office:value-type="string" calcext:value-type="string">
            <text:p>tf_dunedain| tfg_ranged| tfg_gloves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dunedain_helm_a,</text:p>
          </table:table-cell>
          <table:table-cell table:style-name="ce18" office:value-type="string" calcext:value-type="string">
            <text:p>itm_arnor_armor_d,</text:p>
          </table:table-cell>
          <table:table-cell table:style-name="ce18"/>
          <table:table-cell table:style-name="ce18" office:value-type="string" calcext:value-type="string">
            <text:p>itm_arnor_splinted,</text:p>
          </table:table-cell>
          <table:table-cell table:style-name="ce18" office:value-type="string" calcext:value-type="string">
            <text:p>itm_elven_bow,itm_ithilien_arrows,</text:p>
          </table:table-cell>
          <table:table-cell table:style-name="ce18" office:value-type="string" calcext:value-type="string">
            <text:p>itm_arnor_sword_f,</text:p>
          </table:table-cell>
          <table:table-cell table:style-name="ce18"/>
          <table:table-cell table:style-name="ce29" office:value-type="string" calcext:value-type="string">
            <text:p>attr_elf_tier_3</text:p>
          </table:table-cell>
          <table:table-cell table:style-name="ce29" office:value-type="string" calcext:value-type="string">
            <text:p>wp_elf_tier_3</text:p>
          </table:table-cell>
          <table:table-cell table:style-name="ce29" office:value-type="string" calcext:value-type="string">
            <text:p>knows_common|knows_athletics_6|knows_power_draw_4|knows_power_strike_4|knows_ironflesh_4</text:p>
          </table:table-cell>
          <table:table-cell table:style-name="ce32" office:value-type="string" calcext:value-type="string">
            <text:p>arnor_face_middle_1</text:p>
          </table:table-cell>
          <table:table-cell table:style-name="ce32" office:value-type="string" calcext:value-type="string">
            <text:p>arnor_face_middle_2</text:p>
          </table:table-cell>
          <table:table-cell table:style-name="ce34"/>
          <table:table-cell table:style-name="ce7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office:value-type="string" office:string-value="[&quot;dunedain_ranger&quot;,&quot;Dunedain_Ranger&quot;,&quot;Dunedain_Rangers&quot;,tf_dunedain| tfg_ranged| tfg_gloves| tfg_armor| tfg_boots,0,0,fac_imladris,[itm_dunedain_helm_a,itm_arnor_armor_d,itm_arnor_splinted,itm_elven_bow,itm_ithilien_arrows,itm_arnor_sword_f,],attr_elf_tier_3,wp_elf_tier_3,knows_common|knows_athletics_6|knows_power_draw_4|knows_power_strike_4|knows_ironflesh_4,arnor_face_middle_1,arnor_face_middle_2]," calcext:value-type="string">
            <text:p>["dunedain_ranger","Dunedain_Ranger","Dunedain_Rangers",tf_dunedain| tfg_ranged| tfg_gloves| tfg_armor| tfg_boots,0,0,fac_imladris,[itm_dunedain_helm_a,itm_arnor_armor_d,itm_arnor_splinted,itm_elven_bow,itm_ithilien_arrows,itm_arnor_sword_f,],attr_elf_tier_3,wp_elf_tier_3,knows_common|knows_athletics_6|knows_power_draw_4|knows_power_strike_4|knows_ironflesh_4,arnor_face_middle_1,arno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edain_veteran_ranger</text:p>
          </table:table-cell>
          <table:table-cell table:style-name="ce6" office:value-type="string" calcext:value-type="string">
            <text:p>Dunedain_Veteran_Ranger</text:p>
          </table:table-cell>
          <table:table-cell table:style-name="ce6" office:value-type="string" calcext:value-type="string">
            <text:p>Dunedain_Veteran_Rangers</text:p>
          </table:table-cell>
          <table:table-cell table:style-name="ce12" office:value-type="string" calcext:value-type="string">
            <text:p>tf_dunedain| tfg_ranged| tfg_gloves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dunedain_helm_a,</text:p>
          </table:table-cell>
          <table:table-cell table:style-name="ce18" office:value-type="string" calcext:value-type="string">
            <text:p>itm_arnor_armor_d,</text:p>
          </table:table-cell>
          <table:table-cell table:style-name="ce18"/>
          <table:table-cell table:style-name="ce18" office:value-type="string" calcext:value-type="string">
            <text:p>itm_arnor_splinted,</text:p>
          </table:table-cell>
          <table:table-cell table:style-name="ce18" office:value-type="string" calcext:value-type="string">
            <text:p>itm_elven_bow,itm_ithilien_arrows,</text:p>
          </table:table-cell>
          <table:table-cell table:style-name="ce18" office:value-type="string" calcext:value-type="string">
            <text:p>itm_arnor_sword_f,</text:p>
          </table:table-cell>
          <table:table-cell table:style-name="ce18"/>
          <table:table-cell table:style-name="ce29" office:value-type="string" calcext:value-type="string">
            <text:p>attr_elf_tier_4</text:p>
          </table:table-cell>
          <table:table-cell table:style-name="ce29" office:value-type="string" calcext:value-type="string">
            <text:p>wp_elf_tier_4</text:p>
          </table:table-cell>
          <table:table-cell table:style-name="ce29" office:value-type="string" calcext:value-type="string">
            <text:p>knows_common|knows_athletics_6|knows_power_draw_5|knows_power_strike_4|knows_ironflesh_4</text:p>
          </table:table-cell>
          <table:table-cell table:style-name="ce32" office:value-type="string" calcext:value-type="string">
            <text:p>arnor_face_older_1</text:p>
          </table:table-cell>
          <table:table-cell table:style-name="ce32" office:value-type="string" calcext:value-type="string">
            <text:p>arnor_face_older_2</text:p>
          </table:table-cell>
          <table:table-cell table:style-name="ce34"/>
          <table:table-cell table:style-name="ce7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office:value-type="string" office:string-value="[&quot;dunedain_veteran_ranger&quot;,&quot;Dunedain_Veteran_Ranger&quot;,&quot;Dunedain_Veteran_Rangers&quot;,tf_dunedain| tfg_ranged| tfg_gloves| tfg_armor| tfg_boots,0,0,fac_imladris,[itm_dunedain_helm_a,itm_arnor_armor_d,itm_arnor_splinted,itm_elven_bow,itm_ithilien_arrows,itm_arnor_sword_f,],attr_elf_tier_4,wp_elf_tier_4,knows_common|knows_athletics_6|knows_power_draw_5|knows_power_strike_4|knows_ironflesh_4,arnor_face_older_1,arnor_face_older_2]," calcext:value-type="string">
            <text:p>["dunedain_veteran_ranger","Dunedain_Veteran_Ranger","Dunedain_Veteran_Rangers",tf_dunedain| tfg_ranged| tfg_gloves| tfg_armor| tfg_boots,0,0,fac_imladris,[itm_dunedain_helm_a,itm_arnor_armor_d,itm_arnor_splinted,itm_elven_bow,itm_ithilien_arrows,itm_arnor_sword_f,],attr_elf_tier_4,wp_elf_tier_4,knows_common|knows_athletics_6|knows_power_draw_5|knows_power_strike_4|knows_ironflesh_4,arnor_face_older_1,arno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edain_master_ranger</text:p>
          </table:table-cell>
          <table:table-cell table:style-name="ce6" office:value-type="string" calcext:value-type="string">
            <text:p>Dunedain_Master_Ranger</text:p>
          </table:table-cell>
          <table:table-cell table:style-name="ce6" office:value-type="string" calcext:value-type="string">
            <text:p>Dunedain_Master_Rangers</text:p>
          </table:table-cell>
          <table:table-cell table:style-name="ce12" office:value-type="string" calcext:value-type="string">
            <text:p>tf_dunedain| tfg_ranged| tfg_gloves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dunedain_helm_a,</text:p>
          </table:table-cell>
          <table:table-cell table:style-name="ce18" office:value-type="string" calcext:value-type="string">
            <text:p>itm_arnor_armor_d,</text:p>
          </table:table-cell>
          <table:table-cell table:style-name="ce18"/>
          <table:table-cell table:style-name="ce18" office:value-type="string" calcext:value-type="string">
            <text:p>itm_arnor_splinted,</text:p>
          </table:table-cell>
          <table:table-cell table:style-name="ce18" office:value-type="string" calcext:value-type="string">
            <text:p>itm_elven_bow,itm_ithilien_arrows,</text:p>
          </table:table-cell>
          <table:table-cell table:style-name="ce18" office:value-type="string" calcext:value-type="string">
            <text:p>itm_arnor_sword_f,</text:p>
          </table:table-cell>
          <table:table-cell table:style-name="ce18"/>
          <table:table-cell table:style-name="ce29" office:value-type="string" calcext:value-type="string">
            <text:p>attr_elf_tier_5</text:p>
          </table:table-cell>
          <table:table-cell table:style-name="ce29" office:value-type="string" calcext:value-type="string">
            <text:p>wp_elf_tier_5</text:p>
          </table:table-cell>
          <table:table-cell table:style-name="ce29" office:value-type="string" calcext:value-type="string">
            <text:p>knows_common|knows_athletics_7|knows_power_draw_6|knows_power_strike_4|knows_ironflesh_4</text:p>
          </table:table-cell>
          <table:table-cell table:style-name="ce32" office:value-type="string" calcext:value-type="string">
            <text:p>arnor_face_older_1</text:p>
          </table:table-cell>
          <table:table-cell table:style-name="ce32" office:value-type="string" calcext:value-type="string">
            <text:p>arnor_face_older_2</text:p>
          </table:table-cell>
          <table:table-cell table:style-name="ce34"/>
          <table:table-cell table:style-name="ce7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office:value-type="string" office:string-value="[&quot;dunedain_master_ranger&quot;,&quot;Dunedain_Master_Ranger&quot;,&quot;Dunedain_Master_Rangers&quot;,tf_dunedain| tfg_ranged| tfg_gloves| tfg_armor| tfg_boots,0,0,fac_imladris,[itm_dunedain_helm_a,itm_arnor_armor_d,itm_arnor_splinted,itm_elven_bow,itm_ithilien_arrows,itm_arnor_sword_f,],attr_elf_tier_5,wp_elf_tier_5,knows_common|knows_athletics_7|knows_power_draw_6|knows_power_strike_4|knows_ironflesh_4,arnor_face_older_1,arnor_face_older_2]," calcext:value-type="string">
            <text:p>["dunedain_master_ranger","Dunedain_Master_Ranger","Dunedain_Master_Rangers",tf_dunedain| tfg_ranged| tfg_gloves| tfg_armor| tfg_boots,0,0,fac_imladris,[itm_dunedain_helm_a,itm_arnor_armor_d,itm_arnor_splinted,itm_elven_bow,itm_ithilien_arrows,itm_arnor_sword_f,],attr_elf_tier_5,wp_elf_tier_5,knows_common|knows_athletics_7|knows_power_draw_6|knows_power_strike_4|knows_ironflesh_4,arnor_face_older_1,arnor_face_older_2],</text:p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7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ROHAN</text:p>
          </table:table-cell>
          <table:table-cell table:style-name="ce7" table:number-columns-repeated="20"/>
          <table:table-cell table:number-columns-repeated="1003"/>
        </table:table-row>
        <table:table-row table:style-name="ro3">
          <table:table-cell table:style-name="ce6" office:value-type="string" calcext:value-type="string">
            <text:p>rohan_youth</text:p>
          </table:table-cell>
          <table:table-cell table:style-name="ce6" office:value-type="string" calcext:value-type="string">
            <text:p>Rohan_Youth</text:p>
          </table:table-cell>
          <table:table-cell table:style-name="ce6" office:value-type="string" calcext:value-type="string">
            <text:p>Rohan_Youths</text:p>
          </table:table-cell>
          <table:table-cell table:style-name="ce12" office:value-type="string" calcext:value-type="string">
            <text:p>tf_rohan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22"/>
          <table:table-cell table:style-name="ce18" office:value-type="string" calcext:value-type="string">
            <text:p>itm_rohan_armor_a,itm_rohan_armor_b,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rohirrim_short_axe,itm_spear,</text:p>
          </table:table-cell>
          <table:table-cell table:style-name="ce18"/>
          <table:table-cell table:style-name="ce18" office:value-type="string" calcext:value-type="string">
            <text:p>itm_metal_scraps_bad,itm_metal_scraps_medium,itm_metal_scraps_good,</text:p>
          </table:table-cell>
          <table:table-cell table:style-name="ce29" office:value-type="string" calcext:value-type="string">
            <text:p>attr_tier_1</text:p>
          </table:table-cell>
          <table:table-cell table:style-name="ce29" office:value-type="string" calcext:value-type="string">
            <text:p>wp_tier_1</text:p>
          </table:table-cell>
          <table:table-cell table:style-name="ce29" office:value-type="string" calcext:value-type="string">
            <text:p>knows_common</text:p>
          </table:table-cell>
          <table:table-cell table:style-name="ce32" office:value-type="string" calcext:value-type="string">
            <text:p>rohan_face_younger_1</text:p>
          </table:table-cell>
          <table:table-cell table:style-name="ce32" office:value-type="string" calcext:value-type="string">
            <text:p>rohan_face_middle_2</text:p>
          </table:table-cell>
          <table:table-cell table:style-name="ce34"/>
          <table:table-cell table:style-name="ce7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office:value-type="string" office:string-value="[&quot;rohan_youth&quot;,&quot;Rohan_Youth&quot;,&quot;Rohan_Youths&quot;,tf_rohan| tfg_armor| tfg_boots,0,0,fac_rohan,[itm_rohan_armor_a,itm_rohan_armor_b,itm_rohan_shoes,itm_rohirrim_short_axe,itm_spear,itm_metal_scraps_bad,itm_metal_scraps_medium,itm_metal_scraps_good,],attr_tier_1,wp_tier_1,knows_common,rohan_face_younger_1,rohan_face_middle_2]," calcext:value-type="string">
            <text:p>["rohan_youth","Rohan_Youth","Rohan_Youths",tf_rohan| tfg_armor| tfg_boots,0,0,fac_rohan,[itm_rohan_armor_a,itm_rohan_armor_b,itm_rohan_shoes,itm_rohirrim_short_axe,itm_spear,itm_metal_scraps_bad,itm_metal_scraps_medium,itm_metal_scraps_good,],attr_tier_1,wp_tier_1,knows_common,rohan_face_younger_1,rohan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uardsman_of_rohan</text:p>
          </table:table-cell>
          <table:table-cell table:style-name="ce6" office:value-type="string" calcext:value-type="string">
            <text:p>Guardsman_of_Rohan</text:p>
          </table:table-cell>
          <table:table-cell table:style-name="ce6" office:value-type="string" calcext:value-type="string">
            <text:p>Guardsmen_of_Rohan</text:p>
          </table:table-cell>
          <table:table-cell table:style-name="ce12" office:value-type="string" calcext:value-type="string">
            <text:p>tf_rohan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light_helmet_a,itm_rohan_light_helmet_b,</text:p>
          </table:table-cell>
          <table:table-cell table:style-name="ce18" office:value-type="string" calcext:value-type="string">
            <text:p>itm_rohan_armor_g,itm_rohan_armor_h,itm_rohan_armor_i,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spear,itm_rohan_sword_c,itm_good_mace,</text:p>
          </table:table-cell>
          <table:table-cell table:style-name="ce18" office:value-type="string" calcext:value-type="string">
            <text:p>itm_rohan_shield_a,itm_rohan_shield_b,itm_rohan_shield_c,</text:p>
          </table:table-cell>
          <table:table-cell table:style-name="ce18"/>
          <table:table-cell table:style-name="ce29" office:value-type="string" calcext:value-type="string">
            <text:p>attr_tier_2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common|knows_athletics_1|knows_power_strike_1</text:p>
          </table:table-cell>
          <table:table-cell table:style-name="ce32" office:value-type="string" calcext:value-type="string">
            <text:p>rohan_face_young_1</text:p>
          </table:table-cell>
          <table:table-cell table:style-name="ce32" office:value-type="string" calcext:value-type="string">
            <text:p>rohan_face_old_2</text:p>
          </table:table-cell>
          <table:table-cell table:style-name="ce34"/>
          <table:table-cell table:style-name="ce7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office:value-type="string" office:string-value="[&quot;guardsman_of_rohan&quot;,&quot;Guardsman_of_Rohan&quot;,&quot;Guardsmen_of_Rohan&quot;,tf_rohan| tfg_armor| tfg_boots,0,0,fac_rohan,[itm_rohan_light_helmet_a,itm_rohan_light_helmet_b,itm_rohan_armor_g,itm_rohan_armor_h,itm_rohan_armor_i,itm_rohan_shoes,itm_spear,itm_rohan_sword_c,itm_good_mace,itm_rohan_shield_a,itm_rohan_shield_b,itm_rohan_shield_c,],attr_tier_2,wp_tier_2,knows_common|knows_athletics_1|knows_power_strike_1,rohan_face_young_1,rohan_face_old_2]," calcext:value-type="string">
            <text:p>["guardsman_of_rohan","Guardsman_of_Rohan","Guardsmen_of_Rohan",tf_rohan| tfg_armor| tfg_boots,0,0,fac_rohan,[itm_rohan_light_helmet_a,itm_rohan_light_helmet_b,itm_rohan_armor_g,itm_rohan_armor_h,itm_rohan_armor_i,itm_rohan_shoes,itm_spear,itm_rohan_sword_c,itm_good_mace,itm_rohan_shield_a,itm_rohan_shield_b,itm_rohan_shield_c,],attr_tier_2,wp_tier_2,knows_common|knows_athletics_1|knows_power_strike_1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ootman_of_rohan</text:p>
          </table:table-cell>
          <table:table-cell table:style-name="ce6" office:value-type="string" calcext:value-type="string">
            <text:p>Footman_of_Rohan</text:p>
          </table:table-cell>
          <table:table-cell table:style-name="ce6" office:value-type="string" calcext:value-type="string">
            <text:p>Footmen_of_Rohan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light_helmet_b,itm_rohan_inf_helmet_a,</text:p>
          </table:table-cell>
          <table:table-cell table:style-name="ce18" office:value-type="string" calcext:value-type="string">
            <text:p>itm_rohan_armor_d,itm_rohan_armor_e,itm_rohan_armor_f,</text:p>
          </table:table-cell>
          <table:table-cell table:style-name="ce18"/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rohirrim_short_axe,itm_spear,itm_rohan_sword_c,</text:p>
          </table:table-cell>
          <table:table-cell table:style-name="ce18" office:value-type="string" calcext:value-type="string">
            <text:p>itm_rohan_shield_a,itm_rohan_shield_b,itm_rohan_shield_c,</text:p>
          </table:table-cell>
          <table:table-cell table:style-name="ce18"/>
          <table:table-cell table:style-name="ce29" office:value-type="string" calcext:value-type="string">
            <text:p>attr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athletics_2|knows_shield_2|knows_power_strike_2|knows_ironflesh_1</text:p>
          </table:table-cell>
          <table:table-cell table:style-name="ce32" office:value-type="string" calcext:value-type="string">
            <text:p>rohan_face_middle_1</text:p>
          </table:table-cell>
          <table:table-cell table:style-name="ce32" office:value-type="string" calcext:value-type="string">
            <text:p>rohan_face_old_2</text:p>
          </table:table-cell>
          <table:table-cell table:style-name="ce34"/>
          <table:table-cell table:style-name="ce7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 office:value-type="string" office:string-value="[&quot;footman_of_rohan&quot;,&quot;Footman_of_Rohan&quot;,&quot;Footmen_of_Rohan&quot;,tf_rohan| tfg_shield| tfg_armor| tfg_helm| tfg_boots,0,0,fac_rohan,[itm_rohan_light_helmet_b,itm_rohan_inf_helmet_a,itm_rohan_armor_d,itm_rohan_armor_e,itm_rohan_armor_f,itm_rohan_light_greaves,itm_rohirrim_short_axe,itm_spear,itm_rohan_sword_c,itm_rohan_shield_a,itm_rohan_shield_b,itm_rohan_shield_c,],attr_tier_3,wp_tier_3,knows_common|knows_athletics_2|knows_shield_2|knows_power_strike_2|knows_ironflesh_1,rohan_face_middle_1,rohan_face_old_2]," calcext:value-type="string">
            <text:p>["footman_of_rohan","Footman_of_Rohan","Footmen_of_Rohan",tf_rohan| tfg_shield| tfg_armor| tfg_helm| tfg_boots,0,0,fac_rohan,[itm_rohan_light_helmet_b,itm_rohan_inf_helmet_a,itm_rohan_armor_d,itm_rohan_armor_e,itm_rohan_armor_f,itm_rohan_light_greave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footman_of_rohan</text:p>
          </table:table-cell>
          <table:table-cell table:style-name="ce6" office:value-type="string" calcext:value-type="string">
            <text:p>Veteran_Footman_of_Rohan</text:p>
          </table:table-cell>
          <table:table-cell table:style-name="ce6" office:value-type="string" calcext:value-type="string">
            <text:p>Veteran_Footmen_of_Rohan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inf_helmet_b,</text:p>
          </table:table-cell>
          <table:table-cell table:style-name="ce18" office:value-type="string" calcext:value-type="string">
            <text:p>itm_rohan_armor_j,itm_rohan_armor_k,itm_rohan_armor_l,</text:p>
          </table:table-cell>
          <table:table-cell table:style-name="ce18"/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rohirrim_short_axe,itm_rohan_spear,itm_rohan_sword_c,</text:p>
          </table:table-cell>
          <table:table-cell table:style-name="ce18" office:value-type="string" calcext:value-type="string">
            <text:p>itm_heavy_throwing_spear,itm_rohan_shield_d,itm_rohan_shield_e,itm_rohan_shield_f,</text:p>
          </table:table-cell>
          <table:table-cell table:style-name="ce18"/>
          <table:table-cell table:style-name="ce29" office:value-type="string" calcext:value-type="string">
            <text:p>attr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2|knows_shield_2|knows_power_strike_3|knows_ironflesh_2</text:p>
          </table:table-cell>
          <table:table-cell table:style-name="ce32" office:value-type="string" calcext:value-type="string">
            <text:p>rohan_face_middle_1</text:p>
          </table:table-cell>
          <table:table-cell table:style-name="ce32" office:value-type="string" calcext:value-type="string">
            <text:p>rohan_face_old_2</text:p>
          </table:table-cell>
          <table:table-cell table:style-name="ce34"/>
          <table:table-cell table:style-name="ce7" table:formula="of:=IF(AND([.A223]&lt;&gt;&quot;&quot;;[.B223]&lt;&gt;&quot;&quot;);CONCATENATE([Variables.$I$1];[Variables.$I$7];[.A223];[Variables.$I$7];[Variables.$I$6];[Variables.$I$7];[.B223];[Variables.$I$7];[Variables.$I$6];[Variables.$I$7];[.C223];[Variables.$I$7];[Variables.$I$6];[.D223];[Variables.$I$6];[.E223];[Variables.$I$6];[.F223];[Variables.$I$6];[.G223];[Variables.$I$6];[Variables.$I$1];[.H223];[.I223];[.J223];[.K223];[.L223];[.M223];[.N223];[Variables.$I$2];[Variables.$I$6];[.O223];[Variables.$I$6];[.P223];[Variables.$I$6];[.Q223];[Variables.$I$6];[.R223];[Variables.$I$6];[.S223];IF([.T223]&lt;&gt;&quot;&quot;;CONCATENATE([Variables.$I$6];[.T223]);&quot;&quot;);[Variables.$I$2];[Variables.$I$6]);IF([.A223]&lt;&gt;&quot;&quot;;CONCATENATE(&quot;#&quot;;[.A223]);&quot;&quot;))" office:value-type="string" office:string-value="[&quot;veteran_footman_of_rohan&quot;,&quot;Veteran_Footman_of_Rohan&quot;,&quot;Veteran_Footmen_of_Rohan&quot;,tf_rohan| tfg_shield| tfg_armor| tfg_helm| tfg_boots,0,0,fac_rohan,[itm_rohan_inf_helmet_b,itm_rohan_armor_j,itm_rohan_armor_k,itm_rohan_armor_l,itm_rohan_light_greaves,itm_rohirrim_short_axe,itm_rohan_spear,itm_rohan_sword_c,itm_heavy_throwing_spear,itm_rohan_shield_d,itm_rohan_shield_e,itm_rohan_shield_f,],attr_tier_4,wp_tier_4,knows_common|knows_athletics_2|knows_shield_2|knows_power_strike_3|knows_ironflesh_2,rohan_face_middle_1,rohan_face_old_2]," calcext:value-type="string">
            <text:p>["veteran_footman_of_rohan","Veteran_Footman_of_Rohan","Veteran_Footmen_of_Rohan",tf_rohan| tfg_shield| tfg_armor| tfg_helm| tfg_boots,0,0,fac_rohan,[itm_rohan_inf_helmet_b,itm_rohan_armor_j,itm_rohan_armor_k,itm_rohan_armor_l,itm_rohan_light_greaves,itm_rohirrim_short_axe,itm_rohan_spear,itm_rohan_sword_c,itm_heavy_throwing_spear,itm_rohan_shield_d,itm_rohan_shield_e,itm_rohan_shield_f,],attr_tier_4,wp_tier_4,knows_common|knows_athletics_2|knows_shield_2|knows_power_strike_3|knows_ironflesh_2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lite_footman_of_rohan</text:p>
          </table:table-cell>
          <table:table-cell table:style-name="ce6" office:value-type="string" calcext:value-type="string">
            <text:p>Elite_Footman_of_Rohan</text:p>
          </table:table-cell>
          <table:table-cell table:style-name="ce6" office:value-type="string" calcext:value-type="string">
            <text:p>Elite_Footmen_of_Rohan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inf_helmet_b,</text:p>
          </table:table-cell>
          <table:table-cell table:style-name="ce18" office:value-type="string" calcext:value-type="string">
            <text:p>itm_rohan_armor_m,itm_rohan_armor_n,itm_rohan_armor_o,</text:p>
          </table:table-cell>
          <table:table-cell table:style-name="ce18"/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irrim_long_hafted_axe,itm_rohirrim_short_axe,itm_rohan_spear,itm_rohan_sword_c,</text:p>
          </table:table-cell>
          <table:table-cell table:style-name="ce18" office:value-type="string" calcext:value-type="string">
            <text:p>itm_heavy_throwing_spear,itm_rohan_sword_c,itm_rohan_shield_d,itm_rohan_shield_e,itm_rohan_shield_f,</text:p>
          </table:table-cell>
          <table:table-cell table:style-name="ce18"/>
          <table:table-cell table:style-name="ce29" office:value-type="string" calcext:value-type="string">
            <text:p>attr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3|knows_shield_2|knows_power_throw_4|knows_power_strike_4|knows_ironflesh_2</text:p>
          </table:table-cell>
          <table:table-cell table:style-name="ce32" office:value-type="string" calcext:value-type="string">
            <text:p>rohan_face_middle_1</text:p>
          </table:table-cell>
          <table:table-cell table:style-name="ce32" office:value-type="string" calcext:value-type="string">
            <text:p>rohan_face_old_2</text:p>
          </table:table-cell>
          <table:table-cell table:style-name="ce34"/>
          <table:table-cell table:style-name="ce7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elite_footman_of_rohan&quot;,&quot;Elite_Footman_of_Rohan&quot;,&quot;Elite_Footmen_of_Rohan&quot;,tf_rohan| tfg_shield| tfg_armor| tfg_helm| tfg_boots,0,0,fac_rohan,[itm_rohan_inf_helmet_b,itm_rohan_armor_m,itm_rohan_armor_n,itm_rohan_armor_o,itm_rohirrim_war_greaves,itm_rohirrim_long_hafted_axe,itm_rohirrim_short_axe,itm_rohan_spear,itm_rohan_sword_c,itm_heavy_throwing_spear,itm_rohan_sword_c,itm_rohan_shield_d,itm_rohan_shield_e,itm_rohan_shield_f,],attr_tier_5,wp_tier_5,knows_common|knows_athletics_3|knows_shield_2|knows_power_throw_4|knows_power_strike_4|knows_ironflesh_2,rohan_face_middle_1,rohan_face_old_2]," calcext:value-type="string">
            <text:p>["elite_footman_of_rohan","Elite_Footman_of_Rohan","Elite_Footmen_of_Rohan",tf_rohan| tfg_shield| tfg_armor| tfg_helm| tfg_boots,0,0,fac_rohan,[itm_rohan_inf_helmet_b,itm_rohan_armor_m,itm_rohan_armor_n,itm_rohan_armor_o,itm_rohirrim_war_greaves,itm_rohirrim_long_hafted_axe,itm_rohirrim_short_axe,itm_rohan_spear,itm_rohan_sword_c,itm_heavy_throwing_spear,itm_rohan_sword_c,itm_rohan_shield_d,itm_rohan_shield_e,itm_rohan_shield_f,],attr_tier_5,wp_tier_5,knows_common|knows_athletics_3|knows_shield_2|knows_power_throw_4|knows_power_strike_4|knows_ironflesh_2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olcwine_guard_of_rohan</text:p>
          </table:table-cell>
          <table:table-cell table:style-name="ce6" office:value-type="string" calcext:value-type="string">
            <text:p>Folcwine_Guard_of_Rohan</text:p>
          </table:table-cell>
          <table:table-cell table:style-name="ce6" office:value-type="string" calcext:value-type="string">
            <text:p>Folcwine_Guards_of_Rohan</text:p>
          </table:table-cell>
          <table:table-cell table:style-name="ce12" office:value-type="string" calcext:value-type="string">
            <text:p>tf_rohan| tfg_range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inf_helmet_b,</text:p>
          </table:table-cell>
          <table:table-cell table:style-name="ce18" office:value-type="string" calcext:value-type="string">
            <text:p>itm_rohan_armor_s,</text:p>
          </table:table-cell>
          <table:table-cell table:style-name="ce18"/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irrim_long_hafted_axe,itm_rohirrim_short_axe,</text:p>
          </table:table-cell>
          <table:table-cell table:style-name="ce18" office:value-type="string" calcext:value-type="string">
            <text:p>itm_heavy_throwing_spear,itm_rohirrim_throwing_axe,itm_rohan_shield_d,itm_rohan_shield_e,itm_rohan_shield_f,</text:p>
          </table:table-cell>
          <table:table-cell table:style-name="ce18"/>
          <table:table-cell table:style-name="ce29" office:value-type="string" calcext:value-type="string">
            <text:p>attr_tier_6</text:p>
          </table:table-cell>
          <table:table-cell table:style-name="ce29" office:value-type="string" calcext:value-type="string">
            <text:p>wp_tier_6</text:p>
          </table:table-cell>
          <table:table-cell table:style-name="ce29" office:value-type="string" calcext:value-type="string">
            <text:p>knows_common|knows_athletics_4|knows_shield_2|knows_power_throw_6|knows_power_strike_6|knows_ironflesh_5</text:p>
          </table:table-cell>
          <table:table-cell table:style-name="ce32" office:value-type="string" calcext:value-type="string">
            <text:p>rohan_face_middle_1</text:p>
          </table:table-cell>
          <table:table-cell table:style-name="ce32" office:value-type="string" calcext:value-type="string">
            <text:p>rohan_face_old_2</text:p>
          </table:table-cell>
          <table:table-cell table:style-name="ce34"/>
          <table:table-cell table:style-name="ce7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folcwine_guard_of_rohan&quot;,&quot;Folcwine_Guard_of_Rohan&quot;,&quot;Folcwine_Guards_of_Rohan&quot;,tf_rohan| tfg_ranged| tfg_shield| tfg_armor| tfg_helm| tfg_boots,0,0,fac_rohan,[itm_rohan_inf_helmet_b,itm_rohan_armor_s,itm_rohirrim_war_greaves,itm_rohirrim_long_hafted_axe,itm_rohirrim_short_axe,itm_heavy_throwing_spear,itm_rohirrim_throwing_axe,itm_rohan_shield_d,itm_rohan_shield_e,itm_rohan_shield_f,],attr_tier_6,wp_tier_6,knows_common|knows_athletics_4|knows_shield_2|knows_power_throw_6|knows_power_strike_6|knows_ironflesh_5,rohan_face_middle_1,rohan_face_old_2]," calcext:value-type="string">
            <text:p>["folcwine_guard_of_rohan","Folcwine_Guard_of_Rohan","Folcwine_Guards_of_Rohan",tf_rohan| tfg_ranged| tfg_shield| tfg_armor| tfg_helm| tfg_boots,0,0,fac_rohan,[itm_rohan_inf_helmet_b,itm_rohan_armor_s,itm_rohirrim_war_greaves,itm_rohirrim_long_hafted_axe,itm_rohirrim_short_axe,itm_heavy_throwing_spear,itm_rohirrim_throwing_axe,itm_rohan_shield_d,itm_rohan_shield_e,itm_rohan_shield_f,],attr_tier_6,wp_tier_6,knows_common|knows_athletics_4|knows_shield_2|knows_power_throw_6|knows_power_strike_6|knows_ironflesh_5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aider_of_rohan</text:p>
          </table:table-cell>
          <table:table-cell table:style-name="ce6" office:value-type="string" calcext:value-type="string">
            <text:p>Frealaf_Raider</text:p>
          </table:table-cell>
          <table:table-cell table:style-name="ce6" office:value-type="string" calcext:value-type="string">
            <text:p>Frealaf_Raiders</text:p>
          </table:table-cell>
          <table:table-cell table:style-name="ce12" office:value-type="string" calcext:value-type="string">
            <text:p>tf_rohan| tfg_range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/>
          <table:table-cell table:style-name="ce18" office:value-type="string" calcext:value-type="string">
            <text:p>itm_rohan_armor_o,itm_rohan_armor_n,itm_rohan_armor_m,</text:p>
          </table:table-cell>
          <table:table-cell table:style-name="ce18"/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rohirrim_long_hafted_axe,itm_rohirrim_short_axe,</text:p>
          </table:table-cell>
          <table:table-cell table:style-name="ce18" office:value-type="string" calcext:value-type="string">
            <text:p>itm_rohirrim_throwing_axe,itm_rohan_shield_a,itm_rohan_shield_b,itm_rohan_shield_c,</text:p>
          </table:table-cell>
          <table:table-cell table:style-name="ce18"/>
          <table:table-cell table:style-name="ce29" office:value-type="string" calcext:value-type="string">
            <text:p>attr_tier_6</text:p>
          </table:table-cell>
          <table:table-cell table:style-name="ce29" office:value-type="string" calcext:value-type="string">
            <text:p>wp_tier_6</text:p>
          </table:table-cell>
          <table:table-cell table:style-name="ce29" office:value-type="string" calcext:value-type="string">
            <text:p>knows_common|knows_athletics_7|knows_shield_3|knows_power_throw_2|knows_power_strike_6|knows_ironflesh_5</text:p>
          </table:table-cell>
          <table:table-cell table:style-name="ce32" office:value-type="string" calcext:value-type="string">
            <text:p>rohan_face_middle_1</text:p>
          </table:table-cell>
          <table:table-cell table:style-name="ce32" office:value-type="string" calcext:value-type="string">
            <text:p>rohan_face_old_2</text:p>
          </table:table-cell>
          <table:table-cell table:style-name="ce34"/>
          <table:table-cell table:style-name="ce7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raider_of_rohan&quot;,&quot;Frealaf_Raider&quot;,&quot;Frealaf_Raiders&quot;,tf_rohan| tfg_ranged| tfg_shield| tfg_armor| tfg_helm| tfg_boots,0,0,fac_rohan,[itm_rohan_armor_o,itm_rohan_armor_n,itm_rohan_armor_m,itm_rohan_light_greaves,itm_rohirrim_long_hafted_axe,itm_rohirrim_short_axe,itm_rohirrim_throwing_axe,itm_rohan_shield_a,itm_rohan_shield_b,itm_rohan_shield_c,],attr_tier_6,wp_tier_6,knows_common|knows_athletics_7|knows_shield_3|knows_power_throw_2|knows_power_strike_6|knows_ironflesh_5,rohan_face_middle_1,rohan_face_old_2]," calcext:value-type="string">
            <text:p>["raider_of_rohan","Frealaf_Raider","Frealaf_Raiders",tf_rohan| tfg_ranged| tfg_shield| tfg_armor| tfg_helm| tfg_boots,0,0,fac_rohan,[itm_rohan_armor_o,itm_rohan_armor_n,itm_rohan_armor_m,itm_rohan_light_greaves,itm_rohirrim_long_hafted_axe,itm_rohirrim_short_axe,itm_rohirrim_throwing_axe,itm_rohan_shield_a,itm_rohan_shield_b,itm_rohan_shield_c,],attr_tier_6,wp_tier_6,knows_common|knows_athletics_7|knows_shield_3|knows_power_throw_2|knows_power_strike_6|knows_ironflesh_5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eavy_swordsman_of_rohan</text:p>
          </table:table-cell>
          <table:table-cell table:style-name="ce6" office:value-type="string" calcext:value-type="string">
            <text:p>Heavy_Swordsman_of_Rohan</text:p>
          </table:table-cell>
          <table:table-cell table:style-name="ce6" office:value-type="string" calcext:value-type="string">
            <text:p>Heavy_Swordsmen_of_Rohan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inf_helmet_b,</text:p>
          </table:table-cell>
          <table:table-cell table:style-name="ce18" office:value-type="string" calcext:value-type="string">
            <text:p>itm_rohan_armor_m,itm_rohan_armor_n,itm_rohan_armor_o,</text:p>
          </table:table-cell>
          <table:table-cell table:style-name="ce18"/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rohan_2h_sword,</text:p>
          </table:table-cell>
          <table:table-cell table:style-name="ce18" table:number-columns-repeated="2"/>
          <table:table-cell table:style-name="ce29" office:value-type="string" calcext:value-type="string">
            <text:p>attr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3|knows_shield_2|knows_power_strike_4|knows_ironflesh_2</text:p>
          </table:table-cell>
          <table:table-cell table:style-name="ce32" office:value-type="string" calcext:value-type="string">
            <text:p>rohan_face_middle_1</text:p>
          </table:table-cell>
          <table:table-cell table:style-name="ce32" office:value-type="string" calcext:value-type="string">
            <text:p>rohan_face_old_2</text:p>
          </table:table-cell>
          <table:table-cell table:style-name="ce34"/>
          <table:table-cell table:style-name="ce7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office:value-type="string" office:string-value="[&quot;heavy_swordsman_of_rohan&quot;,&quot;Heavy_Swordsman_of_Rohan&quot;,&quot;Heavy_Swordsmen_of_Rohan&quot;,tf_rohan| tfg_shield| tfg_armor| tfg_helm| tfg_boots,0,0,fac_rohan,[itm_rohan_inf_helmet_b,itm_rohan_armor_m,itm_rohan_armor_n,itm_rohan_armor_o,itm_rohan_light_greaves,itm_rohan_2h_sword,],attr_tier_5,wp_tier_5,knows_common|knows_athletics_3|knows_shield_2|knows_power_strike_4|knows_ironflesh_2,rohan_face_middle_1,rohan_face_old_2]," calcext:value-type="string">
            <text:p>["heavy_swordsman_of_rohan","Heavy_Swordsman_of_Rohan","Heavy_Swordsmen_of_Rohan",tf_rohan| tfg_shield| tfg_armor| tfg_helm| tfg_boots,0,0,fac_rohan,[itm_rohan_inf_helmet_b,itm_rohan_armor_m,itm_rohan_armor_n,itm_rohan_armor_o,itm_rohan_light_greaves,itm_rohan_2h_sword,],attr_tier_5,wp_tier_5,knows_common|knows_athletics_3|knows_shield_2|knows_power_strike_4|knows_ironflesh_2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arden_of_methuseld</text:p>
          </table:table-cell>
          <table:table-cell table:style-name="ce6" office:value-type="string" calcext:value-type="string">
            <text:p>Warden_of_Methuseld</text:p>
          </table:table-cell>
          <table:table-cell table:style-name="ce6" office:value-type="string" calcext:value-type="string">
            <text:p>Wardens_of_Methuseld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inf_helmet_b,</text:p>
          </table:table-cell>
          <table:table-cell table:style-name="ce18" office:value-type="string" calcext:value-type="string">
            <text:p>itm_rohan_armor_p,itm_rohan_armor_q,itm_rohan_armor_r,</text:p>
          </table:table-cell>
          <table:table-cell table:style-name="ce18"/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an_sword_c,</text:p>
          </table:table-cell>
          <table:table-cell table:style-name="ce18" office:value-type="string" calcext:value-type="string">
            <text:p>itm_rohan_shield_g,</text:p>
          </table:table-cell>
          <table:table-cell table:style-name="ce18"/>
          <table:table-cell table:style-name="ce29" office:value-type="string" calcext:value-type="string">
            <text:p>attr_tier_6</text:p>
          </table:table-cell>
          <table:table-cell table:style-name="ce29" office:value-type="string" calcext:value-type="string">
            <text:p>wp_tier_6</text:p>
          </table:table-cell>
          <table:table-cell table:style-name="ce29" office:value-type="string" calcext:value-type="string">
            <text:p>knows_common|knows_athletics_5|knows_shield_2|knows_power_strike_6|knows_ironflesh_6</text:p>
          </table:table-cell>
          <table:table-cell table:style-name="ce32" office:value-type="string" calcext:value-type="string">
            <text:p>rohan_face_old_1</text:p>
          </table:table-cell>
          <table:table-cell table:style-name="ce32" office:value-type="string" calcext:value-type="string">
            <text:p>rohan_face_older_2</text:p>
          </table:table-cell>
          <table:table-cell table:style-name="ce34"/>
          <table:table-cell table:style-name="ce7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[&quot;warden_of_methuseld&quot;,&quot;Warden_of_Methuseld&quot;,&quot;Wardens_of_Methuseld&quot;,tf_rohan| tfg_shield| tfg_armor| tfg_helm| tfg_boots,0,0,fac_rohan,[itm_rohan_inf_helmet_b,itm_rohan_armor_p,itm_rohan_armor_q,itm_rohan_armor_r,itm_rohirrim_war_greaves,itm_rohan_sword_c,itm_rohan_shield_g,],attr_tier_6,wp_tier_6,knows_common|knows_athletics_5|knows_shield_2|knows_power_strike_6|knows_ironflesh_6,rohan_face_old_1,rohan_face_older_2]," calcext:value-type="string">
            <text:p>["warden_of_methuseld","Warden_of_Methuseld","Wardens_of_Methuseld",tf_rohan| tfg_shield| tfg_armor| tfg_helm| tfg_boots,0,0,fac_rohan,[itm_rohan_inf_helmet_b,itm_rohan_armor_p,itm_rohan_armor_q,itm_rohan_armor_r,itm_rohirrim_war_greaves,itm_rohan_sword_c,itm_rohan_shield_g,],attr_tier_6,wp_tier_6,knows_common|knows_athletics_5|knows_shield_2|knows_power_strike_6|knows_ironflesh_6,rohan_face_old_1,rohan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kirmisher_of_rohan</text:p>
          </table:table-cell>
          <table:table-cell table:style-name="ce6" office:value-type="string" calcext:value-type="string">
            <text:p>Skirmisher_of_Rohan</text:p>
          </table:table-cell>
          <table:table-cell table:style-name="ce6" office:value-type="string" calcext:value-type="string">
            <text:p>Skirmishers_of_Rohan</text:p>
          </table:table-cell>
          <table:table-cell table:style-name="ce12" office:value-type="string" calcext:value-type="string">
            <text:p>tf_rohan| tfg_ranged| tf_mounted| tfg_armor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/>
          <table:table-cell table:style-name="ce18" office:value-type="string" calcext:value-type="string">
            <text:p>itm_rohan_armor_g,itm_rohan_armor_h,itm_rohan_armor_i,</text:p>
          </table:table-cell>
          <table:table-cell table:style-name="ce18"/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nomad_bow,itm_khergit_arrows,itm_heavy_throwing_spear,</text:p>
          </table:table-cell>
          <table:table-cell table:style-name="ce18" office:value-type="string" calcext:value-type="string">
            <text:p>itm_rohan_sword_c,itm_rohan_shield_a,itm_rohan_shield_b,itm_rohan_shield_c,</text:p>
          </table:table-cell>
          <table:table-cell table:style-name="ce18" office:value-type="string" calcext:value-type="string">
            <text:p>itm_rohirrim_courser,itm_rohirrim_courser2,</text:p>
          </table:table-cell>
          <table:table-cell table:style-name="ce29" office:value-type="string" calcext:value-type="string">
            <text:p>attr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horse_archery_2|knows_riding_3|knows_power_draw_2|knows_power_throw_2</text:p>
          </table:table-cell>
          <table:table-cell table:style-name="ce32" office:value-type="string" calcext:value-type="string">
            <text:p>rohan_face_young_1</text:p>
          </table:table-cell>
          <table:table-cell table:style-name="ce32" office:value-type="string" calcext:value-type="string">
            <text:p>rohan_face_middle_2</text:p>
          </table:table-cell>
          <table:table-cell table:style-name="ce34"/>
          <table:table-cell table:style-name="ce7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skirmisher_of_rohan&quot;,&quot;Skirmisher_of_Rohan&quot;,&quot;Skirmishers_of_Rohan&quot;,tf_rohan| tfg_ranged| tf_mounted| tfg_armor| tfg_horse| tfg_boots,0,0,fac_rohan,[itm_rohan_armor_g,itm_rohan_armor_h,itm_rohan_armor_i,itm_rohan_light_greaves,itm_nomad_bow,itm_khergit_arrows,itm_heavy_throwing_spear,itm_rohan_sword_c,itm_rohan_shield_a,itm_rohan_shield_b,itm_rohan_shield_c,itm_rohirrim_courser,itm_rohirrim_courser2,],attr_tier_3,wp_tier_3,knows_horse_archery_2|knows_riding_3|knows_power_draw_2|knows_power_throw_2,rohan_face_young_1,rohan_face_middle_2]," calcext:value-type="string">
            <text:p>["skirmisher_of_rohan","Skirmisher_of_Rohan","Skirmishers_of_Rohan",tf_rohan| tfg_ranged| tf_mounted| tfg_armor| tfg_horse| tfg_boots,0,0,fac_rohan,[itm_rohan_armor_g,itm_rohan_armor_h,itm_rohan_armor_i,itm_rohan_light_greaves,itm_nomad_bow,itm_khergit_arrows,itm_heavy_throwing_spear,itm_rohan_sword_c,itm_rohan_shield_a,itm_rohan_shield_b,itm_rohan_shield_c,itm_rohirrim_courser,itm_rohirrim_courser2,],attr_tier_3,wp_tier_3,knows_horse_archery_2|knows_riding_3|knows_power_draw_2|knows_power_throw_2,rohan_face_young_1,rohan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skirmisher_of_rohan</text:p>
          </table:table-cell>
          <table:table-cell table:style-name="ce6" office:value-type="string" calcext:value-type="string">
            <text:p>Veteran_Skirmisher_of_Rohan</text:p>
          </table:table-cell>
          <table:table-cell table:style-name="ce6" office:value-type="string" calcext:value-type="string">
            <text:p>Veteran_Skirmishers_of_Rohan</text:p>
          </table:table-cell>
          <table:table-cell table:style-name="ce12" office:value-type="string" calcext:value-type="string">
            <text:p>tf_rohan| tfg_ranged| tf_mounte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light_helmet_a,itm_rohan_light_helmet_b,</text:p>
          </table:table-cell>
          <table:table-cell table:style-name="ce18" office:value-type="string" calcext:value-type="string">
            <text:p>itm_rohan_armor_j,itm_rohan_armor_k,itm_rohan_armor_l,</text:p>
          </table:table-cell>
          <table:table-cell table:style-name="ce18"/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nomad_bow,itm_khergit_arrows,</text:p>
          </table:table-cell>
          <table:table-cell table:style-name="ce18" office:value-type="string" calcext:value-type="string">
            <text:p>itm_rohirrim_long_hafted_axe,itm_rohan_sword_c,itm_rohirrim_long_hafted_axe,itm_rohan_shield_d,itm_rohan_shield_e,itm_rohan_shield_f,</text:p>
          </table:table-cell>
          <table:table-cell table:style-name="ce18" office:value-type="string" calcext:value-type="string">
            <text:p>itm_rohirrim_courser,itm_rohirrim_courser2,</text:p>
          </table:table-cell>
          <table:table-cell table:style-name="ce29" office:value-type="string" calcext:value-type="string">
            <text:p>attr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horse_archery_4|knows_riding_4|knows_power_draw_3|knows_power_strike_2|knows_ironflesh_1|knows_power_throw_3</text:p>
          </table:table-cell>
          <table:table-cell table:style-name="ce32" office:value-type="string" calcext:value-type="string">
            <text:p>rohan_face_middle_1</text:p>
          </table:table-cell>
          <table:table-cell table:style-name="ce32" office:value-type="string" calcext:value-type="string">
            <text:p>rohan_face_old_2</text:p>
          </table:table-cell>
          <table:table-cell table:style-name="ce34"/>
          <table:table-cell table:style-name="ce7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veteran_skirmisher_of_rohan&quot;,&quot;Veteran_Skirmisher_of_Rohan&quot;,&quot;Veteran_Skirmishers_of_Rohan&quot;,tf_rohan| tfg_ranged| tf_mounted| tfg_armor| tfg_helm| tfg_horse| tfg_boots,0,0,fac_rohan,[itm_rohan_light_helmet_a,itm_rohan_light_helmet_b,itm_rohan_armor_j,itm_rohan_armor_k,itm_rohan_armor_l,itm_rohan_light_greaves,itm_nomad_bow,itm_khergit_arrows,itm_rohirrim_long_hafted_axe,itm_rohan_sword_c,itm_rohirrim_long_hafted_axe,itm_rohan_shield_d,itm_rohan_shield_e,itm_rohan_shield_f,itm_rohirrim_courser,itm_rohirrim_courser2,],attr_tier_4,wp_tier_4,knows_horse_archery_4|knows_riding_4|knows_power_draw_3|knows_power_strike_2|knows_ironflesh_1|knows_power_throw_3,rohan_face_middle_1,rohan_face_old_2]," calcext:value-type="string">
            <text:p>["veteran_skirmisher_of_rohan","Veteran_Skirmisher_of_Rohan","Veteran_Skirmishers_of_Rohan",tf_rohan| tfg_ranged| tf_mounted| tfg_armor| tfg_helm| tfg_horse| tfg_boots,0,0,fac_rohan,[itm_rohan_light_helmet_a,itm_rohan_light_helmet_b,itm_rohan_armor_j,itm_rohan_armor_k,itm_rohan_armor_l,itm_rohan_light_greaves,itm_nomad_bow,itm_khergit_arrows,itm_rohirrim_long_hafted_axe,itm_rohan_sword_c,itm_rohirrim_long_hafted_axe,itm_rohan_shield_d,itm_rohan_shield_e,itm_rohan_shield_f,itm_rohirrim_courser,itm_rohirrim_courser2,],attr_tier_4,wp_tier_4,knows_horse_archery_4|knows_riding_4|knows_power_draw_3|knows_power_strike_2|knows_ironflesh_1|knows_power_throw_3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lite_skirmisher_of_rohan</text:p>
          </table:table-cell>
          <table:table-cell table:style-name="ce6" office:value-type="string" calcext:value-type="string">
            <text:p>Elite_Skirmisher_of_Rohan</text:p>
          </table:table-cell>
          <table:table-cell table:style-name="ce6" office:value-type="string" calcext:value-type="string">
            <text:p>Elite_Skirmishers_of_Rohan</text:p>
          </table:table-cell>
          <table:table-cell table:style-name="ce12" office:value-type="string" calcext:value-type="string">
            <text:p>tf_rohan| tfg_ranged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archer_helmet_a,itm_rohan_archer_helmet_b,</text:p>
          </table:table-cell>
          <table:table-cell table:style-name="ce18" office:value-type="string" calcext:value-type="string">
            <text:p>itm_rohan_armor_m,itm_rohan_armor_o,</text:p>
          </table:table-cell>
          <table:table-cell table:style-name="ce18"/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strong_bow,itm_khergit_arrows,</text:p>
          </table:table-cell>
          <table:table-cell table:style-name="ce18" office:value-type="string" calcext:value-type="string">
            <text:p>itm_rohan_sword_c,itm_rohan_shield_d,itm_rohan_shield_e,itm_rohan_shield_f,</text:p>
          </table:table-cell>
          <table:table-cell table:style-name="ce18" office:value-type="string" calcext:value-type="string">
            <text:p>itm_rohan_warhorse</text:p>
          </table:table-cell>
          <table:table-cell table:style-name="ce29" office:value-type="string" calcext:value-type="string">
            <text:p>attr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32" office:value-type="string" calcext:value-type="string">
            <text:p>rohan_face_middle_1</text:p>
          </table:table-cell>
          <table:table-cell table:style-name="ce32" office:value-type="string" calcext:value-type="string">
            <text:p>rohan_face_old_2</text:p>
          </table:table-cell>
          <table:table-cell table:style-name="ce34"/>
          <table:table-cell table:style-name="ce7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elite_skirmisher_of_rohan&quot;,&quot;Elite_Skirmisher_of_Rohan&quot;,&quot;Elite_Skirmishers_of_Rohan&quot;,tf_rohan| tfg_ranged| tf_mounted| tfg_shield| tfg_armor| tfg_helm| tfg_horse| tfg_boots,0,0,fac_rohan,[itm_rohan_archer_helmet_a,itm_rohan_archer_helmet_b,itm_rohan_armor_m,itm_rohan_armor_o,itm_rohan_light_greaves,itm_strong_bow,itm_khergit_arrows,itm_rohan_sword_c,itm_rohan_shield_d,itm_rohan_shield_e,itm_rohan_shield_f,itm_rohan_warhorse],attr_tier_5,wp_tier_5,knows_horse_archery_5|knows_riding_6|knows_power_draw_4|knows_power_strike_2|knows_ironflesh_2|knows_power_throw_4,rohan_face_middle_1,rohan_face_old_2]," calcext:value-type="string">
            <text:p>["elite_skirmisher_of_rohan","Elite_Skirmisher_of_Rohan","Elite_Skirmishers_of_Rohan",tf_rohan| tfg_ranged| tf_mounted| tfg_shield| tfg_armor| tfg_helm| tfg_horse| tfg_boots,0,0,fac_rohan,[itm_rohan_archer_helmet_a,itm_rohan_archer_helmet_b,itm_rohan_armor_m,itm_rohan_armor_o,itm_rohan_light_greaves,itm_strong_bow,itm_khergit_arrows,itm_rohan_sword_c,itm_rohan_shield_d,itm_rohan_shield_e,itm_rohan_shield_f,itm_rohan_warhorse],attr_tier_5,wp_tier_5,knows_horse_archery_5|knows_riding_6|knows_power_draw_4|knows_power_strike_2|knows_ironflesh_2|knows_power_throw_4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thengel_guard_of_rohan</text:p>
          </table:table-cell>
          <table:table-cell table:style-name="ce6" office:value-type="string" calcext:value-type="string">
            <text:p>Thengel_Guard_of_Rohan</text:p>
          </table:table-cell>
          <table:table-cell table:style-name="ce6" office:value-type="string" calcext:value-type="string">
            <text:p>Thengel_Guards_of_Rohan</text:p>
          </table:table-cell>
          <table:table-cell table:style-name="ce12" office:value-type="string" calcext:value-type="string">
            <text:p>tf_rohan| tfg_ranged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archer_helmet_c,</text:p>
          </table:table-cell>
          <table:table-cell table:style-name="ce18" office:value-type="string" calcext:value-type="string">
            <text:p>itm_rohan_armor_s,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strong_bow,itm_khergit_arrows,</text:p>
          </table:table-cell>
          <table:table-cell table:style-name="ce18" office:value-type="string" calcext:value-type="string">
            <text:p>itm_rohan_sword_c,itm_rohan_shield_d,itm_rohan_shield_e,itm_rohan_shield_f,</text:p>
          </table:table-cell>
          <table:table-cell table:style-name="ce18" office:value-type="string" calcext:value-type="string">
            <text:p>itm_thengel_warhorse</text:p>
          </table:table-cell>
          <table:table-cell table:style-name="ce29" office:value-type="string" calcext:value-type="string">
            <text:p>attr_tier_6</text:p>
          </table:table-cell>
          <table:table-cell table:style-name="ce29" office:value-type="string" calcext:value-type="string">
            <text:p>wp_tier_6</text:p>
          </table:table-cell>
          <table:table-cell table:style-name="ce29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32" office:value-type="string" calcext:value-type="string">
            <text:p>rohan_face_middle_1</text:p>
          </table:table-cell>
          <table:table-cell table:style-name="ce32" office:value-type="string" calcext:value-type="string">
            <text:p>rohan_face_old_2</text:p>
          </table:table-cell>
          <table:table-cell table:style-name="ce34"/>
          <table:table-cell table:style-name="ce7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thengel_guard_of_rohan&quot;,&quot;Thengel_Guard_of_Rohan&quot;,&quot;Thengel_Guards_of_Rohan&quot;,tf_rohan| tfg_ranged| tf_mounted| tfg_shield| tfg_armor| tfg_helm| tfg_horse| tfg_boots,0,0,fac_rohan,[itm_rohan_archer_helmet_c,itm_rohan_armor_s,itm_rohan_shoes,itm_strong_bow,itm_khergit_arrows,itm_rohan_sword_c,itm_rohan_shield_d,itm_rohan_shield_e,itm_rohan_shield_f,itm_thengel_warhorse],attr_tier_6,wp_tier_6,knows_horse_archery_7|knows_riding_7|knows_power_draw_5|knows_power_strike_3|knows_ironflesh_3|knows_power_throw_5,rohan_face_middle_1,rohan_face_old_2]," calcext:value-type="string">
            <text:p>["thengel_guard_of_rohan","Thengel_Guard_of_Rohan","Thengel_Guards_of_Rohan",tf_rohan| tfg_ranged| tf_mounted| tfg_shield| tfg_armor| tfg_helm| tfg_horse| tfg_boots,0,0,fac_rohan,[itm_rohan_archer_helmet_c,itm_rohan_armor_s,itm_rohan_shoes,itm_strong_bow,itm_khergit_arrows,itm_rohan_sword_c,itm_rohan_shield_d,itm_rohan_shield_e,itm_rohan_shield_f,itm_thengel_warhorse],attr_tier_6,wp_tier_6,knows_horse_archery_7|knows_riding_7|knows_power_draw_5|knows_power_strike_3|knows_ironflesh_3|knows_power_throw_5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ncer_of_rohan</text:p>
          </table:table-cell>
          <table:table-cell table:style-name="ce6" office:value-type="string" calcext:value-type="string">
            <text:p>Lancer_of_Rohan</text:p>
          </table:table-cell>
          <table:table-cell table:style-name="ce6" office:value-type="string" calcext:value-type="string">
            <text:p>Lancers_of_Rohan</text:p>
          </table:table-cell>
          <table:table-cell table:style-name="ce12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cav_helmet_b,</text:p>
          </table:table-cell>
          <table:table-cell table:style-name="ce18" office:value-type="string" calcext:value-type="string">
            <text:p>itm_rohan_armor_j,itm_rohan_armor_k,itm_rohan_armor_l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an_spear,itm_rohan_lance,</text:p>
          </table:table-cell>
          <table:table-cell table:style-name="ce18" office:value-type="string" calcext:value-type="string">
            <text:p>itm_rohan_cav_sword,itm_rohan_shield_a,itm_rohan_shield_b,itm_rohan_shield_c,</text:p>
          </table:table-cell>
          <table:table-cell table:style-name="ce18" office:value-type="string" calcext:value-type="string">
            <text:p>itm_rohirrim_courser,itm_rohirrim_courser2,itm_rohirrim_hunter,</text:p>
          </table:table-cell>
          <table:table-cell table:style-name="ce29" office:value-type="string" calcext:value-type="string">
            <text:p>attr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riding_4|knows_shield_1|knows_power_strike_4|knows_ironflesh_2</text:p>
          </table:table-cell>
          <table:table-cell table:style-name="ce32" office:value-type="string" calcext:value-type="string">
            <text:p>rohan_face_middle_1</text:p>
          </table:table-cell>
          <table:table-cell table:style-name="ce32" office:value-type="string" calcext:value-type="string">
            <text:p>rohan_face_old_2</text:p>
          </table:table-cell>
          <table:table-cell table:style-name="ce34"/>
          <table:table-cell table:style-name="ce7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lancer_of_rohan&quot;,&quot;Lancer_of_Rohan&quot;,&quot;Lancers_of_Rohan&quot;,tf_rohan| tf_mounted| tfg_gloves| tfg_shield| tfg_armor| tfg_helm| tfg_horse| tfg_boots |tfg_polearm,0,0,fac_rohan,[itm_rohan_cav_helmet_b,itm_rohan_armor_j,itm_rohan_armor_k,itm_rohan_armor_l,itm_mail_mittens,itm_rohirrim_war_greaves,itm_rohan_spear,itm_rohan_lance,itm_rohan_cav_sword,itm_rohan_shield_a,itm_rohan_shield_b,itm_rohan_shield_c,itm_rohirrim_courser,itm_rohirrim_courser2,itm_rohirrim_hunter,],attr_tier_4,wp_tier_4,knows_common|knows_riding_4|knows_shield_1|knows_power_strike_4|knows_ironflesh_2,rohan_face_middle_1,rohan_face_old_2]," calcext:value-type="string">
            <text:p>["lancer_of_rohan","Lancer_of_Rohan","Lancers_of_Rohan",tf_rohan| tf_mounted| tfg_gloves| tfg_shield| tfg_armor| tfg_helm| tfg_horse| tfg_boots |tfg_polearm,0,0,fac_rohan,[itm_rohan_cav_helmet_b,itm_rohan_armor_j,itm_rohan_armor_k,itm_rohan_armor_l,itm_mail_mittens,itm_rohirrim_war_greaves,itm_rohan_spear,itm_rohan_lance,itm_rohan_cav_sword,itm_rohan_shield_a,itm_rohan_shield_b,itm_rohan_shield_c,itm_rohirrim_courser,itm_rohirrim_courser2,itm_rohirrim_hunter,],attr_tier_4,wp_tier_4,knows_common|knows_riding_4|knows_shield_1|knows_power_strike_4|knows_ironflesh_2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lite_lancer_of_rohan</text:p>
          </table:table-cell>
          <table:table-cell table:style-name="ce6" office:value-type="string" calcext:value-type="string">
            <text:p>Elite_Lancer_of_Rohan</text:p>
          </table:table-cell>
          <table:table-cell table:style-name="ce6" office:value-type="string" calcext:value-type="string">
            <text:p>Elite_Lancers_of_Rohan</text:p>
          </table:table-cell>
          <table:table-cell table:style-name="ce12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cav_helmet_b,itm_rohan_cav_helmet_c,</text:p>
          </table:table-cell>
          <table:table-cell table:style-name="ce18" office:value-type="string" calcext:value-type="string">
            <text:p>itm_rohan_armor_m,itm_rohan_armor_n,itm_rohan_armor_o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an_lance,itm_rohan_lance,itm_rohan_lance_banner_horse,</text:p>
          </table:table-cell>
          <table:table-cell table:style-name="ce18" office:value-type="string" calcext:value-type="string">
            <text:p>itm_rohan_cav_sword,itm_rohan_shield_d,itm_rohan_shield_e,itm_rohan_shield_f,</text:p>
          </table:table-cell>
          <table:table-cell table:style-name="ce18" office:value-type="string" calcext:value-type="string">
            <text:p>itm_rohan_warhorse</text:p>
          </table:table-cell>
          <table:table-cell table:style-name="ce29" office:value-type="string" calcext:value-type="string">
            <text:p>attr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riding_5|knows_shield_2|knows_power_strike_5|knows_ironflesh_3</text:p>
          </table:table-cell>
          <table:table-cell table:style-name="ce32" office:value-type="string" calcext:value-type="string">
            <text:p>rohan_face_middle_1</text:p>
          </table:table-cell>
          <table:table-cell table:style-name="ce32" office:value-type="string" calcext:value-type="string">
            <text:p>rohan_face_old_2</text:p>
          </table:table-cell>
          <table:table-cell table:style-name="ce34"/>
          <table:table-cell table:style-name="ce7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elite_lancer_of_rohan&quot;,&quot;Elite_Lancer_of_Rohan&quot;,&quot;Elite_Lancers_of_Rohan&quot;,tf_rohan| tf_mounted| tfg_gloves| tfg_shield| tfg_armor| tfg_helm| tfg_horse| tfg_boots |tfg_polearm,0,0,fac_rohan,[itm_rohan_cav_helmet_b,itm_rohan_cav_helmet_c,itm_rohan_armor_m,itm_rohan_armor_n,itm_rohan_armor_o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calcext:value-type="string">
            <text:p>["elite_lancer_of_rohan","Elite_Lancer_of_Rohan","Elite_Lancers_of_Rohan",tf_rohan| tf_mounted| tfg_gloves| tfg_shield| tfg_armor| tfg_helm| tfg_horse| tfg_boots |tfg_polearm,0,0,fac_rohan,[itm_rohan_cav_helmet_b,itm_rohan_cav_helmet_c,itm_rohan_armor_m,itm_rohan_armor_n,itm_rohan_armor_o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rego_guard_of_rohan</text:p>
          </table:table-cell>
          <table:table-cell table:style-name="ce6" office:value-type="string" calcext:value-type="string">
            <text:p>Brego_Guard_of_Rohan</text:p>
          </table:table-cell>
          <table:table-cell table:style-name="ce6" office:value-type="string" calcext:value-type="string">
            <text:p>Brego_Guards_of_Rohan</text:p>
          </table:table-cell>
          <table:table-cell table:style-name="ce12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cav_helmet_c,</text:p>
          </table:table-cell>
          <table:table-cell table:style-name="ce18" office:value-type="string" calcext:value-type="string">
            <text:p>itm_rohan_armor_s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an_lance_banner_sun,itm_rohan_lance_banner_horse,</text:p>
          </table:table-cell>
          <table:table-cell table:style-name="ce18" office:value-type="string" calcext:value-type="string">
            <text:p>itm_rohan_cav_sword,</text:p>
          </table:table-cell>
          <table:table-cell table:style-name="ce18" office:value-type="string" calcext:value-type="string">
            <text:p>itm_rohan_warhorse,</text:p>
          </table:table-cell>
          <table:table-cell table:style-name="ce29" office:value-type="string" calcext:value-type="string">
            <text:p>attr_tier_6</text:p>
          </table:table-cell>
          <table:table-cell table:style-name="ce29" office:value-type="string" calcext:value-type="string">
            <text:p>wp_tier_6</text:p>
          </table:table-cell>
          <table:table-cell table:style-name="ce29" office:value-type="string" calcext:value-type="string">
            <text:p>knows_common|knows_riding_7|knows_shield_3|knows_power_strike_6|knows_ironflesh_6</text:p>
          </table:table-cell>
          <table:table-cell table:style-name="ce32" office:value-type="string" calcext:value-type="string">
            <text:p>rohan_face_middle_1</text:p>
          </table:table-cell>
          <table:table-cell table:style-name="ce32" office:value-type="string" calcext:value-type="string">
            <text:p>rohan_face_old_2</text:p>
          </table:table-cell>
          <table:table-cell table:style-name="ce34"/>
          <table:table-cell table:style-name="ce7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brego_guard_of_rohan&quot;,&quot;Brego_Guard_of_Rohan&quot;,&quot;Brego_Guards_of_Rohan&quot;,tf_rohan| tf_mounted| tfg_gloves| tfg_shield| tfg_armor| tfg_helm| tfg_horse| tfg_boots |tfg_polearm,0,0,fac_rohan,[itm_rohan_cav_helmet_c,itm_rohan_armor_s,itm_mail_mittens,itm_rohirrim_war_greaves,itm_rohan_lance_banner_sun,itm_rohan_lance_banner_horse,itm_rohan_cav_sword,itm_rohan_warhorse,],attr_tier_6,wp_tier_6,knows_common|knows_riding_7|knows_shield_3|knows_power_strike_6|knows_ironflesh_6,rohan_face_middle_1,rohan_face_old_2]," calcext:value-type="string">
            <text:p>["brego_guard_of_rohan","Brego_Guard_of_Rohan","Brego_Guards_of_Rohan",tf_rohan| tf_mounted| tfg_gloves| tfg_shield| tfg_armor| tfg_helm| tfg_horse| tfg_boots |tfg_polearm,0,0,fac_rohan,[itm_rohan_cav_helmet_c,itm_rohan_armor_s,itm_mail_mittens,itm_rohirrim_war_greaves,itm_rohan_lance_banner_sun,itm_rohan_lance_banner_horse,itm_rohan_cav_sword,itm_rohan_warhorse,],attr_tier_6,wp_tier_6,knows_common|knows_riding_7|knows_shield_3|knows_power_strike_6|knows_ironflesh_6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ing_s_man_of_rohan</text:p>
          </table:table-cell>
          <table:table-cell table:style-name="ce6" office:value-type="string" calcext:value-type="string">
            <text:p>King's_Guard</text:p>
          </table:table-cell>
          <table:table-cell table:style-name="ce6" office:value-type="string" calcext:value-type="string">
            <text:p>King's_Guards</text:p>
          </table:table-cell>
          <table:table-cell table:style-name="ce12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cav_helmet_c,</text:p>
          </table:table-cell>
          <table:table-cell table:style-name="ce18" office:value-type="string" calcext:value-type="string">
            <text:p>itm_rohan_armor_p,itm_rohan_armor_q,itm_rohan_armor_r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an_spear,</text:p>
          </table:table-cell>
          <table:table-cell table:style-name="ce18" office:value-type="string" calcext:value-type="string">
            <text:p>itm_rohan_inf_sword,itm_rohan_cav_sword,itm_rohirrim_long_hafted_axe,itm_rohan_sword_c,itm_rohan_shield_g,</text:p>
          </table:table-cell>
          <table:table-cell table:style-name="ce18" office:value-type="string" calcext:value-type="string">
            <text:p>itm_rohan_warhorse,</text:p>
          </table:table-cell>
          <table:table-cell table:style-name="ce29" office:value-type="string" calcext:value-type="string">
            <text:p>attr_tier_6</text:p>
          </table:table-cell>
          <table:table-cell table:style-name="ce29" office:value-type="string" calcext:value-type="string">
            <text:p>wp_tier_6</text:p>
          </table:table-cell>
          <table:table-cell table:style-name="ce29" office:value-type="string" calcext:value-type="string">
            <text:p>knows_common|knows_riding_7|knows_shield_3|knows_power_strike_7|knows_ironflesh_6</text:p>
          </table:table-cell>
          <table:table-cell table:style-name="ce32" office:value-type="string" calcext:value-type="string">
            <text:p>rohan_face_old_1</text:p>
          </table:table-cell>
          <table:table-cell table:style-name="ce32" office:value-type="string" calcext:value-type="string">
            <text:p>rohan_face_older_2</text:p>
          </table:table-cell>
          <table:table-cell table:style-name="ce34"/>
          <table:table-cell table:style-name="ce7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king_s_man_of_rohan&quot;,&quot;King's_Guard&quot;,&quot;King's_Guards&quot;,tf_rohan| tf_mounted| tfg_gloves| tfg_shield| tfg_armor| tfg_helm| tfg_horse| tfg_boots,0,0,fac_rohan,[itm_rohan_cav_helmet_c,itm_rohan_armor_p,itm_rohan_armor_q,itm_rohan_armor_r,itm_mail_mittens,itm_rohirrim_war_greaves,itm_rohan_spear,itm_rohan_inf_sword,itm_rohan_cav_sword,itm_rohirrim_long_hafted_axe,itm_rohan_sword_c,itm_rohan_shield_g,itm_rohan_warhorse,],attr_tier_6,wp_tier_6,knows_common|knows_riding_7|knows_shield_3|knows_power_strike_7|knows_ironflesh_6,rohan_face_old_1,rohan_face_older_2]," calcext:value-type="string">
            <text:p>["king_s_man_of_rohan","King's_Guard","King's_Guards",tf_rohan| tf_mounted| tfg_gloves| tfg_shield| tfg_armor| tfg_helm| tfg_horse| tfg_boots,0,0,fac_rohan,[itm_rohan_cav_helmet_c,itm_rohan_armor_p,itm_rohan_armor_q,itm_rohan_armor_r,itm_mail_mittens,itm_rohirrim_war_greaves,itm_rohan_spear,itm_rohan_inf_sword,itm_rohan_cav_sword,itm_rohirrim_long_hafted_axe,itm_rohan_sword_c,itm_rohan_shield_g,itm_rohan_warhorse,],attr_tier_6,wp_tier_6,knows_common|knows_riding_7|knows_shield_3|knows_power_strike_7|knows_ironflesh_6,rohan_face_old_1,rohan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quire_of_rohan</text:p>
          </table:table-cell>
          <table:table-cell table:style-name="ce6" office:value-type="string" calcext:value-type="string">
            <text:p>Squire_of_Rohan</text:p>
          </table:table-cell>
          <table:table-cell table:style-name="ce6" office:value-type="string" calcext:value-type="string">
            <text:p>Squires_of_Rohan</text:p>
          </table:table-cell>
          <table:table-cell table:style-name="ce12" office:value-type="string" calcext:value-type="string">
            <text:p>tf_rohan| tf_mounted| tfg_armor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light_helmet_a,</text:p>
          </table:table-cell>
          <table:table-cell table:style-name="ce18" office:value-type="string" calcext:value-type="string">
            <text:p>itm_rohan_armor_g,itm_rohan_armor_h,itm_rohan_armor_i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spear,itm_rohan_sword_c,</text:p>
          </table:table-cell>
          <table:table-cell table:style-name="ce18" office:value-type="string" calcext:value-type="string">
            <text:p>itm_rohan_shield_a,itm_rohan_shield_b,itm_rohan_shield_c,</text:p>
          </table:table-cell>
          <table:table-cell table:style-name="ce18" office:value-type="string" calcext:value-type="string">
            <text:p>itm_saddle_horse,</text:p>
          </table:table-cell>
          <table:table-cell table:style-name="ce29" office:value-type="string" calcext:value-type="string">
            <text:p>attr_tier_2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common|knows_shield_1| knows_riding_1|knows_power_strike_1</text:p>
          </table:table-cell>
          <table:table-cell table:style-name="ce32" office:value-type="string" calcext:value-type="string">
            <text:p>rohan_face_young_1</text:p>
          </table:table-cell>
          <table:table-cell table:style-name="ce32" office:value-type="string" calcext:value-type="string">
            <text:p>rohan_face_old_2</text:p>
          </table:table-cell>
          <table:table-cell table:style-name="ce34"/>
          <table:table-cell table:style-name="ce7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squire_of_rohan&quot;,&quot;Squire_of_Rohan&quot;,&quot;Squires_of_Rohan&quot;,tf_rohan| tf_mounted| tfg_armor| tfg_horse| tfg_boots,0,0,fac_rohan,[itm_rohan_light_helmet_a,itm_rohan_armor_g,itm_rohan_armor_h,itm_rohan_armor_i,itm_leather_gloves,itm_rohan_shoes,itm_spear,itm_rohan_sword_c,itm_rohan_shield_a,itm_rohan_shield_b,itm_rohan_shield_c,itm_saddle_horse,],attr_tier_2,wp_tier_2,knows_common|knows_shield_1| knows_riding_1|knows_power_strike_1,rohan_face_young_1,rohan_face_old_2]," calcext:value-type="string">
            <text:p>["squire_of_rohan","Squire_of_Rohan","Squires_of_Rohan",tf_rohan| tf_mounted| tfg_armor| tfg_horse| tfg_boots,0,0,fac_rohan,[itm_rohan_light_helmet_a,itm_rohan_armor_g,itm_rohan_armor_h,itm_rohan_armor_i,itm_leather_gloves,itm_rohan_shoes,itm_spear,itm_rohan_sword_c,itm_rohan_shield_a,itm_rohan_shield_b,itm_rohan_shield_c,itm_saddle_horse,],attr_tier_2,wp_tier_2,knows_common|knows_shield_1| knows_riding_1|knows_power_strike_1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der_of_rohan</text:p>
          </table:table-cell>
          <table:table-cell table:style-name="ce6" office:value-type="string" calcext:value-type="string">
            <text:p>Rider_of_Rohan</text:p>
          </table:table-cell>
          <table:table-cell table:style-name="ce6" office:value-type="string" calcext:value-type="string">
            <text:p>Riders_of_Rohan</text:p>
          </table:table-cell>
          <table:table-cell table:style-name="ce12" office:value-type="string" calcext:value-type="string">
            <text:p>tf_rohan| tf_mounted| tfg_shield| tfg_armor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light_helmet_a,itm_rohan_light_helmet_b,</text:p>
          </table:table-cell>
          <table:table-cell table:style-name="ce18" office:value-type="string" calcext:value-type="string">
            <text:p>itm_rohan_armor_d,itm_rohan_armor_e,itm_rohan_armor_f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rohan_spear,itm_rohan_spear,itm_rohan_spear,</text:p>
          </table:table-cell>
          <table:table-cell table:style-name="ce18" office:value-type="string" calcext:value-type="string">
            <text:p>itm_rohan_sword_c,itm_rohirrim_long_hafted_axe,itm_rohan_shield_a,itm_rohan_shield_b,itm_rohan_shield_c,</text:p>
          </table:table-cell>
          <table:table-cell table:style-name="ce18" office:value-type="string" calcext:value-type="string">
            <text:p>itm_rohirrim_courser,itm_rohirrim_courser2,</text:p>
          </table:table-cell>
          <table:table-cell table:style-name="ce29" office:value-type="string" calcext:value-type="string">
            <text:p>attr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riding_3|knows_shield_1|knows_power_strike_2</text:p>
          </table:table-cell>
          <table:table-cell table:style-name="ce32" office:value-type="string" calcext:value-type="string">
            <text:p>rohan_face_young_1</text:p>
          </table:table-cell>
          <table:table-cell table:style-name="ce32" office:value-type="string" calcext:value-type="string">
            <text:p>rohan_face_old_2</text:p>
          </table:table-cell>
          <table:table-cell table:style-name="ce34"/>
          <table:table-cell table:style-name="ce7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rider_of_rohan&quot;,&quot;Rider_of_Rohan&quot;,&quot;Riders_of_Rohan&quot;,tf_rohan| tf_mounted| tfg_shield| tfg_armor| tfg_horse| tfg_boots,0,0,fac_rohan,[itm_rohan_light_helmet_a,itm_rohan_light_helmet_b,itm_rohan_armor_d,itm_rohan_armor_e,itm_rohan_armor_f,itm_leather_gloves,itm_rohan_light_greaves,itm_rohan_spear,itm_rohan_spear,itm_rohan_spear,itm_rohan_sword_c,itm_rohirrim_long_hafted_axe,itm_rohan_shield_a,itm_rohan_shield_b,itm_rohan_shield_c,itm_rohirrim_courser,itm_rohirrim_courser2,],attr_tier_3,wp_tier_3,knows_common|knows_riding_3|knows_shield_1|knows_power_strike_2,rohan_face_young_1,rohan_face_old_2]," calcext:value-type="string">
            <text:p>["rider_of_rohan","Rider_of_Rohan","Riders_of_Rohan",tf_rohan| tf_mounted| tfg_shield| tfg_armor| tfg_horse| tfg_boots,0,0,fac_rohan,[itm_rohan_light_helmet_a,itm_rohan_light_helmet_b,itm_rohan_armor_d,itm_rohan_armor_e,itm_rohan_armor_f,itm_leather_gloves,itm_rohan_light_greaves,itm_rohan_spear,itm_rohan_spear,itm_rohan_spear,itm_rohan_sword_c,itm_rohirrim_long_hafted_axe,itm_rohan_shield_a,itm_rohan_shield_b,itm_rohan_shield_c,itm_rohirrim_courser,itm_rohirrim_courser2,],attr_tier_3,wp_tier_3,knows_common|knows_riding_3|knows_shield_1|knows_power_strike_2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rider_of_rohan</text:p>
          </table:table-cell>
          <table:table-cell table:style-name="ce6" office:value-type="string" calcext:value-type="string">
            <text:p>Veteran_Rider_of_Rohan</text:p>
          </table:table-cell>
          <table:table-cell table:style-name="ce6" office:value-type="string" calcext:value-type="string">
            <text:p>Veteran_Riders_of_Rohan</text:p>
          </table:table-cell>
          <table:table-cell table:style-name="ce12" office:value-type="string" calcext:value-type="string">
            <text:p>tf_rohan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cav_helmet_a,itm_rohan_cav_helmet_b,</text:p>
          </table:table-cell>
          <table:table-cell table:style-name="ce18" office:value-type="string" calcext:value-type="string">
            <text:p>itm_rohan_armor_j,itm_rohan_armor_k,itm_rohan_armor_l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rohan_spear,</text:p>
          </table:table-cell>
          <table:table-cell table:style-name="ce18" office:value-type="string" calcext:value-type="string">
            <text:p>itm_rohan_cav_sword,itm_rohan_sword_c,itm_rohirrim_long_hafted_axe,itm_rohirrim_long_hafted_axe,itm_rohan_shield_d,itm_rohan_shield_e,itm_rohan_shield_f,</text:p>
          </table:table-cell>
          <table:table-cell table:style-name="ce18" office:value-type="string" calcext:value-type="string">
            <text:p>itm_rohirrim_courser,itm_rohirrim_courser2,itm_rohirrim_hunter,</text:p>
          </table:table-cell>
          <table:table-cell table:style-name="ce29" office:value-type="string" calcext:value-type="string">
            <text:p>attr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riding_5|knows_shield_3|knows_power_strike_3|knows_ironflesh_2</text:p>
          </table:table-cell>
          <table:table-cell table:style-name="ce32" office:value-type="string" calcext:value-type="string">
            <text:p>rohan_face_middle_1</text:p>
          </table:table-cell>
          <table:table-cell table:style-name="ce32" office:value-type="string" calcext:value-type="string">
            <text:p>rohan_face_old_2</text:p>
          </table:table-cell>
          <table:table-cell table:style-name="ce34"/>
          <table:table-cell table:style-name="ce7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veteran_rider_of_rohan&quot;,&quot;Veteran_Rider_of_Rohan&quot;,&quot;Veteran_Riders_of_Rohan&quot;,tf_rohan| tf_mounted| tfg_shield| tfg_armor| tfg_helm| tfg_horse| tfg_boots,0,0,fac_rohan,[itm_rohan_cav_helmet_a,itm_rohan_cav_helmet_b,itm_rohan_armor_j,itm_rohan_armor_k,itm_rohan_armor_l,itm_mail_mittens,itm_rohan_light_greaves,itm_rohan_spear,itm_rohan_cav_sword,itm_rohan_sword_c,itm_rohirrim_long_hafted_axe,itm_rohirrim_long_hafted_axe,itm_rohan_shield_d,itm_rohan_shield_e,itm_rohan_shield_f,itm_rohirrim_courser,itm_rohirrim_courser2,itm_rohirrim_hunter,],attr_tier_4,wp_tier_4,knows_common|knows_riding_5|knows_shield_3|knows_power_strike_3|knows_ironflesh_2,rohan_face_middle_1,rohan_face_old_2]," calcext:value-type="string">
            <text:p>["veteran_rider_of_rohan","Veteran_Rider_of_Rohan","Veteran_Riders_of_Rohan",tf_rohan| tf_mounted| tfg_shield| tfg_armor| tfg_helm| tfg_horse| tfg_boots,0,0,fac_rohan,[itm_rohan_cav_helmet_a,itm_rohan_cav_helmet_b,itm_rohan_armor_j,itm_rohan_armor_k,itm_rohan_armor_l,itm_mail_mittens,itm_rohan_light_greaves,itm_rohan_spear,itm_rohan_cav_sword,itm_rohan_sword_c,itm_rohirrim_long_hafted_axe,itm_rohirrim_long_hafted_axe,itm_rohan_shield_d,itm_rohan_shield_e,itm_rohan_shield_f,itm_rohirrim_courser,itm_rohirrim_courser2,itm_rohirrim_hunter,],attr_tier_4,wp_tier_4,knows_common|knows_riding_5|knows_shield_3|knows_power_strike_3|knows_ironflesh_2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lite_rider_of_rohan</text:p>
          </table:table-cell>
          <table:table-cell table:style-name="ce6" office:value-type="string" calcext:value-type="string">
            <text:p>Elite_Rider_of_Rohan</text:p>
          </table:table-cell>
          <table:table-cell table:style-name="ce6" office:value-type="string" calcext:value-type="string">
            <text:p>Elite_Riders_of_Rohan</text:p>
          </table:table-cell>
          <table:table-cell table:style-name="ce12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cav_helmet_b,itm_rohan_cav_helmet_c,</text:p>
          </table:table-cell>
          <table:table-cell table:style-name="ce18" office:value-type="string" calcext:value-type="string">
            <text:p>itm_rohan_armor_m,itm_rohan_armor_n,itm_rohan_armor_o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an_spear,</text:p>
          </table:table-cell>
          <table:table-cell table:style-name="ce18" office:value-type="string" calcext:value-type="string">
            <text:p>itm_rohan_cav_sword,itm_rohan_sword_c,itm_rohirrim_long_hafted_axe,itm_rohirrim_long_hafted_axe,itm_rohan_sword_c,itm_rohan_shield_d,itm_rohan_shield_e,itm_rohan_shield_f,</text:p>
          </table:table-cell>
          <table:table-cell table:style-name="ce18" office:value-type="string" calcext:value-type="string">
            <text:p>itm_rohirrim_courser2,itm_rohirrim_hunter,</text:p>
          </table:table-cell>
          <table:table-cell table:style-name="ce29" office:value-type="string" calcext:value-type="string">
            <text:p>attr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riding_6|knows_shield_3|knows_power_strike_2|knows_ironflesh_3</text:p>
          </table:table-cell>
          <table:table-cell table:style-name="ce32" office:value-type="string" calcext:value-type="string">
            <text:p>rohan_face_middle_1</text:p>
          </table:table-cell>
          <table:table-cell table:style-name="ce32" office:value-type="string" calcext:value-type="string">
            <text:p>rohan_face_old_2</text:p>
          </table:table-cell>
          <table:table-cell table:style-name="ce34"/>
          <table:table-cell table:style-name="ce7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elite_rider_of_rohan&quot;,&quot;Elite_Rider_of_Rohan&quot;,&quot;Elite_Riders_of_Rohan&quot;,tf_rohan| tf_mounted| tfg_gloves| tfg_shield| tfg_armor| tfg_helm| tfg_horse| tfg_boots,0,0,fac_rohan,[itm_rohan_cav_helmet_b,itm_rohan_cav_helmet_c,itm_rohan_armor_m,itm_rohan_armor_n,itm_rohan_armor_o,itm_mail_mittens,itm_rohirrim_war_greaves,itm_rohan_spear,itm_rohan_cav_sword,itm_rohan_sword_c,itm_rohirrim_long_hafted_axe,itm_rohirrim_long_hafted_axe,itm_rohan_sword_c,itm_rohan_shield_d,itm_rohan_shield_e,itm_rohan_shield_f,itm_rohirrim_courser2,itm_rohirrim_hunter,],attr_tier_5,wp_tier_5,knows_common|knows_riding_6|knows_shield_3|knows_power_strike_2|knows_ironflesh_3,rohan_face_middle_1,rohan_face_old_2]," calcext:value-type="string">
            <text:p>["elite_rider_of_rohan","Elite_Rider_of_Rohan","Elite_Riders_of_Rohan",tf_rohan| tf_mounted| tfg_gloves| tfg_shield| tfg_armor| tfg_helm| tfg_horse| tfg_boots,0,0,fac_rohan,[itm_rohan_cav_helmet_b,itm_rohan_cav_helmet_c,itm_rohan_armor_m,itm_rohan_armor_n,itm_rohan_armor_o,itm_mail_mittens,itm_rohirrim_war_greaves,itm_rohan_spear,itm_rohan_cav_sword,itm_rohan_sword_c,itm_rohirrim_long_hafted_axe,itm_rohirrim_long_hafted_axe,itm_rohan_sword_c,itm_rohan_shield_d,itm_rohan_shield_e,itm_rohan_shield_f,itm_rohirrim_courser2,itm_rohirrim_hunter,],attr_tier_5,wp_tier_5,knows_common|knows_riding_6|knows_shield_3|knows_power_strike_2|knows_ironflesh_3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orl_guard_of_rohan</text:p>
          </table:table-cell>
          <table:table-cell table:style-name="ce6" office:value-type="string" calcext:value-type="string">
            <text:p>Eorl_Guard_of_Rohan</text:p>
          </table:table-cell>
          <table:table-cell table:style-name="ce6" office:value-type="string" calcext:value-type="string">
            <text:p>Eorl_Guards_of_Rohan</text:p>
          </table:table-cell>
          <table:table-cell table:style-name="ce12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captain_helmet,</text:p>
          </table:table-cell>
          <table:table-cell table:style-name="ce18" office:value-type="string" calcext:value-type="string">
            <text:p>itm_rohan_armor_s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an_lance_banner_sun,itm_rohan_lance_banner_horse,</text:p>
          </table:table-cell>
          <table:table-cell table:style-name="ce18" office:value-type="string" calcext:value-type="string">
            <text:p>itm_rohan_inf_sword,itm_rohan_inf_sword,itm_rohan_cav_sword,itm_rohirrim_long_hafted_axe,itm_rohirrim_long_hafted_axe,itm_rohan_shield_d,itm_rohan_shield_e,itm_rohan_shield_f,</text:p>
          </table:table-cell>
          <table:table-cell table:style-name="ce18" office:value-type="string" calcext:value-type="string">
            <text:p>itm_rohan_warhorse,</text:p>
          </table:table-cell>
          <table:table-cell table:style-name="ce29" office:value-type="string" calcext:value-type="string">
            <text:p>attr_tier_6</text:p>
          </table:table-cell>
          <table:table-cell table:style-name="ce29" office:value-type="string" calcext:value-type="string">
            <text:p>wp_tier_6</text:p>
          </table:table-cell>
          <table:table-cell table:style-name="ce29" office:value-type="string" calcext:value-type="string">
            <text:p>knows_common|knows_riding_8|knows_shield_3|knows_power_strike_6|knows_ironflesh_6</text:p>
          </table:table-cell>
          <table:table-cell table:style-name="ce32" office:value-type="string" calcext:value-type="string">
            <text:p>rohan_face_middle_1</text:p>
          </table:table-cell>
          <table:table-cell table:style-name="ce32" office:value-type="string" calcext:value-type="string">
            <text:p>rohan_face_old_2</text:p>
          </table:table-cell>
          <table:table-cell table:style-name="ce34"/>
          <table:table-cell table:style-name="ce7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eorl_guard_of_rohan&quot;,&quot;Eorl_Guard_of_Rohan&quot;,&quot;Eorl_Guards_of_Rohan&quot;,tf_rohan| tf_mounted| tfg_gloves| tfg_shield| tfg_armor| tfg_helm| tfg_horse| tfg_boots,0,0,fac_rohan,[itm_rohan_captain_helmet,itm_rohan_armor_s,itm_mail_mittens,itm_rohirrim_war_greaves,itm_rohan_lance_banner_sun,itm_rohan_lance_banner_horse,itm_rohan_inf_sword,itm_rohan_inf_sword,itm_rohan_cav_sword,itm_rohirrim_long_hafted_axe,itm_rohirrim_long_hafted_axe,itm_rohan_shield_d,itm_rohan_shield_e,itm_rohan_shield_f,itm_rohan_warhorse,],attr_tier_6,wp_tier_6,knows_common|knows_riding_8|knows_shield_3|knows_power_strike_6|knows_ironflesh_6,rohan_face_middle_1,rohan_face_old_2]," calcext:value-type="string">
            <text:p>["eorl_guard_of_rohan","Eorl_Guard_of_Rohan","Eorl_Guards_of_Rohan",tf_rohan| tf_mounted| tfg_gloves| tfg_shield| tfg_armor| tfg_helm| tfg_horse| tfg_boots,0,0,fac_rohan,[itm_rohan_captain_helmet,itm_rohan_armor_s,itm_mail_mittens,itm_rohirrim_war_greaves,itm_rohan_lance_banner_sun,itm_rohan_lance_banner_horse,itm_rohan_inf_sword,itm_rohan_inf_sword,itm_rohan_cav_sword,itm_rohirrim_long_hafted_axe,itm_rohirrim_long_hafted_axe,itm_rohan_shield_d,itm_rohan_shield_e,itm_rohan_shield_f,itm_rohan_warhorse,],attr_tier_6,wp_tier_6,knows_common|knows_riding_8|knows_shield_3|knows_power_strike_6|knows_ironflesh_6,rohan_face_middle_1,rohan_face_old_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#Rohan Siege battle dismounted troops</text:p>
          </table:table-cell>
          <table:table-cell table:style-name="ce7" table:number-columns-repeated="3"/>
          <table:table-cell table:style-name="Default" table:number-columns-repeated="2"/>
          <table:table-cell table:style-name="ce7" table:number-columns-repeated="14"/>
          <table:table-cell table:style-name="ce7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##Rohan Siege battle dismounted troops" calcext:value-type="string">
            <text:p>##Rohan Siege battle dismounted troop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ismounted_skirmisher_of_rohan</text:p>
          </table:table-cell>
          <table:table-cell table:style-name="ce6" office:value-type="string" calcext:value-type="string">
            <text:p>Skirmisher_of_Rohan</text:p>
          </table:table-cell>
          <table:table-cell table:style-name="ce6" office:value-type="string" calcext:value-type="string">
            <text:p>Skirmishers_of_Rohan</text:p>
          </table:table-cell>
          <table:table-cell table:style-name="ce12" office:value-type="string" calcext:value-type="string">
            <text:p>tf_rohan| tfg_ranged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light_helmet_a,itm_rohan_light_helmet_b,</text:p>
          </table:table-cell>
          <table:table-cell table:style-name="ce18" office:value-type="string" calcext:value-type="string">
            <text:p>itm_rohan_armor_g,itm_rohan_armor_h,itm_rohan_armor_i,</text:p>
          </table:table-cell>
          <table:table-cell table:style-name="ce18"/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nomad_bow,itm_khergit_arrows,itm_heavy_throwing_spear,</text:p>
          </table:table-cell>
          <table:table-cell table:style-name="ce18" office:value-type="string" calcext:value-type="string">
            <text:p>itm_rohan_sword_c,itm_rohan_shield_a,itm_rohan_shield_b,itm_rohan_shield_c,</text:p>
          </table:table-cell>
          <table:table-cell table:style-name="ce18"/>
          <table:table-cell table:style-name="ce29" office:value-type="string" calcext:value-type="string">
            <text:p>attr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horse_archery_3|knows_riding_4|knows_power_draw_3|knows_power_strike_2|knows_ironflesh_1|knows_power_throw_3</text:p>
          </table:table-cell>
          <table:table-cell table:style-name="ce32" office:value-type="string" calcext:value-type="string">
            <text:p>rohan_face_young_1</text:p>
          </table:table-cell>
          <table:table-cell table:style-name="ce32" office:value-type="string" calcext:value-type="string">
            <text:p>rohan_face_middle_2</text:p>
          </table:table-cell>
          <table:table-cell table:style-name="ce34"/>
          <table:table-cell table:style-name="ce7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[&quot;dismounted_skirmisher_of_rohan&quot;,&quot;Skirmisher_of_Rohan&quot;,&quot;Skirmishers_of_Rohan&quot;,tf_rohan| tfg_ranged| tfg_armor| tfg_boots,0,0,fac_rohan,[itm_rohan_light_helmet_a,itm_rohan_light_helmet_b,itm_rohan_armor_g,itm_rohan_armor_h,itm_rohan_armor_i,itm_rohan_light_greaves,itm_nomad_bow,itm_khergit_arrows,itm_heavy_throwing_spear,itm_rohan_sword_c,itm_rohan_shield_a,itm_rohan_shield_b,itm_rohan_shield_c,],attr_tier_3,wp_tier_3,knows_horse_archery_3|knows_riding_4|knows_power_draw_3|knows_power_strike_2|knows_ironflesh_1|knows_power_throw_3,rohan_face_young_1,rohan_face_middle_2]," calcext:value-type="string">
            <text:p>["dismounted_skirmisher_of_rohan","Skirmisher_of_Rohan","Skirmishers_of_Rohan",tf_rohan| tfg_ranged| tfg_armor| tfg_boots,0,0,fac_rohan,[itm_rohan_light_helmet_a,itm_rohan_light_helmet_b,itm_rohan_armor_g,itm_rohan_armor_h,itm_rohan_armor_i,itm_rohan_light_greaves,itm_nomad_bow,itm_khergit_arrows,itm_heavy_throwing_spear,itm_rohan_sword_c,itm_rohan_shield_a,itm_rohan_shield_b,itm_rohan_shield_c,],attr_tier_3,wp_tier_3,knows_horse_archery_3|knows_riding_4|knows_power_draw_3|knows_power_strike_2|knows_ironflesh_1|knows_power_throw_3,rohan_face_young_1,rohan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ismounted_veteran_skirmisher_of_rohan</text:p>
          </table:table-cell>
          <table:table-cell table:style-name="ce6" office:value-type="string" calcext:value-type="string">
            <text:p>Veteran_Skirmisher_of_Rohan</text:p>
          </table:table-cell>
          <table:table-cell table:style-name="ce6" office:value-type="string" calcext:value-type="string">
            <text:p>Veteran_Skirmishers_of_Rohan</text:p>
          </table:table-cell>
          <table:table-cell table:style-name="ce12" office:value-type="string" calcext:value-type="string">
            <text:p>tf_rohan| 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archer_helmet_a,itm_rohan_archer_helmet_b,</text:p>
          </table:table-cell>
          <table:table-cell table:style-name="ce18" office:value-type="string" calcext:value-type="string">
            <text:p>itm_rohan_armor_j,itm_rohan_armor_k,itm_rohan_armor_l,</text:p>
          </table:table-cell>
          <table:table-cell table:style-name="ce18"/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nomad_bow,itm_khergit_arrows,</text:p>
          </table:table-cell>
          <table:table-cell table:style-name="ce18" office:value-type="string" calcext:value-type="string">
            <text:p>itm_rohirrim_long_hafted_axe,itm_rohan_sword_c,itm_rohirrim_long_hafted_axe,itm_rohan_shield_d,itm_rohan_shield_e,itm_rohan_shield_f,</text:p>
          </table:table-cell>
          <table:table-cell table:style-name="ce18"/>
          <table:table-cell table:style-name="ce29" office:value-type="string" calcext:value-type="string">
            <text:p>attr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32" office:value-type="string" calcext:value-type="string">
            <text:p>rohan_face_young_1</text:p>
          </table:table-cell>
          <table:table-cell table:style-name="ce32" office:value-type="string" calcext:value-type="string">
            <text:p>rohan_face_old_2</text:p>
          </table:table-cell>
          <table:table-cell table:style-name="ce34"/>
          <table:table-cell table:style-name="ce7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dismounted_veteran_skirmisher_of_rohan&quot;,&quot;Veteran_Skirmisher_of_Rohan&quot;,&quot;Veteran_Skirmishers_of_Rohan&quot;,tf_rohan| tfg_ranged| tfg_armor| tfg_helm| tfg_boots,0,0,fac_rohan,[itm_rohan_archer_helmet_a,itm_rohan_archer_helmet_b,itm_rohan_armor_j,itm_rohan_armor_k,itm_rohan_armor_l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" calcext:value-type="string">
            <text:p>["dismounted_veteran_skirmisher_of_rohan","Veteran_Skirmisher_of_Rohan","Veteran_Skirmishers_of_Rohan",tf_rohan| tfg_ranged| tfg_armor| tfg_helm| tfg_boots,0,0,fac_rohan,[itm_rohan_archer_helmet_a,itm_rohan_archer_helmet_b,itm_rohan_armor_j,itm_rohan_armor_k,itm_rohan_armor_l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ismounted_elite_skirmisher_of_rohan</text:p>
          </table:table-cell>
          <table:table-cell table:style-name="ce6" office:value-type="string" calcext:value-type="string">
            <text:p>Elite_Skirmisher_of_Rohan</text:p>
          </table:table-cell>
          <table:table-cell table:style-name="ce6" office:value-type="string" calcext:value-type="string">
            <text:p>Elite_Skirmishers_of_Rohan</text:p>
          </table:table-cell>
          <table:table-cell table:style-name="ce12" office:value-type="string" calcext:value-type="string">
            <text:p>tf_rohan| tfg_range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archer_helmet_b,itm_rohan_archer_helmet_c</text:p>
          </table:table-cell>
          <table:table-cell table:style-name="ce18" office:value-type="string" calcext:value-type="string">
            <text:p>,itm_rohan_armor_m,itm_rohan_armor_o,</text:p>
          </table:table-cell>
          <table:table-cell table:style-name="ce18"/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strong_bow,itm_khergit_arrows,</text:p>
          </table:table-cell>
          <table:table-cell table:style-name="ce18" office:value-type="string" calcext:value-type="string">
            <text:p>itm_rohan_sword_c,itm_rohan_shield_d,itm_rohan_shield_e,itm_rohan_shield_f,</text:p>
          </table:table-cell>
          <table:table-cell table:style-name="ce18"/>
          <table:table-cell table:style-name="ce29" office:value-type="string" calcext:value-type="string">
            <text:p>attr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32" office:value-type="string" calcext:value-type="string">
            <text:p>rohan_face_middle_1</text:p>
          </table:table-cell>
          <table:table-cell table:style-name="ce32" office:value-type="string" calcext:value-type="string">
            <text:p>rohan_face_old_2</text:p>
          </table:table-cell>
          <table:table-cell table:style-name="ce34"/>
          <table:table-cell table:style-name="ce7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[&quot;dismounted_elite_skirmisher_of_rohan&quot;,&quot;Elite_Skirmisher_of_Rohan&quot;,&quot;Elite_Skirmishers_of_Rohan&quot;,tf_rohan| tfg_ranged| tfg_shield| tfg_armor| tfg_helm| tfg_boots,0,0,fac_rohan,[itm_rohan_archer_helmet_b,itm_rohan_archer_helmet_c,itm_rohan_armor_m,itm_rohan_armor_o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" calcext:value-type="string">
            <text:p>["dismounted_elite_skirmisher_of_rohan","Elite_Skirmisher_of_Rohan","Elite_Skirmishers_of_Rohan",tf_rohan| tfg_ranged| tfg_shield| tfg_armor| tfg_helm| tfg_boots,0,0,fac_rohan,[itm_rohan_archer_helmet_b,itm_rohan_archer_helmet_c,itm_rohan_armor_m,itm_rohan_armor_o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ismounted_thengel_guard_of_rohan</text:p>
          </table:table-cell>
          <table:table-cell table:style-name="ce6" office:value-type="string" calcext:value-type="string">
            <text:p>Thengel_Guard_of_Rohan</text:p>
          </table:table-cell>
          <table:table-cell table:style-name="ce6" office:value-type="string" calcext:value-type="string">
            <text:p>Thengel_Guards_of_Rohan</text:p>
          </table:table-cell>
          <table:table-cell table:style-name="ce12" office:value-type="string" calcext:value-type="string">
            <text:p>tf_rohan| tfg_range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archer_helmet_c,</text:p>
          </table:table-cell>
          <table:table-cell table:style-name="ce18" office:value-type="string" calcext:value-type="string">
            <text:p>itm_rohan_armor_s,</text:p>
          </table:table-cell>
          <table:table-cell table:style-name="ce18"/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strong_bow,itm_khergit_arrows,</text:p>
          </table:table-cell>
          <table:table-cell table:style-name="ce18" office:value-type="string" calcext:value-type="string">
            <text:p>itm_rohan_sword_c,itm_rohan_shield_d,itm_rohan_shield_e,itm_rohan_shield_f,</text:p>
          </table:table-cell>
          <table:table-cell table:style-name="ce18"/>
          <table:table-cell table:style-name="ce29" office:value-type="string" calcext:value-type="string">
            <text:p>attr_tier_6</text:p>
          </table:table-cell>
          <table:table-cell table:style-name="ce29" office:value-type="string" calcext:value-type="string">
            <text:p>wp_tier_6</text:p>
          </table:table-cell>
          <table:table-cell table:style-name="ce29" office:value-type="string" calcext:value-type="string">
            <text:p>knows_horse_archery_5|knows_riding_7|knows_power_draw_5|knows_power_throw_5|knows_power_strike_3|knows_ironflesh_3</text:p>
          </table:table-cell>
          <table:table-cell table:style-name="ce32" office:value-type="string" calcext:value-type="string">
            <text:p>rohan_face_middle_1</text:p>
          </table:table-cell>
          <table:table-cell table:style-name="ce32" office:value-type="string" calcext:value-type="string">
            <text:p>rohan_face_old_2</text:p>
          </table:table-cell>
          <table:table-cell table:style-name="ce34"/>
          <table:table-cell table:style-name="ce7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office:value-type="string" office:string-value="[&quot;dismounted_thengel_guard_of_rohan&quot;,&quot;Thengel_Guard_of_Rohan&quot;,&quot;Thengel_Guards_of_Rohan&quot;,tf_rohan| tfg_ranged| tfg_shield| tfg_armor| tfg_helm| tfg_boots,0,0,fac_rohan,[itm_rohan_archer_helmet_c,itm_rohan_armor_s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" calcext:value-type="string">
            <text:p>["dismounted_thengel_guard_of_rohan","Thengel_Guard_of_Rohan","Thengel_Guards_of_Rohan",tf_rohan| tfg_ranged| tfg_shield| tfg_armor| tfg_helm| tfg_boots,0,0,fac_rohan,[itm_rohan_archer_helmet_c,itm_rohan_armor_s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HARAD</text:p>
          </table:table-cell>
          <table:table-cell table:style-name="ce7" table:number-columns-repeated="19"/>
          <table:table-cell table:style-name="ce7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office:value-type="string" office:string-value="#HARAD" calcext:value-type="string">
            <text:p>#HARA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desert_warrior</text:p>
          </table:table-cell>
          <table:table-cell table:style-name="ce6" office:value-type="string" calcext:value-type="string">
            <text:p>Harad_Levy</text:p>
          </table:table-cell>
          <table:table-cell table:style-name="ce6" office:value-type="string" calcext:value-type="string">
            <text:p>Harad_Levies</text:p>
          </table:table-cell>
          <table:table-cell table:style-name="ce12" office:value-type="string" calcext:value-type="string">
            <text:p>tf_harad| tfg_armor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22"/>
          <table:table-cell table:style-name="ce18" office:value-type="string" calcext:value-type="string">
            <text:p>itm_harad_tunic,</text:p>
          </table:table-cell>
          <table:table-cell table:style-name="ce18"/>
          <table:table-cell table:style-name="ce18" office:value-type="string" calcext:value-type="string">
            <text:p>itm_desert_boots,</text:p>
          </table:table-cell>
          <table:table-cell table:style-name="ce18" office:value-type="string" calcext:value-type="string">
            <text:p>itm_harad_javelin,itm_harad_short_spear,</text:p>
          </table:table-cell>
          <table:table-cell table:style-name="ce18" table:number-columns-repeated="2"/>
          <table:table-cell table:style-name="ce29" office:value-type="string" calcext:value-type="string">
            <text:p>attr_evil_tier_1</text:p>
          </table:table-cell>
          <table:table-cell table:style-name="ce29" office:value-type="string" calcext:value-type="string">
            <text:p>wp_tier_1</text:p>
          </table:table-cell>
          <table:table-cell table:style-name="ce29" office:value-type="string" calcext:value-type="string">
            <text:p>knows_common|knows_athletics_2|knows_shield_1|knows_power_strike_1</text:p>
          </table:table-cell>
          <table:table-cell table:style-name="ce32" office:value-type="string" calcext:value-type="string">
            <text:p>haradrim_face_1</text:p>
          </table:table-cell>
          <table:table-cell table:style-name="ce32" office:value-type="string" calcext:value-type="string">
            <text:p>haradrim_face_2</text:p>
          </table:table-cell>
          <table:table-cell table:style-name="ce34"/>
          <table:table-cell table:style-name="ce7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office:value-type="string" office:string-value="[&quot;harad_desert_warrior&quot;,&quot;Harad_Levy&quot;,&quot;Harad_Levies&quot;,tf_harad| tfg_armor,0,0,fac_harad,[itm_harad_tunic,itm_desert_boots,itm_harad_javelin,itm_harad_short_spear,],attr_evil_tier_1,wp_tier_1,knows_common|knows_athletics_2|knows_shield_1|knows_power_strike_1,haradrim_face_1,haradrim_face_2]," calcext:value-type="string">
            <text:p>["harad_desert_warrior","Harad_Levy","Harad_Levies",tf_harad| tfg_armor,0,0,fac_harad,[itm_harad_tunic,itm_desert_boots,itm_harad_javelin,itm_harad_short_spear,],attr_evil_tier_1,wp_tier_1,knows_common|knows_athletics_2|knows_shield_1|knows_power_strike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infantry</text:p>
          </table:table-cell>
          <table:table-cell table:number-columns-repeated="2" table:style-name="ce6" office:value-type="string" calcext:value-type="string">
            <text:p>Harad_Light_Infantry</text:p>
          </table:table-cell>
          <table:table-cell table:style-name="ce12" office:value-type="string" calcext:value-type="string">
            <text:p>tf_harad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/>
          <table:table-cell table:style-name="ce18" office:value-type="string" calcext:value-type="string">
            <text:p>itm_harad_hauberk,</text:p>
          </table:table-cell>
          <table:table-cell table:style-name="ce18"/>
          <table:table-cell table:style-name="ce18" office:value-type="string" calcext:value-type="string">
            <text:p>itm_desert_boots,</text:p>
          </table:table-cell>
          <table:table-cell table:style-name="ce18" office:value-type="string" calcext:value-type="string">
            <text:p>itm_harad_sabre,itm_harad_short_spear,itm_harad_dagger,</text:p>
          </table:table-cell>
          <table:table-cell table:style-name="ce18" office:value-type="string" calcext:value-type="string">
            <text:p>itm_harad_long_shield_d,itm_harad_long_shield_e,</text:p>
          </table:table-cell>
          <table:table-cell table:style-name="ce18"/>
          <table:table-cell table:style-name="ce29" office:value-type="string" calcext:value-type="string">
            <text:p>attr_evil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athletics_3|knows_shield_2|knows_power_strike_2|knows_ironflesh_2</text:p>
          </table:table-cell>
          <table:table-cell table:style-name="ce32" office:value-type="string" calcext:value-type="string">
            <text:p>haradrim_face_1</text:p>
          </table:table-cell>
          <table:table-cell table:style-name="ce32" office:value-type="string" calcext:value-type="string">
            <text:p>haradrim_face_2</text:p>
          </table:table-cell>
          <table:table-cell table:style-name="ce34"/>
          <table:table-cell table:style-name="ce7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office:value-type="string" office:string-value="[&quot;harad_infantry&quot;,&quot;Harad_Light_Infantry&quot;,&quot;Harad_Light_Infantry&quot;,tf_harad| tfg_armor| tfg_boots,0,0,fac_harad,[itm_harad_hauberk,itm_desert_boots,itm_harad_sabre,itm_harad_short_spear,itm_harad_dagger,itm_harad_long_shield_d,itm_harad_long_shield_e,],attr_evil_tier_3,wp_tier_3,knows_common|knows_athletics_3|knows_shield_2|knows_power_strike_2|knows_ironflesh_2,haradrim_face_1,haradrim_face_2]," calcext:value-type="string">
            <text:p>["harad_infantry","Harad_Light_Infantry","Harad_Light_Infantry",tf_harad| tfg_armor| tfg_boots,0,0,fac_harad,[itm_harad_hauberk,itm_desert_boots,itm_harad_sabre,itm_harad_short_spear,itm_harad_dagger,itm_harad_long_shield_d,itm_harad_long_shield_e,],attr_evil_tier_3,wp_tier_3,knows_common|knows_athletics_3|knows_shield_2|knows_power_strike_2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veteran_infantry</text:p>
          </table:table-cell>
          <table:table-cell table:style-name="ce6" office:value-type="string" calcext:value-type="string">
            <text:p>Harad_Spearman</text:p>
          </table:table-cell>
          <table:table-cell table:style-name="ce6" office:value-type="string" calcext:value-type="string">
            <text:p>Harad_Spearmen</text:p>
          </table:table-cell>
          <table:table-cell table:style-name="ce12" office:value-type="string" calcext:value-type="string">
            <text:p>tf_harad| tfg_shield| tfg_armor| tfg_helm| tfg_boots <text:s/>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finhelm,</text:p>
          </table:table-cell>
          <table:table-cell table:style-name="ce18" office:value-type="string" calcext:value-type="string">
            <text:p>itm_harad_scale,</text:p>
          </table:table-cell>
          <table:table-cell table:style-name="ce18"/>
          <table:table-cell table:style-name="ce18" office:value-type="string" calcext:value-type="string">
            <text:p>itm_harad_scale_greaves,</text:p>
          </table:table-cell>
          <table:table-cell table:style-name="ce18" office:value-type="string" calcext:value-type="string">
            <text:p>itm_harad_long_spear,</text:p>
          </table:table-cell>
          <table:table-cell table:style-name="ce18" office:value-type="string" calcext:value-type="string">
            <text:p>itm_harad_long_shield_d,itm_harad_long_shield_e,</text:p>
          </table:table-cell>
          <table:table-cell table:style-name="ce18"/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3|knows_shield_3|knows_power_strike_3|knows_ironflesh_2</text:p>
          </table:table-cell>
          <table:table-cell table:style-name="ce32" office:value-type="string" calcext:value-type="string">
            <text:p>haradrim_face_1</text:p>
          </table:table-cell>
          <table:table-cell table:style-name="ce32" office:value-type="string" calcext:value-type="string">
            <text:p>haradrim_face_2</text:p>
          </table:table-cell>
          <table:table-cell table:style-name="ce34"/>
          <table:table-cell table:style-name="ce7"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 office:value-type="string" office:string-value="[&quot;harad_veteran_infantry&quot;,&quot;Harad_Spearman&quot;,&quot;Harad_Spearmen&quot;,tf_harad| tfg_shield| tfg_armor| tfg_helm| tfg_boots  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" calcext:value-type="string">
            <text:p>["harad_veteran_infantry","Harad_Spearman","Harad_Spearmen",tf_harad| tfg_shield| tfg_armor| tfg_helm| tfg_boots <text:s/>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tiger_guard</text:p>
          </table:table-cell>
          <table:table-cell table:style-name="ce6" office:value-type="string" calcext:value-type="string">
            <text:p>Tiger_Guard</text:p>
          </table:table-cell>
          <table:table-cell table:style-name="ce6" office:value-type="string" calcext:value-type="string">
            <text:p>Tiger_Guards</text:p>
          </table:table-cell>
          <table:table-cell table:style-name="ce12" office:value-type="string" calcext:value-type="string">
            <text:p>tf_harad| tfg_shield| tfg_armor| tfg_helm| tfg_boots| tfg_gloves <text:s/>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lion_helm,</text:p>
          </table:table-cell>
          <table:table-cell table:style-name="ce18" office:value-type="string" calcext:value-type="string">
            <text:p>itm_harad_tiger_scale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harad_scale_greaves,</text:p>
          </table:table-cell>
          <table:table-cell table:style-name="ce18" office:value-type="string" calcext:value-type="string">
            <text:p>itm_harad_long_spear,</text:p>
          </table:table-cell>
          <table:table-cell table:style-name="ce18" office:value-type="string" calcext:value-type="string">
            <text:p>itm_harad_long_shield_b,</text:p>
          </table:table-cell>
          <table:table-cell table:style-name="ce18"/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3|knows_shield_4|knows_power_strike_4|knows_ironflesh_3</text:p>
          </table:table-cell>
          <table:table-cell table:style-name="ce32" office:value-type="string" calcext:value-type="string">
            <text:p>haradrim_face_1</text:p>
          </table:table-cell>
          <table:table-cell table:style-name="ce32" office:value-type="string" calcext:value-type="string">
            <text:p>haradrim_face_2</text:p>
          </table:table-cell>
          <table:table-cell table:style-name="ce34"/>
          <table:table-cell table:style-name="ce7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office:value-type="string" office:string-value="[&quot;harad_tiger_guard&quot;,&quot;Tiger_Guard&quot;,&quot;Tiger_Guards&quot;,tf_harad| tfg_shield| tfg_armor| tfg_helm| tfg_boots| tfg_gloves  |tfg_polearm,0,0,fac_harad,[itm_lion_helm,itm_harad_tiger_scale,itm_leather_gloves,itm_harad_scale_greaves,itm_harad_long_spear,itm_harad_long_shield_b,],attr_evil_tier_5,wp_tier_5,knows_common|knows_athletics_3|knows_shield_4|knows_power_strike_4|knows_ironflesh_3,haradrim_face_1,haradrim_face_2]," calcext:value-type="string">
            <text:p>["harad_tiger_guard","Tiger_Guard","Tiger_Guards",tf_harad| tfg_shield| tfg_armor| tfg_helm| tfg_boots| tfg_gloves <text:s/>|tfg_polearm,0,0,fac_harad,[itm_lion_helm,itm_harad_tiger_scale,itm_leather_gloves,itm_harad_scale_greaves,itm_harad_long_spear,itm_harad_long_shield_b,],attr_evil_tier_5,wp_tier_5,knows_common|knows_athletics_3|knows_shield_4|knows_power_strike_4|knows_ironflesh_3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swordsman</text:p>
          </table:table-cell>
          <table:table-cell table:style-name="ce6" office:value-type="string" calcext:value-type="string">
            <text:p>Harad_Swordsman</text:p>
          </table:table-cell>
          <table:table-cell table:style-name="ce6" office:value-type="string" calcext:value-type="string">
            <text:p>Harad_Swordsmen</text:p>
          </table:table-cell>
          <table:table-cell table:style-name="ce12" office:value-type="string" calcext:value-type="string">
            <text:p>tf_hara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finhelm,</text:p>
          </table:table-cell>
          <table:table-cell table:style-name="ce18" office:value-type="string" calcext:value-type="string">
            <text:p>itm_harad_scale,</text:p>
          </table:table-cell>
          <table:table-cell table:style-name="ce18"/>
          <table:table-cell table:style-name="ce18" office:value-type="string" calcext:value-type="string">
            <text:p>itm_harad_scale_greaves,</text:p>
          </table:table-cell>
          <table:table-cell table:style-name="ce18" office:value-type="string" calcext:value-type="string">
            <text:p>itm_harad_heavy_sword,itm_harad_khopesh,</text:p>
          </table:table-cell>
          <table:table-cell table:style-name="ce18" office:value-type="string" calcext:value-type="string">
            <text:p>itm_harad_long_shield_d,itm_harad_long_shield_e,</text:p>
          </table:table-cell>
          <table:table-cell table:style-name="ce18"/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3|knows_shield_3|knows_power_strike_3|knows_ironflesh_2</text:p>
          </table:table-cell>
          <table:table-cell table:style-name="ce32" office:value-type="string" calcext:value-type="string">
            <text:p>haradrim_face_1</text:p>
          </table:table-cell>
          <table:table-cell table:style-name="ce32" office:value-type="string" calcext:value-type="string">
            <text:p>haradrim_face_2</text:p>
          </table:table-cell>
          <table:table-cell table:style-name="ce34"/>
          <table:table-cell table:style-name="ce7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office:value-type="string" office:string-value="[&quot;harad_swordsman&quot;,&quot;Harad_Swordsman&quot;,&quot;Harad_Swordsmen&quot;,tf_harad| tfg_shield| tfg_armor| tfg_helm| tfg_boots,0,0,fac_harad,[itm_harad_finhelm,itm_harad_scale,itm_harad_scale_greaves,itm_harad_heavy_sword,itm_harad_khopesh,itm_harad_long_shield_d,itm_harad_long_shield_e,],attr_evil_tier_4,wp_tier_4,knows_common|knows_athletics_3|knows_shield_3|knows_power_strike_3|knows_ironflesh_2,haradrim_face_1,haradrim_face_2]," calcext:value-type="string">
            <text:p>["harad_swordsman","Harad_Swordsman","Harad_Swordsmen",tf_harad| tfg_shield| tfg_armor| tfg_helm| tfg_boots,0,0,fac_harad,[itm_harad_finhelm,itm_harad_scale,itm_harad_scale_greaves,itm_harad_heavy_sword,itm_harad_khopesh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lion_guard</text:p>
          </table:table-cell>
          <table:table-cell table:style-name="ce6" office:value-type="string" calcext:value-type="string">
            <text:p>Lion_Guard</text:p>
          </table:table-cell>
          <table:table-cell table:style-name="ce6" office:value-type="string" calcext:value-type="string">
            <text:p>Lion_Guards</text:p>
          </table:table-cell>
          <table:table-cell table:style-name="ce12" office:value-type="string" calcext:value-type="string">
            <text:p>tf_hara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lion_helm,</text:p>
          </table:table-cell>
          <table:table-cell table:style-name="ce18" office:value-type="string" calcext:value-type="string">
            <text:p>itm_harad_lion_scale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harad_scale_greaves,</text:p>
          </table:table-cell>
          <table:table-cell table:style-name="ce18" office:value-type="string" calcext:value-type="string">
            <text:p>itm_harad_heavy_sword,itm_harad_khopesh,</text:p>
          </table:table-cell>
          <table:table-cell table:style-name="ce27" office:value-type="string" calcext:value-type="string">
            <text:p>itm_harad_long_shield_b,</text:p>
          </table:table-cell>
          <table:table-cell table:style-name="ce18"/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6|knows_power_strike_5|knows_ironflesh_6|knows_shield_3</text:p>
          </table:table-cell>
          <table:table-cell table:style-name="ce32" office:value-type="string" calcext:value-type="string">
            <text:p>haradrim_face_1</text:p>
          </table:table-cell>
          <table:table-cell table:style-name="ce32" office:value-type="string" calcext:value-type="string">
            <text:p>haradrim_face_2</text:p>
          </table:table-cell>
          <table:table-cell table:style-name="ce34"/>
          <table:table-cell table:style-name="ce7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office:value-type="string" office:string-value="[&quot;harad_lion_guard&quot;,&quot;Lion_Guard&quot;,&quot;Lion_Guards&quot;,tf_harad| tfg_shield| tfg_armor| tfg_helm| tfg_boots,0,0,fac_harad,[itm_lion_helm,itm_harad_lion_scale,itm_leather_gloves,itm_harad_scale_greaves,itm_harad_heavy_sword,itm_harad_khopesh,itm_harad_long_shield_b,],attr_evil_tier_5,wp_tier_5,knows_common|knows_athletics_6|knows_power_strike_5|knows_ironflesh_6|knows_shield_3,haradrim_face_1,haradrim_face_2]," calcext:value-type="string">
            <text:p>["harad_lion_guard","Lion_Guard","Lion_Guards",tf_harad| tfg_shield| tfg_armor| tfg_helm| tfg_boots,0,0,fac_harad,[itm_lion_helm,itm_harad_lion_scale,itm_leather_gloves,itm_harad_scale_greaves,itm_harad_heavy_sword,itm_harad_khopesh,itm_harad_long_shield_b,],attr_evil_tier_5,wp_tier_5,knows_common|knows_athletics_6|knows_power_strike_5|knows_ironflesh_6|knows_shield_3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skirmisher</text:p>
          </table:table-cell>
          <table:table-cell table:style-name="ce6" office:value-type="string" calcext:value-type="string">
            <text:p>Harad_Skirmisher</text:p>
          </table:table-cell>
          <table:table-cell table:style-name="ce6" office:value-type="string" calcext:value-type="string">
            <text:p>Harad_Skirmishers</text:p>
          </table:table-cell>
          <table:table-cell table:style-name="ce12" office:value-type="string" calcext:value-type="string">
            <text:p>tf_harad| 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heavy_inf_helm,</text:p>
          </table:table-cell>
          <table:table-cell table:style-name="ce18" office:value-type="string" calcext:value-type="string">
            <text:p>itm_harad_skirmisher,</text:p>
          </table:table-cell>
          <table:table-cell table:style-name="ce18"/>
          <table:table-cell table:style-name="ce18" office:value-type="string" calcext:value-type="string">
            <text:p>itm_desert_boots,</text:p>
          </table:table-cell>
          <table:table-cell table:style-name="ce18" office:value-type="string" calcext:value-type="string">
            <text:p>itm_harad_bow,itm_harad_arrows,</text:p>
          </table:table-cell>
          <table:table-cell table:style-name="ce18" office:value-type="string" calcext:value-type="string">
            <text:p>itm_harad_dagger,</text:p>
          </table:table-cell>
          <table:table-cell table:style-name="ce18"/>
          <table:table-cell table:style-name="ce29" office:value-type="string" calcext:value-type="string">
            <text:p>attr_evil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athletics_1|knows_power_draw_2|knows_ironflesh_1|knows_power_throw_2</text:p>
          </table:table-cell>
          <table:table-cell table:style-name="ce32" office:value-type="string" calcext:value-type="string">
            <text:p>haradrim_face_1</text:p>
          </table:table-cell>
          <table:table-cell table:style-name="ce32" office:value-type="string" calcext:value-type="string">
            <text:p>haradrim_face_2</text:p>
          </table:table-cell>
          <table:table-cell table:style-name="ce34"/>
          <table:table-cell table:style-name="ce7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office:value-type="string" office:string-value="[&quot;harad_skirmisher&quot;,&quot;Harad_Skirmisher&quot;,&quot;Harad_Skirmishers&quot;,tf_harad| tfg_ranged| tfg_armor| tfg_helm| tfg_boots,0,0,fac_harad,[itm_harad_heavy_inf_helm,itm_harad_skirmisher,itm_desert_boots,itm_harad_bow,itm_harad_arrows,itm_harad_dagger,],attr_evil_tier_3,wp_tier_3,knows_common|knows_athletics_1|knows_power_draw_2|knows_ironflesh_1|knows_power_throw_2,haradrim_face_1,haradrim_face_2]," calcext:value-type="string">
            <text:p>["harad_skirmisher","Harad_Skirmisher","Harad_Skirmishers",tf_harad| tfg_ranged| tfg_armor| tfg_helm| tfg_boots,0,0,fac_harad,[itm_harad_heavy_inf_helm,itm_harad_skirmisher,itm_desert_boots,itm_harad_bow,itm_harad_arrows,itm_harad_dagger,],attr_evil_tier_3,wp_tier_3,knows_common|knows_athletics_1|knows_power_draw_2|knows_ironflesh_1|knows_power_throw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archer</text:p>
          </table:table-cell>
          <table:table-cell table:style-name="ce6" office:value-type="string" calcext:value-type="string">
            <text:p>Harad_Archer</text:p>
          </table:table-cell>
          <table:table-cell table:style-name="ce6" office:value-type="string" calcext:value-type="string">
            <text:p>Harad_Archers</text:p>
          </table:table-cell>
          <table:table-cell table:style-name="ce12" office:value-type="string" calcext:value-type="string">
            <text:p>tf_harad| 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heavy_inf_helm,</text:p>
          </table:table-cell>
          <table:table-cell table:style-name="ce18" office:value-type="string" calcext:value-type="string">
            <text:p>itm_harad_archer,</text:p>
          </table:table-cell>
          <table:table-cell table:style-name="ce18"/>
          <table:table-cell table:style-name="ce18" office:value-type="string" calcext:value-type="string">
            <text:p>itm_harad_leather_greaves,</text:p>
          </table:table-cell>
          <table:table-cell table:style-name="ce18" office:value-type="string" calcext:value-type="string">
            <text:p>itm_harad_bow,itm_harad_arrows,</text:p>
          </table:table-cell>
          <table:table-cell table:style-name="ce18" office:value-type="string" calcext:value-type="string">
            <text:p>itm_skirmisher_sword,</text:p>
          </table:table-cell>
          <table:table-cell table:style-name="ce18"/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2|knows_power_draw_3|knows_ironflesh_1</text:p>
          </table:table-cell>
          <table:table-cell table:style-name="ce32" office:value-type="string" calcext:value-type="string">
            <text:p>haradrim_face_1</text:p>
          </table:table-cell>
          <table:table-cell table:style-name="ce32" office:value-type="string" calcext:value-type="string">
            <text:p>haradrim_face_2</text:p>
          </table:table-cell>
          <table:table-cell table:style-name="ce34"/>
          <table:table-cell table:style-name="ce7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office:value-type="string" office:string-value="[&quot;harad_archer&quot;,&quot;Harad_Archer&quot;,&quot;Harad_Archers&quot;,tf_harad| tfg_ranged| tfg_armor| tfg_helm| tfg_boots,0,0,fac_harad,[itm_harad_heavy_inf_helm,itm_harad_archer,itm_harad_leather_greaves,itm_harad_bow,itm_harad_arrows,itm_skirmisher_sword,],attr_evil_tier_4,wp_tier_4,knows_common|knows_athletics_2|knows_power_draw_3|knows_ironflesh_1,haradrim_face_1,haradrim_face_2]," calcext:value-type="string">
            <text:p>["harad_archer","Harad_Archer","Harad_Archers",tf_harad| tfg_ranged| tfg_armor| tfg_helm| tfg_boots,0,0,fac_harad,[itm_harad_heavy_inf_helm,itm_harad_archer,itm_harad_leather_greaves,itm_harad_bow,itm_harad_arrows,itm_skirmisher_sword,],attr_evil_tier_4,wp_tier_4,knows_common|knows_athletics_2|knows_power_draw_3|knows_ironflesh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eagle_guard</text:p>
          </table:table-cell>
          <table:table-cell table:style-name="ce6" office:value-type="string" calcext:value-type="string">
            <text:p>Eagle_Guard</text:p>
          </table:table-cell>
          <table:table-cell table:style-name="ce6" office:value-type="string" calcext:value-type="string">
            <text:p>Eagle_Guards</text:p>
          </table:table-cell>
          <table:table-cell table:style-name="ce12" office:value-type="string" calcext:value-type="string">
            <text:p>tf_harad| 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eaglehelm,</text:p>
          </table:table-cell>
          <table:table-cell table:style-name="ce18" office:value-type="string" calcext:value-type="string">
            <text:p>itm_black_snake_armor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harad_leather_greaves,</text:p>
          </table:table-cell>
          <table:table-cell table:style-name="ce18" office:value-type="string" calcext:value-type="string">
            <text:p>itm_lg_bow,itm_harad_arrows,</text:p>
          </table:table-cell>
          <table:table-cell table:style-name="ce18" office:value-type="string" calcext:value-type="string">
            <text:p>itm_eagle_guard_spear,</text:p>
          </table:table-cell>
          <table:table-cell table:style-name="ce18"/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2|knows_power_draw_4|knows_ironflesh_2</text:p>
          </table:table-cell>
          <table:table-cell table:style-name="ce32" office:value-type="string" calcext:value-type="string">
            <text:p>haradrim_face_1</text:p>
          </table:table-cell>
          <table:table-cell table:style-name="ce32" office:value-type="string" calcext:value-type="string">
            <text:p>haradrim_face_2</text:p>
          </table:table-cell>
          <table:table-cell table:style-name="ce34"/>
          <table:table-cell table:style-name="ce7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office:value-type="string" office:string-value="[&quot;harad_eagle_guard&quot;,&quot;Eagle_Guard&quot;,&quot;Eagle_Guards&quot;,tf_harad| tfg_ranged| tfg_armor| tfg_helm| tfg_boots,0,0,fac_harad,[itm_harad_eaglehelm,itm_black_snake_armor,itm_leather_gloves,itm_harad_leather_greaves,itm_lg_bow,itm_harad_arrows,itm_eagle_guard_spear,],attr_evil_tier_5,wp_tier_5,knows_common|knows_athletics_2|knows_power_draw_4|knows_ironflesh_2,haradrim_face_1,haradrim_face_2]," calcext:value-type="string">
            <text:p>["harad_eagle_guard","Eagle_Guard","Eagle_Guards",tf_harad| tfg_ranged| tfg_armor| tfg_helm| tfg_boots,0,0,fac_harad,[itm_harad_eaglehelm,itm_black_snake_armor,itm_leather_gloves,itm_harad_leather_greaves,itm_lg_bow,itm_harad_arrows,itm_eagle_guard_spear,],attr_evil_tier_5,wp_tier_5,knows_common|knows_athletics_2|knows_power_draw_4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HARONDOR</text:p>
          </table:table-cell>
          <table:table-cell table:style-name="ce7" table:number-columns-repeated="19"/>
          <table:table-cell table:style-name="ce7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office:value-type="string" office:string-value="#HARONDOR" calcext:value-type="string">
            <text:p>#HARONDOR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ondor_scout</text:p>
          </table:table-cell>
          <table:table-cell table:style-name="ce6" office:value-type="string" calcext:value-type="string">
            <text:p>Harondor_Scout</text:p>
          </table:table-cell>
          <table:table-cell table:style-name="ce6" office:value-type="string" calcext:value-type="string">
            <text:p>Harondor_Scouts</text:p>
          </table:table-cell>
          <table:table-cell table:style-name="ce12" office:value-type="string" calcext:value-type="string">
            <text:p>tf_harad| tf_mounted| tfg_armor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22"/>
          <table:table-cell table:style-name="ce18" office:value-type="string" calcext:value-type="string">
            <text:p>itm_harad_padded,</text:p>
          </table:table-cell>
          <table:table-cell table:style-name="ce18"/>
          <table:table-cell table:style-name="ce18" office:value-type="string" calcext:value-type="string">
            <text:p>itm_desert_boots,</text:p>
          </table:table-cell>
          <table:table-cell table:style-name="ce18" office:value-type="string" calcext:value-type="string">
            <text:p>itm_horandor_a,</text:p>
          </table:table-cell>
          <table:table-cell table:style-name="ce18" office:value-type="string" calcext:value-type="string">
            <text:p>itm_harad_shield_a,</text:p>
          </table:table-cell>
          <table:table-cell table:style-name="ce18" office:value-type="string" calcext:value-type="string">
            <text:p>itm_saddle_horse</text:p>
          </table:table-cell>
          <table:table-cell table:style-name="ce29" office:value-type="string" calcext:value-type="string">
            <text:p>attr_evil_tier_2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common|knows_athletics_2|knows_shield_1|knows_power_strike_1</text:p>
          </table:table-cell>
          <table:table-cell table:style-name="ce32" office:value-type="string" calcext:value-type="string">
            <text:p>haradrim_face_1</text:p>
          </table:table-cell>
          <table:table-cell table:style-name="ce32" office:value-type="string" calcext:value-type="string">
            <text:p>haradrim_face_2</text:p>
          </table:table-cell>
          <table:table-cell table:style-name="ce34"/>
          <table:table-cell table:style-name="ce7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office:value-type="string" office:string-value="[&quot;harondor_scout&quot;,&quot;Harondor_Scout&quot;,&quot;Harondor_Scouts&quot;,tf_harad| tf_mounted| tfg_armor| tfg_horse| tfg_boots,0,0,fac_harad,[itm_harad_padded,itm_desert_boots,itm_horandor_a,itm_harad_shield_a,itm_saddle_horse],attr_evil_tier_2,wp_tier_2,knows_common|knows_athletics_2|knows_shield_1|knows_power_strike_1,haradrim_face_1,haradrim_face_2]," calcext:value-type="string">
            <text:p>["harondor_scout","Harondor_Scout","Harondor_Scouts",tf_harad| tf_mounted| tfg_armor| tfg_horse| tfg_boots,0,0,fac_harad,[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ondor_rider</text:p>
          </table:table-cell>
          <table:table-cell table:style-name="ce6" office:value-type="string" calcext:value-type="string">
            <text:p>Harondor_Rider</text:p>
          </table:table-cell>
          <table:table-cell table:style-name="ce6" office:value-type="string" calcext:value-type="string">
            <text:p>Harondor_Riders</text:p>
          </table:table-cell>
          <table:table-cell table:style-name="ce12" office:value-type="string" calcext:value-type="string">
            <text:p>tf_harad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cav_helm_b,</text:p>
          </table:table-cell>
          <table:table-cell table:style-name="ce18" office:value-type="string" calcext:value-type="string">
            <text:p>itm_harad_hauberk,</text:p>
          </table:table-cell>
          <table:table-cell table:style-name="ce18"/>
          <table:table-cell table:style-name="ce18" office:value-type="string" calcext:value-type="string">
            <text:p>itm_harad_leather_greaves,</text:p>
          </table:table-cell>
          <table:table-cell table:style-name="ce18" office:value-type="string" calcext:value-type="string">
            <text:p>itm_horandor_a,</text:p>
          </table:table-cell>
          <table:table-cell table:style-name="ce18" office:value-type="string" calcext:value-type="string">
            <text:p>itm_harad_shield_b,itm_harad_shield_c,</text:p>
          </table:table-cell>
          <table:table-cell table:style-name="ce18" office:value-type="string" calcext:value-type="string">
            <text:p>itm_harad_horse</text:p>
          </table:table-cell>
          <table:table-cell table:style-name="ce29" office:value-type="string" calcext:value-type="string">
            <text:p>attr_evil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riding_2|knows_shield_2|knows_power_strike_2</text:p>
          </table:table-cell>
          <table:table-cell table:style-name="ce32" office:value-type="string" calcext:value-type="string">
            <text:p>haradrim_face_1</text:p>
          </table:table-cell>
          <table:table-cell table:style-name="ce32" office:value-type="string" calcext:value-type="string">
            <text:p>haradrim_face_2</text:p>
          </table:table-cell>
          <table:table-cell table:style-name="ce34"/>
          <table:table-cell table:style-name="ce7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office:value-type="string" office:string-value="[&quot;harondor_rider&quot;,&quot;Harondor_Rider&quot;,&quot;Harondor_Riders&quot;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" calcext:value-type="string">
            <text:p>["harondor_rider","Harondor_Rider","Harondor_Riders"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ondor_light_cavalry</text:p>
          </table:table-cell>
          <table:table-cell table:number-columns-repeated="2" table:style-name="ce6" office:value-type="string" calcext:value-type="string">
            <text:p>Harondor_Light_Cavalry</text:p>
          </table:table-cell>
          <table:table-cell table:style-name="ce12" office:value-type="string" calcext:value-type="string">
            <text:p>tf_harad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wavy_helm,</text:p>
          </table:table-cell>
          <table:table-cell table:style-name="ce18" office:value-type="string" calcext:value-type="string">
            <text:p>itm_harad_lamellar,</text:p>
          </table:table-cell>
          <table:table-cell table:style-name="ce18"/>
          <table:table-cell table:style-name="ce18" office:value-type="string" calcext:value-type="string">
            <text:p>itm_harad_lamellar_greaves,</text:p>
          </table:table-cell>
          <table:table-cell table:style-name="ce18" office:value-type="string" calcext:value-type="string">
            <text:p>itm_horandor_a,</text:p>
          </table:table-cell>
          <table:table-cell table:style-name="ce18" office:value-type="string" calcext:value-type="string">
            <text:p>itm_harad_shield_b,itm_harad_shield_c,</text:p>
          </table:table-cell>
          <table:table-cell table:style-name="ce18" office:value-type="string" calcext:value-type="string">
            <text:p>itm_harad_warhorse,</text:p>
          </table:table-cell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riding_3|knows_shield_3|knows_power_strike_3|knows_ironflesh_2</text:p>
          </table:table-cell>
          <table:table-cell table:style-name="ce32" office:value-type="string" calcext:value-type="string">
            <text:p>haradrim_face_1</text:p>
          </table:table-cell>
          <table:table-cell table:style-name="ce32" office:value-type="string" calcext:value-type="string">
            <text:p>haradrim_face_2</text:p>
          </table:table-cell>
          <table:table-cell table:style-name="ce34"/>
          <table:table-cell table:style-name="ce7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office:value-type="string" office:string-value="[&quot;harondor_light_cavalry&quot;,&quot;Harondor_Light_Cavalry&quot;,&quot;Harondor_Light_Cavalry&quot;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" calcext:value-type="string">
            <text:p>["harondor_light_cavalry","Harondor_Light_Cavalry","Harondor_Light_Cavalry"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ang_heavy_cavalry</text:p>
          </table:table-cell>
          <table:table-cell table:number-columns-repeated="2" table:style-name="ce6" office:value-type="string" calcext:value-type="string">
            <text:p>Fang_Heavy_Cavalry</text:p>
          </table:table-cell>
          <table:table-cell table:style-name="ce12" office:value-type="string" calcext:value-type="string">
            <text:p>tf_harad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dragon_helm,</text:p>
          </table:table-cell>
          <table:table-cell table:style-name="ce18" office:value-type="string" calcext:value-type="string">
            <text:p>itm_harad_heavy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harad_lamellar_greaves,</text:p>
          </table:table-cell>
          <table:table-cell table:style-name="ce18" office:value-type="string" calcext:value-type="string">
            <text:p>itm_harad_long_spear,</text:p>
          </table:table-cell>
          <table:table-cell table:style-name="ce18" office:value-type="string" calcext:value-type="string">
            <text:p>itm_harad_yellow_shield,</text:p>
          </table:table-cell>
          <table:table-cell table:style-name="ce18" office:value-type="string" calcext:value-type="string">
            <text:p>itm_harad_warhorse</text:p>
          </table:table-cell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riding_5|knows_shield_3|knows_power_strike_3|knows_ironflesh_3</text:p>
          </table:table-cell>
          <table:table-cell table:style-name="ce32" office:value-type="string" calcext:value-type="string">
            <text:p>haradrim_face_1</text:p>
          </table:table-cell>
          <table:table-cell table:style-name="ce32" office:value-type="string" calcext:value-type="string">
            <text:p>haradrim_face_2</text:p>
          </table:table-cell>
          <table:table-cell table:style-name="ce34"/>
          <table:table-cell table:style-name="ce7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office:value-type="string" office:string-value="[&quot;fang_heavy_cavalry&quot;,&quot;Fang_Heavy_Cavalry&quot;,&quot;Fang_Heavy_Cavalry&quot;,tf_harad| tf_mounted| tfg_shield| tfg_armor| tfg_helm| tfg_horse| tfg_boots,0,0,fac_harad,[itm_harad_dragon_helm,itm_harad_heavy,itm_leather_gloves,itm_harad_lamellar_greaves,itm_harad_long_spear,itm_harad_yellow_shield,itm_harad_warhorse],attr_evil_tier_5,wp_tier_5,knows_common|knows_riding_5|knows_shield_3|knows_power_strike_3|knows_ironflesh_3,haradrim_face_1,haradrim_face_2]," calcext:value-type="string">
            <text:p>["fang_heavy_cavalry","Fang_Heavy_Cavalry","Fang_Heavy_Cavalry",tf_harad| tf_mounted| tfg_shield| tfg_armor| tfg_helm| tfg_horse| tfg_boots,0,0,fac_harad,[itm_harad_dragon_helm,itm_harad_heavy,itm_leather_gloves,itm_harad_lamellar_greaves,itm_harad_long_spear,itm_harad_yellow_shield,itm_harad_warhorse],attr_evil_tier_5,wp_tier_5,knows_common|knows_riding_5|knows_shield_3|knows_power_strike_3|knows_ironflesh_3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horse_archer</text:p>
          </table:table-cell>
          <table:table-cell table:style-name="ce6" office:value-type="string" calcext:value-type="string">
            <text:p>Harad_Horse_Archer</text:p>
          </table:table-cell>
          <table:table-cell table:style-name="ce6" office:value-type="string" calcext:value-type="string">
            <text:p>Harad_Horse_Archers</text:p>
          </table:table-cell>
          <table:table-cell table:style-name="ce12" office:value-type="string" calcext:value-type="string">
            <text:p>tf_harad| tfg_ranged| tf_mounte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cav_helm_b,</text:p>
          </table:table-cell>
          <table:table-cell table:style-name="ce18" office:value-type="string" calcext:value-type="string">
            <text:p>itm_harad_skirmisher,</text:p>
          </table:table-cell>
          <table:table-cell table:style-name="ce18"/>
          <table:table-cell table:style-name="ce18" office:value-type="string" calcext:value-type="string">
            <text:p>itm_desert_boots,</text:p>
          </table:table-cell>
          <table:table-cell table:style-name="ce18" office:value-type="string" calcext:value-type="string">
            <text:p>itm_harad_bow,itm_harad_arrows,</text:p>
          </table:table-cell>
          <table:table-cell table:style-name="ce18" office:value-type="string" calcext:value-type="string">
            <text:p>itm_harad_sabre,</text:p>
          </table:table-cell>
          <table:table-cell table:style-name="ce18" office:value-type="string" calcext:value-type="string">
            <text:p>itm_saddle_horse,</text:p>
          </table:table-cell>
          <table:table-cell table:style-name="ce29" office:value-type="string" calcext:value-type="string">
            <text:p>attr_evil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horse_archery_2|knows_riding_3|knows_shield_1|knows_power_draw_2|knows_power_strike_2|knows_ironflesh_1</text:p>
          </table:table-cell>
          <table:table-cell table:style-name="ce32" office:value-type="string" calcext:value-type="string">
            <text:p>haradrim_face_1</text:p>
          </table:table-cell>
          <table:table-cell table:style-name="ce32" office:value-type="string" calcext:value-type="string">
            <text:p>haradrim_face_2</text:p>
          </table:table-cell>
          <table:table-cell table:style-name="ce34"/>
          <table:table-cell table:style-name="ce7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office:value-type="string" office:string-value="[&quot;harad_horse_archer&quot;,&quot;Harad_Horse_Archer&quot;,&quot;Harad_Horse_Archers&quot;,tf_harad| tfg_ranged| tf_mounted| tfg_armor| tfg_helm| tfg_horse| tfg_boots,0,0,fac_harad,[itm_harad_cav_helm_b,itm_harad_skirmisher,itm_desert_boots,itm_harad_bow,itm_harad_arrows,itm_harad_sabre,itm_saddle_horse,],attr_evil_tier_3,wp_tier_3,knows_common|knows_horse_archery_2|knows_riding_3|knows_shield_1|knows_power_draw_2|knows_power_strike_2|knows_ironflesh_1,haradrim_face_1,haradrim_face_2]," calcext:value-type="string">
            <text:p>["harad_horse_archer","Harad_Horse_Archer","Harad_Horse_Archers",tf_harad| tfg_ranged| tf_mounted| tfg_armor| tfg_helm| tfg_horse| tfg_boots,0,0,fac_harad,[itm_harad_cav_helm_b,itm_harad_skirmisher,itm_desert_boots,itm_harad_bow,itm_harad_arrows,itm_harad_sabre,itm_saddle_horse,],attr_evil_tier_3,wp_tier_3,knows_common|knows_horse_archery_2|knows_riding_3|knows_shield_1|knows_power_draw_2|knows_power_strike_2|knows_ironflesh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snake_horse_archer</text:p>
          </table:table-cell>
          <table:table-cell table:style-name="ce6" office:value-type="string" calcext:value-type="string">
            <text:p>Black_Snake_Horse_Archer</text:p>
          </table:table-cell>
          <table:table-cell table:style-name="ce6" office:value-type="string" calcext:value-type="string">
            <text:p>Black_Snake_Horse_Archers</text:p>
          </table:table-cell>
          <table:table-cell table:style-name="ce12" office:value-type="string" calcext:value-type="string">
            <text:p>tf_harad| tfg_ranged| tf_mounte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heavy_inf_helm,</text:p>
          </table:table-cell>
          <table:table-cell table:style-name="ce18" office:value-type="string" calcext:value-type="string">
            <text:p>itm_harad_archer,</text:p>
          </table:table-cell>
          <table:table-cell table:style-name="ce18"/>
          <table:table-cell table:style-name="ce18" office:value-type="string" calcext:value-type="string">
            <text:p>itm_harad_leather_greaves,</text:p>
          </table:table-cell>
          <table:table-cell table:style-name="ce18" office:value-type="string" calcext:value-type="string">
            <text:p>itm_nomad_bow,itm_harad_arrows,</text:p>
          </table:table-cell>
          <table:table-cell table:style-name="ce18" office:value-type="string" calcext:value-type="string">
            <text:p>itm_harad_sabre,</text:p>
          </table:table-cell>
          <table:table-cell table:style-name="ce18" office:value-type="string" calcext:value-type="string">
            <text:p>itm_harad_horse,</text:p>
          </table:table-cell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horse_archery_4|knows_riding_4|knows_power_draw_3|knows_power_strike_2|knows_ironflesh_1</text:p>
          </table:table-cell>
          <table:table-cell table:style-name="ce32" office:value-type="string" calcext:value-type="string">
            <text:p>haradrim_face_1</text:p>
          </table:table-cell>
          <table:table-cell table:style-name="ce32" office:value-type="string" calcext:value-type="string">
            <text:p>haradrim_face_2</text:p>
          </table:table-cell>
          <table:table-cell table:style-name="ce34"/>
          <table:table-cell table:style-name="ce7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office:value-type="string" office:string-value="[&quot;black_snake_horse_archer&quot;,&quot;Black_Snake_Horse_Archer&quot;,&quot;Black_Snake_Horse_Archers&quot;,tf_harad| tfg_ranged| tf_mounted| tfg_armor| tfg_helm| tfg_horse| tfg_boots,0,0,fac_harad,[itm_harad_heavy_inf_helm,itm_harad_archer,itm_harad_leather_greaves,itm_nomad_bow,itm_harad_arrows,itm_harad_sabre,itm_harad_horse,],attr_evil_tier_4,wp_tier_4,knows_common|knows_horse_archery_4|knows_riding_4|knows_power_draw_3|knows_power_strike_2|knows_ironflesh_1,haradrim_face_1,haradrim_face_2]," calcext:value-type="string">
            <text:p>["black_snake_horse_archer","Black_Snake_Horse_Archer","Black_Snake_Horse_Archers",tf_harad| tfg_ranged| tf_mounted| tfg_armor| tfg_helm| tfg_horse| tfg_boots,0,0,fac_harad,[itm_harad_heavy_inf_helm,itm_harad_archer,itm_harad_leather_greaves,itm_nomad_bow,itm_harad_arrows,itm_harad_sabre,itm_harad_horse,],attr_evil_tier_4,wp_tier_4,knows_common|knows_horse_archery_4|knows_riding_4|knows_power_draw_3|knows_power_strike_2|knows_ironflesh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ld_serpent_horse_archer</text:p>
          </table:table-cell>
          <table:table-cell table:style-name="ce6" office:value-type="string" calcext:value-type="string">
            <text:p>Gold_Serpent_Horse_Archer</text:p>
          </table:table-cell>
          <table:table-cell table:style-name="ce6" office:value-type="string" calcext:value-type="string">
            <text:p>Gold_Serpent_Horse_Archers</text:p>
          </table:table-cell>
          <table:table-cell table:style-name="ce12" office:value-type="string" calcext:value-type="string">
            <text:p>tf_harad| tfg_ranged| tf_mounte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black_snake_helm,</text:p>
          </table:table-cell>
          <table:table-cell table:style-name="ce18" office:value-type="string" calcext:value-type="string">
            <text:p>itm_black_snake_armor,</text:p>
          </table:table-cell>
          <table:table-cell table:style-name="ce18"/>
          <table:table-cell table:style-name="ce18" office:value-type="string" calcext:value-type="string">
            <text:p>itm_harad_leather_greaves,</text:p>
          </table:table-cell>
          <table:table-cell table:style-name="ce18" office:value-type="string" calcext:value-type="string">
            <text:p>itm_nomad_bow,itm_harad_arrows,</text:p>
          </table:table-cell>
          <table:table-cell table:style-name="ce18" office:value-type="string" calcext:value-type="string">
            <text:p>itm_black_snake_sword,</text:p>
          </table:table-cell>
          <table:table-cell table:style-name="ce18" office:value-type="string" calcext:value-type="string">
            <text:p>itm_harad_warhorse,</text:p>
          </table:table-cell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horse_archery_5|knows_riding_5|knows_power_strike_2|knows_ironflesh_3|knows_power_draw_3</text:p>
          </table:table-cell>
          <table:table-cell table:style-name="ce32" office:value-type="string" calcext:value-type="string">
            <text:p>haradrim_face_1</text:p>
          </table:table-cell>
          <table:table-cell table:style-name="ce32" office:value-type="string" calcext:value-type="string">
            <text:p>haradrim_face_2</text:p>
          </table:table-cell>
          <table:table-cell table:style-name="ce34"/>
          <table:table-cell table:style-name="ce7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office:value-type="string" office:string-value="[&quot;gold_serpent_horse_archer&quot;,&quot;Gold_Serpent_Horse_Archer&quot;,&quot;Gold_Serpent_Horse_Archers&quot;,tf_harad| tfg_ranged| tf_mounted| tfg_armor| tfg_helm| tfg_horse| tfg_boots,0,0,fac_harad,[itm_black_snake_helm,itm_black_snake_armor,itm_harad_leather_greaves,itm_nomad_bow,itm_harad_arrows,itm_black_snake_sword,itm_harad_warhorse,],attr_evil_tier_5,wp_tier_5,knows_common|knows_horse_archery_5|knows_riding_5|knows_power_strike_2|knows_ironflesh_3|knows_power_draw_3,haradrim_face_1,haradrim_face_2]," calcext:value-type="string">
            <text:p>["gold_serpent_horse_archer","Gold_Serpent_Horse_Archer","Gold_Serpent_Horse_Archers",tf_harad| tfg_ranged| tf_mounted| tfg_armor| tfg_helm| tfg_horse| tfg_boots,0,0,fac_harad,[itm_black_snake_helm,itm_black_snake_armor,itm_harad_leather_greaves,itm_nomad_bow,itm_harad_arrows,itm_black_snake_sword,itm_harad_warhorse,],attr_evil_tier_5,wp_tier_5,knows_common|knows_horse_archery_5|knows_riding_5|knows_power_strike_2|knows_ironflesh_3|knows_power_draw_3,haradrim_face_1,haradrim_face_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FAR HARAD</text:p>
          </table:table-cell>
          <table:table-cell table:style-name="ce7" table:number-columns-repeated="19"/>
          <table:table-cell table:style-name="ce7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office:value-type="string" office:string-value="#FAR HARAD" calcext:value-type="string">
            <text:p>#FAR HARA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ar_harad_tribesman</text:p>
          </table:table-cell>
          <table:table-cell table:style-name="ce6" office:value-type="string" calcext:value-type="string">
            <text:p>Far_Harad_Tribesman</text:p>
          </table:table-cell>
          <table:table-cell table:style-name="ce6" office:value-type="string" calcext:value-type="string">
            <text:p>Far_Harad_Tribesmen</text:p>
          </table:table-cell>
          <table:table-cell table:style-name="ce12" office:value-type="string" calcext:value-type="string">
            <text:p>tf_harad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22"/>
          <table:table-cell table:style-name="ce18" table:number-columns-repeated="3"/>
          <table:table-cell table:style-name="ce18" office:value-type="string" calcext:value-type="string">
            <text:p>itm_far_harad_2h_mace,itm_harad_short_spear,</text:p>
          </table:table-cell>
          <table:table-cell table:style-name="ce18" office:value-type="string" calcext:value-type="string">
            <text:p>itm_harad_javelin,</text:p>
          </table:table-cell>
          <table:table-cell table:style-name="ce18"/>
          <table:table-cell table:style-name="ce29" office:value-type="string" calcext:value-type="string">
            <text:p>attr_evil_tier_2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common|knows_athletics_1</text:p>
          </table:table-cell>
          <table:table-cell table:style-name="ce32" office:value-type="string" calcext:value-type="string">
            <text:p>far_harad_face1</text:p>
          </table:table-cell>
          <table:table-cell table:style-name="ce32" office:value-type="string" calcext:value-type="string">
            <text:p>far_harad_face2</text:p>
          </table:table-cell>
          <table:table-cell table:style-name="ce34"/>
          <table:table-cell table:style-name="ce7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office:value-type="string" office:string-value="[&quot;far_harad_tribesman&quot;,&quot;Far_Harad_Tribesman&quot;,&quot;Far_Harad_Tribesmen&quot;,tf_harad| tfg_armor| tfg_boots,0,0,fac_harad,[itm_far_harad_2h_mace,itm_harad_short_spear,itm_harad_javelin,],attr_evil_tier_2,wp_tier_2,knows_common|knows_athletics_1,far_harad_face1,far_harad_face2]," calcext:value-type="string">
            <text:p>["far_harad_tribesman","Far_Harad_Tribesman","Far_Harad_Tribesmen",tf_harad| tfg_armor| tfg_boots,0,0,fac_harad,[itm_far_harad_2h_mace,itm_harad_short_spear,itm_harad_javelin,],attr_evil_tier_2,wp_tier_2,knows_common|knows_athletics_1,far_harad_face1,far_hara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ar_harad_champion</text:p>
          </table:table-cell>
          <table:table-cell table:style-name="ce6" office:value-type="string" calcext:value-type="string">
            <text:p>Far_Harad_Champion</text:p>
          </table:table-cell>
          <table:table-cell table:style-name="ce6" office:value-type="string" calcext:value-type="string">
            <text:p>Far_Harad_Champions</text:p>
          </table:table-cell>
          <table:table-cell table:style-name="ce12" office:value-type="string" calcext:value-type="string">
            <text:p>tf_hara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/>
          <table:table-cell table:style-name="ce18" office:value-type="string" calcext:value-type="string">
            <text:p>itm_harad_champion,</text:p>
          </table:table-cell>
          <table:table-cell table:style-name="ce18" table:number-columns-repeated="2"/>
          <table:table-cell table:style-name="ce18" office:value-type="string" calcext:value-type="string">
            <text:p>itm_far_harad_2h_mace,itm_harad_short_spear,</text:p>
          </table:table-cell>
          <table:table-cell table:style-name="ce18" office:value-type="string" calcext:value-type="string">
            <text:p>itm_harad_javelin,</text:p>
          </table:table-cell>
          <table:table-cell table:style-name="ce18"/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2|knows_power_throw_3|knows_ironflesh_1|knows_power_strike_2</text:p>
          </table:table-cell>
          <table:table-cell table:style-name="ce32" office:value-type="string" calcext:value-type="string">
            <text:p>far_harad_face1</text:p>
          </table:table-cell>
          <table:table-cell table:style-name="ce32" office:value-type="string" calcext:value-type="string">
            <text:p>far_harad_face2</text:p>
          </table:table-cell>
          <table:table-cell table:style-name="ce34"/>
          <table:table-cell table:style-name="ce7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office:value-type="string" office:string-value="[&quot;far_harad_champion&quot;,&quot;Far_Harad_Champion&quot;,&quot;Far_Harad_Champions&quot;,tf_harad| tfg_armor| tfg_helm| tfg_boots,0,0,fac_harad,[itm_harad_champion,itm_far_harad_2h_mace,itm_harad_short_spear,itm_harad_javelin,],attr_evil_tier_4,wp_tier_4,knows_common|knows_athletics_2|knows_power_throw_3|knows_ironflesh_1|knows_power_strike_2,far_harad_face1,far_harad_face2]," calcext:value-type="string">
            <text:p>["far_harad_champion","Far_Harad_Champion","Far_Harad_Champions",tf_harad| tfg_armor| tfg_helm| tfg_boots,0,0,fac_harad,[itm_harad_champion,itm_far_harad_2h_mace,itm_harad_short_spear,itm_harad_javelin,],attr_evil_tier_4,wp_tier_4,knows_common|knows_athletics_2|knows_power_throw_3|knows_ironflesh_1|knows_power_strike_2,far_harad_face1,far_hara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ar_harad_panther_guard</text:p>
          </table:table-cell>
          <table:table-cell table:style-name="ce6" office:value-type="string" calcext:value-type="string">
            <text:p>Panther_Guard</text:p>
          </table:table-cell>
          <table:table-cell table:style-name="ce6" office:value-type="string" calcext:value-type="string">
            <text:p>Panther_Guards</text:p>
          </table:table-cell>
          <table:table-cell table:style-name="ce12" office:value-type="string" calcext:value-type="string">
            <text:p>tf_hara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pantherhelm,</text:p>
          </table:table-cell>
          <table:table-cell table:style-name="ce18" office:value-type="string" calcext:value-type="string">
            <text:p>itm_panther_guard,</text:p>
          </table:table-cell>
          <table:table-cell table:style-name="ce18" table:number-columns-repeated="2"/>
          <table:table-cell table:style-name="ce18" office:value-type="string" calcext:value-type="string">
            <text:p>itm_harad_mace,</text:p>
          </table:table-cell>
          <table:table-cell table:style-name="ce18" office:value-type="string" calcext:value-type="string">
            <text:p>itm_harad_javelin,itm_harad_long_shield_a,</text:p>
          </table:table-cell>
          <table:table-cell table:style-name="ce18"/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power_throw_4|knows_power_strike_4|knows_ironflesh_3|knows_athletics_3</text:p>
          </table:table-cell>
          <table:table-cell table:style-name="ce32" office:value-type="string" calcext:value-type="string">
            <text:p>far_harad_face1</text:p>
          </table:table-cell>
          <table:table-cell table:style-name="ce32" office:value-type="string" calcext:value-type="string">
            <text:p>far_harad_face2</text:p>
          </table:table-cell>
          <table:table-cell table:style-name="ce34"/>
          <table:table-cell table:style-name="ce7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office:value-type="string" office:string-value="[&quot;far_harad_panther_guard&quot;,&quot;Panther_Guard&quot;,&quot;Panther_Guards&quot;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3,far_harad_face1,far_harad_face2]," calcext:value-type="string">
            <text:p>["far_harad_panther_guard","Panther_Guard","Panther_Guards"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3,far_harad_face1,far_harad_face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DUNLAND #Dunnish #Dunlendings</text:p>
          </table:table-cell>
          <table:table-cell table:style-name="ce7" table:number-columns-repeated="19"/>
          <table:table-cell table:style-name="ce7"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 office:value-type="string" office:string-value="#DUNLAND #Dunnish #Dunlendings" calcext:value-type="string">
            <text:p>#DUNLAND #Dunnish #Dunlending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wildman</text:p>
          </table:table-cell>
          <table:table-cell table:style-name="ce6" office:value-type="string" calcext:value-type="string">
            <text:p>Dunnish_Wildman</text:p>
          </table:table-cell>
          <table:table-cell table:style-name="ce6" office:value-type="string" calcext:value-type="string">
            <text:p>Dunnish_Wildmen</text:p>
          </table:table-cell>
          <table:table-cell table:style-name="ce12" office:value-type="string" calcext:value-type="string">
            <text:p>tf_dunland| tf_randomize_face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/>
          <table:table-cell table:style-name="ce18" office:value-type="string" calcext:value-type="string">
            <text:p>itm_dunland_armor_b,itm_dunland_armor_c,itm_dunland_armor_d,itm_dunland_armor_e,itm_dunland_armor_g,itm_dunland_armor_h,</text:p>
          </table:table-cell>
          <table:table-cell table:style-name="ce18"/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axe,itm_dunland_spear,itm_wood_club,</text:p>
          </table:table-cell>
          <table:table-cell table:style-name="ce18" office:value-type="string" calcext:value-type="string">
            <text:p>itm_dunland_javelin,itm_dunland_javelin,</text:p>
          </table:table-cell>
          <table:table-cell table:style-name="ce18"/>
          <table:table-cell table:style-name="ce29" office:value-type="string" calcext:value-type="string">
            <text:p>attr_evil_tier_1</text:p>
          </table:table-cell>
          <table:table-cell table:style-name="ce29" office:value-type="string" calcext:value-type="string">
            <text:p>wp_tier_1</text:p>
          </table:table-cell>
          <table:table-cell table:style-name="ce29" office:value-type="string" calcext:value-type="string">
            <text:p>knows_common|knows_athletics_1|knows_power_throw_1</text:p>
          </table:table-cell>
          <table:table-cell table:style-name="ce32" office:value-type="string" calcext:value-type="string">
            <text:p>dunland_face1</text:p>
          </table:table-cell>
          <table:table-cell table:style-name="ce32" office:value-type="string" calcext:value-type="string">
            <text:p>dunland_face2</text:p>
          </table:table-cell>
          <table:table-cell table:style-name="ce34"/>
          <table:table-cell table:style-name="ce7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office:value-type="string" office:string-value="[&quot;dunnish_wildman&quot;,&quot;Dunnish_Wildman&quot;,&quot;Dunnish_Wildmen&quot;,tf_dunland| tf_randomize_face| tfg_armor| tfg_boots,0,0,fac_dunland,[itm_dunland_armor_b,itm_dunland_armor_c,itm_dunland_armor_d,itm_dunland_armor_e,itm_dunland_armor_g,itm_dunland_armor_h,itm_dunland_wolfboots,itm_dunnish_axe,itm_dunland_spear,itm_wood_club,itm_dunland_javelin,itm_dunland_javelin,],attr_evil_tier_1,wp_tier_1,knows_common|knows_athletics_1|knows_power_throw_1,dunland_face1,dunland_face2]," calcext:value-type="string">
            <text:p>["dunnish_wildman","Dunnish_Wildman","Dunnish_Wildmen",tf_dunland| tf_randomize_face| tfg_armor| tfg_boots,0,0,fac_dunland,[itm_dunland_armor_b,itm_dunland_armor_c,itm_dunland_armor_d,itm_dunland_armor_e,itm_dunland_armor_g,itm_dunland_armor_h,itm_dunland_wolfboots,itm_dunnish_axe,itm_dunland_spear,itm_wood_club,itm_dunland_javelin,itm_dunland_javelin,],attr_evil_tier_1,wp_tier_1,knows_common|knows_athletics_1|knows_power_throw_1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warrior</text:p>
          </table:table-cell>
          <table:table-cell table:style-name="ce6" office:value-type="string" calcext:value-type="string">
            <text:p>Dunnish_Warrior</text:p>
          </table:table-cell>
          <table:table-cell table:style-name="ce6" office:value-type="string" calcext:value-type="string">
            <text:p>Dunnish_Warriors</text:p>
          </table:table-cell>
          <table:table-cell table:style-name="ce12" office:value-type="string" calcext:value-type="string">
            <text:p>tf_dunland| tf_randomize_face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/>
          <table:table-cell table:style-name="ce18" office:value-type="string" calcext:value-type="string">
            <text:p>itm_dunland_armor_b,itm_dunland_armor_c,itm_dunland_armor_d,itm_dunland_armor_e,itm_dunland_armor_g,itm_dunland_armor_h,</text:p>
          </table:table-cell>
          <table:table-cell table:style-name="ce18"/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antler_axe,itm_dunnish_axe,itm_wood_club,itm_dunland_spear,</text:p>
          </table:table-cell>
          <table:table-cell table:style-name="ce18" office:value-type="string" calcext:value-type="string">
            <text:p>itm_dunland_javelin,itm_dunland_javelin,itm_dunland_javelin,</text:p>
          </table:table-cell>
          <table:table-cell table:style-name="ce18"/>
          <table:table-cell table:style-name="ce29" office:value-type="string" calcext:value-type="string">
            <text:p>attr_evil_tier_2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common|knows_athletics_2|knows_shield_1|knows_power_strike_1|knows_power_throw_2</text:p>
          </table:table-cell>
          <table:table-cell table:style-name="ce32" office:value-type="string" calcext:value-type="string">
            <text:p>dunland_face1</text:p>
          </table:table-cell>
          <table:table-cell table:style-name="ce32" office:value-type="string" calcext:value-type="string">
            <text:p>dunland_face2</text:p>
          </table:table-cell>
          <table:table-cell table:style-name="ce34"/>
          <table:table-cell table:style-name="ce7"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 office:value-type="string" office:string-value="[&quot;dunnish_warrior&quot;,&quot;Dunnish_Warrior&quot;,&quot;Dunnish_Warriors&quot;,tf_dunland| tf_randomize_face| tfg_armor| tfg_boots,0,0,fac_dunland,[itm_dunland_armor_b,itm_dunland_armor_c,itm_dunland_armor_d,itm_dunland_armor_e,itm_dunland_armor_g,itm_dunland_armor_h,itm_dunland_wolfboots,itm_dunnish_antler_axe,itm_dunnish_axe,itm_wood_club,itm_dunland_spear,itm_dunland_javelin,itm_dunland_javelin,itm_dunland_javelin,],attr_evil_tier_2,wp_tier_2,knows_common|knows_athletics_2|knows_shield_1|knows_power_strike_1|knows_power_throw_2,dunland_face1,dunland_face2]," calcext:value-type="string">
            <text:p>["dunnish_warrior","Dunnish_Warrior","Dunnish_Warriors",tf_dunland| tf_randomize_face| tfg_armor| tfg_boots,0,0,fac_dunland,[itm_dunland_armor_b,itm_dunland_armor_c,itm_dunland_armor_d,itm_dunland_armor_e,itm_dunland_armor_g,itm_dunland_armor_h,itm_dunland_wolfboots,itm_dunnish_antler_axe,itm_dunnish_axe,itm_wood_club,itm_dunland_spear,itm_dunland_javelin,itm_dunland_javelin,itm_dunland_javelin,],attr_evil_tier_2,wp_tier_2,knows_common|knows_athletics_2|knows_shield_1|knows_power_strike_1|knows_power_throw_2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pikeman</text:p>
          </table:table-cell>
          <table:table-cell table:style-name="ce6" office:value-type="string" calcext:value-type="string">
            <text:p>Dunnish_Pikeman</text:p>
          </table:table-cell>
          <table:table-cell table:style-name="ce6" office:value-type="string" calcext:value-type="string">
            <text:p>Dunnish_Pikemen</text:p>
          </table:table-cell>
          <table:table-cell table:style-name="ce12" office:value-type="string" calcext:value-type="string">
            <text:p>tf_dunland| tf_randomize_face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gundabad_helm_a,itm_dun_helm_c,itm_dun_helm_e,</text:p>
          </table:table-cell>
          <table:table-cell table:style-name="ce18" office:value-type="string" calcext:value-type="string">
            <text:p>itm_dunland_armor_b,itm_dunland_armor_c,itm_dunland_armor_d,itm_dunland_armor_e,itm_dunland_armor_g,itm_dunland_armor_h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pike,</text:p>
          </table:table-cell>
          <table:table-cell table:style-name="ce18" office:value-type="string" calcext:value-type="string">
            <text:p>itm_dun_shield_a,itm_dun_shield_b,</text:p>
          </table:table-cell>
          <table:table-cell table:style-name="ce18"/>
          <table:table-cell table:style-name="ce29" office:value-type="string" calcext:value-type="string">
            <text:p>attr_evil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athletics_2|knows_shield_2|knows_power_strike_2|knows_ironflesh_1</text:p>
          </table:table-cell>
          <table:table-cell table:style-name="ce32" office:value-type="string" calcext:value-type="string">
            <text:p>dunland_face1</text:p>
          </table:table-cell>
          <table:table-cell table:style-name="ce32" office:value-type="string" calcext:value-type="string">
            <text:p>dunland_face2</text:p>
          </table:table-cell>
          <table:table-cell table:style-name="ce34"/>
          <table:table-cell table:style-name="ce7"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 office:value-type="string" office:string-value="[&quot;dunnish_pikeman&quot;,&quot;Dunnish_Pikeman&quot;,&quot;Dunnish_Pikemen&quot;,tf_dunland| tf_randomize_face| tfg_armor| tfg_boots,0,0,fac_dunland,[itm_gundabad_helm_a,itm_dun_helm_c,itm_dun_helm_e,itm_dunland_armor_b,itm_dunland_armor_c,itm_dunland_armor_d,itm_dunland_armor_e,itm_dunland_armor_g,itm_dunland_armor_h,itm_leather_gloves,itm_dunland_wolfboots,itm_dunnish_pike,itm_dun_shield_a,itm_dun_shield_b,],attr_evil_tier_3,wp_tier_3,knows_common|knows_athletics_2|knows_shield_2|knows_power_strike_2|knows_ironflesh_1,dunland_face1,dunland_face2]," calcext:value-type="string">
            <text:p>["dunnish_pikeman","Dunnish_Pikeman","Dunnish_Pikemen",tf_dunland| tf_randomize_face| tfg_armor| tfg_boots,0,0,fac_dunland,[itm_gundabad_helm_a,itm_dun_helm_c,itm_dun_helm_e,itm_dunland_armor_b,itm_dunland_armor_c,itm_dunland_armor_d,itm_dunland_armor_e,itm_dunland_armor_g,itm_dunland_armor_h,itm_leather_gloves,itm_dunland_wolfboots,itm_dunnish_pike,itm_dun_shield_a,itm_dun_shield_b,],attr_evil_tier_3,wp_tier_3,knows_common|knows_athletics_2|knows_shield_2|knows_power_strike_2|knows_ironflesh_1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veteran_pikeman</text:p>
          </table:table-cell>
          <table:table-cell table:style-name="ce6" office:value-type="string" calcext:value-type="string">
            <text:p>Dunnish_Veteran_Pikeman</text:p>
          </table:table-cell>
          <table:table-cell table:style-name="ce6" office:value-type="string" calcext:value-type="string">
            <text:p>Dunnish_Veteran_Pikemen</text:p>
          </table:table-cell>
          <table:table-cell table:style-name="ce12" office:value-type="string" calcext:value-type="string">
            <text:p>tf_dunland| tf_randomize_face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gundabad_helm_b,itm_dun_helm_c,itm_dun_helm_e,</text:p>
          </table:table-cell>
          <table:table-cell table:style-name="ce18" office:value-type="string" calcext:value-type="string">
            <text:p>itm_dunland_armor_i,itm_dunland_armor_j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pike,</text:p>
          </table:table-cell>
          <table:table-cell table:style-name="ce18" office:value-type="string" calcext:value-type="string">
            <text:p>itm_dun_shield_a,</text:p>
          </table:table-cell>
          <table:table-cell table:style-name="ce18"/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shield_3|knows_power_strike_3|knows_ironflesh_2|knows_athletics_3</text:p>
          </table:table-cell>
          <table:table-cell table:style-name="ce32" office:value-type="string" calcext:value-type="string">
            <text:p>dunland_face1</text:p>
          </table:table-cell>
          <table:table-cell table:style-name="ce32" office:value-type="string" calcext:value-type="string">
            <text:p>dunland_face2</text:p>
          </table:table-cell>
          <table:table-cell table:style-name="ce34"/>
          <table:table-cell table:style-name="ce7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office:value-type="string" office:string-value="[&quot;dunnish_veteran_pikeman&quot;,&quot;Dunnish_Veteran_Pikeman&quot;,&quot;Dunnish_Veteran_Pikemen&quot;,tf_dunland| tf_randomize_face| tfg_armor| tfg_helm| tfg_boots,0,0,fac_dunland,[itm_gundabad_helm_b,itm_dun_helm_c,itm_dun_helm_e,itm_dunland_armor_i,itm_dunland_armor_j,itm_evil_gauntlets_b,itm_dunland_wolfboots,itm_dunnish_pike,itm_dun_shield_a,],attr_evil_tier_4,wp_tier_4,knows_common|knows_shield_3|knows_power_strike_3|knows_ironflesh_2|knows_athletics_3,dunland_face1,dunland_face2]," calcext:value-type="string">
            <text:p>["dunnish_veteran_pikeman","Dunnish_Veteran_Pikeman","Dunnish_Veteran_Pikemen",tf_dunland| tf_randomize_face| tfg_armor| tfg_helm| tfg_boots,0,0,fac_dunland,[itm_gundabad_helm_b,itm_dun_helm_c,itm_dun_helm_e,itm_dunland_armor_i,itm_dunland_armor_j,itm_evil_gauntlets_b,itm_dunland_wolfboots,itm_dunnish_pike,itm_dun_shield_a,],attr_evil_tier_4,wp_tier_4,knows_common|knows_shield_3|knows_power_strike_3|knows_ironflesh_2|knows_athletics_3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raven_rider</text:p>
          </table:table-cell>
          <table:table-cell table:style-name="ce6" office:value-type="string" calcext:value-type="string">
            <text:p>Dunnish_Crebain_Rider</text:p>
          </table:table-cell>
          <table:table-cell table:style-name="ce6" office:value-type="string" calcext:value-type="string">
            <text:p>Dunnish_Crebain_Riders</text:p>
          </table:table-cell>
          <table:table-cell table:style-name="ce12" office:value-type="string" calcext:value-type="string">
            <text:p>tf_dunland| tf_randomize_face| tf_mounted| tfg_armor| tfg_horse| tfg_boots| tfg_range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/>
          <table:table-cell table:style-name="ce18" office:value-type="string" calcext:value-type="string">
            <text:p>itm_dunland_armor_b,itm_dunland_armor_c,itm_dunland_armor_d,itm_dunland_armor_e,itm_dunland_armor_g,itm_dunland_armor_h,</text:p>
          </table:table-cell>
          <table:table-cell table:style-name="ce18"/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antler_axe,itm_dunland_javelin,itm_dunland_javelin,itm_dunland_javelin,itm_dunland_javelin,</text:p>
          </table:table-cell>
          <table:table-cell table:style-name="ce18" office:value-type="string" calcext:value-type="string">
            <text:p>itm_dun_shield_a,itm_dun_shield_b,</text:p>
          </table:table-cell>
          <table:table-cell table:style-name="ce18" office:value-type="string" calcext:value-type="string">
            <text:p>itm_saddle_horse</text:p>
          </table:table-cell>
          <table:table-cell table:style-name="ce29" office:value-type="string" calcext:value-type="string">
            <text:p>attr_evil_tier_2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riding_2|knows_shield_1|knows_power_strike_1|knows_power_throw_4|knows_horse_archery_3</text:p>
          </table:table-cell>
          <table:table-cell table:style-name="ce32" office:value-type="string" calcext:value-type="string">
            <text:p>dunland_face1</text:p>
          </table:table-cell>
          <table:table-cell table:style-name="ce32" office:value-type="string" calcext:value-type="string">
            <text:p>dunland_face2</text:p>
          </table:table-cell>
          <table:table-cell table:style-name="ce34"/>
          <table:table-cell table:style-name="ce7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 office:value-type="string" office:string-value="[&quot;dunnish_raven_rider&quot;,&quot;Dunnish_Crebain_Rider&quot;,&quot;Dunnish_Crebain_Riders&quot;,tf_dunland| tf_randomize_face| tf_mounted| tfg_armor| tfg_horse| tfg_boots| tfg_ranged,0,0,fac_dunland,[itm_dunland_armor_b,itm_dunland_armor_c,itm_dunland_armor_d,itm_dunland_armor_e,itm_dunland_armor_g,itm_dunland_armor_h,itm_dunland_wolfboots,itm_dunnish_antler_axe,itm_dunland_javelin,itm_dunland_javelin,itm_dunland_javelin,itm_dunland_javelin,itm_dun_shield_a,itm_dun_shield_b,itm_saddle_horse],attr_evil_tier_2,wp_tier_3,knows_common|knows_riding_2|knows_shield_1|knows_power_strike_1|knows_power_throw_4|knows_horse_archery_3,dunland_face1,dunland_face2]," calcext:value-type="string">
            <text:p>["dunnish_raven_rider","Dunnish_Crebain_Rider","Dunnish_Crebain_Riders",tf_dunland| tf_randomize_face| tf_mounted| tfg_armor| tfg_horse| tfg_boots| tfg_ranged,0,0,fac_dunland,[itm_dunland_armor_b,itm_dunland_armor_c,itm_dunland_armor_d,itm_dunland_armor_e,itm_dunland_armor_g,itm_dunland_armor_h,itm_dunland_wolfboots,itm_dunnish_antler_axe,itm_dunland_javelin,itm_dunland_javelin,itm_dunland_javelin,itm_dunland_javelin,itm_dun_shield_a,itm_dun_shield_b,itm_saddle_horse],attr_evil_tier_2,wp_tier_3,knows_common|knows_riding_2|knows_shield_1|knows_power_strike_1|knows_power_throw_4|knows_horse_archery_3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vet_warrior</text:p>
          </table:table-cell>
          <table:table-cell table:style-name="ce6" office:value-type="string" calcext:value-type="string">
            <text:p>Dunnish_Veteran_Warrior</text:p>
          </table:table-cell>
          <table:table-cell table:style-name="ce6" office:value-type="string" calcext:value-type="string">
            <text:p>Dunnish_Veteran_Warriors</text:p>
          </table:table-cell>
          <table:table-cell table:style-name="ce12" office:value-type="string" calcext:value-type="string">
            <text:p>tf_dunland| tf_randomize_face| tfg_shield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gundabad_helm_a,itm_dun_helm_b,</text:p>
          </table:table-cell>
          <table:table-cell table:style-name="ce18" office:value-type="string" calcext:value-type="string">
            <text:p>itm_dunland_armor_b,itm_dunland_armor_c,itm_dunland_armor_d,itm_dunland_armor_e,itm_dunland_armor_g,itm_dunland_armor_h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axe,itm_dunnish_war_axe,itm_dunland_javelin,itm_dunland_javelin,itm_dunland_javelin,</text:p>
          </table:table-cell>
          <table:table-cell table:style-name="ce18" office:value-type="string" calcext:value-type="string">
            <text:p>itm_dun_shield_a,</text:p>
          </table:table-cell>
          <table:table-cell table:style-name="ce18"/>
          <table:table-cell table:style-name="ce29" office:value-type="string" calcext:value-type="string">
            <text:p>attr_evil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athletics_2|knows_shield_2|knows_power_strike_2|knows_ironflesh_1|knows_power_throw_3</text:p>
          </table:table-cell>
          <table:table-cell table:style-name="ce32" office:value-type="string" calcext:value-type="string">
            <text:p>dunland_face1</text:p>
          </table:table-cell>
          <table:table-cell table:style-name="ce32" office:value-type="string" calcext:value-type="string">
            <text:p>dunland_face2</text:p>
          </table:table-cell>
          <table:table-cell table:style-name="ce34"/>
          <table:table-cell table:style-name="ce7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office:value-type="string" office:string-value="[&quot;dunnish_vet_warrior&quot;,&quot;Dunnish_Veteran_Warrior&quot;,&quot;Dunnish_Veteran_Warriors&quot;,tf_dunland| tf_randomize_face| tfg_shield| tfg_armor| tfg_boots,0,0,fac_dunland,[itm_gundabad_helm_a,itm_dun_helm_b,itm_dunland_armor_b,itm_dunland_armor_c,itm_dunland_armor_d,itm_dunland_armor_e,itm_dunland_armor_g,itm_dunland_armor_h,itm_leather_gloves,itm_dunland_wolfboots,itm_dunnish_axe,itm_dunnish_war_axe,itm_dunland_javelin,itm_dunland_javelin,itm_dunland_javelin,itm_dun_shield_a,],attr_evil_tier_3,wp_tier_3,knows_common|knows_athletics_2|knows_shield_2|knows_power_strike_2|knows_ironflesh_1|knows_power_throw_3,dunland_face1,dunland_face2]," calcext:value-type="string">
            <text:p>["dunnish_vet_warrior","Dunnish_Veteran_Warrior","Dunnish_Veteran_Warriors",tf_dunland| tf_randomize_face| tfg_shield| tfg_armor| tfg_boots,0,0,fac_dunland,[itm_gundabad_helm_a,itm_dun_helm_b,itm_dunland_armor_b,itm_dunland_armor_c,itm_dunland_armor_d,itm_dunland_armor_e,itm_dunland_armor_g,itm_dunland_armor_h,itm_leather_gloves,itm_dunland_wolfboots,itm_dunnish_axe,itm_dunnish_war_axe,itm_dunland_javelin,itm_dunland_javelin,itm_dunland_javelin,itm_dun_shield_a,],attr_evil_tier_3,wp_tier_3,knows_common|knows_athletics_2|knows_shield_2|knows_power_strike_2|knows_ironflesh_1|knows_power_throw_3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wolf_warrior</text:p>
          </table:table-cell>
          <table:table-cell table:style-name="ce6" office:value-type="string" calcext:value-type="string">
            <text:p>Dunnish_Wolf_Warrior</text:p>
          </table:table-cell>
          <table:table-cell table:style-name="ce6" office:value-type="string" calcext:value-type="string">
            <text:p>Dunnish_Wolf_Warriors</text:p>
          </table:table-cell>
          <table:table-cell table:style-name="ce12" office:value-type="string" calcext:value-type="string">
            <text:p>tf_dunland| tf_randomize_face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dun_helm_a,</text:p>
          </table:table-cell>
          <table:table-cell table:style-name="ce18" office:value-type="string" calcext:value-type="string">
            <text:p>itm_dunland_armor_i,itm_dunland_armor_j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axe,itm_dunnish_war_axe,itm_dunland_javelin,itm_dunland_javelin,itm_dunland_javelin,</text:p>
          </table:table-cell>
          <table:table-cell table:style-name="ce18" office:value-type="string" calcext:value-type="string">
            <text:p>itm_dun_shield_a,itm_dun_helm_a,</text:p>
          </table:table-cell>
          <table:table-cell table:style-name="ce18"/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2|knows_shield_3|knows_power_strike_3|knows_ironflesh_2|knows_power_throw_4</text:p>
          </table:table-cell>
          <table:table-cell table:style-name="ce32" office:value-type="string" calcext:value-type="string">
            <text:p>dunland_face1</text:p>
          </table:table-cell>
          <table:table-cell table:style-name="ce32" office:value-type="string" calcext:value-type="string">
            <text:p>dunland_face2</text:p>
          </table:table-cell>
          <table:table-cell table:style-name="ce34"/>
          <table:table-cell table:style-name="ce7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office:value-type="string" office:string-value="[&quot;dunnish_wolf_warrior&quot;,&quot;Dunnish_Wolf_Warrior&quot;,&quot;Dunnish_Wolf_Warriors&quot;,tf_dunland| tf_randomize_face| tfg_shield| tfg_armor| tfg_helm| tfg_boots,0,0,fac_dunland,[itm_dun_helm_a,itm_dunland_armor_i,itm_dunland_armor_j,itm_evil_gauntlets_b,itm_dunland_wolfboots,itm_dunnish_axe,itm_dunnish_war_axe,itm_dunland_javelin,itm_dunland_javelin,itm_dunland_javelin,itm_dun_shield_a,itm_dun_helm_a,],attr_evil_tier_4,wp_tier_4,knows_common|knows_athletics_2|knows_shield_3|knows_power_strike_3|knows_ironflesh_2|knows_power_throw_4,dunland_face1,dunland_face2]," calcext:value-type="string">
            <text:p>["dunnish_wolf_warrior","Dunnish_Wolf_Warrior","Dunnish_Wolf_Warriors",tf_dunland| tf_randomize_face| tfg_shield| tfg_armor| tfg_helm| tfg_boots,0,0,fac_dunland,[itm_dun_helm_a,itm_dunland_armor_i,itm_dunland_armor_j,itm_evil_gauntlets_b,itm_dunland_wolfboots,itm_dunnish_axe,itm_dunnish_war_axe,itm_dunland_javelin,itm_dunland_javelin,itm_dunland_javelin,itm_dun_shield_a,itm_dun_helm_a,],attr_evil_tier_4,wp_tier_4,knows_common|knows_athletics_2|knows_shield_3|knows_power_strike_3|knows_ironflesh_2|knows_power_throw_4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wolf_guard</text:p>
          </table:table-cell>
          <table:table-cell table:style-name="ce6" office:value-type="string" calcext:value-type="string">
            <text:p>Dunnish_Wolf_Guard</text:p>
          </table:table-cell>
          <table:table-cell table:style-name="ce6" office:value-type="string" calcext:value-type="string">
            <text:p>Dunnish_Wolf_Guards</text:p>
          </table:table-cell>
          <table:table-cell table:style-name="ce12" office:value-type="string" calcext:value-type="string">
            <text:p>tf_dunland| tf_randomize_face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dun_helm_a,itm_dun_helm_b,</text:p>
          </table:table-cell>
          <table:table-cell table:style-name="ce18" office:value-type="string" calcext:value-type="string">
            <text:p>itm_dunland_armor_i,itm_dunland_armor_j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axe,itm_dunnish_war_axe,itm_dunland_javelin,itm_dunland_javelin,itm_dunland_javelin,</text:p>
          </table:table-cell>
          <table:table-cell table:style-name="ce18" office:value-type="string" calcext:value-type="string">
            <text:p>itm_dun_shield_a,</text:p>
          </table:table-cell>
          <table:table-cell table:style-name="ce18"/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3|knows_shield_4|knows_power_strike_4|knows_ironflesh_3|knows_power_throw_6</text:p>
          </table:table-cell>
          <table:table-cell table:style-name="ce32" office:value-type="string" calcext:value-type="string">
            <text:p>dunland_face1</text:p>
          </table:table-cell>
          <table:table-cell table:style-name="ce32" office:value-type="string" calcext:value-type="string">
            <text:p>dunland_face2</text:p>
          </table:table-cell>
          <table:table-cell table:style-name="ce34"/>
          <table:table-cell table:style-name="ce7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office:value-type="string" office:string-value="[&quot;dunnish_wolf_guard&quot;,&quot;Dunnish_Wolf_Guard&quot;,&quot;Dunnish_Wolf_Guards&quot;,tf_dunland| tf_randomize_face| tfg_shield| tfg_armor| tfg_helm| tfg_boots,0,0,fac_dunland,[itm_dun_helm_a,itm_dun_helm_b,itm_dunland_armor_i,itm_dunland_armor_j,itm_evil_gauntlets_b,itm_dunland_wolfboots,itm_dunnish_axe,itm_dunnish_war_axe,itm_dunland_javelin,itm_dunland_javelin,itm_dunland_javelin,itm_dun_shield_a,],attr_evil_tier_5,wp_tier_5,knows_common|knows_athletics_3|knows_shield_4|knows_power_strike_4|knows_ironflesh_3|knows_power_throw_6,dunland_face1,dunland_face2]," calcext:value-type="string">
            <text:p>["dunnish_wolf_guard","Dunnish_Wolf_Guard","Dunnish_Wolf_Guards",tf_dunland| tf_randomize_face| tfg_shield| tfg_armor| tfg_helm| tfg_boots,0,0,fac_dunland,[itm_dun_helm_a,itm_dun_helm_b,itm_dunland_armor_i,itm_dunland_armor_j,itm_evil_gauntlets_b,itm_dunland_wolfboots,itm_dunnish_axe,itm_dunnish_war_axe,itm_dunland_javelin,itm_dunland_javelin,itm_dunland_javelin,itm_dun_shield_a,],attr_evil_tier_5,wp_tier_5,knows_common|knows_athletics_3|knows_shield_4|knows_power_strike_4|knows_ironflesh_3|knows_power_throw_6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chieftan</text:p>
          </table:table-cell>
          <table:table-cell table:number-columns-repeated="2" table:style-name="ce6" office:value-type="string" calcext:value-type="string">
            <text:p>Dunnish_Raven_Rider</text:p>
          </table:table-cell>
          <table:table-cell table:style-name="ce12" office:value-type="string" calcext:value-type="string">
            <text:p>tf_dunland| tf_randomize_face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dun_helm_c,itm_dun_helm_e,</text:p>
          </table:table-cell>
          <table:table-cell table:style-name="ce18" office:value-type="string" calcext:value-type="string">
            <text:p>itm_dunland_armor_i,itm_dunland_armor_j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antler_axe,itm_twohand_wood_club,itm_dunland_javelin,itm_dunland_javelin,itm_dunland_javelin,itm_dunland_javelin,</text:p>
          </table:table-cell>
          <table:table-cell table:style-name="ce18" office:value-type="string" calcext:value-type="string">
            <text:p>itm_dun_shield_a,itm_dun_shield_b,</text:p>
          </table:table-cell>
          <table:table-cell table:style-name="ce18" office:value-type="string" calcext:value-type="string">
            <text:p>itm_hunter</text:p>
          </table:table-cell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riding_5|knows_shield_2|knows_power_strike_3|knows_power_throw_6|knows_horse_archery_6</text:p>
          </table:table-cell>
          <table:table-cell table:style-name="ce32" office:value-type="string" calcext:value-type="string">
            <text:p>dunland_face1</text:p>
          </table:table-cell>
          <table:table-cell table:style-name="ce32" office:value-type="string" calcext:value-type="string">
            <text:p>dunland_face2</text:p>
          </table:table-cell>
          <table:table-cell table:style-name="ce34"/>
          <table:table-cell table:style-name="ce7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office:value-type="string" office:string-value="[&quot;dunnish_chieftan&quot;,&quot;Dunnish_Raven_Rider&quot;,&quot;Dunnish_Raven_Rider&quot;,tf_dunland| tf_randomize_face| tfg_shield| tfg_armor| tfg_helm| tfg_boots,0,0,fac_dunland,[itm_dun_helm_c,itm_dun_helm_e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" calcext:value-type="string">
            <text:p>["dunnish_chieftan","Dunnish_Raven_Rider","Dunnish_Raven_Rider",tf_dunland| tf_randomize_face| tfg_shield| tfg_armor| tfg_helm| tfg_boots,0,0,fac_dunland,[itm_dun_helm_c,itm_dun_helm_e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</text:p>
          </table:table-cell>
          <table:table-cell table:number-columns-repeated="1003"/>
        </table:table-row>
        <table:table-row table:style-name="ro3">
          <table:table-cell table:style-name="ce7" table:number-columns-repeated="21"/>
          <table:table-cell table:number-columns-repeated="1003"/>
        </table:table-row>
        <table:table-row table:style-name="ro3">
          <table:table-cell table:style-name="ce5" office:value-type="string" calcext:value-type="string">
            <text:p>EASTERLINGS #KHAND</text:p>
          </table:table-cell>
          <table:table-cell table:style-name="ce7" table:number-columns-repeated="19"/>
          <table:table-cell table:style-name="ce7" table:formula="of:=IF(AND([.A282]&lt;&gt;&quot;&quot;;[.B282]&lt;&gt;&quot;&quot;);CONCATENATE([Variables.$I$1];[Variables.$I$7];[.A282];[Variables.$I$7];[Variables.$I$6];[Variables.$I$7];[.B282];[Variables.$I$7];[Variables.$I$6];[Variables.$I$7];[.C282];[Variables.$I$7];[Variables.$I$6];[.D282];[Variables.$I$6];[.E282];[Variables.$I$6];[.F282];[Variables.$I$6];[.G282];[Variables.$I$6];[Variables.$I$1];[.H282];[.I282];[.J282];[.K282];[.L282];[.M282];[.N282];[Variables.$I$2];[Variables.$I$6];[.O282];[Variables.$I$6];[.P282];[Variables.$I$6];[.Q282];[Variables.$I$6];[.R282];[Variables.$I$6];[.S282];IF([.T282]&lt;&gt;&quot;&quot;;CONCATENATE([Variables.$I$6];[.T282]);&quot;&quot;);[Variables.$I$2];[Variables.$I$6]);IF([.A282]&lt;&gt;&quot;&quot;;CONCATENATE(&quot;#&quot;;[.A282]);&quot;&quot;))" office:value-type="string" office:string-value="#EASTERLINGS #KHAND" calcext:value-type="string">
            <text:p>#EASTERLINGS #KHAN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youth</text:p>
          </table:table-cell>
          <table:table-cell table:style-name="ce6" office:value-type="string" calcext:value-type="string">
            <text:p>Variag_Bondsman</text:p>
          </table:table-cell>
          <table:table-cell table:style-name="ce6" office:value-type="string" calcext:value-type="string">
            <text:p>Variag_Bondsmen</text:p>
          </table:table-cell>
          <table:table-cell table:style-name="ce12" office:value-type="string" calcext:value-type="string">
            <text:p>tf_evil_man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22"/>
          <table:table-cell table:style-name="ce18" office:value-type="string" calcext:value-type="string">
            <text:p>itm_khand_light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spear,</text:p>
          </table:table-cell>
          <table:table-cell table:style-name="ce18" office:value-type="string" calcext:value-type="string">
            <text:p>itm_khand_mace1,</text:p>
          </table:table-cell>
          <table:table-cell table:style-name="ce18"/>
          <table:table-cell table:style-name="ce29" office:value-type="string" calcext:value-type="string">
            <text:p>attr_evil_tier_1</text:p>
          </table:table-cell>
          <table:table-cell table:style-name="ce29" office:value-type="string" calcext:value-type="string">
            <text:p>wp_tier_1</text:p>
          </table:table-cell>
          <table:table-cell table:style-name="ce29" office:value-type="string" calcext:value-type="string">
            <text:p>knows_common|knows_athletics_1</text:p>
          </table:table-cell>
          <table:table-cell table:style-name="ce32" office:value-type="string" calcext:value-type="string">
            <text:p>khand_man1</text:p>
          </table:table-cell>
          <table:table-cell table:style-name="ce32" office:value-type="string" calcext:value-type="string">
            <text:p>khand_man2</text:p>
          </table:table-cell>
          <table:table-cell table:style-name="ce34"/>
          <table:table-cell table:style-name="ce7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office:value-type="string" office:string-value="[&quot;easterling_youth&quot;,&quot;Variag_Bondsman&quot;,&quot;Variag_Bondsmen&quot;,tf_evil_man| tfg_armor| tfg_boots,0,0,fac_khand,[itm_khand_light,itm_leather_boots,itm_spear,itm_khand_mace1,],attr_evil_tier_1,wp_tier_1,knows_common|knows_athletics_1,khand_man1,khand_man2]," calcext:value-type="string">
            <text:p>["easterling_youth","Variag_Bondsman","Variag_Bondsmen",tf_evil_man| tfg_armor| tfg_boots,0,0,fac_khand,[itm_khand_light,itm_leather_boots,itm_spear,itm_khand_mace1,],attr_evil_tier_1,wp_tier_1,knows_common|knows_athletics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warrior</text:p>
          </table:table-cell>
          <table:table-cell table:style-name="ce6" office:value-type="string" calcext:value-type="string">
            <text:p>Warrior_of_Khand</text:p>
          </table:table-cell>
          <table:table-cell table:style-name="ce6" office:value-type="string" calcext:value-type="string">
            <text:p>Warriors_of_Khand</text:p>
          </table:table-cell>
          <table:table-cell table:style-name="ce12" office:value-type="string" calcext:value-type="string">
            <text:p>tf_evil_man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a2,</text:p>
          </table:table-cell>
          <table:table-cell table:style-name="ce18" office:value-type="string" calcext:value-type="string">
            <text:p>itm_khand_light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khand_voulge,itm_spear,</text:p>
          </table:table-cell>
          <table:table-cell table:style-name="ce18" office:value-type="string" calcext:value-type="string">
            <text:p>itm_khand_tulwar,itm_khand_mace1,itm_tab_shield_small_round_b,</text:p>
          </table:table-cell>
          <table:table-cell table:style-name="ce18"/>
          <table:table-cell table:style-name="ce29" office:value-type="string" calcext:value-type="string">
            <text:p>attr_evil_tier_2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common|knows_athletics_1|knows_shield_1|knows_power_strike_2</text:p>
          </table:table-cell>
          <table:table-cell table:style-name="ce32" office:value-type="string" calcext:value-type="string">
            <text:p>khand_man1</text:p>
          </table:table-cell>
          <table:table-cell table:style-name="ce32" office:value-type="string" calcext:value-type="string">
            <text:p>khand_man2</text:p>
          </table:table-cell>
          <table:table-cell table:style-name="ce34"/>
          <table:table-cell table:style-name="ce7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office:value-type="string" office:string-value="[&quot;easterling_warrior&quot;,&quot;Warrior_of_Khand&quot;,&quot;Warriors_of_Khand&quot;,tf_evil_man| tfg_armor| tfg_boots,0,0,fac_khand,[itm_khand_helmet_a2,itm_khand_light,itm_leather_boots,itm_khand_voulge,itm_spear,itm_khand_tulwar,itm_khand_mace1,itm_tab_shield_small_round_b,],attr_evil_tier_2,wp_tier_2,knows_common|knows_athletics_1|knows_shield_1|knows_power_strike_2,khand_man1,khand_man2]," calcext:value-type="string">
            <text:p>["easterling_warrior","Warrior_of_Khand","Warriors_of_Khand",tf_evil_man| tfg_armor| tfg_boots,0,0,fac_khand,[itm_khand_helmet_a2,itm_khand_light,itm_leather_boots,itm_khand_voulge,itm_spear,itm_khand_tulwar,itm_khand_mace1,itm_tab_shield_small_round_b,],attr_evil_tier_2,wp_tier_2,knows_common|knows_athletics_1|knows_shield_1|knows_power_strike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axeman</text:p>
          </table:table-cell>
          <table:table-cell table:style-name="ce6" office:value-type="string" calcext:value-type="string">
            <text:p>Variag_Axeman</text:p>
          </table:table-cell>
          <table:table-cell table:style-name="ce6" office:value-type="string" calcext:value-type="string">
            <text:p>Variag_Axemen</text:p>
          </table:table-cell>
          <table:table-cell table:style-name="ce12" office:value-type="string" calcext:value-type="string">
            <text:p>tf_evil_man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a2,</text:p>
          </table:table-cell>
          <table:table-cell table:style-name="ce18" office:value-type="string" calcext:value-type="string">
            <text:p>itm_khand_foot_lam_c,</text:p>
          </table:table-cell>
          <table:table-cell table:style-name="ce18" table:number-columns-repeated="2"/>
          <table:table-cell table:style-name="ce18" office:value-type="string" calcext:value-type="string">
            <text:p>itm_khand_axe_winged,</text:p>
          </table:table-cell>
          <table:table-cell table:style-name="ce18" table:number-columns-repeated="2"/>
          <table:table-cell table:style-name="ce29" office:value-type="string" calcext:value-type="string">
            <text:p>attr_evil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athletics_2|knows_shield_1|knows_power_strike_3|knows_ironflesh_1</text:p>
          </table:table-cell>
          <table:table-cell table:style-name="ce32" office:value-type="string" calcext:value-type="string">
            <text:p>khand_man1</text:p>
          </table:table-cell>
          <table:table-cell table:style-name="ce32" office:value-type="string" calcext:value-type="string">
            <text:p>khand_man2</text:p>
          </table:table-cell>
          <table:table-cell table:style-name="ce34"/>
          <table:table-cell table:style-name="ce7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 office:value-type="string" office:string-value="[&quot;easterling_axeman&quot;,&quot;Variag_Axeman&quot;,&quot;Variag_Axemen&quot;,tf_evil_man| tfg_armor| tfg_helm| tfg_boots,0,0,fac_khand,[itm_khand_helmet_a2,itm_khand_foot_lam_c,itm_khand_axe_winged,],attr_evil_tier_3,wp_tier_3,knows_common|knows_athletics_2|knows_shield_1|knows_power_strike_3|knows_ironflesh_1,khand_man1,khand_man2]," calcext:value-type="string">
            <text:p>["easterling_axeman","Variag_Axeman","Variag_Axemen",tf_evil_man| tfg_armor| tfg_helm| tfg_boots,0,0,fac_khand,[itm_khand_helmet_a2,itm_khand_foot_lam_c,itm_khand_axe_winged,],attr_evil_tier_3,wp_tier_3,knows_common|knows_athletics_2|knows_shield_1|knows_power_strike_3|knows_ironflesh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veteran_axeman</text:p>
          </table:table-cell>
          <table:table-cell table:style-name="ce6" office:value-type="string" calcext:value-type="string">
            <text:p>Variag_Veteran_Axeman</text:p>
          </table:table-cell>
          <table:table-cell table:style-name="ce6" office:value-type="string" calcext:value-type="string">
            <text:p>Variag_Veteran_Axemen</text:p>
          </table:table-cell>
          <table:table-cell table:style-name="ce12" office:value-type="string" calcext:value-type="string">
            <text:p>tf_evil_m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c3,itm_khand_helmet_c4,</text:p>
          </table:table-cell>
          <table:table-cell table:style-name="ce18" office:value-type="string" calcext:value-type="string">
            <text:p>itm_khand_foot_lam_b,</text:p>
          </table:table-cell>
          <table:table-cell table:style-name="ce18"/>
          <table:table-cell table:style-name="ce18" office:value-type="string" calcext:value-type="string">
            <text:p>itm_variag_greaves,</text:p>
          </table:table-cell>
          <table:table-cell table:style-name="ce18" office:value-type="string" calcext:value-type="string">
            <text:p>itm_khand_axe_winged,</text:p>
          </table:table-cell>
          <table:table-cell table:style-name="ce18" table:number-columns-repeated="2"/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2|knows_shield_2|knows_power_strike_4|knows_ironflesh_2</text:p>
          </table:table-cell>
          <table:table-cell table:style-name="ce32" office:value-type="string" calcext:value-type="string">
            <text:p>khand_man1</text:p>
          </table:table-cell>
          <table:table-cell table:style-name="ce32" office:value-type="string" calcext:value-type="string">
            <text:p>khand_man2</text:p>
          </table:table-cell>
          <table:table-cell table:style-name="ce34"/>
          <table:table-cell table:style-name="ce7" table:formula="of:=IF(AND([.A286]&lt;&gt;&quot;&quot;;[.B286]&lt;&gt;&quot;&quot;);CONCATENATE([Variables.$I$1];[Variables.$I$7];[.A286];[Variables.$I$7];[Variables.$I$6];[Variables.$I$7];[.B286];[Variables.$I$7];[Variables.$I$6];[Variables.$I$7];[.C286];[Variables.$I$7];[Variables.$I$6];[.D286];[Variables.$I$6];[.E286];[Variables.$I$6];[.F286];[Variables.$I$6];[.G286];[Variables.$I$6];[Variables.$I$1];[.H286];[.I286];[.J286];[.K286];[.L286];[.M286];[.N286];[Variables.$I$2];[Variables.$I$6];[.O286];[Variables.$I$6];[.P286];[Variables.$I$6];[.Q286];[Variables.$I$6];[.R286];[Variables.$I$6];[.S286];IF([.T286]&lt;&gt;&quot;&quot;;CONCATENATE([Variables.$I$6];[.T286]);&quot;&quot;);[Variables.$I$2];[Variables.$I$6]);IF([.A286]&lt;&gt;&quot;&quot;;CONCATENATE(&quot;#&quot;;[.A286]);&quot;&quot;))" office:value-type="string" office:string-value="[&quot;easterling_veteran_axeman&quot;,&quot;Variag_Veteran_Axeman&quot;,&quot;Variag_Veteran_Axemen&quot;,tf_evil_man| tfg_shield| tfg_armor| tfg_helm| tfg_boots,0,0,fac_khand,[itm_khand_helmet_c3,itm_khand_helmet_c4,itm_khand_foot_lam_b,itm_variag_greaves,itm_khand_axe_winged,],attr_evil_tier_4,wp_tier_4,knows_common|knows_athletics_2|knows_shield_2|knows_power_strike_4|knows_ironflesh_2,khand_man1,khand_man2]," calcext:value-type="string">
            <text:p>["easterling_veteran_axeman","Variag_Veteran_Axeman","Variag_Veteran_Axemen",tf_evil_man| tfg_shield| tfg_armor| tfg_helm| tfg_boots,0,0,fac_khand,[itm_khand_helmet_c3,itm_khand_helmet_c4,itm_khand_foot_lam_b,itm_variag_greaves,itm_khand_axe_winged,],attr_evil_tier_4,wp_tier_4,knows_common|knows_athletics_2|knows_shield_2|knows_power_strike_4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axe_master</text:p>
          </table:table-cell>
          <table:table-cell table:style-name="ce6" office:value-type="string" calcext:value-type="string">
            <text:p>Variag_Axe_Master</text:p>
          </table:table-cell>
          <table:table-cell table:style-name="ce6" office:value-type="string" calcext:value-type="string">
            <text:p>Variag_Axe_Masters</text:p>
          </table:table-cell>
          <table:table-cell table:style-name="ce12" office:value-type="string" calcext:value-type="string">
            <text:p>tf_evil_m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c3,itm_khand_helmet_c4,</text:p>
          </table:table-cell>
          <table:table-cell table:style-name="ce18" office:value-type="string" calcext:value-type="string">
            <text:p>itm_khand_foot_lam_a,</text:p>
          </table:table-cell>
          <table:table-cell table:style-name="ce18"/>
          <table:table-cell table:style-name="ce18" office:value-type="string" calcext:value-type="string">
            <text:p>itm_variag_greaves,</text:p>
          </table:table-cell>
          <table:table-cell table:style-name="ce18" office:value-type="string" calcext:value-type="string">
            <text:p>itm_khand_axe_great,</text:p>
          </table:table-cell>
          <table:table-cell table:style-name="ce18" table:number-columns-repeated="2"/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3|knows_shield_2|knows_power_strike_5|knows_ironflesh_3</text:p>
          </table:table-cell>
          <table:table-cell table:style-name="ce32" office:value-type="string" calcext:value-type="string">
            <text:p>khand_man1</text:p>
          </table:table-cell>
          <table:table-cell table:style-name="ce32" office:value-type="string" calcext:value-type="string">
            <text:p>khand_man2</text:p>
          </table:table-cell>
          <table:table-cell table:style-name="ce34"/>
          <table:table-cell table:style-name="ce7" table:formula="of:=IF(AND([.A287]&lt;&gt;&quot;&quot;;[.B287]&lt;&gt;&quot;&quot;);CONCATENATE([Variables.$I$1];[Variables.$I$7];[.A287];[Variables.$I$7];[Variables.$I$6];[Variables.$I$7];[.B287];[Variables.$I$7];[Variables.$I$6];[Variables.$I$7];[.C287];[Variables.$I$7];[Variables.$I$6];[.D287];[Variables.$I$6];[.E287];[Variables.$I$6];[.F287];[Variables.$I$6];[.G287];[Variables.$I$6];[Variables.$I$1];[.H287];[.I287];[.J287];[.K287];[.L287];[.M287];[.N287];[Variables.$I$2];[Variables.$I$6];[.O287];[Variables.$I$6];[.P287];[Variables.$I$6];[.Q287];[Variables.$I$6];[.R287];[Variables.$I$6];[.S287];IF([.T287]&lt;&gt;&quot;&quot;;CONCATENATE([Variables.$I$6];[.T287]);&quot;&quot;);[Variables.$I$2];[Variables.$I$6]);IF([.A287]&lt;&gt;&quot;&quot;;CONCATENATE(&quot;#&quot;;[.A287]);&quot;&quot;))" office:value-type="string" office:string-value="[&quot;easterling_axe_master&quot;,&quot;Variag_Axe_Master&quot;,&quot;Variag_Axe_Masters&quot;,tf_evil_man| tfg_shield| tfg_armor| tfg_helm| tfg_boots,0,0,fac_khand,[itm_khand_helmet_c3,itm_khand_helmet_c4,itm_khand_foot_lam_a,itm_variag_greaves,itm_khand_axe_great,],attr_evil_tier_5,wp_tier_5,knows_common|knows_athletics_3|knows_shield_2|knows_power_strike_5|knows_ironflesh_3,khand_man1,khand_man2]," calcext:value-type="string">
            <text:p>["easterling_axe_master","Variag_Axe_Master","Variag_Axe_Masters",tf_evil_man| tfg_shield| tfg_armor| tfg_helm| tfg_boots,0,0,fac_khand,[itm_khand_helmet_c3,itm_khand_helmet_c4,itm_khand_foot_lam_a,itm_variag_greaves,itm_khand_axe_great,],attr_evil_tier_5,wp_tier_5,knows_common|knows_athletics_3|knows_shield_2|knows_power_strike_5|knows_ironflesh_3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rider</text:p>
          </table:table-cell>
          <table:table-cell table:style-name="ce6" office:value-type="string" calcext:value-type="string">
            <text:p>Variag_Pony_Rider</text:p>
          </table:table-cell>
          <table:table-cell table:style-name="ce6" office:value-type="string" calcext:value-type="string">
            <text:p>Variag_Pony_Riders</text:p>
          </table:table-cell>
          <table:table-cell table:style-name="ce12" office:value-type="string" calcext:value-type="string">
            <text:p>tf_evil_man| tf_mounted| tfg_armor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/>
          <table:table-cell table:style-name="ce18" office:value-type="string" calcext:value-type="string">
            <text:p>itm_khand_light_lam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/>
          <table:table-cell table:style-name="ce27" office:value-type="string" calcext:value-type="string">
            <text:p>itm_khand_tulwar,itm_khand_mace1,</text:p>
          </table:table-cell>
          <table:table-cell table:style-name="ce18" office:value-type="string" calcext:value-type="string">
            <text:p>itm_variag_pony,</text:p>
          </table:table-cell>
          <table:table-cell table:style-name="ce29" office:value-type="string" calcext:value-type="string">
            <text:p>attr_evil_tier_2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common|knows_riding_2|knows_shield_1|knows_power_strike_1</text:p>
          </table:table-cell>
          <table:table-cell table:style-name="ce32" office:value-type="string" calcext:value-type="string">
            <text:p>khand_man1</text:p>
          </table:table-cell>
          <table:table-cell table:style-name="ce32" office:value-type="string" calcext:value-type="string">
            <text:p>khand_man2</text:p>
          </table:table-cell>
          <table:table-cell table:style-name="ce34"/>
          <table:table-cell table:style-name="ce7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office:value-type="string" office:string-value="[&quot;easterling_rider&quot;,&quot;Variag_Pony_Rider&quot;,&quot;Variag_Pony_Riders&quot;,tf_evil_man| tf_mounted| tfg_armor| tfg_horse| tfg_boots,0,0,fac_khand,[itm_khand_light_lam,itm_leather_boots,itm_khand_tulwar,itm_khand_mace1,itm_variag_pony,],attr_evil_tier_2,wp_tier_2,knows_common|knows_riding_2|knows_shield_1|knows_power_strike_1,khand_man1,khand_man2]," calcext:value-type="string">
            <text:p>["easterling_rider","Variag_Pony_Rider","Variag_Pony_Riders",tf_evil_man| tf_mounted| tfg_armor| tfg_horse| tfg_boots,0,0,fac_khand,[itm_khand_light_lam,itm_leather_boots,itm_khand_tulwar,itm_khand_mace1,itm_variag_pony,],attr_evil_tier_2,wp_tier_2,knows_common|knows_riding_2|knows_shield_1|knows_power_strike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horseman</text:p>
          </table:table-cell>
          <table:table-cell table:style-name="ce6" office:value-type="string" calcext:value-type="string">
            <text:p>Variag_Horseman</text:p>
          </table:table-cell>
          <table:table-cell table:style-name="ce6" office:value-type="string" calcext:value-type="string">
            <text:p>Variag_Horsemen</text:p>
          </table:table-cell>
          <table:table-cell table:style-name="ce12" office:value-type="string" calcext:value-type="string">
            <text:p>tf_evil_man| tf_mounted| tfg_armor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a2,itm_khand_helmet_a3,itm_khand_helmet_b3,</text:p>
          </table:table-cell>
          <table:table-cell table:style-name="ce18" office:value-type="string" calcext:value-type="string">
            <text:p>itm_khand_med_lam_b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khand_tulwar,itm_khand_mace1,</text:p>
          </table:table-cell>
          <table:table-cell table:style-name="ce18" office:value-type="string" calcext:value-type="string">
            <text:p>itm_easterling_round_horseman,</text:p>
          </table:table-cell>
          <table:table-cell table:style-name="ce18" office:value-type="string" calcext:value-type="string">
            <text:p>itm_variag_pony,</text:p>
          </table:table-cell>
          <table:table-cell table:style-name="ce29" office:value-type="string" calcext:value-type="string">
            <text:p>attr_evil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riding_2|knows_shield_1|knows_power_strike_2</text:p>
          </table:table-cell>
          <table:table-cell table:style-name="ce32" office:value-type="string" calcext:value-type="string">
            <text:p>khand_man1</text:p>
          </table:table-cell>
          <table:table-cell table:style-name="ce32" office:value-type="string" calcext:value-type="string">
            <text:p>khand_man2</text:p>
          </table:table-cell>
          <table:table-cell table:style-name="ce34"/>
          <table:table-cell table:style-name="ce7" table:formula="of:=IF(AND([.A289]&lt;&gt;&quot;&quot;;[.B289]&lt;&gt;&quot;&quot;);CONCATENATE([Variables.$I$1];[Variables.$I$7];[.A289];[Variables.$I$7];[Variables.$I$6];[Variables.$I$7];[.B289];[Variables.$I$7];[Variables.$I$6];[Variables.$I$7];[.C289];[Variables.$I$7];[Variables.$I$6];[.D289];[Variables.$I$6];[.E289];[Variables.$I$6];[.F289];[Variables.$I$6];[.G289];[Variables.$I$6];[Variables.$I$1];[.H289];[.I289];[.J289];[.K289];[.L289];[.M289];[.N289];[Variables.$I$2];[Variables.$I$6];[.O289];[Variables.$I$6];[.P289];[Variables.$I$6];[.Q289];[Variables.$I$6];[.R289];[Variables.$I$6];[.S289];IF([.T289]&lt;&gt;&quot;&quot;;CONCATENATE([Variables.$I$6];[.T289]);&quot;&quot;);[Variables.$I$2];[Variables.$I$6]);IF([.A289]&lt;&gt;&quot;&quot;;CONCATENATE(&quot;#&quot;;[.A289]);&quot;&quot;))" office:value-type="string" office:string-value="[&quot;easterling_horseman&quot;,&quot;Variag_Horseman&quot;,&quot;Variag_Horsemen&quot;,tf_evil_man| tf_mounted| tfg_armor| tfg_horse| tfg_boots,0,0,fac_khand,[itm_khand_helmet_a2,itm_khand_helmet_a3,itm_khand_helmet_b3,itm_khand_med_lam_b,itm_leather_gloves,itm_leather_boots,itm_khand_tulwar,itm_khand_mace1,itm_easterling_round_horseman,itm_variag_pony,],attr_evil_tier_3,wp_tier_3,knows_common|knows_riding_2|knows_shield_1|knows_power_strike_2,khand_man1,khand_man2]," calcext:value-type="string">
            <text:p>["easterling_horseman","Variag_Horseman","Variag_Horsemen",tf_evil_man| tf_mounted| tfg_armor| tfg_horse| tfg_boots,0,0,fac_khand,[itm_khand_helmet_a2,itm_khand_helmet_a3,itm_khand_helmet_b3,itm_khand_med_lam_b,itm_leather_gloves,itm_leather_boots,itm_khand_tulwar,itm_khand_mace1,itm_easterling_round_horseman,itm_variag_pony,],attr_evil_tier_3,wp_tier_3,knows_common|knows_riding_2|knows_shield_1|knows_power_strike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veteran_horseman</text:p>
          </table:table-cell>
          <table:table-cell table:style-name="ce6" office:value-type="string" calcext:value-type="string">
            <text:p>Variag_Heavy_Horseman</text:p>
          </table:table-cell>
          <table:table-cell table:style-name="ce6" office:value-type="string" calcext:value-type="string">
            <text:p>Variag_Heavy_Horsemen</text:p>
          </table:table-cell>
          <table:table-cell table:style-name="ce12" office:value-type="string" calcext:value-type="string">
            <text:p>tf_evil_man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a2,itm_khand_helmet_a3,itm_khand_helmet_b3,</text:p>
          </table:table-cell>
          <table:table-cell table:style-name="ce18" office:value-type="string" calcext:value-type="string">
            <text:p>itm_khand_med_lam_c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variag_greaves,</text:p>
          </table:table-cell>
          <table:table-cell table:style-name="ce18" office:value-type="string" calcext:value-type="string">
            <text:p>itm_khand_tulwar,itm_khand_mace1,itm_khand_mace2,</text:p>
          </table:table-cell>
          <table:table-cell table:style-name="ce18" office:value-type="string" calcext:value-type="string">
            <text:p>itm_easterling_round_horseman,</text:p>
          </table:table-cell>
          <table:table-cell table:style-name="ce18" office:value-type="string" calcext:value-type="string">
            <text:p>itm_variag_pony,</text:p>
          </table:table-cell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riding_5|knows_shield_3|knows_power_strike_2|knows_ironflesh_2</text:p>
          </table:table-cell>
          <table:table-cell table:style-name="ce32" office:value-type="string" calcext:value-type="string">
            <text:p>khand_man1</text:p>
          </table:table-cell>
          <table:table-cell table:style-name="ce32" office:value-type="string" calcext:value-type="string">
            <text:p>khand_man2</text:p>
          </table:table-cell>
          <table:table-cell table:style-name="ce34"/>
          <table:table-cell table:style-name="ce7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office:value-type="string" office:string-value="[&quot;easterling_veteran_horseman&quot;,&quot;Variag_Heavy_Horseman&quot;,&quot;Variag_Heavy_Horsemen&quot;,tf_evil_man| tf_mounted| tfg_shield| tfg_armor| tfg_helm| tfg_horse| tfg_boots,0,0,fac_khand,[itm_khand_helmet_a2,itm_khand_helmet_a3,itm_khand_helmet_b3,itm_khand_med_lam_c,itm_mail_mittens,itm_variag_greaves,itm_khand_tulwar,itm_khand_mace1,itm_khand_mace2,itm_easterling_round_horseman,itm_variag_pony,],attr_evil_tier_4,wp_tier_4,knows_common|knows_riding_5|knows_shield_3|knows_power_strike_2|knows_ironflesh_2,khand_man1,khand_man2]," calcext:value-type="string">
            <text:p>["easterling_veteran_horseman","Variag_Heavy_Horseman","Variag_Heavy_Horsemen",tf_evil_man| tf_mounted| tfg_shield| tfg_armor| tfg_helm| tfg_horse| tfg_boots,0,0,fac_khand,[itm_khand_helmet_a2,itm_khand_helmet_a3,itm_khand_helmet_b3,itm_khand_med_lam_c,itm_mail_mittens,itm_variag_greaves,itm_khand_tulwar,itm_khand_mace1,itm_khand_mace2,itm_easterling_round_horseman,itm_variag_pony,],attr_evil_tier_4,wp_tier_4,knows_common|knows_riding_5|knows_shield_3|knows_power_strike_2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horsemaster</text:p>
          </table:table-cell>
          <table:table-cell table:style-name="ce6" office:value-type="string" calcext:value-type="string">
            <text:p>Variag_Kataphrakt</text:p>
          </table:table-cell>
          <table:table-cell table:style-name="ce6" office:value-type="string" calcext:value-type="string">
            <text:p>Variag_Kataphrakts</text:p>
          </table:table-cell>
          <table:table-cell table:style-name="ce12" office:value-type="string" calcext:value-type="string">
            <text:p>tf_evil_man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a1,itm_khand_helmet_b4,itm_khand_helmet_d2,</text:p>
          </table:table-cell>
          <table:table-cell table:style-name="ce18" office:value-type="string" calcext:value-type="string">
            <text:p>itm_khand_med_lam_d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variag_greaves,</text:p>
          </table:table-cell>
          <table:table-cell table:style-name="ce18" office:value-type="string" calcext:value-type="string">
            <text:p>itm_khand_tulwar,itm_khand_lance,</text:p>
          </table:table-cell>
          <table:table-cell table:style-name="ce18" office:value-type="string" calcext:value-type="string">
            <text:p>itm_easterling_round_horseman,</text:p>
          </table:table-cell>
          <table:table-cell table:style-name="ce18" office:value-type="string" calcext:value-type="string">
            <text:p>itm_variag_kataphrakt,</text:p>
          </table:table-cell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riding_5|knows_shield_3|knows_power_strike_4|knows_ironflesh_2</text:p>
          </table:table-cell>
          <table:table-cell table:style-name="ce32" office:value-type="string" calcext:value-type="string">
            <text:p>khand_man1</text:p>
          </table:table-cell>
          <table:table-cell table:style-name="ce32" office:value-type="string" calcext:value-type="string">
            <text:p>khand_man2</text:p>
          </table:table-cell>
          <table:table-cell table:style-name="ce34"/>
          <table:table-cell table:style-name="ce7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office:value-type="string" office:string-value="[&quot;easterling_horsemaster&quot;,&quot;Variag_Kataphrakt&quot;,&quot;Variag_Kataphrakts&quot;,tf_evil_man| tf_mounted| tfg_shield| tfg_armor| tfg_helm| tfg_horse| tfg_boots,0,0,fac_khand,[itm_khand_helmet_a1,itm_khand_helmet_b4,itm_khand_helmet_d2,itm_khand_med_lam_d,itm_mail_mittens,itm_variag_greaves,itm_khand_tulwar,itm_khand_lance,itm_easterling_round_horseman,itm_variag_kataphrakt,],attr_evil_tier_5,wp_tier_5,knows_common|knows_riding_5|knows_shield_3|knows_power_strike_4|knows_ironflesh_2,khand_man1,khand_man2]," calcext:value-type="string">
            <text:p>["easterling_horsemaster","Variag_Kataphrakt","Variag_Kataphrakts",tf_evil_man| tf_mounted| tfg_shield| tfg_armor| tfg_helm| tfg_horse| tfg_boots,0,0,fac_khand,[itm_khand_helmet_a1,itm_khand_helmet_b4,itm_khand_helmet_d2,itm_khand_med_lam_d,itm_mail_mittens,itm_variag_greaves,itm_khand_tulwar,itm_khand_lance,itm_easterling_round_horseman,itm_variag_kataphrakt,],attr_evil_tier_5,wp_tier_5,knows_common|knows_riding_5|knows_shield_3|knows_power_strike_4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lance_kataphract</text:p>
          </table:table-cell>
          <table:table-cell table:style-name="ce6" office:value-type="string" calcext:value-type="string">
            <text:p>Variag_Lance_Kataphrakt</text:p>
          </table:table-cell>
          <table:table-cell table:style-name="ce6" office:value-type="string" calcext:value-type="string">
            <text:p>Variag_Lance_Kataphrakts</text:p>
          </table:table-cell>
          <table:table-cell table:style-name="ce12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b2,itm_khand_helmet_d1,itm_khand_helmet_d3,</text:p>
          </table:table-cell>
          <table:table-cell table:style-name="ce18" office:value-type="string" calcext:value-type="string">
            <text:p>itm_khand_heavy_lam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variag_greaves,</text:p>
          </table:table-cell>
          <table:table-cell table:style-name="ce18" office:value-type="string" calcext:value-type="string">
            <text:p>itm_khand_lance,</text:p>
          </table:table-cell>
          <table:table-cell table:style-name="ce18"/>
          <table:table-cell table:style-name="ce18" office:value-type="string" calcext:value-type="string">
            <text:p>itm_variag_kataphrakt,</text:p>
          </table:table-cell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riding_5|knows_shield_3|knows_power_strike_4|knows_ironflesh_2</text:p>
          </table:table-cell>
          <table:table-cell table:style-name="ce32" office:value-type="string" calcext:value-type="string">
            <text:p>khand_man1</text:p>
          </table:table-cell>
          <table:table-cell table:style-name="ce32" office:value-type="string" calcext:value-type="string">
            <text:p>khand_man2</text:p>
          </table:table-cell>
          <table:table-cell table:style-name="ce34"/>
          <table:table-cell table:style-name="ce7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office:value-type="string" office:string-value="[&quot;easterling_lance_kataphract&quot;,&quot;Variag_Lance_Kataphrakt&quot;,&quot;Variag_Lance_Kataphrakts&quot;,tf_evil_man| tf_mounted| tfg_gloves| tfg_shield| tfg_armor| tfg_helm| tfg_horse| tfg_boots  |tfg_polearm,0,0,fac_khand,[itm_khand_helmet_b2,itm_khand_helmet_d1,itm_khand_helmet_d3,itm_khand_heavy_lam,itm_mail_mittens,itm_variag_greaves,itm_khand_lance,itm_variag_kataphrakt,],attr_evil_tier_5,wp_tier_5,knows_common|knows_riding_5|knows_shield_3|knows_power_strike_4|knows_ironflesh_2,khand_man1,khand_man2]," calcext:value-type="string">
            <text:p>["easterling_lance_kataphract","Variag_Lance_Kataphrakt","Variag_Lance_Kataphrakts",tf_evil_man| tf_mounted| tfg_gloves| tfg_shield| tfg_armor| tfg_helm| tfg_horse| tfg_boots <text:s/>|tfg_polearm,0,0,fac_khand,[itm_khand_helmet_b2,itm_khand_helmet_d1,itm_khand_helmet_d3,itm_khand_heavy_lam,itm_mail_mittens,itm_variag_greaves,itm_khand_lance,itm_variag_kataphrakt,],attr_evil_tier_5,wp_tier_5,knows_common|knows_riding_5|knows_shield_3|knows_power_strike_4|knows_ironflesh_2,khand_man1,khand_man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Khand Variags</text:p>
          </table:table-cell>
          <table:table-cell table:style-name="ce7" table:number-columns-repeated="19"/>
          <table:table-cell table:style-name="ce7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office:value-type="string" office:string-value="#Khand Variags" calcext:value-type="string">
            <text:p>#Khand Variag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hand_glaive_whirler</text:p>
          </table:table-cell>
          <table:table-cell table:style-name="ce6" office:value-type="string" calcext:value-type="string">
            <text:p>Khand_Blade_Whirler</text:p>
          </table:table-cell>
          <table:table-cell table:style-name="ce6" office:value-type="string" calcext:value-type="string">
            <text:p>Khand_Blade_Whirlers</text:p>
          </table:table-cell>
          <table:table-cell table:style-name="ce12" office:value-type="string" calcext:value-type="string">
            <text:p>tf_evil_man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22" office:value-type="string" calcext:value-type="string">
            <text:p>itm_khand_helmet_e1,itm_khand_helmet_e4,itm_khand_helmet_e3,</text:p>
          </table:table-cell>
          <table:table-cell table:style-name="ce18" office:value-type="string" calcext:value-type="string">
            <text:p>itm_khand_foot_lam_c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khand_voulge,</text:p>
          </table:table-cell>
          <table:table-cell table:style-name="ce18" table:number-columns-repeated="2"/>
          <table:table-cell table:style-name="ce29" office:value-type="string" calcext:value-type="string">
            <text:p>attr_evil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athletics_1|knows_power_strike_2|knows_ironflesh_1</text:p>
          </table:table-cell>
          <table:table-cell table:style-name="ce32" office:value-type="string" calcext:value-type="string">
            <text:p>khand_man1</text:p>
          </table:table-cell>
          <table:table-cell table:style-name="ce32" office:value-type="string" calcext:value-type="string">
            <text:p>khand_man2</text:p>
          </table:table-cell>
          <table:table-cell table:style-name="ce34"/>
          <table:table-cell table:style-name="ce7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office:value-type="string" office:string-value="[&quot;khand_glaive_whirler&quot;,&quot;Khand_Blade_Whirler&quot;,&quot;Khand_Blade_Whirlers&quot;,tf_evil_man| tfg_armor| tfg_helm| tfg_boots,0,0,fac_khand,[itm_khand_helmet_e1,itm_khand_helmet_e4,itm_khand_helmet_e3,itm_khand_foot_lam_c,itm_leather_gloves,itm_leather_boots,itm_khand_voulge,],attr_evil_tier_3,wp_tier_3,knows_common|knows_athletics_1|knows_power_strike_2|knows_ironflesh_1,khand_man1,khand_man2]," calcext:value-type="string">
            <text:p>["khand_glaive_whirler","Khand_Blade_Whirler","Khand_Blade_Whirlers",tf_evil_man| tfg_armor| tfg_helm| tfg_boots,0,0,fac_khand,[itm_khand_helmet_e1,itm_khand_helmet_e4,itm_khand_helmet_e3,itm_khand_foot_lam_c,itm_leather_gloves,itm_leather_boots,itm_khand_voulge,],attr_evil_tier_3,wp_tier_3,knows_common|knows_athletics_1|knows_power_strike_2|knows_ironflesh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ariag_veteran_glaive_whirler</text:p>
          </table:table-cell>
          <table:table-cell table:style-name="ce6" office:value-type="string" calcext:value-type="string">
            <text:p>Khand_Veteran_Blade_Whirler</text:p>
          </table:table-cell>
          <table:table-cell table:style-name="ce6" office:value-type="string" calcext:value-type="string">
            <text:p>Khand_Veteran_Blade_Whirlers</text:p>
          </table:table-cell>
          <table:table-cell table:style-name="ce12" office:value-type="string" calcext:value-type="string">
            <text:p>tf_evil_man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e2,itm_khand_helmet_e3,</text:p>
          </table:table-cell>
          <table:table-cell table:style-name="ce18" office:value-type="string" calcext:value-type="string">
            <text:p>itm_khand_foot_lam_b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khand_voulge,itm_khand_halberd,</text:p>
          </table:table-cell>
          <table:table-cell table:style-name="ce18" table:number-columns-repeated="2"/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2|knows_power_strike_3|knows_ironflesh_1</text:p>
          </table:table-cell>
          <table:table-cell table:style-name="ce32" office:value-type="string" calcext:value-type="string">
            <text:p>khand_man1</text:p>
          </table:table-cell>
          <table:table-cell table:style-name="ce32" office:value-type="string" calcext:value-type="string">
            <text:p>khand_man2</text:p>
          </table:table-cell>
          <table:table-cell table:style-name="ce34"/>
          <table:table-cell table:style-name="ce7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office:value-type="string" office:string-value="[&quot;variag_veteran_glaive_whirler&quot;,&quot;Khand_Veteran_Blade_Whirler&quot;,&quot;Khand_Veteran_Blade_Whirlers&quot;,tf_evil_man| tfg_armor| tfg_helm| tfg_boots,0,0,fac_khand,[itm_khand_helmet_e2,itm_khand_helmet_e3,itm_khand_foot_lam_b,itm_mail_mittens,itm_leather_boots,itm_khand_voulge,itm_khand_halberd,],attr_evil_tier_4,wp_tier_4,knows_common|knows_athletics_2|knows_power_strike_3|knows_ironflesh_1,khand_man1,khand_man2]," calcext:value-type="string">
            <text:p>["variag_veteran_glaive_whirler","Khand_Veteran_Blade_Whirler","Khand_Veteran_Blade_Whirlers",tf_evil_man| tfg_armor| tfg_helm| tfg_boots,0,0,fac_khand,[itm_khand_helmet_e2,itm_khand_helmet_e3,itm_khand_foot_lam_b,itm_mail_mittens,itm_leather_boots,itm_khand_voulge,itm_khand_halberd,],attr_evil_tier_4,wp_tier_4,knows_common|knows_athletics_2|knows_power_strike_3|knows_ironflesh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hand_glaive_master</text:p>
          </table:table-cell>
          <table:table-cell table:style-name="ce6" office:value-type="string" calcext:value-type="string">
            <text:p>Khand_Halberd_Master</text:p>
          </table:table-cell>
          <table:table-cell table:style-name="ce6" office:value-type="string" calcext:value-type="string">
            <text:p>Khand_Halberd_Masters</text:p>
          </table:table-cell>
          <table:table-cell table:style-name="ce12" office:value-type="string" calcext:value-type="string">
            <text:p>tf_evil_man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e2,</text:p>
          </table:table-cell>
          <table:table-cell table:style-name="ce18" office:value-type="string" calcext:value-type="string">
            <text:p>itm_khand_foot_lam_a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variag_greaves,</text:p>
          </table:table-cell>
          <table:table-cell table:style-name="ce18" office:value-type="string" calcext:value-type="string">
            <text:p>itm_khand_halberd,</text:p>
          </table:table-cell>
          <table:table-cell table:style-name="ce18" table:number-columns-repeated="2"/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3|knows_power_throw_4|knows_power_strike_4|knows_ironflesh_2</text:p>
          </table:table-cell>
          <table:table-cell table:style-name="ce32" office:value-type="string" calcext:value-type="string">
            <text:p>khand_man1</text:p>
          </table:table-cell>
          <table:table-cell table:style-name="ce32" office:value-type="string" calcext:value-type="string">
            <text:p>khand_man2</text:p>
          </table:table-cell>
          <table:table-cell table:style-name="ce34"/>
          <table:table-cell table:style-name="ce7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office:value-type="string" office:string-value="[&quot;khand_glaive_master&quot;,&quot;Khand_Halberd_Master&quot;,&quot;Khand_Halberd_Masters&quot;,tf_evil_man| tfg_armor| tfg_helm| tfg_boots,0,0,fac_khand,[itm_khand_helmet_e2,itm_khand_foot_lam_a,itm_mail_mittens,itm_variag_greaves,itm_khand_halberd,],attr_evil_tier_5,wp_tier_5,knows_common|knows_athletics_3|knows_power_throw_4|knows_power_strike_4|knows_ironflesh_2,khand_man1,khand_man2]," calcext:value-type="string">
            <text:p>["khand_glaive_master","Khand_Halberd_Master","Khand_Halberd_Masters",tf_evil_man| tfg_armor| tfg_helm| tfg_boots,0,0,fac_khand,[itm_khand_helmet_e2,itm_khand_foot_lam_a,itm_mail_mittens,itm_variag_greaves,itm_khand_halberd,],attr_evil_tier_5,wp_tier_5,knows_common|knows_athletics_3|knows_power_throw_4|knows_power_strike_4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ariag_pitfighter</text:p>
          </table:table-cell>
          <table:table-cell table:style-name="ce6" office:value-type="string" calcext:value-type="string">
            <text:p>Variag_Pitfighter</text:p>
          </table:table-cell>
          <table:table-cell table:style-name="ce6" office:value-type="string" calcext:value-type="string">
            <text:p>Variag_Pitfighters</text:p>
          </table:table-cell>
          <table:table-cell table:style-name="ce12" office:value-type="string" calcext:value-type="string">
            <text:p>tf_evil_man| tfg_range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mask1,itm_khand_helmet_mask2,</text:p>
          </table:table-cell>
          <table:table-cell table:style-name="ce18" office:value-type="string" calcext:value-type="string">
            <text:p>itm_khand_light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javelin,</text:p>
          </table:table-cell>
          <table:table-cell table:style-name="ce18" office:value-type="string" calcext:value-type="string">
            <text:p>itm_khand_tulwar,itm_khand_pitsword,itm_easterling_hawk_shield,itm_variag_gladiator_shield,itm_tab_shield_small_round_b,</text:p>
          </table:table-cell>
          <table:table-cell table:style-name="ce18"/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5|knows_power_throw_2|knows_power_strike_4|knows_ironflesh_4</text:p>
          </table:table-cell>
          <table:table-cell table:style-name="ce32" office:value-type="string" calcext:value-type="string">
            <text:p>khand_man1</text:p>
          </table:table-cell>
          <table:table-cell table:style-name="ce32" office:value-type="string" calcext:value-type="string">
            <text:p>khand_man2</text:p>
          </table:table-cell>
          <table:table-cell table:style-name="ce34"/>
          <table:table-cell table:style-name="ce7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office:value-type="string" office:string-value="[&quot;variag_pitfighter&quot;,&quot;Variag_Pitfighter&quot;,&quot;Variag_Pitfighters&quot;,tf_evil_man| tfg_ranged| tfg_shield| tfg_armor| tfg_helm| tfg_boots,0,0,fac_khand,[itm_khand_helmet_mask1,itm_khand_helmet_mask2,itm_khand_light,itm_leather_boots,itm_javelin,itm_khand_tulwar,itm_khand_pitsword,itm_easterling_hawk_shield,itm_variag_gladiator_shield,itm_tab_shield_small_round_b,],attr_evil_tier_4,wp_tier_4,knows_common|knows_athletics_5|knows_power_throw_2|knows_power_strike_4|knows_ironflesh_4,khand_man1,khand_man2]," calcext:value-type="string">
            <text:p>["variag_pitfighter","Variag_Pitfighter","Variag_Pitfighters",tf_evil_man| tfg_ranged| tfg_shield| tfg_armor| tfg_helm| tfg_boots,0,0,fac_khand,[itm_khand_helmet_mask1,itm_khand_helmet_mask2,itm_khand_light,itm_leather_boots,itm_javelin,itm_khand_tulwar,itm_khand_pitsword,itm_easterling_hawk_shield,itm_variag_gladiator_shield,itm_tab_shield_small_round_b,],attr_evil_tier_4,wp_tier_4,knows_common|knows_athletics_5|knows_power_throw_2|knows_power_strike_4|knows_ironflesh_4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ariag_gladiator</text:p>
          </table:table-cell>
          <table:table-cell table:style-name="ce6" office:value-type="string" calcext:value-type="string">
            <text:p>Variag_Berserker</text:p>
          </table:table-cell>
          <table:table-cell table:style-name="ce6" office:value-type="string" calcext:value-type="string">
            <text:p>Variag_Berserkers</text:p>
          </table:table-cell>
          <table:table-cell table:style-name="ce12" office:value-type="string" calcext:value-type="string">
            <text:p>tf_evil_man| tfg_range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mask1,itm_khand_helmet_mask2,</text:p>
          </table:table-cell>
          <table:table-cell table:style-name="ce18" office:value-type="string" calcext:value-type="string">
            <text:p>itm_khand_light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javelin,</text:p>
          </table:table-cell>
          <table:table-cell table:style-name="ce18" office:value-type="string" calcext:value-type="string">
            <text:p>itm_khand_2h_tulwar,itm_khand_tulwar,itm_khand_pitsword,itm_khand_mace_spiked,itm_khand_2h_tulwar,itm_easterling_hawk_shield,itm_tab_shield_small_round_b,</text:p>
          </table:table-cell>
          <table:table-cell table:style-name="ce18"/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6|knows_power_throw_3|knows_power_strike_5|knows_ironflesh_6</text:p>
          </table:table-cell>
          <table:table-cell table:style-name="ce32" office:value-type="string" calcext:value-type="string">
            <text:p>khand_man1</text:p>
          </table:table-cell>
          <table:table-cell table:style-name="ce32" office:value-type="string" calcext:value-type="string">
            <text:p>khand_man2</text:p>
          </table:table-cell>
          <table:table-cell table:style-name="ce34"/>
          <table:table-cell table:style-name="ce7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office:value-type="string" office:string-value="[&quot;variag_gladiator&quot;,&quot;Variag_Berserker&quot;,&quot;Variag_Berserkers&quot;,tf_evil_man| tfg_ranged| tfg_shield| tfg_armor| tfg_helm| tfg_boots,0,0,fac_khand,[itm_khand_helmet_mask1,itm_khand_helmet_mask2,itm_khand_light,itm_leather_boots,itm_javelin,itm_khand_2h_tulwar,itm_khand_tulwar,itm_khand_pitsword,itm_khand_mace_spiked,itm_khand_2h_tulwar,itm_easterling_hawk_shield,itm_tab_shield_small_round_b,],attr_evil_tier_5,wp_tier_5,knows_common|knows_athletics_6|knows_power_throw_3|knows_power_strike_5|knows_ironflesh_6,khand_man1,khand_man2]," calcext:value-type="string">
            <text:p>["variag_gladiator","Variag_Berserker","Variag_Berserkers",tf_evil_man| tfg_ranged| tfg_shield| tfg_armor| tfg_helm| tfg_boots,0,0,fac_khand,[itm_khand_helmet_mask1,itm_khand_helmet_mask2,itm_khand_light,itm_leather_boots,itm_javelin,itm_khand_2h_tulwar,itm_khand_tulwar,itm_khand_pitsword,itm_khand_mace_spiked,itm_khand_2h_tulwar,itm_easterling_hawk_shield,itm_tab_shield_small_round_b,],attr_evil_tier_5,wp_tier_5,knows_common|knows_athletics_6|knows_power_throw_3|knows_power_strike_5|knows_ironflesh_6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skirmisher</text:p>
          </table:table-cell>
          <table:table-cell table:style-name="ce6" office:value-type="string" calcext:value-type="string">
            <text:p>Variag_Skirmisher</text:p>
          </table:table-cell>
          <table:table-cell table:style-name="ce6" office:value-type="string" calcext:value-type="string">
            <text:p>Variag_Skirmishers</text:p>
          </table:table-cell>
          <table:table-cell table:style-name="ce12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a2,</text:p>
          </table:table-cell>
          <table:table-cell table:style-name="ce18" office:value-type="string" calcext:value-type="string">
            <text:p>itm_khand_light_lam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javelin,</text:p>
          </table:table-cell>
          <table:table-cell table:style-name="ce18" office:value-type="string" calcext:value-type="string">
            <text:p>itm_khand_tulwar,itm_khand_mace1,itm_khand_mace2,</text:p>
          </table:table-cell>
          <table:table-cell table:style-name="ce18" office:value-type="string" calcext:value-type="string">
            <text:p>itm_variag_pony,</text:p>
          </table:table-cell>
          <table:table-cell table:style-name="ce29" office:value-type="string" calcext:value-type="string">
            <text:p>attr_evil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horse_archery_2|knows_riding_2|knows_power_throw_2|knows_power_strike_1</text:p>
          </table:table-cell>
          <table:table-cell table:style-name="ce32" office:value-type="string" calcext:value-type="string">
            <text:p>khand_man1</text:p>
          </table:table-cell>
          <table:table-cell table:style-name="ce32" office:value-type="string" calcext:value-type="string">
            <text:p>khand_man2</text:p>
          </table:table-cell>
          <table:table-cell table:style-name="ce34"/>
          <table:table-cell table:style-name="ce7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office:value-type="string" office:string-value="[&quot;easterling_skirmisher&quot;,&quot;Variag_Skirmisher&quot;,&quot;Variag_Skirmishers&quot;,tf_evil_man| tfg_ranged| tf_mounted| tfg_shield| tfg_armor| tfg_helm| tfg_horse| tfg_boots,0,0,fac_khand,[itm_khand_helmet_a2,itm_khand_light_lam,itm_leather_boots,itm_javelin,itm_khand_tulwar,itm_khand_mace1,itm_khand_mace2,itm_variag_pony,],attr_evil_tier_3,wp_tier_3,knows_common|knows_horse_archery_2|knows_riding_2|knows_power_throw_2|knows_power_strike_1,khand_man1,khand_man2]," calcext:value-type="string">
            <text:p>["easterling_skirmisher","Variag_Skirmisher","Variag_Skirmishers",tf_evil_man| tfg_ranged| tf_mounted| tfg_shield| tfg_armor| tfg_helm| tfg_horse| tfg_boots,0,0,fac_khand,[itm_khand_helmet_a2,itm_khand_light_lam,itm_leather_boots,itm_javelin,itm_khand_tulwar,itm_khand_mace1,itm_khand_mace2,itm_variag_pony,],attr_evil_tier_3,wp_tier_3,knows_common|knows_horse_archery_2|knows_riding_2|knows_power_throw_2|knows_power_strike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veteran_skirmisher</text:p>
          </table:table-cell>
          <table:table-cell table:style-name="ce6" office:value-type="string" calcext:value-type="string">
            <text:p>Variag_Veteran_Skirmisher</text:p>
          </table:table-cell>
          <table:table-cell table:style-name="ce6" office:value-type="string" calcext:value-type="string">
            <text:p>Variag_Veteran_Skirmishers</text:p>
          </table:table-cell>
          <table:table-cell table:style-name="ce12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a2,</text:p>
          </table:table-cell>
          <table:table-cell table:style-name="ce18" office:value-type="string" calcext:value-type="string">
            <text:p>itm_khand_med_lam_b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variag_greaves,</text:p>
          </table:table-cell>
          <table:table-cell table:style-name="ce18" office:value-type="string" calcext:value-type="string">
            <text:p>itm_javelin,</text:p>
          </table:table-cell>
          <table:table-cell table:style-name="ce18" office:value-type="string" calcext:value-type="string">
            <text:p>itm_khand_tulwar,itm_khand_mace1,itm_khand_mace2,itm_easterling_round_horseman,</text:p>
          </table:table-cell>
          <table:table-cell table:style-name="ce18" office:value-type="string" calcext:value-type="string">
            <text:p>itm_variag_pony,</text:p>
          </table:table-cell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horse_archery_3|knows_riding_4|knows_shield_3|knows_power_throw_3|knows_power_strike_2|knows_ironflesh_2</text:p>
          </table:table-cell>
          <table:table-cell table:style-name="ce32" office:value-type="string" calcext:value-type="string">
            <text:p>khand_man1</text:p>
          </table:table-cell>
          <table:table-cell table:style-name="ce32" office:value-type="string" calcext:value-type="string">
            <text:p>khand_man2</text:p>
          </table:table-cell>
          <table:table-cell table:style-name="ce34"/>
          <table:table-cell table:style-name="ce7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office:value-type="string" office:string-value="[&quot;easterling_veteran_skirmisher&quot;,&quot;Variag_Veteran_Skirmisher&quot;,&quot;Variag_Veteran_Skirmishers&quot;,tf_evil_man| tfg_ranged| tf_mounted| tfg_shield| tfg_armor| tfg_helm| tfg_horse| tfg_boots,0,0,fac_khand,[itm_khand_helmet_a2,itm_khand_med_lam_b,itm_leather_gloves,itm_variag_greaves,itm_javelin,itm_khand_tulwar,itm_khand_mace1,itm_khand_mace2,itm_easterling_round_horseman,itm_variag_pony,],attr_evil_tier_4,wp_tier_4,knows_common|knows_horse_archery_3|knows_riding_4|knows_shield_3|knows_power_throw_3|knows_power_strike_2|knows_ironflesh_2,khand_man1,khand_man2]," calcext:value-type="string">
            <text:p>["easterling_veteran_skirmisher","Variag_Veteran_Skirmisher","Variag_Veteran_Skirmishers",tf_evil_man| tfg_ranged| tf_mounted| tfg_shield| tfg_armor| tfg_helm| tfg_horse| tfg_boots,0,0,fac_khand,[itm_khand_helmet_a2,itm_khand_med_lam_b,itm_leather_gloves,itm_variag_greaves,itm_javelin,itm_khand_tulwar,itm_khand_mace1,itm_khand_mace2,itm_easterling_round_horseman,itm_variag_pony,],attr_evil_tier_4,wp_tier_4,knows_common|knows_horse_archery_3|knows_riding_4|knows_shield_3|knows_power_throw_3|knows_power_strike_2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elite_skirmisher</text:p>
          </table:table-cell>
          <table:table-cell table:style-name="ce6" office:value-type="string" calcext:value-type="string">
            <text:p>Variag_Heavy_Skirmisher</text:p>
          </table:table-cell>
          <table:table-cell table:style-name="ce6" office:value-type="string" calcext:value-type="string">
            <text:p>Variag_Heavy_Skirmishers</text:p>
          </table:table-cell>
          <table:table-cell table:style-name="ce12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a1,</text:p>
          </table:table-cell>
          <table:table-cell table:style-name="ce18" office:value-type="string" calcext:value-type="string">
            <text:p>itm_khand_med_lam_c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variag_greaves,</text:p>
          </table:table-cell>
          <table:table-cell table:style-name="ce18" office:value-type="string" calcext:value-type="string">
            <text:p>itm_javelin,</text:p>
          </table:table-cell>
          <table:table-cell table:style-name="ce18" office:value-type="string" calcext:value-type="string">
            <text:p>itm_khand_tulwar,itm_khand_mace1,itm_khand_mace2,itm_easterling_round_horseman,</text:p>
          </table:table-cell>
          <table:table-cell table:style-name="ce18" office:value-type="string" calcext:value-type="string">
            <text:p>itm_variag_kataphrakt,</text:p>
          </table:table-cell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horse_archery_4|knows_riding_5|knows_shield_2|knows_power_throw_4|knows_power_strike_3|knows_ironflesh_2</text:p>
          </table:table-cell>
          <table:table-cell table:style-name="ce32" office:value-type="string" calcext:value-type="string">
            <text:p>khand_man1</text:p>
          </table:table-cell>
          <table:table-cell table:style-name="ce32" office:value-type="string" calcext:value-type="string">
            <text:p>khand_man2</text:p>
          </table:table-cell>
          <table:table-cell table:style-name="ce34"/>
          <table:table-cell table:style-name="ce7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office:value-type="string" office:string-value="[&quot;easterling_elite_skirmisher&quot;,&quot;Variag_Heavy_Skirmisher&quot;,&quot;Variag_Heavy_Skirmishers&quot;,tf_evil_man| tfg_ranged| tf_mounted| tfg_shield| tfg_armor| tfg_helm| tfg_horse| tfg_boots,0,0,fac_khand,[itm_khand_helmet_a1,itm_khand_med_lam_c,itm_leather_gloves,itm_variag_greaves,itm_javelin,itm_khand_tulwar,itm_khand_mace1,itm_khand_mace2,itm_easterling_round_horseman,itm_variag_kataphrakt,],attr_evil_tier_5,wp_tier_5,knows_common|knows_horse_archery_4|knows_riding_5|knows_shield_2|knows_power_throw_4|knows_power_strike_3|knows_ironflesh_2,khand_man1,khand_man2]," calcext:value-type="string">
            <text:p>["easterling_elite_skirmisher","Variag_Heavy_Skirmisher","Variag_Heavy_Skirmishers",tf_evil_man| tfg_ranged| tf_mounted| tfg_shield| tfg_armor| tfg_helm| tfg_horse| tfg_boots,0,0,fac_khand,[itm_khand_helmet_a1,itm_khand_med_lam_c,itm_leather_gloves,itm_variag_greaves,itm_javelin,itm_khand_tulwar,itm_khand_mace1,itm_khand_mace2,itm_easterling_round_horseman,itm_variag_kataphrakt,],attr_evil_tier_5,wp_tier_5,knows_common|knows_horse_archery_4|knows_riding_5|knows_shield_2|knows_power_throw_4|knows_power_strike_3|knows_ironflesh_2,khand_man1,khand_man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UMBAR #CORSAIRS</text:p>
          </table:table-cell>
          <table:table-cell table:style-name="ce7" table:number-columns-repeated="19"/>
          <table:table-cell table:style-name="ce7"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 office:value-type="string" office:string-value="#UMBAR #CORSAIRS" calcext:value-type="string">
            <text:p>#UMBAR #CORSAIR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orsair_youth</text:p>
          </table:table-cell>
          <table:table-cell table:style-name="ce6" office:value-type="string" calcext:value-type="string">
            <text:p>Umbar_Sailor</text:p>
          </table:table-cell>
          <table:table-cell table:style-name="ce6" office:value-type="string" calcext:value-type="string">
            <text:p>Umbar_Sailors</text:p>
          </table:table-cell>
          <table:table-cell table:style-name="ce12" office:value-type="string" calcext:value-type="string">
            <text:p>tfg_armor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22"/>
          <table:table-cell table:style-name="ce18" office:value-type="string" calcext:value-type="string">
            <text:p>itm_umb_armor_a,itm_umb_armor_a1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shortened_spear,itm_corsair_sword,itm_corsair_throwing_dagger,</text:p>
          </table:table-cell>
          <table:table-cell table:style-name="ce18" office:value-type="string" calcext:value-type="string">
            <text:p>itm_umb_shield_a,itm_umb_shield_b,</text:p>
          </table:table-cell>
          <table:table-cell table:style-name="ce18"/>
          <table:table-cell table:style-name="ce29" office:value-type="string" calcext:value-type="string">
            <text:p>attr_evil_tier_1</text:p>
          </table:table-cell>
          <table:table-cell table:style-name="ce29" office:value-type="string" calcext:value-type="string">
            <text:p>wp_tier_1</text:p>
          </table:table-cell>
          <table:table-cell table:style-name="ce29" office:value-type="string" calcext:value-type="string">
            <text:p>knows_common|knows_athletics_1|knows_power_throw_2</text:p>
          </table:table-cell>
          <table:table-cell table:style-name="ce32" office:value-type="string" calcext:value-type="string">
            <text:p>bandit_face1</text:p>
          </table:table-cell>
          <table:table-cell table:style-name="ce32" office:value-type="string" calcext:value-type="string">
            <text:p>bandit_face2</text:p>
          </table:table-cell>
          <table:table-cell table:style-name="ce34"/>
          <table:table-cell table:style-name="ce7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office:value-type="string" office:string-value="[&quot;corsair_youth&quot;,&quot;Umbar_Sailor&quot;,&quot;Umbar_Sailors&quot;,tfg_armor,0,0,fac_umbar,[itm_umb_armor_a,itm_umb_armor_a1,itm_corsair_boots,itm_shortened_spear,itm_corsair_sword,itm_corsair_throwing_dagger,itm_umb_shield_a,itm_umb_shield_b,],attr_evil_tier_1,wp_tier_1,knows_common|knows_athletics_1|knows_power_throw_2,bandit_face1,bandit_face2]," calcext:value-type="string">
            <text:p>["corsair_youth","Umbar_Sailor","Umbar_Sailors",tfg_armor,0,0,fac_umbar,[itm_umb_armor_a,itm_umb_armor_a1,itm_corsair_boots,itm_shortened_spear,itm_corsair_sword,itm_corsair_throwing_dagger,itm_umb_shield_a,itm_umb_shield_b,],attr_evil_tier_1,wp_tier_1,knows_common|knows_athletics_1|knows_power_throw_2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orsair_warrior</text:p>
          </table:table-cell>
          <table:table-cell table:style-name="ce6" office:value-type="string" calcext:value-type="string">
            <text:p>Umbar_Warrior</text:p>
          </table:table-cell>
          <table:table-cell table:style-name="ce6" office:value-type="string" calcext:value-type="string">
            <text:p>Umbar_Warrior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ood,</text:p>
          </table:table-cell>
          <table:table-cell table:style-name="ce18" office:value-type="string" calcext:value-type="string">
            <text:p>itm_umb_armor_b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shortened_spear,itm_corsair_sword,itm_corsair_harpoon,itm_umbar_rapier,</text:p>
          </table:table-cell>
          <table:table-cell table:style-name="ce18" office:value-type="string" calcext:value-type="string">
            <text:p>itm_umb_shield_b,itm_umb_shield_d,</text:p>
          </table:table-cell>
          <table:table-cell table:style-name="ce18"/>
          <table:table-cell table:style-name="ce29" office:value-type="string" calcext:value-type="string">
            <text:p>attr_evil_tier_2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common|knows_athletics_1|knows_shield_1|knows_power_strike_1</text:p>
          </table:table-cell>
          <table:table-cell table:style-name="ce32" office:value-type="string" calcext:value-type="string">
            <text:p>bandit_face1</text:p>
          </table:table-cell>
          <table:table-cell table:style-name="ce32" office:value-type="string" calcext:value-type="string">
            <text:p>bandit_face2</text:p>
          </table:table-cell>
          <table:table-cell table:style-name="ce34"/>
          <table:table-cell table:style-name="ce7"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 office:value-type="string" office:string-value="[&quot;corsair_warrior&quot;,&quot;Umbar_Warrior&quot;,&quot;Umbar_Warriors&quot;,tfg_armor| tfg_boots,0,0,fac_umbar,[itm_umb_hood,itm_umb_armor_b,itm_corsair_boots,itm_shortened_spear,itm_corsair_sword,itm_corsair_harpoon,itm_umbar_rapier,itm_umb_shield_b,itm_umb_shield_d,],attr_evil_tier_2,wp_tier_2,knows_common|knows_athletics_1|knows_shield_1|knows_power_strike_1,bandit_face1,bandit_face2]," calcext:value-type="string">
            <text:p>["corsair_warrior","Umbar_Warrior","Umbar_Warriors",tfg_armor| tfg_boots,0,0,fac_umbar,[itm_umb_hood,itm_umb_armor_b,itm_corsair_boots,itm_shortened_spear,itm_corsair_sword,itm_corsair_harpoon,itm_umbar_rapier,itm_umb_shield_b,itm_umb_shield_d,],attr_evil_tier_2,wp_tier_2,knows_common|knows_athletics_1|knows_shield_1|knows_power_strike_1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orsair_pikeman</text:p>
          </table:table-cell>
          <table:table-cell table:style-name="ce6" office:value-type="string" calcext:value-type="string">
            <text:p>Pikeman_of_Umbar</text:p>
          </table:table-cell>
          <table:table-cell table:style-name="ce6" office:value-type="string" calcext:value-type="string">
            <text:p>Pikemen_of_Umbar</text:p>
          </table:table-cell>
          <table:table-cell table:style-name="ce12" office:value-type="string" calcext:value-type="string">
            <text:p>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d,</text:p>
          </table:table-cell>
          <table:table-cell table:style-name="ce18" office:value-type="string" calcext:value-type="string">
            <text:p>itm_umb_armor_f,itm_umb_armor_h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umbar_pike,</text:p>
          </table:table-cell>
          <table:table-cell table:style-name="ce18" office:value-type="string" calcext:value-type="string">
            <text:p>itm_corsair_sword,itm_umbar_rapier,</text:p>
          </table:table-cell>
          <table:table-cell table:style-name="ce18"/>
          <table:table-cell table:style-name="ce29" office:value-type="string" calcext:value-type="string">
            <text:p>attr_evil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athletics_2|knows_shield_2|knows_power_strike_2|knows_ironflesh_1</text:p>
          </table:table-cell>
          <table:table-cell table:style-name="ce32" office:value-type="string" calcext:value-type="string">
            <text:p>bandit_face1</text:p>
          </table:table-cell>
          <table:table-cell table:style-name="ce32" office:value-type="string" calcext:value-type="string">
            <text:p>bandit_face2</text:p>
          </table:table-cell>
          <table:table-cell table:style-name="ce34"/>
          <table:table-cell table:style-name="ce7"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 office:value-type="string" office:string-value="[&quot;corsair_pikeman&quot;,&quot;Pikeman_of_Umbar&quot;,&quot;Pikemen_of_Umbar&quot;,tfg_armor| tfg_helm| tfg_boots,0,0,fac_umbar,[itm_umb_helm_d,itm_umb_armor_f,itm_umb_armor_h,itm_corsair_boots,itm_umbar_pike,itm_corsair_sword,itm_umbar_rapier,],attr_evil_tier_3,wp_tier_3,knows_common|knows_athletics_2|knows_shield_2|knows_power_strike_2|knows_ironflesh_1,bandit_face1,bandit_face2]," calcext:value-type="string">
            <text:p>["corsair_pikeman","Pikeman_of_Umbar","Pikemen_of_Umbar",tfg_armor| tfg_helm| tfg_boots,0,0,fac_umbar,[itm_umb_helm_d,itm_umb_armor_f,itm_umb_armor_h,itm_corsair_boots,itm_umbar_pike,itm_corsair_sword,itm_umbar_rapier,],attr_evil_tier_3,wp_tier_3,knows_common|knows_athletics_2|knows_shield_2|knows_power_strike_2|knows_ironflesh_1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orsair_veteran_raider</text:p>
          </table:table-cell>
          <table:table-cell table:style-name="ce6" office:value-type="string" calcext:value-type="string">
            <text:p>Corsair_Veteran_Raider</text:p>
          </table:table-cell>
          <table:table-cell table:style-name="ce6" office:value-type="string" calcext:value-type="string">
            <text:p>Corsair_Veteran_Raiders</text:p>
          </table:table-cell>
          <table:table-cell table:style-name="ce12" office:value-type="string" calcext:value-type="string">
            <text:p>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d,</text:p>
          </table:table-cell>
          <table:table-cell table:style-name="ce18" office:value-type="string" calcext:value-type="string">
            <text:p>itm_umb_armor_f,itm_umb_armor_h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umbar_pike,</text:p>
          </table:table-cell>
          <table:table-cell table:style-name="ce18" office:value-type="string" calcext:value-type="string">
            <text:p>itm_umbar_rapier,</text:p>
          </table:table-cell>
          <table:table-cell table:style-name="ce18"/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2|knows_shield_3|knows_power_strike_3|knows_ironflesh_2</text:p>
          </table:table-cell>
          <table:table-cell table:style-name="ce32" office:value-type="string" calcext:value-type="string">
            <text:p>bandit_face1</text:p>
          </table:table-cell>
          <table:table-cell table:style-name="ce32" office:value-type="string" calcext:value-type="string">
            <text:p>bandit_face2</text:p>
          </table:table-cell>
          <table:table-cell table:style-name="ce34"/>
          <table:table-cell table:style-name="ce7"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 office:value-type="string" office:string-value="[&quot;corsair_veteran_raider&quot;,&quot;Corsair_Veteran_Raider&quot;,&quot;Corsair_Veteran_Raiders&quot;,tfg_shield| tfg_armor| tfg_helm| tfg_boots,0,0,fac_umbar,[itm_umb_helm_d,itm_umb_armor_f,itm_umb_armor_h,itm_corsair_boots,itm_umbar_pike,itm_umbar_rapier,],attr_evil_tier_4,wp_tier_4,knows_common|knows_athletics_2|knows_shield_3|knows_power_strike_3|knows_ironflesh_2,bandit_face1,bandit_face2]," calcext:value-type="string">
            <text:p>["corsair_veteran_raider","Corsair_Veteran_Raider","Corsair_Veteran_Raiders",tfg_shield| tfg_armor| tfg_helm| tfg_boots,0,0,fac_umbar,[itm_umb_helm_d,itm_umb_armor_f,itm_umb_armor_h,itm_corsair_boots,itm_umbar_pike,itm_umbar_rapier,],attr_evil_tier_4,wp_tier_4,knows_common|knows_athletics_2|knows_shield_3|knows_power_strike_3|knows_ironflesh_2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orsair_night_raider</text:p>
          </table:table-cell>
          <table:table-cell table:style-name="ce6" office:value-type="string" calcext:value-type="string">
            <text:p>Corsair_Night_Raider</text:p>
          </table:table-cell>
          <table:table-cell table:style-name="ce6" office:value-type="string" calcext:value-type="string">
            <text:p>Corsair_Night_Raiders</text:p>
          </table:table-cell>
          <table:table-cell table:style-name="ce12" office:value-type="string" calcext:value-type="string">
            <text:p>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e,itm_umb_helm_f,</text:p>
          </table:table-cell>
          <table:table-cell table:style-name="ce18" office:value-type="string" calcext:value-type="string">
            <text:p>itm_umb_armor_g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umbar_pike,</text:p>
          </table:table-cell>
          <table:table-cell table:style-name="ce18" office:value-type="string" calcext:value-type="string">
            <text:p>itm_umbar_rapier,</text:p>
          </table:table-cell>
          <table:table-cell table:style-name="ce18"/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3|knows_shield_4|knows_power_strike_4|knows_ironflesh_3</text:p>
          </table:table-cell>
          <table:table-cell table:style-name="ce32" office:value-type="string" calcext:value-type="string">
            <text:p>bandit_face1</text:p>
          </table:table-cell>
          <table:table-cell table:style-name="ce32" office:value-type="string" calcext:value-type="string">
            <text:p>bandit_face2</text:p>
          </table:table-cell>
          <table:table-cell table:style-name="ce34"/>
          <table:table-cell table:style-name="ce7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office:value-type="string" office:string-value="[&quot;corsair_night_raider&quot;,&quot;Corsair_Night_Raider&quot;,&quot;Corsair_Night_Raiders&quot;,tfg_armor| tfg_helm| tfg_boots,0,0,fac_umbar,[itm_umb_helm_e,itm_umb_helm_f,itm_umb_armor_g,itm_corsair_boots,itm_umbar_pike,itm_umbar_rapier,],attr_evil_tier_5,wp_tier_5,knows_common|knows_athletics_3|knows_shield_4|knows_power_strike_4|knows_ironflesh_3,bandit_face1,bandit_face2]," calcext:value-type="string">
            <text:p>["corsair_night_raider","Corsair_Night_Raider","Corsair_Night_Raiders",tfg_armor| tfg_helm| tfg_boots,0,0,fac_umbar,[itm_umb_helm_e,itm_umb_helm_f,itm_umb_armor_g,itm_corsair_boots,itm_umbar_pike,itm_umbar_rapier,],attr_evil_tier_5,wp_tier_5,knows_common|knows_athletics_3|knows_shield_4|knows_power_strike_4|knows_ironflesh_3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ilitia_of_umbar</text:p>
          </table:table-cell>
          <table:table-cell table:style-name="ce6" office:value-type="string" calcext:value-type="string">
            <text:p>Umbar_Marine</text:p>
          </table:table-cell>
          <table:table-cell table:style-name="ce6" office:value-type="string" calcext:value-type="string">
            <text:p>Umbar_Marines</text:p>
          </table:table-cell>
          <table:table-cell table:style-name="ce12" office:value-type="string" calcext:value-type="string">
            <text:p>tfg_ranged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ood,</text:p>
          </table:table-cell>
          <table:table-cell table:style-name="ce18" office:value-type="string" calcext:value-type="string">
            <text:p>itm_umb_armor_b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short_bow, itm_regular_bow,itm_corsair_arrows,itm_corsair_throwing_dagger,itm_corsair_harpoon,</text:p>
          </table:table-cell>
          <table:table-cell table:style-name="ce27" office:value-type="string" calcext:value-type="string">
            <text:p>itm_corsair_sword,itm_umb_shield_a,itm_umb_shield_e,</text:p>
          </table:table-cell>
          <table:table-cell table:style-name="ce18"/>
          <table:table-cell table:style-name="ce29" office:value-type="string" calcext:value-type="string">
            <text:p>attr_evil_tier_2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common|knows_power_draw_1|knows_ironflesh_1</text:p>
          </table:table-cell>
          <table:table-cell table:style-name="ce32" office:value-type="string" calcext:value-type="string">
            <text:p>bandit_face1</text:p>
          </table:table-cell>
          <table:table-cell table:style-name="ce32" office:value-type="string" calcext:value-type="string">
            <text:p>bandit_face2</text:p>
          </table:table-cell>
          <table:table-cell table:style-name="ce34"/>
          <table:table-cell table:style-name="ce7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 office:value-type="string" office:string-value="[&quot;militia_of_umbar&quot;,&quot;Umbar_Marine&quot;,&quot;Umbar_Marines&quot;,tfg_ranged| tfg_armor| tfg_boots,0,0,fac_umbar,[itm_umb_hood,itm_umb_armor_b,itm_corsair_boots,itm_short_bow, itm_regular_bow,itm_corsair_arrows,itm_corsair_throwing_dagger,itm_corsair_harpoon,itm_corsair_sword,itm_umb_shield_a,itm_umb_shield_e,],attr_evil_tier_2,wp_tier_2,knows_common|knows_power_draw_1|knows_ironflesh_1,bandit_face1,bandit_face2]," calcext:value-type="string">
            <text:p>["militia_of_umbar","Umbar_Marine","Umbar_Marines",tfg_ranged| tfg_armor| tfg_boots,0,0,fac_umbar,[itm_umb_hood,itm_umb_armor_b,itm_corsair_boots,itm_short_bow, itm_regular_bow,itm_corsair_arrows,itm_corsair_throwing_dagger,itm_corsair_harpoon,itm_corsair_sword,itm_umb_shield_a,itm_umb_shield_e,],attr_evil_tier_2,wp_tier_2,knows_common|knows_power_draw_1|knows_ironflesh_1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arksman_of_umbar</text:p>
          </table:table-cell>
          <table:table-cell table:style-name="ce6" office:value-type="string" calcext:value-type="string">
            <text:p>Marksman_of_Umbar</text:p>
          </table:table-cell>
          <table:table-cell table:style-name="ce6" office:value-type="string" calcext:value-type="string">
            <text:p>Marksmen_of_Umbar</text:p>
          </table:table-cell>
          <table:table-cell table:style-name="ce12" office:value-type="string" calcext:value-type="string">
            <text:p>tfg_ranged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c,itm_umb_helm_d,</text:p>
          </table:table-cell>
          <table:table-cell table:style-name="ce18" office:value-type="string" calcext:value-type="string">
            <text:p>itm_umb_armor_c,itm_umb_armor_e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regular_bow,itm_corsair_arrows,</text:p>
          </table:table-cell>
          <table:table-cell table:style-name="ce18" office:value-type="string" calcext:value-type="string">
            <text:p>itm_corsair_sword,</text:p>
          </table:table-cell>
          <table:table-cell table:style-name="ce18"/>
          <table:table-cell table:style-name="ce29" office:value-type="string" calcext:value-type="string">
            <text:p>attr_evil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athletics_1|knows_power_draw_2|knows_ironflesh_1</text:p>
          </table:table-cell>
          <table:table-cell table:style-name="ce32" office:value-type="string" calcext:value-type="string">
            <text:p>bandit_face1</text:p>
          </table:table-cell>
          <table:table-cell table:style-name="ce32" office:value-type="string" calcext:value-type="string">
            <text:p>bandit_face2</text:p>
          </table:table-cell>
          <table:table-cell table:style-name="ce34"/>
          <table:table-cell table:style-name="ce7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office:value-type="string" office:string-value="[&quot;marksman_of_umbar&quot;,&quot;Marksman_of_Umbar&quot;,&quot;Marksmen_of_Umbar&quot;,tfg_ranged| tfg_armor| tfg_boots,0,0,fac_umbar,[itm_umb_helm_c,itm_umb_helm_d,itm_umb_armor_c,itm_umb_armor_e,itm_corsair_boots,itm_regular_bow,itm_corsair_arrows,itm_corsair_sword,],attr_evil_tier_3,wp_tier_3,knows_common|knows_athletics_1|knows_power_draw_2|knows_ironflesh_1,bandit_face1,bandit_face2]," calcext:value-type="string">
            <text:p>["marksman_of_umbar","Marksman_of_Umbar","Marksmen_of_Umbar",tfg_ranged| tfg_armor| tfg_boots,0,0,fac_umbar,[itm_umb_helm_c,itm_umb_helm_d,itm_umb_armor_c,itm_umb_armor_e,itm_corsair_boots,itm_regular_bow,itm_corsair_arrows,itm_corsair_sword,],attr_evil_tier_3,wp_tier_3,knows_common|knows_athletics_1|knows_power_draw_2|knows_ironflesh_1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marksman_of_umbar</text:p>
          </table:table-cell>
          <table:table-cell table:style-name="ce6" office:value-type="string" calcext:value-type="string">
            <text:p>Veteran_Marksman_of_Umbar</text:p>
          </table:table-cell>
          <table:table-cell table:style-name="ce6" office:value-type="string" calcext:value-type="string">
            <text:p>Veteran_Marksmen_of_Umbar</text:p>
          </table:table-cell>
          <table:table-cell table:style-name="ce12" office:value-type="string" calcext:value-type="string">
            <text:p>tfg_ranged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c,itm_umb_helm_d,</text:p>
          </table:table-cell>
          <table:table-cell table:style-name="ce18" office:value-type="string" calcext:value-type="string">
            <text:p>itm_umb_armor_c,itm_umb_armor_e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corsair_bow,itm_corsair_arrows,</text:p>
          </table:table-cell>
          <table:table-cell table:style-name="ce18" office:value-type="string" calcext:value-type="string">
            <text:p>itm_umbar_cutlass,</text:p>
          </table:table-cell>
          <table:table-cell table:style-name="ce18"/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2|knows_power_draw_3|knows_ironflesh_1</text:p>
          </table:table-cell>
          <table:table-cell table:style-name="ce32" office:value-type="string" calcext:value-type="string">
            <text:p>bandit_face1</text:p>
          </table:table-cell>
          <table:table-cell table:style-name="ce32" office:value-type="string" calcext:value-type="string">
            <text:p>bandit_face2</text:p>
          </table:table-cell>
          <table:table-cell table:style-name="ce34"/>
          <table:table-cell table:style-name="ce7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office:value-type="string" office:string-value="[&quot;veteran_marksman_of_umbar&quot;,&quot;Veteran_Marksman_of_Umbar&quot;,&quot;Veteran_Marksmen_of_Umbar&quot;,tfg_ranged| tfg_armor| tfg_boots,0,0,fac_umbar,[itm_umb_helm_c,itm_umb_helm_d,itm_umb_armor_c,itm_umb_armor_e,itm_corsair_boots,itm_corsair_bow,itm_corsair_arrows,itm_umbar_cutlass,],attr_evil_tier_4,wp_tier_4,knows_common|knows_athletics_2|knows_power_draw_3|knows_ironflesh_1,bandit_face1,bandit_face2]," calcext:value-type="string">
            <text:p>["veteran_marksman_of_umbar","Veteran_Marksman_of_Umbar","Veteran_Marksmen_of_Umbar",tfg_ranged| tfg_armor| tfg_boots,0,0,fac_umbar,[itm_umb_helm_c,itm_umb_helm_d,itm_umb_armor_c,itm_umb_armor_e,itm_corsair_boots,itm_corsair_bow,itm_corsair_arrows,itm_umbar_cutlass,],attr_evil_tier_4,wp_tier_4,knows_common|knows_athletics_2|knows_power_draw_3|knows_ironflesh_1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aster_marksman_of_umbar</text:p>
          </table:table-cell>
          <table:table-cell table:style-name="ce6" office:value-type="string" calcext:value-type="string">
            <text:p>Corsair_Master_Marksman</text:p>
          </table:table-cell>
          <table:table-cell table:style-name="ce6" office:value-type="string" calcext:value-type="string">
            <text:p>Corsair_Master_Marksmen</text:p>
          </table:table-cell>
          <table:table-cell table:style-name="ce12" office:value-type="string" calcext:value-type="string">
            <text:p>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c,itm_umb_helm_d,</text:p>
          </table:table-cell>
          <table:table-cell table:style-name="ce18" office:value-type="string" calcext:value-type="string">
            <text:p>itm_umb_armor_d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corsair_bow,itm_corsair_arrows,</text:p>
          </table:table-cell>
          <table:table-cell table:style-name="ce18" office:value-type="string" calcext:value-type="string">
            <text:p>itm_umb_shield_a,itm_umbar_cutlass,</text:p>
          </table:table-cell>
          <table:table-cell table:style-name="ce18"/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3|knows_power_draw_4|knows_ironflesh_2</text:p>
          </table:table-cell>
          <table:table-cell table:style-name="ce32" office:value-type="string" calcext:value-type="string">
            <text:p>bandit_face1</text:p>
          </table:table-cell>
          <table:table-cell table:style-name="ce32" office:value-type="string" calcext:value-type="string">
            <text:p>bandit_face2</text:p>
          </table:table-cell>
          <table:table-cell table:style-name="ce34"/>
          <table:table-cell table:style-name="ce7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office:value-type="string" office:string-value="[&quot;master_marksman_of_umbar&quot;,&quot;Corsair_Master_Marksman&quot;,&quot;Corsair_Master_Marksmen&quot;,tfg_ranged| tfg_armor| tfg_helm| tfg_boots,0,0,fac_umbar,[itm_umb_helm_c,itm_umb_helm_d,itm_umb_armor_d,itm_corsair_boots,itm_corsair_bow,itm_corsair_arrows,itm_umb_shield_a,itm_umbar_cutlass,],attr_evil_tier_5,wp_tier_5,knows_common|knows_athletics_3|knows_power_draw_4|knows_ironflesh_2,bandit_face1,bandit_face2]," calcext:value-type="string">
            <text:p>["master_marksman_of_umbar","Corsair_Master_Marksman","Corsair_Master_Marksmen",tfg_ranged| tfg_armor| tfg_helm| tfg_boots,0,0,fac_umbar,[itm_umb_helm_c,itm_umb_helm_d,itm_umb_armor_d,itm_corsair_boots,itm_corsair_bow,itm_corsair_arrows,itm_umb_shield_a,itm_umbar_cutlass,],attr_evil_tier_5,wp_tier_5,knows_common|knows_athletics_3|knows_power_draw_4|knows_ironflesh_2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orsair_marauder</text:p>
          </table:table-cell>
          <table:table-cell table:style-name="ce6" office:value-type="string" calcext:value-type="string">
            <text:p>Swordsman_of_Umbar</text:p>
          </table:table-cell>
          <table:table-cell table:style-name="ce6" office:value-type="string" calcext:value-type="string">
            <text:p>Swordsmen_of_Umbar</text:p>
          </table:table-cell>
          <table:table-cell table:style-name="ce12" office:value-type="string" calcext:value-type="string">
            <text:p>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d,</text:p>
          </table:table-cell>
          <table:table-cell table:style-name="ce18" office:value-type="string" calcext:value-type="string">
            <text:p>itm_umb_armor_f,itm_umb_armor_h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umbar_cutlass,itm_umbar_rapier,</text:p>
          </table:table-cell>
          <table:table-cell table:style-name="ce18" office:value-type="string" calcext:value-type="string">
            <text:p>itm_umb_shield_b,itm_umb_shield_d,</text:p>
          </table:table-cell>
          <table:table-cell table:style-name="ce18"/>
          <table:table-cell table:style-name="ce29" office:value-type="string" calcext:value-type="string">
            <text:p>attr_evil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athletics_1|knows_shield_2|knows_power_strike_2</text:p>
          </table:table-cell>
          <table:table-cell table:style-name="ce32" office:value-type="string" calcext:value-type="string">
            <text:p>bandit_face1</text:p>
          </table:table-cell>
          <table:table-cell table:style-name="ce32" office:value-type="string" calcext:value-type="string">
            <text:p>bandit_face2</text:p>
          </table:table-cell>
          <table:table-cell table:style-name="ce34"/>
          <table:table-cell table:style-name="ce7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office:value-type="string" office:string-value="[&quot;corsair_marauder&quot;,&quot;Swordsman_of_Umbar&quot;,&quot;Swordsmen_of_Umbar&quot;,tfg_armor| tfg_helm| tfg_boots,0,0,fac_umbar,[itm_umb_helm_d,itm_umb_armor_f,itm_umb_armor_h,itm_corsair_boots,itm_umbar_cutlass,itm_umbar_rapier,itm_umb_shield_b,itm_umb_shield_d,],attr_evil_tier_3,wp_tier_3,knows_common|knows_athletics_1|knows_shield_2|knows_power_strike_2,bandit_face1,bandit_face2]," calcext:value-type="string">
            <text:p>["corsair_marauder","Swordsman_of_Umbar","Swordsmen_of_Umbar",tfg_armor| tfg_helm| tfg_boots,0,0,fac_umbar,[itm_umb_helm_d,itm_umb_armor_f,itm_umb_armor_h,itm_corsair_boots,itm_umbar_cutlass,itm_umbar_rapier,itm_umb_shield_b,itm_umb_shield_d,],attr_evil_tier_3,wp_tier_3,knows_common|knows_athletics_1|knows_shield_2|knows_power_strike_2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orsair_veteran_marauder</text:p>
          </table:table-cell>
          <table:table-cell table:style-name="ce6" office:value-type="string" calcext:value-type="string">
            <text:p>Veteran_Swordsman_of_Umbar</text:p>
          </table:table-cell>
          <table:table-cell table:style-name="ce6" office:value-type="string" calcext:value-type="string">
            <text:p>Veteran_Swordsmen_of_Umbar</text:p>
          </table:table-cell>
          <table:table-cell table:style-name="ce12" office:value-type="string" calcext:value-type="string">
            <text:p>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d,</text:p>
          </table:table-cell>
          <table:table-cell table:style-name="ce18" office:value-type="string" calcext:value-type="string">
            <text:p>itm_umb_armor_f,itm_umb_armor_h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umbar_cutlass,itm_umbar_rapier,</text:p>
          </table:table-cell>
          <table:table-cell table:style-name="ce18" office:value-type="string" calcext:value-type="string">
            <text:p>itm_umb_shield_b,itm_umb_shield_d,</text:p>
          </table:table-cell>
          <table:table-cell table:style-name="ce18"/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2|knows_shield_2|knows_power_throw_1|knows_power_strike_3</text:p>
          </table:table-cell>
          <table:table-cell table:style-name="ce32" office:value-type="string" calcext:value-type="string">
            <text:p>bandit_face1</text:p>
          </table:table-cell>
          <table:table-cell table:style-name="ce32" office:value-type="string" calcext:value-type="string">
            <text:p>bandit_face2</text:p>
          </table:table-cell>
          <table:table-cell table:style-name="ce34"/>
          <table:table-cell table:style-name="ce7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office:value-type="string" office:string-value="[&quot;corsair_veteran_marauder&quot;,&quot;Veteran_Swordsman_of_Umbar&quot;,&quot;Veteran_Swordsmen_of_Umbar&quot;,tfg_armor| tfg_helm| tfg_boots,0,0,fac_umbar,[itm_umb_helm_d,itm_umb_armor_f,itm_umb_armor_h,itm_corsair_boots,itm_umbar_cutlass,itm_umbar_rapier,itm_umb_shield_b,itm_umb_shield_d,],attr_evil_tier_4,wp_tier_4,knows_common|knows_athletics_2|knows_shield_2|knows_power_throw_1|knows_power_strike_3,bandit_face1,bandit_face2]," calcext:value-type="string">
            <text:p>["corsair_veteran_marauder","Veteran_Swordsman_of_Umbar","Veteran_Swordsmen_of_Umbar",tfg_armor| tfg_helm| tfg_boots,0,0,fac_umbar,[itm_umb_helm_d,itm_umb_armor_f,itm_umb_armor_h,itm_corsair_boots,itm_umbar_cutlass,itm_umbar_rapier,itm_umb_shield_b,itm_umb_shield_d,],attr_evil_tier_4,wp_tier_4,knows_common|knows_athletics_2|knows_shield_2|knows_power_throw_1|knows_power_strike_3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orsair_elite_marauder</text:p>
          </table:table-cell>
          <table:table-cell table:style-name="ce6" office:value-type="string" calcext:value-type="string">
            <text:p>Corsair_Swordmaster</text:p>
          </table:table-cell>
          <table:table-cell table:style-name="ce6" office:value-type="string" calcext:value-type="string">
            <text:p>Corsair_Swordmasters</text:p>
          </table:table-cell>
          <table:table-cell table:style-name="ce12" office:value-type="string" calcext:value-type="string">
            <text:p>tfg_gloves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a,itm_umb_helm_b,</text:p>
          </table:table-cell>
          <table:table-cell table:style-name="ce18" office:value-type="string" calcext:value-type="string">
            <text:p>itm_umb_armor_g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kraken,</text:p>
          </table:table-cell>
          <table:table-cell table:style-name="ce18" office:value-type="string" calcext:value-type="string">
            <text:p>itm_umb_shield_c,</text:p>
          </table:table-cell>
          <table:table-cell table:style-name="ce18"/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3|knows_shield_2|knows_power_throw_2|knows_power_strike_6|knows_ironflesh_3</text:p>
          </table:table-cell>
          <table:table-cell table:style-name="ce32" office:value-type="string" calcext:value-type="string">
            <text:p>bandit_face1</text:p>
          </table:table-cell>
          <table:table-cell table:style-name="ce32" office:value-type="string" calcext:value-type="string">
            <text:p>bandit_face2</text:p>
          </table:table-cell>
          <table:table-cell table:style-name="ce34"/>
          <table:table-cell table:style-name="ce7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office:value-type="string" office:string-value="[&quot;corsair_elite_marauder&quot;,&quot;Corsair_Swordmaster&quot;,&quot;Corsair_Swordmasters&quot;,tfg_gloves| tfg_armor| tfg_helm| tfg_horse| tfg_boots,0,0,fac_umbar,[itm_umb_helm_a,itm_umb_helm_b,itm_umb_armor_g,itm_corsair_boots,itm_kraken,itm_umb_shield_c,],attr_evil_tier_5,wp_tier_5,knows_common|knows_athletics_3|knows_shield_2|knows_power_throw_2|knows_power_strike_6|knows_ironflesh_3,bandit_face1,bandit_face2]," calcext:value-type="string">
            <text:p>["corsair_elite_marauder","Corsair_Swordmaster","Corsair_Swordmasters",tfg_gloves| tfg_armor| tfg_helm| tfg_horse| tfg_boots,0,0,fac_umbar,[itm_umb_helm_a,itm_umb_helm_b,itm_umb_armor_g,itm_corsair_boots,itm_kraken,itm_umb_shield_c,],attr_evil_tier_5,wp_tier_5,knows_common|knows_athletics_3|knows_shield_2|knows_power_throw_2|knows_power_strike_6|knows_ironflesh_3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ssassin_of_umbar</text:p>
          </table:table-cell>
          <table:table-cell table:style-name="ce6" office:value-type="string" calcext:value-type="string">
            <text:p>Assassin_of_Umbar</text:p>
          </table:table-cell>
          <table:table-cell table:style-name="ce6" office:value-type="string" calcext:value-type="string">
            <text:p>Assassins_of_Umbar</text:p>
          </table:table-cell>
          <table:table-cell table:style-name="ce12" office:value-type="string" calcext:value-type="string">
            <text:p>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b,</text:p>
          </table:table-cell>
          <table:table-cell table:style-name="ce18" office:value-type="string" calcext:value-type="string">
            <text:p>itm_umb_armor_f,itm_umb_armor_d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corsair_bow,itm_corsair_arrows,</text:p>
          </table:table-cell>
          <table:table-cell table:style-name="ce18" office:value-type="string" calcext:value-type="string">
            <text:p>itm_umb_shield_b,itm_umbar_cutlass,itm_kraken,</text:p>
          </table:table-cell>
          <table:table-cell table:style-name="ce18"/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4|knows_power_throw_2|knows_power_draw_2|knows_power_strike_3|knows_ironflesh_3</text:p>
          </table:table-cell>
          <table:table-cell table:style-name="ce32" office:value-type="string" calcext:value-type="string">
            <text:p>bandit_face1</text:p>
          </table:table-cell>
          <table:table-cell table:style-name="ce32" office:value-type="string" calcext:value-type="string">
            <text:p>bandit_face2</text:p>
          </table:table-cell>
          <table:table-cell table:style-name="ce34"/>
          <table:table-cell table:style-name="ce7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office:value-type="string" office:string-value="[&quot;assassin_of_umbar&quot;,&quot;Assassin_of_Umbar&quot;,&quot;Assassins_of_Umbar&quot;,tfg_ranged| tfg_armor| tfg_helm| tfg_boots,0,0,fac_umbar,[itm_umb_helm_b,itm_umb_armor_f,itm_umb_armor_d,itm_corsair_boots,itm_corsair_bow,itm_corsair_arrows,itm_umb_shield_b,itm_umbar_cutlass,itm_kraken,],attr_evil_tier_4,wp_tier_4,knows_common|knows_athletics_4|knows_power_throw_2|knows_power_draw_2|knows_power_strike_3|knows_ironflesh_3,bandit_face1,bandit_face2]," calcext:value-type="string">
            <text:p>["assassin_of_umbar","Assassin_of_Umbar","Assassins_of_Umbar",tfg_ranged| tfg_armor| tfg_helm| tfg_boots,0,0,fac_umbar,[itm_umb_helm_b,itm_umb_armor_f,itm_umb_armor_d,itm_corsair_boots,itm_corsair_bow,itm_corsair_arrows,itm_umb_shield_b,itm_umbar_cutlass,itm_kraken,],attr_evil_tier_4,wp_tier_4,knows_common|knows_athletics_4|knows_power_throw_2|knows_power_draw_2|knows_power_strike_3|knows_ironflesh_3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aster_assassin_of_umbar</text:p>
          </table:table-cell>
          <table:table-cell table:style-name="ce6" office:value-type="string" calcext:value-type="string">
            <text:p>Corsair_Assassin</text:p>
          </table:table-cell>
          <table:table-cell table:style-name="ce6" office:value-type="string" calcext:value-type="string">
            <text:p>Corsair_Assassins</text:p>
          </table:table-cell>
          <table:table-cell table:style-name="ce12" office:value-type="string" calcext:value-type="string">
            <text:p>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a,itm_umb_helm_b,</text:p>
          </table:table-cell>
          <table:table-cell table:style-name="ce18" office:value-type="string" calcext:value-type="string">
            <text:p>itm_umb_armor_d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corsair_bow,itm_corsair_arrows,</text:p>
          </table:table-cell>
          <table:table-cell table:style-name="ce18" office:value-type="string" calcext:value-type="string">
            <text:p>itm_kraken,</text:p>
          </table:table-cell>
          <table:table-cell table:style-name="ce18"/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5|knows_power_draw_3|knows_power_strike_4|knows_ironflesh_4</text:p>
          </table:table-cell>
          <table:table-cell table:style-name="ce32" office:value-type="string" calcext:value-type="string">
            <text:p>bandit_face1</text:p>
          </table:table-cell>
          <table:table-cell table:style-name="ce32" office:value-type="string" calcext:value-type="string">
            <text:p>bandit_face2</text:p>
          </table:table-cell>
          <table:table-cell table:style-name="ce34"/>
          <table:table-cell table:style-name="ce7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office:value-type="string" office:string-value="[&quot;master_assassin_of_umbar&quot;,&quot;Corsair_Assassin&quot;,&quot;Corsair_Assassins&quot;,tfg_ranged| tfg_armor| tfg_helm| tfg_boots,0,0,fac_umbar,[itm_umb_helm_a,itm_umb_helm_b,itm_umb_armor_d,itm_corsair_boots,itm_corsair_bow,itm_corsair_arrows,itm_kraken,],attr_evil_tier_5,wp_tier_5,knows_common|knows_athletics_5|knows_power_draw_3|knows_power_strike_4|knows_ironflesh_4,bandit_face1,bandit_face2]," calcext:value-type="string">
            <text:p>["master_assassin_of_umbar","Corsair_Assassin","Corsair_Assassins",tfg_ranged| tfg_armor| tfg_helm| tfg_boots,0,0,fac_umbar,[itm_umb_helm_a,itm_umb_helm_b,itm_umb_armor_d,itm_corsair_boots,itm_corsair_bow,itm_corsair_arrows,itm_kraken,],attr_evil_tier_5,wp_tier_5,knows_common|knows_athletics_5|knows_power_draw_3|knows_power_strike_4|knows_ironflesh_4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ikeman_of_umbar</text:p>
          </table:table-cell>
          <table:table-cell table:style-name="ce6" office:value-type="string" calcext:value-type="string">
            <text:p>Pikeman_of_Umbar</text:p>
          </table:table-cell>
          <table:table-cell table:style-name="ce6" office:value-type="string" calcext:value-type="string">
            <text:p>Pikemen_of_Umbar</text:p>
          </table:table-cell>
          <table:table-cell table:style-name="ce12" office:value-type="string" calcext:value-type="string">
            <text:p>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c,</text:p>
          </table:table-cell>
          <table:table-cell table:style-name="ce18" office:value-type="string" calcext:value-type="string">
            <text:p>itm_umb_armor_b,itm_umb_armor_c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umbar_pike,</text:p>
          </table:table-cell>
          <table:table-cell table:style-name="ce18" office:value-type="string" calcext:value-type="string">
            <text:p>itm_umb_shield_a,itm_umb_shield_b,itm_umb_shield_d,</text:p>
          </table:table-cell>
          <table:table-cell table:style-name="ce18"/>
          <table:table-cell table:style-name="ce29" office:value-type="string" calcext:value-type="string">
            <text:p>attr_evil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athletics_2|knows_shield_2|knows_power_strike_3|knows_ironflesh_2</text:p>
          </table:table-cell>
          <table:table-cell table:style-name="ce32" office:value-type="string" calcext:value-type="string">
            <text:p>bandit_face1</text:p>
          </table:table-cell>
          <table:table-cell table:style-name="ce32" office:value-type="string" calcext:value-type="string">
            <text:p>bandit_face2</text:p>
          </table:table-cell>
          <table:table-cell table:style-name="ce34"/>
          <table:table-cell table:style-name="ce7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office:value-type="string" office:string-value="[&quot;pikeman_of_umbar&quot;,&quot;Pikeman_of_Umbar&quot;,&quot;Pikemen_of_Umbar&quot;,tfg_shield| tfg_armor| tfg_helm| tfg_boots,0,0,fac_umbar,[itm_umb_helm_c,itm_umb_armor_b,itm_umb_armor_c,itm_corsair_boots,itm_umbar_pike,itm_umb_shield_a,itm_umb_shield_b,itm_umb_shield_d,],attr_evil_tier_3,wp_tier_3,knows_common|knows_athletics_2|knows_shield_2|knows_power_strike_3|knows_ironflesh_2,bandit_face1,bandit_face2]," calcext:value-type="string">
            <text:p>["pikeman_of_umbar","Pikeman_of_Umbar","Pikemen_of_Umbar",tfg_shield| tfg_armor| tfg_helm| tfg_boots,0,0,fac_umbar,[itm_umb_helm_c,itm_umb_armor_b,itm_umb_armor_c,itm_corsair_boots,itm_umbar_pike,itm_umb_shield_a,itm_umb_shield_b,itm_umb_shield_d,],attr_evil_tier_3,wp_tier_3,knows_common|knows_athletics_2|knows_shield_2|knows_power_strike_3|knows_ironflesh_2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pikeman_of_umbar</text:p>
          </table:table-cell>
          <table:table-cell table:style-name="ce6" office:value-type="string" calcext:value-type="string">
            <text:p>Veteran_Pikeman_of_Umbar</text:p>
          </table:table-cell>
          <table:table-cell table:style-name="ce6" office:value-type="string" calcext:value-type="string">
            <text:p>Veteran_Pikemen_of_Umbar</text:p>
          </table:table-cell>
          <table:table-cell table:style-name="ce12" office:value-type="string" calcext:value-type="string">
            <text:p>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a,</text:p>
          </table:table-cell>
          <table:table-cell table:style-name="ce18" office:value-type="string" calcext:value-type="string">
            <text:p>itm_umb_armor_c,itm_umb_armor_d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umbar_pike,</text:p>
          </table:table-cell>
          <table:table-cell table:style-name="ce18" office:value-type="string" calcext:value-type="string">
            <text:p>itm_umb_shield_a,itm_umb_shield_b,</text:p>
          </table:table-cell>
          <table:table-cell table:style-name="ce18"/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3|knows_shield_3|knows_power_strike_3|knows_ironflesh_2</text:p>
          </table:table-cell>
          <table:table-cell table:style-name="ce32" office:value-type="string" calcext:value-type="string">
            <text:p>bandit_face1</text:p>
          </table:table-cell>
          <table:table-cell table:style-name="ce32" office:value-type="string" calcext:value-type="string">
            <text:p>bandit_face2</text:p>
          </table:table-cell>
          <table:table-cell table:style-name="ce34"/>
          <table:table-cell table:style-name="ce7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office:value-type="string" office:string-value="[&quot;veteran_pikeman_of_umbar&quot;,&quot;Veteran_Pikeman_of_Umbar&quot;,&quot;Veteran_Pikemen_of_Umbar&quot;,tfg_shield| tfg_armor| tfg_helm| tfg_boots,0,0,fac_umbar,[itm_umb_helm_a,itm_umb_armor_c,itm_umb_armor_d,itm_corsair_boots,itm_umbar_pike,itm_umb_shield_a,itm_umb_shield_b,],attr_evil_tier_4,wp_tier_4,knows_common|knows_athletics_3|knows_shield_3|knows_power_strike_3|knows_ironflesh_2,bandit_face1,bandit_face2]," calcext:value-type="string">
            <text:p>["veteran_pikeman_of_umbar","Veteran_Pikeman_of_Umbar","Veteran_Pikemen_of_Umbar",tfg_shield| tfg_armor| tfg_helm| tfg_boots,0,0,fac_umbar,[itm_umb_helm_a,itm_umb_armor_c,itm_umb_armor_d,itm_corsair_boots,itm_umbar_pike,itm_umb_shield_a,itm_umb_shield_b,],attr_evil_tier_4,wp_tier_4,knows_common|knows_athletics_3|knows_shield_3|knows_power_strike_3|knows_ironflesh_2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ike_master_of_umbar</text:p>
          </table:table-cell>
          <table:table-cell table:style-name="ce6" office:value-type="string" calcext:value-type="string">
            <text:p>Corsair_Pike_Master</text:p>
          </table:table-cell>
          <table:table-cell table:style-name="ce6" office:value-type="string" calcext:value-type="string">
            <text:p>Corsair_Pike_Masters</text:p>
          </table:table-cell>
          <table:table-cell table:style-name="ce12" office:value-type="string" calcext:value-type="string">
            <text:p>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a,</text:p>
          </table:table-cell>
          <table:table-cell table:style-name="ce18" office:value-type="string" calcext:value-type="string">
            <text:p>itm_umb_armor_f,itm_umb_armor_g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umbar_pike,</text:p>
          </table:table-cell>
          <table:table-cell table:style-name="ce18" office:value-type="string" calcext:value-type="string">
            <text:p>itm_umb_shield_a,itm_umb_shield_b,</text:p>
          </table:table-cell>
          <table:table-cell table:style-name="ce18"/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3|knows_shield_4|knows_power_strike_4|knows_ironflesh_3</text:p>
          </table:table-cell>
          <table:table-cell table:style-name="ce32" office:value-type="string" calcext:value-type="string">
            <text:p>bandit_face1</text:p>
          </table:table-cell>
          <table:table-cell table:style-name="ce32" office:value-type="string" calcext:value-type="string">
            <text:p>bandit_face2</text:p>
          </table:table-cell>
          <table:table-cell table:style-name="ce34"/>
          <table:table-cell table:style-name="ce7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office:value-type="string" office:string-value="[&quot;pike_master_of_umbar&quot;,&quot;Corsair_Pike_Master&quot;,&quot;Corsair_Pike_Masters&quot;,tfg_shield| tfg_armor| tfg_helm| tfg_boots,0,0,fac_umbar,[itm_umb_helm_a,itm_umb_armor_f,itm_umb_armor_g,itm_corsair_boots,itm_umbar_pike,itm_umb_shield_a,itm_umb_shield_b,],attr_evil_tier_5,wp_tier_5,knows_common|knows_athletics_3|knows_shield_4|knows_power_strike_4|knows_ironflesh_3,bandit_face1,bandit_face2]," calcext:value-type="string">
            <text:p>["pike_master_of_umbar","Corsair_Pike_Master","Corsair_Pike_Masters",tfg_shield| tfg_armor| tfg_helm| tfg_boots,0,0,fac_umbar,[itm_umb_helm_a,itm_umb_armor_f,itm_umb_armor_g,itm_corsair_boots,itm_umbar_pike,itm_umb_shield_a,itm_umb_shield_b,],attr_evil_tier_5,wp_tier_5,knows_common|knows_athletics_3|knows_shield_4|knows_power_strike_4|knows_ironflesh_3,bandit_face1,bandit_face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>
            <text:p/>
          </table:table-cell>
          <table:table-cell table:number-columns-repeated="1003"/>
        </table:table-row>
        <table:table-row table:style-name="ro3">
          <table:table-cell table:style-name="ce7" office:value-type="string" calcext:value-type="string">
            <text:p>ISENGARD Orcs</text:p>
          </table:table-cell>
          <table:table-cell table:style-name="ce7" table:number-columns-repeated="19"/>
          <table:table-cell table:number-columns-repeated="1004"/>
        </table:table-row>
        <table:table-row table:style-name="ro3">
          <table:table-cell table:style-name="ce6" office:value-type="string" calcext:value-type="string">
            <text:p>orc_snaga_of_isengard</text:p>
          </table:table-cell>
          <table:table-cell table:style-name="ce6" office:value-type="string" calcext:value-type="string">
            <text:p>Orc_Snaga_of_Isengard</text:p>
          </table:table-cell>
          <table:table-cell table:style-name="ce6" office:value-type="string" calcext:value-type="string">
            <text:p>Orc_Snagas_of_Isengard</text:p>
          </table:table-cell>
          <table:table-cell table:style-name="ce12" office:value-type="string" calcext:value-type="string">
            <text:p>tf_orc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orc_coif_bad,itm_orc_coif,</text:p>
          </table:table-cell>
          <table:table-cell table:style-name="ce18" office:value-type="string" calcext:value-type="string">
            <text:p>itm_isen_orc_armor_a,itm_isen_orc_armor_b,</text:p>
          </table:table-cell>
          <table:table-cell table:style-name="ce18" table:number-columns-repeated="2"/>
          <table:table-cell table:style-name="ce18" office:value-type="string" calcext:value-type="string">
            <text:p>itm_isengard_hammer,itm_isengard_spear,itm_isengard_spear,itm_wood_club,itm_orc_simple_spear,itm_orc_slasher,itm_orc_axe,</text:p>
          </table:table-cell>
          <table:table-cell table:style-name="ce18"/>
          <table:table-cell table:style-name="ce18" office:value-type="string" calcext:value-type="string">
            <text:p>itm_metal_scraps_bad,itm_metal_scraps_medium,itm_metal_scraps_good,</text:p>
          </table:table-cell>
          <table:table-cell table:style-name="ce29" office:value-type="string" calcext:value-type="string">
            <text:p>attr_orc_tier_1</text:p>
          </table:table-cell>
          <table:table-cell table:style-name="ce29" office:value-type="string" calcext:value-type="string">
            <text:p>wp_orc_tier_1</text:p>
          </table:table-cell>
          <table:table-cell table:style-name="ce29" office:value-type="string" calcext:value-type="string">
            <text:p>knows_athletics_3|knows_power_throw_1|knows_power_strike_1</text:p>
          </table:table-cell>
          <table:table-cell table:style-name="ce32" office:value-type="string" calcext:value-type="string">
            <text:p>orc_face1</text:p>
          </table:table-cell>
          <table:table-cell table:style-name="ce32" office:value-type="string" calcext:value-type="string">
            <text:p>orc_face2</text:p>
          </table:table-cell>
          <table:table-cell table:style-name="ce34"/>
          <table:table-cell table:style-name="ce7" table:formula="of:=IF(AND([.A323]&lt;&gt;&quot;&quot;;[.B323]&lt;&gt;&quot;&quot;);CONCATENATE([Variables.$I$1];[Variables.$I$7];[.A323];[Variables.$I$7];[Variables.$I$6];[Variables.$I$7];[.B323];[Variables.$I$7];[Variables.$I$6];[Variables.$I$7];[.C323];[Variables.$I$7];[Variables.$I$6];[.D323];[Variables.$I$6];[.E323];[Variables.$I$6];[.F323];[Variables.$I$6];[.G323];[Variables.$I$6];[Variables.$I$1];[.H323];[.I323];[.J323];[.K323];[.L323];[.M323];[.N323];[Variables.$I$2];[Variables.$I$6];[.O323];[Variables.$I$6];[.P323];[Variables.$I$6];[.Q323];[Variables.$I$6];[.R323];[Variables.$I$6];[.S323];IF([.T323]&lt;&gt;&quot;&quot;;CONCATENATE([Variables.$I$6];[.T323]);&quot;&quot;);[Variables.$I$2];[Variables.$I$6]);IF([.A323]&lt;&gt;&quot;&quot;;CONCATENATE(&quot;#&quot;;[.A323]);&quot;&quot;))" office:value-type="string" office:string-value="[&quot;orc_snaga_of_isengard&quot;,&quot;Orc_Snaga_of_Isengard&quot;,&quot;Orc_Snagas_of_Isengard&quot;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athletics_3|knows_power_throw_1|knows_power_strike_1,orc_face1,orc_face2]," calcext:value-type="string">
            <text:p>["orc_snaga_of_isengard","Orc_Snaga_of_Isengard","Orc_Snagas_of_Isengard"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athletics_3|knows_power_throw_1|knows_power_strike_1,orc_face1,orc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of_isengard</text:p>
          </table:table-cell>
          <table:table-cell table:style-name="ce6" office:value-type="string" calcext:value-type="string">
            <text:p>Orc_of_Isengard</text:p>
          </table:table-cell>
          <table:table-cell table:style-name="ce6" office:value-type="string" calcext:value-type="string">
            <text:p>Orcs_of_Isengard</text:p>
          </table:table-cell>
          <table:table-cell table:style-name="ce12" office:value-type="string" calcext:value-type="string">
            <text:p>tf_orc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orc_helm_a,itm_isen_orc_helm_b,</text:p>
          </table:table-cell>
          <table:table-cell table:style-name="ce18" office:value-type="string" calcext:value-type="string">
            <text:p>itm_isen_orc_armor_c,itm_isen_orc_armor_d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isengard_spear,itm_isengard_spear,itm_orc_simple_spear,itm_orc_bill,itm_orc_bill,</text:p>
          </table:table-cell>
          <table:table-cell table:style-name="ce18" office:value-type="string" calcext:value-type="string">
            <text:p>itm_orc_slasher,itm_orc_falchion,itm_orc_machete,itm_isengard_sword,itm_isengard_hammer,itm_orc_axe,itm_isen_orc_shield_a,</text:p>
          </table:table-cell>
          <table:table-cell table:style-name="ce18"/>
          <table:table-cell table:style-name="ce29" office:value-type="string" calcext:value-type="string">
            <text:p>attr_orc_tier_2</text:p>
          </table:table-cell>
          <table:table-cell table:style-name="ce29" office:value-type="string" calcext:value-type="string">
            <text:p>wp_orc_tier_2</text:p>
          </table:table-cell>
          <table:table-cell table:style-name="ce29" office:value-type="string" calcext:value-type="string">
            <text:p>knows_athletics_4|knows_power_throw_2|knows_power_strike_3</text:p>
          </table:table-cell>
          <table:table-cell table:style-name="ce32" office:value-type="string" calcext:value-type="string">
            <text:p>orc_face2</text:p>
          </table:table-cell>
          <table:table-cell table:style-name="ce32" office:value-type="string" calcext:value-type="string">
            <text:p>orc_face3</text:p>
          </table:table-cell>
          <table:table-cell table:style-name="ce34"/>
          <table:table-cell table:style-name="ce7"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 office:value-type="string" office:string-value="[&quot;orc_of_isengard&quot;,&quot;Orc_of_Isengard&quot;,&quot;Orcs_of_Isengard&quot;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athletics_4|knows_power_throw_2|knows_power_strike_3,orc_face2,orc_face3]," calcext:value-type="string">
            <text:p>["orc_of_isengard","Orc_of_Isengard","Orcs_of_Isengard"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athletics_4|knows_power_throw_2|knows_power_strike_3,orc_face2,orc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orc_of_isengard</text:p>
          </table:table-cell>
          <table:table-cell table:style-name="ce6" office:value-type="string" calcext:value-type="string">
            <text:p>Large_Orc_of_Isengard</text:p>
          </table:table-cell>
          <table:table-cell table:style-name="ce6" office:value-type="string" calcext:value-type="string">
            <text:p>Large_Orcs_of_Isengard</text:p>
          </table:table-cell>
          <table:table-cell table:style-name="ce12" office:value-type="string" calcext:value-type="string">
            <text:p>tf_orc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orc_helm_b,</text:p>
          </table:table-cell>
          <table:table-cell table:style-name="ce18" office:value-type="string" calcext:value-type="string">
            <text:p>itm_isen_orc_armor_e,itm_isen_orc_armor_f,</text:p>
          </table:table-cell>
          <table:table-cell table:style-name="ce18" office:value-type="string" calcext:value-type="string">
            <text:p>itm_evil_gauntlets_b,itm_leather_gloves,</text:p>
          </table:table-cell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isengard_hammer,itm_isengard_spear,itm_isengard_spear,itm_orc_simple_spear,itm_orc_bill,</text:p>
          </table:table-cell>
          <table:table-cell table:style-name="ce18" office:value-type="string" calcext:value-type="string">
            <text:p>itm_orc_slasher,itm_orc_falchion,itm_orc_sabre,itm_orc_machete,itm_isengard_sword,itm_orc_axe,itm_wood_club,itm_isen_orc_shield_a,itm_isen_orc_shield_b,</text:p>
          </table:table-cell>
          <table:table-cell table:style-name="ce18"/>
          <table:table-cell table:style-name="ce29" office:value-type="string" calcext:value-type="string">
            <text:p>attr_orc_tier_3</text:p>
          </table:table-cell>
          <table:table-cell table:style-name="ce29" office:value-type="string" calcext:value-type="string">
            <text:p>wp_orc_tier_3</text:p>
          </table:table-cell>
          <table:table-cell table:style-name="ce29" office:value-type="string" calcext:value-type="string">
            <text:p>knows_athletics_5|knows_power_throw_2|knows_power_strike_4</text:p>
          </table:table-cell>
          <table:table-cell table:style-name="ce32" office:value-type="string" calcext:value-type="string">
            <text:p>orc_face4</text:p>
          </table:table-cell>
          <table:table-cell table:style-name="ce32" office:value-type="string" calcext:value-type="string">
            <text:p>orc_face5</text:p>
          </table:table-cell>
          <table:table-cell table:style-name="ce34"/>
          <table:table-cell table:style-name="ce7" table:formula="of:=IF(AND([.A325]&lt;&gt;&quot;&quot;;[.B325]&lt;&gt;&quot;&quot;);CONCATENATE([Variables.$I$1];[Variables.$I$7];[.A325];[Variables.$I$7];[Variables.$I$6];[Variables.$I$7];[.B325];[Variables.$I$7];[Variables.$I$6];[Variables.$I$7];[.C325];[Variables.$I$7];[Variables.$I$6];[.D325];[Variables.$I$6];[.E325];[Variables.$I$6];[.F325];[Variables.$I$6];[.G325];[Variables.$I$6];[Variables.$I$1];[.H325];[.I325];[.J325];[.K325];[.L325];[.M325];[.N325];[Variables.$I$2];[Variables.$I$6];[.O325];[Variables.$I$6];[.P325];[Variables.$I$6];[.Q325];[Variables.$I$6];[.R325];[Variables.$I$6];[.S325];IF([.T325]&lt;&gt;&quot;&quot;;CONCATENATE([Variables.$I$6];[.T325]);&quot;&quot;);[Variables.$I$2];[Variables.$I$6]);IF([.A325]&lt;&gt;&quot;&quot;;CONCATENATE(&quot;#&quot;;[.A325]);&quot;&quot;))" office:value-type="string" office:string-value="[&quot;large_orc_of_isengard&quot;,&quot;Large_Orc_of_Isengard&quot;,&quot;Large_Orcs_of_Isengard&quot;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athletics_5|knows_power_throw_2|knows_power_strike_4,orc_face4,orc_face5]," calcext:value-type="string">
            <text:p>["large_orc_of_isengard","Large_Orc_of_Isengard","Large_Orcs_of_Isengard"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athletics_5|knows_power_throw_2|knows_power_strike_4,orc_face4,orc_face5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orc_of_isengard</text:p>
          </table:table-cell>
          <table:table-cell table:style-name="ce6" office:value-type="string" calcext:value-type="string">
            <text:p>Fell_Orc_of_Isengard</text:p>
          </table:table-cell>
          <table:table-cell table:style-name="ce6" office:value-type="string" calcext:value-type="string">
            <text:p>Fell_Orcs_of_Isengard</text:p>
          </table:table-cell>
          <table:table-cell table:style-name="ce12" office:value-type="string" calcext:value-type="string">
            <text:p>tf_orc| tfg_armor| tfg_helm| tfg_boots| tfg_glove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orc_helm_c,</text:p>
          </table:table-cell>
          <table:table-cell table:style-name="ce18" office:value-type="string" calcext:value-type="string">
            <text:p>itm_isen_orc_armor_g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orc_greaves,</text:p>
          </table:table-cell>
          <table:table-cell table:style-name="ce18" office:value-type="string" calcext:value-type="string">
            <text:p>itm_isengard_hammer,itm_isengard_spear,itm_isengard_spear,itm_orc_simple_spear,itm_orc_bill,itm_orc_bill,</text:p>
          </table:table-cell>
          <table:table-cell table:style-name="ce18" office:value-type="string" calcext:value-type="string">
            <text:p>itm_orc_club_c,itm_orc_falchion,itm_orc_sabre,itm_orc_machete,itm_isengard_sword,itm_orc_axe,itm_isen_orc_shield_a,itm_isen_orc_shield_b,</text:p>
          </table:table-cell>
          <table:table-cell table:style-name="ce18"/>
          <table:table-cell table:style-name="ce29" office:value-type="string" calcext:value-type="string">
            <text:p>attr_orc_tier_4</text:p>
          </table:table-cell>
          <table:table-cell table:style-name="ce29" office:value-type="string" calcext:value-type="string">
            <text:p>wp_orc_tier_4</text:p>
          </table:table-cell>
          <table:table-cell table:style-name="ce29" office:value-type="string" calcext:value-type="string">
            <text:p>knows_athletics_6|knows_power_throw_3|knows_power_strike_4</text:p>
          </table:table-cell>
          <table:table-cell table:style-name="ce32" office:value-type="string" calcext:value-type="string">
            <text:p>orc_face6</text:p>
          </table:table-cell>
          <table:table-cell table:style-name="ce32" office:value-type="string" calcext:value-type="string">
            <text:p>orc_face7</text:p>
          </table:table-cell>
          <table:table-cell table:style-name="ce34"/>
          <table:table-cell table:style-name="ce7" table:formula="of:=IF(AND([.A326]&lt;&gt;&quot;&quot;;[.B326]&lt;&gt;&quot;&quot;);CONCATENATE([Variables.$I$1];[Variables.$I$7];[.A326];[Variables.$I$7];[Variables.$I$6];[Variables.$I$7];[.B326];[Variables.$I$7];[Variables.$I$6];[Variables.$I$7];[.C326];[Variables.$I$7];[Variables.$I$6];[.D326];[Variables.$I$6];[.E326];[Variables.$I$6];[.F326];[Variables.$I$6];[.G326];[Variables.$I$6];[Variables.$I$1];[.H326];[.I326];[.J326];[.K326];[.L326];[.M326];[.N326];[Variables.$I$2];[Variables.$I$6];[.O326];[Variables.$I$6];[.P326];[Variables.$I$6];[.Q326];[Variables.$I$6];[.R326];[Variables.$I$6];[.S326];IF([.T326]&lt;&gt;&quot;&quot;;CONCATENATE([Variables.$I$6];[.T326]);&quot;&quot;);[Variables.$I$2];[Variables.$I$6]);IF([.A326]&lt;&gt;&quot;&quot;;CONCATENATE(&quot;#&quot;;[.A326]);&quot;&quot;))" office:value-type="string" office:string-value="[&quot;fell_orc_of_isengard&quot;,&quot;Fell_Orc_of_Isengard&quot;,&quot;Fell_Orcs_of_Isengard&quot;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athletics_6|knows_power_throw_3|knows_power_strike_4,orc_face6,orc_face7]," calcext:value-type="string">
            <text:p>["fell_orc_of_isengard","Fell_Orc_of_Isengard","Fell_Orcs_of_Isengard"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athletics_6|knows_power_throw_3|knows_power_strike_4,orc_face6,orc_face7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orc_despoiler</text:p>
          </table:table-cell>
          <table:table-cell table:style-name="ce6" office:value-type="string" calcext:value-type="string">
            <text:p>Large_Orc_Despoiler</text:p>
          </table:table-cell>
          <table:table-cell table:style-name="ce6" office:value-type="string" calcext:value-type="string">
            <text:p>Large_Orc_Despoilers</text:p>
          </table:table-cell>
          <table:table-cell table:style-name="ce12" office:value-type="string" calcext:value-type="string">
            <text:p>tf_orc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orc_helm_b,</text:p>
          </table:table-cell>
          <table:table-cell table:style-name="ce18" office:value-type="string" calcext:value-type="string">
            <text:p>itm_isen_orc_armor_e,itm_isen_orc_armor_f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orc_greaves,</text:p>
          </table:table-cell>
          <table:table-cell table:style-name="ce18" office:value-type="string" calcext:value-type="string">
            <text:p>itm_isengard_mallet,itm_orc_sledgehammer,itm_isengard_hammer,itm_twohand_wood_club,</text:p>
          </table:table-cell>
          <table:table-cell table:style-name="ce18" table:number-columns-repeated="2"/>
          <table:table-cell table:style-name="ce29" office:value-type="string" calcext:value-type="string">
            <text:p>attr_orc_tier_3</text:p>
          </table:table-cell>
          <table:table-cell table:style-name="ce29" office:value-type="string" calcext:value-type="string">
            <text:p>wp_orc_tier_3</text:p>
          </table:table-cell>
          <table:table-cell table:style-name="ce29" office:value-type="string" calcext:value-type="string">
            <text:p>knows_athletics_6|knows_power_strike_4</text:p>
          </table:table-cell>
          <table:table-cell table:style-name="ce32" office:value-type="string" calcext:value-type="string">
            <text:p>orc_face8</text:p>
          </table:table-cell>
          <table:table-cell table:style-name="ce32" office:value-type="string" calcext:value-type="string">
            <text:p>orc_face9</text:p>
          </table:table-cell>
          <table:table-cell table:style-name="ce34"/>
          <table:table-cell table:style-name="ce7" table:formula="of:=IF(AND([.A327]&lt;&gt;&quot;&quot;;[.B327]&lt;&gt;&quot;&quot;);CONCATENATE([Variables.$I$1];[Variables.$I$7];[.A327];[Variables.$I$7];[Variables.$I$6];[Variables.$I$7];[.B327];[Variables.$I$7];[Variables.$I$6];[Variables.$I$7];[.C327];[Variables.$I$7];[Variables.$I$6];[.D327];[Variables.$I$6];[.E327];[Variables.$I$6];[.F327];[Variables.$I$6];[.G327];[Variables.$I$6];[Variables.$I$1];[.H327];[.I327];[.J327];[.K327];[.L327];[.M327];[.N327];[Variables.$I$2];[Variables.$I$6];[.O327];[Variables.$I$6];[.P327];[Variables.$I$6];[.Q327];[Variables.$I$6];[.R327];[Variables.$I$6];[.S327];IF([.T327]&lt;&gt;&quot;&quot;;CONCATENATE([Variables.$I$6];[.T327]);&quot;&quot;);[Variables.$I$2];[Variables.$I$6]);IF([.A327]&lt;&gt;&quot;&quot;;CONCATENATE(&quot;#&quot;;[.A327]);&quot;&quot;))" office:value-type="string" office:string-value="[&quot;large_orc_despoiler&quot;,&quot;Large_Orc_Despoiler&quot;,&quot;Large_Orc_Despoilers&quot;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athletics_6|knows_power_strike_4,orc_face8,orc_face9]," calcext:value-type="string">
            <text:p>["large_orc_despoiler","Large_Orc_Despoiler","Large_Orc_Despoilers"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athletics_6|knows_power_strike_4,orc_face8,orc_face9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orc_despoiler</text:p>
          </table:table-cell>
          <table:table-cell table:style-name="ce6" office:value-type="string" calcext:value-type="string">
            <text:p>Fell_Orc_Despoiler</text:p>
          </table:table-cell>
          <table:table-cell table:style-name="ce6" office:value-type="string" calcext:value-type="string">
            <text:p>Fell_Orc_Despoilers</text:p>
          </table:table-cell>
          <table:table-cell table:style-name="ce12" office:value-type="string" calcext:value-type="string">
            <text:p>tf_orc| tfg_armor| tfg_helm| tfg_boots| tfg_glove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orc_helm_c,</text:p>
          </table:table-cell>
          <table:table-cell table:style-name="ce18" office:value-type="string" calcext:value-type="string">
            <text:p>itm_isen_orc_armor_g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orc_greaves,</text:p>
          </table:table-cell>
          <table:table-cell table:style-name="ce18" office:value-type="string" calcext:value-type="string">
            <text:p>itm_isengard_mallet,itm_orc_sledgehammer,itm_isengard_hammer,itm_twohand_wood_club,</text:p>
          </table:table-cell>
          <table:table-cell table:style-name="ce18" table:number-columns-repeated="2"/>
          <table:table-cell table:style-name="ce29" office:value-type="string" calcext:value-type="string">
            <text:p>attr_orc_tier_4</text:p>
          </table:table-cell>
          <table:table-cell table:style-name="ce29" office:value-type="string" calcext:value-type="string">
            <text:p>wp_orc_tier_4</text:p>
          </table:table-cell>
          <table:table-cell table:style-name="ce29" office:value-type="string" calcext:value-type="string">
            <text:p>knows_athletics_7|knows_power_strike_5</text:p>
          </table:table-cell>
          <table:table-cell table:style-name="ce32" office:value-type="string" calcext:value-type="string">
            <text:p>orc_face3</text:p>
          </table:table-cell>
          <table:table-cell table:style-name="ce32" office:value-type="string" calcext:value-type="string">
            <text:p>orc_face6</text:p>
          </table:table-cell>
          <table:table-cell table:style-name="ce34"/>
          <table:table-cell table:style-name="ce7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 office:value-type="string" office:string-value="[&quot;fell_orc_despoiler&quot;,&quot;Fell_Orc_Despoiler&quot;,&quot;Fell_Orc_Despoilers&quot;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athletics_7|knows_power_strike_5,orc_face3,orc_face6]," calcext:value-type="string">
            <text:p>["fell_orc_despoiler","Fell_Orc_Despoiler","Fell_Orc_Despoilers"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athletics_7|knows_power_strike_5,orc_face3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lf_rider_of_isengard</text:p>
          </table:table-cell>
          <table:table-cell table:style-name="ce6" office:value-type="string" calcext:value-type="string">
            <text:p>Wolf_Rider_of_Isengard</text:p>
          </table:table-cell>
          <table:table-cell table:style-name="ce6" office:value-type="string" calcext:value-type="string">
            <text:p>Wolf_Riders_of_Isengard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/>
          <table:table-cell table:style-name="ce18" office:value-type="string" calcext:value-type="string">
            <text:p>itm_isen_orc_armor_a,itm_isen_orc_armor_b,</text:p>
          </table:table-cell>
          <table:table-cell table:style-name="ce18" table:number-columns-repeated="2"/>
          <table:table-cell table:style-name="ce18" office:value-type="string" calcext:value-type="string">
            <text:p>itm_orc_throwing_arrow,</text:p>
          </table:table-cell>
          <table:table-cell table:style-name="ce18" office:value-type="string" calcext:value-type="string">
            <text:p>itm_twohand_wood_club,itm_orc_falchion,</text:p>
          </table:table-cell>
          <table:table-cell table:style-name="ce18" office:value-type="string" calcext:value-type="string">
            <text:p>itm_warg_1d,itm_warg_1b,itm_warg_1c,</text:p>
          </table:table-cell>
          <table:table-cell table:style-name="ce29" office:value-type="string" calcext:value-type="string">
            <text:p>attr_orc_tier_2</text:p>
          </table:table-cell>
          <table:table-cell table:style-name="ce29" office:value-type="string" calcext:value-type="string">
            <text:p>wp_orc_tier_2</text:p>
          </table:table-cell>
          <table:table-cell table:style-name="ce29" office:value-type="string" calcext:value-type="string">
            <text:p>knows_riding_3|knows_power_throw_2|knows_power_strike_2|knows_horse_archery_2</text:p>
          </table:table-cell>
          <table:table-cell table:style-name="ce32" office:value-type="string" calcext:value-type="string">
            <text:p>orc_face7</text:p>
          </table:table-cell>
          <table:table-cell table:style-name="ce32" office:value-type="string" calcext:value-type="string">
            <text:p>orc_face4</text:p>
          </table:table-cell>
          <table:table-cell table:style-name="ce34"/>
          <table:table-cell table:style-name="ce7" table:formula="of:=IF(AND([.A329]&lt;&gt;&quot;&quot;;[.B329]&lt;&gt;&quot;&quot;);CONCATENATE([Variables.$I$1];[Variables.$I$7];[.A329];[Variables.$I$7];[Variables.$I$6];[Variables.$I$7];[.B329];[Variables.$I$7];[Variables.$I$6];[Variables.$I$7];[.C329];[Variables.$I$7];[Variables.$I$6];[.D329];[Variables.$I$6];[.E329];[Variables.$I$6];[.F329];[Variables.$I$6];[.G329];[Variables.$I$6];[Variables.$I$1];[.H329];[.I329];[.J329];[.K329];[.L329];[.M329];[.N329];[Variables.$I$2];[Variables.$I$6];[.O329];[Variables.$I$6];[.P329];[Variables.$I$6];[.Q329];[Variables.$I$6];[.R329];[Variables.$I$6];[.S329];IF([.T329]&lt;&gt;&quot;&quot;;CONCATENATE([Variables.$I$6];[.T329]);&quot;&quot;);[Variables.$I$2];[Variables.$I$6]);IF([.A329]&lt;&gt;&quot;&quot;;CONCATENATE(&quot;#&quot;;[.A329]);&quot;&quot;))" office:value-type="string" office:string-value="[&quot;wolf_rider_of_isengard&quot;,&quot;Wolf_Rider_of_Isengard&quot;,&quot;Wolf_Riders_of_Isengard&quot;,tf_orc| tf_mounted| tfg_ranged| tfg_armor| tfg_horse| tf_no_capture_alive,0,0,fac_isengard,[itm_isen_orc_armor_a,itm_isen_orc_armor_b,itm_orc_throwing_arrow,itm_twohand_wood_club,itm_orc_falchion,itm_warg_1d,itm_warg_1b,itm_warg_1c,],attr_orc_tier_2,wp_orc_tier_2,knows_riding_3|knows_power_throw_2|knows_power_strike_2|knows_horse_archery_2,orc_face7,orc_face4]," calcext:value-type="string">
            <text:p>["wolf_rider_of_isengard","Wolf_Rider_of_Isengard","Wolf_Riders_of_Isengard",tf_orc| tf_mounted| tfg_ranged| tfg_armor| tfg_horse| tf_no_capture_alive,0,0,fac_isengard,[itm_isen_orc_armor_a,itm_isen_orc_armor_b,itm_orc_throwing_arrow,itm_twohand_wood_club,itm_orc_falchion,itm_warg_1d,itm_warg_1b,itm_warg_1c,],attr_orc_tier_2,wp_orc_tier_2,knows_riding_3|knows_power_throw_2|knows_power_strike_2|knows_horse_archery_2,orc_face7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arg_rider_of_isengard</text:p>
          </table:table-cell>
          <table:table-cell table:style-name="ce6" office:value-type="string" calcext:value-type="string">
            <text:p>Warg_Rider_of_Isengard</text:p>
          </table:table-cell>
          <table:table-cell table:style-name="ce6" office:value-type="string" calcext:value-type="string">
            <text:p>Warg_Riders_of_Isengard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/>
          <table:table-cell table:style-name="ce18" office:value-type="string" calcext:value-type="string">
            <text:p>itm_isen_orc_armor_a,itm_isen_orc_armor_b,</text:p>
          </table:table-cell>
          <table:table-cell table:style-name="ce18"/>
          <table:table-cell table:style-name="ce18" office:value-type="string" calcext:value-type="string">
            <text:p>itm_uruk_ragwrap,</text:p>
          </table:table-cell>
          <table:table-cell table:style-name="ce18" office:value-type="string" calcext:value-type="string">
            <text:p>itm_orc_throwing_arrow,</text:p>
          </table:table-cell>
          <table:table-cell table:style-name="ce18" office:value-type="string" calcext:value-type="string">
            <text:p>itm_orc_scimitar,itm_orc_machete,</text:p>
          </table:table-cell>
          <table:table-cell table:style-name="ce18" office:value-type="string" calcext:value-type="string">
            <text:p>itm_wargarmored_1b,itm_warg_1c,itm_warg_1b,itm_wargarmored_2c,</text:p>
          </table:table-cell>
          <table:table-cell table:style-name="ce29" office:value-type="string" calcext:value-type="string">
            <text:p>attr_orc_tier_3</text:p>
          </table:table-cell>
          <table:table-cell table:style-name="ce29" office:value-type="string" calcext:value-type="string">
            <text:p>wp_orc_tier_3</text:p>
          </table:table-cell>
          <table:table-cell table:style-name="ce29" office:value-type="string" calcext:value-type="string">
            <text:p>knows_riding_3|knows_power_throw_3|knows_power_strike_3|knows_horse_archery_4</text:p>
          </table:table-cell>
          <table:table-cell table:style-name="ce32" office:value-type="string" calcext:value-type="string">
            <text:p>orc_face5</text:p>
          </table:table-cell>
          <table:table-cell table:style-name="ce32" office:value-type="string" calcext:value-type="string">
            <text:p>orc_face8</text:p>
          </table:table-cell>
          <table:table-cell table:style-name="ce34"/>
          <table:table-cell table:style-name="ce7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office:value-type="string" office:string-value="[&quot;warg_rider_of_isengard&quot;,&quot;Warg_Rider_of_Isengard&quot;,&quot;Warg_Riders_of_Isengard&quot;,tf_orc| tf_mounted| tfg_ranged| tfg_armor| tfg_horse| tf_no_capture_alive,0,0,fac_isengard,[itm_isen_orc_armor_a,itm_isen_orc_armor_b,itm_uruk_ragwrap,itm_orc_throwing_arrow,itm_orc_scimitar,itm_orc_machete,itm_wargarmored_1b,itm_warg_1c,itm_warg_1b,itm_wargarmored_2c,],attr_orc_tier_3,wp_orc_tier_3,knows_riding_3|knows_power_throw_3|knows_power_strike_3|knows_horse_archery_4,orc_face5,orc_face8]," calcext:value-type="string">
            <text:p>["warg_rider_of_isengard","Warg_Rider_of_Isengard","Warg_Riders_of_Isengard",tf_orc| tf_mounted| tfg_ranged| tfg_armor| tfg_horse| tf_no_capture_alive,0,0,fac_isengard,[itm_isen_orc_armor_a,itm_isen_orc_armor_b,itm_uruk_ragwrap,itm_orc_throwing_arrow,itm_orc_scimitar,itm_orc_machete,itm_wargarmored_1b,itm_warg_1c,itm_warg_1b,itm_wargarmored_2c,],attr_orc_tier_3,wp_orc_tier_3,knows_riding_3|knows_power_throw_3|knows_power_strike_3|knows_horse_archery_4,orc_face5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hite_hand_rider</text:p>
          </table:table-cell>
          <table:table-cell table:style-name="ce6" office:value-type="string" calcext:value-type="string">
            <text:p>White_Hand_Rider</text:p>
          </table:table-cell>
          <table:table-cell table:style-name="ce6" office:value-type="string" calcext:value-type="string">
            <text:p>White_Hand_Riders</text:p>
          </table:table-cell>
          <table:table-cell table:style-name="ce12" office:value-type="string" calcext:value-type="string">
            <text:p>tf_orc| tf_mounted| tfg_ranged| tfg_armor| tfg_horse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/>
          <table:table-cell table:style-name="ce18" office:value-type="string" calcext:value-type="string">
            <text:p>itm_isen_orc_armor_a,itm_isen_orc_armor_b,</text:p>
          </table:table-cell>
          <table:table-cell table:style-name="ce18"/>
          <table:table-cell table:style-name="ce18" office:value-type="string" calcext:value-type="string">
            <text:p>itm_uruk_ragwrap,</text:p>
          </table:table-cell>
          <table:table-cell table:style-name="ce18" office:value-type="string" calcext:value-type="string">
            <text:p>itm_orc_throwing_arrow,</text:p>
          </table:table-cell>
          <table:table-cell table:style-name="ce18" office:value-type="string" calcext:value-type="string">
            <text:p>itm_orc_scimitar,itm_orc_falchion,itm_orc_sabre,</text:p>
          </table:table-cell>
          <table:table-cell table:style-name="ce18" office:value-type="string" calcext:value-type="string">
            <text:p>itm_wargarmored_1b,itm_wargarmored_1c,itm_wargarmored_2b,itm_wargarmored_2c,</text:p>
          </table:table-cell>
          <table:table-cell table:style-name="ce29" office:value-type="string" calcext:value-type="string">
            <text:p>attr_orc_tier_4</text:p>
          </table:table-cell>
          <table:table-cell table:style-name="ce29" office:value-type="string" calcext:value-type="string">
            <text:p>wp_orc_tier_4</text:p>
          </table:table-cell>
          <table:table-cell table:style-name="ce29" office:value-type="string" calcext:value-type="string">
            <text:p>knows_riding_5|knows_power_throw_5|knows_power_strike_4|knows_horse_archery_5</text:p>
          </table:table-cell>
          <table:table-cell table:style-name="ce32" office:value-type="string" calcext:value-type="string">
            <text:p>orc_face7</text:p>
          </table:table-cell>
          <table:table-cell table:style-name="ce32" office:value-type="string" calcext:value-type="string">
            <text:p>orc_face8</text:p>
          </table:table-cell>
          <table:table-cell table:style-name="ce34"/>
          <table:table-cell table:style-name="ce7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office:value-type="string" office:string-value="[&quot;white_hand_rider&quot;,&quot;White_Hand_Rider&quot;,&quot;White_Hand_Riders&quot;,tf_orc| tf_mounted| tfg_ranged| tfg_armor| tfg_horse| tfg_boots| tf_no_capture_alive,0,0,fac_isengard,[itm_isen_orc_armor_a,itm_isen_orc_armor_b,itm_uruk_ragwrap,itm_orc_throwing_arrow,itm_orc_scimitar,itm_orc_falchion,itm_orc_sabre,itm_wargarmored_1b,itm_wargarmored_1c,itm_wargarmored_2b,itm_wargarmored_2c,],attr_orc_tier_4,wp_orc_tier_4,knows_riding_5|knows_power_throw_5|knows_power_strike_4|knows_horse_archery_5,orc_face7,orc_face8]," calcext:value-type="string">
            <text:p>["white_hand_rider","White_Hand_Rider","White_Hand_Riders",tf_orc| tf_mounted| tfg_ranged| tfg_armor| tfg_horse| tfg_boots| tf_no_capture_alive,0,0,fac_isengard,[itm_isen_orc_armor_a,itm_isen_orc_armor_b,itm_uruk_ragwrap,itm_orc_throwing_arrow,itm_orc_scimitar,itm_orc_falchion,itm_orc_sabre,itm_wargarmored_1b,itm_wargarmored_1c,itm_wargarmored_2b,itm_wargarmored_2c,],attr_orc_tier_4,wp_orc_tier_4,knows_riding_5|knows_power_throw_5|knows_power_strike_4|knows_horse_archery_5,orc_face7,orc_face8],</text:p>
          </table:table-cell>
          <table:table-cell table:number-columns-repeated="1003"/>
        </table:table-row>
        <table:table-row table:style-name="ro3">
          <table:table-cell table:style-name="ce7" table:number-columns-repeated="21"/>
          <table:table-cell table:number-columns-repeated="1003"/>
        </table:table-row>
        <table:table-row table:style-name="ro3">
          <table:table-cell table:style-name="ce5" office:value-type="string" calcext:value-type="string">
            <text:p>ISENGARD Uruk-hai</text:p>
          </table:table-cell>
          <table:table-cell table:style-name="ce7" table:number-columns-repeated="19"/>
          <table:table-cell table:style-name="ce7" table:formula="of:=IF(AND([.A333]&lt;&gt;&quot;&quot;;[.B333]&lt;&gt;&quot;&quot;);CONCATENATE([Variables.$I$1];[Variables.$I$7];[.A333];[Variables.$I$7];[Variables.$I$6];[Variables.$I$7];[.B333];[Variables.$I$7];[Variables.$I$6];[Variables.$I$7];[.C333];[Variables.$I$7];[Variables.$I$6];[.D333];[Variables.$I$6];[.E333];[Variables.$I$6];[.F333];[Variables.$I$6];[.G333];[Variables.$I$6];[Variables.$I$1];[.H333];[.I333];[.J333];[.K333];[.L333];[.M333];[.N333];[Variables.$I$2];[Variables.$I$6];[.O333];[Variables.$I$6];[.P333];[Variables.$I$6];[.Q333];[Variables.$I$6];[.R333];[Variables.$I$6];[.S333];IF([.T333]&lt;&gt;&quot;&quot;;CONCATENATE([Variables.$I$6];[.T333]);&quot;&quot;);[Variables.$I$2];[Variables.$I$6]);IF([.A333]&lt;&gt;&quot;&quot;;CONCATENATE(&quot;#&quot;;[.A333]);&quot;&quot;))" office:value-type="string" office:string-value="#ISENGARD Uruk-hai" calcext:value-type="string">
            <text:p>#ISENGARD Uruk-hai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hai_tracker</text:p>
          </table:table-cell>
          <table:table-cell table:style-name="ce6" office:value-type="string" calcext:value-type="string">
            <text:p>Uruk_Hai_Tracker</text:p>
          </table:table-cell>
          <table:table-cell table:style-name="ce6" office:value-type="string" calcext:value-type="string">
            <text:p>Uruk_Hai_Trackers</text:p>
          </table:table-cell>
          <table:table-cell table:style-name="ce12" office:value-type="string" calcext:value-type="string">
            <text:p>tf_urukhai| tf_mounted| tfg_ranged| tfg_armor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/>
          <table:table-cell table:style-name="ce18" office:value-type="string" calcext:value-type="string">
            <text:p>itm_isen_uruk_heavy_d,</text:p>
          </table:table-cell>
          <table:table-cell table:style-name="ce18"/>
          <table:table-cell table:style-name="ce18" office:value-type="string" calcext:value-type="string">
            <text:p>itm_uruk_ragwrap,</text:p>
          </table:table-cell>
          <table:table-cell table:style-name="ce18" office:value-type="string" calcext:value-type="string">
            <text:p>itm_isengard_large_bow,itm_isengard_arrow,</text:p>
          </table:table-cell>
          <table:table-cell table:style-name="ce18" office:value-type="string" calcext:value-type="string">
            <text:p>itm_isengard_axe,</text:p>
          </table:table-cell>
          <table:table-cell table:style-name="ce18"/>
          <table:table-cell table:style-name="ce29" office:value-type="string" calcext:value-type="string">
            <text:p>attr_tier_2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athletics_3|knows_power_draw_2|knows_power_strike_1</text:p>
          </table:table-cell>
          <table:table-cell table:style-name="ce32" office:value-type="string" calcext:value-type="string">
            <text:p>uruk_hai_face1</text:p>
          </table:table-cell>
          <table:table-cell table:style-name="ce32" office:value-type="string" calcext:value-type="string">
            <text:p>uruk_hai_face2</text:p>
          </table:table-cell>
          <table:table-cell table:style-name="ce34"/>
          <table:table-cell table:style-name="ce7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office:value-type="string" office:string-value="[&quot;uruk_hai_tracker&quot;,&quot;Uruk_Hai_Tracker&quot;,&quot;Uruk_Hai_Trackers&quot;,tf_urukhai| tf_mounted| tfg_ranged| tfg_armor| tf_no_capture_alive,0,0,fac_isengard,[itm_isen_uruk_heavy_d,itm_uruk_ragwrap,itm_isengard_large_bow,itm_isengard_arrow,itm_isengard_axe,],attr_tier_2,wp_tier_2,knows_athletics_3|knows_power_draw_2|knows_power_strike_1,uruk_hai_face1,uruk_hai_face2]," calcext:value-type="string">
            <text:p>["uruk_hai_tracker","Uruk_Hai_Tracker","Uruk_Hai_Trackers",tf_urukhai| tf_mounted| tfg_ranged| tfg_armor| tf_no_capture_alive,0,0,fac_isengard,[itm_isen_uruk_heavy_d,itm_uruk_ragwrap,itm_isengard_large_bow,itm_isengard_arrow,itm_isengard_axe,],attr_tier_2,wp_tier_2,knows_athletics_3|knows_power_draw_2|knows_power_strike_1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uruk_hai_tracker</text:p>
          </table:table-cell>
          <table:table-cell table:style-name="ce6" office:value-type="string" calcext:value-type="string">
            <text:p>Large_Uruk_Hai_Tracker</text:p>
          </table:table-cell>
          <table:table-cell table:style-name="ce6" office:value-type="string" calcext:value-type="string">
            <text:p>Large_Uruk_Hai_Trackers</text:p>
          </table:table-cell>
          <table:table-cell table:style-name="ce12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e,</text:p>
          </table:table-cell>
          <table:table-cell table:style-name="ce18" office:value-type="string" calcext:value-type="string">
            <text:p>itm_isen_uruk_heavy_d,itm_isen_uruk_heavy_e,</text:p>
          </table:table-cell>
          <table:table-cell table:style-name="ce18"/>
          <table:table-cell table:style-name="ce18" office:value-type="string" calcext:value-type="string">
            <text:p>itm_uruk_tracker_boots,</text:p>
          </table:table-cell>
          <table:table-cell table:style-name="ce18" office:value-type="string" calcext:value-type="string">
            <text:p>itm_isengard_large_bow,itm_isengard_arrow,</text:p>
          </table:table-cell>
          <table:table-cell table:style-name="ce18" office:value-type="string" calcext:value-type="string">
            <text:p>itm_isengard_axe,</text:p>
          </table:table-cell>
          <table:table-cell table:style-name="ce18"/>
          <table:table-cell table:style-name="ce29" office:value-type="string" calcext:value-type="string">
            <text:p>attr_evil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athletics_4|knows_power_draw_3|knows_power_strike_2|knows_ironflesh_2</text:p>
          </table:table-cell>
          <table:table-cell table:style-name="ce32" office:value-type="string" calcext:value-type="string">
            <text:p>uruk_hai_face1</text:p>
          </table:table-cell>
          <table:table-cell table:style-name="ce32" office:value-type="string" calcext:value-type="string">
            <text:p>uruk_hai_face2</text:p>
          </table:table-cell>
          <table:table-cell table:style-name="ce34"/>
          <table:table-cell table:style-name="ce7" table:formula="of:=IF(AND([.A335]&lt;&gt;&quot;&quot;;[.B335]&lt;&gt;&quot;&quot;);CONCATENATE([Variables.$I$1];[Variables.$I$7];[.A335];[Variables.$I$7];[Variables.$I$6];[Variables.$I$7];[.B335];[Variables.$I$7];[Variables.$I$6];[Variables.$I$7];[.C335];[Variables.$I$7];[Variables.$I$6];[.D335];[Variables.$I$6];[.E335];[Variables.$I$6];[.F335];[Variables.$I$6];[.G335];[Variables.$I$6];[Variables.$I$1];[.H335];[.I335];[.J335];[.K335];[.L335];[.M335];[.N335];[Variables.$I$2];[Variables.$I$6];[.O335];[Variables.$I$6];[.P335];[Variables.$I$6];[.Q335];[Variables.$I$6];[.R335];[Variables.$I$6];[.S335];IF([.T335]&lt;&gt;&quot;&quot;;CONCATENATE([Variables.$I$6];[.T335]);&quot;&quot;);[Variables.$I$2];[Variables.$I$6]);IF([.A335]&lt;&gt;&quot;&quot;;CONCATENATE(&quot;#&quot;;[.A335]);&quot;&quot;))" office:value-type="string" office:string-value="[&quot;large_uruk_hai_tracker&quot;,&quot;Large_Uruk_Hai_Tracker&quot;,&quot;Large_Uruk_Hai_Trackers&quot;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3,knows_athletics_4|knows_power_draw_3|knows_power_strike_2|knows_ironflesh_2,uruk_hai_face1,uruk_hai_face2]," calcext:value-type="string">
            <text:p>["large_uruk_hai_tracker","Large_Uruk_Hai_Tracker","Large_Uruk_Hai_Trackers"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3,knows_athletics_4|knows_power_draw_3|knows_power_strike_2|knows_ironflesh_2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ighting_uruk_hai_tracker</text:p>
          </table:table-cell>
          <table:table-cell table:style-name="ce6" office:value-type="string" calcext:value-type="string">
            <text:p>Fighting_Uruk_Hai_Tracker</text:p>
          </table:table-cell>
          <table:table-cell table:style-name="ce6" office:value-type="string" calcext:value-type="string">
            <text:p>Fighting_Uruk_Hai_Trackers</text:p>
          </table:table-cell>
          <table:table-cell table:style-name="ce12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f,</text:p>
          </table:table-cell>
          <table:table-cell table:style-name="ce18" office:value-type="string" calcext:value-type="string">
            <text:p>itm_isen_uruk_heavy_e,</text:p>
          </table:table-cell>
          <table:table-cell table:style-name="ce18"/>
          <table:table-cell table:style-name="ce18" office:value-type="string" calcext:value-type="string">
            <text:p>itm_uruk_tracker_boots,</text:p>
          </table:table-cell>
          <table:table-cell table:style-name="ce18" office:value-type="string" calcext:value-type="string">
            <text:p>itm_isengard_large_bow,itm_isengard_arrow,</text:p>
          </table:table-cell>
          <table:table-cell table:style-name="ce18" office:value-type="string" calcext:value-type="string">
            <text:p>itm_isengard_sword,</text:p>
          </table:table-cell>
          <table:table-cell table:style-name="ce18"/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athletics_4|knows_power_draw_4|knows_power_strike_2|knows_ironflesh_5</text:p>
          </table:table-cell>
          <table:table-cell table:style-name="ce32" office:value-type="string" calcext:value-type="string">
            <text:p>uruk_hai_face1</text:p>
          </table:table-cell>
          <table:table-cell table:style-name="ce32" office:value-type="string" calcext:value-type="string">
            <text:p>uruk_hai_face2</text:p>
          </table:table-cell>
          <table:table-cell table:style-name="ce34"/>
          <table:table-cell table:style-name="ce7" table:formula="of:=IF(AND([.A336]&lt;&gt;&quot;&quot;;[.B336]&lt;&gt;&quot;&quot;);CONCATENATE([Variables.$I$1];[Variables.$I$7];[.A336];[Variables.$I$7];[Variables.$I$6];[Variables.$I$7];[.B336];[Variables.$I$7];[Variables.$I$6];[Variables.$I$7];[.C336];[Variables.$I$7];[Variables.$I$6];[.D336];[Variables.$I$6];[.E336];[Variables.$I$6];[.F336];[Variables.$I$6];[.G336];[Variables.$I$6];[Variables.$I$1];[.H336];[.I336];[.J336];[.K336];[.L336];[.M336];[.N336];[Variables.$I$2];[Variables.$I$6];[.O336];[Variables.$I$6];[.P336];[Variables.$I$6];[.Q336];[Variables.$I$6];[.R336];[Variables.$I$6];[.S336];IF([.T336]&lt;&gt;&quot;&quot;;CONCATENATE([Variables.$I$6];[.T336]);&quot;&quot;);[Variables.$I$2];[Variables.$I$6]);IF([.A336]&lt;&gt;&quot;&quot;;CONCATENATE(&quot;#&quot;;[.A336]);&quot;&quot;))" office:value-type="string" office:string-value="[&quot;fighting_uruk_hai_tracker&quot;,&quot;Fighting_Uruk_Hai_Tracker&quot;,&quot;Fighting_Uruk_Hai_Trackers&quot;,tf_urukhai| tf_mounted| tfg_ranged| tfg_armor| tfg_boots| tfg_helm| tf_no_capture_alive,0,0,fac_isengard,[itm_isen_uruk_helm_f,itm_isen_uruk_heavy_e,itm_uruk_tracker_boots,itm_isengard_large_bow,itm_isengard_arrow,itm_isengard_sword,],attr_evil_tier_4,wp_tier_4,knows_athletics_4|knows_power_draw_4|knows_power_strike_2|knows_ironflesh_5,uruk_hai_face1,uruk_hai_face2]," calcext:value-type="string">
            <text:p>["fighting_uruk_hai_tracker","Fighting_Uruk_Hai_Tracker","Fighting_Uruk_Hai_Trackers",tf_urukhai| tf_mounted| tfg_ranged| tfg_armor| tfg_boots| tfg_helm| tf_no_capture_alive,0,0,fac_isengard,[itm_isen_uruk_helm_f,itm_isen_uruk_heavy_e,itm_uruk_tracker_boots,itm_isengard_large_bow,itm_isengard_arrow,itm_isengard_sword,],attr_evil_tier_4,wp_tier_4,knows_athletics_4|knows_power_draw_4|knows_power_strike_2|knows_ironflesh_5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ighting_uruk_hai_berserker</text:p>
          </table:table-cell>
          <table:table-cell table:style-name="ce6" office:value-type="string" calcext:value-type="string">
            <text:p>Fighting_Uruk_Hai_Berserker</text:p>
          </table:table-cell>
          <table:table-cell table:style-name="ce6" office:value-type="string" calcext:value-type="string">
            <text:p>Fighting_Uruk_Hai_Berserkers</text:p>
          </table:table-cell>
          <table:table-cell table:style-name="ce12" office:value-type="string" calcext:value-type="string">
            <text:p>tf_urukhai| tf_mounted| tfg_helm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f,itm_isen_uruk_helm_e,</text:p>
          </table:table-cell>
          <table:table-cell table:style-name="ce18" office:value-type="string" calcext:value-type="string">
            <text:p>itm_isen_uruk_light_a,itm_isen_uruk_light_b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isengard_heavy_axe,itm_isengard_mallet,itm_isengard_sword,itm_isengard_halberd,itm_isengard_heavy_sword,</text:p>
          </table:table-cell>
          <table:table-cell table:style-name="ce18" table:number-columns-repeated="2"/>
          <table:table-cell table:style-name="ce29" office:value-type="string" calcext:value-type="string">
            <text:p>attr_evil_tier_6</text:p>
          </table:table-cell>
          <table:table-cell table:style-name="ce29" office:value-type="string" calcext:value-type="string">
            <text:p>wp_tier_6</text:p>
          </table:table-cell>
          <table:table-cell table:style-name="ce29" office:value-type="string" calcext:value-type="string">
            <text:p>knows_athletics_7|knows_power_strike_6|knows_ironflesh_10</text:p>
          </table:table-cell>
          <table:table-cell table:style-name="ce32" office:value-type="string" calcext:value-type="string">
            <text:p>uruk_hai_face1</text:p>
          </table:table-cell>
          <table:table-cell table:style-name="ce32" office:value-type="string" calcext:value-type="string">
            <text:p>uruk_hai_face2</text:p>
          </table:table-cell>
          <table:table-cell table:style-name="ce34"/>
          <table:table-cell table:style-name="ce7" table:formula="of:=IF(AND([.A337]&lt;&gt;&quot;&quot;;[.B337]&lt;&gt;&quot;&quot;);CONCATENATE([Variables.$I$1];[Variables.$I$7];[.A337];[Variables.$I$7];[Variables.$I$6];[Variables.$I$7];[.B337];[Variables.$I$7];[Variables.$I$6];[Variables.$I$7];[.C337];[Variables.$I$7];[Variables.$I$6];[.D337];[Variables.$I$6];[.E337];[Variables.$I$6];[.F337];[Variables.$I$6];[.G337];[Variables.$I$6];[Variables.$I$1];[.H337];[.I337];[.J337];[.K337];[.L337];[.M337];[.N337];[Variables.$I$2];[Variables.$I$6];[.O337];[Variables.$I$6];[.P337];[Variables.$I$6];[.Q337];[Variables.$I$6];[.R337];[Variables.$I$6];[.S337];IF([.T337]&lt;&gt;&quot;&quot;;CONCATENATE([Variables.$I$6];[.T337]);&quot;&quot;);[Variables.$I$2];[Variables.$I$6]);IF([.A337]&lt;&gt;&quot;&quot;;CONCATENATE(&quot;#&quot;;[.A337]);&quot;&quot;))" office:value-type="string" office:string-value="[&quot;fighting_uruk_hai_berserker&quot;,&quot;Fighting_Uruk_Hai_Berserker&quot;,&quot;Fighting_Uruk_Hai_Berserkers&quot;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athletics_7|knows_power_strike_6|knows_ironflesh_10,uruk_hai_face1,uruk_hai_face2]," calcext:value-type="string">
            <text:p>["fighting_uruk_hai_berserker","Fighting_Uruk_Hai_Berserker","Fighting_Uruk_Hai_Berserkers"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athletics_7|knows_power_strike_6|knows_ironflesh_10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snaga_of_isengard</text:p>
          </table:table-cell>
          <table:table-cell table:style-name="ce6" office:value-type="string" calcext:value-type="string">
            <text:p>Uruk_Hai_Newborn</text:p>
          </table:table-cell>
          <table:table-cell table:style-name="ce6" office:value-type="string" calcext:value-type="string">
            <text:p>Uruk_Hai_Newborns</text:p>
          </table:table-cell>
          <table:table-cell table:style-name="ce12" office:value-type="string" calcext:value-type="string">
            <text:p>tf_urukhai| tf_mounted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/>
          <table:table-cell table:style-name="ce18" office:value-type="string" calcext:value-type="string">
            <text:p>itm_isen_uruk_light_a,</text:p>
          </table:table-cell>
          <table:table-cell table:style-name="ce18"/>
          <table:table-cell table:style-name="ce18" office:value-type="string" calcext:value-type="string">
            <text:p>itm_uruk_ragwrap,</text:p>
          </table:table-cell>
          <table:table-cell table:style-name="ce18" office:value-type="string" calcext:value-type="string">
            <text:p>itm_isengard_axe,itm_isengard_sword,</text:p>
          </table:table-cell>
          <table:table-cell table:style-name="ce18" table:number-columns-repeated="2"/>
          <table:table-cell table:style-name="ce29" office:value-type="string" calcext:value-type="string">
            <text:p>attr_evil_tier_1</text:p>
          </table:table-cell>
          <table:table-cell table:style-name="ce29" office:value-type="string" calcext:value-type="string">
            <text:p>wp_tier_1</text:p>
          </table:table-cell>
          <table:table-cell table:style-name="ce29" office:value-type="string" calcext:value-type="string">
            <text:p>knows_athletics_1|knows_power_strike_1|knows_ironflesh_2</text:p>
          </table:table-cell>
          <table:table-cell table:style-name="ce32" office:value-type="string" calcext:value-type="string">
            <text:p>uruk_hai_face1</text:p>
          </table:table-cell>
          <table:table-cell table:style-name="ce32" office:value-type="string" calcext:value-type="string">
            <text:p>uruk_hai_face2</text:p>
          </table:table-cell>
          <table:table-cell table:style-name="ce34"/>
          <table:table-cell table:style-name="ce7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office:value-type="string" office:string-value="[&quot;uruk_snaga_of_isengard&quot;,&quot;Uruk_Hai_Newborn&quot;,&quot;Uruk_Hai_Newborns&quot;,tf_urukhai| tf_mounted| tfg_boots| tf_no_capture_alive,0,0,fac_isengard,[itm_isen_uruk_light_a,itm_uruk_ragwrap,itm_isengard_axe,itm_isengard_sword,],attr_evil_tier_1,wp_tier_1,knows_athletics_1|knows_power_strike_1|knows_ironflesh_2,uruk_hai_face1,uruk_hai_face2]," calcext:value-type="string">
            <text:p>["uruk_snaga_of_isengard","Uruk_Hai_Newborn","Uruk_Hai_Newborns",tf_urukhai| tf_mounted| tfg_boots| tf_no_capture_alive,0,0,fac_isengard,[itm_isen_uruk_light_a,itm_uruk_ragwrap,itm_isengard_axe,itm_isengard_sword,],attr_evil_tier_1,wp_tier_1,knows_athletics_1|knows_power_strike_1|knows_ironflesh_2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hai_of_isengard</text:p>
          </table:table-cell>
          <table:table-cell table:number-columns-repeated="2" table:style-name="ce6" office:value-type="string" calcext:value-type="string">
            <text:p>Uruk_Hai_of_Isengard</text:p>
          </table:table-cell>
          <table:table-cell table:style-name="ce12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a,</text:p>
          </table:table-cell>
          <table:table-cell table:style-name="ce18" office:value-type="string" calcext:value-type="string">
            <text:p>itm_isen_uruk_light_a,</text:p>
          </table:table-cell>
          <table:table-cell table:style-name="ce18"/>
          <table:table-cell table:style-name="ce18" office:value-type="string" calcext:value-type="string">
            <text:p>itm_uruk_ragwrap,</text:p>
          </table:table-cell>
          <table:table-cell table:style-name="ce18" office:value-type="string" calcext:value-type="string">
            <text:p>itm_isengard_spear,</text:p>
          </table:table-cell>
          <table:table-cell table:style-name="ce18" office:value-type="string" calcext:value-type="string">
            <text:p>itm_isengard_axe,itm_isengard_sword,</text:p>
          </table:table-cell>
          <table:table-cell table:style-name="ce18"/>
          <table:table-cell table:style-name="ce29" office:value-type="string" calcext:value-type="string">
            <text:p>attr_evil_tier_2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athletics_2|knows_power_strike_2|knows_ironflesh_3</text:p>
          </table:table-cell>
          <table:table-cell table:style-name="ce32" office:value-type="string" calcext:value-type="string">
            <text:p>uruk_hai_face1</text:p>
          </table:table-cell>
          <table:table-cell table:style-name="ce32" office:value-type="string" calcext:value-type="string">
            <text:p>uruk_hai_face2</text:p>
          </table:table-cell>
          <table:table-cell table:style-name="ce34"/>
          <table:table-cell table:style-name="ce7" table:formula="of:=IF(AND([.A339]&lt;&gt;&quot;&quot;;[.B339]&lt;&gt;&quot;&quot;);CONCATENATE([Variables.$I$1];[Variables.$I$7];[.A339];[Variables.$I$7];[Variables.$I$6];[Variables.$I$7];[.B339];[Variables.$I$7];[Variables.$I$6];[Variables.$I$7];[.C339];[Variables.$I$7];[Variables.$I$6];[.D339];[Variables.$I$6];[.E339];[Variables.$I$6];[.F339];[Variables.$I$6];[.G339];[Variables.$I$6];[Variables.$I$1];[.H339];[.I339];[.J339];[.K339];[.L339];[.M339];[.N339];[Variables.$I$2];[Variables.$I$6];[.O339];[Variables.$I$6];[.P339];[Variables.$I$6];[.Q339];[Variables.$I$6];[.R339];[Variables.$I$6];[.S339];IF([.T339]&lt;&gt;&quot;&quot;;CONCATENATE([Variables.$I$6];[.T339]);&quot;&quot;);[Variables.$I$2];[Variables.$I$6]);IF([.A339]&lt;&gt;&quot;&quot;;CONCATENATE(&quot;#&quot;;[.A339]);&quot;&quot;))" office:value-type="string" office:string-value="[&quot;uruk_hai_of_isengard&quot;,&quot;Uruk_Hai_of_Isengard&quot;,&quot;Uruk_Hai_of_Isengard&quot;,tf_urukhai| tf_mounted| tfg_shield| tfg_armor| tfg_helm| tfg_boots| tf_no_capture_alive,0,0,fac_isengard,[itm_isen_uruk_helm_a,itm_isen_uruk_light_a,itm_uruk_ragwrap,itm_isengard_spear,itm_isengard_axe,itm_isengard_sword,],attr_evil_tier_2,wp_tier_2,knows_athletics_2|knows_power_strike_2|knows_ironflesh_3,uruk_hai_face1,uruk_hai_face2]," calcext:value-type="string">
            <text:p>["uruk_hai_of_isengard","Uruk_Hai_of_Isengard","Uruk_Hai_of_Isengard",tf_urukhai| tf_mounted| tfg_shield| tfg_armor| tfg_helm| tfg_boots| tf_no_capture_alive,0,0,fac_isengard,[itm_isen_uruk_helm_a,itm_isen_uruk_light_a,itm_uruk_ragwrap,itm_isengard_spear,itm_isengard_axe,itm_isengard_sword,],attr_evil_tier_2,wp_tier_2,knows_athletics_2|knows_power_strike_2|knows_ironflesh_3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uruk_hai_of_isengard</text:p>
          </table:table-cell>
          <table:table-cell table:number-columns-repeated="2" table:style-name="ce6" office:value-type="string" calcext:value-type="string">
            <text:p>Large_Uruk_Hai_of_Isengard</text:p>
          </table:table-cell>
          <table:table-cell table:style-name="ce12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b,</text:p>
          </table:table-cell>
          <table:table-cell table:style-name="ce18" office:value-type="string" calcext:value-type="string">
            <text:p>itm_isen_uruk_heavy_a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isengard_spear,</text:p>
          </table:table-cell>
          <table:table-cell table:style-name="ce18" office:value-type="string" calcext:value-type="string">
            <text:p>itm_isengard_heavy_axe,itm_isengard_sword,</text:p>
          </table:table-cell>
          <table:table-cell table:style-name="ce18"/>
          <table:table-cell table:style-name="ce29" office:value-type="string" calcext:value-type="string">
            <text:p>attr_evil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athletics_3|knows_power_strike_3|knows_ironflesh_4</text:p>
          </table:table-cell>
          <table:table-cell table:style-name="ce32" office:value-type="string" calcext:value-type="string">
            <text:p>uruk_hai_face1</text:p>
          </table:table-cell>
          <table:table-cell table:style-name="ce32" office:value-type="string" calcext:value-type="string">
            <text:p>uruk_hai_face2</text:p>
          </table:table-cell>
          <table:table-cell table:style-name="ce34"/>
          <table:table-cell table:style-name="ce7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office:value-type="string" office:string-value="[&quot;large_uruk_hai_of_isengard&quot;,&quot;Large_Uruk_Hai_of_Isengard&quot;,&quot;Large_Uruk_Hai_of_Isengard&quot;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athletics_3|knows_power_strike_3|knows_ironflesh_4,uruk_hai_face1,uruk_hai_face2]," calcext:value-type="string">
            <text:p>["large_uruk_hai_of_isengard","Large_Uruk_Hai_of_Isengard","Large_Uruk_Hai_of_Isengard"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athletics_3|knows_power_strike_3|knows_ironflesh_4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ighting_uruk_hai_warrior</text:p>
          </table:table-cell>
          <table:table-cell table:style-name="ce6" office:value-type="string" calcext:value-type="string">
            <text:p>Fighting_Uruk_Hai_Warrior</text:p>
          </table:table-cell>
          <table:table-cell table:style-name="ce6" office:value-type="string" calcext:value-type="string">
            <text:p>Fighting_Uruk_Hai_Warriors</text:p>
          </table:table-cell>
          <table:table-cell table:style-name="ce12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c,</text:p>
          </table:table-cell>
          <table:table-cell table:style-name="ce18" office:value-type="string" calcext:value-type="string">
            <text:p>itm_isen_uruk_heavy_c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isengard_heavy_axe,itm_isengard_heavy_sword,</text:p>
          </table:table-cell>
          <table:table-cell table:style-name="ce18" office:value-type="string" calcext:value-type="string">
            <text:p>itm_isen_uruk_shield_b,</text:p>
          </table:table-cell>
          <table:table-cell table:style-name="ce18"/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athletics_5|knows_power_strike_5|knows_ironflesh_5</text:p>
          </table:table-cell>
          <table:table-cell table:style-name="ce32" office:value-type="string" calcext:value-type="string">
            <text:p>uruk_hai_face1</text:p>
          </table:table-cell>
          <table:table-cell table:style-name="ce32" office:value-type="string" calcext:value-type="string">
            <text:p>uruk_hai_face2</text:p>
          </table:table-cell>
          <table:table-cell table:style-name="ce34"/>
          <table:table-cell table:style-name="ce7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office:value-type="string" office:string-value="[&quot;fighting_uruk_hai_warrior&quot;,&quot;Fighting_Uruk_Hai_Warrior&quot;,&quot;Fighting_Uruk_Hai_Warriors&quot;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athletics_5|knows_power_strike_5|knows_ironflesh_5,uruk_hai_face1,uruk_hai_face2]," calcext:value-type="string">
            <text:p>["fighting_uruk_hai_warrior","Fighting_Uruk_Hai_Warrior","Fighting_Uruk_Hai_Warriors"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athletics_5|knows_power_strike_5|knows_ironflesh_5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ighting_uruk_hai_champion</text:p>
          </table:table-cell>
          <table:table-cell table:style-name="ce6" office:value-type="string" calcext:value-type="string">
            <text:p>Fighting_Uruk_Hai_Champion</text:p>
          </table:table-cell>
          <table:table-cell table:style-name="ce6" office:value-type="string" calcext:value-type="string">
            <text:p>Fighting_Uruk_Hai_Champions</text:p>
          </table:table-cell>
          <table:table-cell table:style-name="ce12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c,</text:p>
          </table:table-cell>
          <table:table-cell table:style-name="ce18" office:value-type="string" calcext:value-type="string">
            <text:p>itm_isen_uruk_heavy_c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isengard_mallet,itm_isengard_heavy_sword,</text:p>
          </table:table-cell>
          <table:table-cell table:style-name="ce18" office:value-type="string" calcext:value-type="string">
            <text:p>itm_isengard_axe,itm_isengard_hammer,itm_isen_uruk_shield_b,</text:p>
          </table:table-cell>
          <table:table-cell table:style-name="ce18"/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athletics_6|knows_power_strike_6|knows_ironflesh_6</text:p>
          </table:table-cell>
          <table:table-cell table:style-name="ce32" office:value-type="string" calcext:value-type="string">
            <text:p>uruk_hai_face1</text:p>
          </table:table-cell>
          <table:table-cell table:style-name="ce32" office:value-type="string" calcext:value-type="string">
            <text:p>uruk_hai_face2</text:p>
          </table:table-cell>
          <table:table-cell table:style-name="ce34"/>
          <table:table-cell table:style-name="ce7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office:value-type="string" office:string-value="[&quot;fighting_uruk_hai_champion&quot;,&quot;Fighting_Uruk_Hai_Champion&quot;,&quot;Fighting_Uruk_Hai_Champions&quot;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athletics_6|knows_power_strike_6|knows_ironflesh_6,uruk_hai_face1,uruk_hai_face2]," calcext:value-type="string">
            <text:p>["fighting_uruk_hai_champion","Fighting_Uruk_Hai_Champion","Fighting_Uruk_Hai_Champions"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athletics_6|knows_power_strike_6|knows_ironflesh_6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hai_pikeman</text:p>
          </table:table-cell>
          <table:table-cell table:style-name="ce6" office:value-type="string" calcext:value-type="string">
            <text:p>Uruk_Hai_Pikeman</text:p>
          </table:table-cell>
          <table:table-cell table:style-name="ce6" office:value-type="string" calcext:value-type="string">
            <text:p>Uruk_Hai_Pikemen</text:p>
          </table:table-cell>
          <table:table-cell table:style-name="ce12" office:value-type="string" calcext:value-type="string">
            <text:p>tf_urukhai| tf_mounted|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b,</text:p>
          </table:table-cell>
          <table:table-cell table:style-name="ce18" office:value-type="string" calcext:value-type="string">
            <text:p>itm_isen_uruk_light_a,itm_isen_uruk_heavy_a,</text:p>
          </table:table-cell>
          <table:table-cell table:style-name="ce18"/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isengard_pike,</text:p>
          </table:table-cell>
          <table:table-cell table:style-name="ce18" table:number-columns-repeated="2"/>
          <table:table-cell table:style-name="ce29" office:value-type="string" calcext:value-type="string">
            <text:p>attr_evil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athletics_3|knows_power_strike_3|knows_ironflesh_4</text:p>
          </table:table-cell>
          <table:table-cell table:style-name="ce32" office:value-type="string" calcext:value-type="string">
            <text:p>uruk_hai_face1</text:p>
          </table:table-cell>
          <table:table-cell table:style-name="ce32" office:value-type="string" calcext:value-type="string">
            <text:p>uruk_hai_face2</text:p>
          </table:table-cell>
          <table:table-cell table:style-name="ce34"/>
          <table:table-cell table:style-name="ce7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office:value-type="string" office:string-value="[&quot;uruk_hai_pikeman&quot;,&quot;Uruk_Hai_Pikeman&quot;,&quot;Uruk_Hai_Pikemen&quot;,tf_urukhai| tf_mounted|tfg_armor| tfg_helm| tfg_boots| tf_no_capture_alive,0,0,fac_isengard,[itm_isen_uruk_helm_b,itm_isen_uruk_light_a,itm_isen_uruk_heavy_a,itm_uruk_chain_greaves,itm_isengard_pike,],attr_evil_tier_3,wp_tier_3,knows_athletics_3|knows_power_strike_3|knows_ironflesh_4,uruk_hai_face1,uruk_hai_face2]," calcext:value-type="string">
            <text:p>["uruk_hai_pikeman","Uruk_Hai_Pikeman","Uruk_Hai_Pikemen",tf_urukhai| tf_mounted|tfg_armor| tfg_helm| tfg_boots| tf_no_capture_alive,0,0,fac_isengard,[itm_isen_uruk_helm_b,itm_isen_uruk_light_a,itm_isen_uruk_heavy_a,itm_uruk_chain_greaves,itm_isengard_pike,],attr_evil_tier_3,wp_tier_3,knows_athletics_3|knows_power_strike_3|knows_ironflesh_4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ighting_uruk_hai_pikeman</text:p>
          </table:table-cell>
          <table:table-cell table:style-name="ce6" office:value-type="string" calcext:value-type="string">
            <text:p>Fighting_Uruk_Hai_Pikeman</text:p>
          </table:table-cell>
          <table:table-cell table:style-name="ce6" office:value-type="string" calcext:value-type="string">
            <text:p>Fighting_Uruk_Hai_Pikemen</text:p>
          </table:table-cell>
          <table:table-cell table:style-name="ce12" office:value-type="string" calcext:value-type="string">
            <text:p>tf_urukhai|tf_mounte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c,</text:p>
          </table:table-cell>
          <table:table-cell table:style-name="ce18" office:value-type="string" calcext:value-type="string">
            <text:p>itm_isen_uruk_light_d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isengard_pike,itm_isengard_halberd,</text:p>
          </table:table-cell>
          <table:table-cell table:style-name="ce18" table:number-columns-repeated="2"/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athletics_5|knows_power_strike_5|knows_ironflesh_5</text:p>
          </table:table-cell>
          <table:table-cell table:style-name="ce32" office:value-type="string" calcext:value-type="string">
            <text:p>uruk_hai_face1</text:p>
          </table:table-cell>
          <table:table-cell table:style-name="ce32" office:value-type="string" calcext:value-type="string">
            <text:p>uruk_hai_face2</text:p>
          </table:table-cell>
          <table:table-cell table:style-name="ce34"/>
          <table:table-cell table:style-name="ce7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office:value-type="string" office:string-value="[&quot;fighting_uruk_hai_pikeman&quot;,&quot;Fighting_Uruk_Hai_Pikeman&quot;,&quot;Fighting_Uruk_Hai_Pikemen&quot;,tf_urukhai|tf_mounted| tfg_armor| tfg_helm| tfg_boots| tf_no_capture_alive,0,0,fac_isengard,[itm_isen_uruk_helm_c,itm_isen_uruk_light_d,itm_evil_gauntlets_a,itm_uruk_chain_greaves,itm_isengard_pike,itm_isengard_halberd,],attr_evil_tier_4,wp_tier_4,knows_athletics_5|knows_power_strike_5|knows_ironflesh_5,uruk_hai_face1,uruk_hai_face2]," calcext:value-type="string">
            <text:p>["fighting_uruk_hai_pikeman","Fighting_Uruk_Hai_Pikeman","Fighting_Uruk_Hai_Pikemen",tf_urukhai|tf_mounted| tfg_armor| tfg_helm| tfg_boots| tf_no_capture_alive,0,0,fac_isengard,[itm_isen_uruk_helm_c,itm_isen_uruk_light_d,itm_evil_gauntlets_a,itm_uruk_chain_greaves,itm_isengard_pike,itm_isengard_halberd,],attr_evil_tier_4,wp_tier_4,knows_athletics_5|knows_power_strike_5|knows_ironflesh_5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hai_standard_bearer</text:p>
          </table:table-cell>
          <table:table-cell table:style-name="ce6" office:value-type="string" calcext:value-type="string">
            <text:p>Uruk_Hai_Standard_Bearer</text:p>
          </table:table-cell>
          <table:table-cell table:style-name="ce6" office:value-type="string" calcext:value-type="string">
            <text:p>Uruk_Hai_Standard_Bearers</text:p>
          </table:table-cell>
          <table:table-cell table:style-name="ce12" office:value-type="string" calcext:value-type="string">
            <text:p>tf_urukhai|tf_mounte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c,</text:p>
          </table:table-cell>
          <table:table-cell table:style-name="ce18" office:value-type="string" calcext:value-type="string">
            <text:p>itm_isen_uruk_heavy_c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isengard_banner,</text:p>
          </table:table-cell>
          <table:table-cell table:style-name="ce18" table:number-columns-repeated="2"/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athletics_2|knows_power_strike_5|knows_ironflesh_10</text:p>
          </table:table-cell>
          <table:table-cell table:style-name="ce32" office:value-type="string" calcext:value-type="string">
            <text:p>uruk_hai_face1</text:p>
          </table:table-cell>
          <table:table-cell table:style-name="ce32" office:value-type="string" calcext:value-type="string">
            <text:p>uruk_hai_face2</text:p>
          </table:table-cell>
          <table:table-cell table:style-name="ce34"/>
          <table:table-cell table:style-name="ce7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office:value-type="string" office:string-value="[&quot;urukhai_standard_bearer&quot;,&quot;Uruk_Hai_Standard_Bearer&quot;,&quot;Uruk_Hai_Standard_Bearers&quot;,tf_urukhai|tf_mounted| tfg_armor| tfg_helm| tfg_boots| tf_no_capture_alive,0,0,fac_isengard,[itm_isen_uruk_helm_c,itm_isen_uruk_heavy_c,itm_evil_gauntlets_a,itm_uruk_chain_greaves,itm_isengard_banner,],attr_evil_tier_5,wp_tier_5,knows_athletics_2|knows_power_strike_5|knows_ironflesh_10,uruk_hai_face1,uruk_hai_face2]," calcext:value-type="string">
            <text:p>["urukhai_standard_bearer","Uruk_Hai_Standard_Bearer","Uruk_Hai_Standard_Bearers",tf_urukhai|tf_mounted| tfg_armor| tfg_helm| tfg_boots| tf_no_capture_alive,0,0,fac_isengard,[itm_isen_uruk_helm_c,itm_isen_uruk_heavy_c,itm_evil_gauntlets_a,itm_uruk_chain_greaves,itm_isengard_banner,],attr_evil_tier_5,wp_tier_5,knows_athletics_2|knows_power_strike_5|knows_ironflesh_10,uruk_hai_face1,uruk_hai_face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MORDOR Uruks</text:p>
          </table:table-cell>
          <table:table-cell table:style-name="ce7" table:number-columns-repeated="19"/>
          <table:table-cell table:style-name="ce7"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 office:value-type="string" office:string-value="#MORDOR Uruks" calcext:value-type="string">
            <text:p>#MORDOR Uruk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snaga_of_mordor</text:p>
          </table:table-cell>
          <table:table-cell table:style-name="ce6" office:value-type="string" calcext:value-type="string">
            <text:p>Uruk_Snaga_of_Mordor</text:p>
          </table:table-cell>
          <table:table-cell table:style-name="ce6" office:value-type="string" calcext:value-type="string">
            <text:p>Uruk_Snagas_of_Mordor</text:p>
          </table:table-cell>
          <table:table-cell table:style-name="ce12" office:value-type="string" calcext:value-type="string">
            <text:p>tf_uruk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/>
          <table:table-cell table:style-name="ce18" office:value-type="string" calcext:value-type="string">
            <text:p>itm_m_uruk_light_a,itm_m_uruk_light_b,</text:p>
          </table:table-cell>
          <table:table-cell table:style-name="ce18"/>
          <table:table-cell table:style-name="ce18" office:value-type="string" calcext:value-type="string">
            <text:p>itm_uruk_ragwrap,</text:p>
          </table:table-cell>
          <table:table-cell table:style-name="ce18" office:value-type="string" calcext:value-type="string">
            <text:p>itm_orc_axe,itm_orc_falchion,itm_orc_sabre,itm_orc_simple_spear,</text:p>
          </table:table-cell>
          <table:table-cell table:style-name="ce18"/>
          <table:table-cell table:style-name="ce18" office:value-type="string" calcext:value-type="string">
            <text:p>itm_metal_scraps_bad,itm_metal_scraps_medium,itm_metal_scraps_good,</text:p>
          </table:table-cell>
          <table:table-cell table:style-name="ce29" office:value-type="string" calcext:value-type="string">
            <text:p>attr_evil_tier_1</text:p>
          </table:table-cell>
          <table:table-cell table:style-name="ce29" office:value-type="string" calcext:value-type="string">
            <text:p>wp_tier_1</text:p>
          </table:table-cell>
          <table:table-cell table:style-name="ce29" office:value-type="string" calcext:value-type="string">
            <text:p>knows_athletics_3|knows_power_strike_1|knows_ironflesh_2</text:p>
          </table:table-cell>
          <table:table-cell table:style-name="ce32" office:value-type="string" calcext:value-type="string">
            <text:p>uruk_hai_face1</text:p>
          </table:table-cell>
          <table:table-cell table:style-name="ce32" office:value-type="string" calcext:value-type="string">
            <text:p>uruk_hai_face2</text:p>
          </table:table-cell>
          <table:table-cell table:style-name="ce34"/>
          <table:table-cell table:style-name="ce7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office:value-type="string" office:string-value="[&quot;uruk_snaga_of_mordor&quot;,&quot;Uruk_Snaga_of_Mordor&quot;,&quot;Uruk_Snagas_of_Mordor&quot;,tf_uruk| tf_no_capture_alive,0,0,fac_mordor,[itm_m_uruk_light_a,itm_m_uruk_light_b,itm_uruk_ragwrap,itm_orc_axe,itm_orc_falchion,itm_orc_sabre,itm_orc_simple_spear,itm_metal_scraps_bad,itm_metal_scraps_medium,itm_metal_scraps_good,],attr_evil_tier_1,wp_tier_1,knows_athletics_3|knows_power_strike_1|knows_ironflesh_2,uruk_hai_face1,uruk_hai_face2]," calcext:value-type="string">
            <text:p>["uruk_snaga_of_mordor","Uruk_Snaga_of_Mordor","Uruk_Snagas_of_Mordor",tf_uruk| tf_no_capture_alive,0,0,fac_mordor,[itm_m_uruk_light_a,itm_m_uruk_light_b,itm_uruk_ragwrap,itm_orc_axe,itm_orc_falchion,itm_orc_sabre,itm_orc_simple_spear,itm_metal_scraps_bad,itm_metal_scraps_medium,itm_metal_scraps_good,],attr_evil_tier_1,wp_tier_1,knows_athletics_3|knows_power_strike_1|knows_ironflesh_2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of_mordor</text:p>
          </table:table-cell>
          <table:table-cell table:style-name="ce6" office:value-type="string" calcext:value-type="string">
            <text:p>Uruk_of_Mordor</text:p>
          </table:table-cell>
          <table:table-cell table:style-name="ce6" office:value-type="string" calcext:value-type="string">
            <text:p>Uruks_of_Mordor</text:p>
          </table:table-cell>
          <table:table-cell table:style-name="ce12" office:value-type="string" calcext:value-type="string">
            <text:p>tf_uruk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uruk_helm_a,itm_uruk_helm_b,itm_orc_coif,</text:p>
          </table:table-cell>
          <table:table-cell table:style-name="ce18" office:value-type="string" calcext:value-type="string">
            <text:p>itm_m_uruk_heavy_c,itm_m_uruk_heavy_d,</text:p>
          </table:table-cell>
          <table:table-cell table:style-name="ce18"/>
          <table:table-cell table:style-name="ce18" office:value-type="string" calcext:value-type="string">
            <text:p>itm_uruk_ragwrap,</text:p>
          </table:table-cell>
          <table:table-cell table:style-name="ce18" office:value-type="string" calcext:value-type="string">
            <text:p>itm_uruk_spear,</text:p>
          </table:table-cell>
          <table:table-cell table:style-name="ce18" office:value-type="string" calcext:value-type="string">
            <text:p>itm_uruk_falchion_a,itm_uruk_falchion_b,itm_mordor_uruk_shield_a,</text:p>
          </table:table-cell>
          <table:table-cell table:style-name="ce18"/>
          <table:table-cell table:style-name="ce29" office:value-type="string" calcext:value-type="string">
            <text:p>attr_evil_tier_2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athletics_4|knows_power_strike_2|knows_ironflesh_3</text:p>
          </table:table-cell>
          <table:table-cell table:style-name="ce32" office:value-type="string" calcext:value-type="string">
            <text:p>uruk_hai_face1</text:p>
          </table:table-cell>
          <table:table-cell table:style-name="ce32" office:value-type="string" calcext:value-type="string">
            <text:p>uruk_hai_face2</text:p>
          </table:table-cell>
          <table:table-cell table:style-name="ce34"/>
          <table:table-cell table:style-name="ce7"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 office:value-type="string" office:string-value="[&quot;uruk_of_mordor&quot;,&quot;Uruk_of_Mordor&quot;,&quot;Uruks_of_Mordor&quot;,tf_uruk| tfg_armor| tfg_boots| tf_no_capture_alive,0,0,fac_mordor,[itm_uruk_helm_a,itm_uruk_helm_b,itm_orc_coif,itm_m_uruk_heavy_c,itm_m_uruk_heavy_d,itm_uruk_ragwrap,itm_uruk_spear,itm_uruk_falchion_a,itm_uruk_falchion_b,itm_mordor_uruk_shield_a,],attr_evil_tier_2,wp_tier_2,knows_athletics_4|knows_power_strike_2|knows_ironflesh_3,uruk_hai_face1,uruk_hai_face2]," calcext:value-type="string">
            <text:p>["uruk_of_mordor","Uruk_of_Mordor","Uruks_of_Mordor",tf_uruk| tfg_armor| tfg_boots| tf_no_capture_alive,0,0,fac_mordor,[itm_uruk_helm_a,itm_uruk_helm_b,itm_orc_coif,itm_m_uruk_heavy_c,itm_m_uruk_heavy_d,itm_uruk_ragwrap,itm_uruk_spear,itm_uruk_falchion_a,itm_uruk_falchion_b,itm_mordor_uruk_shield_a,],attr_evil_tier_2,wp_tier_2,knows_athletics_4|knows_power_strike_2|knows_ironflesh_3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uruk_of_mordor</text:p>
          </table:table-cell>
          <table:table-cell table:style-name="ce6" office:value-type="string" calcext:value-type="string">
            <text:p>Large_Uruk_of_Mordor</text:p>
          </table:table-cell>
          <table:table-cell table:style-name="ce6" office:value-type="string" calcext:value-type="string">
            <text:p>Large_Uruks_of_Mordor</text:p>
          </table:table-cell>
          <table:table-cell table:style-name="ce12" office:value-type="string" calcext:value-type="string">
            <text:p>tf_uruk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uruk_helm_c,itm_uruk_helm_d,</text:p>
          </table:table-cell>
          <table:table-cell table:style-name="ce18" office:value-type="string" calcext:value-type="string">
            <text:p>itm_m_uruk_heavy_e,itm_m_uruk_heavy_f,itm_m_uruk_heavy_g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uruk_ragwrap,itm_uruk_greaves,</text:p>
          </table:table-cell>
          <table:table-cell table:style-name="ce18" office:value-type="string" calcext:value-type="string">
            <text:p>itm_uruk_falchion_a,itm_uruk_falchion_b,</text:p>
          </table:table-cell>
          <table:table-cell table:style-name="ce18" office:value-type="string" calcext:value-type="string">
            <text:p>itm_mordor_uruk_shield_a,itm_mordor_uruk_shield_b,</text:p>
          </table:table-cell>
          <table:table-cell table:style-name="ce18"/>
          <table:table-cell table:style-name="ce29" office:value-type="string" calcext:value-type="string">
            <text:p>attr_evil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athletics_4|knows_power_strike_3|knows_ironflesh_4</text:p>
          </table:table-cell>
          <table:table-cell table:style-name="ce32" office:value-type="string" calcext:value-type="string">
            <text:p>uruk_hai_face1</text:p>
          </table:table-cell>
          <table:table-cell table:style-name="ce32" office:value-type="string" calcext:value-type="string">
            <text:p>uruk_hai_face2</text:p>
          </table:table-cell>
          <table:table-cell table:style-name="ce34"/>
          <table:table-cell table:style-name="ce7"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 office:value-type="string" office:string-value="[&quot;large_uruk_of_mordor&quot;,&quot;Large_Uruk_of_Mordor&quot;,&quot;Large_Uruks_of_Mordor&quot;,tf_uruk| tfg_shield| tfg_armor| tfg_helm| tfg_boots| tf_no_capture_alive,0,0,fac_mordor,[itm_uruk_helm_c,itm_uruk_helm_d,itm_m_uruk_heavy_e,itm_m_uruk_heavy_f,itm_m_uruk_heavy_g,itm_leather_gloves,itm_uruk_ragwrap,itm_uruk_greaves,itm_uruk_falchion_a,itm_uruk_falchion_b,itm_mordor_uruk_shield_a,itm_mordor_uruk_shield_b,],attr_evil_tier_3,wp_tier_3,knows_athletics_4|knows_power_strike_3|knows_ironflesh_4,uruk_hai_face1,uruk_hai_face2]," calcext:value-type="string">
            <text:p>["large_uruk_of_mordor","Large_Uruk_of_Mordor","Large_Uruks_of_Mordor",tf_uruk| tfg_shield| tfg_armor| tfg_helm| tfg_boots| tf_no_capture_alive,0,0,fac_mordor,[itm_uruk_helm_c,itm_uruk_helm_d,itm_m_uruk_heavy_e,itm_m_uruk_heavy_f,itm_m_uruk_heavy_g,itm_leather_gloves,itm_uruk_ragwrap,itm_uruk_greaves,itm_uruk_falchion_a,itm_uruk_falchion_b,itm_mordor_uruk_shield_a,itm_mordor_uruk_shield_b,],attr_evil_tier_3,wp_tier_3,knows_athletics_4|knows_power_strike_3|knows_ironflesh_4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uruk_of_mordor</text:p>
          </table:table-cell>
          <table:table-cell table:style-name="ce6" office:value-type="string" calcext:value-type="string">
            <text:p>Fell_Uruk_of_Mordor</text:p>
          </table:table-cell>
          <table:table-cell table:style-name="ce6" office:value-type="string" calcext:value-type="string">
            <text:p>Fell_Uruks_of_Mordor</text:p>
          </table:table-cell>
          <table:table-cell table:style-name="ce12" office:value-type="string" calcext:value-type="string">
            <text:p>tf_uruk| tfg_shield|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uruk_helm_b,itm_uruk_helm_c,itm_uruk_helm_d,</text:p>
          </table:table-cell>
          <table:table-cell table:style-name="ce18" office:value-type="string" calcext:value-type="string">
            <text:p>itm_m_uruk_heavy_h,itm_m_uruk_heavy_i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uruk_greaves,itm_uruk_chain_greaves,</text:p>
          </table:table-cell>
          <table:table-cell table:style-name="ce18" office:value-type="string" calcext:value-type="string">
            <text:p>itm_uruk_falchion_a,itm_uruk_falchion_b,</text:p>
          </table:table-cell>
          <table:table-cell table:style-name="ce18" office:value-type="string" calcext:value-type="string">
            <text:p>itm_mordor_uruk_shield_a,itm_mordor_uruk_shield_b,</text:p>
          </table:table-cell>
          <table:table-cell table:style-name="ce18"/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athletics_6|knows_power_strike_5|knows_power_throw_3|knows_ironflesh_4|knows_shield_2</text:p>
          </table:table-cell>
          <table:table-cell table:style-name="ce32" office:value-type="string" calcext:value-type="string">
            <text:p>uruk_hai_face1</text:p>
          </table:table-cell>
          <table:table-cell table:style-name="ce32" office:value-type="string" calcext:value-type="string">
            <text:p>uruk_hai_face2</text:p>
          </table:table-cell>
          <table:table-cell table:style-name="ce34"/>
          <table:table-cell table:style-name="ce7"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 office:value-type="string" office:string-value="[&quot;fell_uruk_of_mordor&quot;,&quot;Fell_Uruk_of_Mordor&quot;,&quot;Fell_Uruks_of_Mordor&quot;,tf_uruk| tfg_shield|tfg_armor| tfg_helm| tfg_boots| tf_no_capture_alive,0,0,fac_mordor,[itm_uruk_helm_b,itm_uruk_helm_c,itm_uruk_helm_d,itm_m_uruk_heavy_h,itm_m_uruk_heavy_i,itm_evil_gauntlets_b,itm_uruk_greaves,itm_uruk_chain_greaves,itm_uruk_falchion_a,itm_uruk_falchion_b,itm_mordor_uruk_shield_a,itm_mordor_uruk_shield_b,],attr_evil_tier_4,wp_tier_4,knows_athletics_6|knows_power_strike_5|knows_power_throw_3|knows_ironflesh_4|knows_shield_2,uruk_hai_face1,uruk_hai_face2]," calcext:value-type="string">
            <text:p>["fell_uruk_of_mordor","Fell_Uruk_of_Mordor","Fell_Uruks_of_Mordor",tf_uruk| tfg_shield|tfg_armor| tfg_helm| tfg_boots| tf_no_capture_alive,0,0,fac_mordor,[itm_uruk_helm_b,itm_uruk_helm_c,itm_uruk_helm_d,itm_m_uruk_heavy_h,itm_m_uruk_heavy_i,itm_evil_gauntlets_b,itm_uruk_greaves,itm_uruk_chain_greaves,itm_uruk_falchion_a,itm_uruk_falchion_b,itm_mordor_uruk_shield_a,itm_mordor_uruk_shield_b,],attr_evil_tier_4,wp_tier_4,knows_athletics_6|knows_power_strike_5|knows_power_throw_3|knows_ironflesh_4|knows_shield_2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slayer_of_mordor</text:p>
          </table:table-cell>
          <table:table-cell table:style-name="ce6" office:value-type="string" calcext:value-type="string">
            <text:p>Uruk_Slayer_of_Mordor</text:p>
          </table:table-cell>
          <table:table-cell table:style-name="ce6" office:value-type="string" calcext:value-type="string">
            <text:p>Uruk_Slayers_of_Mordor</text:p>
          </table:table-cell>
          <table:table-cell table:style-name="ce12" office:value-type="string" calcext:value-type="string">
            <text:p>tf_uruk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uruk_helm_b,itm_uruk_helm_c,itm_uruk_helm_d,</text:p>
          </table:table-cell>
          <table:table-cell table:style-name="ce18" office:value-type="string" calcext:value-type="string">
            <text:p>itm_m_uruk_heavy_e,itm_m_uruk_heavy_f,itm_m_uruk_heavy_g,</text:p>
          </table:table-cell>
          <table:table-cell table:style-name="ce18"/>
          <table:table-cell table:style-name="ce18" office:value-type="string" calcext:value-type="string">
            <text:p>itm_uruk_tracker_boots,</text:p>
          </table:table-cell>
          <table:table-cell table:style-name="ce18" office:value-type="string" calcext:value-type="string">
            <text:p>itm_uruk_voulge,itm_uruk_skull_spear,itm_uruk_pike_b,</text:p>
          </table:table-cell>
          <table:table-cell table:style-name="ce18" office:value-type="string" calcext:value-type="string">
            <text:p>itm_uruk_falchion_a,itm_uruk_falchion_b,</text:p>
          </table:table-cell>
          <table:table-cell table:style-name="ce18"/>
          <table:table-cell table:style-name="ce29" office:value-type="string" calcext:value-type="string">
            <text:p>attr_evil_tier_3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riding_1|knows_athletics_6|knows_power_strike_5|knows_ironflesh_6</text:p>
          </table:table-cell>
          <table:table-cell table:style-name="ce32" office:value-type="string" calcext:value-type="string">
            <text:p>uruk_hai_face1</text:p>
          </table:table-cell>
          <table:table-cell table:style-name="ce32" office:value-type="string" calcext:value-type="string">
            <text:p>uruk_hai_face2</text:p>
          </table:table-cell>
          <table:table-cell table:style-name="ce34"/>
          <table:table-cell table:style-name="ce7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office:value-type="string" office:string-value="[&quot;uruk_slayer_of_mordor&quot;,&quot;Uruk_Slayer_of_Mordor&quot;,&quot;Uruk_Slayers_of_Mordor&quot;,tf_uruk| tfg_armor| tfg_boots| tf_no_capture_alive,0,0,fac_mordor,[itm_uruk_helm_b,itm_uruk_helm_c,itm_uruk_helm_d,itm_m_uruk_heavy_e,itm_m_uruk_heavy_f,itm_m_uruk_heavy_g,itm_uruk_tracker_boots,itm_uruk_voulge,itm_uruk_skull_spear,itm_uruk_pike_b,itm_uruk_falchion_a,itm_uruk_falchion_b,],attr_evil_tier_3,wp_tier_4,knows_riding_1|knows_athletics_6|knows_power_strike_5|knows_ironflesh_6,uruk_hai_face1,uruk_hai_face2]," calcext:value-type="string">
            <text:p>["uruk_slayer_of_mordor","Uruk_Slayer_of_Mordor","Uruk_Slayers_of_Mordor",tf_uruk| tfg_armor| tfg_boots| tf_no_capture_alive,0,0,fac_mordor,[itm_uruk_helm_b,itm_uruk_helm_c,itm_uruk_helm_d,itm_m_uruk_heavy_e,itm_m_uruk_heavy_f,itm_m_uruk_heavy_g,itm_uruk_tracker_boots,itm_uruk_voulge,itm_uruk_skull_spear,itm_uruk_pike_b,itm_uruk_falchion_a,itm_uruk_falchion_b,],attr_evil_tier_3,wp_tier_4,knows_riding_1|knows_athletics_6|knows_power_strike_5|knows_ironflesh_6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uruk_slayer_of_mordor</text:p>
          </table:table-cell>
          <table:table-cell table:style-name="ce6" office:value-type="string" calcext:value-type="string">
            <text:p>Fell_Uruk_Slayer_of_Mordor</text:p>
          </table:table-cell>
          <table:table-cell table:style-name="ce6" office:value-type="string" calcext:value-type="string">
            <text:p>Fell_Uruk_Slayers_of_Mordor</text:p>
          </table:table-cell>
          <table:table-cell table:style-name="ce12" office:value-type="string" calcext:value-type="string">
            <text:p>tf_uruk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uruk_helm_c,itm_uruk_helm_f,</text:p>
          </table:table-cell>
          <table:table-cell table:style-name="ce18" office:value-type="string" calcext:value-type="string">
            <text:p>itm_m_uruk_heavy_h,itm_m_uruk_heavy_i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uruk_greaves,itm_uruk_chain_greaves,</text:p>
          </table:table-cell>
          <table:table-cell table:style-name="ce18" office:value-type="string" calcext:value-type="string">
            <text:p>itm_uruk_voulge,itm_uruk_heavy_axe,itm_uruk_skull_spear,itm_uruk_pike_b,</text:p>
          </table:table-cell>
          <table:table-cell table:style-name="ce18" office:value-type="string" calcext:value-type="string">
            <text:p>itm_uruk_falchion_a,itm_uruk_falchion_b,</text:p>
          </table:table-cell>
          <table:table-cell table:style-name="ce18" office:value-type="string" calcext:value-type="string">
            <text:p>itm_uruk_bow,itm_orc_hook_arrow,</text:p>
          </table:table-cell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riding_1|knows_athletics_7|knows_power_strike_7|knows_power_draw_4|knows_ironflesh_7</text:p>
          </table:table-cell>
          <table:table-cell table:style-name="ce32" office:value-type="string" calcext:value-type="string">
            <text:p>uruk_hai_face1</text:p>
          </table:table-cell>
          <table:table-cell table:style-name="ce32" office:value-type="string" calcext:value-type="string">
            <text:p>uruk_hai_face2</text:p>
          </table:table-cell>
          <table:table-cell table:style-name="ce34"/>
          <table:table-cell table:style-name="ce7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 office:value-type="string" office:string-value="[&quot;fell_uruk_slayer_of_mordor&quot;,&quot;Fell_Uruk_Slayer_of_Mordor&quot;,&quot;Fell_Uruk_Slayers_of_Mordor&quot;,tf_uruk| tfg_armor| tfg_boots| tf_no_capture_alive,0,0,fac_mordor,[itm_uruk_helm_c,itm_uruk_helm_f,itm_m_uruk_heavy_h,itm_m_uruk_heavy_i,itm_evil_gauntlets_b,itm_uruk_greaves,itm_uruk_chain_greaves,itm_uruk_voulge,itm_uruk_heavy_axe,itm_uruk_skull_spear,itm_uruk_pike_b,itm_uruk_falchion_a,itm_uruk_falchion_b,itm_uruk_bow,itm_orc_hook_arrow,],attr_evil_tier_4,wp_tier_5,knows_riding_1|knows_athletics_7|knows_power_strike_7|knows_power_draw_4|knows_ironflesh_7,uruk_hai_face1,uruk_hai_face2]," calcext:value-type="string">
            <text:p>["fell_uruk_slayer_of_mordor","Fell_Uruk_Slayer_of_Mordor","Fell_Uruk_Slayers_of_Mordor",tf_uruk| tfg_armor| tfg_boots| tf_no_capture_alive,0,0,fac_mordor,[itm_uruk_helm_c,itm_uruk_helm_f,itm_m_uruk_heavy_h,itm_m_uruk_heavy_i,itm_evil_gauntlets_b,itm_uruk_greaves,itm_uruk_chain_greaves,itm_uruk_voulge,itm_uruk_heavy_axe,itm_uruk_skull_spear,itm_uruk_pike_b,itm_uruk_falchion_a,itm_uruk_falchion_b,itm_uruk_bow,itm_orc_hook_arrow,],attr_evil_tier_4,wp_tier_5,knows_riding_1|knows_athletics_7|knows_power_strike_7|knows_power_draw_4|knows_ironflesh_7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uruk_of_barad_dur</text:p>
          </table:table-cell>
          <table:table-cell table:style-name="ce6" office:value-type="string" calcext:value-type="string">
            <text:p>Black_Uruk_of_Barad_Dur</text:p>
          </table:table-cell>
          <table:table-cell table:style-name="ce6" office:value-type="string" calcext:value-type="string">
            <text:p>Black_Uruks_of_Barad_Dur</text:p>
          </table:table-cell>
          <table:table-cell table:style-name="ce12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uruk_helm_e,</text:p>
          </table:table-cell>
          <table:table-cell table:style-name="ce18" office:value-type="string" calcext:value-type="string">
            <text:p>itm_m_uruk_heavy_j,itm_m_uruk_heavy_k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uruk_heavy_axe,</text:p>
          </table:table-cell>
          <table:table-cell table:style-name="ce18" office:value-type="string" calcext:value-type="string">
            <text:p>itm_uruk_falchion_a,itm_uruk_falchion_b,itm_mordor_uruk_shield_c,</text:p>
          </table:table-cell>
          <table:table-cell table:style-name="ce18"/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athletics_6|knows_power_strike_5|knows_ironflesh_9</text:p>
          </table:table-cell>
          <table:table-cell table:style-name="ce32" office:value-type="string" calcext:value-type="string">
            <text:p>uruk_hai_face1</text:p>
          </table:table-cell>
          <table:table-cell table:style-name="ce32" office:value-type="string" calcext:value-type="string">
            <text:p>uruk_hai_face2</text:p>
          </table:table-cell>
          <table:table-cell table:style-name="ce34"/>
          <table:table-cell table:style-name="ce7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office:value-type="string" office:string-value="[&quot;black_uruk_of_barad_dur&quot;,&quot;Black_Uruk_of_Barad_Dur&quot;,&quot;Black_Uruks_of_Barad_Dur&quot;,tf_uruk| tfg_gloves| tfg_shield| tfg_armor| tfg_helm| tfg_boots| tf_no_capture_alive,0,0,fac_mordor,[itm_uruk_helm_e,itm_m_uruk_heavy_j,itm_m_uruk_heavy_k,itm_evil_gauntlets_a,itm_uruk_chain_greaves,itm_uruk_heavy_axe,itm_uruk_falchion_a,itm_uruk_falchion_b,itm_mordor_uruk_shield_c,],attr_evil_tier_5,wp_tier_5,knows_athletics_6|knows_power_strike_5|knows_ironflesh_9,uruk_hai_face1,uruk_hai_face2]," calcext:value-type="string">
            <text:p>["black_uruk_of_barad_dur","Black_Uruk_of_Barad_Dur","Black_Uruks_of_Barad_Dur",tf_uruk| tfg_gloves| tfg_shield| tfg_armor| tfg_helm| tfg_boots| tf_no_capture_alive,0,0,fac_mordor,[itm_uruk_helm_e,itm_m_uruk_heavy_j,itm_m_uruk_heavy_k,itm_evil_gauntlets_a,itm_uruk_chain_greaves,itm_uruk_heavy_axe,itm_uruk_falchion_a,itm_uruk_falchion_b,itm_mordor_uruk_shield_c,],attr_evil_tier_5,wp_tier_5,knows_athletics_6|knows_power_strike_5|knows_ironflesh_9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mordor_standard_bearer</text:p>
          </table:table-cell>
          <table:table-cell table:style-name="ce6" office:value-type="string" calcext:value-type="string">
            <text:p>Mordor_Standard_Bearer</text:p>
          </table:table-cell>
          <table:table-cell table:style-name="ce6" office:value-type="string" calcext:value-type="string">
            <text:p>Mordor_Standard_Bearers</text:p>
          </table:table-cell>
          <table:table-cell table:style-name="ce12" office:value-type="string" calcext:value-type="string">
            <text:p>tf_uruk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uruk_helm_b,itm_uruk_helm_c,itm_uruk_helm_d,</text:p>
          </table:table-cell>
          <table:table-cell table:style-name="ce18" office:value-type="string" calcext:value-type="string">
            <text:p>itm_m_uruk_heavy_h,itm_m_uruk_heavy_i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uruk_greaves,itm_uruk_chain_greaves,</text:p>
          </table:table-cell>
          <table:table-cell table:style-name="ce18" office:value-type="string" calcext:value-type="string">
            <text:p>itm_mordor_banner,</text:p>
          </table:table-cell>
          <table:table-cell table:style-name="ce18" table:number-columns-repeated="2"/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athletics_6|knows_power_strike_5|knows_ironflesh_10</text:p>
          </table:table-cell>
          <table:table-cell table:style-name="ce32" office:value-type="string" calcext:value-type="string">
            <text:p>uruk_hai_face1</text:p>
          </table:table-cell>
          <table:table-cell table:style-name="ce32" office:value-type="string" calcext:value-type="string">
            <text:p>uruk_hai_face2</text:p>
          </table:table-cell>
          <table:table-cell table:style-name="ce34"/>
          <table:table-cell table:style-name="ce7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office:value-type="string" office:string-value="[&quot;uruk_mordor_standard_bearer&quot;,&quot;Mordor_Standard_Bearer&quot;,&quot;Mordor_Standard_Bearers&quot;,tf_uruk| tfg_shield| tfg_armor| tfg_helm| tfg_boots| tf_no_capture_alive,0,0,fac_mordor,[itm_uruk_helm_b,itm_uruk_helm_c,itm_uruk_helm_d,itm_m_uruk_heavy_h,itm_m_uruk_heavy_i,itm_evil_gauntlets_b,itm_uruk_greaves,itm_uruk_chain_greaves,itm_mordor_banner,],attr_evil_tier_5,wp_tier_5,knows_athletics_6|knows_power_strike_5|knows_ironflesh_10,uruk_hai_face1,uruk_hai_face2]," calcext:value-type="string">
            <text:p>["uruk_mordor_standard_bearer","Mordor_Standard_Bearer","Mordor_Standard_Bearers",tf_uruk| tfg_shield| tfg_armor| tfg_helm| tfg_boots| tf_no_capture_alive,0,0,fac_mordor,[itm_uruk_helm_b,itm_uruk_helm_c,itm_uruk_helm_d,itm_m_uruk_heavy_h,itm_m_uruk_heavy_i,itm_evil_gauntlets_b,itm_uruk_greaves,itm_uruk_chain_greaves,itm_mordor_banner,],attr_evil_tier_5,wp_tier_5,knows_athletics_6|knows_power_strike_5|knows_ironflesh_10,uruk_hai_face1,uruk_hai_face2],</text:p>
          </table:table-cell>
          <table:table-cell table:number-columns-repeated="1003"/>
        </table:table-row>
        <table:table-row table:style-name="ro3">
          <table:table-cell table:style-name="ce7" table:number-columns-repeated="4"/>
          <table:table-cell table:style-name="Default" table:number-columns-repeated="2"/>
          <table:table-cell table:style-name="ce7" table:number-columns-repeated="14"/>
          <table:table-cell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Trolls #Ents</text:p>
          </table:table-cell>
          <table:table-cell table:style-name="ce7" table:number-columns-repeated="19"/>
          <table:table-cell table:style-name="ce7"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 office:value-type="string" office:string-value="#Trolls #Ents" calcext:value-type="string">
            <text:p>#Trolls #Ent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troll_of_moria</text:p>
          </table:table-cell>
          <table:table-cell table:style-name="ce6" office:value-type="string" calcext:value-type="string">
            <text:p>Troll_of_Moria</text:p>
          </table:table-cell>
          <table:table-cell table:style-name="ce6" office:value-type="string" calcext:value-type="string">
            <text:p>Trolls_of_Moria</text:p>
          </table:table-cell>
          <table:table-cell table:style-name="ce12" office:value-type="string" calcext:value-type="string">
            <text:p>tf_troll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troll_head_helm,itm_troll_head_helm_b,itm_troll_head_helm_c,</text:p>
          </table:table-cell>
          <table:table-cell table:style-name="ce18" table:number-columns-repeated="2"/>
          <table:table-cell table:style-name="ce18" office:value-type="string" calcext:value-type="string">
            <text:p>itm_troll_feet_boots,</text:p>
          </table:table-cell>
          <table:table-cell table:style-name="ce18" office:value-type="string" calcext:value-type="string">
            <text:p>itm_tree_trunk_club_a,itm_tree_trunk_club_a,itm_tree_trunk_club_a,itm_tree_trunk_club_b,itm_tree_trunk_club_b,</text:p>
          </table:table-cell>
          <table:table-cell table:style-name="ce18" table:number-columns-repeated="2"/>
          <table:table-cell table:style-name="ce29" office:value-type="string" calcext:value-type="string">
            <text:p>str_255| agi_3| int_3| cha_3|level(58)</text:p>
          </table:table-cell>
          <table:table-cell table:style-name="ce29" office:value-type="string" calcext:value-type="string">
            <text:p>wp(75)</text:p>
          </table:table-cell>
          <table:table-cell table:style-name="ce29" office:value-type="string" calcext:value-type="string">
            <text:p>knows_power_strike_10|knows_ironflesh_10</text:p>
          </table:table-cell>
          <table:table-cell table:style-name="ce32" office:value-type="string" calcext:value-type="string">
            <text:p>troll_face1</text:p>
          </table:table-cell>
          <table:table-cell table:style-name="ce32" office:value-type="string" calcext:value-type="string">
            <text:p>troll_face2</text:p>
          </table:table-cell>
          <table:table-cell table:style-name="ce34"/>
          <table:table-cell table:style-name="ce7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" calcext:value-type="string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moured_troll</text:p>
          </table:table-cell>
          <table:table-cell table:style-name="ce6" office:value-type="string" calcext:value-type="string">
            <text:p>Armored_Troll</text:p>
          </table:table-cell>
          <table:table-cell table:style-name="ce6" office:value-type="string" calcext:value-type="string">
            <text:p>Armored_Trolls</text:p>
          </table:table-cell>
          <table:table-cell table:style-name="ce12" office:value-type="string" calcext:value-type="string">
            <text:p>tf_troll| tfg_helm| tfg_boots| tfg_armor| tfg_glove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olog_head_helm,itm_olog_head_helm_b,itm_olog_head_helm_c,</text:p>
          </table:table-cell>
          <table:table-cell table:style-name="ce18" office:value-type="string" calcext:value-type="string">
            <text:p>itm_olog_body,itm_olog_body_b,</text:p>
          </table:table-cell>
          <table:table-cell table:style-name="ce18" office:value-type="string" calcext:value-type="string">
            <text:p>itm_olog_hands,</text:p>
          </table:table-cell>
          <table:table-cell table:style-name="ce18" office:value-type="string" calcext:value-type="string">
            <text:p>itm_olog_feet_boots,</text:p>
          </table:table-cell>
          <table:table-cell table:style-name="ce18" office:value-type="string" calcext:value-type="string">
            <text:p>itm_giant_mace,itm_giant_mace_b,itm_giant_hammer,</text:p>
          </table:table-cell>
          <table:table-cell table:style-name="ce18" table:number-columns-repeated="2"/>
          <table:table-cell table:style-name="ce29" office:value-type="string" calcext:value-type="string">
            <text:p>str_255| agi_3| int_3| cha_3|level(61)</text:p>
          </table:table-cell>
          <table:table-cell table:style-name="ce29" office:value-type="string" calcext:value-type="string">
            <text:p>wp(100)</text:p>
          </table:table-cell>
          <table:table-cell table:style-name="ce29" office:value-type="string" calcext:value-type="string">
            <text:p>knows_power_strike_10|knows_ironflesh_10</text:p>
          </table:table-cell>
          <table:table-cell table:style-name="ce32" office:value-type="string" calcext:value-type="string">
            <text:p>troll_face1</text:p>
          </table:table-cell>
          <table:table-cell table:style-name="ce32" office:value-type="string" calcext:value-type="string">
            <text:p>troll_face2</text:p>
          </table:table-cell>
          <table:table-cell table:style-name="ce34"/>
          <table:table-cell table:style-name="ce7"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log_hai</text:p>
          </table:table-cell>
          <table:table-cell table:number-columns-repeated="2" table:style-name="ce6" office:value-type="string" calcext:value-type="string">
            <text:p>Olog_Hai_of_Mordor</text:p>
          </table:table-cell>
          <table:table-cell table:style-name="ce12" office:value-type="string" calcext:value-type="string">
            <text:p>tf_troll| tfg_helm| tfg_boots| tfg_armor| tfg_glove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log_head_helm,itm_olog_head_helm_b,itm_olog_head_helm_c,</text:p>
          </table:table-cell>
          <table:table-cell table:style-name="ce18" office:value-type="string" calcext:value-type="string">
            <text:p>itm_olog_body,itm_olog_body_b,</text:p>
          </table:table-cell>
          <table:table-cell table:style-name="ce18" office:value-type="string" calcext:value-type="string">
            <text:p>itm_olog_hands,</text:p>
          </table:table-cell>
          <table:table-cell table:style-name="ce18" office:value-type="string" calcext:value-type="string">
            <text:p>itm_olog_feet_boots,</text:p>
          </table:table-cell>
          <table:table-cell table:style-name="ce18" office:value-type="string" calcext:value-type="string">
            <text:p>itm_giant_mace,itm_giant_mace_b,itm_giant_hammer,</text:p>
          </table:table-cell>
          <table:table-cell table:style-name="ce18" table:number-columns-repeated="2"/>
          <table:table-cell table:style-name="ce29" office:value-type="string" calcext:value-type="string">
            <text:p>str_255| agi_3| int_3| cha_3|level(61)</text:p>
          </table:table-cell>
          <table:table-cell table:style-name="ce29" office:value-type="string" calcext:value-type="string">
            <text:p>wp(100)</text:p>
          </table:table-cell>
          <table:table-cell table:style-name="ce29" office:value-type="string" calcext:value-type="string">
            <text:p>knows_power_strike_10|knows_ironflesh_10</text:p>
          </table:table-cell>
          <table:table-cell table:style-name="ce32" office:value-type="string" calcext:value-type="string">
            <text:p>troll_face1</text:p>
          </table:table-cell>
          <table:table-cell table:style-name="ce32" office:value-type="string" calcext:value-type="string">
            <text:p>troll_face2</text:p>
          </table:table-cell>
          <table:table-cell table:style-name="ce34"/>
          <table:table-cell table:style-name="ce7"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nt</text:p>
          </table:table-cell>
          <table:table-cell table:style-name="ce6" office:value-type="string" calcext:value-type="string">
            <text:p>Ent</text:p>
          </table:table-cell>
          <table:table-cell table:style-name="ce6" office:value-type="string" calcext:value-type="string">
            <text:p>Ents</text:p>
          </table:table-cell>
          <table:table-cell table:style-name="ce12" office:value-type="string" calcext:value-type="string">
            <text:p>tf_troll| tfg_helm| tfg_boots| tfg_armor| tfg_glove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commoners</text:p>
          </table:table-cell>
          <table:table-cell table:style-name="ce18" office:value-type="string" calcext:value-type="string">
            <text:p>itm_ent_head_helm,itm_ent_head_helm2,itm_ent_head_helm3,</text:p>
          </table:table-cell>
          <table:table-cell table:style-name="ce18" office:value-type="string" calcext:value-type="string">
            <text:p>itm_ent_body,</text:p>
          </table:table-cell>
          <table:table-cell table:style-name="ce18" office:value-type="string" calcext:value-type="string">
            <text:p>itm_ent_hands,</text:p>
          </table:table-cell>
          <table:table-cell table:style-name="ce18" office:value-type="string" calcext:value-type="string">
            <text:p>itm_ent_feet_boots,</text:p>
          </table:table-cell>
          <table:table-cell table:style-name="ce18" office:value-type="string" calcext:value-type="string">
            <text:p>itm_tree_trunk_invis,</text:p>
          </table:table-cell>
          <table:table-cell table:style-name="ce18"/>
          <table:table-cell table:style-name="ce18" office:value-type="string" calcext:value-type="string">
            <text:p>itm_ent_water,</text:p>
          </table:table-cell>
          <table:table-cell table:style-name="ce29" office:value-type="string" calcext:value-type="string">
            <text:p>str_255| agi_3| int_3| cha_3|level(63)</text:p>
          </table:table-cell>
          <table:table-cell table:style-name="ce29" office:value-type="string" calcext:value-type="string">
            <text:p>wp(200)</text:p>
          </table:table-cell>
          <table:table-cell table:style-name="ce29" office:value-type="string" calcext:value-type="string">
            <text:p>knows_power_strike_10|knows_ironflesh_10</text:p>
          </table:table-cell>
          <table:table-cell table:style-name="ce32" office:value-type="string" calcext:value-type="string">
            <text:p>troll_face1</text:p>
          </table:table-cell>
          <table:table-cell table:style-name="ce32" office:value-type="string" calcext:value-type="string">
            <text:p>troll_face2</text:p>
          </table:table-cell>
          <table:table-cell table:style-name="ce34"/>
          <table:table-cell table:style-name="ce7"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" calcext:value-type="string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</text:p>
          </table:table-cell>
          <table:table-cell table:number-columns-repeated="1003"/>
        </table:table-row>
        <table:table-row table:style-name="ro3">
          <table:table-cell table:style-name="ce7" table:number-columns-repeated="4"/>
          <table:table-cell table:style-name="Default" table:number-columns-repeated="2"/>
          <table:table-cell table:style-name="ce7" table:number-columns-repeated="14"/>
          <table:table-cell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DOL GULDUR Orcs (duplicates of Mordor orcs!)</text:p>
          </table:table-cell>
          <table:table-cell table:style-name="ce7" table:number-columns-repeated="19"/>
          <table:table-cell table:style-name="ce7"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 office:value-type="string" office:string-value="#DOL GULDUR Orcs (duplicates of Mordor orcs!)" calcext:value-type="string">
            <text:p>#DOL GULDUR Orcs (duplicates of Mordor orcs!)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snaga_of_guldur</text:p>
          </table:table-cell>
          <table:table-cell table:style-name="ce6" office:value-type="string" calcext:value-type="string">
            <text:p>Orc_Snaga_of_Guldur</text:p>
          </table:table-cell>
          <table:table-cell table:style-name="ce6" office:value-type="string" calcext:value-type="string">
            <text:p>Orc_Snagas_of_Guldur</text:p>
          </table:table-cell>
          <table:table-cell table:style-name="ce12" office:value-type="string" calcext:value-type="string">
            <text:p>tf_orc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ldur</text:p>
          </table:table-cell>
          <table:table-cell table:style-name="ce18" office:value-type="string" calcext:value-type="string">
            <text:p>itm_orc_coif_bad, itm_orc_coif,</text:p>
          </table:table-cell>
          <table:table-cell table:style-name="ce18" office:value-type="string" calcext:value-type="string">
            <text:p>itm_m_orc_light_a,itm_m_orc_light_b,itm_m_orc_light_c,</text:p>
          </table:table-cell>
          <table:table-cell table:style-name="ce18" table:number-columns-repeated="2"/>
          <table:table-cell table:style-name="ce18" office:value-type="string" calcext:value-type="string">
            <text:p>itm_wood_club,itm_orc_machete,itm_orc_simple_spear,itm_orc_axe,</text:p>
          </table:table-cell>
          <table:table-cell table:style-name="ce18"/>
          <table:table-cell table:style-name="ce18" office:value-type="string" calcext:value-type="string">
            <text:p>itm_metal_scraps_bad,itm_metal_scraps_medium,itm_metal_scraps_good,</text:p>
          </table:table-cell>
          <table:table-cell table:style-name="ce29" office:value-type="string" calcext:value-type="string">
            <text:p>attr_orc_tier_1</text:p>
          </table:table-cell>
          <table:table-cell table:style-name="ce29" office:value-type="string" calcext:value-type="string">
            <text:p>wp_orc_tier_1</text:p>
          </table:table-cell>
          <table:table-cell table:style-name="ce29" office:value-type="string" calcext:value-type="string">
            <text:p>knows_athletics_3|knows_power_strike_1</text:p>
          </table:table-cell>
          <table:table-cell table:style-name="ce32" office:value-type="string" calcext:value-type="string">
            <text:p>orc_face5</text:p>
          </table:table-cell>
          <table:table-cell table:style-name="ce32" office:value-type="string" calcext:value-type="string">
            <text:p>orc_face4</text:p>
          </table:table-cell>
          <table:table-cell table:style-name="ce34"/>
          <table:table-cell table:style-name="ce7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office:value-type="string" office:string-value="[&quot;orc_snaga_of_guldur&quot;,&quot;Orc_Snaga_of_Guldur&quot;,&quot;Orc_Snagas_of_Guldur&quot;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athletics_3|knows_power_strike_1,orc_face5,orc_face4]," calcext:value-type="string">
            <text:p>["orc_snaga_of_guldur","Orc_Snaga_of_Guldur","Orc_Snagas_of_Guldur"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athletics_3|knows_power_strike_1,orc_face5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of_guldur</text:p>
          </table:table-cell>
          <table:table-cell table:style-name="ce6" office:value-type="string" calcext:value-type="string">
            <text:p>Orc_of_Guldur</text:p>
          </table:table-cell>
          <table:table-cell table:style-name="ce6" office:value-type="string" calcext:value-type="string">
            <text:p>Orcs_of_Guldur</text:p>
          </table:table-cell>
          <table:table-cell table:style-name="ce12" office:value-type="string" calcext:value-type="string">
            <text:p>tf_orc| tfg_armor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ldur</text:p>
          </table:table-cell>
          <table:table-cell table:style-name="ce18" office:value-type="string" calcext:value-type="string">
            <text:p>itm_orc_coif, itm_orc_coif_good, itm_orc_nosehelm_bad, itm_orc_nosehelm,</text:p>
          </table:table-cell>
          <table:table-cell table:style-name="ce18" office:value-type="string" calcext:value-type="string">
            <text:p>itm_m_orc_light_b,itm_m_orc_light_c,itm_m_orc_light_d,itm_m_orc_light_e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wood_club,itm_orc_club_c,itm_orc_falchion,itm_orc_sabre,itm_orc_slasher,itm_orc_bill,itm_orc_axe,</text:p>
          </table:table-cell>
          <table:table-cell table:style-name="ce18" office:value-type="string" calcext:value-type="string">
            <text:p>itm_mordor_orc_shield_b,itm_mordor_orc_shield_c,itm_mordor_orc_shield_a,</text:p>
          </table:table-cell>
          <table:table-cell table:style-name="ce18"/>
          <table:table-cell table:style-name="ce29" office:value-type="string" calcext:value-type="string">
            <text:p>attr_orc_tier_2</text:p>
          </table:table-cell>
          <table:table-cell table:style-name="ce29" office:value-type="string" calcext:value-type="string">
            <text:p>wp_orc_tier_2</text:p>
          </table:table-cell>
          <table:table-cell table:style-name="ce29" office:value-type="string" calcext:value-type="string">
            <text:p>knows_athletics_4|knows_power_strike_2</text:p>
          </table:table-cell>
          <table:table-cell table:style-name="ce32" office:value-type="string" calcext:value-type="string">
            <text:p>orc_face3</text:p>
          </table:table-cell>
          <table:table-cell table:style-name="ce32" office:value-type="string" calcext:value-type="string">
            <text:p>orc_face8</text:p>
          </table:table-cell>
          <table:table-cell table:style-name="ce34"/>
          <table:table-cell table:style-name="ce7"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 office:value-type="string" office:string-value="[&quot;orc_of_guldur&quot;,&quot;Orc_of_Guldur&quot;,&quot;Orcs_of_Guldur&quot;,tf_orc| tfg_armor| tf_no_capture_alive,0,0,fac_guldur,[itm_orc_coif, itm_orc_coif_good, itm_orc_nosehelm_bad, itm_orc_nosehelm,itm_m_orc_light_b,itm_m_orc_light_c,itm_m_orc_light_d,itm_m_orc_light_e,itm_orc_ragwrap,itm_wood_club,itm_orc_club_c,itm_orc_falchion,itm_orc_sabre,itm_orc_slasher,itm_orc_bill,itm_orc_axe,itm_mordor_orc_shield_b,itm_mordor_orc_shield_c,itm_mordor_orc_shield_a,],attr_orc_tier_2,wp_orc_tier_2,knows_athletics_4|knows_power_strike_2,orc_face3,orc_face8]," calcext:value-type="string">
            <text:p>["orc_of_guldur","Orc_of_Guldur","Orcs_of_Guldur",tf_orc| tfg_armor| tf_no_capture_alive,0,0,fac_guldur,[itm_orc_coif, itm_orc_coif_good, itm_orc_nosehelm_bad, itm_orc_nosehelm,itm_m_orc_light_b,itm_m_orc_light_c,itm_m_orc_light_d,itm_m_orc_light_e,itm_orc_ragwrap,itm_wood_club,itm_orc_club_c,itm_orc_falchion,itm_orc_sabre,itm_orc_slasher,itm_orc_bill,itm_orc_axe,itm_mordor_orc_shield_b,itm_mordor_orc_shield_c,itm_mordor_orc_shield_a,],attr_orc_tier_2,wp_orc_tier_2,knows_athletics_4|knows_power_strike_2,orc_face3,orc_face8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MORDOR Orcs</text:p>
          </table:table-cell>
          <table:table-cell table:style-name="ce7" table:number-columns-repeated="19"/>
          <table:table-cell table:style-name="ce7"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 office:value-type="string" office:string-value="#MORDOR Orcs" calcext:value-type="string">
            <text:p>#MORDOR Orc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snaga_of_mordor</text:p>
          </table:table-cell>
          <table:table-cell table:style-name="ce6" office:value-type="string" calcext:value-type="string">
            <text:p>Orc_Snaga_of_Mordor</text:p>
          </table:table-cell>
          <table:table-cell table:style-name="ce6" office:value-type="string" calcext:value-type="string">
            <text:p>Orc_Snagas_of_Mordor</text:p>
          </table:table-cell>
          <table:table-cell table:style-name="ce12" office:value-type="string" calcext:value-type="string">
            <text:p>tf_orc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coif_bad, itm_orc_coif, itm_orc_nosehelm_bad,</text:p>
          </table:table-cell>
          <table:table-cell table:style-name="ce18" office:value-type="string" calcext:value-type="string">
            <text:p>itm_m_orc_light_a,itm_m_orc_light_b,itm_m_orc_light_c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wood_club,itm_orc_machete,itm_orc_axe,</text:p>
          </table:table-cell>
          <table:table-cell table:style-name="ce18"/>
          <table:table-cell table:style-name="ce18" office:value-type="string" calcext:value-type="string">
            <text:p>itm_metal_scraps_bad,itm_metal_scraps_medium,itm_metal_scraps_good,</text:p>
          </table:table-cell>
          <table:table-cell table:style-name="ce29" office:value-type="string" calcext:value-type="string">
            <text:p>attr_orc_tier_1</text:p>
          </table:table-cell>
          <table:table-cell table:style-name="ce29" office:value-type="string" calcext:value-type="string">
            <text:p>wp_orc_tier_1</text:p>
          </table:table-cell>
          <table:table-cell table:style-name="ce29" office:value-type="string" calcext:value-type="string">
            <text:p>knows_athletics_3|knows_power_strike_1</text:p>
          </table:table-cell>
          <table:table-cell table:style-name="ce32" office:value-type="string" calcext:value-type="string">
            <text:p>orc_face1</text:p>
          </table:table-cell>
          <table:table-cell table:style-name="ce32" office:value-type="string" calcext:value-type="string">
            <text:p>orc_face2</text:p>
          </table:table-cell>
          <table:table-cell table:style-name="ce34"/>
          <table:table-cell table:style-name="ce7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office:value-type="string" office:string-value="[&quot;orc_snaga_of_mordor&quot;,&quot;Orc_Snaga_of_Mordor&quot;,&quot;Orc_Snagas_of_Mordor&quot;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athletics_3|knows_power_strike_1,orc_face1,orc_face2]," calcext:value-type="string">
            <text:p>["orc_snaga_of_mordor","Orc_Snaga_of_Mordor","Orc_Snagas_of_Mordor"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athletics_3|knows_power_strike_1,orc_face1,orc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of_mordor</text:p>
          </table:table-cell>
          <table:table-cell table:style-name="ce6" office:value-type="string" calcext:value-type="string">
            <text:p>Orc_of_Mordor</text:p>
          </table:table-cell>
          <table:table-cell table:style-name="ce6" office:value-type="string" calcext:value-type="string">
            <text:p>Orcs_of_Mordor</text:p>
          </table:table-cell>
          <table:table-cell table:style-name="ce12" office:value-type="string" calcext:value-type="string">
            <text:p>tf_orc| tfg_armor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coif_bad, itm_orc_coif, itm_orc_nosehelm, itm_orc_nosehelm_bad, itm_orc_visorhelm_bad,</text:p>
          </table:table-cell>
          <table:table-cell table:style-name="ce18" office:value-type="string" calcext:value-type="string">
            <text:p>itm_m_orc_light_b,itm_m_orc_light_c,itm_m_orc_light_d,itm_m_orc_light_e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wood_club,itm_orc_falchion,itm_orc_sabre,itm_orc_slasher,itm_orc_axe,</text:p>
          </table:table-cell>
          <table:table-cell table:style-name="ce18"/>
          <table:table-cell table:style-name="ce18" office:value-type="string" calcext:value-type="string">
            <text:p>itm_mordor_orc_shield_b,itm_mordor_orc_shield_c,itm_mordor_orc_shield_a,</text:p>
          </table:table-cell>
          <table:table-cell table:style-name="ce29" office:value-type="string" calcext:value-type="string">
            <text:p>attr_orc_tier_2</text:p>
          </table:table-cell>
          <table:table-cell table:style-name="ce29" office:value-type="string" calcext:value-type="string">
            <text:p>wp_orc_tier_2</text:p>
          </table:table-cell>
          <table:table-cell table:style-name="ce29" office:value-type="string" calcext:value-type="string">
            <text:p>knows_athletics_4|knows_power_strike_2</text:p>
          </table:table-cell>
          <table:table-cell table:style-name="ce32" office:value-type="string" calcext:value-type="string">
            <text:p>orc_face7</text:p>
          </table:table-cell>
          <table:table-cell table:style-name="ce32" office:value-type="string" calcext:value-type="string">
            <text:p>orc_face8</text:p>
          </table:table-cell>
          <table:table-cell table:style-name="ce34"/>
          <table:table-cell table:style-name="ce7"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 office:value-type="string" office:string-value="[&quot;orc_of_mordor&quot;,&quot;Orc_of_Mordor&quot;,&quot;Orcs_of_Mordor&quot;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athletics_4|knows_power_strike_2,orc_face7,orc_face8]," calcext:value-type="string">
            <text:p>["orc_of_mordor","Orc_of_Mordor","Orcs_of_Mordor"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athletics_4|knows_power_strike_2,orc_face7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orc_of_mordor</text:p>
          </table:table-cell>
          <table:table-cell table:style-name="ce6" office:value-type="string" calcext:value-type="string">
            <text:p>Large_Orc_of_Mordor</text:p>
          </table:table-cell>
          <table:table-cell table:style-name="ce6" office:value-type="string" calcext:value-type="string">
            <text:p>Large_Orcs_of_Mordor</text:p>
          </table:table-cell>
          <table:table-cell table:style-name="ce12" office:value-type="string" calcext:value-type="string">
            <text:p>tf_orc| tfg_shiel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nosehelm_good,itm_orc_kettlehelm_bad, itm_orc_kettlehelm, itm_orc_morion_bad, itm_orc_morion, itm_orc_visorhelm,</text:p>
          </table:table-cell>
          <table:table-cell table:style-name="ce18" office:value-type="string" calcext:value-type="string">
            <text:p>itm_m_orc_light_d,itm_m_orc_light_e,itm_m_orc_heavy_a,itm_m_orc_heavy_b,</text:p>
          </table:table-cell>
          <table:table-cell table:style-name="ce18"/>
          <table:table-cell table:style-name="ce18" office:value-type="string" calcext:value-type="string">
            <text:p>itm_orc_greaves,</text:p>
          </table:table-cell>
          <table:table-cell table:style-name="ce18" office:value-type="string" calcext:value-type="string">
            <text:p>itm_orc_sabre,itm_orc_falchion,itm_orc_slasher,itm_orc_axe,</text:p>
          </table:table-cell>
          <table:table-cell table:style-name="ce18" office:value-type="string" calcext:value-type="string">
            <text:p>itm_orc_throwing_axes,itm_orc_throwing_arrow,itm_mordor_orc_shield_b,itm_mordor_orc_shield_c,</text:p>
          </table:table-cell>
          <table:table-cell table:style-name="ce18"/>
          <table:table-cell table:style-name="ce29" office:value-type="string" calcext:value-type="string">
            <text:p>attr_orc_tier_3</text:p>
          </table:table-cell>
          <table:table-cell table:style-name="ce29" office:value-type="string" calcext:value-type="string">
            <text:p>wp_orc_tier_3</text:p>
          </table:table-cell>
          <table:table-cell table:style-name="ce29" office:value-type="string" calcext:value-type="string">
            <text:p>knows_athletics_5|knows_power_strike_3|knows_power_throw_3</text:p>
          </table:table-cell>
          <table:table-cell table:style-name="ce32" office:value-type="string" calcext:value-type="string">
            <text:p>orc_face3</text:p>
          </table:table-cell>
          <table:table-cell table:style-name="ce32" office:value-type="string" calcext:value-type="string">
            <text:p>orc_face6</text:p>
          </table:table-cell>
          <table:table-cell table:style-name="ce34"/>
          <table:table-cell table:style-name="ce7"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 office:value-type="string" office:string-value="[&quot;large_orc_of_mordor&quot;,&quot;Large_Orc_of_Mordor&quot;,&quot;Large_Orcs_of_Mordor&quot;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orc_throwing_axes,itm_orc_throwing_arrow,itm_mordor_orc_shield_b,itm_mordor_orc_shield_c,],attr_orc_tier_3,wp_orc_tier_3,knows_athletics_5|knows_power_strike_3|knows_power_throw_3,orc_face3,orc_face6]," calcext:value-type="string">
            <text:p>["large_orc_of_mordor","Large_Orc_of_Mordor","Large_Orcs_of_Mordor"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orc_throwing_axes,itm_orc_throwing_arrow,itm_mordor_orc_shield_b,itm_mordor_orc_shield_c,],attr_orc_tier_3,wp_orc_tier_3,knows_athletics_5|knows_power_strike_3|knows_power_throw_3,orc_face3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orc_of_mordor</text:p>
          </table:table-cell>
          <table:table-cell table:style-name="ce6" office:value-type="string" calcext:value-type="string">
            <text:p>Fell_Orc_of_Mordor</text:p>
          </table:table-cell>
          <table:table-cell table:style-name="ce6" office:value-type="string" calcext:value-type="string">
            <text:p>Fell_Orcs_of_Mordor</text:p>
          </table:table-cell>
          <table:table-cell table:style-name="ce12" office:value-type="string" calcext:value-type="string">
            <text:p>tf_orc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visorhelm_good, itm_orc_buckethelm_bad, itm_orc_buckethelm, itm_orc_kettlehelm_good,</text:p>
          </table:table-cell>
          <table:table-cell table:style-name="ce18"/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itm_orc_greaves,</text:p>
          </table:table-cell>
          <table:table-cell table:style-name="ce18" office:value-type="string" calcext:value-type="string">
            <text:p>itm_orc_club_c,itm_orc_sabre,itm_orc_falchion,itm_orc_two_handed_axe,itm_twohand_wood_club,itm_orc_scimitar,</text:p>
          </table:table-cell>
          <table:table-cell table:style-name="ce18" office:value-type="string" calcext:value-type="string">
            <text:p>itm_mordor_orc_shield_b,itm_mordor_orc_shield_c,itm_mordor_orc_shield_e,</text:p>
          </table:table-cell>
          <table:table-cell table:style-name="ce18"/>
          <table:table-cell table:style-name="ce29" office:value-type="string" calcext:value-type="string">
            <text:p>attr_orc_tier_4</text:p>
          </table:table-cell>
          <table:table-cell table:style-name="ce29" office:value-type="string" calcext:value-type="string">
            <text:p>wp_orc_tier_4</text:p>
          </table:table-cell>
          <table:table-cell table:style-name="ce29" office:value-type="string" calcext:value-type="string">
            <text:p>knows_athletics_6|knows_power_strike_4|knows_power_throw_4</text:p>
          </table:table-cell>
          <table:table-cell table:style-name="ce32" office:value-type="string" calcext:value-type="string">
            <text:p>orc_face7</text:p>
          </table:table-cell>
          <table:table-cell table:style-name="ce32" office:value-type="string" calcext:value-type="string">
            <text:p>orc_face4</text:p>
          </table:table-cell>
          <table:table-cell table:style-name="ce34"/>
          <table:table-cell table:style-name="ce7"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 office:value-type="string" office:string-value="[&quot;fell_orc_of_mordor&quot;,&quot;Fell_Orc_of_Mordor&quot;,&quot;Fell_Orcs_of_Mordor&quot;,tf_orc| tfg_shield| tfg_armor| tfg_helm| tfg_boots| tf_no_capture_alive,0,0,fac_mordor,[itm_orc_visorhelm_good, itm_orc_buckethelm_bad, itm_orc_buckethelm, itm_orc_kettlehelm_good,itm_evil_gauntlets_a,itm_orc_greaves,itm_orc_club_c,itm_orc_sabre,itm_orc_falchion,itm_orc_two_handed_axe,itm_twohand_wood_club,itm_orc_scimitar,itm_mordor_orc_shield_b,itm_mordor_orc_shield_c,itm_mordor_orc_shield_e,],attr_orc_tier_4,wp_orc_tier_4,knows_athletics_6|knows_power_strike_4|knows_power_throw_4,orc_face7,orc_face4]," calcext:value-type="string">
            <text:p>["fell_orc_of_mordor","Fell_Orc_of_Mordor","Fell_Orcs_of_Mordor",tf_orc| tfg_shield| tfg_armor| tfg_helm| tfg_boots| tf_no_capture_alive,0,0,fac_mordor,[itm_orc_visorhelm_good, itm_orc_buckethelm_bad, itm_orc_buckethelm, itm_orc_kettlehelm_good,itm_evil_gauntlets_a,itm_orc_greaves,itm_orc_club_c,itm_orc_sabre,itm_orc_falchion,itm_orc_two_handed_axe,itm_twohand_wood_club,itm_orc_scimitar,itm_mordor_orc_shield_b,itm_mordor_orc_shield_c,itm_mordor_orc_shield_e,],attr_orc_tier_4,wp_orc_tier_4,knows_athletics_6|knows_power_strike_4|knows_power_throw_4,orc_face7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arg_rider_of_gorgoroth</text:p>
          </table:table-cell>
          <table:table-cell table:style-name="ce6" office:value-type="string" calcext:value-type="string">
            <text:p>Warg_Rider_of_Gorgoroth</text:p>
          </table:table-cell>
          <table:table-cell table:style-name="ce6" office:value-type="string" calcext:value-type="string">
            <text:p>Warg_Riders_of_Gorgoroth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coif_bad, itm_orc_coif, itm_orc_nosehelm_bad, itm_orc_nosehelm,itm_orc_visorhelm_bad,</text:p>
          </table:table-cell>
          <table:table-cell table:style-name="ce18" office:value-type="string" calcext:value-type="string">
            <text:p>itm_m_orc_light_a,itm_m_orc_light_b,itm_m_orc_light_c,</text:p>
          </table:table-cell>
          <table:table-cell table:style-name="ce18" table:number-columns-repeated="2"/>
          <table:table-cell table:style-name="ce18" office:value-type="string" calcext:value-type="string">
            <text:p>itm_orc_throwing_arrow,</text:p>
          </table:table-cell>
          <table:table-cell table:style-name="ce18" office:value-type="string" calcext:value-type="string">
            <text:p>itm_orc_falchion,itm_orc_sabre,itm_orc_machete,</text:p>
          </table:table-cell>
          <table:table-cell table:style-name="ce18" office:value-type="string" calcext:value-type="string">
            <text:p>itm_wargarmored_1b,itm_warg_1b,itm_warg_1d,itm_warg_1c,</text:p>
          </table:table-cell>
          <table:table-cell table:style-name="ce29" office:value-type="string" calcext:value-type="string">
            <text:p>attr_orc_tier_3</text:p>
          </table:table-cell>
          <table:table-cell table:style-name="ce29" office:value-type="string" calcext:value-type="string">
            <text:p>wp_orc_tier_3</text:p>
          </table:table-cell>
          <table:table-cell table:style-name="ce29" office:value-type="string" calcext:value-type="string">
            <text:p>knows_horse_archery_2|knows_riding_4|knows_power_throw_3|knows_power_strike_4</text:p>
          </table:table-cell>
          <table:table-cell table:style-name="ce32" office:value-type="string" calcext:value-type="string">
            <text:p>orc_face5</text:p>
          </table:table-cell>
          <table:table-cell table:style-name="ce32" office:value-type="string" calcext:value-type="string">
            <text:p>orc_face8</text:p>
          </table:table-cell>
          <table:table-cell table:style-name="ce34"/>
          <table:table-cell table:style-name="ce7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office:value-type="string" office:string-value="[&quot;warg_rider_of_gorgoroth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armored_1b,itm_warg_1b,itm_warg_1d,itm_warg_1c,],attr_orc_tier_3,wp_orc_tier_3,knows_horse_archery_2|knows_riding_4|knows_power_throw_3|knows_power_strike_4,orc_face5,orc_face8]," calcext:value-type="string">
            <text:p>["warg_rider_of_gorgoroth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armored_1b,itm_warg_1b,itm_warg_1d,itm_warg_1c,],attr_orc_tier_3,wp_orc_tier_3,knows_horse_archery_2|knows_riding_4|knows_power_throw_3|knows_power_strike_4,orc_face5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at_warg_rider_of_mordor</text:p>
          </table:table-cell>
          <table:table-cell table:style-name="ce6" office:value-type="string" calcext:value-type="string">
            <text:p>Great_Warg_Rider_of_Udun</text:p>
          </table:table-cell>
          <table:table-cell table:style-name="ce6" office:value-type="string" calcext:value-type="string">
            <text:p>Great_Warg_Riders_of_Udun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visorhelm, itm_orc_nosehelm,</text:p>
          </table:table-cell>
          <table:table-cell table:style-name="ce18" office:value-type="string" calcext:value-type="string">
            <text:p>itm_m_orc_light_b,itm_m_orc_light_c,itm_m_orc_light_d,itm_m_orc_light_e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throwing_arrow,</text:p>
          </table:table-cell>
          <table:table-cell table:style-name="ce18" office:value-type="string" calcext:value-type="string">
            <text:p>itm_orc_falchion,itm_orc_sabre,itm_orc_machete,itm_orc_slasher,</text:p>
          </table:table-cell>
          <table:table-cell table:style-name="ce18" office:value-type="string" calcext:value-type="string">
            <text:p>itm_wargarmored_2b,itm_wargarmored_2c,itm_warg_1d,itm_warg_1c,</text:p>
          </table:table-cell>
          <table:table-cell table:style-name="ce29" office:value-type="string" calcext:value-type="string">
            <text:p>attr_orc_tier_4</text:p>
          </table:table-cell>
          <table:table-cell table:style-name="ce29" office:value-type="string" calcext:value-type="string">
            <text:p>wp_orc_tier_4</text:p>
          </table:table-cell>
          <table:table-cell table:style-name="ce29" office:value-type="string" calcext:value-type="string">
            <text:p>knows_riding_5|knows_horse_archery_3|knows_power_throw_4|knows_power_strike_4</text:p>
          </table:table-cell>
          <table:table-cell table:style-name="ce32" office:value-type="string" calcext:value-type="string">
            <text:p>orc_face7</text:p>
          </table:table-cell>
          <table:table-cell table:style-name="ce32" office:value-type="string" calcext:value-type="string">
            <text:p>orc_face8</text:p>
          </table:table-cell>
          <table:table-cell table:style-name="ce34"/>
          <table:table-cell table:style-name="ce7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 office:value-type="string" office:string-value="[&quot;great_warg_rider_of_mordor&quot;,&quot;Great_Warg_Rider_of_Udun&quot;,&quot;Great_Warg_Riders_of_Udun&quot;,tf_orc| tf_mounted| tfg_ranged| tfg_armor| tfg_horse| tf_no_capture_alive,0,0,fac_mordor,[itm_orc_visorhelm, itm_orc_nosehelm,itm_m_orc_light_b,itm_m_orc_light_c,itm_m_orc_light_d,itm_m_orc_light_e,itm_leather_gloves,itm_orc_ragwrap,itm_orc_throwing_arrow,itm_orc_falchion,itm_orc_sabre,itm_orc_machete,itm_orc_slasher,itm_wargarmored_2b,itm_wargarmored_2c,itm_warg_1d,itm_warg_1c,],attr_orc_tier_4,wp_orc_tier_4,knows_riding_5|knows_horse_archery_3|knows_power_throw_4|knows_power_strike_4,orc_face7,orc_face8]," calcext:value-type="string">
            <text:p>["great_warg_rider_of_mordor","Great_Warg_Rider_of_Udun","Great_Warg_Riders_of_Udun",tf_orc| tf_mounted| tfg_ranged| tfg_armor| tfg_horse| tf_no_capture_alive,0,0,fac_mordor,[itm_orc_visorhelm, itm_orc_nosehelm,itm_m_orc_light_b,itm_m_orc_light_c,itm_m_orc_light_d,itm_m_orc_light_e,itm_leather_gloves,itm_orc_ragwrap,itm_orc_throwing_arrow,itm_orc_falchion,itm_orc_sabre,itm_orc_machete,itm_orc_slasher,itm_wargarmored_2b,itm_wargarmored_2c,itm_warg_1d,itm_warg_1c,],attr_orc_tier_4,wp_orc_tier_4,knows_riding_5|knows_horse_archery_3|knows_power_throw_4|knows_power_strike_4,orc_face7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orgul_orc</text:p>
          </table:table-cell>
          <table:table-cell table:style-name="ce6" office:value-type="string" calcext:value-type="string">
            <text:p>Morgul_Orc</text:p>
          </table:table-cell>
          <table:table-cell table:style-name="ce6" office:value-type="string" calcext:value-type="string">
            <text:p>Morgul_Orcs</text:p>
          </table:table-cell>
          <table:table-cell table:style-name="ce12" office:value-type="string" calcext:value-type="string">
            <text:p>tf_orc| tfg_armor| tfg_boots|tfg_polearm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kettlehelm_bad,itm_orc_morion_bad,itm_orc_visorhelm_bad,</text:p>
          </table:table-cell>
          <table:table-cell table:style-name="ce18" office:value-type="string" calcext:value-type="string">
            <text:p>itm_m_orc_light_b,itm_m_orc_light_c,itm_m_orc_light_d,itm_m_orc_light_e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simple_spear,itm_orc_bill,</text:p>
          </table:table-cell>
          <table:table-cell table:style-name="ce18" office:value-type="string" calcext:value-type="string">
            <text:p>itm_wood_club,itm_orc_slasher,itm_orc_machete,itm_mordor_orc_shield_c,itm_mordor_orc_shield_d,</text:p>
          </table:table-cell>
          <table:table-cell table:style-name="ce18"/>
          <table:table-cell table:style-name="ce29" office:value-type="string" calcext:value-type="string">
            <text:p>attr_orc_tier_2</text:p>
          </table:table-cell>
          <table:table-cell table:style-name="ce29" office:value-type="string" calcext:value-type="string">
            <text:p>wp_orc_tier_2</text:p>
          </table:table-cell>
          <table:table-cell table:style-name="ce29" office:value-type="string" calcext:value-type="string">
            <text:p>knows_athletics_5|knows_power_strike_3</text:p>
          </table:table-cell>
          <table:table-cell table:style-name="ce32" office:value-type="string" calcext:value-type="string">
            <text:p>orc_face5</text:p>
          </table:table-cell>
          <table:table-cell table:style-name="ce32" office:value-type="string" calcext:value-type="string">
            <text:p>orc_face4</text:p>
          </table:table-cell>
          <table:table-cell table:style-name="ce34"/>
          <table:table-cell table:style-name="ce7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office:value-type="string" office:string-value="[&quot;morgul_orc&quot;,&quot;Morgul_Orc&quot;,&quot;Morgul_Orcs&quot;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athletics_5|knows_power_strike_3,orc_face5,orc_face4]," calcext:value-type="string">
            <text:p>["morgul_orc","Morgul_Orc","Morgul_Orcs"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athletics_5|knows_power_strike_3,orc_face5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morgul_orc</text:p>
          </table:table-cell>
          <table:table-cell table:style-name="ce6" office:value-type="string" calcext:value-type="string">
            <text:p>Fell_Morgul_Orc</text:p>
          </table:table-cell>
          <table:table-cell table:style-name="ce6" office:value-type="string" calcext:value-type="string">
            <text:p>Fell_Morgul_Orcs</text:p>
          </table:table-cell>
          <table:table-cell table:style-name="ce12" office:value-type="string" calcext:value-type="string">
            <text:p>tf_orc| tfg_armor| tfg_helm| tfg_boots|tfg_polearm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kettlehelm_good, itm_orc_morion_good, itm_orc_buckethelm_good,</text:p>
          </table:table-cell>
          <table:table-cell table:style-name="ce18" office:value-type="string" calcext:value-type="string">
            <text:p>itm_m_orc_heavy_b,itm_m_orc_heavy_c,itm_m_orc_heavy_d,itm_m_orc_heavy_e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skull_spear,itm_orc_bill,</text:p>
          </table:table-cell>
          <table:table-cell table:style-name="ce18" office:value-type="string" calcext:value-type="string">
            <text:p>itm_orc_slasher,itm_orc_machete,itm_mordor_orc_shield_d,itm_mordor_orc_shield_e,</text:p>
          </table:table-cell>
          <table:table-cell table:style-name="ce18"/>
          <table:table-cell table:style-name="ce29" office:value-type="string" calcext:value-type="string">
            <text:p>attr_orc_tier_4</text:p>
          </table:table-cell>
          <table:table-cell table:style-name="ce29" office:value-type="string" calcext:value-type="string">
            <text:p>wp_orc_tier_4</text:p>
          </table:table-cell>
          <table:table-cell table:style-name="ce29" office:value-type="string" calcext:value-type="string">
            <text:p>knows_athletics_6|knows_shield_1|knows_power_strike_4</text:p>
          </table:table-cell>
          <table:table-cell table:style-name="ce32" office:value-type="string" calcext:value-type="string">
            <text:p>orc_face5</text:p>
          </table:table-cell>
          <table:table-cell table:style-name="ce32" office:value-type="string" calcext:value-type="string">
            <text:p>orc_face4</text:p>
          </table:table-cell>
          <table:table-cell table:style-name="ce34"/>
          <table:table-cell table:style-name="ce7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office:value-type="string" office:string-value="[&quot;fell_morgul_orc&quot;,&quot;Fell_Morgul_Orc&quot;,&quot;Fell_Morgul_Orcs&quot;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athletics_6|knows_shield_1|knows_power_strike_4,orc_face5,orc_face4]," calcext:value-type="string">
            <text:p>["fell_morgul_orc","Fell_Morgul_Orc","Fell_Morgul_Orcs"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athletics_6|knows_shield_1|knows_power_strike_4,orc_face5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tracker_of_mordor</text:p>
          </table:table-cell>
          <table:table-cell table:style-name="ce6" office:value-type="string" calcext:value-type="string">
            <text:p>Orc_Tracker_of_Mordor</text:p>
          </table:table-cell>
          <table:table-cell table:style-name="ce6" office:value-type="string" calcext:value-type="string">
            <text:p>Orc_Trackers_of_Mordor</text:p>
          </table:table-cell>
          <table:table-cell table:style-name="ce12" office:value-type="string" calcext:value-type="string">
            <text:p>tf_orc| tfg_range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<text:s text:c="3"/>itm_orc_coif_bad, itm_orc_nosehelm_bad,</text:p>
          </table:table-cell>
          <table:table-cell table:style-name="ce18" office:value-type="string" calcext:value-type="string">
            <text:p>itm_m_orc_light_b,itm_m_orc_light_c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bow,itm_orc_hook_arrow,</text:p>
          </table:table-cell>
          <table:table-cell table:style-name="ce18" office:value-type="string" calcext:value-type="string">
            <text:p>itm_orc_sabre,itm_orc_falchion,</text:p>
          </table:table-cell>
          <table:table-cell table:style-name="ce18"/>
          <table:table-cell table:style-name="ce29" office:value-type="string" calcext:value-type="string">
            <text:p>attr_orc_tier_3</text:p>
          </table:table-cell>
          <table:table-cell table:style-name="ce29" office:value-type="string" calcext:value-type="string">
            <text:p>wp_archery(110)|wp(100)</text:p>
          </table:table-cell>
          <table:table-cell table:style-name="ce29" office:value-type="string" calcext:value-type="string">
            <text:p>knows_riding_1|knows_athletics_5|knows_power_draw_4|knows_power_strike_2</text:p>
          </table:table-cell>
          <table:table-cell table:style-name="ce32" office:value-type="string" calcext:value-type="string">
            <text:p>orc_face9</text:p>
          </table:table-cell>
          <table:table-cell table:style-name="ce32" office:value-type="string" calcext:value-type="string">
            <text:p>orc_face4</text:p>
          </table:table-cell>
          <table:table-cell table:style-name="ce34"/>
          <table:table-cell table:style-name="ce7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office:value-type="string" office:string-value="[&quot;orc_tracker_of_mordor&quot;,&quot;Orc_Tracker_of_Mordor&quot;,&quot;Orc_Trackers_of_Mordor&quot;,tf_orc| tfg_ranged| tfg_armor| tfg_boots| tf_no_capture_alive,0,0,fac_mordor,[   itm_orc_coif_bad, itm_orc_nosehelm_bad,itm_m_orc_light_b,itm_m_orc_light_c,itm_leather_gloves,itm_orc_ragwrap,itm_orc_bow,itm_orc_hook_arrow,itm_orc_sabre,itm_orc_falchion,],attr_orc_tier_3,wp_archery(110)|wp(100),knows_riding_1|knows_athletics_5|knows_power_draw_4|knows_power_strike_2,orc_face9,orc_face4]," calcext:value-type="string">
            <text:p>["orc_tracker_of_mordor","Orc_Tracker_of_Mordor","Orc_Trackers_of_Mordor",tf_orc| tfg_ranged| tfg_armor| tfg_boots| tf_no_capture_alive,0,0,fac_mordor,[ <text:s text:c="2"/>itm_orc_coif_bad, itm_orc_nosehelm_bad,itm_m_orc_light_b,itm_m_orc_light_c,itm_leather_gloves,itm_orc_ragwrap,itm_orc_bow,itm_orc_hook_arrow,itm_orc_sabre,itm_orc_falchion,],attr_orc_tier_3,wp_archery(110)|wp(100),knows_riding_1|knows_athletics_5|knows_power_draw_4|knows_power_strike_2,orc_face9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orc_tracker_of_mordor</text:p>
          </table:table-cell>
          <table:table-cell table:style-name="ce6" office:value-type="string" calcext:value-type="string">
            <text:p>Fell_Orc_Tracker_of_Mordor</text:p>
          </table:table-cell>
          <table:table-cell table:style-name="ce6" office:value-type="string" calcext:value-type="string">
            <text:p>Fell_Orc_Trackers_of_Mordor</text:p>
          </table:table-cell>
          <table:table-cell table:style-name="ce12" office:value-type="string" calcext:value-type="string">
            <text:p>tf_orc| tfg_ranged| tfg_helm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<text:s text:c="3"/>itm_orc_coif, itm_orc_nosehelm,</text:p>
          </table:table-cell>
          <table:table-cell table:style-name="ce18" office:value-type="string" calcext:value-type="string">
            <text:p>itm_m_orc_light_c,itm_m_orc_light_d,itm_m_orc_light_e,itm_m_orc_light_c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furboots,</text:p>
          </table:table-cell>
          <table:table-cell table:style-name="ce18" office:value-type="string" calcext:value-type="string">
            <text:p>itm_orc_bow,itm_orc_hook_arrow,</text:p>
          </table:table-cell>
          <table:table-cell table:style-name="ce18" office:value-type="string" calcext:value-type="string">
            <text:p>itm_orc_sabre,itm_orc_slasher,itm_orc_slasher,</text:p>
          </table:table-cell>
          <table:table-cell table:style-name="ce18"/>
          <table:table-cell table:style-name="ce29" office:value-type="string" calcext:value-type="string">
            <text:p>attr_orc_tier_4</text:p>
          </table:table-cell>
          <table:table-cell table:style-name="ce29" office:value-type="string" calcext:value-type="string">
            <text:p>wp_archery(135)| wp(110)</text:p>
          </table:table-cell>
          <table:table-cell table:style-name="ce29" office:value-type="string" calcext:value-type="string">
            <text:p>knows_riding_1|knows_athletics_6|knows_power_draw_5|knows_power_strike_2</text:p>
          </table:table-cell>
          <table:table-cell table:style-name="ce32" office:value-type="string" calcext:value-type="string">
            <text:p>orc_face1</text:p>
          </table:table-cell>
          <table:table-cell table:style-name="ce32" office:value-type="string" calcext:value-type="string">
            <text:p>orc_face4</text:p>
          </table:table-cell>
          <table:table-cell table:style-name="ce34"/>
          <table:table-cell table:style-name="ce7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office:value-type="string" office:string-value="[&quot;fell_orc_tracker_of_mordor&quot;,&quot;Fell_Orc_Tracker_of_Mordor&quot;,&quot;Fell_Orc_Trackers_of_Mordor&quot;,tf_orc| tfg_ranged| tfg_helm| tfg_armor| tfg_boots| tf_no_capture_alive,0,0,fac_mordor,[   itm_orc_coif, itm_orc_nosehelm,itm_m_orc_light_c,itm_m_orc_light_d,itm_m_orc_light_e,itm_m_orc_light_c,itm_leather_gloves,itm_orc_furboots,itm_orc_bow,itm_orc_hook_arrow,itm_orc_sabre,itm_orc_slasher,itm_orc_slasher,],attr_orc_tier_4,wp_archery(135)| wp(110),knows_riding_1|knows_athletics_6|knows_power_draw_5|knows_power_strike_2,orc_face1,orc_face4]," calcext:value-type="string">
            <text:p>["fell_orc_tracker_of_mordor","Fell_Orc_Tracker_of_Mordor","Fell_Orc_Trackers_of_Mordor",tf_orc| tfg_ranged| tfg_helm| tfg_armor| tfg_boots| tf_no_capture_alive,0,0,fac_mordor,[ <text:s text:c="2"/>itm_orc_coif, itm_orc_nosehelm,itm_m_orc_light_c,itm_m_orc_light_d,itm_m_orc_light_e,itm_m_orc_light_c,itm_leather_gloves,itm_orc_furboots,itm_orc_bow,itm_orc_hook_arrow,itm_orc_sabre,itm_orc_slasher,itm_orc_slasher,],attr_orc_tier_4,wp_archery(135)| wp(110),knows_riding_1|knows_athletics_6|knows_power_draw_5|knows_power_strike_2,orc_face1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archer_of_mordor</text:p>
          </table:table-cell>
          <table:table-cell table:style-name="ce6" office:value-type="string" calcext:value-type="string">
            <text:p>Orc_Archer_of_Mordor</text:p>
          </table:table-cell>
          <table:table-cell table:style-name="ce6" office:value-type="string" calcext:value-type="string">
            <text:p>Orc_Archers_of_Mordor</text:p>
          </table:table-cell>
          <table:table-cell table:style-name="ce12" office:value-type="string" calcext:value-type="string">
            <text:p>tf_orc| tfg_ranged| tfg_armor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coif_bad, itm_orc_nosehelm_bad,</text:p>
          </table:table-cell>
          <table:table-cell table:style-name="ce18" office:value-type="string" calcext:value-type="string">
            <text:p><text:s text:c="3"/>itm_m_orc_light_b,itm_m_orc_light_c,itm_m_orc_light_d,itm_m_orc_light_e,</text:p>
          </table:table-cell>
          <table:table-cell table:style-name="ce18" table:number-columns-repeated="2"/>
          <table:table-cell table:style-name="ce18" office:value-type="string" calcext:value-type="string">
            <text:p>itm_orc_bow,itm_orc_hook_arrow,</text:p>
          </table:table-cell>
          <table:table-cell table:style-name="ce18" office:value-type="string" calcext:value-type="string">
            <text:p>itm_wood_club,</text:p>
          </table:table-cell>
          <table:table-cell table:style-name="ce18"/>
          <table:table-cell table:style-name="ce29" office:value-type="string" calcext:value-type="string">
            <text:p>attr_orc_tier_2</text:p>
          </table:table-cell>
          <table:table-cell table:style-name="ce29" office:value-type="string" calcext:value-type="string">
            <text:p>wp_orc_tier_2</text:p>
          </table:table-cell>
          <table:table-cell table:style-name="ce29" office:value-type="string" calcext:value-type="string">
            <text:p>knows_athletics_3|knows_power_draw_2|knows_power_strike_1</text:p>
          </table:table-cell>
          <table:table-cell table:style-name="ce32" office:value-type="string" calcext:value-type="string">
            <text:p>orc_face7</text:p>
          </table:table-cell>
          <table:table-cell table:style-name="ce32" office:value-type="string" calcext:value-type="string">
            <text:p>orc_face6</text:p>
          </table:table-cell>
          <table:table-cell table:style-name="ce34"/>
          <table:table-cell table:style-name="ce7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office:value-type="string" office:string-value="[&quot;orc_archer_of_mordor&quot;,&quot;Orc_Archer_of_Mordor&quot;,&quot;Orc_Archers_of_Mordor&quot;,tf_orc| tfg_ranged| tfg_armor| tf_no_capture_alive,0,0,fac_mordor,[itm_orc_coif_bad, itm_orc_nosehelm_bad,   itm_m_orc_light_b,itm_m_orc_light_c,itm_m_orc_light_d,itm_m_orc_light_e,itm_orc_bow,itm_orc_hook_arrow,itm_wood_club,],attr_orc_tier_2,wp_orc_tier_2,knows_athletics_3|knows_power_draw_2|knows_power_strike_1,orc_face7,orc_face6]," calcext:value-type="string">
            <text:p>["orc_archer_of_mordor","Orc_Archer_of_Mordor","Orc_Archers_of_Mordor",tf_orc| tfg_ranged| tfg_armor| tf_no_capture_alive,0,0,fac_mordor,[itm_orc_coif_bad, itm_orc_nosehelm_bad, <text:s text:c="2"/>itm_m_orc_light_b,itm_m_orc_light_c,itm_m_orc_light_d,itm_m_orc_light_e,itm_orc_bow,itm_orc_hook_arrow,itm_wood_club,],attr_orc_tier_2,wp_orc_tier_2,knows_athletics_3|knows_power_draw_2|knows_power_strike_1,orc_face7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orc_archer_of_mordor</text:p>
          </table:table-cell>
          <table:table-cell table:style-name="ce6" office:value-type="string" calcext:value-type="string">
            <text:p>Large_Orc_Archer_of_Mordor</text:p>
          </table:table-cell>
          <table:table-cell table:style-name="ce6" office:value-type="string" calcext:value-type="string">
            <text:p>Large_Orc_Archers_of_Mordor</text:p>
          </table:table-cell>
          <table:table-cell table:style-name="ce12" office:value-type="string" calcext:value-type="string">
            <text:p>tf_orc| tfg_range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kettlehelm_bad, itm_orc_coif, itm_orc_nosehelm,</text:p>
          </table:table-cell>
          <table:table-cell table:style-name="ce18" office:value-type="string" calcext:value-type="string">
            <text:p>itm_m_orc_light_b,itm_m_orc_light_c,itm_m_orc_light_d,itm_m_orc_light_e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bow,itm_orc_hook_arrow,</text:p>
          </table:table-cell>
          <table:table-cell table:style-name="ce18" office:value-type="string" calcext:value-type="string">
            <text:p>itm_orc_sabre,itm_orc_falchion,</text:p>
          </table:table-cell>
          <table:table-cell table:style-name="ce18"/>
          <table:table-cell table:style-name="ce29" office:value-type="string" calcext:value-type="string">
            <text:p>attr_orc_tier_3</text:p>
          </table:table-cell>
          <table:table-cell table:style-name="ce29" office:value-type="string" calcext:value-type="string">
            <text:p>wp_orc_tier_3</text:p>
          </table:table-cell>
          <table:table-cell table:style-name="ce29" office:value-type="string" calcext:value-type="string">
            <text:p>knows_athletics_3|knows_power_draw_3|knows_power_strike_2</text:p>
          </table:table-cell>
          <table:table-cell table:style-name="ce32" office:value-type="string" calcext:value-type="string">
            <text:p>orc_face9</text:p>
          </table:table-cell>
          <table:table-cell table:style-name="ce32" office:value-type="string" calcext:value-type="string">
            <text:p>orc_face4</text:p>
          </table:table-cell>
          <table:table-cell table:style-name="ce34"/>
          <table:table-cell table:style-name="ce7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office:value-type="string" office:string-value="[&quot;large_orc_archer_of_mordor&quot;,&quot;Large_Orc_Archer_of_Mordor&quot;,&quot;Large_Orc_Archers_of_Mordor&quot;,tf_orc| tfg_ranged| tfg_armor| tfg_boots| tf_no_capture_alive,0,0,fac_mordor,[itm_orc_kettlehelm_bad, itm_orc_coif, itm_orc_nosehelm,itm_m_orc_light_b,itm_m_orc_light_c,itm_m_orc_light_d,itm_m_orc_light_e,itm_leather_gloves,itm_orc_ragwrap,itm_orc_bow,itm_orc_hook_arrow,itm_orc_sabre,itm_orc_falchion,],attr_orc_tier_3,wp_orc_tier_3,knows_athletics_3|knows_power_draw_3|knows_power_strike_2,orc_face9,orc_face4]," calcext:value-type="string">
            <text:p>["large_orc_archer_of_mordor","Large_Orc_Archer_of_Mordor","Large_Orc_Archers_of_Mordor",tf_orc| tfg_ranged| tfg_armor| tfg_boots| tf_no_capture_alive,0,0,fac_mordor,[itm_orc_kettlehelm_bad, itm_orc_coif, itm_orc_nosehelm,itm_m_orc_light_b,itm_m_orc_light_c,itm_m_orc_light_d,itm_m_orc_light_e,itm_leather_gloves,itm_orc_ragwrap,itm_orc_bow,itm_orc_hook_arrow,itm_orc_sabre,itm_orc_falchion,],attr_orc_tier_3,wp_orc_tier_3,knows_athletics_3|knows_power_draw_3|knows_power_strike_2,orc_face9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orc_archer_of_mordor</text:p>
          </table:table-cell>
          <table:table-cell table:style-name="ce6" office:value-type="string" calcext:value-type="string">
            <text:p>Fell_Orc_Archer_of_Mordor</text:p>
          </table:table-cell>
          <table:table-cell table:style-name="ce6" office:value-type="string" calcext:value-type="string">
            <text:p>Fell_Orc_Archers_of_Mordor</text:p>
          </table:table-cell>
          <table:table-cell table:style-name="ce12" office:value-type="string" calcext:value-type="string">
            <text:p>tf_orc| tfg_range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<text:s text:c="3"/>itm_orc_kettlehelm, itm_orc_coif_good, itm_orc_buckethelm_bad, </text:p>
          </table:table-cell>
          <table:table-cell table:style-name="ce18" office:value-type="string" calcext:value-type="string">
            <text:p><text:s text:c="3"/>itm_m_orc_light_d,itm_m_orc_light_e,itm_m_orc_heavy_a,itm_m_orc_heavy_b,</text:p>
          </table:table-cell>
          <table:table-cell table:style-name="ce18" office:value-type="string" calcext:value-type="string">
            <text:p><text:s text:c="3"/>itm_evil_gauntlets_b,</text:p>
          </table:table-cell>
          <table:table-cell table:style-name="ce18" office:value-type="string" calcext:value-type="string">
            <text:p>itm_orc_greaves,</text:p>
          </table:table-cell>
          <table:table-cell table:style-name="ce18" office:value-type="string" calcext:value-type="string">
            <text:p>itm_orc_bow,itm_orc_hook_arrow,</text:p>
          </table:table-cell>
          <table:table-cell table:style-name="ce18" office:value-type="string" calcext:value-type="string">
            <text:p>itm_orc_sabre,itm_orc_slasher,itm_orc_slasher,</text:p>
          </table:table-cell>
          <table:table-cell table:style-name="ce18"/>
          <table:table-cell table:style-name="ce29" office:value-type="string" calcext:value-type="string">
            <text:p>attr_orc_tier_4</text:p>
          </table:table-cell>
          <table:table-cell table:style-name="ce29" office:value-type="string" calcext:value-type="string">
            <text:p>wp_orc_tier_4</text:p>
          </table:table-cell>
          <table:table-cell table:style-name="ce29" office:value-type="string" calcext:value-type="string">
            <text:p>knows_athletics_4|knows_power_draw_4|knows_power_strike_2</text:p>
          </table:table-cell>
          <table:table-cell table:style-name="ce32" office:value-type="string" calcext:value-type="string">
            <text:p>orc_face7</text:p>
          </table:table-cell>
          <table:table-cell table:style-name="ce32" office:value-type="string" calcext:value-type="string">
            <text:p>orc_face6</text:p>
          </table:table-cell>
          <table:table-cell table:style-name="ce34"/>
          <table:table-cell table:style-name="ce7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office:value-type="string" office:string-value="[&quot;fell_orc_archer_of_mordor&quot;,&quot;Fell_Orc_Archer_of_Mordor&quot;,&quot;Fell_Orc_Archers_of_Mordor&quot;,tf_orc| tfg_ranged| tfg_armor| tfg_helm| tfg_boots| tf_no_capture_alive,0,0,fac_mordor,[   itm_orc_kettlehelm, itm_orc_coif_good, itm_orc_buckethelm_bad,    itm_m_orc_light_d,itm_m_orc_light_e,itm_m_orc_heavy_a,itm_m_orc_heavy_b,   itm_evil_gauntlets_b,itm_orc_greaves,itm_orc_bow,itm_orc_hook_arrow,itm_orc_sabre,itm_orc_slasher,itm_orc_slasher,],attr_orc_tier_4,wp_orc_tier_4,knows_athletics_4|knows_power_draw_4|knows_power_strike_2,orc_face7,orc_face6]," calcext:value-type="string">
            <text:p>["fell_orc_archer_of_mordor","Fell_Orc_Archer_of_Mordor","Fell_Orc_Archers_of_Mordor",tf_orc| tfg_ranged| tfg_armor| tfg_helm| tfg_boots| tf_no_capture_alive,0,0,fac_mordor,[ <text:s text:c="2"/>itm_orc_kettlehelm, itm_orc_coif_good, itm_orc_buckethelm_bad, <text:s text:c="3"/>itm_m_orc_light_d,itm_m_orc_light_e,itm_m_orc_heavy_a,itm_m_orc_heavy_b, <text:s text:c="2"/>itm_evil_gauntlets_b,itm_orc_greaves,itm_orc_bow,itm_orc_hook_arrow,itm_orc_sabre,itm_orc_slasher,itm_orc_slasher,],attr_orc_tier_4,wp_orc_tier_4,knows_athletics_4|knows_power_draw_4|knows_power_strike_2,orc_face7,orc_face6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381]&lt;&gt;&quot;&quot;;[.B381]&lt;&gt;&quot;&quot;);CONCATENATE([Variables.$I$1];[Variables.$I$7];[.A381];[Variables.$I$7];[Variables.$I$6];[Variables.$I$7];[.B381];[Variables.$I$7];[Variables.$I$6];[Variables.$I$7];[.C381];[Variables.$I$7];[Variables.$I$6];[.D381];[Variables.$I$6];[.E381];[Variables.$I$6];[.F381];[Variables.$I$6];[.G381];[Variables.$I$6];[Variables.$I$1];[.H381];[.I381];[.J381];[.K381];[.L381];[.M381];[.N381];[Variables.$I$2];[Variables.$I$6];[.O381];[Variables.$I$6];[.P381];[Variables.$I$6];[.Q381];[Variables.$I$6];[.R381];[Variables.$I$6];[.S381];IF([.T381]&lt;&gt;&quot;&quot;;CONCATENATE([Variables.$I$6];[.T381]);&quot;&quot;);[Variables.$I$2];[Variables.$I$6]);IF([.A381]&lt;&gt;&quot;&quot;;CONCATENATE(&quot;#&quot;;[.A381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Moria + tribal orc chief below</text:p>
          </table:table-cell>
          <table:table-cell table:style-name="ce7" table:number-columns-repeated="19"/>
          <table:table-cell table:style-name="ce7"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 office:value-type="string" office:string-value="#Moria + tribal orc chief below" calcext:value-type="string">
            <text:p>#Moria + tribal orc chief below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lf_rider_of_moria</text:p>
          </table:table-cell>
          <table:table-cell table:style-name="ce6" office:value-type="string" calcext:value-type="string">
            <text:p>Wolf_Rider_of_Moria</text:p>
          </table:table-cell>
          <table:table-cell table:style-name="ce6" office:value-type="string" calcext:value-type="string">
            <text:p>Wolf_Riders_of_Moria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nosehelm_bad,</text:p>
          </table:table-cell>
          <table:table-cell table:style-name="ce18" office:value-type="string" calcext:value-type="string">
            <text:p>itm_moria_armor_a,itm_moria_armor_b,</text:p>
          </table:table-cell>
          <table:table-cell table:style-name="ce18" table:number-columns-repeated="2"/>
          <table:table-cell table:style-name="ce18" office:value-type="string" calcext:value-type="string">
            <text:p>itm_orc_sabre,itm_orc_scimitar,itm_orc_falchion,itm_orc_simple_spear,itm_wood_club,</text:p>
          </table:table-cell>
          <table:table-cell table:style-name="ce18" office:value-type="string" calcext:value-type="string">
            <text:p>itm_orc_throwing_arrow,itm_orc_shield_b,itm_orc_shield_a,</text:p>
          </table:table-cell>
          <table:table-cell table:style-name="ce18" office:value-type="string" calcext:value-type="string">
            <text:p>itm_warg_1d,itm_warg_1b,itm_warg_1c,</text:p>
          </table:table-cell>
          <table:table-cell table:style-name="ce29" office:value-type="string" calcext:value-type="string">
            <text:p>str_7| agi_7| int_4| cha_4|level(7)</text:p>
          </table:table-cell>
          <table:table-cell table:style-name="ce29" office:value-type="string" calcext:value-type="string">
            <text:p>wp_orc_tier_2</text:p>
          </table:table-cell>
          <table:table-cell table:style-name="ce29" office:value-type="string" calcext:value-type="string">
            <text:p>knows_riding_3|knows_power_throw_2|knows_power_strike_2|knows_horse_archery_2</text:p>
          </table:table-cell>
          <table:table-cell table:style-name="ce32" office:value-type="string" calcext:value-type="string">
            <text:p>orc_face5</text:p>
          </table:table-cell>
          <table:table-cell table:style-name="ce32" office:value-type="string" calcext:value-type="string">
            <text:p>orc_face2</text:p>
          </table:table-cell>
          <table:table-cell table:style-name="ce34"/>
          <table:table-cell table:style-name="ce7" table:formula="of:=IF(AND([.A383]&lt;&gt;&quot;&quot;;[.B383]&lt;&gt;&quot;&quot;);CONCATENATE([Variables.$I$1];[Variables.$I$7];[.A383];[Variables.$I$7];[Variables.$I$6];[Variables.$I$7];[.B383];[Variables.$I$7];[Variables.$I$6];[Variables.$I$7];[.C383];[Variables.$I$7];[Variables.$I$6];[.D383];[Variables.$I$6];[.E383];[Variables.$I$6];[.F383];[Variables.$I$6];[.G383];[Variables.$I$6];[Variables.$I$1];[.H383];[.I383];[.J383];[.K383];[.L383];[.M383];[.N383];[Variables.$I$2];[Variables.$I$6];[.O383];[Variables.$I$6];[.P383];[Variables.$I$6];[.Q383];[Variables.$I$6];[.R383];[Variables.$I$6];[.S383];IF([.T383]&lt;&gt;&quot;&quot;;CONCATENATE([Variables.$I$6];[.T383]);&quot;&quot;);[Variables.$I$2];[Variables.$I$6]);IF([.A383]&lt;&gt;&quot;&quot;;CONCATENATE(&quot;#&quot;;[.A383]);&quot;&quot;))" office:value-type="string" office:string-value="[&quot;wolf_rider_of_moria&quot;,&quot;Wolf_Rider_of_Moria&quot;,&quot;Wolf_Riders_of_Moria&quot;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7),wp_orc_tier_2,knows_riding_3|knows_power_throw_2|knows_power_strike_2|knows_horse_archery_2,orc_face5,orc_face2]," calcext:value-type="string">
            <text:p>["wolf_rider_of_moria","Wolf_Rider_of_Moria","Wolf_Riders_of_Moria"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7),wp_orc_tier_2,knows_riding_3|knows_power_throw_2|knows_power_strike_2|knows_horse_archery_2,orc_face5,orc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arg_rider_of_moria</text:p>
          </table:table-cell>
          <table:table-cell table:style-name="ce6" office:value-type="string" calcext:value-type="string">
            <text:p>Warg_Rider_of_Moria</text:p>
          </table:table-cell>
          <table:table-cell table:style-name="ce6" office:value-type="string" calcext:value-type="string">
            <text:p>Warg_Riders_of_Moria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bughelm_bad, itm_orc_nosehelm, itm_orc_beakhelm_bad,</text:p>
          </table:table-cell>
          <table:table-cell table:style-name="ce18" office:value-type="string" calcext:value-type="string">
            <text:p>itm_moria_armor_a,itm_moria_armor_b,itm_moria_armor_c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sabre,itm_orc_sabre,itm_orc_throwing_arrow,itm_orc_scimitar,itm_orc_sabre,itm_orc_simple_spear,</text:p>
          </table:table-cell>
          <table:table-cell table:style-name="ce18" office:value-type="string" calcext:value-type="string">
            <text:p>itm_orc_shield_b,itm_orc_shield_a,</text:p>
          </table:table-cell>
          <table:table-cell table:style-name="ce18" office:value-type="string" calcext:value-type="string">
            <text:p>itm_warg_1d,itm_warg_1d,itm_warg_1b,itm_warg_1c,</text:p>
          </table:table-cell>
          <table:table-cell table:style-name="ce29" office:value-type="string" calcext:value-type="string">
            <text:p>str_9| agi_8| int_4| cha_4|level(12)</text:p>
          </table:table-cell>
          <table:table-cell table:style-name="ce29" office:value-type="string" calcext:value-type="string">
            <text:p>wp_orc_tier_3</text:p>
          </table:table-cell>
          <table:table-cell table:style-name="ce29" office:value-type="string" calcext:value-type="string">
            <text:p>knows_riding_3|knows_power_throw_3|knows_power_strike_4|knows_horse_archery_3</text:p>
          </table:table-cell>
          <table:table-cell table:style-name="ce32" office:value-type="string" calcext:value-type="string">
            <text:p>orc_face9</text:p>
          </table:table-cell>
          <table:table-cell table:style-name="ce32" office:value-type="string" calcext:value-type="string">
            <text:p>orc_face8</text:p>
          </table:table-cell>
          <table:table-cell table:style-name="ce34"/>
          <table:table-cell table:style-name="ce7"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 office:value-type="string" office:string-value="[&quot;warg_rider_of_moria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_1d,itm_warg_1d,itm_warg_1b,itm_warg_1c,],str_9| agi_8| int_4| cha_4|level(12),wp_orc_tier_3,knows_riding_3|knows_power_throw_3|knows_power_strike_4|knows_horse_archery_3,orc_face9,orc_face8]," calcext:value-type="string">
            <text:p>["warg_rider_of_moria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_1d,itm_warg_1d,itm_warg_1b,itm_warg_1c,],str_9| agi_8| int_4| cha_4|level(12),wp_orc_tier_3,knows_riding_3|knows_power_throw_3|knows_power_strike_4|knows_horse_archery_3,orc_face9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olg_clan_rider</text:p>
          </table:table-cell>
          <table:table-cell table:style-name="ce6" office:value-type="string" calcext:value-type="string">
            <text:p>Bolg_Clan_Rider</text:p>
          </table:table-cell>
          <table:table-cell table:style-name="ce6" office:value-type="string" calcext:value-type="string">
            <text:p>Bolg_Clan_Riders</text:p>
          </table:table-cell>
          <table:table-cell table:style-name="ce12" office:value-type="string" calcext:value-type="string">
            <text:p>tf_orc| tf_mounted| tfg_ranged| tfg_shield| tfg_armor| tfg_horse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bughelm, itm_orc_bughelm_good, itm_orc_beakhelm, <text:s/>itm_gundabad_helm_e,</text:p>
          </table:table-cell>
          <table:table-cell table:style-name="ce18" office:value-type="string" calcext:value-type="string">
            <text:p>itm_moria_armor_c,itm_moria_armor_d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throwing_arrow,itm_orc_sabre,itm_orc_scimitar,itm_orc_simple_spear,itm_orc_skull_spear, itm_uruk_spear,</text:p>
          </table:table-cell>
          <table:table-cell table:style-name="ce18" office:value-type="string" calcext:value-type="string">
            <text:p>itm_moria_orc_shield_c,</text:p>
          </table:table-cell>
          <table:table-cell table:style-name="ce18" office:value-type="string" calcext:value-type="string">
            <text:p>itm_wargarmored_2b,itm_wargarmored_2c,itm_wargarmored_3a,</text:p>
          </table:table-cell>
          <table:table-cell table:style-name="ce29" office:value-type="string" calcext:value-type="string">
            <text:p>str_11| agi_9| int_4| cha_4|level(17)</text:p>
          </table:table-cell>
          <table:table-cell table:style-name="ce29" office:value-type="string" calcext:value-type="string">
            <text:p>wp_orc_tier_4</text:p>
          </table:table-cell>
          <table:table-cell table:style-name="ce29" office:value-type="string" calcext:value-type="string">
            <text:p>knows_riding_4|knows_power_throw_4|knows_power_strike_4|knows_horse_archery_5</text:p>
          </table:table-cell>
          <table:table-cell table:style-name="ce32" office:value-type="string" calcext:value-type="string">
            <text:p>orc_face5</text:p>
          </table:table-cell>
          <table:table-cell table:style-name="ce32" office:value-type="string" calcext:value-type="string">
            <text:p>orc_face4</text:p>
          </table:table-cell>
          <table:table-cell table:style-name="ce34"/>
          <table:table-cell table:style-name="ce7" table:formula="of:=IF(AND([.A385]&lt;&gt;&quot;&quot;;[.B385]&lt;&gt;&quot;&quot;);CONCATENATE([Variables.$I$1];[Variables.$I$7];[.A385];[Variables.$I$7];[Variables.$I$6];[Variables.$I$7];[.B385];[Variables.$I$7];[Variables.$I$6];[Variables.$I$7];[.C385];[Variables.$I$7];[Variables.$I$6];[.D385];[Variables.$I$6];[.E385];[Variables.$I$6];[.F385];[Variables.$I$6];[.G385];[Variables.$I$6];[Variables.$I$1];[.H385];[.I385];[.J385];[.K385];[.L385];[.M385];[.N385];[Variables.$I$2];[Variables.$I$6];[.O385];[Variables.$I$6];[.P385];[Variables.$I$6];[.Q385];[Variables.$I$6];[.R385];[Variables.$I$6];[.S385];IF([.T385]&lt;&gt;&quot;&quot;;CONCATENATE([Variables.$I$6];[.T385]);&quot;&quot;);[Variables.$I$2];[Variables.$I$6]);IF([.A385]&lt;&gt;&quot;&quot;;CONCATENATE(&quot;#&quot;;[.A385]);&quot;&quot;))" office:value-type="string" office:string-value="[&quot;bolg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ragwrap,itm_orc_throwing_arrow,itm_orc_sabre,itm_orc_scimitar,itm_orc_simple_spear,itm_orc_skull_spear, itm_uruk_spear,itm_moria_orc_shield_c,itm_wargarmored_2b,itm_wargarmored_2c,itm_wargarmored_3a,],str_11| agi_9| int_4| cha_4|level(17),wp_orc_tier_4,knows_riding_4|knows_power_throw_4|knows_power_strike_4|knows_horse_archery_5,orc_face5,orc_face4]," calcext:value-type="string">
            <text:p>["bolg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ragwrap,itm_orc_throwing_arrow,itm_orc_sabre,itm_orc_scimitar,itm_orc_simple_spear,itm_orc_skull_spear, itm_uruk_spear,itm_moria_orc_shield_c,itm_wargarmored_2b,itm_wargarmored_2c,itm_wargarmored_3a,],str_11| agi_9| int_4| cha_4|level(17),wp_orc_tier_4,knows_riding_4|knows_power_throw_4|knows_power_strike_4|knows_horse_archery_5,orc_face5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naga_of_moria</text:p>
          </table:table-cell>
          <table:table-cell table:style-name="ce6" office:value-type="string" calcext:value-type="string">
            <text:p>Snaga_of_Moria</text:p>
          </table:table-cell>
          <table:table-cell table:style-name="ce6" office:value-type="string" calcext:value-type="string">
            <text:p>Snagas_of_Moria</text:p>
          </table:table-cell>
          <table:table-cell table:style-name="ce12" office:value-type="string" calcext:value-type="string">
            <text:p>tf_orc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coif_bad, itm_orc_nosehelm_bad,</text:p>
          </table:table-cell>
          <table:table-cell table:style-name="ce18" office:value-type="string" calcext:value-type="string">
            <text:p>itm_moria_armor_a,itm_moria_armor_b,</text:p>
          </table:table-cell>
          <table:table-cell table:style-name="ce18" table:number-columns-repeated="2"/>
          <table:table-cell table:style-name="ce18" office:value-type="string" calcext:value-type="string">
            <text:p>itm_orc_sabre,itm_orc_falchion,itm_orc_scimitar,itm_orc_machete,itm_orc_axe,itm_wood_club,</text:p>
          </table:table-cell>
          <table:table-cell table:style-name="ce18" office:value-type="string" calcext:value-type="string">
            <text:p>itm_orc_shield_a</text:p>
          </table:table-cell>
          <table:table-cell table:style-name="ce18"/>
          <table:table-cell table:style-name="ce29" office:value-type="string" calcext:value-type="string">
            <text:p>attr_orc_tier_1</text:p>
          </table:table-cell>
          <table:table-cell table:style-name="ce29" office:value-type="string" calcext:value-type="string">
            <text:p>wp_orc_tier_1</text:p>
          </table:table-cell>
          <table:table-cell table:style-name="ce29" office:value-type="string" calcext:value-type="string">
            <text:p>knows_athletics_3|knows_power_strike_1</text:p>
          </table:table-cell>
          <table:table-cell table:style-name="ce32" office:value-type="string" calcext:value-type="string">
            <text:p>orc_face4</text:p>
          </table:table-cell>
          <table:table-cell table:style-name="ce32" office:value-type="string" calcext:value-type="string">
            <text:p>orc_face9</text:p>
          </table:table-cell>
          <table:table-cell table:style-name="ce34"/>
          <table:table-cell table:style-name="ce7"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 office:value-type="string" office:string-value="[&quot;snaga_of_moria&quot;,&quot;Snaga_of_Moria&quot;,&quot;Snagas_of_Moria&quot;,tf_orc| tf_no_capture_alive,0,0,fac_moria,[itm_orc_coif_bad, itm_orc_nosehelm_bad,itm_moria_armor_a,itm_moria_armor_b,itm_orc_sabre,itm_orc_falchion,itm_orc_scimitar,itm_orc_machete,itm_orc_axe,itm_wood_club,itm_orc_shield_a],attr_orc_tier_1,wp_orc_tier_1,knows_athletics_3|knows_power_strike_1,orc_face4,orc_face9]," calcext:value-type="string">
            <text:p>["snaga_of_moria","Snaga_of_Moria","Snagas_of_Moria",tf_orc| tf_no_capture_alive,0,0,fac_moria,[itm_orc_coif_bad, itm_orc_nosehelm_bad,itm_moria_armor_a,itm_moria_armor_b,itm_orc_sabre,itm_orc_falchion,itm_orc_scimitar,itm_orc_machete,itm_orc_axe,itm_wood_club,itm_orc_shield_a],attr_orc_tier_1,wp_orc_tier_1,knows_athletics_3|knows_power_strike_1,orc_face4,orc_face9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blin_of_moria</text:p>
          </table:table-cell>
          <table:table-cell table:style-name="ce6" office:value-type="string" calcext:value-type="string">
            <text:p>Goblin_of_Moria</text:p>
          </table:table-cell>
          <table:table-cell table:style-name="ce6" office:value-type="string" calcext:value-type="string">
            <text:p>Goblins_of_Moria</text:p>
          </table:table-cell>
          <table:table-cell table:style-name="ce12" office:value-type="string" calcext:value-type="string">
            <text:p>tf_orc| tfg_armor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nosehelm, itm_orc_bughelm_bad, itm_orc_beakhelm_bad,</text:p>
          </table:table-cell>
          <table:table-cell table:style-name="ce18" office:value-type="string" calcext:value-type="string">
            <text:p>itm_moria_armor_b,itm_moria_armor_c,itm_moria_armor_b,</text:p>
          </table:table-cell>
          <table:table-cell table:style-name="ce18" table:number-columns-repeated="2"/>
          <table:table-cell table:style-name="ce18" office:value-type="string" calcext:value-type="string">
            <text:p>itm_orc_sabre,itm_orc_falchion,itm_orc_scimitar,itm_orc_simple_spear,</text:p>
          </table:table-cell>
          <table:table-cell table:style-name="ce18" office:value-type="string" calcext:value-type="string">
            <text:p>itm_moria_orc_shield_b,itm_orc_shield_b,itm_orc_shield_a,</text:p>
          </table:table-cell>
          <table:table-cell table:style-name="ce18"/>
          <table:table-cell table:style-name="ce29" office:value-type="string" calcext:value-type="string">
            <text:p>attr_orc_tier_2</text:p>
          </table:table-cell>
          <table:table-cell table:style-name="ce29" office:value-type="string" calcext:value-type="string">
            <text:p>wp_orc_tier_2</text:p>
          </table:table-cell>
          <table:table-cell table:style-name="ce29" office:value-type="string" calcext:value-type="string">
            <text:p>knows_athletics_4|knows_power_strike_3</text:p>
          </table:table-cell>
          <table:table-cell table:style-name="ce32" office:value-type="string" calcext:value-type="string">
            <text:p>orc_face9</text:p>
          </table:table-cell>
          <table:table-cell table:style-name="ce32" office:value-type="string" calcext:value-type="string">
            <text:p>orc_face2</text:p>
          </table:table-cell>
          <table:table-cell table:style-name="ce34"/>
          <table:table-cell table:style-name="ce7" table:formula="of:=IF(AND([.A387]&lt;&gt;&quot;&quot;;[.B387]&lt;&gt;&quot;&quot;);CONCATENATE([Variables.$I$1];[Variables.$I$7];[.A387];[Variables.$I$7];[Variables.$I$6];[Variables.$I$7];[.B387];[Variables.$I$7];[Variables.$I$6];[Variables.$I$7];[.C387];[Variables.$I$7];[Variables.$I$6];[.D387];[Variables.$I$6];[.E387];[Variables.$I$6];[.F387];[Variables.$I$6];[.G387];[Variables.$I$6];[Variables.$I$1];[.H387];[.I387];[.J387];[.K387];[.L387];[.M387];[.N387];[Variables.$I$2];[Variables.$I$6];[.O387];[Variables.$I$6];[.P387];[Variables.$I$6];[.Q387];[Variables.$I$6];[.R387];[Variables.$I$6];[.S387];IF([.T387]&lt;&gt;&quot;&quot;;CONCATENATE([Variables.$I$6];[.T387]);&quot;&quot;);[Variables.$I$2];[Variables.$I$6]);IF([.A387]&lt;&gt;&quot;&quot;;CONCATENATE(&quot;#&quot;;[.A387]);&quot;&quot;))" office:value-type="string" office:string-value="[&quot;goblin_of_moria&quot;,&quot;Goblin_of_Moria&quot;,&quot;Goblins_of_Moria&quot;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athletics_4|knows_power_strike_3,orc_face9,orc_face2]," calcext:value-type="string">
            <text:p>["goblin_of_moria","Goblin_of_Moria","Goblins_of_Moria"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athletics_4|knows_power_strike_3,orc_face9,orc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goblin_of_moria</text:p>
          </table:table-cell>
          <table:table-cell table:style-name="ce6" office:value-type="string" calcext:value-type="string">
            <text:p>Large_Goblin_of_Moria</text:p>
          </table:table-cell>
          <table:table-cell table:style-name="ce6" office:value-type="string" calcext:value-type="string">
            <text:p>Large_Goblins_of_Moria</text:p>
          </table:table-cell>
          <table:table-cell table:style-name="ce12" office:value-type="string" calcext:value-type="string">
            <text:p>tf_orc| tfg_shield| tfg_armor| tfg_helm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bughelm, itm_orc_beakhelm, </text:p>
          </table:table-cell>
          <table:table-cell table:style-name="ce18" office:value-type="string" calcext:value-type="string">
            <text:p>itm_moria_armor_d,itm_moria_armor_c,itm_moria_armor_d,</text:p>
          </table:table-cell>
          <table:table-cell table:style-name="ce18" table:number-columns-repeated="2"/>
          <table:table-cell table:style-name="ce18" office:value-type="string" calcext:value-type="string">
            <text:p>itm_orc_sabre,itm_orc_scimitar,itm_orc_simple_spear,itm_orc_bill,</text:p>
          </table:table-cell>
          <table:table-cell table:style-name="ce18" office:value-type="string" calcext:value-type="string">
            <text:p>itm_orc_throwing_axes,itm_moria_orc_shield_c,itm_moria_orc_shield_b,</text:p>
          </table:table-cell>
          <table:table-cell table:style-name="ce18"/>
          <table:table-cell table:style-name="ce29" office:value-type="string" calcext:value-type="string">
            <text:p>attr_orc_tier_3</text:p>
          </table:table-cell>
          <table:table-cell table:style-name="ce29" office:value-type="string" calcext:value-type="string">
            <text:p>wp_orc_tier_3</text:p>
          </table:table-cell>
          <table:table-cell table:style-name="ce29" office:value-type="string" calcext:value-type="string">
            <text:p>knows_athletics_5|knows_power_strike_4</text:p>
          </table:table-cell>
          <table:table-cell table:style-name="ce32" office:value-type="string" calcext:value-type="string">
            <text:p>orc_face3</text:p>
          </table:table-cell>
          <table:table-cell table:style-name="ce32" office:value-type="string" calcext:value-type="string">
            <text:p>orc_face8</text:p>
          </table:table-cell>
          <table:table-cell table:style-name="ce34"/>
          <table:table-cell table:style-name="ce7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office:value-type="string" office:string-value="[&quot;large_goblin_of_moria&quot;,&quot;Large_Goblin_of_Moria&quot;,&quot;Large_Goblins_of_Moria&quot;,tf_orc| tfg_shield| tfg_armor| tfg_helm| tf_no_capture_alive,0,0,fac_moria,[itm_orc_bughelm, itm_orc_beakhelm, itm_moria_armor_d,itm_moria_armor_c,itm_moria_armor_d,itm_orc_sabre,itm_orc_scimitar,itm_orc_simple_spear,itm_orc_bill,itm_orc_throwing_axes,itm_moria_orc_shield_c,itm_moria_orc_shield_b,],attr_orc_tier_3,wp_orc_tier_3,knows_athletics_5|knows_power_strike_4,orc_face3,orc_face8]," calcext:value-type="string">
            <text:p>["large_goblin_of_moria","Large_Goblin_of_Moria","Large_Goblins_of_Moria",tf_orc| tfg_shield| tfg_armor| tfg_helm| tf_no_capture_alive,0,0,fac_moria,[itm_orc_bughelm, itm_orc_beakhelm, itm_moria_armor_d,itm_moria_armor_c,itm_moria_armor_d,itm_orc_sabre,itm_orc_scimitar,itm_orc_simple_spear,itm_orc_bill,itm_orc_throwing_axes,itm_moria_orc_shield_c,itm_moria_orc_shield_b,],attr_orc_tier_3,wp_orc_tier_3,knows_athletics_5|knows_power_strike_4,orc_face3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goblin_of_moria</text:p>
          </table:table-cell>
          <table:table-cell table:style-name="ce6" office:value-type="string" calcext:value-type="string">
            <text:p>Fell_Goblin_of_Moria</text:p>
          </table:table-cell>
          <table:table-cell table:style-name="ce6" office:value-type="string" calcext:value-type="string">
            <text:p>Fell_Goblins_of_Moria</text:p>
          </table:table-cell>
          <table:table-cell table:style-name="ce12" office:value-type="string" calcext:value-type="string">
            <text:p>tf_orc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bughelm_good, itm_orc_beakhelm_good,</text:p>
          </table:table-cell>
          <table:table-cell table:style-name="ce18" office:value-type="string" calcext:value-type="string">
            <text:p>itm_moria_armor_e,</text:p>
          </table:table-cell>
          <table:table-cell table:style-name="ce18"/>
          <table:table-cell table:style-name="ce18" office:value-type="string" calcext:value-type="string">
            <text:p>itm_orc_greaves,</text:p>
          </table:table-cell>
          <table:table-cell table:style-name="ce18" office:value-type="string" calcext:value-type="string">
            <text:p>itm_isengard_axe,itm_orc_slasher,itm_orc_throwing_axes,</text:p>
          </table:table-cell>
          <table:table-cell table:style-name="ce18" office:value-type="string" calcext:value-type="string">
            <text:p>itm_moria_orc_shield_b,itm_moria_orc_shield_c,</text:p>
          </table:table-cell>
          <table:table-cell table:style-name="ce18"/>
          <table:table-cell table:style-name="ce29" office:value-type="string" calcext:value-type="string">
            <text:p>attr_orc_tier_4</text:p>
          </table:table-cell>
          <table:table-cell table:style-name="ce29" office:value-type="string" calcext:value-type="string">
            <text:p>wp_orc_tier_4</text:p>
          </table:table-cell>
          <table:table-cell table:style-name="ce29" office:value-type="string" calcext:value-type="string">
            <text:p>knows_athletics_6|knows_power_draw_2|knows_power_throw_3|knows_power_strike_4</text:p>
          </table:table-cell>
          <table:table-cell table:style-name="ce32" office:value-type="string" calcext:value-type="string">
            <text:p>orc_face1</text:p>
          </table:table-cell>
          <table:table-cell table:style-name="ce32" office:value-type="string" calcext:value-type="string">
            <text:p>orc_face6</text:p>
          </table:table-cell>
          <table:table-cell table:style-name="ce34"/>
          <table:table-cell table:style-name="ce7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 office:value-type="string" office:string-value="[&quot;fell_goblin_of_moria&quot;,&quot;Fell_Goblin_of_Moria&quot;,&quot;Fell_Goblins_of_Moria&quot;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athletics_6|knows_power_draw_2|knows_power_throw_3|knows_power_strike_4,orc_face1,orc_face6]," calcext:value-type="string">
            <text:p>["fell_goblin_of_moria","Fell_Goblin_of_Moria","Fell_Goblins_of_Moria"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athletics_6|knows_power_draw_2|knows_power_throw_3|knows_power_strike_4,orc_face1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cher_snaga_of_moria</text:p>
          </table:table-cell>
          <table:table-cell table:style-name="ce6" office:value-type="string" calcext:value-type="string">
            <text:p>Goblin_Archer_of_Moria</text:p>
          </table:table-cell>
          <table:table-cell table:style-name="ce6" office:value-type="string" calcext:value-type="string">
            <text:p>Goblin_Archers_of_Moria</text:p>
          </table:table-cell>
          <table:table-cell table:style-name="ce12" office:value-type="string" calcext:value-type="string">
            <text:p>tf_orc| tfg_ranged| tfg_armor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bughelm_bad, itm_orc_beakhelm_bad, </text:p>
          </table:table-cell>
          <table:table-cell table:style-name="ce18" office:value-type="string" calcext:value-type="string">
            <text:p>itm_moria_armor_b,</text:p>
          </table:table-cell>
          <table:table-cell table:style-name="ce18" table:number-columns-repeated="2"/>
          <table:table-cell table:style-name="ce18" office:value-type="string" calcext:value-type="string">
            <text:p><text:s/>itm_orc_bow,itm_orc_hook_arrow,</text:p>
          </table:table-cell>
          <table:table-cell table:style-name="ce18" office:value-type="string" calcext:value-type="string">
            <text:p>itm_orc_slasher,itm_orc_falchion,</text:p>
          </table:table-cell>
          <table:table-cell table:style-name="ce18"/>
          <table:table-cell table:style-name="ce29" office:value-type="string" calcext:value-type="string">
            <text:p>attr_orc_tier_2</text:p>
          </table:table-cell>
          <table:table-cell table:style-name="ce29" office:value-type="string" calcext:value-type="string">
            <text:p>wp_orc_tier_2</text:p>
          </table:table-cell>
          <table:table-cell table:style-name="ce29" office:value-type="string" calcext:value-type="string">
            <text:p>knows_athletics_3|knows_power_draw_2|knows_power_strike_1</text:p>
          </table:table-cell>
          <table:table-cell table:style-name="ce32" office:value-type="string" calcext:value-type="string">
            <text:p>orc_face9</text:p>
          </table:table-cell>
          <table:table-cell table:style-name="ce32" office:value-type="string" calcext:value-type="string">
            <text:p>orc_face6</text:p>
          </table:table-cell>
          <table:table-cell table:style-name="ce34"/>
          <table:table-cell table:style-name="ce7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office:value-type="string" office:string-value="[&quot;archer_snaga_of_moria&quot;,&quot;Goblin_Archer_of_Moria&quot;,&quot;Goblin_Archers_of_Moria&quot;,tf_orc| tfg_ranged| tfg_armor| tf_no_capture_alive,0,0,fac_moria,[itm_orc_bughelm_bad, itm_orc_beakhelm_bad, itm_moria_armor_b, itm_orc_bow,itm_orc_hook_arrow,itm_orc_slasher,itm_orc_falchion,],attr_orc_tier_2,wp_orc_tier_2,knows_athletics_3|knows_power_draw_2|knows_power_strike_1,orc_face9,orc_face6]," calcext:value-type="string">
            <text:p>["archer_snaga_of_moria","Goblin_Archer_of_Moria","Goblin_Archers_of_Moria",tf_orc| tfg_ranged| tfg_armor| tf_no_capture_alive,0,0,fac_moria,[itm_orc_bughelm_bad, itm_orc_beakhelm_bad, itm_moria_armor_b, itm_orc_bow,itm_orc_hook_arrow,itm_orc_slasher,itm_orc_falchion,],attr_orc_tier_2,wp_orc_tier_2,knows_athletics_3|knows_power_draw_2|knows_power_strike_1,orc_face9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goblin_archer_of_moria</text:p>
          </table:table-cell>
          <table:table-cell table:style-name="ce6" office:value-type="string" calcext:value-type="string">
            <text:p>Large_Goblin_Archer_of_Moria</text:p>
          </table:table-cell>
          <table:table-cell table:style-name="ce6" office:value-type="string" calcext:value-type="string">
            <text:p>Large_Goblin_Archers_of_Moria</text:p>
          </table:table-cell>
          <table:table-cell table:style-name="ce12" office:value-type="string" calcext:value-type="string">
            <text:p>tf_orc| tfg_ranged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bughelm_bad, itm_orc_bughelm, itm_orc_beakhelm,</text:p>
          </table:table-cell>
          <table:table-cell table:style-name="ce18" office:value-type="string" calcext:value-type="string">
            <text:p>itm_moria_armor_c,itm_moria_armor_b,itm_moria_armor_c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bow,itm_orc_hook_arrow,</text:p>
          </table:table-cell>
          <table:table-cell table:style-name="ce18" office:value-type="string" calcext:value-type="string">
            <text:p>itm_orc_slasher,itm_orc_falchion,</text:p>
          </table:table-cell>
          <table:table-cell table:style-name="ce18"/>
          <table:table-cell table:style-name="ce29" office:value-type="string" calcext:value-type="string">
            <text:p>attr_orc_tier_3</text:p>
          </table:table-cell>
          <table:table-cell table:style-name="ce29" office:value-type="string" calcext:value-type="string">
            <text:p>wp_orc_tier_3</text:p>
          </table:table-cell>
          <table:table-cell table:style-name="ce29" office:value-type="string" calcext:value-type="string">
            <text:p>knows_athletics_3|knows_power_draw_3|knows_power_strike_2</text:p>
          </table:table-cell>
          <table:table-cell table:style-name="ce32" office:value-type="string" calcext:value-type="string">
            <text:p>orc_face5</text:p>
          </table:table-cell>
          <table:table-cell table:style-name="ce32" office:value-type="string" calcext:value-type="string">
            <text:p>orc_face6</text:p>
          </table:table-cell>
          <table:table-cell table:style-name="ce34"/>
          <table:table-cell table:style-name="ce7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 office:value-type="string" office:string-value="[&quot;large_goblin_archer_of_moria&quot;,&quot;Large_Goblin_Archer_of_Moria&quot;,&quot;Large_Goblin_Archers_of_Moria&quot;,tf_orc| tfg_ranged| tfg_boots| tf_no_capture_alive,0,0,fac_moria,[itm_orc_bughelm_bad, itm_orc_bughelm, itm_orc_beakhelm,itm_moria_armor_c,itm_moria_armor_b,itm_moria_armor_c,itm_leather_gloves,itm_orc_ragwrap,itm_orc_bow,itm_orc_hook_arrow,itm_orc_slasher,itm_orc_falchion,],attr_orc_tier_3,wp_orc_tier_3,knows_athletics_3|knows_power_draw_3|knows_power_strike_2,orc_face5,orc_face6]," calcext:value-type="string">
            <text:p>["large_goblin_archer_of_moria","Large_Goblin_Archer_of_Moria","Large_Goblin_Archers_of_Moria",tf_orc| tfg_ranged| tfg_boots| tf_no_capture_alive,0,0,fac_moria,[itm_orc_bughelm_bad, itm_orc_bughelm, itm_orc_beakhelm,itm_moria_armor_c,itm_moria_armor_b,itm_moria_armor_c,itm_leather_gloves,itm_orc_ragwrap,itm_orc_bow,itm_orc_hook_arrow,itm_orc_slasher,itm_orc_falchion,],attr_orc_tier_3,wp_orc_tier_3,knows_athletics_3|knows_power_draw_3|knows_power_strike_2,orc_face5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eep_dweller_of_moria</text:p>
          </table:table-cell>
          <table:table-cell table:style-name="ce6" office:value-type="string" calcext:value-type="string">
            <text:p>Deep-Dweller_of_Moria</text:p>
          </table:table-cell>
          <table:table-cell table:style-name="ce6" office:value-type="string" calcext:value-type="string">
            <text:p>Deep-Dwellers_of_Moria</text:p>
          </table:table-cell>
          <table:table-cell table:style-name="ce12" office:value-type="string" calcext:value-type="string">
            <text:p>tf_orc| tfg_armor| tfg_helm| tfg_boots| tfg_shield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bughelm_lordly,itm_orc_bughelm_lordly,itm_uruk_helm_e,itm_uruk_helm_f,</text:p>
          </table:table-cell>
          <table:table-cell table:style-name="ce18" office:value-type="string" calcext:value-type="string">
            <text:p>itm_moria_armor_e,</text:p>
          </table:table-cell>
          <table:table-cell table:style-name="ce18"/>
          <table:table-cell table:style-name="ce18" office:value-type="string" calcext:value-type="string">
            <text:p>itm_orc_greaves,</text:p>
          </table:table-cell>
          <table:table-cell table:style-name="ce18" office:value-type="string" calcext:value-type="string">
            <text:p>itm_orc_club_d,itm_dwarf_war_pick,</text:p>
          </table:table-cell>
          <table:table-cell table:style-name="ce18" office:value-type="string" calcext:value-type="string">
            <text:p>itm_orc_javelin,itm_orc_javelin,itm_moria_orc_shield_a,itm_moria_orc_shield_b,itm_moria_orc_shield_c</text:p>
          </table:table-cell>
          <table:table-cell table:style-name="ce18"/>
          <table:table-cell table:style-name="ce29" office:value-type="string" calcext:value-type="string">
            <text:p>attr_orc_tier_5</text:p>
          </table:table-cell>
          <table:table-cell table:style-name="ce29" office:value-type="string" calcext:value-type="string">
            <text:p>wp_orc_tier_5</text:p>
          </table:table-cell>
          <table:table-cell table:style-name="ce29" office:value-type="string" calcext:value-type="string">
            <text:p>knows_athletics_6|knows_power_strike_6|knows_power_throw_5|knows_ironflesh_5</text:p>
          </table:table-cell>
          <table:table-cell table:style-name="ce32" office:value-type="string" calcext:value-type="string">
            <text:p>orc_face5</text:p>
          </table:table-cell>
          <table:table-cell table:style-name="ce32" office:value-type="string" calcext:value-type="string">
            <text:p>orc_face4</text:p>
          </table:table-cell>
          <table:table-cell table:style-name="ce34"/>
          <table:table-cell table:style-name="ce7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office:value-type="string" office:string-value="[&quot;deep_dweller_of_moria&quot;,&quot;Deep-Dweller_of_Moria&quot;,&quot;Deep-Dwellers_of_Moria&quot;,tf_orc| tfg_armor| tfg_helm| tfg_boots| tfg_shield| tf_no_capture_alive,0,0,fac_moria,[itm_orc_bughelm_lordly,itm_orc_bughelm_lordly,itm_uruk_helm_e,itm_uruk_helm_f,itm_moria_armor_e,itm_orc_greaves,itm_orc_club_d,itm_dwarf_war_pick,itm_orc_javelin,itm_orc_javelin,itm_moria_orc_shield_a,itm_moria_orc_shield_b,itm_moria_orc_shield_c],attr_orc_tier_5,wp_orc_tier_5,knows_athletics_6|knows_power_strike_6|knows_power_throw_5|knows_ironflesh_5,orc_face5,orc_face4]," calcext:value-type="string">
            <text:p>["deep_dweller_of_moria","Deep-Dweller_of_Moria","Deep-Dwellers_of_Moria",tf_orc| tfg_armor| tfg_helm| tfg_boots| tfg_shield| tf_no_capture_alive,0,0,fac_moria,[itm_orc_bughelm_lordly,itm_orc_bughelm_lordly,itm_uruk_helm_e,itm_uruk_helm_f,itm_moria_armor_e,itm_orc_greaves,itm_orc_club_d,itm_dwarf_war_pick,itm_orc_javelin,itm_orc_javelin,itm_moria_orc_shield_a,itm_moria_orc_shield_b,itm_moria_orc_shield_c],attr_orc_tier_5,wp_orc_tier_5,knows_athletics_6|knows_power_strike_6|knows_power_throw_5|knows_ironflesh_5,orc_face5,orc_face4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Moria Chief, this troop is located below Gundabad in module_troops!</text:p>
          </table:table-cell>
          <table:table-cell table:style-name="ce7" table:number-columns-repeated="19"/>
          <table:table-cell table:style-name="ce7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office:value-type="string" office:string-value="#Moria Chief, this troop is located below Gundabad in module_troops!" calcext:value-type="string">
            <text:p>#Moria Chief, this troop is located below Gundabad in module_troops!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tribal_orc_chief</text:p>
          </table:table-cell>
          <table:table-cell table:style-name="ce6" office:value-type="string" calcext:value-type="string">
            <text:p>Orc_Chieftain_of_Moria</text:p>
          </table:table-cell>
          <table:table-cell table:style-name="ce6" office:value-type="string" calcext:value-type="string">
            <text:p>Orc_Chieftains_of_Moria</text:p>
          </table:table-cell>
          <table:table-cell table:style-name="ce12" office:value-type="string" calcext:value-type="string">
            <text:p>tf_orc| tfg_armor| tfg_helm| tfg_boots| tfg_shield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beakhelm_lordly,itm_uruk_helm_c,itm_uruk_helm_d,itm_uruk_helm_f,</text:p>
          </table:table-cell>
          <table:table-cell table:style-name="ce18" office:value-type="string" calcext:value-type="string">
            <text:p>itm_m_uruk_heavy_g,itm_m_uruk_heavy_h,itm_m_uruk_heavy_i,</text:p>
          </table:table-cell>
          <table:table-cell table:style-name="ce18"/>
          <table:table-cell table:style-name="ce18" office:value-type="string" calcext:value-type="string">
            <text:p>itm_uruk_greaves, itm_orc_greaves, </text:p>
          </table:table-cell>
          <table:table-cell table:style-name="ce18" office:value-type="string" calcext:value-type="string">
            <text:p>itm_rhun_falchion,itm_rhun_shortsword,itm_rhun_sword, </text:p>
          </table:table-cell>
          <table:table-cell table:style-name="ce18" office:value-type="string" calcext:value-type="string">
            <text:p>itm_orc_skull_spear,itm_uruk_spear, itm_moria_orc_shield_a, (itm_orc_shield_c, imod_reinforced)</text:p>
          </table:table-cell>
          <table:table-cell table:style-name="ce18"/>
          <table:table-cell table:style-name="ce29" office:value-type="string" calcext:value-type="string">
            <text:p>attr_orc_tier_5</text:p>
          </table:table-cell>
          <table:table-cell table:style-name="ce29" office:value-type="string" calcext:value-type="string">
            <text:p>wp_orc_tier_5</text:p>
          </table:table-cell>
          <table:table-cell table:style-name="ce29" office:value-type="string" calcext:value-type="string">
            <text:p>knows_athletics_7|knows_power_strike_7|knows_ironflesh_10</text:p>
          </table:table-cell>
          <table:table-cell table:style-name="ce32" office:value-type="string" calcext:value-type="string">
            <text:p>orc_face5</text:p>
          </table:table-cell>
          <table:table-cell table:style-name="ce32" office:value-type="string" calcext:value-type="string">
            <text:p>orc_face4</text:p>
          </table:table-cell>
          <table:table-cell table:style-name="ce34"/>
          <table:table-cell table:style-name="ce7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office:value-type="string" office:string-value="[&quot;tribal_orc_chief&quot;,&quot;Orc_Chieftain_of_Moria&quot;,&quot;Orc_Chieftains_of_Moria&quot;,tf_orc| tfg_armor| tfg_helm| tfg_boots| tfg_shield| tf_no_capture_alive,0,0,fac_moria,[itm_orc_beakhelm_lordly,itm_uruk_helm_c,itm_uruk_helm_d,itm_uruk_helm_f,itm_m_uruk_heavy_g,itm_m_uruk_heavy_h,itm_m_uruk_heavy_i,itm_uruk_greaves, itm_orc_greaves, itm_rhun_falchion,itm_rhun_shortsword,itm_rhun_sword, itm_orc_skull_spear,itm_uruk_spear, itm_moria_orc_shield_a, (itm_orc_shield_c, imod_reinforced)],attr_orc_tier_5,wp_orc_tier_5,knows_athletics_7|knows_power_strike_7|knows_ironflesh_10,orc_face5,orc_face4]," calcext:value-type="string">
            <text:p>["tribal_orc_chief","Orc_Chieftain_of_Moria","Orc_Chieftains_of_Moria",tf_orc| tfg_armor| tfg_helm| tfg_boots| tfg_shield| tf_no_capture_alive,0,0,fac_moria,[itm_orc_beakhelm_lordly,itm_uruk_helm_c,itm_uruk_helm_d,itm_uruk_helm_f,itm_m_uruk_heavy_g,itm_m_uruk_heavy_h,itm_m_uruk_heavy_i,itm_uruk_greaves, itm_orc_greaves, itm_rhun_falchion,itm_rhun_shortsword,itm_rhun_sword, itm_orc_skull_spear,itm_uruk_spear, itm_moria_orc_shield_a, (itm_orc_shield_c, imod_reinforced)],attr_orc_tier_5,wp_orc_tier_5,knows_athletics_7|knows_power_strike_7|knows_ironflesh_10,orc_face5,orc_face4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Gundabad</text:p>
          </table:table-cell>
          <table:table-cell table:style-name="ce7" table:number-columns-repeated="19"/>
          <table:table-cell table:style-name="ce7"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 office:value-type="string" office:string-value="#Gundabad" calcext:value-type="string">
            <text:p>#Gundaba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blin_gundabad</text:p>
          </table:table-cell>
          <table:table-cell table:style-name="ce6" office:value-type="string" calcext:value-type="string">
            <text:p>Gundabad_Goblin</text:p>
          </table:table-cell>
          <table:table-cell table:style-name="ce6" office:value-type="string" calcext:value-type="string">
            <text:p>Gundabad_Goblins</text:p>
          </table:table-cell>
          <table:table-cell table:style-name="ce12" office:value-type="string" calcext:value-type="string">
            <text:p>tf_orc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a,</text:p>
          </table:table-cell>
          <table:table-cell table:style-name="ce18" office:value-type="string" calcext:value-type="string">
            <text:p>itm_gundabad_armor_a,itm_orc_tribal_a,</text:p>
          </table:table-cell>
          <table:table-cell table:style-name="ce18" table:number-columns-repeated="2"/>
          <table:table-cell table:style-name="ce18" office:value-type="string" calcext:value-type="string">
            <text:p>itm_wood_club,itm_orc_machete,itm_orc_slasher,itm_orc_simple_spear,itm_orc_simple_spear,itm_bone_cudgel,</text:p>
          </table:table-cell>
          <table:table-cell table:style-name="ce18" office:value-type="string" calcext:value-type="string">
            <text:p>itm_orc_bow,itm_orc_hook_arrow, itm_orc_throwing_arrow</text:p>
          </table:table-cell>
          <table:table-cell table:style-name="ce18"/>
          <table:table-cell table:style-name="ce29" office:value-type="string" calcext:value-type="string">
            <text:p>attr_orc_tier_1</text:p>
          </table:table-cell>
          <table:table-cell table:style-name="ce29" office:value-type="string" calcext:value-type="string">
            <text:p>wp_orc_tier_1</text:p>
          </table:table-cell>
          <table:table-cell table:style-name="ce29" office:value-type="string" calcext:value-type="string">
            <text:p>knows_athletics_5|knows_power_throw_2|knows_power_strike_1</text:p>
          </table:table-cell>
          <table:table-cell table:style-name="ce32" office:value-type="string" calcext:value-type="string">
            <text:p>orc_face1</text:p>
          </table:table-cell>
          <table:table-cell table:style-name="ce32" office:value-type="string" calcext:value-type="string">
            <text:p>orc_face2</text:p>
          </table:table-cell>
          <table:table-cell table:style-name="ce34"/>
          <table:table-cell table:style-name="ce7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office:value-type="string" office:string-value="[&quot;goblin_gundabad&quot;,&quot;Gundabad_Goblin&quot;,&quot;Gundabad_Goblins&quot;,tf_orc| tf_no_capture_alive,0,0,fac_gundabad,[itm_gundabad_helm_a,itm_gundabad_armor_a,itm_orc_tribal_a,itm_wood_club,itm_orc_machete,itm_orc_slasher,itm_orc_simple_spear,itm_orc_simple_spear,itm_bone_cudgel,itm_orc_bow,itm_orc_hook_arrow, itm_orc_throwing_arrow],attr_orc_tier_1,wp_orc_tier_1,knows_athletics_5|knows_power_throw_2|knows_power_strike_1,orc_face1,orc_face2]," calcext:value-type="string">
            <text:p>["goblin_gundabad","Gundabad_Goblin","Gundabad_Goblins",tf_orc| tf_no_capture_alive,0,0,fac_gundabad,[itm_gundabad_helm_a,itm_gundabad_armor_a,itm_orc_tribal_a,itm_wood_club,itm_orc_machete,itm_orc_slasher,itm_orc_simple_spear,itm_orc_simple_spear,itm_bone_cudgel,itm_orc_bow,itm_orc_hook_arrow, itm_orc_throwing_arrow],attr_orc_tier_1,wp_orc_tier_1,knows_athletics_5|knows_power_throw_2|knows_power_strike_1,orc_face1,orc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gundabad</text:p>
          </table:table-cell>
          <table:table-cell table:style-name="ce6" office:value-type="string" calcext:value-type="string">
            <text:p>Gundabad_Orc</text:p>
          </table:table-cell>
          <table:table-cell table:style-name="ce6" office:value-type="string" calcext:value-type="string">
            <text:p>Gundabad_Orcs</text:p>
          </table:table-cell>
          <table:table-cell table:style-name="ce12" office:value-type="string" calcext:value-type="string">
            <text:p>tf_orc| tfg_armor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a,itm_gundabad_helm_b,</text:p>
          </table:table-cell>
          <table:table-cell table:style-name="ce18" office:value-type="string" calcext:value-type="string">
            <text:p>itm_gundabad_armor_b,itm_gundabad_armor_c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machete,itm_orc_slasher,itm_wood_club,itm_orc_simple_spear,itm_orc_skull_spear,itm_orc_axe,itm_orc_falchion,</text:p>
          </table:table-cell>
          <table:table-cell table:style-name="ce18" office:value-type="string" calcext:value-type="string">
            <text:p>itm_orc_bow,itm_orc_hook_arrow, itm_orc_throwing_arrow,</text:p>
          </table:table-cell>
          <table:table-cell table:style-name="ce18" office:value-type="string" calcext:value-type="string">
            <text:p>itm_orc_shield_a,itm_orc_shield_b,</text:p>
          </table:table-cell>
          <table:table-cell table:style-name="ce29" office:value-type="string" calcext:value-type="string">
            <text:p>attr_orc_tier_2</text:p>
          </table:table-cell>
          <table:table-cell table:style-name="ce29" office:value-type="string" calcext:value-type="string">
            <text:p>wp_orc_tier_2</text:p>
          </table:table-cell>
          <table:table-cell table:style-name="ce29" office:value-type="string" calcext:value-type="string">
            <text:p>knows_athletics_6|knows_power_draw_1|knows_power_throw_3|knows_power_strike_3</text:p>
          </table:table-cell>
          <table:table-cell table:style-name="ce32" office:value-type="string" calcext:value-type="string">
            <text:p>orc_face7</text:p>
          </table:table-cell>
          <table:table-cell table:style-name="ce32" office:value-type="string" calcext:value-type="string">
            <text:p>orc_face6</text:p>
          </table:table-cell>
          <table:table-cell table:style-name="ce34"/>
          <table:table-cell table:style-name="ce7"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 office:value-type="string" office:string-value="[&quot;orc_gundabad&quot;,&quot;Gundabad_Orc&quot;,&quot;Gundabad_Orcs&quot;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 itm_orc_throwing_arrow,itm_orc_shield_a,itm_orc_shield_b,],attr_orc_tier_2,wp_orc_tier_2,knows_athletics_6|knows_power_draw_1|knows_power_throw_3|knows_power_strike_3,orc_face7,orc_face6]," calcext:value-type="string">
            <text:p>["orc_gundabad","Gundabad_Orc","Gundabad_Orcs"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 itm_orc_throwing_arrow,itm_orc_shield_a,itm_orc_shield_b,],attr_orc_tier_2,wp_orc_tier_2,knows_athletics_6|knows_power_draw_1|knows_power_throw_3|knows_power_strike_3,orc_face7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fighter_gundabad</text:p>
          </table:table-cell>
          <table:table-cell table:style-name="ce6" office:value-type="string" calcext:value-type="string">
            <text:p>Gundabad_Orc_Fighter</text:p>
          </table:table-cell>
          <table:table-cell table:style-name="ce6" office:value-type="string" calcext:value-type="string">
            <text:p>Gundabad_Orc_Fighters</text:p>
          </table:table-cell>
          <table:table-cell table:style-name="ce12" office:value-type="string" calcext:value-type="string">
            <text:p>tf_orc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c,itm_gundabad_helm_b, itm_orc_coif,</text:p>
          </table:table-cell>
          <table:table-cell table:style-name="ce18" office:value-type="string" calcext:value-type="string">
            <text:p>itm_gundabad_armor_d,itm_gundabad_armor_c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furboots,</text:p>
          </table:table-cell>
          <table:table-cell table:style-name="ce18" office:value-type="string" calcext:value-type="string">
            <text:p>itm_orc_falchion,itm_orc_machete,itm_orc_scimitar,itm_orc_axe,itm_orc_skull_spear,</text:p>
          </table:table-cell>
          <table:table-cell table:style-name="ce18" office:value-type="string" calcext:value-type="string">
            <text:p>itm_orc_javelin,itm_orc_throwing_arrow,itm_orc_throwing_arrow,itm_orc_throwing_axes,itm_orc_throwing_axes, itm_orc_shield_b,itm_orc_shield_a,</text:p>
          </table:table-cell>
          <table:table-cell table:style-name="ce18" office:value-type="string" calcext:value-type="string">
            <text:p>itm_orc_shield_b,itm_orc_shield_a,</text:p>
          </table:table-cell>
          <table:table-cell table:style-name="ce29" office:value-type="string" calcext:value-type="string">
            <text:p>attr_orc_tier_3</text:p>
          </table:table-cell>
          <table:table-cell table:style-name="ce29" office:value-type="string" calcext:value-type="string">
            <text:p>wp_orc_tier_3</text:p>
          </table:table-cell>
          <table:table-cell table:style-name="ce29" office:value-type="string" calcext:value-type="string">
            <text:p>knows_athletics_7|knows_power_draw_2|knows_power_throw_5|knows_power_strike_4</text:p>
          </table:table-cell>
          <table:table-cell table:style-name="ce32" office:value-type="string" calcext:value-type="string">
            <text:p>orc_face5</text:p>
          </table:table-cell>
          <table:table-cell table:style-name="ce32" office:value-type="string" calcext:value-type="string">
            <text:p>orc_face6</text:p>
          </table:table-cell>
          <table:table-cell table:style-name="ce34"/>
          <table:table-cell table:style-name="ce7"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 office:value-type="string" office:string-value="[&quot;orc_fighter_gundabad&quot;,&quot;Gundabad_Orc_Fighter&quot;,&quot;Gundabad_Orc_Fighters&quot;,tf_orc| tfg_shield| tfg_armor| tfg_helm| tfg_boots| tf_no_capture_alive,0,0,fac_gundabad,[itm_gundabad_helm_c,itm_gundabad_helm_b, itm_orc_coif,itm_gundabad_armor_d,itm_gundabad_armor_c,itm_leather_gloves,itm_orc_furboots,itm_orc_falchion,itm_orc_machete,itm_orc_scimitar,itm_orc_axe,itm_orc_skull_spear,itm_orc_javelin,itm_orc_throwing_arrow,itm_orc_throwing_arrow,itm_orc_throwing_axes,itm_orc_throwing_axes, itm_orc_shield_b,itm_orc_shield_a,itm_orc_shield_b,itm_orc_shield_a,],attr_orc_tier_3,wp_orc_tier_3,knows_athletics_7|knows_power_draw_2|knows_power_throw_5|knows_power_strike_4,orc_face5,orc_face6]," calcext:value-type="string">
            <text:p>["orc_fighter_gundabad","Gundabad_Orc_Fighter","Gundabad_Orc_Fighters",tf_orc| tfg_shield| tfg_armor| tfg_helm| tfg_boots| tf_no_capture_alive,0,0,fac_gundabad,[itm_gundabad_helm_c,itm_gundabad_helm_b, itm_orc_coif,itm_gundabad_armor_d,itm_gundabad_armor_c,itm_leather_gloves,itm_orc_furboots,itm_orc_falchion,itm_orc_machete,itm_orc_scimitar,itm_orc_axe,itm_orc_skull_spear,itm_orc_javelin,itm_orc_throwing_arrow,itm_orc_throwing_arrow,itm_orc_throwing_axes,itm_orc_throwing_axes, itm_orc_shield_b,itm_orc_shield_a,itm_orc_shield_b,itm_orc_shield_a,],attr_orc_tier_3,wp_orc_tier_3,knows_athletics_7|knows_power_draw_2|knows_power_throw_5|knows_power_strike_4,orc_face5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orc_warrior_gundabad</text:p>
          </table:table-cell>
          <table:table-cell table:style-name="ce6" office:value-type="string" calcext:value-type="string">
            <text:p>Gundabad_Orc_Warrior</text:p>
          </table:table-cell>
          <table:table-cell table:style-name="ce6" office:value-type="string" calcext:value-type="string">
            <text:p>Gundabad_Orc_Warriors</text:p>
          </table:table-cell>
          <table:table-cell table:style-name="ce12" office:value-type="string" calcext:value-type="string">
            <text:p>tf_orc| tfg_shield| tfg_armor| tfg_helm|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c,itm_gundabad_helm_d,</text:p>
          </table:table-cell>
          <table:table-cell table:style-name="ce18" office:value-type="string" calcext:value-type="string">
            <text:p><text:s/>itm_gundabad_armor_d,itm_gundabad_armor_e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furboots,</text:p>
          </table:table-cell>
          <table:table-cell table:style-name="ce18" office:value-type="string" calcext:value-type="string">
            <text:p>itm_orc_scimitar,itm_orc_sabre,itm_orc_club_c,</text:p>
          </table:table-cell>
          <table:table-cell table:style-name="ce18" office:value-type="string" calcext:value-type="string">
            <text:p>itm_orc_javelin,itm_orc_javelin,itm_orc_javelin,itm_orc_throwing_arrow, <text:s text:c="2"/>itm_orc_throwing_axes,itm_orc_throwing_axes_reward, </text:p>
          </table:table-cell>
          <table:table-cell table:style-name="ce18" office:value-type="string" calcext:value-type="string">
            <text:p>itm_orc_shield_b,itm_orc_shield_c,</text:p>
          </table:table-cell>
          <table:table-cell table:style-name="ce29" office:value-type="string" calcext:value-type="string">
            <text:p>attr_orc_tier_4</text:p>
          </table:table-cell>
          <table:table-cell table:style-name="ce29" office:value-type="string" calcext:value-type="string">
            <text:p>wp_orc_tier_4</text:p>
          </table:table-cell>
          <table:table-cell table:style-name="ce29" office:value-type="string" calcext:value-type="string">
            <text:p>knows_athletics_8|knows_power_throw_6|knows_power_strike_5|knows_ironflesh_4</text:p>
          </table:table-cell>
          <table:table-cell table:style-name="ce32" office:value-type="string" calcext:value-type="string">
            <text:p>orc_face3</text:p>
          </table:table-cell>
          <table:table-cell table:style-name="ce32" office:value-type="string" calcext:value-type="string">
            <text:p>orc_face8</text:p>
          </table:table-cell>
          <table:table-cell table:style-name="ce34"/>
          <table:table-cell table:style-name="ce7"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 office:value-type="string" office:string-value="[&quot;fell_orc_warrior_gundabad&quot;,&quot;Gundabad_Orc_Warrior&quot;,&quot;Gundabad_Orc_Warriors&quot;,tf_orc| tfg_shield| tfg_armor| tfg_helm|tfg_boots| tf_no_capture_alive,0,0,fac_gundabad,[itm_gundabad_helm_c,itm_gundabad_helm_d, itm_gundabad_armor_d,itm_gundabad_armor_e,itm_leather_gloves,itm_orc_furboots,itm_orc_scimitar,itm_orc_sabre,itm_orc_club_c,itm_orc_javelin,itm_orc_javelin,itm_orc_javelin,itm_orc_throwing_arrow,   itm_orc_throwing_axes,itm_orc_throwing_axes_reward, itm_orc_shield_b,itm_orc_shield_c,],attr_orc_tier_4,wp_orc_tier_4,knows_athletics_8|knows_power_throw_6|knows_power_strike_5|knows_ironflesh_4,orc_face3,orc_face8]," calcext:value-type="string">
            <text:p>["fell_orc_warrior_gundabad","Gundabad_Orc_Warrior","Gundabad_Orc_Warriors",tf_orc| tfg_shield| tfg_armor| tfg_helm|tfg_boots| tf_no_capture_alive,0,0,fac_gundabad,[itm_gundabad_helm_c,itm_gundabad_helm_d, itm_gundabad_armor_d,itm_gundabad_armor_e,itm_leather_gloves,itm_orc_furboots,itm_orc_scimitar,itm_orc_sabre,itm_orc_club_c,itm_orc_javelin,itm_orc_javelin,itm_orc_javelin,itm_orc_throwing_arrow, <text:s text:c="2"/>itm_orc_throwing_axes,itm_orc_throwing_axes_reward, itm_orc_shield_b,itm_orc_shield_c,],attr_orc_tier_4,wp_orc_tier_4,knows_athletics_8|knows_power_throw_6|knows_power_strike_5|knows_ironflesh_4,orc_face3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beserker_gundabad</text:p>
          </table:table-cell>
          <table:table-cell table:style-name="ce6" office:value-type="string" calcext:value-type="string">
            <text:p>Gundabad_Orc_Berserker</text:p>
          </table:table-cell>
          <table:table-cell table:style-name="ce6" office:value-type="string" calcext:value-type="string">
            <text:p>Gundabad_Orc_Berserkers</text:p>
          </table:table-cell>
          <table:table-cell table:style-name="ce12" office:value-type="string" calcext:value-type="string">
            <text:p>tf_orc| tfg_armor|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a,itm_gundabad_helm_b,itm_gundabad_helm_c,itm_gundabad_helm_d,</text:p>
          </table:table-cell>
          <table:table-cell table:style-name="ce18" office:value-type="string" calcext:value-type="string">
            <text:p>itm_gundabad_armor_d,itm_gundabad_armor_e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furboots,</text:p>
          </table:table-cell>
          <table:table-cell table:style-name="ce18" office:value-type="string" calcext:value-type="string">
            <text:p>itm_orc_two_handed_axe,itm_orc_two_handed_axe,itm_uruk_falchion_b, itm_uruk_skull_spear, itm_orc_club_b,itm_twohand_wood_club,</text:p>
          </table:table-cell>
          <table:table-cell table:style-name="ce18" office:value-type="string" calcext:value-type="string">
            <text:p>itm_orc_throwing_axes,itm_orc_throwing_axes_reward,</text:p>
          </table:table-cell>
          <table:table-cell table:style-name="ce18"/>
          <table:table-cell table:style-name="ce29" office:value-type="string" calcext:value-type="string">
            <text:p>attr_orc_tier_4</text:p>
          </table:table-cell>
          <table:table-cell table:style-name="ce29" office:value-type="string" calcext:value-type="string">
            <text:p>wp_orc_tier_5</text:p>
          </table:table-cell>
          <table:table-cell table:style-name="ce29" office:value-type="string" calcext:value-type="string">
            <text:p>knows_athletics_10|knows_power_throw_6|knows_power_strike_7|knows_ironflesh_7</text:p>
          </table:table-cell>
          <table:table-cell table:style-name="ce32" office:value-type="string" calcext:value-type="string">
            <text:p>orc_face3</text:p>
          </table:table-cell>
          <table:table-cell table:style-name="ce32" office:value-type="string" calcext:value-type="string">
            <text:p>orc_face8</text:p>
          </table:table-cell>
          <table:table-cell table:style-name="ce34"/>
          <table:table-cell table:style-name="ce7"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 office:value-type="string" office:string-value="[&quot;orc_beserker_gundabad&quot;,&quot;Gundabad_Orc_Berserker&quot;,&quot;Gundabad_Orc_Berserkers&quot;,tf_orc| tfg_armor|tfg_boots| tf_no_capture_alive,0,0,fac_gundabad,[itm_gundabad_helm_a,itm_gundabad_helm_b,itm_gundabad_helm_c,itm_gundabad_helm_d,itm_gundabad_armor_d,itm_gundabad_armor_e,itm_leather_gloves,itm_orc_furboots,itm_orc_two_handed_axe,itm_orc_two_handed_axe,itm_uruk_falchion_b, itm_uruk_skull_spear, itm_orc_club_b,itm_twohand_wood_club,itm_orc_throwing_axes,itm_orc_throwing_axes_reward,],attr_orc_tier_4,wp_orc_tier_5,knows_athletics_10|knows_power_throw_6|knows_power_strike_7|knows_ironflesh_7,orc_face3,orc_face8]," calcext:value-type="string">
            <text:p>["orc_beserker_gundabad","Gundabad_Orc_Berserker","Gundabad_Orc_Berserkers",tf_orc| tfg_armor|tfg_boots| tf_no_capture_alive,0,0,fac_gundabad,[itm_gundabad_helm_a,itm_gundabad_helm_b,itm_gundabad_helm_c,itm_gundabad_helm_d,itm_gundabad_armor_d,itm_gundabad_armor_e,itm_leather_gloves,itm_orc_furboots,itm_orc_two_handed_axe,itm_orc_two_handed_axe,itm_uruk_falchion_b, itm_uruk_skull_spear, itm_orc_club_b,itm_twohand_wood_club,itm_orc_throwing_axes,itm_orc_throwing_axes_reward,],attr_orc_tier_4,wp_orc_tier_5,knows_athletics_10|knows_power_throw_6|knows_power_strike_7|knows_ironflesh_7,orc_face3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arg_skirmisher_gundabad</text:p>
          </table:table-cell>
          <table:table-cell table:style-name="ce6" office:value-type="string" calcext:value-type="string">
            <text:p>Gundabad_Skirmisher</text:p>
          </table:table-cell>
          <table:table-cell table:style-name="ce6" office:value-type="string" calcext:value-type="string">
            <text:p>Gundabad_Skirmishers</text:p>
          </table:table-cell>
          <table:table-cell table:style-name="ce12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a,itm_gundabad_helm_b,</text:p>
          </table:table-cell>
          <table:table-cell table:style-name="ce18" office:value-type="string" calcext:value-type="string">
            <text:p>itm_gundabad_armor_b,itm_gundabad_armor_c,</text:p>
          </table:table-cell>
          <table:table-cell table:style-name="ce18"/>
          <table:table-cell table:style-name="ce18" office:value-type="string" calcext:value-type="string">
            <text:p>itm_orc_furboots,itm_orc_ragwrap,</text:p>
          </table:table-cell>
          <table:table-cell table:style-name="ce18" office:value-type="string" calcext:value-type="string">
            <text:p>itm_uruk_bow,itm_uruk_bow,itm_orc_hook_arrow,itm_orc_throwing_arrow,itm_orc_throwing_arrow,</text:p>
          </table:table-cell>
          <table:table-cell table:style-name="ce18" office:value-type="string" calcext:value-type="string">
            <text:p>itm_orc_machete,itm_orc_scimitar,itm_orc_falchion,</text:p>
          </table:table-cell>
          <table:table-cell table:style-name="ce18" office:value-type="string" calcext:value-type="string">
            <text:p>itm_warg_1c,itm_warg_1d,itm_warg_1b,itm_warg_1d,</text:p>
          </table:table-cell>
          <table:table-cell table:style-name="ce29" office:value-type="string" calcext:value-type="string">
            <text:p>attr_orc_tier_4</text:p>
          </table:table-cell>
          <table:table-cell table:style-name="ce29" office:value-type="string" calcext:value-type="string">
            <text:p>wp_orc_tier_4</text:p>
          </table:table-cell>
          <table:table-cell table:style-name="ce29" office:value-type="string" calcext:value-type="string">
            <text:p>knows_athletics_6|knows_horse_archery_4|knows_riding_4|knows_power_draw_3|knows_power_throw_3|knows_power_strike_4</text:p>
          </table:table-cell>
          <table:table-cell table:style-name="ce32" office:value-type="string" calcext:value-type="string">
            <text:p>orc_face1</text:p>
          </table:table-cell>
          <table:table-cell table:style-name="ce32" office:value-type="string" calcext:value-type="string">
            <text:p>orc_face6</text:p>
          </table:table-cell>
          <table:table-cell table:style-name="ce34"/>
          <table:table-cell table:style-name="ce7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office:value-type="string" office:string-value="[&quot;warg_skirmisher_gundabad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uruk_bow,itm_orc_hook_arrow,itm_orc_throwing_arrow,itm_orc_throwing_arrow,itm_orc_machete,itm_orc_scimitar,itm_orc_falchion,itm_warg_1c,itm_warg_1d,itm_warg_1b,itm_warg_1d,],attr_orc_tier_4,wp_orc_tier_4,knows_athletics_6|knows_horse_archery_4|knows_riding_4|knows_power_draw_3|knows_power_throw_3|knows_power_strike_4,orc_face1,orc_face6]," calcext:value-type="string">
            <text:p>["warg_skirmisher_gundabad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uruk_bow,itm_orc_hook_arrow,itm_orc_throwing_arrow,itm_orc_throwing_arrow,itm_orc_machete,itm_orc_scimitar,itm_orc_falchion,itm_warg_1c,itm_warg_1d,itm_warg_1b,itm_warg_1d,],attr_orc_tier_4,wp_orc_tier_4,knows_athletics_6|knows_horse_archery_4|knows_riding_4|knows_power_draw_3|knows_power_throw_3|knows_power_strike_4,orc_face1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blin_north_clan_skirmisher</text:p>
          </table:table-cell>
          <table:table-cell table:style-name="ce6" office:value-type="string" calcext:value-type="string">
            <text:p>Goblin_North_Clan_Skirmisher</text:p>
          </table:table-cell>
          <table:table-cell table:style-name="ce6" office:value-type="string" calcext:value-type="string">
            <text:p>Goblin_North_Clan_Skirmishers</text:p>
          </table:table-cell>
          <table:table-cell table:style-name="ce12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d,itm_gundabad_helm_e,</text:p>
          </table:table-cell>
          <table:table-cell table:style-name="ce18" office:value-type="string" calcext:value-type="string">
            <text:p>itm_gundabad_armor_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furboots,</text:p>
          </table:table-cell>
          <table:table-cell table:style-name="ce18" office:value-type="string" calcext:value-type="string">
            <text:p>itm_orc_javelin,itm_orc_javelin,itm_uruk_bow,itm_uruk_bow,itm_orc_hook_arrow,</text:p>
          </table:table-cell>
          <table:table-cell table:style-name="ce18" office:value-type="string" calcext:value-type="string">
            <text:p>itm_orc_scimitar,</text:p>
          </table:table-cell>
          <table:table-cell table:style-name="ce18" office:value-type="string" calcext:value-type="string">
            <text:p>itm_warg_1d,itm_warg_1b,itm_warg_1d,</text:p>
          </table:table-cell>
          <table:table-cell table:style-name="ce29" office:value-type="string" calcext:value-type="string">
            <text:p>str_11| agi_9| int_4| cha_4|level(20)</text:p>
          </table:table-cell>
          <table:table-cell table:style-name="ce29" office:value-type="string" calcext:value-type="string">
            <text:p>wp_orc_tier_5</text:p>
          </table:table-cell>
          <table:table-cell table:style-name="ce29" office:value-type="string" calcext:value-type="string">
            <text:p>knows_athletics_7|knows_horse_archery_6|knows_riding_6|knows_power_draw_4|knows_power_throw_4|knows_power_strike_4</text:p>
          </table:table-cell>
          <table:table-cell table:style-name="ce32" office:value-type="string" calcext:value-type="string">
            <text:p>orc_face3</text:p>
          </table:table-cell>
          <table:table-cell table:style-name="ce32" office:value-type="string" calcext:value-type="string">
            <text:p>orc_face6</text:p>
          </table:table-cell>
          <table:table-cell table:style-name="ce34"/>
          <table:table-cell table:style-name="ce7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office:value-type="string" office:string-value="[&quot;goblin_north_clan_skirmisher&quot;,&quot;Goblin_North_Clan_Skirmisher&quot;,&quot;Goblin_North_Clan_Skirmishers&quot;,tf_orc| tf_mounted| tfg_ranged| tfg_armor| tfg_boots| tfg_horse| tf_no_capture_alive,0,0,fac_gundabad,[itm_gundabad_helm_d,itm_gundabad_helm_e,itm_gundabad_armor_d,itm_leather_gloves,itm_orc_furboots,itm_orc_javelin,itm_orc_javelin,itm_uruk_bow,itm_uruk_bow,itm_orc_hook_arrow,itm_orc_scimitar,itm_warg_1d,itm_warg_1b,itm_warg_1d,],str_11| agi_9| int_4| cha_4|level(20),wp_orc_tier_5,knows_athletics_7|knows_horse_archery_6|knows_riding_6|knows_power_draw_4|knows_power_throw_4|knows_power_strike_4,orc_face3,orc_face6]," calcext:value-type="string">
            <text:p>["goblin_north_clan_skirmisher","Goblin_North_Clan_Skirmisher","Goblin_North_Clan_Skirmishers",tf_orc| tf_mounted| tfg_ranged| tfg_armor| tfg_boots| tfg_horse| tf_no_capture_alive,0,0,fac_gundabad,[itm_gundabad_helm_d,itm_gundabad_helm_e,itm_gundabad_armor_d,itm_leather_gloves,itm_orc_furboots,itm_orc_javelin,itm_orc_javelin,itm_uruk_bow,itm_uruk_bow,itm_orc_hook_arrow,itm_orc_scimitar,itm_warg_1d,itm_warg_1b,itm_warg_1d,],str_11| agi_9| int_4| cha_4|level(20),wp_orc_tier_5,knows_athletics_7|knows_horse_archery_6|knows_riding_6|knows_power_draw_4|knows_power_throw_4|knows_power_strike_4,orc_face3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blin_rider_gundabad</text:p>
          </table:table-cell>
          <table:table-cell table:style-name="ce6" office:value-type="string" calcext:value-type="string">
            <text:p>Gundabad_Goblin_Rider</text:p>
          </table:table-cell>
          <table:table-cell table:style-name="ce6" office:value-type="string" calcext:value-type="string">
            <text:p>Gundabad_Goblin_Riders</text:p>
          </table:table-cell>
          <table:table-cell table:style-name="ce12" office:value-type="string" calcext:value-type="string">
            <text:p>tf_orc| tf_mounted| tfg_armor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a,</text:p>
          </table:table-cell>
          <table:table-cell table:style-name="ce18" office:value-type="string" calcext:value-type="string">
            <text:p>itm_gundabad_armor_b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uruk_bow,itm_orc_hook_arrow,itm_orc_throwing_arrow,itm_orc_throwing_arrow,itm_orc_throwing_arrow,</text:p>
          </table:table-cell>
          <table:table-cell table:style-name="ce18" office:value-type="string" calcext:value-type="string">
            <text:p>itm_wood_club,itm_twohand_wood_club,</text:p>
          </table:table-cell>
          <table:table-cell table:style-name="ce18" office:value-type="string" calcext:value-type="string">
            <text:p>itm_warg_1d,itm_warg_1b,itm_warg_1c,</text:p>
          </table:table-cell>
          <table:table-cell table:style-name="ce29" office:value-type="string" calcext:value-type="string">
            <text:p>attr_orc_tier_3</text:p>
          </table:table-cell>
          <table:table-cell table:style-name="ce29" office:value-type="string" calcext:value-type="string">
            <text:p>wp_orc_tier_3</text:p>
          </table:table-cell>
          <table:table-cell table:style-name="ce29" office:value-type="string" calcext:value-type="string">
            <text:p>knows_athletics_5|knows_riding_3|knows_horse_archery_4|knows_power_throw_2|knows_power_draw_2|knows_power_strike_2</text:p>
          </table:table-cell>
          <table:table-cell table:style-name="ce32" office:value-type="string" calcext:value-type="string">
            <text:p>orc_face9</text:p>
          </table:table-cell>
          <table:table-cell table:style-name="ce32" office:value-type="string" calcext:value-type="string">
            <text:p>orc_face8</text:p>
          </table:table-cell>
          <table:table-cell table:style-name="ce34"/>
          <table:table-cell table:style-name="ce7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 office:value-type="string" office:string-value="[&quot;goblin_rider_gundabad&quot;,&quot;Gundabad_Goblin_Rider&quot;,&quot;Gundabad_Goblin_Riders&quot;,tf_orc| tf_mounted| tfg_armor| tfg_horse| tf_no_capture_alive,0,0,fac_gundabad,[itm_gundabad_helm_a,itm_gundabad_armor_b,itm_orc_ragwrap,itm_uruk_bow,itm_orc_hook_arrow,itm_orc_throwing_arrow,itm_orc_throwing_arrow,itm_orc_throwing_arrow,itm_wood_club,itm_twohand_wood_club,itm_warg_1d,itm_warg_1b,itm_warg_1c,],attr_orc_tier_3,wp_orc_tier_3,knows_athletics_5|knows_riding_3|knows_horse_archery_4|knows_power_throw_2|knows_power_draw_2|knows_power_strike_2,orc_face9,orc_face8]," calcext:value-type="string">
            <text:p>["goblin_rider_gundabad","Gundabad_Goblin_Rider","Gundabad_Goblin_Riders",tf_orc| tf_mounted| tfg_armor| tfg_horse| tf_no_capture_alive,0,0,fac_gundabad,[itm_gundabad_helm_a,itm_gundabad_armor_b,itm_orc_ragwrap,itm_uruk_bow,itm_orc_hook_arrow,itm_orc_throwing_arrow,itm_orc_throwing_arrow,itm_orc_throwing_arrow,itm_wood_club,itm_twohand_wood_club,itm_warg_1d,itm_warg_1b,itm_warg_1c,],attr_orc_tier_3,wp_orc_tier_3,knows_athletics_5|knows_riding_3|knows_horse_archery_4|knows_power_throw_2|knows_power_draw_2|knows_power_strike_2,orc_face9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arg_rider_gundabad</text:p>
          </table:table-cell>
          <table:table-cell table:style-name="ce6" office:value-type="string" calcext:value-type="string">
            <text:p>Gundabad_Warg_Rider</text:p>
          </table:table-cell>
          <table:table-cell table:style-name="ce6" office:value-type="string" calcext:value-type="string">
            <text:p>Gundabad_Warg_Riders</text:p>
          </table:table-cell>
          <table:table-cell table:style-name="ce12" office:value-type="string" calcext:value-type="string">
            <text:p>tf_orc| tf_mounted| tfg_armor| tfg_horse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b,itm_gundabad_helm_c,</text:p>
          </table:table-cell>
          <table:table-cell table:style-name="ce18" office:value-type="string" calcext:value-type="string">
            <text:p>itm_gundabad_armor_b,itm_gundabad_armor_b,</text:p>
          </table:table-cell>
          <table:table-cell table:style-name="ce18"/>
          <table:table-cell table:style-name="ce18" office:value-type="string" calcext:value-type="string">
            <text:p>itm_orc_furboots,itm_orc_ragwrap,</text:p>
          </table:table-cell>
          <table:table-cell table:style-name="ce18" office:value-type="string" calcext:value-type="string">
            <text:p>itm_orc_machete,itm_orc_scimitar,itm_orc_falchion,itm_twohand_wood_club,itm_orc_club_b,</text:p>
          </table:table-cell>
          <table:table-cell table:style-name="ce18" office:value-type="string" calcext:value-type="string">
            <text:p>itm_orc_shield_b,itm_orc_shield_b,</text:p>
          </table:table-cell>
          <table:table-cell table:style-name="ce18" office:value-type="string" calcext:value-type="string">
            <text:p>itm_wargarmored_2b,itm_wargarmored_2c,itm_wargarmored_3a,</text:p>
          </table:table-cell>
          <table:table-cell table:style-name="ce29" office:value-type="string" calcext:value-type="string">
            <text:p>attr_orc_tier_4</text:p>
          </table:table-cell>
          <table:table-cell table:style-name="ce29" office:value-type="string" calcext:value-type="string">
            <text:p>wp_orc_tier_4</text:p>
          </table:table-cell>
          <table:table-cell table:style-name="ce29" office:value-type="string" calcext:value-type="string">
            <text:p>knows_athletics_6|knows_riding_4|knows_power_strike_4|knows_ironflesh_4</text:p>
          </table:table-cell>
          <table:table-cell table:style-name="ce32" office:value-type="string" calcext:value-type="string">
            <text:p>orc_face1</text:p>
          </table:table-cell>
          <table:table-cell table:style-name="ce32" office:value-type="string" calcext:value-type="string">
            <text:p>orc_face6</text:p>
          </table:table-cell>
          <table:table-cell table:style-name="ce34"/>
          <table:table-cell table:style-name="ce7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office:value-type="string" office:string-value="[&quot;warg_rider_gundabad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itm_wargarmored_2c,itm_wargarmored_3a,],attr_orc_tier_4,wp_orc_tier_4,knows_athletics_6|knows_riding_4|knows_power_strike_4|knows_ironflesh_4,orc_face1,orc_face6]," calcext:value-type="string">
            <text:p>["warg_rider_gundabad","Gundabad_Warg_Rider","Gundabad_Warg_Riders"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itm_wargarmored_2c,itm_wargarmored_3a,],attr_orc_tier_4,wp_orc_tier_4,knows_athletics_6|knows_riding_4|knows_power_strike_4|knows_ironflesh_4,orc_face1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blin_north_clan_rider</text:p>
          </table:table-cell>
          <table:table-cell table:style-name="ce6" office:value-type="string" calcext:value-type="string">
            <text:p>Goblin_North_Clan_Rider</text:p>
          </table:table-cell>
          <table:table-cell table:style-name="ce6" office:value-type="string" calcext:value-type="string">
            <text:p>Goblin_North_Clan_Riders</text:p>
          </table:table-cell>
          <table:table-cell table:style-name="ce12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e,itm_gundabad_helm_d,</text:p>
          </table:table-cell>
          <table:table-cell table:style-name="ce18" office:value-type="string" calcext:value-type="string">
            <text:p>itm_gundabad_armor_d,itm_gundabad_armor_e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furboots,</text:p>
          </table:table-cell>
          <table:table-cell table:style-name="ce18" office:value-type="string" calcext:value-type="string">
            <text:p>itm_orc_sabre,itm_orc_scimitar,itm_orc_skull_spear,itm_orc_club_b,itm_orc_club_b,itm_orc_club_b,itm_orc_two_handed_axe,itm_orc_two_handed_axe,itm_uruk_falchion_b, </text:p>
          </table:table-cell>
          <table:table-cell table:style-name="ce18" office:value-type="string" calcext:value-type="string">
            <text:p>itm_orc_shield_b,itm_orc_shield_b,</text:p>
          </table:table-cell>
          <table:table-cell table:style-name="ce18" office:value-type="string" calcext:value-type="string">
            <text:p>itm_wargarmored_3a,itm_warg_reward,</text:p>
          </table:table-cell>
          <table:table-cell table:style-name="ce29" office:value-type="string" calcext:value-type="string">
            <text:p>str_11| agi_9| int_4| cha_4|level(20)</text:p>
          </table:table-cell>
          <table:table-cell table:style-name="ce29" office:value-type="string" calcext:value-type="string">
            <text:p>wp_orc_tier_5</text:p>
          </table:table-cell>
          <table:table-cell table:style-name="ce29" office:value-type="string" calcext:value-type="string">
            <text:p>knows_athletics_7|knows_riding_6|knows_power_strike_5|knows_ironflesh_6</text:p>
          </table:table-cell>
          <table:table-cell table:style-name="ce32" office:value-type="string" calcext:value-type="string">
            <text:p>orc_face3</text:p>
          </table:table-cell>
          <table:table-cell table:style-name="ce32" office:value-type="string" calcext:value-type="string">
            <text:p>orc_face6</text:p>
          </table:table-cell>
          <table:table-cell table:style-name="ce34"/>
          <table:table-cell table:style-name="ce7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 office:value-type="string" office:string-value="[&quot;goblin_north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itm_leather_gloves,itm_orc_furboots,itm_orc_sabre,itm_orc_scimitar,itm_orc_skull_spear,itm_orc_club_b,itm_orc_club_b,itm_orc_club_b,itm_orc_two_handed_axe,itm_orc_two_handed_axe,itm_uruk_falchion_b, itm_orc_shield_b,itm_orc_shield_b,itm_wargarmored_3a,itm_warg_reward,],str_11| agi_9| int_4| cha_4|level(20),wp_orc_tier_5,knows_athletics_7|knows_riding_6|knows_power_strike_5|knows_ironflesh_6,orc_face3,orc_face6]," calcext:value-type="string">
            <text:p>["goblin_north_clan_rider","Goblin_North_Clan_Rider","Goblin_North_Clan_Riders",tf_orc| tf_mounted| tfg_armor| tfg_shield| tfg_helm| tfg_horse| tfg_boots|tfg_gloves| tf_no_capture_alive,0,0,fac_gundabad,[itm_gundabad_helm_e,itm_gundabad_helm_d,itm_gundabad_armor_d,itm_gundabad_armor_e,itm_leather_gloves,itm_orc_furboots,itm_orc_sabre,itm_orc_scimitar,itm_orc_skull_spear,itm_orc_club_b,itm_orc_club_b,itm_orc_club_b,itm_orc_two_handed_axe,itm_orc_two_handed_axe,itm_uruk_falchion_b, itm_orc_shield_b,itm_orc_shield_b,itm_wargarmored_3a,itm_warg_reward,],str_11| agi_9| int_4| cha_4|level(20),wp_orc_tier_5,knows_athletics_7|knows_riding_6|knows_power_strike_5|knows_ironflesh_6,orc_face3,orc_face6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>
            <text:p/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7"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>
            <text:p/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renegade</text:p>
          </table:table-cell>
          <table:table-cell table:style-name="ce6" office:value-type="string" calcext:value-type="string">
            <text:p>Black_Numenorean_Renegade</text:p>
          </table:table-cell>
          <table:table-cell table:style-name="ce6" office:value-type="string" calcext:value-type="string">
            <text:p>Black_Numenorean_Renegades</text:p>
          </table:table-cell>
          <table:table-cell table:style-name="ce12" office:value-type="string" calcext:value-type="string">
            <text:p>tf_evil_man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/>
          <table:table-cell table:style-name="ce18" office:value-type="string" calcext:value-type="string">
            <text:p>itm_evil_light_armor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uruk_spear,itm_uruk_falchion_a,itm_orc_sabre,</text:p>
          </table:table-cell>
          <table:table-cell table:style-name="ce18" table:number-columns-repeated="2"/>
          <table:table-cell table:style-name="ce29" office:value-type="string" calcext:value-type="string">
            <text:p>attr_tier_2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common|knows_riding_1|knows_athletics_1|knows_power_strike_1</text:p>
          </table:table-cell>
          <table:table-cell table:style-name="ce32" office:value-type="string" calcext:value-type="string">
            <text:p>mordor_man1</text:p>
          </table:table-cell>
          <table:table-cell table:style-name="ce32" office:value-type="string" calcext:value-type="string">
            <text:p>mordor_man2</text:p>
          </table:table-cell>
          <table:table-cell table:style-name="ce34"/>
          <table:table-cell table:style-name="ce7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 office:value-type="string" office:string-value="[&quot;black_numenorean_renegade&quot;,&quot;Black_Numenorean_Renegade&quot;,&quot;Black_Numenorean_Renegades&quot;,tf_evil_man| tfg_armor| tfg_boots,0,0,fac_mordor,[itm_evil_light_armor,itm_leather_gloves,itm_leather_boots,itm_uruk_spear,itm_uruk_falchion_a,itm_orc_sabre,],attr_tier_2,wp_tier_2,knows_common|knows_riding_1|knows_athletics_1|knows_power_strike_1,mordor_man1,mordor_man2]," calcext:value-type="string">
            <text:p>["black_numenorean_renegade","Black_Numenorean_Renegade","Black_Numenorean_Renegades",tf_evil_man| tfg_armor| tfg_boots,0,0,fac_mordor,[itm_evil_light_armor,itm_leather_gloves,itm_leather_boots,itm_uruk_spear,itm_uruk_falchion_a,itm_orc_sabre,],attr_tier_2,wp_tier_2,knows_common|knows_riding_1|knows_athletics_1|knows_power_strike_1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warrior</text:p>
          </table:table-cell>
          <table:table-cell table:style-name="ce6" office:value-type="string" calcext:value-type="string">
            <text:p>Black_Numenorean_Warrior</text:p>
          </table:table-cell>
          <table:table-cell table:style-name="ce6" office:value-type="string" calcext:value-type="string">
            <text:p>Black_Numenorean_Warriors</text:p>
          </table:table-cell>
          <table:table-cell table:style-name="ce12" office:value-type="string" calcext:value-type="string">
            <text:p>tf_evil_m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umb_hood,itm_orc_coif,</text:p>
          </table:table-cell>
          <table:table-cell table:style-name="ce18" office:value-type="string" calcext:value-type="string">
            <text:p>itm_evil_light_armor,itm_m_armor_a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mordor_sword,itm_uruk_pike_b,</text:p>
          </table:table-cell>
          <table:table-cell table:style-name="ce18" office:value-type="string" calcext:value-type="string">
            <text:p>itm_mordor_man_shield_b,</text:p>
          </table:table-cell>
          <table:table-cell table:style-name="ce18"/>
          <table:table-cell table:style-name="ce29" office:value-type="string" calcext:value-type="string">
            <text:p>attr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riding_2|knows_athletics_2|knows_shield_2|knows_power_strike_3|knows_ironflesh_3</text:p>
          </table:table-cell>
          <table:table-cell table:style-name="ce32" office:value-type="string" calcext:value-type="string">
            <text:p>mordor_man1</text:p>
          </table:table-cell>
          <table:table-cell table:style-name="ce32" office:value-type="string" calcext:value-type="string">
            <text:p>mordor_man2</text:p>
          </table:table-cell>
          <table:table-cell table:style-name="ce34"/>
          <table:table-cell table:style-name="ce7"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 office:value-type="string" office:string-value="[&quot;black_numenorean_warrior&quot;,&quot;Black_Numenorean_Warrior&quot;,&quot;Black_Numenorean_Warriors&quot;,tf_evil_man| tfg_shield| tfg_armor| tfg_helm| tfg_boots,0,0,fac_mordor,[itm_umb_hood,itm_orc_coif,itm_evil_light_armor,itm_m_armor_a,itm_leather_gloves,itm_leather_boots,itm_mordor_sword,itm_uruk_pike_b,itm_mordor_man_shield_b,],attr_tier_3,wp_tier_3,knows_common|knows_riding_2|knows_athletics_2|knows_shield_2|knows_power_strike_3|knows_ironflesh_3,mordor_man1,mordor_man2]," calcext:value-type="string">
            <text:p>["black_numenorean_warrior","Black_Numenorean_Warrior","Black_Numenorean_Warriors",tf_evil_man| tfg_shield| tfg_armor| tfg_helm| tfg_boots,0,0,fac_mordor,[itm_umb_hood,itm_orc_coif,itm_evil_light_armor,itm_m_armor_a,itm_leather_gloves,itm_leather_boots,itm_mordor_sword,itm_uruk_pike_b,itm_mordor_man_shield_b,],attr_tier_3,wp_tier_3,knows_common|knows_riding_2|knows_athletics_2|knows_shield_2|knows_power_strike_3|knows_ironflesh_3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veteran_warrior</text:p>
          </table:table-cell>
          <table:table-cell table:style-name="ce6" office:value-type="string" calcext:value-type="string">
            <text:p>Black_Numenorean_Veteran_Warrior</text:p>
          </table:table-cell>
          <table:table-cell table:style-name="ce6" office:value-type="string" calcext:value-type="string">
            <text:p>Black_Numenorean_Veteran_Warriors</text:p>
          </table:table-cell>
          <table:table-cell table:style-name="ce12" office:value-type="string" calcext:value-type="string">
            <text:p>tf_evil_man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mordor_helm,</text:p>
          </table:table-cell>
          <table:table-cell table:style-name="ce18" office:value-type="string" calcext:value-type="string">
            <text:p>itm_m_armor_a,itm_m_armor_b,</text:p>
          </table:table-cell>
          <table:table-cell table:style-name="ce18" office:value-type="string" calcext:value-type="string">
            <text:p><text:s/>itm_evil_gauntlets_b,</text:p>
          </table:table-cell>
          <table:table-cell table:style-name="ce18" office:value-type="string" calcext:value-type="string">
            <text:p>itm_uruk_greaves,</text:p>
          </table:table-cell>
          <table:table-cell table:style-name="ce18" office:value-type="string" calcext:value-type="string">
            <text:p>itm_mordor_longsword,itm_mordor_sword,</text:p>
          </table:table-cell>
          <table:table-cell table:style-name="ce18" office:value-type="string" calcext:value-type="string">
            <text:p>itm_mordor_man_shield_b,</text:p>
          </table:table-cell>
          <table:table-cell table:style-name="ce18"/>
          <table:table-cell table:style-name="ce29" office:value-type="string" calcext:value-type="string">
            <text:p>attr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tactics_1|knows_athletics_4|knows_shield_3|knows_power_strike_4|knows_ironflesh_4</text:p>
          </table:table-cell>
          <table:table-cell table:style-name="ce32" office:value-type="string" calcext:value-type="string">
            <text:p>mordor_man1</text:p>
          </table:table-cell>
          <table:table-cell table:style-name="ce32" office:value-type="string" calcext:value-type="string">
            <text:p>mordor_man2</text:p>
          </table:table-cell>
          <table:table-cell table:style-name="ce34"/>
          <table:table-cell table:style-name="ce7"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 office:value-type="string" office:string-value="[&quot;black_numenorean_veteran_warrior&quot;,&quot;Black_Numenorean_Veteran_Warrior&quot;,&quot;Black_Numenorean_Veteran_Warriors&quot;,tf_evil_man| tfg_gloves| tfg_shield| tfg_armor| tfg_helm| tfg_boots,0,0,fac_mordor,[itm_mordor_helm,itm_m_armor_a,itm_m_armor_b, itm_evil_gauntlets_b,itm_uruk_greaves,itm_mordor_longsword,itm_mordor_sword,itm_mordor_man_shield_b,],attr_tier_4,wp_tier_4,knows_common|knows_tactics_1|knows_athletics_4|knows_shield_3|knows_power_strike_4|knows_ironflesh_4,mordor_man1,mordor_man2]," calcext:value-type="string">
            <text:p>["black_numenorean_veteran_warrior","Black_Numenorean_Veteran_Warrior","Black_Numenorean_Veteran_Warriors",tf_evil_man| tfg_gloves| tfg_shield| tfg_armor| tfg_helm| tfg_boots,0,0,fac_mordor,[itm_mordor_helm,itm_m_armor_a,itm_m_armor_b, itm_evil_gauntlets_b,itm_uruk_greaves,itm_mordor_longsword,itm_mordor_sword,itm_mordor_man_shield_b,],attr_tier_4,wp_tier_4,knows_common|knows_tactics_1|knows_athletics_4|knows_shield_3|knows_power_strike_4|knows_ironflesh_4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champion</text:p>
          </table:table-cell>
          <table:table-cell table:style-name="ce6" office:value-type="string" calcext:value-type="string">
            <text:p>Black_Numenorean_Champion</text:p>
          </table:table-cell>
          <table:table-cell table:style-name="ce6" office:value-type="string" calcext:value-type="string">
            <text:p>Black_Numenorean_Champions</text:p>
          </table:table-cell>
          <table:table-cell table:style-name="ce12" office:value-type="string" calcext:value-type="string">
            <text:p>tf_evil_man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black_num_helm,</text:p>
          </table:table-cell>
          <table:table-cell table:style-name="ce18" office:value-type="string" calcext:value-type="string">
            <text:p>itm_black_num_armor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mordor_man_shield_a,</text:p>
          </table:table-cell>
          <table:table-cell table:style-name="ce18" office:value-type="string" calcext:value-type="string">
            <text:p>itm_mordor_longsword,itm_orc_club_d</text:p>
          </table:table-cell>
          <table:table-cell table:style-name="ce18"/>
          <table:table-cell table:style-name="ce29" office:value-type="string" calcext:value-type="string">
            <text:p>attr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tactics_1|knows_athletics_5|knows_shield_4|knows_power_strike_5|knows_ironflesh_5</text:p>
          </table:table-cell>
          <table:table-cell table:style-name="ce32" office:value-type="string" calcext:value-type="string">
            <text:p>mordor_man1</text:p>
          </table:table-cell>
          <table:table-cell table:style-name="ce32" office:value-type="string" calcext:value-type="string">
            <text:p>mordor_man2</text:p>
          </table:table-cell>
          <table:table-cell table:style-name="ce34"/>
          <table:table-cell table:style-name="ce7"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 office:value-type="string" office:string-value="[&quot;black_numenorean_champion&quot;,&quot;Black_Numenorean_Champion&quot;,&quot;Black_Numenorean_Champions&quot;,tf_evil_man| tfg_gloves| tfg_shield| tfg_armor| tfg_helm| tfg_boots,0,0,fac_mordor,[itm_black_num_helm,itm_black_num_armor,itm_evil_gauntlets_a,itm_uruk_chain_greaves,itm_mordor_man_shield_a,itm_mordor_longsword,itm_orc_club_d],attr_tier_5,wp_tier_5,knows_common|knows_tactics_1|knows_athletics_5|knows_shield_4|knows_power_strike_5|knows_ironflesh_5,mordor_man1,mordor_man2]," calcext:value-type="string">
            <text:p>["black_numenorean_champion","Black_Numenorean_Champion","Black_Numenorean_Champions",tf_evil_man| tfg_gloves| tfg_shield| tfg_armor| tfg_helm| tfg_boots,0,0,fac_mordor,[itm_black_num_helm,itm_black_num_armor,itm_evil_gauntlets_a,itm_uruk_chain_greaves,itm_mordor_man_shield_a,itm_mordor_longsword,itm_orc_club_d],attr_tier_5,wp_tier_5,knows_common|knows_tactics_1|knows_athletics_5|knows_shield_4|knows_power_strike_5|knows_ironflesh_5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assassin</text:p>
          </table:table-cell>
          <table:table-cell table:style-name="ce6" office:value-type="string" calcext:value-type="string">
            <text:p>Black_Numenorean_Assassin</text:p>
          </table:table-cell>
          <table:table-cell table:style-name="ce6" office:value-type="string" calcext:value-type="string">
            <text:p>Black_Numenorean_Assassins</text:p>
          </table:table-cell>
          <table:table-cell table:style-name="ce12" office:value-type="string" calcext:value-type="string">
            <text:p>tf_evil_man| tfg_gloves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mordor_helm,itm_umb_hood,itm_umb_hood,</text:p>
          </table:table-cell>
          <table:table-cell table:style-name="ce18" office:value-type="string" calcext:value-type="string">
            <text:p>itm_m_armor_a,itm_m_armor_b,itm_black_num_armor,</text:p>
          </table:table-cell>
          <table:table-cell table:style-name="ce18" office:value-type="string" calcext:value-type="string">
            <text:p>itm_uruk_greaves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corsair_throwing_dagger, itm_corsair_throwing_dagger, itm_corsair_throwing_dagger,</text:p>
          </table:table-cell>
          <table:table-cell table:style-name="ce18" office:value-type="string" calcext:value-type="string">
            <text:p>itm_mordor_sword,itm_mordor_longsword, itm_umb_shield_a, </text:p>
          </table:table-cell>
          <table:table-cell table:style-name="ce18"/>
          <table:table-cell table:style-name="ce29" office:value-type="string" calcext:value-type="string">
            <text:p>attr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9|knows_shield_2|knows_power_strike_6|knows_power_throw_8|knows_ironflesh_7</text:p>
          </table:table-cell>
          <table:table-cell table:style-name="ce32" office:value-type="string" calcext:value-type="string">
            <text:p>mordor_man1</text:p>
          </table:table-cell>
          <table:table-cell table:style-name="ce32" office:value-type="string" calcext:value-type="string">
            <text:p>mordor_man2</text:p>
          </table:table-cell>
          <table:table-cell table:style-name="ce34"/>
          <table:table-cell table:style-name="ce7"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 office:value-type="string" office:string-value="[&quot;black_numenorean_assassin&quot;,&quot;Black_Numenorean_Assassin&quot;,&quot;Black_Numenorean_Assassins&quot;,tf_evil_man| tfg_gloves| tfg_armor| tfg_boots,0,0,fac_mordor,[itm_mordor_helm,itm_umb_hood,itm_umb_hood,itm_m_armor_a,itm_m_armor_b,itm_black_num_armor,itm_uruk_greaves,itm_leather_gloves,itm_corsair_throwing_dagger, itm_corsair_throwing_dagger, itm_corsair_throwing_dagger,itm_mordor_sword,itm_mordor_longsword, itm_umb_shield_a, ],attr_tier_5,wp_tier_5,knows_common|knows_athletics_9|knows_shield_2|knows_power_strike_6|knows_power_throw_8|knows_ironflesh_7,mordor_man1,mordor_man2]," calcext:value-type="string">
            <text:p>["black_numenorean_assassin","Black_Numenorean_Assassin","Black_Numenorean_Assassins",tf_evil_man| tfg_gloves| tfg_armor| tfg_boots,0,0,fac_mordor,[itm_mordor_helm,itm_umb_hood,itm_umb_hood,itm_m_armor_a,itm_m_armor_b,itm_black_num_armor,itm_uruk_greaves,itm_leather_gloves,itm_corsair_throwing_dagger, itm_corsair_throwing_dagger, itm_corsair_throwing_dagger,itm_mordor_sword,itm_mordor_longsword, itm_umb_shield_a, ],attr_tier_5,wp_tier_5,knows_common|knows_athletics_9|knows_shield_2|knows_power_strike_6|knows_power_throw_8|knows_ironflesh_7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veteran_horseman</text:p>
          </table:table-cell>
          <table:table-cell table:style-name="ce6" office:value-type="string" calcext:value-type="string">
            <text:p>Black_Numenorean_Horseman</text:p>
          </table:table-cell>
          <table:table-cell table:style-name="ce6" office:value-type="string" calcext:value-type="string">
            <text:p>Black_Numenorean_Horsemen</text:p>
          </table:table-cell>
          <table:table-cell table:style-name="ce12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mordor_helm,</text:p>
          </table:table-cell>
          <table:table-cell table:style-name="ce18" office:value-type="string" calcext:value-type="string">
            <text:p>itm_m_armor_a,itm_m_armor_b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<text:s/>itm_evil_gauntlets_b,</text:p>
          </table:table-cell>
          <table:table-cell table:style-name="ce18" office:value-type="string" calcext:value-type="string">
            <text:p>itm_mordor_longsword,itm_uruk_spear,</text:p>
          </table:table-cell>
          <table:table-cell table:style-name="ce18" office:value-type="string" calcext:value-type="string">
            <text:p>itm_mordor_man_shield_b,</text:p>
          </table:table-cell>
          <table:table-cell table:style-name="ce18" office:value-type="string" calcext:value-type="string">
            <text:p>itm_mordor_warhorse,</text:p>
          </table:table-cell>
          <table:table-cell table:style-name="ce29" office:value-type="string" calcext:value-type="string">
            <text:p>attr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tactics_1|knows_riding_4|knows_athletics_3|knows_shield_3|knows_power_strike_4|knows_ironflesh_4</text:p>
          </table:table-cell>
          <table:table-cell table:style-name="ce32" office:value-type="string" calcext:value-type="string">
            <text:p>mordor_man1</text:p>
          </table:table-cell>
          <table:table-cell table:style-name="ce32" office:value-type="string" calcext:value-type="string">
            <text:p>mordor_man2</text:p>
          </table:table-cell>
          <table:table-cell table:style-name="ce34"/>
          <table:table-cell table:style-name="ce7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 office:value-type="string" office:string-value="[&quot;black_numenorean_veteran_horseman&quot;,&quot;Black_Numenorean_Horseman&quot;,&quot;Black_Numenorean_Horsemen&quot;,tf_evil_man| tf_mounted| tfg_gloves| tfg_shield| tfg_armor| tfg_helm| tfg_horse| tfg_boots,0,0,fac_mordor,[itm_mordor_helm,itm_m_armor_a,itm_m_armor_b,itm_leather_boots, itm_evil_gauntlets_b,itm_mordor_longsword,itm_uruk_spear,itm_mordor_man_shield_b,itm_mordor_warhorse,],attr_tier_4,wp_tier_4,knows_common|knows_tactics_1|knows_riding_4|knows_athletics_3|knows_shield_3|knows_power_strike_4|knows_ironflesh_4,mordor_man1,mordor_man2]," calcext:value-type="string">
            <text:p>["black_numenorean_veteran_horseman","Black_Numenorean_Horseman","Black_Numenorean_Horsemen",tf_evil_man| tf_mounted| tfg_gloves| tfg_shield| tfg_armor| tfg_helm| tfg_horse| tfg_boots,0,0,fac_mordor,[itm_mordor_helm,itm_m_armor_a,itm_m_armor_b,itm_leather_boots, itm_evil_gauntlets_b,itm_mordor_longsword,itm_uruk_spear,itm_mordor_man_shield_b,itm_mordor_warhorse,],attr_tier_4,wp_tier_4,knows_common|knows_tactics_1|knows_riding_4|knows_athletics_3|knows_shield_3|knows_power_strike_4|knows_ironflesh_4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horsemaster</text:p>
          </table:table-cell>
          <table:table-cell table:style-name="ce6" office:value-type="string" calcext:value-type="string">
            <text:p>Black_Numenorean_Horsemaster</text:p>
          </table:table-cell>
          <table:table-cell table:style-name="ce6" office:value-type="string" calcext:value-type="string">
            <text:p>Black_Numenorean_Horsemasters</text:p>
          </table:table-cell>
          <table:table-cell table:style-name="ce12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black_num_helm,</text:p>
          </table:table-cell>
          <table:table-cell table:style-name="ce18" office:value-type="string" calcext:value-type="string">
            <text:p>itm_black_num_armor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<text:s/>itm_uruk_greaves,</text:p>
          </table:table-cell>
          <table:table-cell table:style-name="ce18" office:value-type="string" calcext:value-type="string">
            <text:p>itm_mordor_longsword,itm_uruk_spear, itm_uruk_pike_b,</text:p>
          </table:table-cell>
          <table:table-cell table:style-name="ce18" office:value-type="string" calcext:value-type="string">
            <text:p>itm_mordor_man_shield_a,</text:p>
          </table:table-cell>
          <table:table-cell table:style-name="ce18" office:value-type="string" calcext:value-type="string">
            <text:p>itm_mordor_warhorse,</text:p>
          </table:table-cell>
          <table:table-cell table:style-name="ce29" office:value-type="string" calcext:value-type="string">
            <text:p>attr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tactics_1|knows_riding_5|knows_athletics_3|knows_shield_4|knows_power_strike_5|knows_ironflesh_5</text:p>
          </table:table-cell>
          <table:table-cell table:style-name="ce32" office:value-type="string" calcext:value-type="string">
            <text:p>mordor_man1</text:p>
          </table:table-cell>
          <table:table-cell table:style-name="ce32" office:value-type="string" calcext:value-type="string">
            <text:p>mordor_man2</text:p>
          </table:table-cell>
          <table:table-cell table:style-name="ce34"/>
          <table:table-cell table:style-name="ce7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 office:value-type="string" office:string-value="[&quot;black_numenorean_horsemaster&quot;,&quot;Black_Numenorean_Horsemaster&quot;,&quot;Black_Numenorean_Horsemasters&quot;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" calcext:value-type="string">
            <text:p>["black_numenorean_horsemaster","Black_Numenorean_Horsemaster","Black_Numenorean_Horsemasters"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>
            <text:p/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7"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29" table:number-columns-repeated="3"/>
          <table:table-cell table:style-name="ce32" table:number-columns-repeated="2"/>
          <table:table-cell table:style-name="ce34"/>
          <table:table-cell table:style-name="ce7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29" table:number-columns-repeated="3"/>
          <table:table-cell table:style-name="ce32" table:number-columns-repeated="2"/>
          <table:table-cell table:style-name="ce34"/>
          <table:table-cell table:style-name="ce7"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29" table:number-columns-repeated="3"/>
          <table:table-cell table:style-name="ce32" table:number-columns-repeated="2"/>
          <table:table-cell table:style-name="ce34"/>
          <table:table-cell table:style-name="ce7"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29" table:number-columns-repeated="3"/>
          <table:table-cell table:style-name="ce32" table:number-columns-repeated="2"/>
          <table:table-cell table:style-name="ce34"/>
          <table:table-cell table:style-name="ce7"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29" table:number-columns-repeated="3"/>
          <table:table-cell table:style-name="ce32" table:number-columns-repeated="2"/>
          <table:table-cell table:style-name="ce34"/>
          <table:table-cell table:style-name="ce7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29" table:number-columns-repeated="3"/>
          <table:table-cell table:style-name="ce32" table:number-columns-repeated="2"/>
          <table:table-cell table:style-name="ce34"/>
          <table:table-cell table:style-name="ce7"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>
            <text:p/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>
            <text:p/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7"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29" table:number-columns-repeated="3"/>
          <table:table-cell table:style-name="ce32" table:number-columns-repeated="2"/>
          <table:table-cell table:style-name="ce34"/>
          <table:table-cell table:style-name="ce7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29" table:number-columns-repeated="3"/>
          <table:table-cell table:style-name="ce32" table:number-columns-repeated="2"/>
          <table:table-cell table:style-name="ce34"/>
          <table:table-cell table:style-name="ce7"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29" table:number-columns-repeated="3"/>
          <table:table-cell table:style-name="ce32" table:number-columns-repeated="2"/>
          <table:table-cell table:style-name="ce34"/>
          <table:table-cell table:style-name="ce7"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29" table:number-columns-repeated="3"/>
          <table:table-cell table:style-name="ce32" table:number-columns-repeated="2"/>
          <table:table-cell table:style-name="ce34"/>
          <table:table-cell table:style-name="ce7"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29" table:number-columns-repeated="3"/>
          <table:table-cell table:style-name="ce32" table:number-columns-repeated="2"/>
          <table:table-cell table:style-name="ce34"/>
          <table:table-cell table:style-name="ce7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29" table:number-columns-repeated="3"/>
          <table:table-cell table:style-name="ce32" table:number-columns-repeated="2"/>
          <table:table-cell table:style-name="ce34"/>
          <table:table-cell table:style-name="ce7"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>
            <text:p/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>
            <text:p/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7"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29" table:number-columns-repeated="3"/>
          <table:table-cell table:style-name="ce32" table:number-columns-repeated="2"/>
          <table:table-cell table:style-name="ce34"/>
          <table:table-cell table:style-name="ce7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29" table:number-columns-repeated="3"/>
          <table:table-cell table:style-name="ce32" table:number-columns-repeated="2"/>
          <table:table-cell table:style-name="ce34"/>
          <table:table-cell table:style-name="ce7"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29" table:number-columns-repeated="3"/>
          <table:table-cell table:style-name="ce32" table:number-columns-repeated="2"/>
          <table:table-cell table:style-name="ce34"/>
          <table:table-cell table:style-name="ce7"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29" table:number-columns-repeated="3"/>
          <table:table-cell table:style-name="ce32" table:number-columns-repeated="2"/>
          <table:table-cell table:style-name="ce34"/>
          <table:table-cell table:style-name="ce7"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29" table:number-columns-repeated="3"/>
          <table:table-cell table:style-name="ce32" table:number-columns-repeated="2"/>
          <table:table-cell table:style-name="ce34"/>
          <table:table-cell table:style-name="ce7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29" table:number-columns-repeated="3"/>
          <table:table-cell table:style-name="ce32" table:number-columns-repeated="2"/>
          <table:table-cell table:style-name="ce34"/>
          <table:table-cell table:style-name="ce7"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>
            <text:p/>
          </table:table-cell>
          <table:table-cell table:number-columns-repeated="1003"/>
        </table:table-row>
        <table:table-row table:style-name="ro3" table:number-rows-repeated="582">
          <table:table-cell table:style-name="ce7" table:number-columns-repeated="21"/>
          <table:table-cell table:number-columns-repeated="1003"/>
        </table:table-row>
        <table:table-row table:style-name="ro4" table:number-rows-repeated="1047465">
          <table:table-cell table:number-columns-repeated="1024"/>
        </table:table-row>
        <table:table-row table:style-name="ro8" table:number-rows-repeated="8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ariables" table:style-name="ta1">
        <table:table-column table:style-name="co22" table:number-columns-repeated="1023" table:default-cell-style-name="ce36"/>
        <table:table-column table:style-name="co23" table:default-cell-style-name="ce36"/>
        <table:table-row table:style-name="ro6">
          <table:table-cell table:number-columns-repeated="7"/>
          <table:table-cell table:style-name="ce38" office:value-type="string" calcext:value-type="string">
            <text:p>Char 1</text:p>
          </table:table-cell>
          <table:table-cell table:style-name="ce38" office:value-type="string" calcext:value-type="string">
            <text:p>[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8" office:value-type="string" calcext:value-type="string">
            <text:p>Char 2</text:p>
          </table:table-cell>
          <table:table-cell table:style-name="ce38" office:value-type="string" calcext:value-type="string">
            <text:p>]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8" office:value-type="string" calcext:value-type="string">
            <text:p>Char 3</text:p>
          </table:table-cell>
          <table:table-cell table:style-name="ce38" office:value-type="string" calcext:value-type="string">
            <text:p>(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8" office:value-type="string" calcext:value-type="string">
            <text:p>Char 4</text:p>
          </table:table-cell>
          <table:table-cell table:style-name="ce38" office:value-type="string" calcext:value-type="string">
            <text:p>)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8" office:value-type="string" calcext:value-type="string">
            <text:p>Char 5</text:p>
          </table:table-cell>
          <table:table-cell table:style-name="ce38" office:value-type="string" calcext:value-type="string">
            <text:p>|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8" office:value-type="string" calcext:value-type="string">
            <text:p>Char 6</text:p>
          </table:table-cell>
          <table:table-cell table:style-name="ce38" office:value-type="string" calcext:value-type="string">
            <text:p>,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8" office:value-type="string" calcext:value-type="string">
            <text:p>Char 7</text:p>
          </table:table-cell>
          <table:table-cell table:style-name="ce38" office:value-type="string" calcext:value-type="string">
            <text:p>"</text:p>
          </table:table-cell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6">
          <table:table-cell table:style-name="ce37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1023"/>
        </table:table-row>
        <table:table-row table:style-name="ro4" table:number-rows-repeated="104856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0">00.00.0000</text:date>, <text:time style:data-style-name="N2" text:time-value="09:32:35.135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Windows_X86_64 LibreOffice_project/f99d75f39f1c57ebdd7ffc5f42867c12031db97a</meta:generator>
    <meta:initial-creator/>
    <dc:creator>Jöran Balks</dc:creator>
    <meta:creation-date>2018-01-09T20:56:58Z</meta:creation-date>
    <dc:date>2018-04-20T09:33:51.100000000</dc:date>
    <meta:editing-duration>PT9H10M20S</meta:editing-duration>
    <meta:editing-cycles>54</meta:editing-cycles>
    <meta:document-statistic meta:table-count="2" meta:cell-count="6575" meta:object-count="0"/>
  </office:meta>
</office:document-meta>
</file>